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page" style:column-width="36.83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12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73517" calcext:value-type="float">
            <text:p><text:s text:c="3"/>23,373,517</text:p>
          </table:table-cell>
          <table:table-cell table:style-name="ce29" office:value-type="float" office:value="986951" calcext:value-type="float">
            <text:p><text:s text:c="3"/>986,951</text:p>
          </table:table-cell>
          <table:table-cell table:style-name="ce29" office:value-type="float" office:value="183744" calcext:value-type="float">
            <text:p><text:s text:c="3"/>183,744</text:p>
          </table:table-cell>
          <table:table-cell table:style-name="ce29" office:value-type="float" office:value="237295" calcext:value-type="float">
            <text:p><text:s text:c="3"/>237,295</text:p>
          </table:table-cell>
          <table:table-cell table:style-name="ce29" office:value-type="float" office:value="201101" calcext:value-type="float">
            <text:p><text:s text:c="3"/>201,101</text:p>
          </table:table-cell>
          <table:table-cell table:style-name="ce29" office:value-type="float" office:value="169350" calcext:value-type="float">
            <text:p><text:s text:c="3"/>169,350</text:p>
          </table:table-cell>
          <table:table-cell table:style-name="ce29" office:value-type="float" office:value="195461" calcext:value-type="float">
            <text:p><text:s text:c="3"/>195,461</text:p>
          </table:table-cell>
          <table:table-cell table:style-name="ce29" office:value-type="float" office:value="1039973" calcext:value-type="float">
            <text:p><text:s text:c="3"/>1,039,973</text:p>
          </table:table-cell>
          <table:table-cell table:style-name="ce29" office:value-type="float" office:value="199433" calcext:value-type="float">
            <text:p><text:s text:c="3"/>199,433</text:p>
          </table:table-cell>
          <table:table-cell table:style-name="ce29" office:value-type="float" office:value="206402" calcext:value-type="float">
            <text:p><text:s text:c="3"/>206,402</text:p>
          </table:table-cell>
          <table:table-cell table:style-name="ce29" office:value-type="float" office:value="207120" calcext:value-type="float">
            <text:p><text:s text:c="3"/>207,120</text:p>
          </table:table-cell>
          <table:table-cell table:style-name="ce29" office:value-type="float" office:value="208444" calcext:value-type="float">
            <text:p><text:s text:c="3"/>208,444</text:p>
          </table:table-cell>
          <table:table-cell table:style-name="ce29" office:value-type="float" office:value="218574" calcext:value-type="float">
            <text:p><text:s text:c="3"/>218,574</text:p>
          </table:table-cell>
          <table:table-cell table:style-name="ce29" office:value-type="float" office:value="1319677" calcext:value-type="float">
            <text:p><text:s text:c="3"/>1,319,677</text:p>
          </table:table-cell>
          <table:table-cell table:style-name="ce29" office:value-type="float" office:value="227538" calcext:value-type="float">
            <text:p><text:s text:c="3"/>227,538</text:p>
          </table:table-cell>
          <table:table-cell table:style-name="ce29" office:value-type="float" office:value="246397" calcext:value-type="float">
            <text:p><text:s text:c="3"/>246,397</text:p>
          </table:table-cell>
          <table:table-cell table:style-name="ce29" office:value-type="float" office:value="257073" calcext:value-type="float">
            <text:p><text:s text:c="3"/>257,073</text:p>
          </table:table-cell>
          <table:table-cell table:style-name="ce29" office:value-type="float" office:value="305974" calcext:value-type="float">
            <text:p><text:s text:c="3"/>305,974</text:p>
          </table:table-cell>
          <table:table-cell table:style-name="ce29" office:value-type="float" office:value="282695" calcext:value-type="float">
            <text:p><text:s text:c="3"/>282,695</text:p>
          </table:table-cell>
          <table:table-cell table:style-name="ce29" office:value-type="float" office:value="1556952" calcext:value-type="float">
            <text:p><text:s text:c="3"/>1,556,952</text:p>
          </table:table-cell>
          <table:table-cell table:style-name="ce29" office:value-type="float" office:value="267241" calcext:value-type="float">
            <text:p><text:s text:c="3"/>267,241</text:p>
          </table:table-cell>
          <table:table-cell table:style-name="ce29" office:value-type="float" office:value="322870" calcext:value-type="float">
            <text:p><text:s text:c="3"/>322,870</text:p>
          </table:table-cell>
          <table:table-cell table:style-name="ce29" office:value-type="float" office:value="321673" calcext:value-type="float">
            <text:p><text:s text:c="3"/>321,673</text:p>
          </table:table-cell>
          <table:table-cell table:style-name="ce29" office:value-type="float" office:value="323592" calcext:value-type="float">
            <text:p><text:s text:c="3"/>323,592</text:p>
          </table:table-cell>
          <table:table-cell table:style-name="ce29" office:value-type="float" office:value="321576" calcext:value-type="float">
            <text:p><text:s text:c="3"/>321,576</text:p>
          </table:table-cell>
          <table:table-cell table:style-name="ce29" office:value-type="float" office:value="1601542" calcext:value-type="float">
            <text:p><text:s text:c="3"/>1,601,542</text:p>
          </table:table-cell>
          <table:table-cell table:style-name="ce29" office:value-type="float" office:value="325138" calcext:value-type="float">
            <text:p><text:s text:c="3"/>325,138</text:p>
          </table:table-cell>
          <table:table-cell table:style-name="ce29" office:value-type="float" office:value="318660" calcext:value-type="float">
            <text:p><text:s text:c="3"/>318,660</text:p>
          </table:table-cell>
          <table:table-cell table:style-name="ce29" office:value-type="float" office:value="316755" calcext:value-type="float">
            <text:p><text:s text:c="3"/>316,755</text:p>
          </table:table-cell>
          <table:table-cell table:style-name="ce29" office:value-type="float" office:value="332667" calcext:value-type="float">
            <text:p><text:s text:c="3"/>332,667</text:p>
          </table:table-cell>
          <table:table-cell table:style-name="ce29" office:value-type="float" office:value="308322" calcext:value-type="float">
            <text:p><text:s text:c="3"/>308,322</text:p>
          </table:table-cell>
          <table:table-cell table:style-name="ce29" office:value-type="float" office:value="1650491" calcext:value-type="float">
            <text:p><text:s text:c="3"/>1,650,491</text:p>
          </table:table-cell>
          <table:table-cell table:style-name="ce29" office:value-type="float" office:value="338634" calcext:value-type="float">
            <text:p><text:s text:c="3"/>338,634</text:p>
          </table:table-cell>
          <table:table-cell table:style-name="ce29" office:value-type="float" office:value="306961" calcext:value-type="float">
            <text:p><text:s text:c="3"/>306,961</text:p>
          </table:table-cell>
          <table:table-cell table:style-name="ce29" office:value-type="float" office:value="300034" calcext:value-type="float">
            <text:p><text:s text:c="3"/>300,034</text:p>
          </table:table-cell>
          <table:table-cell table:style-name="ce29" office:value-type="float" office:value="338752" calcext:value-type="float">
            <text:p><text:s text:c="3"/>338,752</text:p>
          </table:table-cell>
          <table:table-cell table:style-name="ce29" office:value-type="float" office:value="366110" calcext:value-type="float">
            <text:p><text:s text:c="3"/>366,110</text:p>
          </table:table-cell>
          <table:table-cell table:style-name="ce29" office:value-type="float" office:value="2014190" calcext:value-type="float">
            <text:p><text:s text:c="3"/>2,014,190</text:p>
          </table:table-cell>
          <table:table-cell table:style-name="ce29" office:value-type="float" office:value="378607" calcext:value-type="float">
            <text:p><text:s text:c="3"/>378,607</text:p>
          </table:table-cell>
          <table:table-cell table:style-name="ce29" office:value-type="float" office:value="400778" calcext:value-type="float">
            <text:p><text:s text:c="3"/>400,778</text:p>
          </table:table-cell>
          <table:table-cell table:style-name="ce29" office:value-type="float" office:value="411693" calcext:value-type="float">
            <text:p><text:s text:c="3"/>411,693</text:p>
          </table:table-cell>
          <table:table-cell table:style-name="ce29" office:value-type="float" office:value="407054" calcext:value-type="float">
            <text:p><text:s text:c="3"/>407,054</text:p>
          </table:table-cell>
          <table:table-cell table:style-name="ce29" office:value-type="float" office:value="416058" calcext:value-type="float">
            <text:p><text:s text:c="3"/>416,058</text:p>
          </table:table-cell>
          <table:table-cell table:style-name="ce29" office:value-type="float" office:value="1924082" calcext:value-type="float">
            <text:p><text:s text:c="3"/>1,924,082</text:p>
          </table:table-cell>
          <table:table-cell table:style-name="ce29" office:value-type="float" office:value="404607" calcext:value-type="float">
            <text:p><text:s text:c="3"/>404,607</text:p>
          </table:table-cell>
          <table:table-cell table:style-name="ce29" office:value-type="float" office:value="385116" calcext:value-type="float">
            <text:p><text:s text:c="3"/>385,116</text:p>
          </table:table-cell>
          <table:table-cell table:style-name="ce29" office:value-type="float" office:value="417961" calcext:value-type="float">
            <text:p><text:s text:c="3"/>417,961</text:p>
          </table:table-cell>
          <table:table-cell table:style-name="ce29" office:value-type="float" office:value="361274" calcext:value-type="float">
            <text:p><text:s text:c="3"/>361,274</text:p>
          </table:table-cell>
          <table:table-cell table:style-name="ce29" office:value-type="float" office:value="355124" calcext:value-type="float">
            <text:p><text:s text:c="3"/>355,124</text:p>
          </table:table-cell>
          <table:table-cell table:style-name="ce29" office:value-type="float" office:value="1815671" calcext:value-type="float">
            <text:p><text:s text:c="3"/>1,815,671</text:p>
          </table:table-cell>
          <table:table-cell table:style-name="ce29" office:value-type="float" office:value="353849" calcext:value-type="float">
            <text:p><text:s text:c="3"/>353,849</text:p>
          </table:table-cell>
          <table:table-cell table:style-name="ce29" office:value-type="float" office:value="353158" calcext:value-type="float">
            <text:p><text:s text:c="3"/>353,158</text:p>
          </table:table-cell>
          <table:table-cell table:style-name="ce29" office:value-type="float" office:value="363113" calcext:value-type="float">
            <text:p><text:s text:c="3"/>363,113</text:p>
          </table:table-cell>
          <table:table-cell table:style-name="ce29" office:value-type="float" office:value="372423" calcext:value-type="float">
            <text:p><text:s text:c="3"/>372,423</text:p>
          </table:table-cell>
          <table:table-cell table:style-name="ce29" office:value-type="float" office:value="373128" calcext:value-type="float">
            <text:p><text:s text:c="3"/>373,128</text:p>
          </table:table-cell>
          <table:table-cell table:style-name="ce29" office:value-type="float" office:value="1856314" calcext:value-type="float">
            <text:p><text:s text:c="3"/>1,856,314</text:p>
          </table:table-cell>
          <table:table-cell table:style-name="ce29" office:value-type="float" office:value="371752" calcext:value-type="float">
            <text:p><text:s text:c="3"/>371,752</text:p>
          </table:table-cell>
          <table:table-cell table:style-name="ce29" office:value-type="float" office:value="353487" calcext:value-type="float">
            <text:p><text:s text:c="3"/>353,487</text:p>
          </table:table-cell>
          <table:table-cell table:style-name="ce29" office:value-type="float" office:value="378588" calcext:value-type="float">
            <text:p><text:s text:c="3"/>378,588</text:p>
          </table:table-cell>
          <table:table-cell table:style-name="ce29" office:value-type="float" office:value="373442" calcext:value-type="float">
            <text:p><text:s text:c="3"/>373,442</text:p>
          </table:table-cell>
          <table:table-cell table:style-name="ce29" office:value-type="float" office:value="379045" calcext:value-type="float">
            <text:p><text:s text:c="3"/>379,045</text:p>
          </table:table-cell>
          <table:table-cell table:style-name="ce29" office:value-type="float" office:value="1863764" calcext:value-type="float">
            <text:p><text:s text:c="3"/>1,863,764</text:p>
          </table:table-cell>
          <table:table-cell table:style-name="ce29" office:value-type="float" office:value="384409" calcext:value-type="float">
            <text:p><text:s text:c="3"/>384,409</text:p>
          </table:table-cell>
          <table:table-cell table:style-name="ce29" office:value-type="float" office:value="377803" calcext:value-type="float">
            <text:p><text:s text:c="3"/>377,803</text:p>
          </table:table-cell>
          <table:table-cell table:style-name="ce29" office:value-type="float" office:value="371376" calcext:value-type="float">
            <text:p><text:s text:c="3"/>371,376</text:p>
          </table:table-cell>
          <table:table-cell table:style-name="ce29" office:value-type="float" office:value="367149" calcext:value-type="float">
            <text:p><text:s text:c="3"/>367,149</text:p>
          </table:table-cell>
          <table:table-cell table:style-name="ce29" office:value-type="float" office:value="363027" calcext:value-type="float">
            <text:p><text:s text:c="3"/>363,027</text:p>
          </table:table-cell>
          <table:table-cell table:style-name="ce29" office:value-type="float" office:value="1675557" calcext:value-type="float">
            <text:p><text:s text:c="3"/>1,675,557</text:p>
          </table:table-cell>
          <table:table-cell table:style-name="ce29" office:value-type="float" office:value="350932" calcext:value-type="float">
            <text:p><text:s text:c="3"/>350,932</text:p>
          </table:table-cell>
          <table:table-cell table:style-name="ce29" office:value-type="float" office:value="332684" calcext:value-type="float">
            <text:p><text:s text:c="3"/>332,684</text:p>
          </table:table-cell>
          <table:table-cell table:style-name="ce29" office:value-type="float" office:value="342875" calcext:value-type="float">
            <text:p><text:s text:c="3"/>342,875</text:p>
          </table:table-cell>
          <table:table-cell table:style-name="ce29" office:value-type="float" office:value="333915" calcext:value-type="float">
            <text:p><text:s text:c="3"/>333,915</text:p>
          </table:table-cell>
          <table:table-cell table:style-name="ce29" office:value-type="float" office:value="315151" calcext:value-type="float">
            <text:p><text:s text:c="3"/>315,151</text:p>
          </table:table-cell>
          <table:table-cell table:style-name="ce29" office:value-type="float" office:value="1373947" calcext:value-type="float">
            <text:p><text:s text:c="3"/>1,373,947</text:p>
          </table:table-cell>
          <table:table-cell table:style-name="ce29" office:value-type="float" office:value="302177" calcext:value-type="float">
            <text:p><text:s text:c="3"/>302,177</text:p>
          </table:table-cell>
          <table:table-cell table:style-name="ce29" office:value-type="float" office:value="294606" calcext:value-type="float">
            <text:p><text:s text:c="3"/>294,606</text:p>
          </table:table-cell>
          <table:table-cell table:style-name="ce29" office:value-type="float" office:value="297222" calcext:value-type="float">
            <text:p><text:s text:c="3"/>297,222</text:p>
          </table:table-cell>
          <table:table-cell table:style-name="ce29" office:value-type="float" office:value="249517" calcext:value-type="float">
            <text:p><text:s text:c="3"/>249,517</text:p>
          </table:table-cell>
          <table:table-cell table:style-name="ce29" office:value-type="float" office:value="230425" calcext:value-type="float">
            <text:p><text:s text:c="3"/>230,425</text:p>
          </table:table-cell>
          <table:table-cell table:style-name="ce29" office:value-type="float" office:value="792163" calcext:value-type="float">
            <text:p><text:s text:c="3"/>792,163</text:p>
          </table:table-cell>
          <table:table-cell table:style-name="ce29" office:value-type="float" office:value="201799" calcext:value-type="float">
            <text:p><text:s text:c="3"/>201,799</text:p>
          </table:table-cell>
          <table:table-cell table:style-name="ce29" office:value-type="float" office:value="176325" calcext:value-type="float">
            <text:p><text:s text:c="3"/>176,325</text:p>
          </table:table-cell>
          <table:table-cell table:style-name="ce29" office:value-type="float" office:value="141870" calcext:value-type="float">
            <text:p><text:s text:c="3"/>141,870</text:p>
          </table:table-cell>
          <table:table-cell table:style-name="ce29" office:value-type="float" office:value="126181" calcext:value-type="float">
            <text:p><text:s text:c="3"/>126,181</text:p>
          </table:table-cell>
          <table:table-cell table:style-name="ce29" office:value-type="float" office:value="145988" calcext:value-type="float">
            <text:p><text:s text:c="3"/>145,988</text:p>
          </table:table-cell>
          <table:table-cell table:style-name="ce29" office:value-type="float" office:value="696464" calcext:value-type="float">
            <text:p><text:s text:c="3"/>696,464</text:p>
          </table:table-cell>
          <table:table-cell table:style-name="ce29" office:value-type="float" office:value="146753" calcext:value-type="float">
            <text:p><text:s text:c="3"/>146,753</text:p>
          </table:table-cell>
          <table:table-cell table:style-name="ce29" office:value-type="float" office:value="142191" calcext:value-type="float">
            <text:p><text:s text:c="3"/>142,191</text:p>
          </table:table-cell>
          <table:table-cell table:style-name="ce29" office:value-type="float" office:value="141045" calcext:value-type="float">
            <text:p><text:s text:c="3"/>141,045</text:p>
          </table:table-cell>
          <table:table-cell table:style-name="ce29" office:value-type="float" office:value="137877" calcext:value-type="float">
            <text:p><text:s text:c="3"/>137,877</text:p>
          </table:table-cell>
          <table:table-cell table:style-name="ce29" office:value-type="float" office:value="128598" calcext:value-type="float">
            <text:p><text:s text:c="3"/>128,598</text:p>
          </table:table-cell>
          <table:table-cell table:style-name="ce29" office:value-type="float" office:value="523185" calcext:value-type="float">
            <text:p><text:s text:c="3"/>523,185</text:p>
          </table:table-cell>
          <table:table-cell table:style-name="ce29" office:value-type="float" office:value="117471" calcext:value-type="float">
            <text:p><text:s text:c="3"/>117,471</text:p>
          </table:table-cell>
          <table:table-cell table:style-name="ce29" office:value-type="float" office:value="112378" calcext:value-type="float">
            <text:p><text:s text:c="3"/>112,378</text:p>
          </table:table-cell>
          <table:table-cell table:style-name="ce29" office:value-type="float" office:value="102976" calcext:value-type="float">
            <text:p><text:s text:c="3"/>102,976</text:p>
          </table:table-cell>
          <table:table-cell table:style-name="ce29" office:value-type="float" office:value="98718" calcext:value-type="float">
            <text:p><text:s text:c="3"/>98,718</text:p>
          </table:table-cell>
          <table:table-cell table:style-name="ce29" office:value-type="float" office:value="91642" calcext:value-type="float">
            <text:p><text:s text:c="3"/>91,642</text:p>
          </table:table-cell>
          <table:table-cell table:style-name="ce29" office:value-type="float" office:value="380160" calcext:value-type="float">
            <text:p><text:s text:c="3"/>380,160</text:p>
          </table:table-cell>
          <table:table-cell table:style-name="ce29" office:value-type="float" office:value="84314" calcext:value-type="float">
            <text:p><text:s text:c="3"/>84,314</text:p>
          </table:table-cell>
          <table:table-cell table:style-name="ce29" office:value-type="float" office:value="80484" calcext:value-type="float">
            <text:p><text:s text:c="3"/>80,484</text:p>
          </table:table-cell>
          <table:table-cell table:style-name="ce29" office:value-type="float" office:value="77920" calcext:value-type="float">
            <text:p><text:s text:c="3"/>77,920</text:p>
          </table:table-cell>
          <table:table-cell table:style-name="ce29" office:value-type="float" office:value="72769" calcext:value-type="float">
            <text:p><text:s text:c="3"/>72,769</text:p>
          </table:table-cell>
          <table:table-cell table:style-name="ce29" office:value-type="float" office:value="64673" calcext:value-type="float">
            <text:p><text:s text:c="3"/>64,673</text:p>
          </table:table-cell>
          <table:table-cell table:style-name="ce29" office:value-type="float" office:value="213004" calcext:value-type="float">
            <text:p><text:s text:c="3"/>213,004</text:p>
          </table:table-cell>
          <table:table-cell table:style-name="ce29" office:value-type="float" office:value="57387" calcext:value-type="float">
            <text:p><text:s text:c="3"/>57,387</text:p>
          </table:table-cell>
          <table:table-cell table:style-name="ce29" office:value-type="float" office:value="49466" calcext:value-type="float">
            <text:p><text:s text:c="3"/>49,466</text:p>
          </table:table-cell>
          <table:table-cell table:style-name="ce29" office:value-type="float" office:value="43295" calcext:value-type="float">
            <text:p><text:s text:c="3"/>43,295</text:p>
          </table:table-cell>
          <table:table-cell table:style-name="ce29" office:value-type="float" office:value="35543" calcext:value-type="float">
            <text:p><text:s text:c="3"/>35,543</text:p>
          </table:table-cell>
          <table:table-cell table:style-name="ce29" office:value-type="float" office:value="27313" calcext:value-type="float">
            <text:p><text:s text:c="3"/>27,313</text:p>
          </table:table-cell>
          <table:table-cell table:style-name="ce29" office:value-type="float" office:value="71974" calcext:value-type="float">
            <text:p><text:s text:c="3"/>71,974</text:p>
          </table:table-cell>
          <table:table-cell table:style-name="ce29" office:value-type="float" office:value="21800" calcext:value-type="float">
            <text:p><text:s text:c="3"/>21,800</text:p>
          </table:table-cell>
          <table:table-cell table:style-name="ce29" office:value-type="float" office:value="18306" calcext:value-type="float">
            <text:p><text:s text:c="3"/>18,306</text:p>
          </table:table-cell>
          <table:table-cell table:style-name="ce29" office:value-type="float" office:value="14701" calcext:value-type="float">
            <text:p><text:s text:c="3"/>14,701</text:p>
          </table:table-cell>
          <table:table-cell table:style-name="ce29" office:value-type="float" office:value="10084" calcext:value-type="float">
            <text:p><text:s text:c="3"/>10,084</text:p>
          </table:table-cell>
          <table:table-cell table:style-name="ce29" office:value-type="float" office:value="7083" calcext:value-type="float">
            <text:p><text:s text:c="3"/>7,083</text:p>
          </table:table-cell>
          <table:table-cell table:style-name="ce29" office:value-type="float" office:value="14618" calcext:value-type="float">
            <text:p><text:s text:c="3"/>14,618</text:p>
          </table:table-cell>
          <table:table-cell table:style-name="ce29" office:value-type="float" office:value="5172" calcext:value-type="float">
            <text:p><text:s text:c="3"/>5,172</text:p>
          </table:table-cell>
          <table:table-cell table:style-name="ce29" office:value-type="float" office:value="3832" calcext:value-type="float">
            <text:p><text:s text:c="3"/>3,832</text:p>
          </table:table-cell>
          <table:table-cell table:style-name="ce29" office:value-type="float" office:value="2474" calcext:value-type="float">
            <text:p><text:s text:c="3"/>2,474</text:p>
          </table:table-cell>
          <table:table-cell table:style-name="ce29" office:value-type="float" office:value="1781" calcext:value-type="float">
            <text:p><text:s text:c="3"/>1,781</text:p>
          </table:table-cell>
          <table:table-cell table:style-name="ce29" office:value-type="float" office:value="1359" calcext:value-type="float">
            <text:p><text:s text:c="3"/>1,359</text:p>
          </table:table-cell>
          <table:table-cell table:style-name="ce72" office:value-type="float" office:value="2838" calcext:value-type="float">
            <text:p><text:s text:c="3"/>2,8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4674" calcext:value-type="float">
            <text:p><text:s text:c="3"/>11,684,674</text:p>
          </table:table-cell>
          <table:table-cell table:style-name="ce29" office:value-type="float" office:value="512213" calcext:value-type="float">
            <text:p><text:s text:c="3"/>512,213</text:p>
          </table:table-cell>
          <table:table-cell table:style-name="ce29" office:value-type="float" office:value="95153" calcext:value-type="float">
            <text:p><text:s text:c="3"/>95,153</text:p>
          </table:table-cell>
          <table:table-cell table:style-name="ce29" office:value-type="float" office:value="122796" calcext:value-type="float">
            <text:p><text:s text:c="3"/>122,796</text:p>
          </table:table-cell>
          <table:table-cell table:style-name="ce29" office:value-type="float" office:value="104333" calcext:value-type="float">
            <text:p><text:s text:c="3"/>104,333</text:p>
          </table:table-cell>
          <table:table-cell table:style-name="ce29" office:value-type="float" office:value="88242" calcext:value-type="float">
            <text:p><text:s text:c="3"/>88,242</text:p>
          </table:table-cell>
          <table:table-cell table:style-name="ce29" office:value-type="float" office:value="101689" calcext:value-type="float">
            <text:p><text:s text:c="3"/>101,689</text:p>
          </table:table-cell>
          <table:table-cell table:style-name="ce29" office:value-type="float" office:value="543718" calcext:value-type="float">
            <text:p><text:s text:c="3"/>543,718</text:p>
          </table:table-cell>
          <table:table-cell table:style-name="ce29" office:value-type="float" office:value="104238" calcext:value-type="float">
            <text:p><text:s text:c="3"/>104,238</text:p>
          </table:table-cell>
          <table:table-cell table:style-name="ce29" office:value-type="float" office:value="107868" calcext:value-type="float">
            <text:p><text:s text:c="3"/>107,868</text:p>
          </table:table-cell>
          <table:table-cell table:style-name="ce29" office:value-type="float" office:value="108289" calcext:value-type="float">
            <text:p><text:s text:c="3"/>108,289</text:p>
          </table:table-cell>
          <table:table-cell table:style-name="ce29" office:value-type="float" office:value="108628" calcext:value-type="float">
            <text:p><text:s text:c="3"/>108,628</text:p>
          </table:table-cell>
          <table:table-cell table:style-name="ce29" office:value-type="float" office:value="114695" calcext:value-type="float">
            <text:p><text:s text:c="3"/>114,695</text:p>
          </table:table-cell>
          <table:table-cell table:style-name="ce29" office:value-type="float" office:value="689170" calcext:value-type="float">
            <text:p><text:s text:c="3"/>689,170</text:p>
          </table:table-cell>
          <table:table-cell table:style-name="ce29" office:value-type="float" office:value="119255" calcext:value-type="float">
            <text:p><text:s text:c="3"/>119,255</text:p>
          </table:table-cell>
          <table:table-cell table:style-name="ce29" office:value-type="float" office:value="128823" calcext:value-type="float">
            <text:p><text:s text:c="3"/>128,823</text:p>
          </table:table-cell>
          <table:table-cell table:style-name="ce29" office:value-type="float" office:value="133775" calcext:value-type="float">
            <text:p><text:s text:c="3"/>133,775</text:p>
          </table:table-cell>
          <table:table-cell table:style-name="ce29" office:value-type="float" office:value="159708" calcext:value-type="float">
            <text:p><text:s text:c="3"/>159,708</text:p>
          </table:table-cell>
          <table:table-cell table:style-name="ce29" office:value-type="float" office:value="147609" calcext:value-type="float">
            <text:p><text:s text:c="3"/>147,609</text:p>
          </table:table-cell>
          <table:table-cell table:style-name="ce29" office:value-type="float" office:value="809139" calcext:value-type="float">
            <text:p><text:s text:c="3"/>809,139</text:p>
          </table:table-cell>
          <table:table-cell table:style-name="ce29" office:value-type="float" office:value="138999" calcext:value-type="float">
            <text:p><text:s text:c="3"/>138,999</text:p>
          </table:table-cell>
          <table:table-cell table:style-name="ce29" office:value-type="float" office:value="168113" calcext:value-type="float">
            <text:p><text:s text:c="3"/>168,113</text:p>
          </table:table-cell>
          <table:table-cell table:style-name="ce29" office:value-type="float" office:value="167310" calcext:value-type="float">
            <text:p><text:s text:c="3"/>167,310</text:p>
          </table:table-cell>
          <table:table-cell table:style-name="ce29" office:value-type="float" office:value="167598" calcext:value-type="float">
            <text:p><text:s text:c="3"/>167,598</text:p>
          </table:table-cell>
          <table:table-cell table:style-name="ce29" office:value-type="float" office:value="167119" calcext:value-type="float">
            <text:p><text:s text:c="3"/>167,119</text:p>
          </table:table-cell>
          <table:table-cell table:style-name="ce29" office:value-type="float" office:value="833182" calcext:value-type="float">
            <text:p><text:s text:c="3"/>833,182</text:p>
          </table:table-cell>
          <table:table-cell table:style-name="ce29" office:value-type="float" office:value="168268" calcext:value-type="float">
            <text:p><text:s text:c="3"/>168,268</text:p>
          </table:table-cell>
          <table:table-cell table:style-name="ce29" office:value-type="float" office:value="166122" calcext:value-type="float">
            <text:p><text:s text:c="3"/>166,122</text:p>
          </table:table-cell>
          <table:table-cell table:style-name="ce29" office:value-type="float" office:value="165427" calcext:value-type="float">
            <text:p><text:s text:c="3"/>165,427</text:p>
          </table:table-cell>
          <table:table-cell table:style-name="ce29" office:value-type="float" office:value="173630" calcext:value-type="float">
            <text:p><text:s text:c="3"/>173,630</text:p>
          </table:table-cell>
          <table:table-cell table:style-name="ce29" office:value-type="float" office:value="159735" calcext:value-type="float">
            <text:p><text:s text:c="3"/>159,735</text:p>
          </table:table-cell>
          <table:table-cell table:style-name="ce29" office:value-type="float" office:value="842171" calcext:value-type="float">
            <text:p><text:s text:c="3"/>842,171</text:p>
          </table:table-cell>
          <table:table-cell table:style-name="ce29" office:value-type="float" office:value="175040" calcext:value-type="float">
            <text:p><text:s text:c="3"/>175,040</text:p>
          </table:table-cell>
          <table:table-cell table:style-name="ce29" office:value-type="float" office:value="158230" calcext:value-type="float">
            <text:p><text:s text:c="3"/>158,230</text:p>
          </table:table-cell>
          <table:table-cell table:style-name="ce29" office:value-type="float" office:value="152950" calcext:value-type="float">
            <text:p><text:s text:c="3"/>152,950</text:p>
          </table:table-cell>
          <table:table-cell table:style-name="ce29" office:value-type="float" office:value="171248" calcext:value-type="float">
            <text:p><text:s text:c="3"/>171,248</text:p>
          </table:table-cell>
          <table:table-cell table:style-name="ce29" office:value-type="float" office:value="184703" calcext:value-type="float">
            <text:p><text:s text:c="3"/>184,703</text:p>
          </table:table-cell>
          <table:table-cell table:style-name="ce29" office:value-type="float" office:value="1003345" calcext:value-type="float">
            <text:p><text:s text:c="3"/>1,003,345</text:p>
          </table:table-cell>
          <table:table-cell table:style-name="ce29" office:value-type="float" office:value="189769" calcext:value-type="float">
            <text:p><text:s text:c="3"/>189,769</text:p>
          </table:table-cell>
          <table:table-cell table:style-name="ce29" office:value-type="float" office:value="199808" calcext:value-type="float">
            <text:p><text:s text:c="3"/>199,808</text:p>
          </table:table-cell>
          <table:table-cell table:style-name="ce29" office:value-type="float" office:value="205228" calcext:value-type="float">
            <text:p><text:s text:c="3"/>205,228</text:p>
          </table:table-cell>
          <table:table-cell table:style-name="ce29" office:value-type="float" office:value="201675" calcext:value-type="float">
            <text:p><text:s text:c="3"/>201,675</text:p>
          </table:table-cell>
          <table:table-cell table:style-name="ce29" office:value-type="float" office:value="206865" calcext:value-type="float">
            <text:p><text:s text:c="3"/>206,865</text:p>
          </table:table-cell>
          <table:table-cell table:style-name="ce29" office:value-type="float" office:value="952401" calcext:value-type="float">
            <text:p><text:s text:c="3"/>952,401</text:p>
          </table:table-cell>
          <table:table-cell table:style-name="ce29" office:value-type="float" office:value="200916" calcext:value-type="float">
            <text:p><text:s text:c="3"/>200,916</text:p>
          </table:table-cell>
          <table:table-cell table:style-name="ce29" office:value-type="float" office:value="190264" calcext:value-type="float">
            <text:p><text:s text:c="3"/>190,264</text:p>
          </table:table-cell>
          <table:table-cell table:style-name="ce29" office:value-type="float" office:value="207575" calcext:value-type="float">
            <text:p><text:s text:c="3"/>207,575</text:p>
          </table:table-cell>
          <table:table-cell table:style-name="ce29" office:value-type="float" office:value="178254" calcext:value-type="float">
            <text:p><text:s text:c="3"/>178,254</text:p>
          </table:table-cell>
          <table:table-cell table:style-name="ce29" office:value-type="float" office:value="175392" calcext:value-type="float">
            <text:p><text:s text:c="3"/>175,392</text:p>
          </table:table-cell>
          <table:table-cell table:style-name="ce29" office:value-type="float" office:value="899869" calcext:value-type="float">
            <text:p><text:s text:c="3"/>899,869</text:p>
          </table:table-cell>
          <table:table-cell table:style-name="ce29" office:value-type="float" office:value="175376" calcext:value-type="float">
            <text:p><text:s text:c="3"/>175,376</text:p>
          </table:table-cell>
          <table:table-cell table:style-name="ce29" office:value-type="float" office:value="174008" calcext:value-type="float">
            <text:p><text:s text:c="3"/>174,008</text:p>
          </table:table-cell>
          <table:table-cell table:style-name="ce29" office:value-type="float" office:value="179928" calcext:value-type="float">
            <text:p><text:s text:c="3"/>179,928</text:p>
          </table:table-cell>
          <table:table-cell table:style-name="ce29" office:value-type="float" office:value="184975" calcext:value-type="float">
            <text:p><text:s text:c="3"/>184,975</text:p>
          </table:table-cell>
          <table:table-cell table:style-name="ce29" office:value-type="float" office:value="185582" calcext:value-type="float">
            <text:p><text:s text:c="3"/>185,582</text:p>
          </table:table-cell>
          <table:table-cell table:style-name="ce29" office:value-type="float" office:value="925294" calcext:value-type="float">
            <text:p><text:s text:c="3"/>925,294</text:p>
          </table:table-cell>
          <table:table-cell table:style-name="ce29" office:value-type="float" office:value="185377" calcext:value-type="float">
            <text:p><text:s text:c="3"/>185,377</text:p>
          </table:table-cell>
          <table:table-cell table:style-name="ce29" office:value-type="float" office:value="176724" calcext:value-type="float">
            <text:p><text:s text:c="3"/>176,724</text:p>
          </table:table-cell>
          <table:table-cell table:style-name="ce29" office:value-type="float" office:value="188499" calcext:value-type="float">
            <text:p><text:s text:c="3"/>188,499</text:p>
          </table:table-cell>
          <table:table-cell table:style-name="ce29" office:value-type="float" office:value="185742" calcext:value-type="float">
            <text:p><text:s text:c="3"/>185,742</text:p>
          </table:table-cell>
          <table:table-cell table:style-name="ce29" office:value-type="float" office:value="188952" calcext:value-type="float">
            <text:p><text:s text:c="3"/>188,952</text:p>
          </table:table-cell>
          <table:table-cell table:style-name="ce29" office:value-type="float" office:value="923924" calcext:value-type="float">
            <text:p><text:s text:c="3"/>923,924</text:p>
          </table:table-cell>
          <table:table-cell table:style-name="ce29" office:value-type="float" office:value="190614" calcext:value-type="float">
            <text:p><text:s text:c="3"/>190,614</text:p>
          </table:table-cell>
          <table:table-cell table:style-name="ce29" office:value-type="float" office:value="187608" calcext:value-type="float">
            <text:p><text:s text:c="3"/>187,608</text:p>
          </table:table-cell>
          <table:table-cell table:style-name="ce29" office:value-type="float" office:value="184412" calcext:value-type="float">
            <text:p><text:s text:c="3"/>184,412</text:p>
          </table:table-cell>
          <table:table-cell table:style-name="ce29" office:value-type="float" office:value="182132" calcext:value-type="float">
            <text:p><text:s text:c="3"/>182,132</text:p>
          </table:table-cell>
          <table:table-cell table:style-name="ce29" office:value-type="float" office:value="179158" calcext:value-type="float">
            <text:p><text:s text:c="3"/>179,158</text:p>
          </table:table-cell>
          <table:table-cell table:style-name="ce29" office:value-type="float" office:value="822075" calcext:value-type="float">
            <text:p><text:s text:c="3"/>822,075</text:p>
          </table:table-cell>
          <table:table-cell table:style-name="ce29" office:value-type="float" office:value="172850" calcext:value-type="float">
            <text:p><text:s text:c="3"/>172,850</text:p>
          </table:table-cell>
          <table:table-cell table:style-name="ce29" office:value-type="float" office:value="163206" calcext:value-type="float">
            <text:p><text:s text:c="3"/>163,206</text:p>
          </table:table-cell>
          <table:table-cell table:style-name="ce29" office:value-type="float" office:value="168292" calcext:value-type="float">
            <text:p><text:s text:c="3"/>168,292</text:p>
          </table:table-cell>
          <table:table-cell table:style-name="ce29" office:value-type="float" office:value="163981" calcext:value-type="float">
            <text:p><text:s text:c="3"/>163,981</text:p>
          </table:table-cell>
          <table:table-cell table:style-name="ce29" office:value-type="float" office:value="153746" calcext:value-type="float">
            <text:p><text:s text:c="3"/>153,746</text:p>
          </table:table-cell>
          <table:table-cell table:style-name="ce29" office:value-type="float" office:value="666914" calcext:value-type="float">
            <text:p><text:s text:c="3"/>666,914</text:p>
          </table:table-cell>
          <table:table-cell table:style-name="ce29" office:value-type="float" office:value="147295" calcext:value-type="float">
            <text:p><text:s text:c="3"/>147,295</text:p>
          </table:table-cell>
          <table:table-cell table:style-name="ce29" office:value-type="float" office:value="143426" calcext:value-type="float">
            <text:p><text:s text:c="3"/>143,426</text:p>
          </table:table-cell>
          <table:table-cell table:style-name="ce29" office:value-type="float" office:value="144003" calcext:value-type="float">
            <text:p><text:s text:c="3"/>144,003</text:p>
          </table:table-cell>
          <table:table-cell table:style-name="ce29" office:value-type="float" office:value="121027" calcext:value-type="float">
            <text:p><text:s text:c="3"/>121,027</text:p>
          </table:table-cell>
          <table:table-cell table:style-name="ce29" office:value-type="float" office:value="111163" calcext:value-type="float">
            <text:p><text:s text:c="3"/>111,163</text:p>
          </table:table-cell>
          <table:table-cell table:style-name="ce29" office:value-type="float" office:value="378513" calcext:value-type="float">
            <text:p><text:s text:c="3"/>378,513</text:p>
          </table:table-cell>
          <table:table-cell table:style-name="ce29" office:value-type="float" office:value="97422" calcext:value-type="float">
            <text:p><text:s text:c="3"/>97,422</text:p>
          </table:table-cell>
          <table:table-cell table:style-name="ce29" office:value-type="float" office:value="84600" calcext:value-type="float">
            <text:p><text:s text:c="3"/>84,600</text:p>
          </table:table-cell>
          <table:table-cell table:style-name="ce29" office:value-type="float" office:value="67689" calcext:value-type="float">
            <text:p><text:s text:c="3"/>67,689</text:p>
          </table:table-cell>
          <table:table-cell table:style-name="ce29" office:value-type="float" office:value="59708" calcext:value-type="float">
            <text:p><text:s text:c="3"/>59,708</text:p>
          </table:table-cell>
          <table:table-cell table:style-name="ce29" office:value-type="float" office:value="69094" calcext:value-type="float">
            <text:p><text:s text:c="3"/>69,094</text:p>
          </table:table-cell>
          <table:table-cell table:style-name="ce29" office:value-type="float" office:value="322248" calcext:value-type="float">
            <text:p><text:s text:c="3"/>322,248</text:p>
          </table:table-cell>
          <table:table-cell table:style-name="ce29" office:value-type="float" office:value="69169" calcext:value-type="float">
            <text:p><text:s text:c="3"/>69,169</text:p>
          </table:table-cell>
          <table:table-cell table:style-name="ce29" office:value-type="float" office:value="66308" calcext:value-type="float">
            <text:p><text:s text:c="3"/>66,308</text:p>
          </table:table-cell>
          <table:table-cell table:style-name="ce29" office:value-type="float" office:value="65580" calcext:value-type="float">
            <text:p><text:s text:c="3"/>65,580</text:p>
          </table:table-cell>
          <table:table-cell table:style-name="ce29" office:value-type="float" office:value="63141" calcext:value-type="float">
            <text:p><text:s text:c="3"/>63,141</text:p>
          </table:table-cell>
          <table:table-cell table:style-name="ce29" office:value-type="float" office:value="58050" calcext:value-type="float">
            <text:p><text:s text:c="3"/>58,050</text:p>
          </table:table-cell>
          <table:table-cell table:style-name="ce29" office:value-type="float" office:value="232756" calcext:value-type="float">
            <text:p><text:s text:c="3"/>232,756</text:p>
          </table:table-cell>
          <table:table-cell table:style-name="ce29" office:value-type="float" office:value="52821" calcext:value-type="float">
            <text:p><text:s text:c="3"/>52,821</text:p>
          </table:table-cell>
          <table:table-cell table:style-name="ce29" office:value-type="float" office:value="49875" calcext:value-type="float">
            <text:p><text:s text:c="3"/>49,875</text:p>
          </table:table-cell>
          <table:table-cell table:style-name="ce29" office:value-type="float" office:value="45790" calcext:value-type="float">
            <text:p><text:s text:c="3"/>45,790</text:p>
          </table:table-cell>
          <table:table-cell table:style-name="ce29" office:value-type="float" office:value="43600" calcext:value-type="float">
            <text:p><text:s text:c="3"/>43,600</text:p>
          </table:table-cell>
          <table:table-cell table:style-name="ce29" office:value-type="float" office:value="40670" calcext:value-type="float">
            <text:p><text:s text:c="3"/>40,670</text:p>
          </table:table-cell>
          <table:table-cell table:style-name="ce29" office:value-type="float" office:value="182091" calcext:value-type="float">
            <text:p><text:s text:c="3"/>182,091</text:p>
          </table:table-cell>
          <table:table-cell table:style-name="ce29" office:value-type="float" office:value="38268" calcext:value-type="float">
            <text:p><text:s text:c="3"/>38,268</text:p>
          </table:table-cell>
          <table:table-cell table:style-name="ce29" office:value-type="float" office:value="37688" calcext:value-type="float">
            <text:p><text:s text:c="3"/>37,688</text:p>
          </table:table-cell>
          <table:table-cell table:style-name="ce29" office:value-type="float" office:value="37479" calcext:value-type="float">
            <text:p><text:s text:c="3"/>37,479</text:p>
          </table:table-cell>
          <table:table-cell table:style-name="ce29" office:value-type="float" office:value="36400" calcext:value-type="float">
            <text:p><text:s text:c="3"/>36,400</text:p>
          </table:table-cell>
          <table:table-cell table:style-name="ce29" office:value-type="float" office:value="32256" calcext:value-type="float">
            <text:p><text:s text:c="3"/>32,256</text:p>
          </table:table-cell>
          <table:table-cell table:style-name="ce29" office:value-type="float" office:value="105360" calcext:value-type="float">
            <text:p><text:s text:c="3"/>105,360</text:p>
          </table:table-cell>
          <table:table-cell table:style-name="ce29" office:value-type="float" office:value="28669" calcext:value-type="float">
            <text:p><text:s text:c="3"/>28,669</text:p>
          </table:table-cell>
          <table:table-cell table:style-name="ce29" office:value-type="float" office:value="24772" calcext:value-type="float">
            <text:p><text:s text:c="3"/>24,772</text:p>
          </table:table-cell>
          <table:table-cell table:style-name="ce29" office:value-type="float" office:value="21325" calcext:value-type="float">
            <text:p><text:s text:c="3"/>21,325</text:p>
          </table:table-cell>
          <table:table-cell table:style-name="ce29" office:value-type="float" office:value="17602" calcext:value-type="float">
            <text:p><text:s text:c="3"/>17,602</text:p>
          </table:table-cell>
          <table:table-cell table:style-name="ce29" office:value-type="float" office:value="12992" calcext:value-type="float">
            <text:p><text:s text:c="3"/>12,992</text:p>
          </table:table-cell>
          <table:table-cell table:style-name="ce29" office:value-type="float" office:value="32648" calcext:value-type="float">
            <text:p><text:s text:c="3"/>32,648</text:p>
          </table:table-cell>
          <table:table-cell table:style-name="ce29" office:value-type="float" office:value="10055" calcext:value-type="float">
            <text:p><text:s text:c="3"/>10,055</text:p>
          </table:table-cell>
          <table:table-cell table:style-name="ce29" office:value-type="float" office:value="8378" calcext:value-type="float">
            <text:p><text:s text:c="3"/>8,378</text:p>
          </table:table-cell>
          <table:table-cell table:style-name="ce29" office:value-type="float" office:value="6646" calcext:value-type="float">
            <text:p><text:s text:c="3"/>6,646</text:p>
          </table:table-cell>
          <table:table-cell table:style-name="ce29" office:value-type="float" office:value="4434" calcext:value-type="float">
            <text:p><text:s text:c="3"/>4,434</text:p>
          </table:table-cell>
          <table:table-cell table:style-name="ce29" office:value-type="float" office:value="3135" calcext:value-type="float">
            <text:p><text:s text:c="3"/>3,135</text:p>
          </table:table-cell>
          <table:table-cell table:style-name="ce29" office:value-type="float" office:value="6225" calcext:value-type="float">
            <text:p><text:s text:c="3"/>6,225</text:p>
          </table:table-cell>
          <table:table-cell table:style-name="ce29" office:value-type="float" office:value="2217" calcext:value-type="float">
            <text:p><text:s text:c="3"/>2,217</text:p>
          </table:table-cell>
          <table:table-cell table:style-name="ce29" office:value-type="float" office:value="1593" calcext:value-type="float">
            <text:p><text:s text:c="3"/>1,593</text:p>
          </table:table-cell>
          <table:table-cell table:style-name="ce29" office:value-type="float" office:value="1068" calcext:value-type="float">
            <text:p><text:s text:c="3"/>1,068</text:p>
          </table:table-cell>
          <table:table-cell table:style-name="ce29" office:value-type="float" office:value="760" calcext:value-type="float">
            <text:p><text:s text:c="3"/>760</text:p>
          </table:table-cell>
          <table:table-cell table:style-name="ce29" office:value-type="float" office:value="587" calcext:value-type="float">
            <text:p><text:s text:c="3"/>587</text:p>
          </table:table-cell>
          <table:table-cell table:style-name="ce73" office:value-type="float" office:value="1418" calcext:value-type="float">
            <text:p><text:s text:c="3"/>1,41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30" office:value-type="float" office:value="474738" calcext:value-type="float">
            <text:p><text:s text:c="3"/>474,738</text:p>
          </table:table-cell>
          <table:table-cell table:style-name="ce30" office:value-type="float" office:value="88591" calcext:value-type="float">
            <text:p><text:s text:c="3"/>88,591</text:p>
          </table:table-cell>
          <table:table-cell table:style-name="ce30" office:value-type="float" office:value="114499" calcext:value-type="float">
            <text:p><text:s text:c="3"/>114,499</text:p>
          </table:table-cell>
          <table:table-cell table:style-name="ce30" office:value-type="float" office:value="96768" calcext:value-type="float">
            <text:p><text:s text:c="3"/>96,768</text:p>
          </table:table-cell>
          <table:table-cell table:style-name="ce30" office:value-type="float" office:value="81108" calcext:value-type="float">
            <text:p><text:s text:c="3"/>81,108</text:p>
          </table:table-cell>
          <table:table-cell table:style-name="ce30" office:value-type="float" office:value="93772" calcext:value-type="float">
            <text:p><text:s text:c="3"/>93,772</text:p>
          </table:table-cell>
          <table:table-cell table:style-name="ce30" office:value-type="float" office:value="496255" calcext:value-type="float">
            <text:p><text:s text:c="3"/>496,255</text:p>
          </table:table-cell>
          <table:table-cell table:style-name="ce30" office:value-type="float" office:value="95195" calcext:value-type="float">
            <text:p><text:s text:c="3"/>95,195</text:p>
          </table:table-cell>
          <table:table-cell table:style-name="ce30" office:value-type="float" office:value="98534" calcext:value-type="float">
            <text:p><text:s text:c="3"/>98,534</text:p>
          </table:table-cell>
          <table:table-cell table:style-name="ce30" office:value-type="float" office:value="98831" calcext:value-type="float">
            <text:p><text:s text:c="3"/>98,831</text:p>
          </table:table-cell>
          <table:table-cell table:style-name="ce30" office:value-type="float" office:value="99816" calcext:value-type="float">
            <text:p><text:s text:c="3"/>99,816</text:p>
          </table:table-cell>
          <table:table-cell table:style-name="ce30" office:value-type="float" office:value="103879" calcext:value-type="float">
            <text:p><text:s text:c="3"/>103,879</text:p>
          </table:table-cell>
          <table:table-cell table:style-name="ce30" office:value-type="float" office:value="630507" calcext:value-type="float">
            <text:p><text:s text:c="3"/>630,507</text:p>
          </table:table-cell>
          <table:table-cell table:style-name="ce30" office:value-type="float" office:value="108283" calcext:value-type="float">
            <text:p><text:s text:c="3"/>108,283</text:p>
          </table:table-cell>
          <table:table-cell table:style-name="ce30" office:value-type="float" office:value="117574" calcext:value-type="float">
            <text:p><text:s text:c="3"/>117,574</text:p>
          </table:table-cell>
          <table:table-cell table:style-name="ce30" office:value-type="float" office:value="123298" calcext:value-type="float">
            <text:p><text:s text:c="3"/>123,298</text:p>
          </table:table-cell>
          <table:table-cell table:style-name="ce30" office:value-type="float" office:value="146266" calcext:value-type="float">
            <text:p><text:s text:c="3"/>146,266</text:p>
          </table:table-cell>
          <table:table-cell table:style-name="ce30" office:value-type="float" office:value="135086" calcext:value-type="float">
            <text:p><text:s text:c="3"/>135,086</text:p>
          </table:table-cell>
          <table:table-cell table:style-name="ce30" office:value-type="float" office:value="747813" calcext:value-type="float">
            <text:p><text:s text:c="3"/>747,813</text:p>
          </table:table-cell>
          <table:table-cell table:style-name="ce30" office:value-type="float" office:value="128242" calcext:value-type="float">
            <text:p><text:s text:c="3"/>128,242</text:p>
          </table:table-cell>
          <table:table-cell table:style-name="ce30" office:value-type="float" office:value="154757" calcext:value-type="float">
            <text:p><text:s text:c="3"/>154,757</text:p>
          </table:table-cell>
          <table:table-cell table:style-name="ce30" office:value-type="float" office:value="154363" calcext:value-type="float">
            <text:p><text:s text:c="3"/>154,363</text:p>
          </table:table-cell>
          <table:table-cell table:style-name="ce30" office:value-type="float" office:value="155994" calcext:value-type="float">
            <text:p><text:s text:c="3"/>155,994</text:p>
          </table:table-cell>
          <table:table-cell table:style-name="ce30" office:value-type="float" office:value="154457" calcext:value-type="float">
            <text:p><text:s text:c="3"/>154,457</text:p>
          </table:table-cell>
          <table:table-cell table:style-name="ce30" office:value-type="float" office:value="768360" calcext:value-type="float">
            <text:p><text:s text:c="3"/>768,360</text:p>
          </table:table-cell>
          <table:table-cell table:style-name="ce30" office:value-type="float" office:value="156870" calcext:value-type="float">
            <text:p><text:s text:c="3"/>156,870</text:p>
          </table:table-cell>
          <table:table-cell table:style-name="ce30" office:value-type="float" office:value="152538" calcext:value-type="float">
            <text:p><text:s text:c="3"/>152,538</text:p>
          </table:table-cell>
          <table:table-cell table:style-name="ce30" office:value-type="float" office:value="151328" calcext:value-type="float">
            <text:p><text:s text:c="3"/>151,328</text:p>
          </table:table-cell>
          <table:table-cell table:style-name="ce30" office:value-type="float" office:value="159037" calcext:value-type="float">
            <text:p><text:s text:c="3"/>159,037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08320" calcext:value-type="float">
            <text:p><text:s text:c="3"/>808,320</text:p>
          </table:table-cell>
          <table:table-cell table:style-name="ce30" office:value-type="float" office:value="163594" calcext:value-type="float">
            <text:p><text:s text:c="3"/>163,594</text:p>
          </table:table-cell>
          <table:table-cell table:style-name="ce30" office:value-type="float" office:value="148731" calcext:value-type="float">
            <text:p><text:s text:c="3"/>148,731</text:p>
          </table:table-cell>
          <table:table-cell table:style-name="ce30" office:value-type="float" office:value="147084" calcext:value-type="float">
            <text:p><text:s text:c="3"/>147,084</text:p>
          </table:table-cell>
          <table:table-cell table:style-name="ce30" office:value-type="float" office:value="167504" calcext:value-type="float">
            <text:p><text:s text:c="3"/>167,504</text:p>
          </table:table-cell>
          <table:table-cell table:style-name="ce30" office:value-type="float" office:value="181407" calcext:value-type="float">
            <text:p><text:s text:c="3"/>181,407</text:p>
          </table:table-cell>
          <table:table-cell table:style-name="ce30" office:value-type="float" office:value="1010845" calcext:value-type="float">
            <text:p><text:s text:c="3"/>1,010,845</text:p>
          </table:table-cell>
          <table:table-cell table:style-name="ce30" office:value-type="float" office:value="188838" calcext:value-type="float">
            <text:p><text:s text:c="3"/>188,838</text:p>
          </table:table-cell>
          <table:table-cell table:style-name="ce30" office:value-type="float" office:value="200970" calcext:value-type="float">
            <text:p><text:s text:c="3"/>200,970</text:p>
          </table:table-cell>
          <table:table-cell table:style-name="ce30" office:value-type="float" office:value="206465" calcext:value-type="float">
            <text:p><text:s text:c="3"/>206,465</text:p>
          </table:table-cell>
          <table:table-cell table:style-name="ce30" office:value-type="float" office:value="205379" calcext:value-type="float">
            <text:p><text:s text:c="3"/>205,379</text:p>
          </table:table-cell>
          <table:table-cell table:style-name="ce30" office:value-type="float" office:value="209193" calcext:value-type="float">
            <text:p><text:s text:c="3"/>209,193</text:p>
          </table:table-cell>
          <table:table-cell table:style-name="ce30" office:value-type="float" office:value="971681" calcext:value-type="float">
            <text:p><text:s text:c="3"/>971,681</text:p>
          </table:table-cell>
          <table:table-cell table:style-name="ce30" office:value-type="float" office:value="203691" calcext:value-type="float">
            <text:p><text:s text:c="3"/>203,691</text:p>
          </table:table-cell>
          <table:table-cell table:style-name="ce30" office:value-type="float" office:value="194852" calcext:value-type="float">
            <text:p><text:s text:c="3"/>194,852</text:p>
          </table:table-cell>
          <table:table-cell table:style-name="ce30" office:value-type="float" office:value="210386" calcext:value-type="float">
            <text:p><text:s text:c="3"/>210,386</text:p>
          </table:table-cell>
          <table:table-cell table:style-name="ce30" office:value-type="float" office:value="183020" calcext:value-type="float">
            <text:p><text:s text:c="3"/>183,020</text:p>
          </table:table-cell>
          <table:table-cell table:style-name="ce30" office:value-type="float" office:value="179732" calcext:value-type="float">
            <text:p><text:s text:c="3"/>179,732</text:p>
          </table:table-cell>
          <table:table-cell table:style-name="ce30" office:value-type="float" office:value="915802" calcext:value-type="float">
            <text:p><text:s text:c="3"/>915,802</text:p>
          </table:table-cell>
          <table:table-cell table:style-name="ce30" office:value-type="float" office:value="178473" calcext:value-type="float">
            <text:p><text:s text:c="3"/>178,473</text:p>
          </table:table-cell>
          <table:table-cell table:style-name="ce30" office:value-type="float" office:value="179150" calcext:value-type="float">
            <text:p><text:s text:c="3"/>179,150</text:p>
          </table:table-cell>
          <table:table-cell table:style-name="ce30" office:value-type="float" office:value="183185" calcext:value-type="float">
            <text:p><text:s text:c="3"/>183,185</text:p>
          </table:table-cell>
          <table:table-cell table:style-name="ce30" office:value-type="float" office:value="187448" calcext:value-type="float">
            <text:p><text:s text:c="3"/>187,448</text:p>
          </table:table-cell>
          <table:table-cell table:style-name="ce30" office:value-type="float" office:value="187546" calcext:value-type="float">
            <text:p><text:s text:c="3"/>187,546</text:p>
          </table:table-cell>
          <table:table-cell table:style-name="ce30" office:value-type="float" office:value="931020" calcext:value-type="float">
            <text:p><text:s text:c="3"/>931,020</text:p>
          </table:table-cell>
          <table:table-cell table:style-name="ce30" office:value-type="float" office:value="186375" calcext:value-type="float">
            <text:p><text:s text:c="3"/>186,375</text:p>
          </table:table-cell>
          <table:table-cell table:style-name="ce30" office:value-type="float" office:value="176763" calcext:value-type="float">
            <text:p><text:s text:c="3"/>176,763</text:p>
          </table:table-cell>
          <table:table-cell table:style-name="ce30" office:value-type="float" office:value="190089" calcext:value-type="float">
            <text:p><text:s text:c="3"/>190,089</text:p>
          </table:table-cell>
          <table:table-cell table:style-name="ce30" office:value-type="float" office:value="187700" calcext:value-type="float">
            <text:p><text:s text:c="3"/>187,700</text:p>
          </table:table-cell>
          <table:table-cell table:style-name="ce30" office:value-type="float" office:value="190093" calcext:value-type="float">
            <text:p><text:s text:c="3"/>190,093</text:p>
          </table:table-cell>
          <table:table-cell table:style-name="ce30" office:value-type="float" office:value="939840" calcext:value-type="float">
            <text:p><text:s text:c="3"/>939,840</text:p>
          </table:table-cell>
          <table:table-cell table:style-name="ce30" office:value-type="float" office:value="193795" calcext:value-type="float">
            <text:p><text:s text:c="3"/>193,795</text:p>
          </table:table-cell>
          <table:table-cell table:style-name="ce30" office:value-type="float" office:value="190195" calcext:value-type="float">
            <text:p><text:s text:c="3"/>190,195</text:p>
          </table:table-cell>
          <table:table-cell table:style-name="ce30" office:value-type="float" office:value="186964" calcext:value-type="float">
            <text:p><text:s text:c="3"/>186,964</text:p>
          </table:table-cell>
          <table:table-cell table:style-name="ce30" office:value-type="float" office:value="185017" calcext:value-type="float">
            <text:p><text:s text:c="3"/>185,017</text:p>
          </table:table-cell>
          <table:table-cell table:style-name="ce30" office:value-type="float" office:value="183869" calcext:value-type="float">
            <text:p><text:s text:c="3"/>183,869</text:p>
          </table:table-cell>
          <table:table-cell table:style-name="ce30" office:value-type="float" office:value="853482" calcext:value-type="float">
            <text:p><text:s text:c="3"/>853,482</text:p>
          </table:table-cell>
          <table:table-cell table:style-name="ce30" office:value-type="float" office:value="178082" calcext:value-type="float">
            <text:p><text:s text:c="3"/>178,082</text:p>
          </table:table-cell>
          <table:table-cell table:style-name="ce30" office:value-type="float" office:value="169478" calcext:value-type="float">
            <text:p><text:s text:c="3"/>169,478</text:p>
          </table:table-cell>
          <table:table-cell table:style-name="ce30" office:value-type="float" office:value="174583" calcext:value-type="float">
            <text:p><text:s text:c="3"/>174,583</text:p>
          </table:table-cell>
          <table:table-cell table:style-name="ce30" office:value-type="float" office:value="169934" calcext:value-type="float">
            <text:p><text:s text:c="3"/>169,934</text:p>
          </table:table-cell>
          <table:table-cell table:style-name="ce30" office:value-type="float" office:value="161405" calcext:value-type="float">
            <text:p><text:s text:c="3"/>161,405</text:p>
          </table:table-cell>
          <table:table-cell table:style-name="ce30" office:value-type="float" office:value="707033" calcext:value-type="float">
            <text:p><text:s text:c="3"/>707,033</text:p>
          </table:table-cell>
          <table:table-cell table:style-name="ce30" office:value-type="float" office:value="154882" calcext:value-type="float">
            <text:p><text:s text:c="3"/>154,882</text:p>
          </table:table-cell>
          <table:table-cell table:style-name="ce30" office:value-type="float" office:value="151180" calcext:value-type="float">
            <text:p><text:s text:c="3"/>151,180</text:p>
          </table:table-cell>
          <table:table-cell table:style-name="ce30" office:value-type="float" office:value="153219" calcext:value-type="float">
            <text:p><text:s text:c="3"/>153,219</text:p>
          </table:table-cell>
          <table:table-cell table:style-name="ce30" office:value-type="float" office:value="128490" calcext:value-type="float">
            <text:p><text:s text:c="3"/>128,490</text:p>
          </table:table-cell>
          <table:table-cell table:style-name="ce30" office:value-type="float" office:value="119262" calcext:value-type="float">
            <text:p><text:s text:c="3"/>119,262</text:p>
          </table:table-cell>
          <table:table-cell table:style-name="ce30" office:value-type="float" office:value="413650" calcext:value-type="float">
            <text:p><text:s text:c="3"/>413,650</text:p>
          </table:table-cell>
          <table:table-cell table:style-name="ce30" office:value-type="float" office:value="104377" calcext:value-type="float">
            <text:p><text:s text:c="3"/>104,377</text:p>
          </table:table-cell>
          <table:table-cell table:style-name="ce30" office:value-type="float" office:value="91725" calcext:value-type="float">
            <text:p><text:s text:c="3"/>91,725</text:p>
          </table:table-cell>
          <table:table-cell table:style-name="ce30" office:value-type="float" office:value="74181" calcext:value-type="float">
            <text:p><text:s text:c="3"/>74,181</text:p>
          </table:table-cell>
          <table:table-cell table:style-name="ce30" office:value-type="float" office:value="66473" calcext:value-type="float">
            <text:p><text:s text:c="3"/>66,473</text:p>
          </table:table-cell>
          <table:table-cell table:style-name="ce30" office:value-type="float" office:value="76894" calcext:value-type="float">
            <text:p><text:s text:c="3"/>76,894</text:p>
          </table:table-cell>
          <table:table-cell table:style-name="ce30" office:value-type="float" office:value="374216" calcext:value-type="float">
            <text:p><text:s text:c="3"/>374,216</text:p>
          </table:table-cell>
          <table:table-cell table:style-name="ce30" office:value-type="float" office:value="77584" calcext:value-type="float">
            <text:p><text:s text:c="3"/>77,584</text:p>
          </table:table-cell>
          <table:table-cell table:style-name="ce30" office:value-type="float" office:value="75883" calcext:value-type="float">
            <text:p><text:s text:c="3"/>75,883</text:p>
          </table:table-cell>
          <table:table-cell table:style-name="ce30" office:value-type="float" office:value="75465" calcext:value-type="float">
            <text:p><text:s text:c="3"/>75,465</text:p>
          </table:table-cell>
          <table:table-cell table:style-name="ce30" office:value-type="float" office:value="74736" calcext:value-type="float">
            <text:p><text:s text:c="3"/>74,736</text:p>
          </table:table-cell>
          <table:table-cell table:style-name="ce30" office:value-type="float" office:value="70548" calcext:value-type="float">
            <text:p><text:s text:c="3"/>70,548</text:p>
          </table:table-cell>
          <table:table-cell table:style-name="ce30" office:value-type="float" office:value="290429" calcext:value-type="float">
            <text:p><text:s text:c="3"/>290,429</text:p>
          </table:table-cell>
          <table:table-cell table:style-name="ce30" office:value-type="float" office:value="64650" calcext:value-type="float">
            <text:p><text:s text:c="3"/>64,650</text:p>
          </table:table-cell>
          <table:table-cell table:style-name="ce30" office:value-type="float" office:value="62503" calcext:value-type="float">
            <text:p><text:s text:c="3"/>62,503</text:p>
          </table:table-cell>
          <table:table-cell table:style-name="ce30" office:value-type="float" office:value="57186" calcext:value-type="float">
            <text:p><text:s text:c="3"/>57,186</text:p>
          </table:table-cell>
          <table:table-cell table:style-name="ce30" office:value-type="float" office:value="55118" calcext:value-type="float">
            <text:p><text:s text:c="3"/>55,118</text:p>
          </table:table-cell>
          <table:table-cell table:style-name="ce30" office:value-type="float" office:value="50972" calcext:value-type="float">
            <text:p><text:s text:c="3"/>50,972</text:p>
          </table:table-cell>
          <table:table-cell table:style-name="ce30" office:value-type="float" office:value="198069" calcext:value-type="float">
            <text:p><text:s text:c="3"/>198,069</text:p>
          </table:table-cell>
          <table:table-cell table:style-name="ce30" office:value-type="float" office:value="46046" calcext:value-type="float">
            <text:p><text:s text:c="3"/>46,046</text:p>
          </table:table-cell>
          <table:table-cell table:style-name="ce30" office:value-type="float" office:value="42796" calcext:value-type="float">
            <text:p><text:s text:c="3"/>42,796</text:p>
          </table:table-cell>
          <table:table-cell table:style-name="ce30" office:value-type="float" office:value="40441" calcext:value-type="float">
            <text:p><text:s text:c="3"/>40,441</text:p>
          </table:table-cell>
          <table:table-cell table:style-name="ce30" office:value-type="float" office:value="36369" calcext:value-type="float">
            <text:p><text:s text:c="3"/>36,369</text:p>
          </table:table-cell>
          <table:table-cell table:style-name="ce30" office:value-type="float" office:value="32417" calcext:value-type="float">
            <text:p><text:s text:c="3"/>32,417</text:p>
          </table:table-cell>
          <table:table-cell table:style-name="ce30" office:value-type="float" office:value="107644" calcext:value-type="float">
            <text:p><text:s text:c="3"/>107,644</text:p>
          </table:table-cell>
          <table:table-cell table:style-name="ce30" office:value-type="float" office:value="28718" calcext:value-type="float">
            <text:p><text:s text:c="3"/>28,718</text:p>
          </table:table-cell>
          <table:table-cell table:style-name="ce30" office:value-type="float" office:value="24694" calcext:value-type="float">
            <text:p><text:s text:c="3"/>24,694</text:p>
          </table:table-cell>
          <table:table-cell table:style-name="ce30" office:value-type="float" office:value="21970" calcext:value-type="float">
            <text:p><text:s text:c="3"/>21,970</text:p>
          </table:table-cell>
          <table:table-cell table:style-name="ce30" office:value-type="float" office:value="17941" calcext:value-type="float">
            <text:p><text:s text:c="3"/>17,941</text:p>
          </table:table-cell>
          <table:table-cell table:style-name="ce30" office:value-type="float" office:value="14321" calcext:value-type="float">
            <text:p><text:s text:c="3"/>14,321</text:p>
          </table:table-cell>
          <table:table-cell table:style-name="ce30" office:value-type="float" office:value="39326" calcext:value-type="float">
            <text:p><text:s text:c="3"/>39,326</text:p>
          </table:table-cell>
          <table:table-cell table:style-name="ce30" office:value-type="float" office:value="11745" calcext:value-type="float">
            <text:p><text:s text:c="3"/>11,745</text:p>
          </table:table-cell>
          <table:table-cell table:style-name="ce30" office:value-type="float" office:value="9928" calcext:value-type="float">
            <text:p><text:s text:c="3"/>9,928</text:p>
          </table:table-cell>
          <table:table-cell table:style-name="ce30" office:value-type="float" office:value="8055" calcext:value-type="float">
            <text:p><text:s text:c="3"/>8,055</text:p>
          </table:table-cell>
          <table:table-cell table:style-name="ce30" office:value-type="float" office:value="5650" calcext:value-type="float">
            <text:p><text:s text:c="3"/>5,650</text:p>
          </table:table-cell>
          <table:table-cell table:style-name="ce30" office:value-type="float" office:value="3948" calcext:value-type="float">
            <text:p><text:s text:c="3"/>3,948</text:p>
          </table:table-cell>
          <table:table-cell table:style-name="ce30" office:value-type="float" office:value="8393" calcext:value-type="float">
            <text:p><text:s text:c="3"/>8,393</text:p>
          </table:table-cell>
          <table:table-cell table:style-name="ce30" office:value-type="float" office:value="2955" calcext:value-type="float">
            <text:p><text:s text:c="3"/>2,955</text:p>
          </table:table-cell>
          <table:table-cell table:style-name="ce30" office:value-type="float" office:value="2239" calcext:value-type="float">
            <text:p><text:s text:c="3"/>2,239</text:p>
          </table:table-cell>
          <table:table-cell table:style-name="ce30" office:value-type="float" office:value="1406" calcext:value-type="float">
            <text:p><text:s text:c="3"/>1,406</text:p>
          </table:table-cell>
          <table:table-cell table:style-name="ce30" office:value-type="float" office:value="1021" calcext:value-type="float">
            <text:p><text:s text:c="3"/>1,021</text:p>
          </table:table-cell>
          <table:table-cell table:style-name="ce30" office:value-type="float" office:value="772" calcext:value-type="float">
            <text:p><text:s text:c="3"/>772</text:p>
          </table:table-cell>
          <table:table-cell table:style-name="ce74" office:value-type="float" office:value="1420" calcext:value-type="float">
            <text:p><text:s text:c="3"/>1,4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4929" calcext:value-type="float">
            <text:p>3,954,929</text:p>
          </table:table-cell>
          <table:table-cell table:style-name="ce31" office:value-type="float" office:value="163470" calcext:value-type="float">
            <text:p>163,470</text:p>
          </table:table-cell>
          <table:table-cell table:style-name="ce31" office:value-type="float" office:value="32056" calcext:value-type="float">
            <text:p>32,056</text:p>
          </table:table-cell>
          <table:table-cell table:style-name="ce31" office:value-type="float" office:value="40247" calcext:value-type="float">
            <text:p>40,247</text:p>
          </table:table-cell>
          <table:table-cell table:style-name="ce31" office:value-type="float" office:value="32735" calcext:value-type="float">
            <text:p>32,735</text:p>
          </table:table-cell>
          <table:table-cell table:style-name="ce31" office:value-type="float" office:value="26852" calcext:value-type="float">
            <text:p>26,852</text:p>
          </table:table-cell>
          <table:table-cell table:style-name="ce31" office:value-type="float" office:value="31580" calcext:value-type="float">
            <text:p>31,580</text:p>
          </table:table-cell>
          <table:table-cell table:style-name="ce31" office:value-type="float" office:value="171155" calcext:value-type="float">
            <text:p>171,155</text:p>
          </table:table-cell>
          <table:table-cell table:style-name="ce31" office:value-type="float" office:value="32630" calcext:value-type="float">
            <text:p>32,630</text:p>
          </table:table-cell>
          <table:table-cell table:style-name="ce31" office:value-type="float" office:value="34332" calcext:value-type="float">
            <text:p>34,332</text:p>
          </table:table-cell>
          <table:table-cell table:style-name="ce31" office:value-type="float" office:value="34823" calcext:value-type="float">
            <text:p>34,823</text:p>
          </table:table-cell>
          <table:table-cell table:style-name="ce31" office:value-type="float" office:value="33785" calcext:value-type="float">
            <text:p>33,785</text:p>
          </table:table-cell>
          <table:table-cell table:style-name="ce56" office:value-type="float" office:value="35585" calcext:value-type="float">
            <text:p>35,585</text:p>
          </table:table-cell>
          <table:table-cell table:style-name="ce31" office:value-type="float" office:value="209940" calcext:value-type="float">
            <text:p>209,940</text:p>
          </table:table-cell>
          <table:table-cell table:style-name="ce31" office:value-type="float" office:value="36573" calcext:value-type="float">
            <text:p>36,573</text:p>
          </table:table-cell>
          <table:table-cell table:style-name="ce31" office:value-type="float" office:value="38758" calcext:value-type="float">
            <text:p>38,758</text:p>
          </table:table-cell>
          <table:table-cell table:style-name="ce31" office:value-type="float" office:value="40728" calcext:value-type="float">
            <text:p>40,728</text:p>
          </table:table-cell>
          <table:table-cell table:style-name="ce31" office:value-type="float" office:value="48894" calcext:value-type="float">
            <text:p>48,894</text:p>
          </table:table-cell>
          <table:table-cell table:style-name="ce56" office:value-type="float" office:value="44987" calcext:value-type="float">
            <text:p>44,987</text:p>
          </table:table-cell>
          <table:table-cell table:style-name="ce31" office:value-type="float" office:value="256414" calcext:value-type="float">
            <text:p>256,414</text:p>
          </table:table-cell>
          <table:table-cell table:style-name="ce31" office:value-type="float" office:value="43310" calcext:value-type="float">
            <text:p>43,310</text:p>
          </table:table-cell>
          <table:table-cell table:style-name="ce31" office:value-type="float" office:value="52577" calcext:value-type="float">
            <text:p>52,577</text:p>
          </table:table-cell>
          <table:table-cell table:style-name="ce31" office:value-type="float" office:value="52927" calcext:value-type="float">
            <text:p>52,927</text:p>
          </table:table-cell>
          <table:table-cell table:style-name="ce31" office:value-type="float" office:value="53742" calcext:value-type="float">
            <text:p>53,742</text:p>
          </table:table-cell>
          <table:table-cell table:style-name="ce56" office:value-type="float" office:value="53858" calcext:value-type="float">
            <text:p>53,858</text:p>
          </table:table-cell>
          <table:table-cell table:style-name="ce31" office:value-type="float" office:value="278139" calcext:value-type="float">
            <text:p>278,139</text:p>
          </table:table-cell>
          <table:table-cell table:style-name="ce31" office:value-type="float" office:value="55473" calcext:value-type="float">
            <text:p>55,473</text:p>
          </table:table-cell>
          <table:table-cell table:style-name="ce31" office:value-type="float" office:value="55002" calcext:value-type="float">
            <text:p>55,002</text:p>
          </table:table-cell>
          <table:table-cell table:style-name="ce31" office:value-type="float" office:value="55040" calcext:value-type="float">
            <text:p>55,040</text:p>
          </table:table-cell>
          <table:table-cell table:style-name="ce31" office:value-type="float" office:value="58436" calcext:value-type="float">
            <text:p>58,436</text:p>
          </table:table-cell>
          <table:table-cell table:style-name="ce56" office:value-type="float" office:value="54188" calcext:value-type="float">
            <text:p>54,188</text:p>
          </table:table-cell>
          <table:table-cell table:style-name="ce31" office:value-type="float" office:value="290967" calcext:value-type="float">
            <text:p>290,967</text:p>
          </table:table-cell>
          <table:table-cell table:style-name="ce31" office:value-type="float" office:value="59671" calcext:value-type="float">
            <text:p>59,671</text:p>
          </table:table-cell>
          <table:table-cell table:style-name="ce31" office:value-type="float" office:value="54008" calcext:value-type="float">
            <text:p>54,008</text:p>
          </table:table-cell>
          <table:table-cell table:style-name="ce31" office:value-type="float" office:value="52458" calcext:value-type="float">
            <text:p>52,458</text:p>
          </table:table-cell>
          <table:table-cell table:style-name="ce31" office:value-type="float" office:value="59892" calcext:value-type="float">
            <text:p>59,892</text:p>
          </table:table-cell>
          <table:table-cell table:style-name="ce56" office:value-type="float" office:value="64938" calcext:value-type="float">
            <text:p>64,938</text:p>
          </table:table-cell>
          <table:table-cell table:style-name="ce31" office:value-type="float" office:value="359907" calcext:value-type="float">
            <text:p>359,907</text:p>
          </table:table-cell>
          <table:table-cell table:style-name="ce31" office:value-type="float" office:value="67225" calcext:value-type="float">
            <text:p>67,225</text:p>
          </table:table-cell>
          <table:table-cell table:style-name="ce31" office:value-type="float" office:value="72016" calcext:value-type="float">
            <text:p>72,016</text:p>
          </table:table-cell>
          <table:table-cell table:style-name="ce31" office:value-type="float" office:value="73483" calcext:value-type="float">
            <text:p>73,483</text:p>
          </table:table-cell>
          <table:table-cell table:style-name="ce31" office:value-type="float" office:value="72519" calcext:value-type="float">
            <text:p>72,519</text:p>
          </table:table-cell>
          <table:table-cell table:style-name="ce56" office:value-type="float" office:value="74664" calcext:value-type="float">
            <text:p>74,664</text:p>
          </table:table-cell>
          <table:table-cell table:style-name="ce31" office:value-type="float" office:value="343281" calcext:value-type="float">
            <text:p>343,281</text:p>
          </table:table-cell>
          <table:table-cell table:style-name="ce31" office:value-type="float" office:value="72507" calcext:value-type="float">
            <text:p>72,507</text:p>
          </table:table-cell>
          <table:table-cell table:style-name="ce31" office:value-type="float" office:value="68703" calcext:value-type="float">
            <text:p>68,703</text:p>
          </table:table-cell>
          <table:table-cell table:style-name="ce31" office:value-type="float" office:value="74857" calcext:value-type="float">
            <text:p>74,857</text:p>
          </table:table-cell>
          <table:table-cell table:style-name="ce31" office:value-type="float" office:value="63996" calcext:value-type="float">
            <text:p>63,996</text:p>
          </table:table-cell>
          <table:table-cell table:style-name="ce56" office:value-type="float" office:value="63218" calcext:value-type="float">
            <text:p>63,218</text:p>
          </table:table-cell>
          <table:table-cell table:style-name="ce31" office:value-type="float" office:value="315516" calcext:value-type="float">
            <text:p>315,516</text:p>
          </table:table-cell>
          <table:table-cell table:style-name="ce31" office:value-type="float" office:value="62378" calcext:value-type="float">
            <text:p>62,378</text:p>
          </table:table-cell>
          <table:table-cell table:style-name="ce31" office:value-type="float" office:value="61676" calcext:value-type="float">
            <text:p>61,676</text:p>
          </table:table-cell>
          <table:table-cell table:style-name="ce31" office:value-type="float" office:value="62837" calcext:value-type="float">
            <text:p>62,837</text:p>
          </table:table-cell>
          <table:table-cell table:style-name="ce31" office:value-type="float" office:value="64295" calcext:value-type="float">
            <text:p>64,295</text:p>
          </table:table-cell>
          <table:table-cell table:style-name="ce56" office:value-type="float" office:value="64330" calcext:value-type="float">
            <text:p>64,330</text:p>
          </table:table-cell>
          <table:table-cell table:style-name="ce31" office:value-type="float" office:value="320950" calcext:value-type="float">
            <text:p>320,950</text:p>
          </table:table-cell>
          <table:table-cell table:style-name="ce31" office:value-type="float" office:value="63646" calcext:value-type="float">
            <text:p>63,646</text:p>
          </table:table-cell>
          <table:table-cell table:style-name="ce31" office:value-type="float" office:value="60680" calcext:value-type="float">
            <text:p>60,680</text:p>
          </table:table-cell>
          <table:table-cell table:style-name="ce31" office:value-type="float" office:value="65035" calcext:value-type="float">
            <text:p>65,035</text:p>
          </table:table-cell>
          <table:table-cell table:style-name="ce31" office:value-type="float" office:value="65468" calcext:value-type="float">
            <text:p>65,468</text:p>
          </table:table-cell>
          <table:table-cell table:style-name="ce56" office:value-type="float" office:value="66121" calcext:value-type="float">
            <text:p>66,121</text:p>
          </table:table-cell>
          <table:table-cell table:style-name="ce31" office:value-type="float" office:value="330332" calcext:value-type="float">
            <text:p>330,332</text:p>
          </table:table-cell>
          <table:table-cell table:style-name="ce31" office:value-type="float" office:value="68163" calcext:value-type="float">
            <text:p>68,163</text:p>
          </table:table-cell>
          <table:table-cell table:style-name="ce31" office:value-type="float" office:value="66742" calcext:value-type="float">
            <text:p>66,742</text:p>
          </table:table-cell>
          <table:table-cell table:style-name="ce31" office:value-type="float" office:value="65332" calcext:value-type="float">
            <text:p>65,332</text:p>
          </table:table-cell>
          <table:table-cell table:style-name="ce31" office:value-type="float" office:value="65135" calcext:value-type="float">
            <text:p>65,135</text:p>
          </table:table-cell>
          <table:table-cell table:style-name="ce56" office:value-type="float" office:value="64960" calcext:value-type="float">
            <text:p>64,960</text:p>
          </table:table-cell>
          <table:table-cell table:style-name="ce31" office:value-type="float" office:value="299991" calcext:value-type="float">
            <text:p>299,991</text:p>
          </table:table-cell>
          <table:table-cell table:style-name="ce31" office:value-type="float" office:value="63201" calcext:value-type="float">
            <text:p>63,201</text:p>
          </table:table-cell>
          <table:table-cell table:style-name="ce31" office:value-type="float" office:value="59220" calcext:value-type="float">
            <text:p>59,220</text:p>
          </table:table-cell>
          <table:table-cell table:style-name="ce31" office:value-type="float" office:value="61621" calcext:value-type="float">
            <text:p>61,621</text:p>
          </table:table-cell>
          <table:table-cell table:style-name="ce31" office:value-type="float" office:value="59886" calcext:value-type="float">
            <text:p>59,886</text:p>
          </table:table-cell>
          <table:table-cell table:style-name="ce56" office:value-type="float" office:value="56063" calcext:value-type="float">
            <text:p>56,063</text:p>
          </table:table-cell>
          <table:table-cell table:style-name="ce31" office:value-type="float" office:value="239984" calcext:value-type="float">
            <text:p>239,984</text:p>
          </table:table-cell>
          <table:table-cell table:style-name="ce31" office:value-type="float" office:value="54082" calcext:value-type="float">
            <text:p>54,082</text:p>
          </table:table-cell>
          <table:table-cell table:style-name="ce31" office:value-type="float" office:value="52191" calcext:value-type="float">
            <text:p>52,191</text:p>
          </table:table-cell>
          <table:table-cell table:style-name="ce31" office:value-type="float" office:value="51513" calcext:value-type="float">
            <text:p>51,513</text:p>
          </table:table-cell>
          <table:table-cell table:style-name="ce31" office:value-type="float" office:value="42867" calcext:value-type="float">
            <text:p>42,867</text:p>
          </table:table-cell>
          <table:table-cell table:style-name="ce56" office:value-type="float" office:value="39331" calcext:value-type="float">
            <text:p>39,331</text:p>
          </table:table-cell>
          <table:table-cell table:style-name="ce31" office:value-type="float" office:value="127452" calcext:value-type="float">
            <text:p>127,452</text:p>
          </table:table-cell>
          <table:table-cell table:style-name="ce31" office:value-type="float" office:value="33296" calcext:value-type="float">
            <text:p>33,296</text:p>
          </table:table-cell>
          <table:table-cell table:style-name="ce31" office:value-type="float" office:value="29208" calcext:value-type="float">
            <text:p>29,208</text:p>
          </table:table-cell>
          <table:table-cell table:style-name="ce31" office:value-type="float" office:value="22769" calcext:value-type="float">
            <text:p>22,769</text:p>
          </table:table-cell>
          <table:table-cell table:style-name="ce31" office:value-type="float" office:value="19659" calcext:value-type="float">
            <text:p>19,659</text:p>
          </table:table-cell>
          <table:table-cell table:style-name="ce56" office:value-type="float" office:value="22520" calcext:value-type="float">
            <text:p>22,520</text:p>
          </table:table-cell>
          <table:table-cell table:style-name="ce31" office:value-type="float" office:value="98371" calcext:value-type="float">
            <text:p>98,371</text:p>
          </table:table-cell>
          <table:table-cell table:style-name="ce31" office:value-type="float" office:value="22168" calcext:value-type="float">
            <text:p>22,168</text:p>
          </table:table-cell>
          <table:table-cell table:style-name="ce31" office:value-type="float" office:value="20613" calcext:value-type="float">
            <text:p>20,613</text:p>
          </table:table-cell>
          <table:table-cell table:style-name="ce31" office:value-type="float" office:value="19793" calcext:value-type="float">
            <text:p>19,793</text:p>
          </table:table-cell>
          <table:table-cell table:style-name="ce31" office:value-type="float" office:value="18897" calcext:value-type="float">
            <text:p>18,897</text:p>
          </table:table-cell>
          <table:table-cell table:style-name="ce56" office:value-type="float" office:value="16900" calcext:value-type="float">
            <text:p>16,900</text:p>
          </table:table-cell>
          <table:table-cell table:style-name="ce31" office:value-type="float" office:value="64030" calcext:value-type="float">
            <text:p>64,030</text:p>
          </table:table-cell>
          <table:table-cell table:style-name="ce31" office:value-type="float" office:value="14878" calcext:value-type="float">
            <text:p>14,878</text:p>
          </table:table-cell>
          <table:table-cell table:style-name="ce31" office:value-type="float" office:value="14118" calcext:value-type="float">
            <text:p>14,118</text:p>
          </table:table-cell>
          <table:table-cell table:style-name="ce31" office:value-type="float" office:value="12612" calcext:value-type="float">
            <text:p>12,612</text:p>
          </table:table-cell>
          <table:table-cell table:style-name="ce31" office:value-type="float" office:value="11788" calcext:value-type="float">
            <text:p>11,788</text:p>
          </table:table-cell>
          <table:table-cell table:style-name="ce56" office:value-type="float" office:value="10634" calcext:value-type="float">
            <text:p>10,634</text:p>
          </table:table-cell>
          <table:table-cell table:style-name="ce31" office:value-type="float" office:value="45438" calcext:value-type="float">
            <text:p>45,438</text:p>
          </table:table-cell>
          <table:table-cell table:style-name="ce31" office:value-type="float" office:value="9894" calcext:value-type="float">
            <text:p>9,894</text:p>
          </table:table-cell>
          <table:table-cell table:style-name="ce31" office:value-type="float" office:value="9668" calcext:value-type="float">
            <text:p>9,668</text:p>
          </table:table-cell>
          <table:table-cell table:style-name="ce31" office:value-type="float" office:value="9258" calcext:value-type="float">
            <text:p>9,258</text:p>
          </table:table-cell>
          <table:table-cell table:style-name="ce31" office:value-type="float" office:value="8653" calcext:value-type="float">
            <text:p>8,653</text:p>
          </table:table-cell>
          <table:table-cell table:style-name="ce56" office:value-type="float" office:value="7965" calcext:value-type="float">
            <text:p>7,965</text:p>
          </table:table-cell>
          <table:table-cell table:style-name="ce31" office:value-type="float" office:value="26929" calcext:value-type="float">
            <text:p>26,929</text:p>
          </table:table-cell>
          <table:table-cell table:style-name="ce31" office:value-type="float" office:value="7108" calcext:value-type="float">
            <text:p>7,108</text:p>
          </table:table-cell>
          <table:table-cell table:style-name="ce31" office:value-type="float" office:value="6202" calcext:value-type="float">
            <text:p>6,202</text:p>
          </table:table-cell>
          <table:table-cell table:style-name="ce31" office:value-type="float" office:value="5466" calcext:value-type="float">
            <text:p>5,466</text:p>
          </table:table-cell>
          <table:table-cell table:style-name="ce31" office:value-type="float" office:value="4561" calcext:value-type="float">
            <text:p>4,561</text:p>
          </table:table-cell>
          <table:table-cell table:style-name="ce56" office:value-type="float" office:value="3592" calcext:value-type="float">
            <text:p>3,592</text:p>
          </table:table-cell>
          <table:table-cell table:style-name="ce31" office:value-type="float" office:value="9859" calcext:value-type="float">
            <text:p>9,859</text:p>
          </table:table-cell>
          <table:table-cell table:style-name="ce31" office:value-type="float" office:value="2899" calcext:value-type="float">
            <text:p>2,899</text:p>
          </table:table-cell>
          <table:table-cell table:style-name="ce31" office:value-type="float" office:value="2518" calcext:value-type="float">
            <text:p>2,518</text:p>
          </table:table-cell>
          <table:table-cell table:style-name="ce31" office:value-type="float" office:value="2010" calcext:value-type="float">
            <text:p>2,010</text:p>
          </table:table-cell>
          <table:table-cell table:style-name="ce31" office:value-type="float" office:value="1383" calcext:value-type="float">
            <text:p>1,383</text:p>
          </table:table-cell>
          <table:table-cell table:style-name="ce56" office:value-type="float" office:value="1049" calcext:value-type="float">
            <text:p>1,049</text:p>
          </table:table-cell>
          <table:table-cell table:style-name="ce31" office:value-type="float" office:value="2209" calcext:value-type="float">
            <text:p>2,209</text:p>
          </table:table-cell>
          <table:table-cell table:style-name="ce31" office:value-type="float" office:value="772" calcext:value-type="float">
            <text:p>772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278" calcext:value-type="float">
            <text:p>278</text:p>
          </table:table-cell>
          <table:table-cell table:style-name="ce56" office:value-type="float" office:value="233" calcext:value-type="float">
            <text:p>233</text:p>
          </table:table-cell>
          <table:table-cell table:style-name="ce31" office:value-type="float" office:value="595" calcext:value-type="float">
            <text:p>59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50060" calcext:value-type="float">
            <text:p>1,950,060</text:p>
          </table:table-cell>
          <table:table-cell table:style-name="ce31" office:value-type="float" office:value="85006" calcext:value-type="float">
            <text:p>85,006</text:p>
          </table:table-cell>
          <table:table-cell table:style-name="ce31" office:value-type="float" office:value="16637" calcext:value-type="float">
            <text:p>16,637</text:p>
          </table:table-cell>
          <table:table-cell table:style-name="ce31" office:value-type="float" office:value="20788" calcext:value-type="float">
            <text:p>20,788</text:p>
          </table:table-cell>
          <table:table-cell table:style-name="ce31" office:value-type="float" office:value="17133" calcext:value-type="float">
            <text:p>17,133</text:p>
          </table:table-cell>
          <table:table-cell table:style-name="ce31" office:value-type="float" office:value="14032" calcext:value-type="float">
            <text:p>14,032</text:p>
          </table:table-cell>
          <table:table-cell table:style-name="ce31" office:value-type="float" office:value="16416" calcext:value-type="float">
            <text:p>16,416</text:p>
          </table:table-cell>
          <table:table-cell table:style-name="ce31" office:value-type="float" office:value="89532" calcext:value-type="float">
            <text:p>89,532</text:p>
          </table:table-cell>
          <table:table-cell table:style-name="ce31" office:value-type="float" office:value="17158" calcext:value-type="float">
            <text:p>17,158</text:p>
          </table:table-cell>
          <table:table-cell table:style-name="ce31" office:value-type="float" office:value="17888" calcext:value-type="float">
            <text:p>17,888</text:p>
          </table:table-cell>
          <table:table-cell table:style-name="ce31" office:value-type="float" office:value="18228" calcext:value-type="float">
            <text:p>18,228</text:p>
          </table:table-cell>
          <table:table-cell table:style-name="ce31" office:value-type="float" office:value="17514" calcext:value-type="float">
            <text:p>17,514</text:p>
          </table:table-cell>
          <table:table-cell table:style-name="ce56" office:value-type="float" office:value="18744" calcext:value-type="float">
            <text:p>18,744</text:p>
          </table:table-cell>
          <table:table-cell table:style-name="ce31" office:value-type="float" office:value="109407" calcext:value-type="float">
            <text:p>109,407</text:p>
          </table:table-cell>
          <table:table-cell table:style-name="ce31" office:value-type="float" office:value="19251" calcext:value-type="float">
            <text:p>19,251</text:p>
          </table:table-cell>
          <table:table-cell table:style-name="ce31" office:value-type="float" office:value="20320" calcext:value-type="float">
            <text:p>20,320</text:p>
          </table:table-cell>
          <table:table-cell table:style-name="ce31" office:value-type="float" office:value="21220" calcext:value-type="float">
            <text:p>21,220</text:p>
          </table:table-cell>
          <table:table-cell table:style-name="ce31" office:value-type="float" office:value="25345" calcext:value-type="float">
            <text:p>25,345</text:p>
          </table:table-cell>
          <table:table-cell table:style-name="ce56" office:value-type="float" office:value="23271" calcext:value-type="float">
            <text:p>23,271</text:p>
          </table:table-cell>
          <table:table-cell table:style-name="ce31" office:value-type="float" office:value="132696" calcext:value-type="float">
            <text:p>132,696</text:p>
          </table:table-cell>
          <table:table-cell table:style-name="ce31" office:value-type="float" office:value="22320" calcext:value-type="float">
            <text:p>22,320</text:p>
          </table:table-cell>
          <table:table-cell table:style-name="ce31" office:value-type="float" office:value="27298" calcext:value-type="float">
            <text:p>27,298</text:p>
          </table:table-cell>
          <table:table-cell table:style-name="ce31" office:value-type="float" office:value="27415" calcext:value-type="float">
            <text:p>27,415</text:p>
          </table:table-cell>
          <table:table-cell table:style-name="ce31" office:value-type="float" office:value="27814" calcext:value-type="float">
            <text:p>27,814</text:p>
          </table:table-cell>
          <table:table-cell table:style-name="ce56" office:value-type="float" office:value="27849" calcext:value-type="float">
            <text:p>27,849</text:p>
          </table:table-cell>
          <table:table-cell table:style-name="ce31" office:value-type="float" office:value="145371" calcext:value-type="float">
            <text:p>145,371</text:p>
          </table:table-cell>
          <table:table-cell table:style-name="ce31" office:value-type="float" office:value="29006" calcext:value-type="float">
            <text:p>29,006</text:p>
          </table:table-cell>
          <table:table-cell table:style-name="ce31" office:value-type="float" office:value="28812" calcext:value-type="float">
            <text:p>28,812</text:p>
          </table:table-cell>
          <table:table-cell table:style-name="ce31" office:value-type="float" office:value="28814" calcext:value-type="float">
            <text:p>28,814</text:p>
          </table:table-cell>
          <table:table-cell table:style-name="ce31" office:value-type="float" office:value="30707" calcext:value-type="float">
            <text:p>30,707</text:p>
          </table:table-cell>
          <table:table-cell table:style-name="ce56" office:value-type="float" office:value="28032" calcext:value-type="float">
            <text:p>28,032</text:p>
          </table:table-cell>
          <table:table-cell table:style-name="ce31" office:value-type="float" office:value="147239" calcext:value-type="float">
            <text:p>147,239</text:p>
          </table:table-cell>
          <table:table-cell table:style-name="ce31" office:value-type="float" office:value="30621" calcext:value-type="float">
            <text:p>30,621</text:p>
          </table:table-cell>
          <table:table-cell table:style-name="ce31" office:value-type="float" office:value="27582" calcext:value-type="float">
            <text:p>27,582</text:p>
          </table:table-cell>
          <table:table-cell table:style-name="ce31" office:value-type="float" office:value="26319" calcext:value-type="float">
            <text:p>26,319</text:p>
          </table:table-cell>
          <table:table-cell table:style-name="ce31" office:value-type="float" office:value="30188" calcext:value-type="float">
            <text:p>30,188</text:p>
          </table:table-cell>
          <table:table-cell table:style-name="ce56" office:value-type="float" office:value="32529" calcext:value-type="float">
            <text:p>32,529</text:p>
          </table:table-cell>
          <table:table-cell table:style-name="ce31" office:value-type="float" office:value="178288" calcext:value-type="float">
            <text:p>178,288</text:p>
          </table:table-cell>
          <table:table-cell table:style-name="ce31" office:value-type="float" office:value="33533" calcext:value-type="float">
            <text:p>33,533</text:p>
          </table:table-cell>
          <table:table-cell table:style-name="ce31" office:value-type="float" office:value="35767" calcext:value-type="float">
            <text:p>35,767</text:p>
          </table:table-cell>
          <table:table-cell table:style-name="ce31" office:value-type="float" office:value="36301" calcext:value-type="float">
            <text:p>36,301</text:p>
          </table:table-cell>
          <table:table-cell table:style-name="ce31" office:value-type="float" office:value="35863" calcext:value-type="float">
            <text:p>35,863</text:p>
          </table:table-cell>
          <table:table-cell table:style-name="ce56" office:value-type="float" office:value="36824" calcext:value-type="float">
            <text:p>36,824</text:p>
          </table:table-cell>
          <table:table-cell table:style-name="ce31" office:value-type="float" office:value="168594" calcext:value-type="float">
            <text:p>168,594</text:p>
          </table:table-cell>
          <table:table-cell table:style-name="ce31" office:value-type="float" office:value="35719" calcext:value-type="float">
            <text:p>35,719</text:p>
          </table:table-cell>
          <table:table-cell table:style-name="ce31" office:value-type="float" office:value="33564" calcext:value-type="float">
            <text:p>33,564</text:p>
          </table:table-cell>
          <table:table-cell table:style-name="ce31" office:value-type="float" office:value="36972" calcext:value-type="float">
            <text:p>36,972</text:p>
          </table:table-cell>
          <table:table-cell table:style-name="ce31" office:value-type="float" office:value="31231" calcext:value-type="float">
            <text:p>31,231</text:p>
          </table:table-cell>
          <table:table-cell table:style-name="ce56" office:value-type="float" office:value="31108" calcext:value-type="float">
            <text:p>31,108</text:p>
          </table:table-cell>
          <table:table-cell table:style-name="ce31" office:value-type="float" office:value="154560" calcext:value-type="float">
            <text:p>154,560</text:p>
          </table:table-cell>
          <table:table-cell table:style-name="ce31" office:value-type="float" office:value="30754" calcext:value-type="float">
            <text:p>30,754</text:p>
          </table:table-cell>
          <table:table-cell table:style-name="ce31" office:value-type="float" office:value="30387" calcext:value-type="float">
            <text:p>30,387</text:p>
          </table:table-cell>
          <table:table-cell table:style-name="ce31" office:value-type="float" office:value="30797" calcext:value-type="float">
            <text:p>30,797</text:p>
          </table:table-cell>
          <table:table-cell table:style-name="ce31" office:value-type="float" office:value="31434" calcext:value-type="float">
            <text:p>31,434</text:p>
          </table:table-cell>
          <table:table-cell table:style-name="ce56" office:value-type="float" office:value="31188" calcext:value-type="float">
            <text:p>31,188</text:p>
          </table:table-cell>
          <table:table-cell table:style-name="ce31" office:value-type="float" office:value="152872" calcext:value-type="float">
            <text:p>152,872</text:p>
          </table:table-cell>
          <table:table-cell table:style-name="ce31" office:value-type="float" office:value="30521" calcext:value-type="float">
            <text:p>30,521</text:p>
          </table:table-cell>
          <table:table-cell table:style-name="ce31" office:value-type="float" office:value="29265" calcext:value-type="float">
            <text:p>29,265</text:p>
          </table:table-cell>
          <table:table-cell table:style-name="ce31" office:value-type="float" office:value="30737" calcext:value-type="float">
            <text:p>30,737</text:p>
          </table:table-cell>
          <table:table-cell table:style-name="ce31" office:value-type="float" office:value="30967" calcext:value-type="float">
            <text:p>30,967</text:p>
          </table:table-cell>
          <table:table-cell table:style-name="ce56" office:value-type="float" office:value="31382" calcext:value-type="float">
            <text:p>31,382</text:p>
          </table:table-cell>
          <table:table-cell table:style-name="ce31" office:value-type="float" office:value="155890" calcext:value-type="float">
            <text:p>155,890</text:p>
          </table:table-cell>
          <table:table-cell table:style-name="ce31" office:value-type="float" office:value="31998" calcext:value-type="float">
            <text:p>31,998</text:p>
          </table:table-cell>
          <table:table-cell table:style-name="ce31" office:value-type="float" office:value="31522" calcext:value-type="float">
            <text:p>31,522</text:p>
          </table:table-cell>
          <table:table-cell table:style-name="ce31" office:value-type="float" office:value="30947" calcext:value-type="float">
            <text:p>30,947</text:p>
          </table:table-cell>
          <table:table-cell table:style-name="ce31" office:value-type="float" office:value="30854" calcext:value-type="float">
            <text:p>30,854</text:p>
          </table:table-cell>
          <table:table-cell table:style-name="ce56" office:value-type="float" office:value="30569" calcext:value-type="float">
            <text:p>30,569</text:p>
          </table:table-cell>
          <table:table-cell table:style-name="ce31" office:value-type="float" office:value="140919" calcext:value-type="float">
            <text:p>140,919</text:p>
          </table:table-cell>
          <table:table-cell table:style-name="ce31" office:value-type="float" office:value="29612" calcext:value-type="float">
            <text:p>29,612</text:p>
          </table:table-cell>
          <table:table-cell table:style-name="ce31" office:value-type="float" office:value="27703" calcext:value-type="float">
            <text:p>27,703</text:p>
          </table:table-cell>
          <table:table-cell table:style-name="ce31" office:value-type="float" office:value="29015" calcext:value-type="float">
            <text:p>29,015</text:p>
          </table:table-cell>
          <table:table-cell table:style-name="ce31" office:value-type="float" office:value="28372" calcext:value-type="float">
            <text:p>28,372</text:p>
          </table:table-cell>
          <table:table-cell table:style-name="ce56" office:value-type="float" office:value="26217" calcext:value-type="float">
            <text:p>26,217</text:p>
          </table:table-cell>
          <table:table-cell table:style-name="ce31" office:value-type="float" office:value="113143" calcext:value-type="float">
            <text:p>113,143</text:p>
          </table:table-cell>
          <table:table-cell table:style-name="ce31" office:value-type="float" office:value="25405" calcext:value-type="float">
            <text:p>25,405</text:p>
          </table:table-cell>
          <table:table-cell table:style-name="ce31" office:value-type="float" office:value="24480" calcext:value-type="float">
            <text:p>24,480</text:p>
          </table:table-cell>
          <table:table-cell table:style-name="ce31" office:value-type="float" office:value="24335" calcext:value-type="float">
            <text:p>24,335</text:p>
          </table:table-cell>
          <table:table-cell table:style-name="ce31" office:value-type="float" office:value="20168" calcext:value-type="float">
            <text:p>20,168</text:p>
          </table:table-cell>
          <table:table-cell table:style-name="ce56" office:value-type="float" office:value="18755" calcext:value-type="float">
            <text:p>18,755</text:p>
          </table:table-cell>
          <table:table-cell table:style-name="ce31" office:value-type="float" office:value="60462" calcext:value-type="float">
            <text:p>60,462</text:p>
          </table:table-cell>
          <table:table-cell table:style-name="ce31" office:value-type="float" office:value="15735" calcext:value-type="float">
            <text:p>15,735</text:p>
          </table:table-cell>
          <table:table-cell table:style-name="ce31" office:value-type="float" office:value="13867" calcext:value-type="float">
            <text:p>13,867</text:p>
          </table:table-cell>
          <table:table-cell table:style-name="ce31" office:value-type="float" office:value="10753" calcext:value-type="float">
            <text:p>10,753</text:p>
          </table:table-cell>
          <table:table-cell table:style-name="ce31" office:value-type="float" office:value="9333" calcext:value-type="float">
            <text:p>9,333</text:p>
          </table:table-cell>
          <table:table-cell table:style-name="ce56" office:value-type="float" office:value="10774" calcext:value-type="float">
            <text:p>10,774</text:p>
          </table:table-cell>
          <table:table-cell table:style-name="ce31" office:value-type="float" office:value="45088" calcext:value-type="float">
            <text:p>45,088</text:p>
          </table:table-cell>
          <table:table-cell table:style-name="ce31" office:value-type="float" office:value="10396" calcext:value-type="float">
            <text:p>10,396</text:p>
          </table:table-cell>
          <table:table-cell table:style-name="ce31" office:value-type="float" office:value="9552" calcext:value-type="float">
            <text:p>9,552</text:p>
          </table:table-cell>
          <table:table-cell table:style-name="ce31" office:value-type="float" office:value="9144" calcext:value-type="float">
            <text:p>9,144</text:p>
          </table:table-cell>
          <table:table-cell table:style-name="ce31" office:value-type="float" office:value="8553" calcext:value-type="float">
            <text:p>8,553</text:p>
          </table:table-cell>
          <table:table-cell table:style-name="ce56" office:value-type="float" office:value="7443" calcext:value-type="float">
            <text:p>7,443</text:p>
          </table:table-cell>
          <table:table-cell table:style-name="ce31" office:value-type="float" office:value="27929" calcext:value-type="float">
            <text:p>27,929</text:p>
          </table:table-cell>
          <table:table-cell table:style-name="ce31" office:value-type="float" office:value="6523" calcext:value-type="float">
            <text:p>6,523</text:p>
          </table:table-cell>
          <table:table-cell table:style-name="ce31" office:value-type="float" office:value="6174" calcext:value-type="float">
            <text:p>6,174</text:p>
          </table:table-cell>
          <table:table-cell table:style-name="ce31" office:value-type="float" office:value="5395" calcext:value-type="float">
            <text:p>5,395</text:p>
          </table:table-cell>
          <table:table-cell table:style-name="ce31" office:value-type="float" office:value="5211" calcext:value-type="float">
            <text:p>5,211</text:p>
          </table:table-cell>
          <table:table-cell table:style-name="ce56" office:value-type="float" office:value="4626" calcext:value-type="float">
            <text:p>4,626</text:p>
          </table:table-cell>
          <table:table-cell table:style-name="ce31" office:value-type="float" office:value="22705" calcext:value-type="float">
            <text:p>22,705</text:p>
          </table:table-cell>
          <table:table-cell table:style-name="ce31" office:value-type="float" office:value="4514" calcext:value-type="float">
            <text:p>4,514</text:p>
          </table:table-cell>
          <table:table-cell table:style-name="ce31" office:value-type="float" office:value="4721" calcext:value-type="float">
            <text:p>4,721</text:p>
          </table:table-cell>
          <table:table-cell table:style-name="ce31" office:value-type="float" office:value="4652" calcext:value-type="float">
            <text:p>4,652</text:p>
          </table:table-cell>
          <table:table-cell table:style-name="ce31" office:value-type="float" office:value="4594" calcext:value-type="float">
            <text:p>4,594</text:p>
          </table:table-cell>
          <table:table-cell table:style-name="ce56" office:value-type="float" office:value="4224" calcext:value-type="float">
            <text:p>4,224</text:p>
          </table:table-cell>
          <table:table-cell table:style-name="ce31" office:value-type="float" office:value="13991" calcext:value-type="float">
            <text:p>13,991</text:p>
          </table:table-cell>
          <table:table-cell table:style-name="ce31" office:value-type="float" office:value="3767" calcext:value-type="float">
            <text:p>3,767</text:p>
          </table:table-cell>
          <table:table-cell table:style-name="ce31" office:value-type="float" office:value="3186" calcext:value-type="float">
            <text:p>3,186</text:p>
          </table:table-cell>
          <table:table-cell table:style-name="ce31" office:value-type="float" office:value="2803" calcext:value-type="float">
            <text:p>2,803</text:p>
          </table:table-cell>
          <table:table-cell table:style-name="ce31" office:value-type="float" office:value="2418" calcext:value-type="float">
            <text:p>2,418</text:p>
          </table:table-cell>
          <table:table-cell table:style-name="ce56" office:value-type="float" office:value="1817" calcext:value-type="float">
            <text:p>1,817</text:p>
          </table:table-cell>
          <table:table-cell table:style-name="ce31" office:value-type="float" office:value="4965" calcext:value-type="float">
            <text:p>4,965</text:p>
          </table:table-cell>
          <table:table-cell table:style-name="ce31" office:value-type="float" office:value="1472" calcext:value-type="float">
            <text:p>1,472</text:p>
          </table:table-cell>
          <table:table-cell table:style-name="ce31" office:value-type="float" office:value="1289" calcext:value-type="float">
            <text:p>1,289</text:p>
          </table:table-cell>
          <table:table-cell table:style-name="ce31" office:value-type="float" office:value="1031" calcext:value-type="float">
            <text:p>1,031</text:p>
          </table:table-cell>
          <table:table-cell table:style-name="ce31" office:value-type="float" office:value="659" calcext:value-type="float">
            <text:p>659</text:p>
          </table:table-cell>
          <table:table-cell table:style-name="ce56" office:value-type="float" office:value="514" calcext:value-type="float">
            <text:p>514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25" calcext:value-type="float">
            <text:p>125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332" calcext:value-type="float">
            <text:p>3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4869" calcext:value-type="float">
            <text:p>2,004,869</text:p>
          </table:table-cell>
          <table:table-cell table:style-name="ce41" office:value-type="float" office:value="78464" calcext:value-type="float">
            <text:p>78,464</text:p>
          </table:table-cell>
          <table:table-cell table:style-name="ce32" office:value-type="float" office:value="15419" calcext:value-type="float">
            <text:p>15,419</text:p>
          </table:table-cell>
          <table:table-cell table:style-name="ce32" office:value-type="float" office:value="19459" calcext:value-type="float">
            <text:p>19,459</text:p>
          </table:table-cell>
          <table:table-cell table:style-name="ce32" office:value-type="float" office:value="15602" calcext:value-type="float">
            <text:p>15,602</text:p>
          </table:table-cell>
          <table:table-cell table:style-name="ce32" office:value-type="float" office:value="12820" calcext:value-type="float">
            <text:p>12,820</text:p>
          </table:table-cell>
          <table:table-cell table:style-name="ce32" office:value-type="float" office:value="15164" calcext:value-type="float">
            <text:p>15,164</text:p>
          </table:table-cell>
          <table:table-cell table:style-name="ce32" office:value-type="float" office:value="81623" calcext:value-type="float">
            <text:p>81,623</text:p>
          </table:table-cell>
          <table:table-cell table:style-name="ce32" office:value-type="float" office:value="15472" calcext:value-type="float">
            <text:p>15,472</text:p>
          </table:table-cell>
          <table:table-cell table:style-name="ce32" office:value-type="float" office:value="16444" calcext:value-type="float">
            <text:p>16,444</text:p>
          </table:table-cell>
          <table:table-cell table:style-name="ce32" office:value-type="float" office:value="16595" calcext:value-type="float">
            <text:p>16,595</text:p>
          </table:table-cell>
          <table:table-cell table:style-name="ce32" office:value-type="float" office:value="16271" calcext:value-type="float">
            <text:p>16,271</text:p>
          </table:table-cell>
          <table:table-cell table:style-name="ce41" office:value-type="float" office:value="16841" calcext:value-type="float">
            <text:p>16,841</text:p>
          </table:table-cell>
          <table:table-cell table:style-name="ce32" office:value-type="float" office:value="100533" calcext:value-type="float">
            <text:p>100,533</text:p>
          </table:table-cell>
          <table:table-cell table:style-name="ce32" office:value-type="float" office:value="17322" calcext:value-type="float">
            <text:p>17,322</text:p>
          </table:table-cell>
          <table:table-cell table:style-name="ce32" office:value-type="float" office:value="18438" calcext:value-type="float">
            <text:p>18,438</text:p>
          </table:table-cell>
          <table:table-cell table:style-name="ce32" office:value-type="float" office:value="19508" calcext:value-type="float">
            <text:p>19,508</text:p>
          </table:table-cell>
          <table:table-cell table:style-name="ce32" office:value-type="float" office:value="23549" calcext:value-type="float">
            <text:p>23,549</text:p>
          </table:table-cell>
          <table:table-cell table:style-name="ce41" office:value-type="float" office:value="21716" calcext:value-type="float">
            <text:p>21,716</text:p>
          </table:table-cell>
          <table:table-cell table:style-name="ce32" office:value-type="float" office:value="123718" calcext:value-type="float">
            <text:p>123,718</text:p>
          </table:table-cell>
          <table:table-cell table:style-name="ce32" office:value-type="float" office:value="20990" calcext:value-type="float">
            <text:p>20,990</text:p>
          </table:table-cell>
          <table:table-cell table:style-name="ce32" office:value-type="float" office:value="25279" calcext:value-type="float">
            <text:p>25,279</text:p>
          </table:table-cell>
          <table:table-cell table:style-name="ce32" office:value-type="float" office:value="25512" calcext:value-type="float">
            <text:p>25,512</text:p>
          </table:table-cell>
          <table:table-cell table:style-name="ce32" office:value-type="float" office:value="25928" calcext:value-type="float">
            <text:p>25,928</text:p>
          </table:table-cell>
          <table:table-cell table:style-name="ce41" office:value-type="float" office:value="26009" calcext:value-type="float">
            <text:p>26,009</text:p>
          </table:table-cell>
          <table:table-cell table:style-name="ce32" office:value-type="float" office:value="132768" calcext:value-type="float">
            <text:p>132,768</text:p>
          </table:table-cell>
          <table:table-cell table:style-name="ce32" office:value-type="float" office:value="26467" calcext:value-type="float">
            <text:p>26,467</text:p>
          </table:table-cell>
          <table:table-cell table:style-name="ce32" office:value-type="float" office:value="26190" calcext:value-type="float">
            <text:p>26,190</text:p>
          </table:table-cell>
          <table:table-cell table:style-name="ce32" office:value-type="float" office:value="26226" calcext:value-type="float">
            <text:p>26,226</text:p>
          </table:table-cell>
          <table:table-cell table:style-name="ce32" office:value-type="float" office:value="27729" calcext:value-type="float">
            <text:p>27,729</text:p>
          </table:table-cell>
          <table:table-cell table:style-name="ce41" office:value-type="float" office:value="26156" calcext:value-type="float">
            <text:p>26,156</text:p>
          </table:table-cell>
          <table:table-cell table:style-name="ce32" office:value-type="float" office:value="143728" calcext:value-type="float">
            <text:p>143,728</text:p>
          </table:table-cell>
          <table:table-cell table:style-name="ce32" office:value-type="float" office:value="29050" calcext:value-type="float">
            <text:p>29,050</text:p>
          </table:table-cell>
          <table:table-cell table:style-name="ce32" office:value-type="float" office:value="26426" calcext:value-type="float">
            <text:p>26,426</text:p>
          </table:table-cell>
          <table:table-cell table:style-name="ce32" office:value-type="float" office:value="26139" calcext:value-type="float">
            <text:p>26,139</text:p>
          </table:table-cell>
          <table:table-cell table:style-name="ce32" office:value-type="float" office:value="29704" calcext:value-type="float">
            <text:p>29,704</text:p>
          </table:table-cell>
          <table:table-cell table:style-name="ce41" office:value-type="float" office:value="32409" calcext:value-type="float">
            <text:p>32,409</text:p>
          </table:table-cell>
          <table:table-cell table:style-name="ce32" office:value-type="float" office:value="181619" calcext:value-type="float">
            <text:p>181,619</text:p>
          </table:table-cell>
          <table:table-cell table:style-name="ce32" office:value-type="float" office:value="33692" calcext:value-type="float">
            <text:p>33,692</text:p>
          </table:table-cell>
          <table:table-cell table:style-name="ce32" office:value-type="float" office:value="36249" calcext:value-type="float">
            <text:p>36,249</text:p>
          </table:table-cell>
          <table:table-cell table:style-name="ce32" office:value-type="float" office:value="37182" calcext:value-type="float">
            <text:p>37,182</text:p>
          </table:table-cell>
          <table:table-cell table:style-name="ce32" office:value-type="float" office:value="36656" calcext:value-type="float">
            <text:p>36,656</text:p>
          </table:table-cell>
          <table:table-cell table:style-name="ce41" office:value-type="float" office:value="37840" calcext:value-type="float">
            <text:p>37,840</text:p>
          </table:table-cell>
          <table:table-cell table:style-name="ce32" office:value-type="float" office:value="174687" calcext:value-type="float">
            <text:p>174,687</text:p>
          </table:table-cell>
          <table:table-cell table:style-name="ce32" office:value-type="float" office:value="36788" calcext:value-type="float">
            <text:p>36,788</text:p>
          </table:table-cell>
          <table:table-cell table:style-name="ce32" office:value-type="float" office:value="35139" calcext:value-type="float">
            <text:p>35,139</text:p>
          </table:table-cell>
          <table:table-cell table:style-name="ce32" office:value-type="float" office:value="37885" calcext:value-type="float">
            <text:p>37,885</text:p>
          </table:table-cell>
          <table:table-cell table:style-name="ce32" office:value-type="float" office:value="32765" calcext:value-type="float">
            <text:p>32,765</text:p>
          </table:table-cell>
          <table:table-cell table:style-name="ce41" office:value-type="float" office:value="32110" calcext:value-type="float">
            <text:p>32,110</text:p>
          </table:table-cell>
          <table:table-cell table:style-name="ce32" office:value-type="float" office:value="160956" calcext:value-type="float">
            <text:p>160,956</text:p>
          </table:table-cell>
          <table:table-cell table:style-name="ce32" office:value-type="float" office:value="31624" calcext:value-type="float">
            <text:p>31,624</text:p>
          </table:table-cell>
          <table:table-cell table:style-name="ce32" office:value-type="float" office:value="31289" calcext:value-type="float">
            <text:p>31,289</text:p>
          </table:table-cell>
          <table:table-cell table:style-name="ce32" office:value-type="float" office:value="32040" calcext:value-type="float">
            <text:p>32,040</text:p>
          </table:table-cell>
          <table:table-cell table:style-name="ce32" office:value-type="float" office:value="32861" calcext:value-type="float">
            <text:p>32,861</text:p>
          </table:table-cell>
          <table:table-cell table:style-name="ce41" office:value-type="float" office:value="33142" calcext:value-type="float">
            <text:p>33,142</text:p>
          </table:table-cell>
          <table:table-cell table:style-name="ce32" office:value-type="float" office:value="168078" calcext:value-type="float">
            <text:p>168,078</text:p>
          </table:table-cell>
          <table:table-cell table:style-name="ce32" office:value-type="float" office:value="33125" calcext:value-type="float">
            <text:p>33,125</text:p>
          </table:table-cell>
          <table:table-cell table:style-name="ce32" office:value-type="float" office:value="31415" calcext:value-type="float">
            <text:p>31,415</text:p>
          </table:table-cell>
          <table:table-cell table:style-name="ce32" office:value-type="float" office:value="34298" calcext:value-type="float">
            <text:p>34,298</text:p>
          </table:table-cell>
          <table:table-cell table:style-name="ce32" office:value-type="float" office:value="34501" calcext:value-type="float">
            <text:p>34,501</text:p>
          </table:table-cell>
          <table:table-cell table:style-name="ce41" office:value-type="float" office:value="34739" calcext:value-type="float">
            <text:p>34,739</text:p>
          </table:table-cell>
          <table:table-cell table:style-name="ce32" office:value-type="float" office:value="174442" calcext:value-type="float">
            <text:p>174,442</text:p>
          </table:table-cell>
          <table:table-cell table:style-name="ce32" office:value-type="float" office:value="36165" calcext:value-type="float">
            <text:p>36,165</text:p>
          </table:table-cell>
          <table:table-cell table:style-name="ce32" office:value-type="float" office:value="35220" calcext:value-type="float">
            <text:p>35,220</text:p>
          </table:table-cell>
          <table:table-cell table:style-name="ce32" office:value-type="float" office:value="34385" calcext:value-type="float">
            <text:p>34,385</text:p>
          </table:table-cell>
          <table:table-cell table:style-name="ce32" office:value-type="float" office:value="34281" calcext:value-type="float">
            <text:p>34,281</text:p>
          </table:table-cell>
          <table:table-cell table:style-name="ce41" office:value-type="float" office:value="34391" calcext:value-type="float">
            <text:p>34,391</text:p>
          </table:table-cell>
          <table:table-cell table:style-name="ce32" office:value-type="float" office:value="159072" calcext:value-type="float">
            <text:p>159,072</text:p>
          </table:table-cell>
          <table:table-cell table:style-name="ce32" office:value-type="float" office:value="33589" calcext:value-type="float">
            <text:p>33,589</text:p>
          </table:table-cell>
          <table:table-cell table:style-name="ce32" office:value-type="float" office:value="31517" calcext:value-type="float">
            <text:p>31,517</text:p>
          </table:table-cell>
          <table:table-cell table:style-name="ce32" office:value-type="float" office:value="32606" calcext:value-type="float">
            <text:p>32,606</text:p>
          </table:table-cell>
          <table:table-cell table:style-name="ce32" office:value-type="float" office:value="31514" calcext:value-type="float">
            <text:p>31,514</text:p>
          </table:table-cell>
          <table:table-cell table:style-name="ce41" office:value-type="float" office:value="29846" calcext:value-type="float">
            <text:p>29,846</text:p>
          </table:table-cell>
          <table:table-cell table:style-name="ce32" office:value-type="float" office:value="126841" calcext:value-type="float">
            <text:p>126,841</text:p>
          </table:table-cell>
          <table:table-cell table:style-name="ce32" office:value-type="float" office:value="28677" calcext:value-type="float">
            <text:p>28,677</text:p>
          </table:table-cell>
          <table:table-cell table:style-name="ce32" office:value-type="float" office:value="27711" calcext:value-type="float">
            <text:p>27,711</text:p>
          </table:table-cell>
          <table:table-cell table:style-name="ce32" office:value-type="float" office:value="27178" calcext:value-type="float">
            <text:p>27,178</text:p>
          </table:table-cell>
          <table:table-cell table:style-name="ce32" office:value-type="float" office:value="22699" calcext:value-type="float">
            <text:p>22,699</text:p>
          </table:table-cell>
          <table:table-cell table:style-name="ce41" office:value-type="float" office:value="20576" calcext:value-type="float">
            <text:p>20,576</text:p>
          </table:table-cell>
          <table:table-cell table:style-name="ce32" office:value-type="float" office:value="66990" calcext:value-type="float">
            <text:p>66,990</text:p>
          </table:table-cell>
          <table:table-cell table:style-name="ce32" office:value-type="float" office:value="17561" calcext:value-type="float">
            <text:p>17,561</text:p>
          </table:table-cell>
          <table:table-cell table:style-name="ce32" office:value-type="float" office:value="15341" calcext:value-type="float">
            <text:p>15,341</text:p>
          </table:table-cell>
          <table:table-cell table:style-name="ce32" office:value-type="float" office:value="12016" calcext:value-type="float">
            <text:p>12,016</text:p>
          </table:table-cell>
          <table:table-cell table:style-name="ce32" office:value-type="float" office:value="10326" calcext:value-type="float">
            <text:p>10,326</text:p>
          </table:table-cell>
          <table:table-cell table:style-name="ce41" office:value-type="float" office:value="11746" calcext:value-type="float">
            <text:p>11,746</text:p>
          </table:table-cell>
          <table:table-cell table:style-name="ce32" office:value-type="float" office:value="53283" calcext:value-type="float">
            <text:p>53,283</text:p>
          </table:table-cell>
          <table:table-cell table:style-name="ce32" office:value-type="float" office:value="11772" calcext:value-type="float">
            <text:p>11,772</text:p>
          </table:table-cell>
          <table:table-cell table:style-name="ce32" office:value-type="float" office:value="11061" calcext:value-type="float">
            <text:p>11,061</text:p>
          </table:table-cell>
          <table:table-cell table:style-name="ce32" office:value-type="float" office:value="10649" calcext:value-type="float">
            <text:p>10,649</text:p>
          </table:table-cell>
          <table:table-cell table:style-name="ce32" office:value-type="float" office:value="10344" calcext:value-type="float">
            <text:p>10,344</text:p>
          </table:table-cell>
          <table:table-cell table:style-name="ce41" office:value-type="float" office:value="9457" calcext:value-type="float">
            <text:p>9,457</text:p>
          </table:table-cell>
          <table:table-cell table:style-name="ce32" office:value-type="float" office:value="36101" calcext:value-type="float">
            <text:p>36,101</text:p>
          </table:table-cell>
          <table:table-cell table:style-name="ce32" office:value-type="float" office:value="8355" calcext:value-type="float">
            <text:p>8,355</text:p>
          </table:table-cell>
          <table:table-cell table:style-name="ce32" office:value-type="float" office:value="7944" calcext:value-type="float">
            <text:p>7,944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2" office:value-type="float" office:value="6577" calcext:value-type="float">
            <text:p>6,577</text:p>
          </table:table-cell>
          <table:table-cell table:style-name="ce41" office:value-type="float" office:value="6008" calcext:value-type="float">
            <text:p>6,008</text:p>
          </table:table-cell>
          <table:table-cell table:style-name="ce32" office:value-type="float" office:value="22733" calcext:value-type="float">
            <text:p>22,733</text:p>
          </table:table-cell>
          <table:table-cell table:style-name="ce32" office:value-type="float" office:value="5380" calcext:value-type="float">
            <text:p>5,380</text:p>
          </table:table-cell>
          <table:table-cell table:style-name="ce32" office:value-type="float" office:value="4947" calcext:value-type="float">
            <text:p>4,947</text:p>
          </table:table-cell>
          <table:table-cell table:style-name="ce32" office:value-type="float" office:value="4606" calcext:value-type="float">
            <text:p>4,606</text:p>
          </table:table-cell>
          <table:table-cell table:style-name="ce32" office:value-type="float" office:value="4059" calcext:value-type="float">
            <text:p>4,059</text:p>
          </table:table-cell>
          <table:table-cell table:style-name="ce41" office:value-type="float" office:value="3741" calcext:value-type="float">
            <text:p>3,741</text:p>
          </table:table-cell>
          <table:table-cell table:style-name="ce32" office:value-type="float" office:value="12938" calcext:value-type="float">
            <text:p>12,938</text:p>
          </table:table-cell>
          <table:table-cell table:style-name="ce32" office:value-type="float" office:value="3341" calcext:value-type="float">
            <text:p>3,341</text:p>
          </table:table-cell>
          <table:table-cell table:style-name="ce32" office:value-type="float" office:value="3016" calcext:value-type="float">
            <text:p>3,016</text:p>
          </table:table-cell>
          <table:table-cell table:style-name="ce32" office:value-type="float" office:value="2663" calcext:value-type="float">
            <text:p>2,663</text:p>
          </table:table-cell>
          <table:table-cell table:style-name="ce32" office:value-type="float" office:value="2143" calcext:value-type="float">
            <text:p>2,143</text:p>
          </table:table-cell>
          <table:table-cell table:style-name="ce41" office:value-type="float" office:value="1775" calcext:value-type="float">
            <text:p>1,775</text:p>
          </table:table-cell>
          <table:table-cell table:style-name="ce32" office:value-type="float" office:value="4894" calcext:value-type="float">
            <text:p>4,894</text:p>
          </table:table-cell>
          <table:table-cell table:style-name="ce32" office:value-type="float" office:value="1427" calcext:value-type="float">
            <text:p>1,427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724" calcext:value-type="float">
            <text:p>724</text:p>
          </table:table-cell>
          <table:table-cell table:style-name="ce41" office:value-type="float" office:value="535" calcext:value-type="float">
            <text:p>535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53" calcext:value-type="float">
            <text:p>153</text:p>
          </table:table-cell>
          <table:table-cell table:style-name="ce41" office:value-type="float" office:value="122" calcext:value-type="float">
            <text:p>122</text:p>
          </table:table-cell>
          <table:table-cell table:style-name="ce32" office:value-type="float" office:value="263" calcext:value-type="float">
            <text:p>2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6516" calcext:value-type="float">
            <text:p>2,686,516</text:p>
          </table:table-cell>
          <table:table-cell table:style-name="ce31" office:value-type="float" office:value="136091" calcext:value-type="float">
            <text:p>136,091</text:p>
          </table:table-cell>
          <table:table-cell table:style-name="ce31" office:value-type="float" office:value="25637" calcext:value-type="float">
            <text:p>25,637</text:p>
          </table:table-cell>
          <table:table-cell table:style-name="ce31" office:value-type="float" office:value="33475" calcext:value-type="float">
            <text:p>33,475</text:p>
          </table:table-cell>
          <table:table-cell table:style-name="ce31" office:value-type="float" office:value="29187" calcext:value-type="float">
            <text:p>29,187</text:p>
          </table:table-cell>
          <table:table-cell table:style-name="ce31" office:value-type="float" office:value="23276" calcext:value-type="float">
            <text:p>23,276</text:p>
          </table:table-cell>
          <table:table-cell table:style-name="ce31" office:value-type="float" office:value="24516" calcext:value-type="float">
            <text:p>24,516</text:p>
          </table:table-cell>
          <table:table-cell table:style-name="ce31" office:value-type="float" office:value="110797" calcext:value-type="float">
            <text:p>110,797</text:p>
          </table:table-cell>
          <table:table-cell table:style-name="ce31" office:value-type="float" office:value="22922" calcext:value-type="float">
            <text:p>22,922</text:p>
          </table:table-cell>
          <table:table-cell table:style-name="ce31" office:value-type="float" office:value="22671" calcext:value-type="float">
            <text:p>22,671</text:p>
          </table:table-cell>
          <table:table-cell table:style-name="ce31" office:value-type="float" office:value="21492" calcext:value-type="float">
            <text:p>21,492</text:p>
          </table:table-cell>
          <table:table-cell table:style-name="ce31" office:value-type="float" office:value="21482" calcext:value-type="float">
            <text:p>21,482</text:p>
          </table:table-cell>
          <table:table-cell table:style-name="ce56" office:value-type="float" office:value="22230" calcext:value-type="float">
            <text:p>22,230</text:p>
          </table:table-cell>
          <table:table-cell table:style-name="ce31" office:value-type="float" office:value="136713" calcext:value-type="float">
            <text:p>136,713</text:p>
          </table:table-cell>
          <table:table-cell table:style-name="ce31" office:value-type="float" office:value="23249" calcext:value-type="float">
            <text:p>23,249</text:p>
          </table:table-cell>
          <table:table-cell table:style-name="ce31" office:value-type="float" office:value="25524" calcext:value-type="float">
            <text:p>25,524</text:p>
          </table:table-cell>
          <table:table-cell table:style-name="ce31" office:value-type="float" office:value="26365" calcext:value-type="float">
            <text:p>26,365</text:p>
          </table:table-cell>
          <table:table-cell table:style-name="ce31" office:value-type="float" office:value="31751" calcext:value-type="float">
            <text:p>31,751</text:p>
          </table:table-cell>
          <table:table-cell table:style-name="ce56" office:value-type="float" office:value="29824" calcext:value-type="float">
            <text:p>29,824</text:p>
          </table:table-cell>
          <table:table-cell table:style-name="ce31" office:value-type="float" office:value="153991" calcext:value-type="float">
            <text:p>153,991</text:p>
          </table:table-cell>
          <table:table-cell table:style-name="ce31" office:value-type="float" office:value="27420" calcext:value-type="float">
            <text:p>27,420</text:p>
          </table:table-cell>
          <table:table-cell table:style-name="ce31" office:value-type="float" office:value="32234" calcext:value-type="float">
            <text:p>32,234</text:p>
          </table:table-cell>
          <table:table-cell table:style-name="ce31" office:value-type="float" office:value="31236" calcext:value-type="float">
            <text:p>31,236</text:p>
          </table:table-cell>
          <table:table-cell table:style-name="ce31" office:value-type="float" office:value="32221" calcext:value-type="float">
            <text:p>32,221</text:p>
          </table:table-cell>
          <table:table-cell table:style-name="ce56" office:value-type="float" office:value="30880" calcext:value-type="float">
            <text:p>30,880</text:p>
          </table:table-cell>
          <table:table-cell table:style-name="ce31" office:value-type="float" office:value="151106" calcext:value-type="float">
            <text:p>151,106</text:p>
          </table:table-cell>
          <table:table-cell table:style-name="ce31" office:value-type="float" office:value="30452" calcext:value-type="float">
            <text:p>30,452</text:p>
          </table:table-cell>
          <table:table-cell table:style-name="ce31" office:value-type="float" office:value="29847" calcext:value-type="float">
            <text:p>29,847</text:p>
          </table:table-cell>
          <table:table-cell table:style-name="ce31" office:value-type="float" office:value="29531" calcext:value-type="float">
            <text:p>29,531</text:p>
          </table:table-cell>
          <table:table-cell table:style-name="ce31" office:value-type="float" office:value="31813" calcext:value-type="float">
            <text:p>31,813</text:p>
          </table:table-cell>
          <table:table-cell table:style-name="ce56" office:value-type="float" office:value="29463" calcext:value-type="float">
            <text:p>29,463</text:p>
          </table:table-cell>
          <table:table-cell table:style-name="ce31" office:value-type="float" office:value="164894" calcext:value-type="float">
            <text:p>164,894</text:p>
          </table:table-cell>
          <table:table-cell table:style-name="ce31" office:value-type="float" office:value="32701" calcext:value-type="float">
            <text:p>32,701</text:p>
          </table:table-cell>
          <table:table-cell table:style-name="ce31" office:value-type="float" office:value="29807" calcext:value-type="float">
            <text:p>29,807</text:p>
          </table:table-cell>
          <table:table-cell table:style-name="ce31" office:value-type="float" office:value="29877" calcext:value-type="float">
            <text:p>29,877</text:p>
          </table:table-cell>
          <table:table-cell table:style-name="ce31" office:value-type="float" office:value="34448" calcext:value-type="float">
            <text:p>34,448</text:p>
          </table:table-cell>
          <table:table-cell table:style-name="ce56" office:value-type="float" office:value="38061" calcext:value-type="float">
            <text:p>38,061</text:p>
          </table:table-cell>
          <table:table-cell table:style-name="ce31" office:value-type="float" office:value="226155" calcext:value-type="float">
            <text:p>226,155</text:p>
          </table:table-cell>
          <table:table-cell table:style-name="ce31" office:value-type="float" office:value="40869" calcext:value-type="float">
            <text:p>40,869</text:p>
          </table:table-cell>
          <table:table-cell table:style-name="ce31" office:value-type="float" office:value="44074" calcext:value-type="float">
            <text:p>44,074</text:p>
          </table:table-cell>
          <table:table-cell table:style-name="ce31" office:value-type="float" office:value="46761" calcext:value-type="float">
            <text:p>46,761</text:p>
          </table:table-cell>
          <table:table-cell table:style-name="ce31" office:value-type="float" office:value="46458" calcext:value-type="float">
            <text:p>46,458</text:p>
          </table:table-cell>
          <table:table-cell table:style-name="ce56" office:value-type="float" office:value="47993" calcext:value-type="float">
            <text:p>47,993</text:p>
          </table:table-cell>
          <table:table-cell table:style-name="ce31" office:value-type="float" office:value="222689" calcext:value-type="float">
            <text:p>222,689</text:p>
          </table:table-cell>
          <table:table-cell table:style-name="ce31" office:value-type="float" office:value="46670" calcext:value-type="float">
            <text:p>46,670</text:p>
          </table:table-cell>
          <table:table-cell table:style-name="ce31" office:value-type="float" office:value="43078" calcext:value-type="float">
            <text:p>43,078</text:p>
          </table:table-cell>
          <table:table-cell table:style-name="ce31" office:value-type="float" office:value="49844" calcext:value-type="float">
            <text:p>49,844</text:p>
          </table:table-cell>
          <table:table-cell table:style-name="ce31" office:value-type="float" office:value="41492" calcext:value-type="float">
            <text:p>41,492</text:p>
          </table:table-cell>
          <table:table-cell table:style-name="ce56" office:value-type="float" office:value="41605" calcext:value-type="float">
            <text:p>41,605</text:p>
          </table:table-cell>
          <table:table-cell table:style-name="ce31" office:value-type="float" office:value="210511" calcext:value-type="float">
            <text:p>210,511</text:p>
          </table:table-cell>
          <table:table-cell table:style-name="ce31" office:value-type="float" office:value="40889" calcext:value-type="float">
            <text:p>40,889</text:p>
          </table:table-cell>
          <table:table-cell table:style-name="ce31" office:value-type="float" office:value="40842" calcext:value-type="float">
            <text:p>40,842</text:p>
          </table:table-cell>
          <table:table-cell table:style-name="ce31" office:value-type="float" office:value="42206" calcext:value-type="float">
            <text:p>42,206</text:p>
          </table:table-cell>
          <table:table-cell table:style-name="ce31" office:value-type="float" office:value="43309" calcext:value-type="float">
            <text:p>43,309</text:p>
          </table:table-cell>
          <table:table-cell table:style-name="ce56" office:value-type="float" office:value="43265" calcext:value-type="float">
            <text:p>43,265</text:p>
          </table:table-cell>
          <table:table-cell table:style-name="ce31" office:value-type="float" office:value="210737" calcext:value-type="float">
            <text:p>210,737</text:p>
          </table:table-cell>
          <table:table-cell table:style-name="ce31" office:value-type="float" office:value="42497" calcext:value-type="float">
            <text:p>42,497</text:p>
          </table:table-cell>
          <table:table-cell table:style-name="ce31" office:value-type="float" office:value="40541" calcext:value-type="float">
            <text:p>40,541</text:p>
          </table:table-cell>
          <table:table-cell table:style-name="ce31" office:value-type="float" office:value="42285" calcext:value-type="float">
            <text:p>42,285</text:p>
          </table:table-cell>
          <table:table-cell table:style-name="ce31" office:value-type="float" office:value="42237" calcext:value-type="float">
            <text:p>42,237</text:p>
          </table:table-cell>
          <table:table-cell table:style-name="ce56" office:value-type="float" office:value="43177" calcext:value-type="float">
            <text:p>43,177</text:p>
          </table:table-cell>
          <table:table-cell table:style-name="ce31" office:value-type="float" office:value="212115" calcext:value-type="float">
            <text:p>212,115</text:p>
          </table:table-cell>
          <table:table-cell table:style-name="ce31" office:value-type="float" office:value="43424" calcext:value-type="float">
            <text:p>43,424</text:p>
          </table:table-cell>
          <table:table-cell table:style-name="ce31" office:value-type="float" office:value="42321" calcext:value-type="float">
            <text:p>42,321</text:p>
          </table:table-cell>
          <table:table-cell table:style-name="ce31" office:value-type="float" office:value="41614" calcext:value-type="float">
            <text:p>41,614</text:p>
          </table:table-cell>
          <table:table-cell table:style-name="ce31" office:value-type="float" office:value="42363" calcext:value-type="float">
            <text:p>42,363</text:p>
          </table:table-cell>
          <table:table-cell table:style-name="ce56" office:value-type="float" office:value="42393" calcext:value-type="float">
            <text:p>42,393</text:p>
          </table:table-cell>
          <table:table-cell table:style-name="ce31" office:value-type="float" office:value="205948" calcext:value-type="float">
            <text:p>205,948</text:p>
          </table:table-cell>
          <table:table-cell table:style-name="ce31" office:value-type="float" office:value="42108" calcext:value-type="float">
            <text:p>42,108</text:p>
          </table:table-cell>
          <table:table-cell table:style-name="ce31" office:value-type="float" office:value="40407" calcext:value-type="float">
            <text:p>40,407</text:p>
          </table:table-cell>
          <table:table-cell table:style-name="ce31" office:value-type="float" office:value="42203" calcext:value-type="float">
            <text:p>42,203</text:p>
          </table:table-cell>
          <table:table-cell table:style-name="ce31" office:value-type="float" office:value="41691" calcext:value-type="float">
            <text:p>41,691</text:p>
          </table:table-cell>
          <table:table-cell table:style-name="ce56" office:value-type="float" office:value="39539" calcext:value-type="float">
            <text:p>39,539</text:p>
          </table:table-cell>
          <table:table-cell table:style-name="ce31" office:value-type="float" office:value="182164" calcext:value-type="float">
            <text:p>182,164</text:p>
          </table:table-cell>
          <table:table-cell table:style-name="ce31" office:value-type="float" office:value="39013" calcext:value-type="float">
            <text:p>39,013</text:p>
          </table:table-cell>
          <table:table-cell table:style-name="ce31" office:value-type="float" office:value="38701" calcext:value-type="float">
            <text:p>38,701</text:p>
          </table:table-cell>
          <table:table-cell table:style-name="ce31" office:value-type="float" office:value="38707" calcext:value-type="float">
            <text:p>38,707</text:p>
          </table:table-cell>
          <table:table-cell table:style-name="ce31" office:value-type="float" office:value="33737" calcext:value-type="float">
            <text:p>33,737</text:p>
          </table:table-cell>
          <table:table-cell table:style-name="ce56" office:value-type="float" office:value="32006" calcext:value-type="float">
            <text:p>32,006</text:p>
          </table:table-cell>
          <table:table-cell table:style-name="ce31" office:value-type="float" office:value="108656" calcext:value-type="float">
            <text:p>108,656</text:p>
          </table:table-cell>
          <table:table-cell table:style-name="ce31" office:value-type="float" office:value="27822" calcext:value-type="float">
            <text:p>27,822</text:p>
          </table:table-cell>
          <table:table-cell table:style-name="ce31" office:value-type="float" office:value="25142" calcext:value-type="float">
            <text:p>25,142</text:p>
          </table:table-cell>
          <table:table-cell table:style-name="ce31" office:value-type="float" office:value="19695" calcext:value-type="float">
            <text:p>19,695</text:p>
          </table:table-cell>
          <table:table-cell table:style-name="ce31" office:value-type="float" office:value="16950" calcext:value-type="float">
            <text:p>16,950</text:p>
          </table:table-cell>
          <table:table-cell table:style-name="ce56" office:value-type="float" office:value="19047" calcext:value-type="float">
            <text:p>19,047</text:p>
          </table:table-cell>
          <table:table-cell table:style-name="ce31" office:value-type="float" office:value="89016" calcext:value-type="float">
            <text:p>89,016</text:p>
          </table:table-cell>
          <table:table-cell table:style-name="ce31" office:value-type="float" office:value="19112" calcext:value-type="float">
            <text:p>19,112</text:p>
          </table:table-cell>
          <table:table-cell table:style-name="ce31" office:value-type="float" office:value="18418" calcext:value-type="float">
            <text:p>18,418</text:p>
          </table:table-cell>
          <table:table-cell table:style-name="ce31" office:value-type="float" office:value="17831" calcext:value-type="float">
            <text:p>17,831</text:p>
          </table:table-cell>
          <table:table-cell table:style-name="ce31" office:value-type="float" office:value="17462" calcext:value-type="float">
            <text:p>17,462</text:p>
          </table:table-cell>
          <table:table-cell table:style-name="ce56" office:value-type="float" office:value="16193" calcext:value-type="float">
            <text:p>16,193</text:p>
          </table:table-cell>
          <table:table-cell table:style-name="ce31" office:value-type="float" office:value="64714" calcext:value-type="float">
            <text:p>64,714</text:p>
          </table:table-cell>
          <table:table-cell table:style-name="ce31" office:value-type="float" office:value="14595" calcext:value-type="float">
            <text:p>14,595</text:p>
          </table:table-cell>
          <table:table-cell table:style-name="ce31" office:value-type="float" office:value="13820" calcext:value-type="float">
            <text:p>13,820</text:p>
          </table:table-cell>
          <table:table-cell table:style-name="ce31" office:value-type="float" office:value="12695" calcext:value-type="float">
            <text:p>12,695</text:p>
          </table:table-cell>
          <table:table-cell table:style-name="ce31" office:value-type="float" office:value="12350" calcext:value-type="float">
            <text:p>12,350</text:p>
          </table:table-cell>
          <table:table-cell table:style-name="ce56" office:value-type="float" office:value="11254" calcext:value-type="float">
            <text:p>11,254</text:p>
          </table:table-cell>
          <table:table-cell table:style-name="ce31" office:value-type="float" office:value="50666" calcext:value-type="float">
            <text:p>50,666</text:p>
          </table:table-cell>
          <table:table-cell table:style-name="ce31" office:value-type="float" office:value="10706" calcext:value-type="float">
            <text:p>10,706</text:p>
          </table:table-cell>
          <table:table-cell table:style-name="ce31" office:value-type="float" office:value="10765" calcext:value-type="float">
            <text:p>10,765</text:p>
          </table:table-cell>
          <table:table-cell table:style-name="ce31" office:value-type="float" office:value="10242" calcext:value-type="float">
            <text:p>10,242</text:p>
          </table:table-cell>
          <table:table-cell table:style-name="ce31" office:value-type="float" office:value="9895" calcext:value-type="float">
            <text:p>9,895</text:p>
          </table:table-cell>
          <table:table-cell table:style-name="ce56" office:value-type="float" office:value="9058" calcext:value-type="float">
            <text:p>9,058</text:p>
          </table:table-cell>
          <table:table-cell table:style-name="ce31" office:value-type="float" office:value="32889" calcext:value-type="float">
            <text:p>32,889</text:p>
          </table:table-cell>
          <table:table-cell table:style-name="ce31" office:value-type="float" office:value="8258" calcext:value-type="float">
            <text:p>8,258</text:p>
          </table:table-cell>
          <table:table-cell table:style-name="ce31" office:value-type="float" office:value="7366" calcext:value-type="float">
            <text:p>7,366</text:p>
          </table:table-cell>
          <table:table-cell table:style-name="ce31" office:value-type="float" office:value="6748" calcext:value-type="float">
            <text:p>6,748</text:p>
          </table:table-cell>
          <table:table-cell table:style-name="ce31" office:value-type="float" office:value="5926" calcext:value-type="float">
            <text:p>5,926</text:p>
          </table:table-cell>
          <table:table-cell table:style-name="ce56" office:value-type="float" office:value="4591" calcext:value-type="float">
            <text:p>4,591</text:p>
          </table:table-cell>
          <table:table-cell table:style-name="ce31" office:value-type="float" office:value="13005" calcext:value-type="float">
            <text:p>13,005</text:p>
          </table:table-cell>
          <table:table-cell table:style-name="ce31" office:value-type="float" office:value="3784" calcext:value-type="float">
            <text:p>3,784</text:p>
          </table:table-cell>
          <table:table-cell table:style-name="ce31" office:value-type="float" office:value="3286" calcext:value-type="float">
            <text:p>3,286</text:p>
          </table:table-cell>
          <table:table-cell table:style-name="ce31" office:value-type="float" office:value="2669" calcext:value-type="float">
            <text:p>2,669</text:p>
          </table:table-cell>
          <table:table-cell table:style-name="ce31" office:value-type="float" office:value="1925" calcext:value-type="float">
            <text:p>1,925</text:p>
          </table:table-cell>
          <table:table-cell table:style-name="ce56" office:value-type="float" office:value="1341" calcext:value-type="float">
            <text:p>1,341</text:p>
          </table:table-cell>
          <table:table-cell table:style-name="ce31" office:value-type="float" office:value="2965" calcext:value-type="float">
            <text:p>2,965</text:p>
          </table:table-cell>
          <table:table-cell table:style-name="ce31" office:value-type="float" office:value="996" calcext:value-type="float">
            <text:p>996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393" calcext:value-type="float">
            <text:p>393</text:p>
          </table:table-cell>
          <table:table-cell table:style-name="ce56" office:value-type="float" office:value="308" calcext:value-type="float">
            <text:p>308</text:p>
          </table:table-cell>
          <table:table-cell table:style-name="ce31" office:value-type="float" office:value="694" calcext:value-type="float">
            <text:p>6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9945" calcext:value-type="float">
            <text:p>1,289,945</text:p>
          </table:table-cell>
          <table:table-cell table:style-name="ce31" office:value-type="float" office:value="70167" calcext:value-type="float">
            <text:p>70,167</text:p>
          </table:table-cell>
          <table:table-cell table:style-name="ce46" office:value-type="float" office:value="13220" calcext:value-type="float">
            <text:p>13,220</text:p>
          </table:table-cell>
          <table:table-cell table:style-name="ce46" office:value-type="float" office:value="17262" calcext:value-type="float">
            <text:p>17,262</text:p>
          </table:table-cell>
          <table:table-cell table:style-name="ce46" office:value-type="float" office:value="14931" calcext:value-type="float">
            <text:p>14,931</text:p>
          </table:table-cell>
          <table:table-cell table:style-name="ce46" office:value-type="float" office:value="12100" calcext:value-type="float">
            <text:p>12,100</text:p>
          </table:table-cell>
          <table:table-cell table:style-name="ce46" office:value-type="float" office:value="12654" calcext:value-type="float">
            <text:p>12,654</text:p>
          </table:table-cell>
          <table:table-cell table:style-name="ce46" office:value-type="float" office:value="57925" calcext:value-type="float">
            <text:p>57,925</text:p>
          </table:table-cell>
          <table:table-cell table:style-name="ce46" office:value-type="float" office:value="11971" calcext:value-type="float">
            <text:p>11,971</text:p>
          </table:table-cell>
          <table:table-cell table:style-name="ce46" office:value-type="float" office:value="11692" calcext:value-type="float">
            <text:p>11,692</text:p>
          </table:table-cell>
          <table:table-cell table:style-name="ce46" office:value-type="float" office:value="11177" calcext:value-type="float">
            <text:p>11,177</text:p>
          </table:table-cell>
          <table:table-cell table:style-name="ce46" office:value-type="float" office:value="11357" calcext:value-type="float">
            <text:p>11,357</text:p>
          </table:table-cell>
          <table:table-cell table:style-name="ce57" office:value-type="float" office:value="11728" calcext:value-type="float">
            <text:p>11,728</text:p>
          </table:table-cell>
          <table:table-cell table:style-name="ce46" office:value-type="float" office:value="71323" calcext:value-type="float">
            <text:p>71,323</text:p>
          </table:table-cell>
          <table:table-cell table:style-name="ce46" office:value-type="float" office:value="12108" calcext:value-type="float">
            <text:p>12,108</text:p>
          </table:table-cell>
          <table:table-cell table:style-name="ce46" office:value-type="float" office:value="13331" calcext:value-type="float">
            <text:p>13,331</text:p>
          </table:table-cell>
          <table:table-cell table:style-name="ce46" office:value-type="float" office:value="13687" calcext:value-type="float">
            <text:p>13,687</text:p>
          </table:table-cell>
          <table:table-cell table:style-name="ce46" office:value-type="float" office:value="16567" calcext:value-type="float">
            <text:p>16,567</text:p>
          </table:table-cell>
          <table:table-cell table:style-name="ce57" office:value-type="float" office:value="15630" calcext:value-type="float">
            <text:p>15,630</text:p>
          </table:table-cell>
          <table:table-cell table:style-name="ce46" office:value-type="float" office:value="79938" calcext:value-type="float">
            <text:p>79,938</text:p>
          </table:table-cell>
          <table:table-cell table:style-name="ce46" office:value-type="float" office:value="14324" calcext:value-type="float">
            <text:p>14,324</text:p>
          </table:table-cell>
          <table:table-cell table:style-name="ce46" office:value-type="float" office:value="16687" calcext:value-type="float">
            <text:p>16,687</text:p>
          </table:table-cell>
          <table:table-cell table:style-name="ce46" office:value-type="float" office:value="16127" calcext:value-type="float">
            <text:p>16,127</text:p>
          </table:table-cell>
          <table:table-cell table:style-name="ce46" office:value-type="float" office:value="16765" calcext:value-type="float">
            <text:p>16,765</text:p>
          </table:table-cell>
          <table:table-cell table:style-name="ce57" office:value-type="float" office:value="16035" calcext:value-type="float">
            <text:p>16,035</text:p>
          </table:table-cell>
          <table:table-cell table:style-name="ce46" office:value-type="float" office:value="78179" calcext:value-type="float">
            <text:p>78,179</text:p>
          </table:table-cell>
          <table:table-cell table:style-name="ce46" office:value-type="float" office:value="15649" calcext:value-type="float">
            <text:p>15,649</text:p>
          </table:table-cell>
          <table:table-cell table:style-name="ce46" office:value-type="float" office:value="15455" calcext:value-type="float">
            <text:p>15,455</text:p>
          </table:table-cell>
          <table:table-cell table:style-name="ce46" office:value-type="float" office:value="15468" calcext:value-type="float">
            <text:p>15,468</text:p>
          </table:table-cell>
          <table:table-cell table:style-name="ce46" office:value-type="float" office:value="16526" calcext:value-type="float">
            <text:p>16,526</text:p>
          </table:table-cell>
          <table:table-cell table:style-name="ce57" office:value-type="float" office:value="15081" calcext:value-type="float">
            <text:p>15,081</text:p>
          </table:table-cell>
          <table:table-cell table:style-name="ce46" office:value-type="float" office:value="81112" calcext:value-type="float">
            <text:p>81,112</text:p>
          </table:table-cell>
          <table:table-cell table:style-name="ce46" office:value-type="float" office:value="16487" calcext:value-type="float">
            <text:p>16,487</text:p>
          </table:table-cell>
          <table:table-cell table:style-name="ce46" office:value-type="float" office:value="15020" calcext:value-type="float">
            <text:p>15,020</text:p>
          </table:table-cell>
          <table:table-cell table:style-name="ce46" office:value-type="float" office:value="14559" calcext:value-type="float">
            <text:p>14,559</text:p>
          </table:table-cell>
          <table:table-cell table:style-name="ce46" office:value-type="float" office:value="16654" calcext:value-type="float">
            <text:p>16,654</text:p>
          </table:table-cell>
          <table:table-cell table:style-name="ce57" office:value-type="float" office:value="18392" calcext:value-type="float">
            <text:p>18,392</text:p>
          </table:table-cell>
          <table:table-cell table:style-name="ce46" office:value-type="float" office:value="105983" calcext:value-type="float">
            <text:p>105,983</text:p>
          </table:table-cell>
          <table:table-cell table:style-name="ce46" office:value-type="float" office:value="19434" calcext:value-type="float">
            <text:p>19,434</text:p>
          </table:table-cell>
          <table:table-cell table:style-name="ce46" office:value-type="float" office:value="20764" calcext:value-type="float">
            <text:p>20,764</text:p>
          </table:table-cell>
          <table:table-cell table:style-name="ce46" office:value-type="float" office:value="21914" calcext:value-type="float">
            <text:p>21,914</text:p>
          </table:table-cell>
          <table:table-cell table:style-name="ce46" office:value-type="float" office:value="21671" calcext:value-type="float">
            <text:p>21,671</text:p>
          </table:table-cell>
          <table:table-cell table:style-name="ce57" office:value-type="float" office:value="22200" calcext:value-type="float">
            <text:p>22,200</text:p>
          </table:table-cell>
          <table:table-cell table:style-name="ce46" office:value-type="float" office:value="103395" calcext:value-type="float">
            <text:p>103,395</text:p>
          </table:table-cell>
          <table:table-cell table:style-name="ce46" office:value-type="float" office:value="21759" calcext:value-type="float">
            <text:p>21,759</text:p>
          </table:table-cell>
          <table:table-cell table:style-name="ce46" office:value-type="float" office:value="20014" calcext:value-type="float">
            <text:p>20,014</text:p>
          </table:table-cell>
          <table:table-cell table:style-name="ce46" office:value-type="float" office:value="23302" calcext:value-type="float">
            <text:p>23,302</text:p>
          </table:table-cell>
          <table:table-cell table:style-name="ce46" office:value-type="float" office:value="19038" calcext:value-type="float">
            <text:p>19,038</text:p>
          </table:table-cell>
          <table:table-cell table:style-name="ce57" office:value-type="float" office:value="19282" calcext:value-type="float">
            <text:p>19,282</text:p>
          </table:table-cell>
          <table:table-cell table:style-name="ce46" office:value-type="float" office:value="97003" calcext:value-type="float">
            <text:p>97,003</text:p>
          </table:table-cell>
          <table:table-cell table:style-name="ce46" office:value-type="float" office:value="19202" calcext:value-type="float">
            <text:p>19,202</text:p>
          </table:table-cell>
          <table:table-cell table:style-name="ce46" office:value-type="float" office:value="18699" calcext:value-type="float">
            <text:p>18,699</text:p>
          </table:table-cell>
          <table:table-cell table:style-name="ce46" office:value-type="float" office:value="19334" calcext:value-type="float">
            <text:p>19,334</text:p>
          </table:table-cell>
          <table:table-cell table:style-name="ce46" office:value-type="float" office:value="19900" calcext:value-type="float">
            <text:p>19,900</text:p>
          </table:table-cell>
          <table:table-cell table:style-name="ce57" office:value-type="float" office:value="19868" calcext:value-type="float">
            <text:p>19,868</text:p>
          </table:table-cell>
          <table:table-cell table:style-name="ce46" office:value-type="float" office:value="97756" calcext:value-type="float">
            <text:p>97,756</text:p>
          </table:table-cell>
          <table:table-cell table:style-name="ce46" office:value-type="float" office:value="19531" calcext:value-type="float">
            <text:p>19,531</text:p>
          </table:table-cell>
          <table:table-cell table:style-name="ce46" office:value-type="float" office:value="18701" calcext:value-type="float">
            <text:p>18,701</text:p>
          </table:table-cell>
          <table:table-cell table:style-name="ce46" office:value-type="float" office:value="19657" calcext:value-type="float">
            <text:p>19,657</text:p>
          </table:table-cell>
          <table:table-cell table:style-name="ce46" office:value-type="float" office:value="19690" calcext:value-type="float">
            <text:p>19,690</text:p>
          </table:table-cell>
          <table:table-cell table:style-name="ce57" office:value-type="float" office:value="20177" calcext:value-type="float">
            <text:p>20,177</text:p>
          </table:table-cell>
          <table:table-cell table:style-name="ce46" office:value-type="float" office:value="99013" calcext:value-type="float">
            <text:p>99,013</text:p>
          </table:table-cell>
          <table:table-cell table:style-name="ce46" office:value-type="float" office:value="20144" calcext:value-type="float">
            <text:p>20,144</text:p>
          </table:table-cell>
          <table:table-cell table:style-name="ce46" office:value-type="float" office:value="19768" calcext:value-type="float">
            <text:p>19,768</text:p>
          </table:table-cell>
          <table:table-cell table:style-name="ce46" office:value-type="float" office:value="19565" calcext:value-type="float">
            <text:p>19,565</text:p>
          </table:table-cell>
          <table:table-cell table:style-name="ce46" office:value-type="float" office:value="19901" calcext:value-type="float">
            <text:p>19,901</text:p>
          </table:table-cell>
          <table:table-cell table:style-name="ce57" office:value-type="float" office:value="19635" calcext:value-type="float">
            <text:p>19,635</text:p>
          </table:table-cell>
          <table:table-cell table:style-name="ce46" office:value-type="float" office:value="96264" calcext:value-type="float">
            <text:p>96,264</text:p>
          </table:table-cell>
          <table:table-cell table:style-name="ce46" office:value-type="float" office:value="19702" calcext:value-type="float">
            <text:p>19,702</text:p>
          </table:table-cell>
          <table:table-cell table:style-name="ce46" office:value-type="float" office:value="18622" calcext:value-type="float">
            <text:p>18,622</text:p>
          </table:table-cell>
          <table:table-cell table:style-name="ce46" office:value-type="float" office:value="19654" calcext:value-type="float">
            <text:p>19,654</text:p>
          </table:table-cell>
          <table:table-cell table:style-name="ce46" office:value-type="float" office:value="19625" calcext:value-type="float">
            <text:p>19,625</text:p>
          </table:table-cell>
          <table:table-cell table:style-name="ce57" office:value-type="float" office:value="18661" calcext:value-type="float">
            <text:p>18,661</text:p>
          </table:table-cell>
          <table:table-cell table:style-name="ce46" office:value-type="float" office:value="84867" calcext:value-type="float">
            <text:p>84,867</text:p>
          </table:table-cell>
          <table:table-cell table:style-name="ce46" office:value-type="float" office:value="18269" calcext:value-type="float">
            <text:p>18,269</text:p>
          </table:table-cell>
          <table:table-cell table:style-name="ce46" office:value-type="float" office:value="18217" calcext:value-type="float">
            <text:p>18,217</text:p>
          </table:table-cell>
          <table:table-cell table:style-name="ce46" office:value-type="float" office:value="18062" calcext:value-type="float">
            <text:p>18,062</text:p>
          </table:table-cell>
          <table:table-cell table:style-name="ce46" office:value-type="float" office:value="15553" calcext:value-type="float">
            <text:p>15,553</text:p>
          </table:table-cell>
          <table:table-cell table:style-name="ce57" office:value-type="float" office:value="14766" calcext:value-type="float">
            <text:p>14,766</text:p>
          </table:table-cell>
          <table:table-cell table:style-name="ce46" office:value-type="float" office:value="50339" calcext:value-type="float">
            <text:p>50,339</text:p>
          </table:table-cell>
          <table:table-cell table:style-name="ce46" office:value-type="float" office:value="13071" calcext:value-type="float">
            <text:p>13,071</text:p>
          </table:table-cell>
          <table:table-cell table:style-name="ce46" office:value-type="float" office:value="11609" calcext:value-type="float">
            <text:p>11,609</text:p>
          </table:table-cell>
          <table:table-cell table:style-name="ce46" office:value-type="float" office:value="9279" calcext:value-type="float">
            <text:p>9,279</text:p>
          </table:table-cell>
          <table:table-cell table:style-name="ce46" office:value-type="float" office:value="7731" calcext:value-type="float">
            <text:p>7,731</text:p>
          </table:table-cell>
          <table:table-cell table:style-name="ce57" office:value-type="float" office:value="8649" calcext:value-type="float">
            <text:p>8,649</text:p>
          </table:table-cell>
          <table:table-cell table:style-name="ce46" office:value-type="float" office:value="39349" calcext:value-type="float">
            <text:p>39,349</text:p>
          </table:table-cell>
          <table:table-cell table:style-name="ce46" office:value-type="float" office:value="8627" calcext:value-type="float">
            <text:p>8,627</text:p>
          </table:table-cell>
          <table:table-cell table:style-name="ce46" office:value-type="float" office:value="8323" calcext:value-type="float">
            <text:p>8,323</text:p>
          </table:table-cell>
          <table:table-cell table:style-name="ce46" office:value-type="float" office:value="7769" calcext:value-type="float">
            <text:p>7,769</text:p>
          </table:table-cell>
          <table:table-cell table:style-name="ce46" office:value-type="float" office:value="7646" calcext:value-type="float">
            <text:p>7,646</text:p>
          </table:table-cell>
          <table:table-cell table:style-name="ce57" office:value-type="float" office:value="6984" calcext:value-type="float">
            <text:p>6,984</text:p>
          </table:table-cell>
          <table:table-cell table:style-name="ce46" office:value-type="float" office:value="27534" calcext:value-type="float">
            <text:p>27,534</text:p>
          </table:table-cell>
          <table:table-cell table:style-name="ce46" office:value-type="float" office:value="6155" calcext:value-type="float">
            <text:p>6,155</text:p>
          </table:table-cell>
          <table:table-cell table:style-name="ce46" office:value-type="float" office:value="5886" calcext:value-type="float">
            <text:p>5,886</text:p>
          </table:table-cell>
          <table:table-cell table:style-name="ce46" office:value-type="float" office:value="5375" calcext:value-type="float">
            <text:p>5,375</text:p>
          </table:table-cell>
          <table:table-cell table:style-name="ce46" office:value-type="float" office:value="5167" calcext:value-type="float">
            <text:p>5,167</text:p>
          </table:table-cell>
          <table:table-cell table:style-name="ce57" office:value-type="float" office:value="4951" calcext:value-type="float">
            <text:p>4,951</text:p>
          </table:table-cell>
          <table:table-cell table:style-name="ce46" office:value-type="float" office:value="24534" calcext:value-type="float">
            <text:p>24,534</text:p>
          </table:table-cell>
          <table:table-cell table:style-name="ce46" office:value-type="float" office:value="4811" calcext:value-type="float">
            <text:p>4,811</text:p>
          </table:table-cell>
          <table:table-cell table:style-name="ce46" office:value-type="float" office:value="5035" calcext:value-type="float">
            <text:p>5,035</text:p>
          </table:table-cell>
          <table:table-cell table:style-name="ce46" office:value-type="float" office:value="5041" calcext:value-type="float">
            <text:p>5,041</text:p>
          </table:table-cell>
          <table:table-cell table:style-name="ce46" office:value-type="float" office:value="5039" calcext:value-type="float">
            <text:p>5,039</text:p>
          </table:table-cell>
          <table:table-cell table:style-name="ce57" office:value-type="float" office:value="4608" calcext:value-type="float">
            <text:p>4,608</text:p>
          </table:table-cell>
          <table:table-cell table:style-name="ce46" office:value-type="float" office:value="16688" calcext:value-type="float">
            <text:p>16,688</text:p>
          </table:table-cell>
          <table:table-cell table:style-name="ce46" office:value-type="float" office:value="4141" calcext:value-type="float">
            <text:p>4,141</text:p>
          </table:table-cell>
          <table:table-cell table:style-name="ce46" office:value-type="float" office:value="3796" calcext:value-type="float">
            <text:p>3,796</text:p>
          </table:table-cell>
          <table:table-cell table:style-name="ce46" office:value-type="float" office:value="3446" calcext:value-type="float">
            <text:p>3,446</text:p>
          </table:table-cell>
          <table:table-cell table:style-name="ce46" office:value-type="float" office:value="3026" calcext:value-type="float">
            <text:p>3,026</text:p>
          </table:table-cell>
          <table:table-cell table:style-name="ce57" office:value-type="float" office:value="2279" calcext:value-type="float">
            <text:p>2,279</text:p>
          </table:table-cell>
          <table:table-cell table:style-name="ce46" office:value-type="float" office:value="6705" calcext:value-type="float">
            <text:p>6,705</text:p>
          </table:table-cell>
          <table:table-cell table:style-name="ce46" office:value-type="float" office:value="1926" calcext:value-type="float">
            <text:p>1,926</text:p>
          </table:table-cell>
          <table:table-cell table:style-name="ce46" office:value-type="float" office:value="1741" calcext:value-type="float">
            <text:p>1,741</text:p>
          </table:table-cell>
          <table:table-cell table:style-name="ce46" office:value-type="float" office:value="1345" calcext:value-type="float">
            <text:p>1,345</text:p>
          </table:table-cell>
          <table:table-cell table:style-name="ce46" office:value-type="float" office:value="993" calcext:value-type="float">
            <text:p>993</text:p>
          </table:table-cell>
          <table:table-cell table:style-name="ce57" office:value-type="float" office:value="700" calcext:value-type="float">
            <text:p>700</text:p>
          </table:table-cell>
          <table:table-cell table:style-name="ce46" office:value-type="float" office:value="1471" calcext:value-type="float">
            <text:p>1,471</text:p>
          </table:table-cell>
          <table:table-cell table:style-name="ce46" office:value-type="float" office:value="479" calcext:value-type="float">
            <text:p>479</text:p>
          </table:table-cell>
          <table:table-cell table:style-name="ce46" office:value-type="float" office:value="376" calcext:value-type="float">
            <text:p>376</text:p>
          </table:table-cell>
          <table:table-cell table:style-name="ce46" office:value-type="float" office:value="272" calcext:value-type="float">
            <text:p>272</text:p>
          </table:table-cell>
          <table:table-cell table:style-name="ce46" office:value-type="float" office:value="199" calcext:value-type="float">
            <text:p>199</text:p>
          </table:table-cell>
          <table:table-cell table:style-name="ce57" office:value-type="float" office:value="145" calcext:value-type="float">
            <text:p>145</text:p>
          </table:table-cell>
          <table:table-cell table:style-name="ce46" office:value-type="float" office:value="400" calcext:value-type="float">
            <text:p>40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6571" calcext:value-type="float">
            <text:p>1,396,571</text:p>
          </table:table-cell>
          <table:table-cell table:style-name="ce41" office:value-type="float" office:value="65924" calcext:value-type="float">
            <text:p>65,924</text:p>
          </table:table-cell>
          <table:table-cell table:style-name="ce47" office:value-type="float" office:value="12417" calcext:value-type="float">
            <text:p>12,417</text:p>
          </table:table-cell>
          <table:table-cell table:style-name="ce47" office:value-type="float" office:value="16213" calcext:value-type="float">
            <text:p>16,213</text:p>
          </table:table-cell>
          <table:table-cell table:style-name="ce47" office:value-type="float" office:value="14256" calcext:value-type="float">
            <text:p>14,256</text:p>
          </table:table-cell>
          <table:table-cell table:style-name="ce47" office:value-type="float" office:value="11176" calcext:value-type="float">
            <text:p>11,176</text:p>
          </table:table-cell>
          <table:table-cell table:style-name="ce47" office:value-type="float" office:value="11862" calcext:value-type="float">
            <text:p>11,862</text:p>
          </table:table-cell>
          <table:table-cell table:style-name="ce47" office:value-type="float" office:value="52872" calcext:value-type="float">
            <text:p>52,872</text:p>
          </table:table-cell>
          <table:table-cell table:style-name="ce47" office:value-type="float" office:value="10951" calcext:value-type="float">
            <text:p>10,951</text:p>
          </table:table-cell>
          <table:table-cell table:style-name="ce47" office:value-type="float" office:value="10979" calcext:value-type="float">
            <text:p>10,979</text:p>
          </table:table-cell>
          <table:table-cell table:style-name="ce47" office:value-type="float" office:value="10315" calcext:value-type="float">
            <text:p>10,315</text:p>
          </table:table-cell>
          <table:table-cell table:style-name="ce47" office:value-type="float" office:value="10125" calcext:value-type="float">
            <text:p>10,125</text:p>
          </table:table-cell>
          <table:table-cell table:style-name="ce58" office:value-type="float" office:value="10502" calcext:value-type="float">
            <text:p>10,502</text:p>
          </table:table-cell>
          <table:table-cell table:style-name="ce47" office:value-type="float" office:value="65390" calcext:value-type="float">
            <text:p>65,390</text:p>
          </table:table-cell>
          <table:table-cell table:style-name="ce47" office:value-type="float" office:value="11141" calcext:value-type="float">
            <text:p>11,141</text:p>
          </table:table-cell>
          <table:table-cell table:style-name="ce47" office:value-type="float" office:value="12193" calcext:value-type="float">
            <text:p>12,193</text:p>
          </table:table-cell>
          <table:table-cell table:style-name="ce47" office:value-type="float" office:value="12678" calcext:value-type="float">
            <text:p>12,678</text:p>
          </table:table-cell>
          <table:table-cell table:style-name="ce47" office:value-type="float" office:value="15184" calcext:value-type="float">
            <text:p>15,184</text:p>
          </table:table-cell>
          <table:table-cell table:style-name="ce58" office:value-type="float" office:value="14194" calcext:value-type="float">
            <text:p>14,194</text:p>
          </table:table-cell>
          <table:table-cell table:style-name="ce47" office:value-type="float" office:value="74053" calcext:value-type="float">
            <text:p>74,053</text:p>
          </table:table-cell>
          <table:table-cell table:style-name="ce47" office:value-type="float" office:value="13096" calcext:value-type="float">
            <text:p>13,096</text:p>
          </table:table-cell>
          <table:table-cell table:style-name="ce47" office:value-type="float" office:value="15547" calcext:value-type="float">
            <text:p>15,547</text:p>
          </table:table-cell>
          <table:table-cell table:style-name="ce47" office:value-type="float" office:value="15109" calcext:value-type="float">
            <text:p>15,109</text:p>
          </table:table-cell>
          <table:table-cell table:style-name="ce47" office:value-type="float" office:value="15456" calcext:value-type="float">
            <text:p>15,456</text:p>
          </table:table-cell>
          <table:table-cell table:style-name="ce58" office:value-type="float" office:value="14845" calcext:value-type="float">
            <text:p>14,845</text:p>
          </table:table-cell>
          <table:table-cell table:style-name="ce47" office:value-type="float" office:value="72927" calcext:value-type="float">
            <text:p>72,927</text:p>
          </table:table-cell>
          <table:table-cell table:style-name="ce47" office:value-type="float" office:value="14803" calcext:value-type="float">
            <text:p>14,803</text:p>
          </table:table-cell>
          <table:table-cell table:style-name="ce47" office:value-type="float" office:value="14392" calcext:value-type="float">
            <text:p>14,392</text:p>
          </table:table-cell>
          <table:table-cell table:style-name="ce47" office:value-type="float" office:value="14063" calcext:value-type="float">
            <text:p>14,063</text:p>
          </table:table-cell>
          <table:table-cell table:style-name="ce47" office:value-type="float" office:value="15287" calcext:value-type="float">
            <text:p>15,287</text:p>
          </table:table-cell>
          <table:table-cell table:style-name="ce58" office:value-type="float" office:value="14382" calcext:value-type="float">
            <text:p>14,382</text:p>
          </table:table-cell>
          <table:table-cell table:style-name="ce47" office:value-type="float" office:value="83782" calcext:value-type="float">
            <text:p>83,782</text:p>
          </table:table-cell>
          <table:table-cell table:style-name="ce47" office:value-type="float" office:value="16214" calcext:value-type="float">
            <text:p>16,214</text:p>
          </table:table-cell>
          <table:table-cell table:style-name="ce47" office:value-type="float" office:value="14787" calcext:value-type="float">
            <text:p>14,787</text:p>
          </table:table-cell>
          <table:table-cell table:style-name="ce47" office:value-type="float" office:value="15318" calcext:value-type="float">
            <text:p>15,318</text:p>
          </table:table-cell>
          <table:table-cell table:style-name="ce47" office:value-type="float" office:value="17794" calcext:value-type="float">
            <text:p>17,794</text:p>
          </table:table-cell>
          <table:table-cell table:style-name="ce58" office:value-type="float" office:value="19669" calcext:value-type="float">
            <text:p>19,669</text:p>
          </table:table-cell>
          <table:table-cell table:style-name="ce47" office:value-type="float" office:value="120172" calcext:value-type="float">
            <text:p>120,172</text:p>
          </table:table-cell>
          <table:table-cell table:style-name="ce47" office:value-type="float" office:value="21435" calcext:value-type="float">
            <text:p>21,435</text:p>
          </table:table-cell>
          <table:table-cell table:style-name="ce47" office:value-type="float" office:value="23310" calcext:value-type="float">
            <text:p>23,310</text:p>
          </table:table-cell>
          <table:table-cell table:style-name="ce47" office:value-type="float" office:value="24847" calcext:value-type="float">
            <text:p>24,847</text:p>
          </table:table-cell>
          <table:table-cell table:style-name="ce47" office:value-type="float" office:value="24787" calcext:value-type="float">
            <text:p>24,787</text:p>
          </table:table-cell>
          <table:table-cell table:style-name="ce58" office:value-type="float" office:value="25793" calcext:value-type="float">
            <text:p>25,793</text:p>
          </table:table-cell>
          <table:table-cell table:style-name="ce47" office:value-type="float" office:value="119294" calcext:value-type="float">
            <text:p>119,294</text:p>
          </table:table-cell>
          <table:table-cell table:style-name="ce47" office:value-type="float" office:value="24911" calcext:value-type="float">
            <text:p>24,911</text:p>
          </table:table-cell>
          <table:table-cell table:style-name="ce47" office:value-type="float" office:value="23064" calcext:value-type="float">
            <text:p>23,064</text:p>
          </table:table-cell>
          <table:table-cell table:style-name="ce47" office:value-type="float" office:value="26542" calcext:value-type="float">
            <text:p>26,542</text:p>
          </table:table-cell>
          <table:table-cell table:style-name="ce47" office:value-type="float" office:value="22454" calcext:value-type="float">
            <text:p>22,454</text:p>
          </table:table-cell>
          <table:table-cell table:style-name="ce58" office:value-type="float" office:value="22323" calcext:value-type="float">
            <text:p>22,323</text:p>
          </table:table-cell>
          <table:table-cell table:style-name="ce47" office:value-type="float" office:value="113508" calcext:value-type="float">
            <text:p>113,508</text:p>
          </table:table-cell>
          <table:table-cell table:style-name="ce47" office:value-type="float" office:value="21687" calcext:value-type="float">
            <text:p>21,687</text:p>
          </table:table-cell>
          <table:table-cell table:style-name="ce47" office:value-type="float" office:value="22143" calcext:value-type="float">
            <text:p>22,143</text:p>
          </table:table-cell>
          <table:table-cell table:style-name="ce47" office:value-type="float" office:value="22872" calcext:value-type="float">
            <text:p>22,872</text:p>
          </table:table-cell>
          <table:table-cell table:style-name="ce47" office:value-type="float" office:value="23409" calcext:value-type="float">
            <text:p>23,409</text:p>
          </table:table-cell>
          <table:table-cell table:style-name="ce58" office:value-type="float" office:value="23397" calcext:value-type="float">
            <text:p>23,397</text:p>
          </table:table-cell>
          <table:table-cell table:style-name="ce47" office:value-type="float" office:value="112981" calcext:value-type="float">
            <text:p>112,981</text:p>
          </table:table-cell>
          <table:table-cell table:style-name="ce47" office:value-type="float" office:value="22966" calcext:value-type="float">
            <text:p>22,966</text:p>
          </table:table-cell>
          <table:table-cell table:style-name="ce47" office:value-type="float" office:value="21840" calcext:value-type="float">
            <text:p>21,840</text:p>
          </table:table-cell>
          <table:table-cell table:style-name="ce47" office:value-type="float" office:value="22628" calcext:value-type="float">
            <text:p>22,628</text:p>
          </table:table-cell>
          <table:table-cell table:style-name="ce47" office:value-type="float" office:value="22547" calcext:value-type="float">
            <text:p>22,547</text:p>
          </table:table-cell>
          <table:table-cell table:style-name="ce58" office:value-type="float" office:value="23000" calcext:value-type="float">
            <text:p>23,000</text:p>
          </table:table-cell>
          <table:table-cell table:style-name="ce47" office:value-type="float" office:value="113102" calcext:value-type="float">
            <text:p>113,102</text:p>
          </table:table-cell>
          <table:table-cell table:style-name="ce47" office:value-type="float" office:value="23280" calcext:value-type="float">
            <text:p>23,280</text:p>
          </table:table-cell>
          <table:table-cell table:style-name="ce47" office:value-type="float" office:value="22553" calcext:value-type="float">
            <text:p>22,553</text:p>
          </table:table-cell>
          <table:table-cell table:style-name="ce47" office:value-type="float" office:value="22049" calcext:value-type="float">
            <text:p>22,049</text:p>
          </table:table-cell>
          <table:table-cell table:style-name="ce47" office:value-type="float" office:value="22462" calcext:value-type="float">
            <text:p>22,462</text:p>
          </table:table-cell>
          <table:table-cell table:style-name="ce58" office:value-type="float" office:value="22758" calcext:value-type="float">
            <text:p>22,758</text:p>
          </table:table-cell>
          <table:table-cell table:style-name="ce47" office:value-type="float" office:value="109684" calcext:value-type="float">
            <text:p>109,684</text:p>
          </table:table-cell>
          <table:table-cell table:style-name="ce47" office:value-type="float" office:value="22406" calcext:value-type="float">
            <text:p>22,406</text:p>
          </table:table-cell>
          <table:table-cell table:style-name="ce47" office:value-type="float" office:value="21785" calcext:value-type="float">
            <text:p>21,785</text:p>
          </table:table-cell>
          <table:table-cell table:style-name="ce47" office:value-type="float" office:value="22549" calcext:value-type="float">
            <text:p>22,549</text:p>
          </table:table-cell>
          <table:table-cell table:style-name="ce47" office:value-type="float" office:value="22066" calcext:value-type="float">
            <text:p>22,066</text:p>
          </table:table-cell>
          <table:table-cell table:style-name="ce58" office:value-type="float" office:value="20878" calcext:value-type="float">
            <text:p>20,878</text:p>
          </table:table-cell>
          <table:table-cell table:style-name="ce47" office:value-type="float" office:value="97297" calcext:value-type="float">
            <text:p>97,297</text:p>
          </table:table-cell>
          <table:table-cell table:style-name="ce47" office:value-type="float" office:value="20744" calcext:value-type="float">
            <text:p>20,744</text:p>
          </table:table-cell>
          <table:table-cell table:style-name="ce47" office:value-type="float" office:value="20484" calcext:value-type="float">
            <text:p>20,484</text:p>
          </table:table-cell>
          <table:table-cell table:style-name="ce47" office:value-type="float" office:value="20645" calcext:value-type="float">
            <text:p>20,645</text:p>
          </table:table-cell>
          <table:table-cell table:style-name="ce47" office:value-type="float" office:value="18184" calcext:value-type="float">
            <text:p>18,184</text:p>
          </table:table-cell>
          <table:table-cell table:style-name="ce58" office:value-type="float" office:value="17240" calcext:value-type="float">
            <text:p>17,240</text:p>
          </table:table-cell>
          <table:table-cell table:style-name="ce47" office:value-type="float" office:value="58317" calcext:value-type="float">
            <text:p>58,317</text:p>
          </table:table-cell>
          <table:table-cell table:style-name="ce47" office:value-type="float" office:value="14751" calcext:value-type="float">
            <text:p>14,751</text:p>
          </table:table-cell>
          <table:table-cell table:style-name="ce47" office:value-type="float" office:value="13533" calcext:value-type="float">
            <text:p>13,533</text:p>
          </table:table-cell>
          <table:table-cell table:style-name="ce47" office:value-type="float" office:value="10416" calcext:value-type="float">
            <text:p>10,416</text:p>
          </table:table-cell>
          <table:table-cell table:style-name="ce47" office:value-type="float" office:value="9219" calcext:value-type="float">
            <text:p>9,219</text:p>
          </table:table-cell>
          <table:table-cell table:style-name="ce58" office:value-type="float" office:value="10398" calcext:value-type="float">
            <text:p>10,398</text:p>
          </table:table-cell>
          <table:table-cell table:style-name="ce47" office:value-type="float" office:value="49667" calcext:value-type="float">
            <text:p>49,667</text:p>
          </table:table-cell>
          <table:table-cell table:style-name="ce47" office:value-type="float" office:value="10485" calcext:value-type="float">
            <text:p>10,485</text:p>
          </table:table-cell>
          <table:table-cell table:style-name="ce47" office:value-type="float" office:value="10095" calcext:value-type="float">
            <text:p>10,095</text:p>
          </table:table-cell>
          <table:table-cell table:style-name="ce47" office:value-type="float" office:value="10062" calcext:value-type="float">
            <text:p>10,062</text:p>
          </table:table-cell>
          <table:table-cell table:style-name="ce47" office:value-type="float" office:value="9816" calcext:value-type="float">
            <text:p>9,816</text:p>
          </table:table-cell>
          <table:table-cell table:style-name="ce58" office:value-type="float" office:value="9209" calcext:value-type="float">
            <text:p>9,209</text:p>
          </table:table-cell>
          <table:table-cell table:style-name="ce47" office:value-type="float" office:value="37180" calcext:value-type="float">
            <text:p>37,180</text:p>
          </table:table-cell>
          <table:table-cell table:style-name="ce47" office:value-type="float" office:value="8440" calcext:value-type="float">
            <text:p>8,440</text:p>
          </table:table-cell>
          <table:table-cell table:style-name="ce47" office:value-type="float" office:value="7934" calcext:value-type="float">
            <text:p>7,934</text:p>
          </table:table-cell>
          <table:table-cell table:style-name="ce47" office:value-type="float" office:value="7320" calcext:value-type="float">
            <text:p>7,320</text:p>
          </table:table-cell>
          <table:table-cell table:style-name="ce47" office:value-type="float" office:value="7183" calcext:value-type="float">
            <text:p>7,183</text:p>
          </table:table-cell>
          <table:table-cell table:style-name="ce58" office:value-type="float" office:value="6303" calcext:value-type="float">
            <text:p>6,303</text:p>
          </table:table-cell>
          <table:table-cell table:style-name="ce47" office:value-type="float" office:value="26132" calcext:value-type="float">
            <text:p>26,132</text:p>
          </table:table-cell>
          <table:table-cell table:style-name="ce47" office:value-type="float" office:value="5895" calcext:value-type="float">
            <text:p>5,895</text:p>
          </table:table-cell>
          <table:table-cell table:style-name="ce47" office:value-type="float" office:value="5730" calcext:value-type="float">
            <text:p>5,730</text:p>
          </table:table-cell>
          <table:table-cell table:style-name="ce47" office:value-type="float" office:value="5201" calcext:value-type="float">
            <text:p>5,201</text:p>
          </table:table-cell>
          <table:table-cell table:style-name="ce47" office:value-type="float" office:value="4856" calcext:value-type="float">
            <text:p>4,856</text:p>
          </table:table-cell>
          <table:table-cell table:style-name="ce58" office:value-type="float" office:value="4450" calcext:value-type="float">
            <text:p>4,450</text:p>
          </table:table-cell>
          <table:table-cell table:style-name="ce47" office:value-type="float" office:value="16201" calcext:value-type="float">
            <text:p>16,201</text:p>
          </table:table-cell>
          <table:table-cell table:style-name="ce47" office:value-type="float" office:value="4117" calcext:value-type="float">
            <text:p>4,117</text:p>
          </table:table-cell>
          <table:table-cell table:style-name="ce47" office:value-type="float" office:value="3570" calcext:value-type="float">
            <text:p>3,570</text:p>
          </table:table-cell>
          <table:table-cell table:style-name="ce47" office:value-type="float" office:value="3302" calcext:value-type="float">
            <text:p>3,302</text:p>
          </table:table-cell>
          <table:table-cell table:style-name="ce47" office:value-type="float" office:value="2900" calcext:value-type="float">
            <text:p>2,900</text:p>
          </table:table-cell>
          <table:table-cell table:style-name="ce58" office:value-type="float" office:value="2312" calcext:value-type="float">
            <text:p>2,312</text:p>
          </table:table-cell>
          <table:table-cell table:style-name="ce47" office:value-type="float" office:value="6300" calcext:value-type="float">
            <text:p>6,300</text:p>
          </table:table-cell>
          <table:table-cell table:style-name="ce47" office:value-type="float" office:value="1858" calcext:value-type="float">
            <text:p>1,858</text:p>
          </table:table-cell>
          <table:table-cell table:style-name="ce47" office:value-type="float" office:value="1545" calcext:value-type="float">
            <text:p>1,545</text:p>
          </table:table-cell>
          <table:table-cell table:style-name="ce47" office:value-type="float" office:value="1324" calcext:value-type="float">
            <text:p>1,324</text:p>
          </table:table-cell>
          <table:table-cell table:style-name="ce47" office:value-type="float" office:value="932" calcext:value-type="float">
            <text:p>932</text:p>
          </table:table-cell>
          <table:table-cell table:style-name="ce58" office:value-type="float" office:value="641" calcext:value-type="float">
            <text:p>641</text:p>
          </table:table-cell>
          <table:table-cell table:style-name="ce47" office:value-type="float" office:value="1494" calcext:value-type="float">
            <text:p>1,494</text:p>
          </table:table-cell>
          <table:table-cell table:style-name="ce47" office:value-type="float" office:value="517" calcext:value-type="float">
            <text:p>517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94" calcext:value-type="float">
            <text:p>194</text:p>
          </table:table-cell>
          <table:table-cell table:style-name="ce58" office:value-type="float" office:value="163" calcext:value-type="float">
            <text:p>163</text:p>
          </table:table-cell>
          <table:table-cell table:style-name="ce47" office:value-type="float" office:value="294" calcext:value-type="float">
            <text:p>29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1661" calcext:value-type="float">
            <text:p>2,701,661</text:p>
          </table:table-cell>
          <table:table-cell table:style-name="ce31" office:value-type="float" office:value="122690" calcext:value-type="float">
            <text:p>122,690</text:p>
          </table:table-cell>
          <table:table-cell table:style-name="ce31" office:value-type="float" office:value="22677" calcext:value-type="float">
            <text:p>22,677</text:p>
          </table:table-cell>
          <table:table-cell table:style-name="ce31" office:value-type="float" office:value="29597" calcext:value-type="float">
            <text:p>29,597</text:p>
          </table:table-cell>
          <table:table-cell table:style-name="ce31" office:value-type="float" office:value="25014" calcext:value-type="float">
            <text:p>25,014</text:p>
          </table:table-cell>
          <table:table-cell table:style-name="ce31" office:value-type="float" office:value="20902" calcext:value-type="float">
            <text:p>20,902</text:p>
          </table:table-cell>
          <table:table-cell table:style-name="ce31" office:value-type="float" office:value="24500" calcext:value-type="float">
            <text:p>24,500</text:p>
          </table:table-cell>
          <table:table-cell table:style-name="ce31" office:value-type="float" office:value="132889" calcext:value-type="float">
            <text:p>132,889</text:p>
          </table:table-cell>
          <table:table-cell table:style-name="ce31" office:value-type="float" office:value="25187" calcext:value-type="float">
            <text:p>25,187</text:p>
          </table:table-cell>
          <table:table-cell table:style-name="ce31" office:value-type="float" office:value="26971" calcext:value-type="float">
            <text:p>26,971</text:p>
          </table:table-cell>
          <table:table-cell table:style-name="ce31" office:value-type="float" office:value="26289" calcext:value-type="float">
            <text:p>26,289</text:p>
          </table:table-cell>
          <table:table-cell table:style-name="ce31" office:value-type="float" office:value="26484" calcext:value-type="float">
            <text:p>26,484</text:p>
          </table:table-cell>
          <table:table-cell table:style-name="ce56" office:value-type="float" office:value="27958" calcext:value-type="float">
            <text:p>27,958</text:p>
          </table:table-cell>
          <table:table-cell table:style-name="ce31" office:value-type="float" office:value="169264" calcext:value-type="float">
            <text:p>169,264</text:p>
          </table:table-cell>
          <table:table-cell table:style-name="ce31" office:value-type="float" office:value="28656" calcext:value-type="float">
            <text:p>28,656</text:p>
          </table:table-cell>
          <table:table-cell table:style-name="ce31" office:value-type="float" office:value="31418" calcext:value-type="float">
            <text:p>31,418</text:p>
          </table:table-cell>
          <table:table-cell table:style-name="ce31" office:value-type="float" office:value="33184" calcext:value-type="float">
            <text:p>33,184</text:p>
          </table:table-cell>
          <table:table-cell table:style-name="ce31" office:value-type="float" office:value="39015" calcext:value-type="float">
            <text:p>39,015</text:p>
          </table:table-cell>
          <table:table-cell table:style-name="ce56" office:value-type="float" office:value="36991" calcext:value-type="float">
            <text:p>36,991</text:p>
          </table:table-cell>
          <table:table-cell table:style-name="ce31" office:value-type="float" office:value="197375" calcext:value-type="float">
            <text:p>197,375</text:p>
          </table:table-cell>
          <table:table-cell table:style-name="ce31" office:value-type="float" office:value="33944" calcext:value-type="float">
            <text:p>33,944</text:p>
          </table:table-cell>
          <table:table-cell table:style-name="ce31" office:value-type="float" office:value="41596" calcext:value-type="float">
            <text:p>41,596</text:p>
          </table:table-cell>
          <table:table-cell table:style-name="ce31" office:value-type="float" office:value="41478" calcext:value-type="float">
            <text:p>41,478</text:p>
          </table:table-cell>
          <table:table-cell table:style-name="ce31" office:value-type="float" office:value="40405" calcext:value-type="float">
            <text:p>40,405</text:p>
          </table:table-cell>
          <table:table-cell table:style-name="ce56" office:value-type="float" office:value="39952" calcext:value-type="float">
            <text:p>39,952</text:p>
          </table:table-cell>
          <table:table-cell table:style-name="ce31" office:value-type="float" office:value="197554" calcext:value-type="float">
            <text:p>197,554</text:p>
          </table:table-cell>
          <table:table-cell table:style-name="ce31" office:value-type="float" office:value="40231" calcext:value-type="float">
            <text:p>40,231</text:p>
          </table:table-cell>
          <table:table-cell table:style-name="ce31" office:value-type="float" office:value="39516" calcext:value-type="float">
            <text:p>39,516</text:p>
          </table:table-cell>
          <table:table-cell table:style-name="ce31" office:value-type="float" office:value="39049" calcext:value-type="float">
            <text:p>39,049</text:p>
          </table:table-cell>
          <table:table-cell table:style-name="ce31" office:value-type="float" office:value="40906" calcext:value-type="float">
            <text:p>40,906</text:p>
          </table:table-cell>
          <table:table-cell table:style-name="ce56" office:value-type="float" office:value="37852" calcext:value-type="float">
            <text:p>37,852</text:p>
          </table:table-cell>
          <table:table-cell table:style-name="ce31" office:value-type="float" office:value="201457" calcext:value-type="float">
            <text:p>201,457</text:p>
          </table:table-cell>
          <table:table-cell table:style-name="ce31" office:value-type="float" office:value="41346" calcext:value-type="float">
            <text:p>41,346</text:p>
          </table:table-cell>
          <table:table-cell table:style-name="ce31" office:value-type="float" office:value="37533" calcext:value-type="float">
            <text:p>37,533</text:p>
          </table:table-cell>
          <table:table-cell table:style-name="ce31" office:value-type="float" office:value="36730" calcext:value-type="float">
            <text:p>36,730</text:p>
          </table:table-cell>
          <table:table-cell table:style-name="ce31" office:value-type="float" office:value="41449" calcext:value-type="float">
            <text:p>41,449</text:p>
          </table:table-cell>
          <table:table-cell table:style-name="ce56" office:value-type="float" office:value="44399" calcext:value-type="float">
            <text:p>44,399</text:p>
          </table:table-cell>
          <table:table-cell table:style-name="ce31" office:value-type="float" office:value="240364" calcext:value-type="float">
            <text:p>240,364</text:p>
          </table:table-cell>
          <table:table-cell table:style-name="ce31" office:value-type="float" office:value="45374" calcext:value-type="float">
            <text:p>45,374</text:p>
          </table:table-cell>
          <table:table-cell table:style-name="ce31" office:value-type="float" office:value="47893" calcext:value-type="float">
            <text:p>47,893</text:p>
          </table:table-cell>
          <table:table-cell table:style-name="ce31" office:value-type="float" office:value="49155" calcext:value-type="float">
            <text:p>49,155</text:p>
          </table:table-cell>
          <table:table-cell table:style-name="ce31" office:value-type="float" office:value="48680" calcext:value-type="float">
            <text:p>48,680</text:p>
          </table:table-cell>
          <table:table-cell table:style-name="ce56" office:value-type="float" office:value="49262" calcext:value-type="float">
            <text:p>49,262</text:p>
          </table:table-cell>
          <table:table-cell table:style-name="ce31" office:value-type="float" office:value="224665" calcext:value-type="float">
            <text:p>224,665</text:p>
          </table:table-cell>
          <table:table-cell table:style-name="ce31" office:value-type="float" office:value="47817" calcext:value-type="float">
            <text:p>47,817</text:p>
          </table:table-cell>
          <table:table-cell table:style-name="ce31" office:value-type="float" office:value="45337" calcext:value-type="float">
            <text:p>45,337</text:p>
          </table:table-cell>
          <table:table-cell table:style-name="ce31" office:value-type="float" office:value="48476" calcext:value-type="float">
            <text:p>48,476</text:p>
          </table:table-cell>
          <table:table-cell table:style-name="ce31" office:value-type="float" office:value="42235" calcext:value-type="float">
            <text:p>42,235</text:p>
          </table:table-cell>
          <table:table-cell table:style-name="ce56" office:value-type="float" office:value="40800" calcext:value-type="float">
            <text:p>40,800</text:p>
          </table:table-cell>
          <table:table-cell table:style-name="ce31" office:value-type="float" office:value="212832" calcext:value-type="float">
            <text:p>212,832</text:p>
          </table:table-cell>
          <table:table-cell table:style-name="ce31" office:value-type="float" office:value="41397" calcext:value-type="float">
            <text:p>41,397</text:p>
          </table:table-cell>
          <table:table-cell table:style-name="ce31" office:value-type="float" office:value="41670" calcext:value-type="float">
            <text:p>41,670</text:p>
          </table:table-cell>
          <table:table-cell table:style-name="ce31" office:value-type="float" office:value="42239" calcext:value-type="float">
            <text:p>42,239</text:p>
          </table:table-cell>
          <table:table-cell table:style-name="ce31" office:value-type="float" office:value="43645" calcext:value-type="float">
            <text:p>43,645</text:p>
          </table:table-cell>
          <table:table-cell table:style-name="ce56" office:value-type="float" office:value="43881" calcext:value-type="float">
            <text:p>43,881</text:p>
          </table:table-cell>
          <table:table-cell table:style-name="ce31" office:value-type="float" office:value="216863" calcext:value-type="float">
            <text:p>216,863</text:p>
          </table:table-cell>
          <table:table-cell table:style-name="ce31" office:value-type="float" office:value="43973" calcext:value-type="float">
            <text:p>43,973</text:p>
          </table:table-cell>
          <table:table-cell table:style-name="ce31" office:value-type="float" office:value="41903" calcext:value-type="float">
            <text:p>41,903</text:p>
          </table:table-cell>
          <table:table-cell table:style-name="ce31" office:value-type="float" office:value="43985" calcext:value-type="float">
            <text:p>43,985</text:p>
          </table:table-cell>
          <table:table-cell table:style-name="ce31" office:value-type="float" office:value="43100" calcext:value-type="float">
            <text:p>43,100</text:p>
          </table:table-cell>
          <table:table-cell table:style-name="ce56" office:value-type="float" office:value="43902" calcext:value-type="float">
            <text:p>43,902</text:p>
          </table:table-cell>
          <table:table-cell table:style-name="ce31" office:value-type="float" office:value="209549" calcext:value-type="float">
            <text:p>209,549</text:p>
          </table:table-cell>
          <table:table-cell table:style-name="ce31" office:value-type="float" office:value="43992" calcext:value-type="float">
            <text:p>43,992</text:p>
          </table:table-cell>
          <table:table-cell table:style-name="ce31" office:value-type="float" office:value="42842" calcext:value-type="float">
            <text:p>42,842</text:p>
          </table:table-cell>
          <table:table-cell table:style-name="ce31" office:value-type="float" office:value="41576" calcext:value-type="float">
            <text:p>41,576</text:p>
          </table:table-cell>
          <table:table-cell table:style-name="ce31" office:value-type="float" office:value="40912" calcext:value-type="float">
            <text:p>40,912</text:p>
          </table:table-cell>
          <table:table-cell table:style-name="ce56" office:value-type="float" office:value="40227" calcext:value-type="float">
            <text:p>40,227</text:p>
          </table:table-cell>
          <table:table-cell table:style-name="ce31" office:value-type="float" office:value="180547" calcext:value-type="float">
            <text:p>180,547</text:p>
          </table:table-cell>
          <table:table-cell table:style-name="ce31" office:value-type="float" office:value="38145" calcext:value-type="float">
            <text:p>38,145</text:p>
          </table:table-cell>
          <table:table-cell table:style-name="ce31" office:value-type="float" office:value="35853" calcext:value-type="float">
            <text:p>35,853</text:p>
          </table:table-cell>
          <table:table-cell table:style-name="ce31" office:value-type="float" office:value="36896" calcext:value-type="float">
            <text:p>36,896</text:p>
          </table:table-cell>
          <table:table-cell table:style-name="ce31" office:value-type="float" office:value="35731" calcext:value-type="float">
            <text:p>35,731</text:p>
          </table:table-cell>
          <table:table-cell table:style-name="ce56" office:value-type="float" office:value="33922" calcext:value-type="float">
            <text:p>33,922</text:p>
          </table:table-cell>
          <table:table-cell table:style-name="ce31" office:value-type="float" office:value="141996" calcext:value-type="float">
            <text:p>141,996</text:p>
          </table:table-cell>
          <table:table-cell table:style-name="ce31" office:value-type="float" office:value="32118" calcext:value-type="float">
            <text:p>32,118</text:p>
          </table:table-cell>
          <table:table-cell table:style-name="ce31" office:value-type="float" office:value="30556" calcext:value-type="float">
            <text:p>30,556</text:p>
          </table:table-cell>
          <table:table-cell table:style-name="ce31" office:value-type="float" office:value="30500" calcext:value-type="float">
            <text:p>30,500</text:p>
          </table:table-cell>
          <table:table-cell table:style-name="ce31" office:value-type="float" office:value="26027" calcext:value-type="float">
            <text:p>26,027</text:p>
          </table:table-cell>
          <table:table-cell table:style-name="ce56" office:value-type="float" office:value="22795" calcext:value-type="float">
            <text:p>22,795</text:p>
          </table:table-cell>
          <table:table-cell table:style-name="ce31" office:value-type="float" office:value="78704" calcext:value-type="float">
            <text:p>78,704</text:p>
          </table:table-cell>
          <table:table-cell table:style-name="ce31" office:value-type="float" office:value="20087" calcext:value-type="float">
            <text:p>20,087</text:p>
          </table:table-cell>
          <table:table-cell table:style-name="ce31" office:value-type="float" office:value="17329" calcext:value-type="float">
            <text:p>17,329</text:p>
          </table:table-cell>
          <table:table-cell table:style-name="ce31" office:value-type="float" office:value="14332" calcext:value-type="float">
            <text:p>14,332</text:p>
          </table:table-cell>
          <table:table-cell table:style-name="ce31" office:value-type="float" office:value="12830" calcext:value-type="float">
            <text:p>12,830</text:p>
          </table:table-cell>
          <table:table-cell table:style-name="ce56" office:value-type="float" office:value="14126" calcext:value-type="float">
            <text:p>14,126</text:p>
          </table:table-cell>
          <table:table-cell table:style-name="ce31" office:value-type="float" office:value="66328" calcext:value-type="float">
            <text:p>66,328</text:p>
          </table:table-cell>
          <table:table-cell table:style-name="ce31" office:value-type="float" office:value="13961" calcext:value-type="float">
            <text:p>13,961</text:p>
          </table:table-cell>
          <table:table-cell table:style-name="ce31" office:value-type="float" office:value="13792" calcext:value-type="float">
            <text:p>13,792</text:p>
          </table:table-cell>
          <table:table-cell table:style-name="ce31" office:value-type="float" office:value="13304" calcext:value-type="float">
            <text:p>13,304</text:p>
          </table:table-cell>
          <table:table-cell table:style-name="ce31" office:value-type="float" office:value="12946" calcext:value-type="float">
            <text:p>12,946</text:p>
          </table:table-cell>
          <table:table-cell table:style-name="ce56" office:value-type="float" office:value="12325" calcext:value-type="float">
            <text:p>12,325</text:p>
          </table:table-cell>
          <table:table-cell table:style-name="ce31" office:value-type="float" office:value="47696" calcext:value-type="float">
            <text:p>47,696</text:p>
          </table:table-cell>
          <table:table-cell table:style-name="ce31" office:value-type="float" office:value="10789" calcext:value-type="float">
            <text:p>10,789</text:p>
          </table:table-cell>
          <table:table-cell table:style-name="ce31" office:value-type="float" office:value="10463" calcext:value-type="float">
            <text:p>10,463</text:p>
          </table:table-cell>
          <table:table-cell table:style-name="ce31" office:value-type="float" office:value="9419" calcext:value-type="float">
            <text:p>9,419</text:p>
          </table:table-cell>
          <table:table-cell table:style-name="ce31" office:value-type="float" office:value="8809" calcext:value-type="float">
            <text:p>8,809</text:p>
          </table:table-cell>
          <table:table-cell table:style-name="ce56" office:value-type="float" office:value="8216" calcext:value-type="float">
            <text:p>8,216</text:p>
          </table:table-cell>
          <table:table-cell table:style-name="ce31" office:value-type="float" office:value="34433" calcext:value-type="float">
            <text:p>34,433</text:p>
          </table:table-cell>
          <table:table-cell table:style-name="ce31" office:value-type="float" office:value="7586" calcext:value-type="float">
            <text:p>7,586</text:p>
          </table:table-cell>
          <table:table-cell table:style-name="ce31" office:value-type="float" office:value="7389" calcext:value-type="float">
            <text:p>7,389</text:p>
          </table:table-cell>
          <table:table-cell table:style-name="ce31" office:value-type="float" office:value="6908" calcext:value-type="float">
            <text:p>6,908</text:p>
          </table:table-cell>
          <table:table-cell table:style-name="ce31" office:value-type="float" office:value="6663" calcext:value-type="float">
            <text:p>6,663</text:p>
          </table:table-cell>
          <table:table-cell table:style-name="ce56" office:value-type="float" office:value="5887" calcext:value-type="float">
            <text:p>5,887</text:p>
          </table:table-cell>
          <table:table-cell table:style-name="ce31" office:value-type="float" office:value="19095" calcext:value-type="float">
            <text:p>19,095</text:p>
          </table:table-cell>
          <table:table-cell table:style-name="ce31" office:value-type="float" office:value="5243" calcext:value-type="float">
            <text:p>5,243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3865" calcext:value-type="float">
            <text:p>3,865</text:p>
          </table:table-cell>
          <table:table-cell table:style-name="ce31" office:value-type="float" office:value="3083" calcext:value-type="float">
            <text:p>3,083</text:p>
          </table:table-cell>
          <table:table-cell table:style-name="ce56" office:value-type="float" office:value="2376" calcext:value-type="float">
            <text:p>2,376</text:p>
          </table:table-cell>
          <table:table-cell table:style-name="ce31" office:value-type="float" office:value="5986" calcext:value-type="float">
            <text:p>5,986</text:p>
          </table:table-cell>
          <table:table-cell table:style-name="ce31" office:value-type="float" office:value="1824" calcext:value-type="float">
            <text:p>1,824</text:p>
          </table:table-cell>
          <table:table-cell table:style-name="ce31" office:value-type="float" office:value="1605" calcext:value-type="float">
            <text:p>1,605</text:p>
          </table:table-cell>
          <table:table-cell table:style-name="ce31" office:value-type="float" office:value="1192" calcext:value-type="float">
            <text:p>1,192</text:p>
          </table:table-cell>
          <table:table-cell table:style-name="ce31" office:value-type="float" office:value="795" calcext:value-type="float">
            <text:p>795</text:p>
          </table:table-cell>
          <table:table-cell table:style-name="ce56" office:value-type="float" office:value="570" calcext:value-type="float">
            <text:p>570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00" calcext:value-type="float">
            <text:p>100</text:p>
          </table:table-cell>
          <table:table-cell table:style-name="ce31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9733" calcext:value-type="float">
            <text:p>1,339,733</text:p>
          </table:table-cell>
          <table:table-cell table:style-name="ce31" office:value-type="float" office:value="63752" calcext:value-type="float">
            <text:p>63,752</text:p>
          </table:table-cell>
          <table:table-cell table:style-name="ce31" office:value-type="float" office:value="11722" calcext:value-type="float">
            <text:p>11,722</text:p>
          </table:table-cell>
          <table:table-cell table:style-name="ce31" office:value-type="float" office:value="15308" calcext:value-type="float">
            <text:p>15,308</text:p>
          </table:table-cell>
          <table:table-cell table:style-name="ce31" office:value-type="float" office:value="12981" calcext:value-type="float">
            <text:p>12,981</text:p>
          </table:table-cell>
          <table:table-cell table:style-name="ce31" office:value-type="float" office:value="10917" calcext:value-type="float">
            <text:p>10,917</text:p>
          </table:table-cell>
          <table:table-cell table:style-name="ce31" office:value-type="float" office:value="12824" calcext:value-type="float">
            <text:p>12,824</text:p>
          </table:table-cell>
          <table:table-cell table:style-name="ce31" office:value-type="float" office:value="69032" calcext:value-type="float">
            <text:p>69,032</text:p>
          </table:table-cell>
          <table:table-cell table:style-name="ce31" office:value-type="float" office:value="13073" calcext:value-type="float">
            <text:p>13,073</text:p>
          </table:table-cell>
          <table:table-cell table:style-name="ce31" office:value-type="float" office:value="13931" calcext:value-type="float">
            <text:p>13,931</text:p>
          </table:table-cell>
          <table:table-cell table:style-name="ce31" office:value-type="float" office:value="13803" calcext:value-type="float">
            <text:p>13,803</text:p>
          </table:table-cell>
          <table:table-cell table:style-name="ce31" office:value-type="float" office:value="13706" calcext:value-type="float">
            <text:p>13,706</text:p>
          </table:table-cell>
          <table:table-cell table:style-name="ce56" office:value-type="float" office:value="14519" calcext:value-type="float">
            <text:p>14,519</text:p>
          </table:table-cell>
          <table:table-cell table:style-name="ce31" office:value-type="float" office:value="88096" calcext:value-type="float">
            <text:p>88,096</text:p>
          </table:table-cell>
          <table:table-cell table:style-name="ce31" office:value-type="float" office:value="14981" calcext:value-type="float">
            <text:p>14,981</text:p>
          </table:table-cell>
          <table:table-cell table:style-name="ce31" office:value-type="float" office:value="16403" calcext:value-type="float">
            <text:p>16,403</text:p>
          </table:table-cell>
          <table:table-cell table:style-name="ce31" office:value-type="float" office:value="17191" calcext:value-type="float">
            <text:p>17,191</text:p>
          </table:table-cell>
          <table:table-cell table:style-name="ce31" office:value-type="float" office:value="20240" calcext:value-type="float">
            <text:p>20,240</text:p>
          </table:table-cell>
          <table:table-cell table:style-name="ce56" office:value-type="float" office:value="19281" calcext:value-type="float">
            <text:p>19,281</text:p>
          </table:table-cell>
          <table:table-cell table:style-name="ce31" office:value-type="float" office:value="102638" calcext:value-type="float">
            <text:p>102,638</text:p>
          </table:table-cell>
          <table:table-cell table:style-name="ce31" office:value-type="float" office:value="17626" calcext:value-type="float">
            <text:p>17,626</text:p>
          </table:table-cell>
          <table:table-cell table:style-name="ce31" office:value-type="float" office:value="21772" calcext:value-type="float">
            <text:p>21,772</text:p>
          </table:table-cell>
          <table:table-cell table:style-name="ce31" office:value-type="float" office:value="21441" calcext:value-type="float">
            <text:p>21,441</text:p>
          </table:table-cell>
          <table:table-cell table:style-name="ce31" office:value-type="float" office:value="20946" calcext:value-type="float">
            <text:p>20,946</text:p>
          </table:table-cell>
          <table:table-cell table:style-name="ce56" office:value-type="float" office:value="20853" calcext:value-type="float">
            <text:p>20,853</text:p>
          </table:table-cell>
          <table:table-cell table:style-name="ce31" office:value-type="float" office:value="102432" calcext:value-type="float">
            <text:p>102,432</text:p>
          </table:table-cell>
          <table:table-cell table:style-name="ce31" office:value-type="float" office:value="20815" calcext:value-type="float">
            <text:p>20,815</text:p>
          </table:table-cell>
          <table:table-cell table:style-name="ce31" office:value-type="float" office:value="20531" calcext:value-type="float">
            <text:p>20,531</text:p>
          </table:table-cell>
          <table:table-cell table:style-name="ce31" office:value-type="float" office:value="20375" calcext:value-type="float">
            <text:p>20,375</text:p>
          </table:table-cell>
          <table:table-cell table:style-name="ce31" office:value-type="float" office:value="21073" calcext:value-type="float">
            <text:p>21,073</text:p>
          </table:table-cell>
          <table:table-cell table:style-name="ce56" office:value-type="float" office:value="19638" calcext:value-type="float">
            <text:p>19,638</text:p>
          </table:table-cell>
          <table:table-cell table:style-name="ce31" office:value-type="float" office:value="102481" calcext:value-type="float">
            <text:p>102,481</text:p>
          </table:table-cell>
          <table:table-cell table:style-name="ce31" office:value-type="float" office:value="21393" calcext:value-type="float">
            <text:p>21,393</text:p>
          </table:table-cell>
          <table:table-cell table:style-name="ce31" office:value-type="float" office:value="19316" calcext:value-type="float">
            <text:p>19,316</text:p>
          </table:table-cell>
          <table:table-cell table:style-name="ce31" office:value-type="float" office:value="18685" calcext:value-type="float">
            <text:p>18,685</text:p>
          </table:table-cell>
          <table:table-cell table:style-name="ce31" office:value-type="float" office:value="20777" calcext:value-type="float">
            <text:p>20,777</text:p>
          </table:table-cell>
          <table:table-cell table:style-name="ce56" office:value-type="float" office:value="22310" calcext:value-type="float">
            <text:p>22,310</text:p>
          </table:table-cell>
          <table:table-cell table:style-name="ce31" office:value-type="float" office:value="119321" calcext:value-type="float">
            <text:p>119,321</text:p>
          </table:table-cell>
          <table:table-cell table:style-name="ce31" office:value-type="float" office:value="22619" calcext:value-type="float">
            <text:p>22,619</text:p>
          </table:table-cell>
          <table:table-cell table:style-name="ce31" office:value-type="float" office:value="23606" calcext:value-type="float">
            <text:p>23,606</text:p>
          </table:table-cell>
          <table:table-cell table:style-name="ce31" office:value-type="float" office:value="24637" calcext:value-type="float">
            <text:p>24,637</text:p>
          </table:table-cell>
          <table:table-cell table:style-name="ce31" office:value-type="float" office:value="23954" calcext:value-type="float">
            <text:p>23,954</text:p>
          </table:table-cell>
          <table:table-cell table:style-name="ce56" office:value-type="float" office:value="24505" calcext:value-type="float">
            <text:p>24,505</text:p>
          </table:table-cell>
          <table:table-cell table:style-name="ce31" office:value-type="float" office:value="109206" calcext:value-type="float">
            <text:p>109,206</text:p>
          </table:table-cell>
          <table:table-cell table:style-name="ce31" office:value-type="float" office:value="23456" calcext:value-type="float">
            <text:p>23,456</text:p>
          </table:table-cell>
          <table:table-cell table:style-name="ce31" office:value-type="float" office:value="22150" calcext:value-type="float">
            <text:p>22,150</text:p>
          </table:table-cell>
          <table:table-cell table:style-name="ce31" office:value-type="float" office:value="23498" calcext:value-type="float">
            <text:p>23,498</text:p>
          </table:table-cell>
          <table:table-cell table:style-name="ce31" office:value-type="float" office:value="20464" calcext:value-type="float">
            <text:p>20,464</text:p>
          </table:table-cell>
          <table:table-cell table:style-name="ce56" office:value-type="float" office:value="19638" calcext:value-type="float">
            <text:p>19,638</text:p>
          </table:table-cell>
          <table:table-cell table:style-name="ce31" office:value-type="float" office:value="101822" calcext:value-type="float">
            <text:p>101,822</text:p>
          </table:table-cell>
          <table:table-cell table:style-name="ce31" office:value-type="float" office:value="19828" calcext:value-type="float">
            <text:p>19,828</text:p>
          </table:table-cell>
          <table:table-cell table:style-name="ce31" office:value-type="float" office:value="19765" calcext:value-type="float">
            <text:p>19,765</text:p>
          </table:table-cell>
          <table:table-cell table:style-name="ce31" office:value-type="float" office:value="20141" calcext:value-type="float">
            <text:p>20,141</text:p>
          </table:table-cell>
          <table:table-cell table:style-name="ce31" office:value-type="float" office:value="20900" calcext:value-type="float">
            <text:p>20,900</text:p>
          </table:table-cell>
          <table:table-cell table:style-name="ce56" office:value-type="float" office:value="21188" calcext:value-type="float">
            <text:p>21,188</text:p>
          </table:table-cell>
          <table:table-cell table:style-name="ce31" office:value-type="float" office:value="104309" calcext:value-type="float">
            <text:p>104,309</text:p>
          </table:table-cell>
          <table:table-cell table:style-name="ce31" office:value-type="float" office:value="21163" calcext:value-type="float">
            <text:p>21,163</text:p>
          </table:table-cell>
          <table:table-cell table:style-name="ce31" office:value-type="float" office:value="20208" calcext:value-type="float">
            <text:p>20,208</text:p>
          </table:table-cell>
          <table:table-cell table:style-name="ce31" office:value-type="float" office:value="21077" calcext:value-type="float">
            <text:p>21,077</text:p>
          </table:table-cell>
          <table:table-cell table:style-name="ce31" office:value-type="float" office:value="20821" calcext:value-type="float">
            <text:p>20,821</text:p>
          </table:table-cell>
          <table:table-cell table:style-name="ce56" office:value-type="float" office:value="21040" calcext:value-type="float">
            <text:p>21,040</text:p>
          </table:table-cell>
          <table:table-cell table:style-name="ce31" office:value-type="float" office:value="101258" calcext:value-type="float">
            <text:p>101,258</text:p>
          </table:table-cell>
          <table:table-cell table:style-name="ce31" office:value-type="float" office:value="21049" calcext:value-type="float">
            <text:p>21,049</text:p>
          </table:table-cell>
          <table:table-cell table:style-name="ce31" office:value-type="float" office:value="20840" calcext:value-type="float">
            <text:p>20,840</text:p>
          </table:table-cell>
          <table:table-cell table:style-name="ce31" office:value-type="float" office:value="20032" calcext:value-type="float">
            <text:p>20,032</text:p>
          </table:table-cell>
          <table:table-cell table:style-name="ce31" office:value-type="float" office:value="20028" calcext:value-type="float">
            <text:p>20,028</text:p>
          </table:table-cell>
          <table:table-cell table:style-name="ce56" office:value-type="float" office:value="19309" calcext:value-type="float">
            <text:p>19,309</text:p>
          </table:table-cell>
          <table:table-cell table:style-name="ce31" office:value-type="float" office:value="87438" calcext:value-type="float">
            <text:p>87,438</text:p>
          </table:table-cell>
          <table:table-cell table:style-name="ce31" office:value-type="float" office:value="18451" calcext:value-type="float">
            <text:p>18,451</text:p>
          </table:table-cell>
          <table:table-cell table:style-name="ce31" office:value-type="float" office:value="17418" calcext:value-type="float">
            <text:p>17,418</text:p>
          </table:table-cell>
          <table:table-cell table:style-name="ce31" office:value-type="float" office:value="17856" calcext:value-type="float">
            <text:p>17,856</text:p>
          </table:table-cell>
          <table:table-cell table:style-name="ce31" office:value-type="float" office:value="17411" calcext:value-type="float">
            <text:p>17,411</text:p>
          </table:table-cell>
          <table:table-cell table:style-name="ce56" office:value-type="float" office:value="16302" calcext:value-type="float">
            <text:p>16,302</text:p>
          </table:table-cell>
          <table:table-cell table:style-name="ce31" office:value-type="float" office:value="68641" calcext:value-type="float">
            <text:p>68,641</text:p>
          </table:table-cell>
          <table:table-cell table:style-name="ce31" office:value-type="float" office:value="15622" calcext:value-type="float">
            <text:p>15,622</text:p>
          </table:table-cell>
          <table:table-cell table:style-name="ce31" office:value-type="float" office:value="14822" calcext:value-type="float">
            <text:p>14,822</text:p>
          </table:table-cell>
          <table:table-cell table:style-name="ce31" office:value-type="float" office:value="14521" calcext:value-type="float">
            <text:p>14,521</text:p>
          </table:table-cell>
          <table:table-cell table:style-name="ce31" office:value-type="float" office:value="12630" calcext:value-type="float">
            <text:p>12,630</text:p>
          </table:table-cell>
          <table:table-cell table:style-name="ce56" office:value-type="float" office:value="11046" calcext:value-type="float">
            <text:p>11,046</text:p>
          </table:table-cell>
          <table:table-cell table:style-name="ce31" office:value-type="float" office:value="37359" calcext:value-type="float">
            <text:p>37,359</text:p>
          </table:table-cell>
          <table:table-cell table:style-name="ce31" office:value-type="float" office:value="9741" calcext:value-type="float">
            <text:p>9,741</text:p>
          </table:table-cell>
          <table:table-cell table:style-name="ce31" office:value-type="float" office:value="8329" calcext:value-type="float">
            <text:p>8,329</text:p>
          </table:table-cell>
          <table:table-cell table:style-name="ce31" office:value-type="float" office:value="6677" calcext:value-type="float">
            <text:p>6,677</text:p>
          </table:table-cell>
          <table:table-cell table:style-name="ce31" office:value-type="float" office:value="6108" calcext:value-type="float">
            <text:p>6,108</text:p>
          </table:table-cell>
          <table:table-cell table:style-name="ce56" office:value-type="float" office:value="6504" calcext:value-type="float">
            <text:p>6,504</text:p>
          </table:table-cell>
          <table:table-cell table:style-name="ce31" office:value-type="float" office:value="30529" calcext:value-type="float">
            <text:p>30,529</text:p>
          </table:table-cell>
          <table:table-cell table:style-name="ce31" office:value-type="float" office:value="6572" calcext:value-type="float">
            <text:p>6,572</text:p>
          </table:table-cell>
          <table:table-cell table:style-name="ce31" office:value-type="float" office:value="6354" calcext:value-type="float">
            <text:p>6,354</text:p>
          </table:table-cell>
          <table:table-cell table:style-name="ce31" office:value-type="float" office:value="6122" calcext:value-type="float">
            <text:p>6,122</text:p>
          </table:table-cell>
          <table:table-cell table:style-name="ce31" office:value-type="float" office:value="5896" calcext:value-type="float">
            <text:p>5,896</text:p>
          </table:table-cell>
          <table:table-cell table:style-name="ce56" office:value-type="float" office:value="5585" calcext:value-type="float">
            <text:p>5,585</text:p>
          </table:table-cell>
          <table:table-cell table:style-name="ce31" office:value-type="float" office:value="21183" calcext:value-type="float">
            <text:p>21,183</text:p>
          </table:table-cell>
          <table:table-cell table:style-name="ce31" office:value-type="float" office:value="4839" calcext:value-type="float">
            <text:p>4,839</text:p>
          </table:table-cell>
          <table:table-cell table:style-name="ce31" office:value-type="float" office:value="4642" calcext:value-type="float">
            <text:p>4,642</text:p>
          </table:table-cell>
          <table:table-cell table:style-name="ce31" office:value-type="float" office:value="4188" calcext:value-type="float">
            <text:p>4,188</text:p>
          </table:table-cell>
          <table:table-cell table:style-name="ce31" office:value-type="float" office:value="3840" calcext:value-type="float">
            <text:p>3,840</text:p>
          </table:table-cell>
          <table:table-cell table:style-name="ce56" office:value-type="float" office:value="3674" calcext:value-type="float">
            <text:p>3,674</text:p>
          </table:table-cell>
          <table:table-cell table:style-name="ce31" office:value-type="float" office:value="16839" calcext:value-type="float">
            <text:p>16,839</text:p>
          </table:table-cell>
          <table:table-cell table:style-name="ce31" office:value-type="float" office:value="3451" calcext:value-type="float">
            <text:p>3,451</text:p>
          </table:table-cell>
          <table:table-cell table:style-name="ce31" office:value-type="float" office:value="3476" calcext:value-type="float">
            <text:p>3,476</text:p>
          </table:table-cell>
          <table:table-cell table:style-name="ce31" office:value-type="float" office:value="3430" calcext:value-type="float">
            <text:p>3,430</text:p>
          </table:table-cell>
          <table:table-cell table:style-name="ce31" office:value-type="float" office:value="3481" calcext:value-type="float">
            <text:p>3,481</text:p>
          </table:table-cell>
          <table:table-cell table:style-name="ce56" office:value-type="float" office:value="3001" calcext:value-type="float">
            <text:p>3,001</text:p>
          </table:table-cell>
          <table:table-cell table:style-name="ce31" office:value-type="float" office:value="10078" calcext:value-type="float">
            <text:p>10,078</text:p>
          </table:table-cell>
          <table:table-cell table:style-name="ce31" office:value-type="float" office:value="2782" calcext:value-type="float">
            <text:p>2,782</text:p>
          </table:table-cell>
          <table:table-cell table:style-name="ce31" office:value-type="float" office:value="2374" calcext:value-type="float">
            <text:p>2,374</text:p>
          </table:table-cell>
          <table:table-cell table:style-name="ce31" office:value-type="float" office:value="2056" calcext:value-type="float">
            <text:p>2,056</text:p>
          </table:table-cell>
          <table:table-cell table:style-name="ce31" office:value-type="float" office:value="1619" calcext:value-type="float">
            <text:p>1,619</text:p>
          </table:table-cell>
          <table:table-cell table:style-name="ce56" office:value-type="float" office:value="1247" calcext:value-type="float">
            <text:p>1,247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office:value-type="float" office:value="555" calcext:value-type="float">
            <text:p>555</text:p>
          </table:table-cell>
          <table:table-cell table:style-name="ce31" office:value-type="float" office:value="354" calcext:value-type="float">
            <text:p>354</text:p>
          </table:table-cell>
          <table:table-cell table:style-name="ce56" office:value-type="float" office:value="262" calcext:value-type="float">
            <text:p>262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57" calcext:value-type="float">
            <text:p>57</text:p>
          </table:table-cell>
          <table:table-cell table:style-name="ce56" office:value-type="float" office:value="40" calcext:value-type="float">
            <text:p>40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1928" calcext:value-type="float">
            <text:p>1,361,928</text:p>
          </table:table-cell>
          <table:table-cell table:style-name="ce41" office:value-type="float" office:value="58938" calcext:value-type="float">
            <text:p>58,938</text:p>
          </table:table-cell>
          <table:table-cell table:style-name="ce32" office:value-type="float" office:value="10955" calcext:value-type="float">
            <text:p>10,955</text:p>
          </table:table-cell>
          <table:table-cell table:style-name="ce32" office:value-type="float" office:value="14289" calcext:value-type="float">
            <text:p>14,289</text:p>
          </table:table-cell>
          <table:table-cell table:style-name="ce32" office:value-type="float" office:value="12033" calcext:value-type="float">
            <text:p>12,033</text:p>
          </table:table-cell>
          <table:table-cell table:style-name="ce32" office:value-type="float" office:value="9985" calcext:value-type="float">
            <text:p>9,985</text:p>
          </table:table-cell>
          <table:table-cell table:style-name="ce32" office:value-type="float" office:value="11676" calcext:value-type="float">
            <text:p>11,676</text:p>
          </table:table-cell>
          <table:table-cell table:style-name="ce32" office:value-type="float" office:value="63857" calcext:value-type="float">
            <text:p>63,857</text:p>
          </table:table-cell>
          <table:table-cell table:style-name="ce32" office:value-type="float" office:value="12114" calcext:value-type="float">
            <text:p>12,114</text:p>
          </table:table-cell>
          <table:table-cell table:style-name="ce32" office:value-type="float" office:value="13040" calcext:value-type="float">
            <text:p>13,040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2778" calcext:value-type="float">
            <text:p>12,778</text:p>
          </table:table-cell>
          <table:table-cell table:style-name="ce41" office:value-type="float" office:value="13439" calcext:value-type="float">
            <text:p>13,439</text:p>
          </table:table-cell>
          <table:table-cell table:style-name="ce32" office:value-type="float" office:value="81168" calcext:value-type="float">
            <text:p>81,168</text:p>
          </table:table-cell>
          <table:table-cell table:style-name="ce32" office:value-type="float" office:value="13675" calcext:value-type="float">
            <text:p>13,675</text:p>
          </table:table-cell>
          <table:table-cell table:style-name="ce32" office:value-type="float" office:value="15015" calcext:value-type="float">
            <text:p>15,015</text:p>
          </table:table-cell>
          <table:table-cell table:style-name="ce32" office:value-type="float" office:value="15993" calcext:value-type="float">
            <text:p>15,993</text:p>
          </table:table-cell>
          <table:table-cell table:style-name="ce32" office:value-type="float" office:value="18775" calcext:value-type="float">
            <text:p>18,775</text:p>
          </table:table-cell>
          <table:table-cell table:style-name="ce41" office:value-type="float" office:value="17710" calcext:value-type="float">
            <text:p>17,710</text:p>
          </table:table-cell>
          <table:table-cell table:style-name="ce32" office:value-type="float" office:value="94737" calcext:value-type="float">
            <text:p>94,737</text:p>
          </table:table-cell>
          <table:table-cell table:style-name="ce32" office:value-type="float" office:value="16318" calcext:value-type="float">
            <text:p>16,318</text:p>
          </table:table-cell>
          <table:table-cell table:style-name="ce32" office:value-type="float" office:value="19824" calcext:value-type="float">
            <text:p>19,824</text:p>
          </table:table-cell>
          <table:table-cell table:style-name="ce32" office:value-type="float" office:value="20037" calcext:value-type="float">
            <text:p>20,037</text:p>
          </table:table-cell>
          <table:table-cell table:style-name="ce32" office:value-type="float" office:value="19459" calcext:value-type="float">
            <text:p>19,459</text:p>
          </table:table-cell>
          <table:table-cell table:style-name="ce41" office:value-type="float" office:value="19099" calcext:value-type="float">
            <text:p>19,099</text:p>
          </table:table-cell>
          <table:table-cell table:style-name="ce32" office:value-type="float" office:value="95122" calcext:value-type="float">
            <text:p>95,122</text:p>
          </table:table-cell>
          <table:table-cell table:style-name="ce32" office:value-type="float" office:value="19416" calcext:value-type="float">
            <text:p>19,416</text:p>
          </table:table-cell>
          <table:table-cell table:style-name="ce32" office:value-type="float" office:value="18985" calcext:value-type="float">
            <text:p>18,985</text:p>
          </table:table-cell>
          <table:table-cell table:style-name="ce32" office:value-type="float" office:value="18674" calcext:value-type="float">
            <text:p>18,674</text:p>
          </table:table-cell>
          <table:table-cell table:style-name="ce32" office:value-type="float" office:value="19833" calcext:value-type="float">
            <text:p>19,833</text:p>
          </table:table-cell>
          <table:table-cell table:style-name="ce41" office:value-type="float" office:value="18214" calcext:value-type="float">
            <text:p>18,214</text:p>
          </table:table-cell>
          <table:table-cell table:style-name="ce32" office:value-type="float" office:value="98976" calcext:value-type="float">
            <text:p>98,976</text:p>
          </table:table-cell>
          <table:table-cell table:style-name="ce32" office:value-type="float" office:value="19953" calcext:value-type="float">
            <text:p>19,953</text:p>
          </table:table-cell>
          <table:table-cell table:style-name="ce32" office:value-type="float" office:value="18217" calcext:value-type="float">
            <text:p>18,217</text:p>
          </table:table-cell>
          <table:table-cell table:style-name="ce32" office:value-type="float" office:value="18045" calcext:value-type="float">
            <text:p>18,045</text:p>
          </table:table-cell>
          <table:table-cell table:style-name="ce32" office:value-type="float" office:value="20672" calcext:value-type="float">
            <text:p>20,672</text:p>
          </table:table-cell>
          <table:table-cell table:style-name="ce41" office:value-type="float" office:value="22089" calcext:value-type="float">
            <text:p>22,089</text:p>
          </table:table-cell>
          <table:table-cell table:style-name="ce32" office:value-type="float" office:value="121043" calcext:value-type="float">
            <text:p>121,043</text:p>
          </table:table-cell>
          <table:table-cell table:style-name="ce32" office:value-type="float" office:value="22755" calcext:value-type="float">
            <text:p>22,755</text:p>
          </table:table-cell>
          <table:table-cell table:style-name="ce32" office:value-type="float" office:value="24287" calcext:value-type="float">
            <text:p>24,287</text:p>
          </table:table-cell>
          <table:table-cell table:style-name="ce32" office:value-type="float" office:value="24518" calcext:value-type="float">
            <text:p>24,518</text:p>
          </table:table-cell>
          <table:table-cell table:style-name="ce32" office:value-type="float" office:value="24726" calcext:value-type="float">
            <text:p>24,726</text:p>
          </table:table-cell>
          <table:table-cell table:style-name="ce41" office:value-type="float" office:value="24757" calcext:value-type="float">
            <text:p>24,757</text:p>
          </table:table-cell>
          <table:table-cell table:style-name="ce32" office:value-type="float" office:value="115459" calcext:value-type="float">
            <text:p>115,459</text:p>
          </table:table-cell>
          <table:table-cell table:style-name="ce32" office:value-type="float" office:value="24361" calcext:value-type="float">
            <text:p>24,361</text:p>
          </table:table-cell>
          <table:table-cell table:style-name="ce32" office:value-type="float" office:value="23187" calcext:value-type="float">
            <text:p>23,187</text:p>
          </table:table-cell>
          <table:table-cell table:style-name="ce32" office:value-type="float" office:value="24978" calcext:value-type="float">
            <text:p>24,978</text:p>
          </table:table-cell>
          <table:table-cell table:style-name="ce32" office:value-type="float" office:value="21771" calcext:value-type="float">
            <text:p>21,771</text:p>
          </table:table-cell>
          <table:table-cell table:style-name="ce41" office:value-type="float" office:value="21162" calcext:value-type="float">
            <text:p>21,162</text:p>
          </table:table-cell>
          <table:table-cell table:style-name="ce32" office:value-type="float" office:value="111010" calcext:value-type="float">
            <text:p>111,010</text:p>
          </table:table-cell>
          <table:table-cell table:style-name="ce32" office:value-type="float" office:value="21569" calcext:value-type="float">
            <text:p>21,569</text:p>
          </table:table-cell>
          <table:table-cell table:style-name="ce32" office:value-type="float" office:value="21905" calcext:value-type="float">
            <text:p>21,905</text:p>
          </table:table-cell>
          <table:table-cell table:style-name="ce32" office:value-type="float" office:value="22098" calcext:value-type="float">
            <text:p>22,098</text:p>
          </table:table-cell>
          <table:table-cell table:style-name="ce32" office:value-type="float" office:value="22745" calcext:value-type="float">
            <text:p>22,745</text:p>
          </table:table-cell>
          <table:table-cell table:style-name="ce41" office:value-type="float" office:value="22693" calcext:value-type="float">
            <text:p>22,693</text:p>
          </table:table-cell>
          <table:table-cell table:style-name="ce32" office:value-type="float" office:value="112554" calcext:value-type="float">
            <text:p>112,554</text:p>
          </table:table-cell>
          <table:table-cell table:style-name="ce32" office:value-type="float" office:value="22810" calcext:value-type="float">
            <text:p>22,810</text:p>
          </table:table-cell>
          <table:table-cell table:style-name="ce32" office:value-type="float" office:value="21695" calcext:value-type="float">
            <text:p>21,695</text:p>
          </table:table-cell>
          <table:table-cell table:style-name="ce32" office:value-type="float" office:value="22908" calcext:value-type="float">
            <text:p>22,908</text:p>
          </table:table-cell>
          <table:table-cell table:style-name="ce32" office:value-type="float" office:value="22279" calcext:value-type="float">
            <text:p>22,279</text:p>
          </table:table-cell>
          <table:table-cell table:style-name="ce41" office:value-type="float" office:value="22862" calcext:value-type="float">
            <text:p>22,862</text:p>
          </table:table-cell>
          <table:table-cell table:style-name="ce32" office:value-type="float" office:value="108291" calcext:value-type="float">
            <text:p>108,291</text:p>
          </table:table-cell>
          <table:table-cell table:style-name="ce32" office:value-type="float" office:value="22943" calcext:value-type="float">
            <text:p>22,943</text:p>
          </table:table-cell>
          <table:table-cell table:style-name="ce32" office:value-type="float" office:value="22002" calcext:value-type="float">
            <text:p>22,002</text:p>
          </table:table-cell>
          <table:table-cell table:style-name="ce32" office:value-type="float" office:value="21544" calcext:value-type="float">
            <text:p>21,544</text:p>
          </table:table-cell>
          <table:table-cell table:style-name="ce32" office:value-type="float" office:value="20884" calcext:value-type="float">
            <text:p>20,884</text:p>
          </table:table-cell>
          <table:table-cell table:style-name="ce41" office:value-type="float" office:value="20918" calcext:value-type="float">
            <text:p>20,918</text:p>
          </table:table-cell>
          <table:table-cell table:style-name="ce32" office:value-type="float" office:value="93109" calcext:value-type="float">
            <text:p>93,109</text:p>
          </table:table-cell>
          <table:table-cell table:style-name="ce32" office:value-type="float" office:value="19694" calcext:value-type="float">
            <text:p>19,694</text:p>
          </table:table-cell>
          <table:table-cell table:style-name="ce32" office:value-type="float" office:value="18435" calcext:value-type="float">
            <text:p>18,435</text:p>
          </table:table-cell>
          <table:table-cell table:style-name="ce32" office:value-type="float" office:value="19040" calcext:value-type="float">
            <text:p>19,040</text:p>
          </table:table-cell>
          <table:table-cell table:style-name="ce32" office:value-type="float" office:value="18320" calcext:value-type="float">
            <text:p>18,320</text:p>
          </table:table-cell>
          <table:table-cell table:style-name="ce41" office:value-type="float" office:value="17620" calcext:value-type="float">
            <text:p>17,620</text:p>
          </table:table-cell>
          <table:table-cell table:style-name="ce32" office:value-type="float" office:value="73355" calcext:value-type="float">
            <text:p>73,355</text:p>
          </table:table-cell>
          <table:table-cell table:style-name="ce32" office:value-type="float" office:value="16496" calcext:value-type="float">
            <text:p>16,496</text:p>
          </table:table-cell>
          <table:table-cell table:style-name="ce32" office:value-type="float" office:value="15734" calcext:value-type="float">
            <text:p>15,734</text:p>
          </table:table-cell>
          <table:table-cell table:style-name="ce32" office:value-type="float" office:value="15979" calcext:value-type="float">
            <text:p>15,979</text:p>
          </table:table-cell>
          <table:table-cell table:style-name="ce32" office:value-type="float" office:value="13397" calcext:value-type="float">
            <text:p>13,397</text:p>
          </table:table-cell>
          <table:table-cell table:style-name="ce41" office:value-type="float" office:value="11749" calcext:value-type="float">
            <text:p>11,749</text:p>
          </table:table-cell>
          <table:table-cell table:style-name="ce32" office:value-type="float" office:value="41345" calcext:value-type="float">
            <text:p>41,345</text:p>
          </table:table-cell>
          <table:table-cell table:style-name="ce32" office:value-type="float" office:value="10346" calcext:value-type="float">
            <text:p>10,346</text:p>
          </table:table-cell>
          <table:table-cell table:style-name="ce32" office:value-type="float" office:value="9000" calcext:value-type="float">
            <text:p>9,000</text:p>
          </table:table-cell>
          <table:table-cell table:style-name="ce32" office:value-type="float" office:value="7655" calcext:value-type="float">
            <text:p>7,655</text:p>
          </table:table-cell>
          <table:table-cell table:style-name="ce32" office:value-type="float" office:value="6722" calcext:value-type="float">
            <text:p>6,722</text:p>
          </table:table-cell>
          <table:table-cell table:style-name="ce41" office:value-type="float" office:value="7622" calcext:value-type="float">
            <text:p>7,622</text:p>
          </table:table-cell>
          <table:table-cell table:style-name="ce32" office:value-type="float" office:value="35799" calcext:value-type="float">
            <text:p>35,799</text:p>
          </table:table-cell>
          <table:table-cell table:style-name="ce32" office:value-type="float" office:value="7389" calcext:value-type="float">
            <text:p>7,389</text:p>
          </table:table-cell>
          <table:table-cell table:style-name="ce32" office:value-type="float" office:value="7438" calcext:value-type="float">
            <text:p>7,438</text:p>
          </table:table-cell>
          <table:table-cell table:style-name="ce32" office:value-type="float" office:value="7182" calcext:value-type="float">
            <text:p>7,182</text:p>
          </table:table-cell>
          <table:table-cell table:style-name="ce32" office:value-type="float" office:value="7050" calcext:value-type="float">
            <text:p>7,050</text:p>
          </table:table-cell>
          <table:table-cell table:style-name="ce41" office:value-type="float" office:value="6740" calcext:value-type="float">
            <text:p>6,740</text:p>
          </table:table-cell>
          <table:table-cell table:style-name="ce32" office:value-type="float" office:value="26513" calcext:value-type="float">
            <text:p>26,513</text:p>
          </table:table-cell>
          <table:table-cell table:style-name="ce32" office:value-type="float" office:value="5950" calcext:value-type="float">
            <text:p>5,950</text:p>
          </table:table-cell>
          <table:table-cell table:style-name="ce32" office:value-type="float" office:value="5821" calcext:value-type="float">
            <text:p>5,821</text:p>
          </table:table-cell>
          <table:table-cell table:style-name="ce32" office:value-type="float" office:value="5231" calcext:value-type="float">
            <text:p>5,231</text:p>
          </table:table-cell>
          <table:table-cell table:style-name="ce32" office:value-type="float" office:value="4969" calcext:value-type="float">
            <text:p>4,969</text:p>
          </table:table-cell>
          <table:table-cell table:style-name="ce41" office:value-type="float" office:value="4542" calcext:value-type="float">
            <text:p>4,542</text:p>
          </table:table-cell>
          <table:table-cell table:style-name="ce32" office:value-type="float" office:value="17594" calcext:value-type="float">
            <text:p>17,594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3913" calcext:value-type="float">
            <text:p>3,913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3182" calcext:value-type="float">
            <text:p>3,182</text:p>
          </table:table-cell>
          <table:table-cell table:style-name="ce41" office:value-type="float" office:value="2886" calcext:value-type="float">
            <text:p>2,886</text:p>
          </table:table-cell>
          <table:table-cell table:style-name="ce32" office:value-type="float" office:value="9017" calcext:value-type="float">
            <text:p>9,017</text:p>
          </table:table-cell>
          <table:table-cell table:style-name="ce32" office:value-type="float" office:value="2461" calcext:value-type="float">
            <text:p>2,461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464" calcext:value-type="float">
            <text:p>1,464</text:p>
          </table:table-cell>
          <table:table-cell table:style-name="ce41" office:value-type="float" office:value="1129" calcext:value-type="float">
            <text:p>1,129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441" calcext:value-type="float">
            <text:p>441</text:p>
          </table:table-cell>
          <table:table-cell table:style-name="ce41" office:value-type="float" office:value="308" calcext:value-type="float">
            <text:p>308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208" calcext:value-type="float">
            <text:p>1,883,208</text:p>
          </table:table-cell>
          <table:table-cell table:style-name="ce31" office:value-type="float" office:value="74354" calcext:value-type="float">
            <text:p>74,354</text:p>
          </table:table-cell>
          <table:table-cell table:style-name="ce31" office:value-type="float" office:value="13688" calcext:value-type="float">
            <text:p>13,688</text:p>
          </table:table-cell>
          <table:table-cell table:style-name="ce31" office:value-type="float" office:value="18059" calcext:value-type="float">
            <text:p>18,059</text:p>
          </table:table-cell>
          <table:table-cell table:style-name="ce31" office:value-type="float" office:value="14851" calcext:value-type="float">
            <text:p>14,851</text:p>
          </table:table-cell>
          <table:table-cell table:style-name="ce31" office:value-type="float" office:value="12567" calcext:value-type="float">
            <text:p>12,567</text:p>
          </table:table-cell>
          <table:table-cell table:style-name="ce31" office:value-type="float" office:value="15189" calcext:value-type="float">
            <text:p>15,189</text:p>
          </table:table-cell>
          <table:table-cell table:style-name="ce31" office:value-type="float" office:value="78432" calcext:value-type="float">
            <text:p>78,432</text:p>
          </table:table-cell>
          <table:table-cell table:style-name="ce31" office:value-type="float" office:value="15389" calcext:value-type="float">
            <text:p>15,389</text:p>
          </table:table-cell>
          <table:table-cell table:style-name="ce31" office:value-type="float" office:value="15575" calcext:value-type="float">
            <text:p>15,575</text:p>
          </table:table-cell>
          <table:table-cell table:style-name="ce31" office:value-type="float" office:value="15557" calcext:value-type="float">
            <text:p>15,557</text:p>
          </table:table-cell>
          <table:table-cell table:style-name="ce31" office:value-type="float" office:value="15784" calcext:value-type="float">
            <text:p>15,784</text:p>
          </table:table-cell>
          <table:table-cell table:style-name="ce56" office:value-type="float" office:value="16127" calcext:value-type="float">
            <text:p>16,127</text:p>
          </table:table-cell>
          <table:table-cell table:style-name="ce31" office:value-type="float" office:value="100315" calcext:value-type="float">
            <text:p>100,315</text:p>
          </table:table-cell>
          <table:table-cell table:style-name="ce31" office:value-type="float" office:value="16942" calcext:value-type="float">
            <text:p>16,942</text:p>
          </table:table-cell>
          <table:table-cell table:style-name="ce31" office:value-type="float" office:value="18382" calcext:value-type="float">
            <text:p>18,382</text:p>
          </table:table-cell>
          <table:table-cell table:style-name="ce31" office:value-type="float" office:value="19589" calcext:value-type="float">
            <text:p>19,589</text:p>
          </table:table-cell>
          <table:table-cell table:style-name="ce31" office:value-type="float" office:value="23716" calcext:value-type="float">
            <text:p>23,716</text:p>
          </table:table-cell>
          <table:table-cell table:style-name="ce56" office:value-type="float" office:value="21686" calcext:value-type="float">
            <text:p>21,686</text:p>
          </table:table-cell>
          <table:table-cell table:style-name="ce31" office:value-type="float" office:value="120529" calcext:value-type="float">
            <text:p>120,529</text:p>
          </table:table-cell>
          <table:table-cell table:style-name="ce31" office:value-type="float" office:value="20331" calcext:value-type="float">
            <text:p>20,331</text:p>
          </table:table-cell>
          <table:table-cell table:style-name="ce31" office:value-type="float" office:value="25204" calcext:value-type="float">
            <text:p>25,204</text:p>
          </table:table-cell>
          <table:table-cell table:style-name="ce31" office:value-type="float" office:value="24806" calcext:value-type="float">
            <text:p>24,806</text:p>
          </table:table-cell>
          <table:table-cell table:style-name="ce31" office:value-type="float" office:value="25242" calcext:value-type="float">
            <text:p>25,242</text:p>
          </table:table-cell>
          <table:table-cell table:style-name="ce56" office:value-type="float" office:value="24946" calcext:value-type="float">
            <text:p>24,946</text:p>
          </table:table-cell>
          <table:table-cell table:style-name="ce31" office:value-type="float" office:value="128051" calcext:value-type="float">
            <text:p>128,051</text:p>
          </table:table-cell>
          <table:table-cell table:style-name="ce31" office:value-type="float" office:value="25944" calcext:value-type="float">
            <text:p>25,944</text:p>
          </table:table-cell>
          <table:table-cell table:style-name="ce31" office:value-type="float" office:value="24856" calcext:value-type="float">
            <text:p>24,856</text:p>
          </table:table-cell>
          <table:table-cell table:style-name="ce31" office:value-type="float" office:value="25448" calcext:value-type="float">
            <text:p>25,448</text:p>
          </table:table-cell>
          <table:table-cell table:style-name="ce31" office:value-type="float" office:value="26752" calcext:value-type="float">
            <text:p>26,752</text:p>
          </table:table-cell>
          <table:table-cell table:style-name="ce56" office:value-type="float" office:value="25051" calcext:value-type="float">
            <text:p>25,051</text:p>
          </table:table-cell>
          <table:table-cell table:style-name="ce31" office:value-type="float" office:value="136357" calcext:value-type="float">
            <text:p>136,357</text:p>
          </table:table-cell>
          <table:table-cell table:style-name="ce31" office:value-type="float" office:value="28105" calcext:value-type="float">
            <text:p>28,105</text:p>
          </table:table-cell>
          <table:table-cell table:style-name="ce31" office:value-type="float" office:value="25504" calcext:value-type="float">
            <text:p>25,504</text:p>
          </table:table-cell>
          <table:table-cell table:style-name="ce31" office:value-type="float" office:value="24507" calcext:value-type="float">
            <text:p>24,507</text:p>
          </table:table-cell>
          <table:table-cell table:style-name="ce31" office:value-type="float" office:value="28021" calcext:value-type="float">
            <text:p>28,021</text:p>
          </table:table-cell>
          <table:table-cell table:style-name="ce56" office:value-type="float" office:value="30220" calcext:value-type="float">
            <text:p>30,220</text:p>
          </table:table-cell>
          <table:table-cell table:style-name="ce31" office:value-type="float" office:value="163327" calcext:value-type="float">
            <text:p>163,327</text:p>
          </table:table-cell>
          <table:table-cell table:style-name="ce31" office:value-type="float" office:value="30824" calcext:value-type="float">
            <text:p>30,824</text:p>
          </table:table-cell>
          <table:table-cell table:style-name="ce31" office:value-type="float" office:value="32463" calcext:value-type="float">
            <text:p>32,463</text:p>
          </table:table-cell>
          <table:table-cell table:style-name="ce31" office:value-type="float" office:value="33519" calcext:value-type="float">
            <text:p>33,519</text:p>
          </table:table-cell>
          <table:table-cell table:style-name="ce31" office:value-type="float" office:value="32876" calcext:value-type="float">
            <text:p>32,876</text:p>
          </table:table-cell>
          <table:table-cell table:style-name="ce56" office:value-type="float" office:value="33645" calcext:value-type="float">
            <text:p>33,645</text:p>
          </table:table-cell>
          <table:table-cell table:style-name="ce31" office:value-type="float" office:value="152547" calcext:value-type="float">
            <text:p>152,547</text:p>
          </table:table-cell>
          <table:table-cell table:style-name="ce31" office:value-type="float" office:value="32635" calcext:value-type="float">
            <text:p>32,635</text:p>
          </table:table-cell>
          <table:table-cell table:style-name="ce31" office:value-type="float" office:value="30914" calcext:value-type="float">
            <text:p>30,914</text:p>
          </table:table-cell>
          <table:table-cell table:style-name="ce31" office:value-type="float" office:value="33213" calcext:value-type="float">
            <text:p>33,213</text:p>
          </table:table-cell>
          <table:table-cell table:style-name="ce31" office:value-type="float" office:value="28352" calcext:value-type="float">
            <text:p>28,352</text:p>
          </table:table-cell>
          <table:table-cell table:style-name="ce56" office:value-type="float" office:value="27433" calcext:value-type="float">
            <text:p>27,433</text:p>
          </table:table-cell>
          <table:table-cell table:style-name="ce31" office:value-type="float" office:value="141366" calcext:value-type="float">
            <text:p>141,366</text:p>
          </table:table-cell>
          <table:table-cell table:style-name="ce31" office:value-type="float" office:value="27576" calcext:value-type="float">
            <text:p>27,576</text:p>
          </table:table-cell>
          <table:table-cell table:style-name="ce31" office:value-type="float" office:value="27055" calcext:value-type="float">
            <text:p>27,055</text:p>
          </table:table-cell>
          <table:table-cell table:style-name="ce31" office:value-type="float" office:value="28159" calcext:value-type="float">
            <text:p>28,159</text:p>
          </table:table-cell>
          <table:table-cell table:style-name="ce31" office:value-type="float" office:value="28902" calcext:value-type="float">
            <text:p>28,902</text:p>
          </table:table-cell>
          <table:table-cell table:style-name="ce56" office:value-type="float" office:value="29674" calcext:value-type="float">
            <text:p>29,674</text:p>
          </table:table-cell>
          <table:table-cell table:style-name="ce31" office:value-type="float" office:value="151061" calcext:value-type="float">
            <text:p>151,061</text:p>
          </table:table-cell>
          <table:table-cell table:style-name="ce31" office:value-type="float" office:value="29805" calcext:value-type="float">
            <text:p>29,805</text:p>
          </table:table-cell>
          <table:table-cell table:style-name="ce31" office:value-type="float" office:value="28332" calcext:value-type="float">
            <text:p>28,332</text:p>
          </table:table-cell>
          <table:table-cell table:style-name="ce31" office:value-type="float" office:value="31220" calcext:value-type="float">
            <text:p>31,220</text:p>
          </table:table-cell>
          <table:table-cell table:style-name="ce31" office:value-type="float" office:value="30427" calcext:value-type="float">
            <text:p>30,427</text:p>
          </table:table-cell>
          <table:table-cell table:style-name="ce56" office:value-type="float" office:value="31277" calcext:value-type="float">
            <text:p>31,277</text:p>
          </table:table-cell>
          <table:table-cell table:style-name="ce31" office:value-type="float" office:value="156605" calcext:value-type="float">
            <text:p>156,605</text:p>
          </table:table-cell>
          <table:table-cell table:style-name="ce31" office:value-type="float" office:value="31483" calcext:value-type="float">
            <text:p>31,483</text:p>
          </table:table-cell>
          <table:table-cell table:style-name="ce31" office:value-type="float" office:value="31679" calcext:value-type="float">
            <text:p>31,679</text:p>
          </table:table-cell>
          <table:table-cell table:style-name="ce31" office:value-type="float" office:value="31875" calcext:value-type="float">
            <text:p>31,875</text:p>
          </table:table-cell>
          <table:table-cell table:style-name="ce31" office:value-type="float" office:value="31109" calcext:value-type="float">
            <text:p>31,109</text:p>
          </table:table-cell>
          <table:table-cell table:style-name="ce56" office:value-type="float" office:value="30459" calcext:value-type="float">
            <text:p>30,459</text:p>
          </table:table-cell>
          <table:table-cell table:style-name="ce31" office:value-type="float" office:value="138824" calcext:value-type="float">
            <text:p>138,824</text:p>
          </table:table-cell>
          <table:table-cell table:style-name="ce31" office:value-type="float" office:value="29329" calcext:value-type="float">
            <text:p>29,329</text:p>
          </table:table-cell>
          <table:table-cell table:style-name="ce31" office:value-type="float" office:value="28212" calcext:value-type="float">
            <text:p>28,212</text:p>
          </table:table-cell>
          <table:table-cell table:style-name="ce31" office:value-type="float" office:value="28455" calcext:value-type="float">
            <text:p>28,455</text:p>
          </table:table-cell>
          <table:table-cell table:style-name="ce31" office:value-type="float" office:value="27057" calcext:value-type="float">
            <text:p>27,057</text:p>
          </table:table-cell>
          <table:table-cell table:style-name="ce56" office:value-type="float" office:value="25771" calcext:value-type="float">
            <text:p>25,771</text:p>
          </table:table-cell>
          <table:table-cell table:style-name="ce31" office:value-type="float" office:value="111613" calcext:value-type="float">
            <text:p>111,613</text:p>
          </table:table-cell>
          <table:table-cell table:style-name="ce31" office:value-type="float" office:value="24470" calcext:value-type="float">
            <text:p>24,470</text:p>
          </table:table-cell>
          <table:table-cell table:style-name="ce31" office:value-type="float" office:value="23624" calcext:value-type="float">
            <text:p>23,624</text:p>
          </table:table-cell>
          <table:table-cell table:style-name="ce31" office:value-type="float" office:value="24690" calcext:value-type="float">
            <text:p>24,690</text:p>
          </table:table-cell>
          <table:table-cell table:style-name="ce31" office:value-type="float" office:value="20156" calcext:value-type="float">
            <text:p>20,156</text:p>
          </table:table-cell>
          <table:table-cell table:style-name="ce56" office:value-type="float" office:value="18673" calcext:value-type="float">
            <text:p>18,673</text:p>
          </table:table-cell>
          <table:table-cell table:style-name="ce31" office:value-type="float" office:value="63959" calcext:value-type="float">
            <text:p>63,959</text:p>
          </table:table-cell>
          <table:table-cell table:style-name="ce31" office:value-type="float" office:value="16990" calcext:value-type="float">
            <text:p>16,990</text:p>
          </table:table-cell>
          <table:table-cell table:style-name="ce31" office:value-type="float" office:value="14039" calcext:value-type="float">
            <text:p>14,039</text:p>
          </table:table-cell>
          <table:table-cell table:style-name="ce31" office:value-type="float" office:value="10950" calcext:value-type="float">
            <text:p>10,950</text:p>
          </table:table-cell>
          <table:table-cell table:style-name="ce31" office:value-type="float" office:value="9930" calcext:value-type="float">
            <text:p>9,930</text:p>
          </table:table-cell>
          <table:table-cell table:style-name="ce56" office:value-type="float" office:value="12050" calcext:value-type="float">
            <text:p>12,050</text:p>
          </table:table-cell>
          <table:table-cell table:style-name="ce31" office:value-type="float" office:value="58466" calcext:value-type="float">
            <text:p>58,466</text:p>
          </table:table-cell>
          <table:table-cell table:style-name="ce31" office:value-type="float" office:value="12433" calcext:value-type="float">
            <text:p>12,433</text:p>
          </table:table-cell>
          <table:table-cell table:style-name="ce31" office:value-type="float" office:value="11382" calcext:value-type="float">
            <text:p>11,382</text:p>
          </table:table-cell>
          <table:table-cell table:style-name="ce31" office:value-type="float" office:value="12087" calcext:value-type="float">
            <text:p>12,087</text:p>
          </table:table-cell>
          <table:table-cell table:style-name="ce31" office:value-type="float" office:value="11730" calcext:value-type="float">
            <text:p>11,730</text:p>
          </table:table-cell>
          <table:table-cell table:style-name="ce56" office:value-type="float" office:value="10834" calcext:value-type="float">
            <text:p>10,834</text:p>
          </table:table-cell>
          <table:table-cell table:style-name="ce31" office:value-type="float" office:value="48149" calcext:value-type="float">
            <text:p>48,149</text:p>
          </table:table-cell>
          <table:table-cell table:style-name="ce31" office:value-type="float" office:value="10322" calcext:value-type="float">
            <text:p>10,322</text:p>
          </table:table-cell>
          <table:table-cell table:style-name="ce31" office:value-type="float" office:value="9927" calcext:value-type="float">
            <text:p>9,927</text:p>
          </table:table-cell>
          <table:table-cell table:style-name="ce31" office:value-type="float" office:value="9537" calcext:value-type="float">
            <text:p>9,537</text:p>
          </table:table-cell>
          <table:table-cell table:style-name="ce31" office:value-type="float" office:value="9419" calcext:value-type="float">
            <text:p>9,419</text:p>
          </table:table-cell>
          <table:table-cell table:style-name="ce56" office:value-type="float" office:value="8944" calcext:value-type="float">
            <text:p>8,944</text:p>
          </table:table-cell>
          <table:table-cell table:style-name="ce31" office:value-type="float" office:value="34410" calcext:value-type="float">
            <text:p>34,410</text:p>
          </table:table-cell>
          <table:table-cell table:style-name="ce31" office:value-type="float" office:value="7758" calcext:value-type="float">
            <text:p>7,758</text:p>
          </table:table-cell>
          <table:table-cell table:style-name="ce31" office:value-type="float" office:value="7228" calcext:value-type="float">
            <text:p>7,228</text:p>
          </table:table-cell>
          <table:table-cell table:style-name="ce31" office:value-type="float" office:value="7137" calcext:value-type="float">
            <text:p>7,137</text:p>
          </table:table-cell>
          <table:table-cell table:style-name="ce31" office:value-type="float" office:value="6623" calcext:value-type="float">
            <text:p>6,623</text:p>
          </table:table-cell>
          <table:table-cell table:style-name="ce56" office:value-type="float" office:value="5664" calcext:value-type="float">
            <text:p>5,664</text:p>
          </table:table-cell>
          <table:table-cell table:style-name="ce31" office:value-type="float" office:value="17858" calcext:value-type="float">
            <text:p>17,858</text:p>
          </table:table-cell>
          <table:table-cell table:style-name="ce31" office:value-type="float" office:value="5009" calcext:value-type="float">
            <text:p>5,009</text:p>
          </table:table-cell>
          <table:table-cell table:style-name="ce31" office:value-type="float" office:value="4080" calcext:value-type="float">
            <text:p>4,080</text:p>
          </table:table-cell>
          <table:table-cell table:style-name="ce31" office:value-type="float" office:value="3680" calcext:value-type="float">
            <text:p>3,680</text:p>
          </table:table-cell>
          <table:table-cell table:style-name="ce31" office:value-type="float" office:value="2797" calcext:value-type="float">
            <text:p>2,797</text:p>
          </table:table-cell>
          <table:table-cell table:style-name="ce56" office:value-type="float" office:value="2292" calcext:value-type="float">
            <text:p>2,292</text:p>
          </table:table-cell>
          <table:table-cell table:style-name="ce31" office:value-type="float" office:value="5700" calcext:value-type="float">
            <text:p>5,700</text:p>
          </table:table-cell>
          <table:table-cell table:style-name="ce31" office:value-type="float" office:value="1698" calcext:value-type="float">
            <text:p>1,698</text:p>
          </table:table-cell>
          <table:table-cell table:style-name="ce31" office:value-type="float" office:value="1462" calcext:value-type="float">
            <text:p>1,462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836" calcext:value-type="float">
            <text:p>836</text:p>
          </table:table-cell>
          <table:table-cell table:style-name="ce56" office:value-type="float" office:value="526" calcext:value-type="float">
            <text:p>526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88" calcext:value-type="float">
            <text:p>88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555" calcext:value-type="float">
            <text:p>944,555</text:p>
          </table:table-cell>
          <table:table-cell table:style-name="ce31" office:value-type="float" office:value="38625" calcext:value-type="float">
            <text:p>38,625</text:p>
          </table:table-cell>
          <table:table-cell table:style-name="ce31" office:value-type="float" office:value="7019" calcext:value-type="float">
            <text:p>7,019</text:p>
          </table:table-cell>
          <table:table-cell table:style-name="ce31" office:value-type="float" office:value="9372" calcext:value-type="float">
            <text:p>9,372</text:p>
          </table:table-cell>
          <table:table-cell table:style-name="ce31" office:value-type="float" office:value="7789" calcext:value-type="float">
            <text:p>7,789</text:p>
          </table:table-cell>
          <table:table-cell table:style-name="ce31" office:value-type="float" office:value="6626" calcext:value-type="float">
            <text:p>6,626</text:p>
          </table:table-cell>
          <table:table-cell table:style-name="ce31" office:value-type="float" office:value="7819" calcext:value-type="float">
            <text:p>7,819</text:p>
          </table:table-cell>
          <table:table-cell table:style-name="ce31" office:value-type="float" office:value="40818" calcext:value-type="float">
            <text:p>40,818</text:p>
          </table:table-cell>
          <table:table-cell table:style-name="ce31" office:value-type="float" office:value="7924" calcext:value-type="float">
            <text:p>7,924</text:p>
          </table:table-cell>
          <table:table-cell table:style-name="ce31" office:value-type="float" office:value="8146" calcext:value-type="float">
            <text:p>8,146</text:p>
          </table:table-cell>
          <table:table-cell table:style-name="ce31" office:value-type="float" office:value="8150" calcext:value-type="float">
            <text:p>8,150</text:p>
          </table:table-cell>
          <table:table-cell table:style-name="ce31" office:value-type="float" office:value="8229" calcext:value-type="float">
            <text:p>8,229</text:p>
          </table:table-cell>
          <table:table-cell table:style-name="ce56" office:value-type="float" office:value="8369" calcext:value-type="float">
            <text:p>8,369</text:p>
          </table:table-cell>
          <table:table-cell table:style-name="ce31" office:value-type="float" office:value="52357" calcext:value-type="float">
            <text:p>52,357</text:p>
          </table:table-cell>
          <table:table-cell table:style-name="ce31" office:value-type="float" office:value="8905" calcext:value-type="float">
            <text:p>8,905</text:p>
          </table:table-cell>
          <table:table-cell table:style-name="ce31" office:value-type="float" office:value="9624" calcext:value-type="float">
            <text:p>9,624</text:p>
          </table:table-cell>
          <table:table-cell table:style-name="ce31" office:value-type="float" office:value="10116" calcext:value-type="float">
            <text:p>10,116</text:p>
          </table:table-cell>
          <table:table-cell table:style-name="ce31" office:value-type="float" office:value="12381" calcext:value-type="float">
            <text:p>12,381</text:p>
          </table:table-cell>
          <table:table-cell table:style-name="ce56" office:value-type="float" office:value="11331" calcext:value-type="float">
            <text:p>11,331</text:p>
          </table:table-cell>
          <table:table-cell table:style-name="ce31" office:value-type="float" office:value="62817" calcext:value-type="float">
            <text:p>62,817</text:p>
          </table:table-cell>
          <table:table-cell table:style-name="ce31" office:value-type="float" office:value="10711" calcext:value-type="float">
            <text:p>10,711</text:p>
          </table:table-cell>
          <table:table-cell table:style-name="ce31" office:value-type="float" office:value="13231" calcext:value-type="float">
            <text:p>13,231</text:p>
          </table:table-cell>
          <table:table-cell table:style-name="ce31" office:value-type="float" office:value="12904" calcext:value-type="float">
            <text:p>12,904</text:p>
          </table:table-cell>
          <table:table-cell table:style-name="ce31" office:value-type="float" office:value="13095" calcext:value-type="float">
            <text:p>13,095</text:p>
          </table:table-cell>
          <table:table-cell table:style-name="ce56" office:value-type="float" office:value="12876" calcext:value-type="float">
            <text:p>12,876</text:p>
          </table:table-cell>
          <table:table-cell table:style-name="ce31" office:value-type="float" office:value="66184" calcext:value-type="float">
            <text:p>66,184</text:p>
          </table:table-cell>
          <table:table-cell table:style-name="ce31" office:value-type="float" office:value="13215" calcext:value-type="float">
            <text:p>13,215</text:p>
          </table:table-cell>
          <table:table-cell table:style-name="ce31" office:value-type="float" office:value="12942" calcext:value-type="float">
            <text:p>12,942</text:p>
          </table:table-cell>
          <table:table-cell table:style-name="ce31" office:value-type="float" office:value="13226" calcext:value-type="float">
            <text:p>13,226</text:p>
          </table:table-cell>
          <table:table-cell table:style-name="ce31" office:value-type="float" office:value="13812" calcext:value-type="float">
            <text:p>13,812</text:p>
          </table:table-cell>
          <table:table-cell table:style-name="ce56" office:value-type="float" office:value="12989" calcext:value-type="float">
            <text:p>12,989</text:p>
          </table:table-cell>
          <table:table-cell table:style-name="ce31" office:value-type="float" office:value="69606" calcext:value-type="float">
            <text:p>69,606</text:p>
          </table:table-cell>
          <table:table-cell table:style-name="ce31" office:value-type="float" office:value="14607" calcext:value-type="float">
            <text:p>14,607</text:p>
          </table:table-cell>
          <table:table-cell table:style-name="ce31" office:value-type="float" office:value="13119" calcext:value-type="float">
            <text:p>13,119</text:p>
          </table:table-cell>
          <table:table-cell table:style-name="ce31" office:value-type="float" office:value="12551" calcext:value-type="float">
            <text:p>12,551</text:p>
          </table:table-cell>
          <table:table-cell table:style-name="ce31" office:value-type="float" office:value="14098" calcext:value-type="float">
            <text:p>14,098</text:p>
          </table:table-cell>
          <table:table-cell table:style-name="ce56" office:value-type="float" office:value="15231" calcext:value-type="float">
            <text:p>15,231</text:p>
          </table:table-cell>
          <table:table-cell table:style-name="ce31" office:value-type="float" office:value="82151" calcext:value-type="float">
            <text:p>82,151</text:p>
          </table:table-cell>
          <table:table-cell table:style-name="ce31" office:value-type="float" office:value="15484" calcext:value-type="float">
            <text:p>15,484</text:p>
          </table:table-cell>
          <table:table-cell table:style-name="ce31" office:value-type="float" office:value="16260" calcext:value-type="float">
            <text:p>16,260</text:p>
          </table:table-cell>
          <table:table-cell table:style-name="ce31" office:value-type="float" office:value="16899" calcext:value-type="float">
            <text:p>16,899</text:p>
          </table:table-cell>
          <table:table-cell table:style-name="ce31" office:value-type="float" office:value="16413" calcext:value-type="float">
            <text:p>16,413</text:p>
          </table:table-cell>
          <table:table-cell table:style-name="ce56" office:value-type="float" office:value="17095" calcext:value-type="float">
            <text:p>17,095</text:p>
          </table:table-cell>
          <table:table-cell table:style-name="ce31" office:value-type="float" office:value="76404" calcext:value-type="float">
            <text:p>76,404</text:p>
          </table:table-cell>
          <table:table-cell table:style-name="ce31" office:value-type="float" office:value="16686" calcext:value-type="float">
            <text:p>16,686</text:p>
          </table:table-cell>
          <table:table-cell table:style-name="ce31" office:value-type="float" office:value="15491" calcext:value-type="float">
            <text:p>15,491</text:p>
          </table:table-cell>
          <table:table-cell table:style-name="ce31" office:value-type="float" office:value="16648" calcext:value-type="float">
            <text:p>16,648</text:p>
          </table:table-cell>
          <table:table-cell table:style-name="ce31" office:value-type="float" office:value="13973" calcext:value-type="float">
            <text:p>13,973</text:p>
          </table:table-cell>
          <table:table-cell table:style-name="ce56" office:value-type="float" office:value="13606" calcext:value-type="float">
            <text:p>13,606</text:p>
          </table:table-cell>
          <table:table-cell table:style-name="ce31" office:value-type="float" office:value="69909" calcext:value-type="float">
            <text:p>69,909</text:p>
          </table:table-cell>
          <table:table-cell table:style-name="ce31" office:value-type="float" office:value="13651" calcext:value-type="float">
            <text:p>13,651</text:p>
          </table:table-cell>
          <table:table-cell table:style-name="ce31" office:value-type="float" office:value="13218" calcext:value-type="float">
            <text:p>13,218</text:p>
          </table:table-cell>
          <table:table-cell table:style-name="ce31" office:value-type="float" office:value="14015" calcext:value-type="float">
            <text:p>14,015</text:p>
          </table:table-cell>
          <table:table-cell table:style-name="ce31" office:value-type="float" office:value="14349" calcext:value-type="float">
            <text:p>14,349</text:p>
          </table:table-cell>
          <table:table-cell table:style-name="ce56" office:value-type="float" office:value="14676" calcext:value-type="float">
            <text:p>14,676</text:p>
          </table:table-cell>
          <table:table-cell table:style-name="ce31" office:value-type="float" office:value="75449" calcext:value-type="float">
            <text:p>75,449</text:p>
          </table:table-cell>
          <table:table-cell table:style-name="ce31" office:value-type="float" office:value="14913" calcext:value-type="float">
            <text:p>14,913</text:p>
          </table:table-cell>
          <table:table-cell table:style-name="ce31" office:value-type="float" office:value="14025" calcext:value-type="float">
            <text:p>14,025</text:p>
          </table:table-cell>
          <table:table-cell table:style-name="ce31" office:value-type="float" office:value="15691" calcext:value-type="float">
            <text:p>15,691</text:p>
          </table:table-cell>
          <table:table-cell table:style-name="ce31" office:value-type="float" office:value="15171" calcext:value-type="float">
            <text:p>15,171</text:p>
          </table:table-cell>
          <table:table-cell table:style-name="ce56" office:value-type="float" office:value="15649" calcext:value-type="float">
            <text:p>15,649</text:p>
          </table:table-cell>
          <table:table-cell table:style-name="ce31" office:value-type="float" office:value="78906" calcext:value-type="float">
            <text:p>78,906</text:p>
          </table:table-cell>
          <table:table-cell table:style-name="ce31" office:value-type="float" office:value="15845" calcext:value-type="float">
            <text:p>15,845</text:p>
          </table:table-cell>
          <table:table-cell table:style-name="ce31" office:value-type="float" office:value="15907" calcext:value-type="float">
            <text:p>15,907</text:p>
          </table:table-cell>
          <table:table-cell table:style-name="ce31" office:value-type="float" office:value="16109" calcext:value-type="float">
            <text:p>16,109</text:p>
          </table:table-cell>
          <table:table-cell table:style-name="ce31" office:value-type="float" office:value="15576" calcext:value-type="float">
            <text:p>15,576</text:p>
          </table:table-cell>
          <table:table-cell table:style-name="ce56" office:value-type="float" office:value="15469" calcext:value-type="float">
            <text:p>15,469</text:p>
          </table:table-cell>
          <table:table-cell table:style-name="ce31" office:value-type="float" office:value="70079" calcext:value-type="float">
            <text:p>70,079</text:p>
          </table:table-cell>
          <table:table-cell table:style-name="ce31" office:value-type="float" office:value="14733" calcext:value-type="float">
            <text:p>14,733</text:p>
          </table:table-cell>
          <table:table-cell table:style-name="ce31" office:value-type="float" office:value="14431" calcext:value-type="float">
            <text:p>14,431</text:p>
          </table:table-cell>
          <table:table-cell table:style-name="ce31" office:value-type="float" office:value="14318" calcext:value-type="float">
            <text:p>14,318</text:p>
          </table:table-cell>
          <table:table-cell table:style-name="ce31" office:value-type="float" office:value="13646" calcext:value-type="float">
            <text:p>13,646</text:p>
          </table:table-cell>
          <table:table-cell table:style-name="ce56" office:value-type="float" office:value="12951" calcext:value-type="float">
            <text:p>12,951</text:p>
          </table:table-cell>
          <table:table-cell table:style-name="ce31" office:value-type="float" office:value="55774" calcext:value-type="float">
            <text:p>55,774</text:p>
          </table:table-cell>
          <table:table-cell table:style-name="ce31" office:value-type="float" office:value="12224" calcext:value-type="float">
            <text:p>12,224</text:p>
          </table:table-cell>
          <table:table-cell table:style-name="ce31" office:value-type="float" office:value="11911" calcext:value-type="float">
            <text:p>11,911</text:p>
          </table:table-cell>
          <table:table-cell table:style-name="ce31" office:value-type="float" office:value="12279" calcext:value-type="float">
            <text:p>12,279</text:p>
          </table:table-cell>
          <table:table-cell table:style-name="ce31" office:value-type="float" office:value="10116" calcext:value-type="float">
            <text:p>10,116</text:p>
          </table:table-cell>
          <table:table-cell table:style-name="ce56" office:value-type="float" office:value="9244" calcext:value-type="float">
            <text:p>9,244</text:p>
          </table:table-cell>
          <table:table-cell table:style-name="ce31" office:value-type="float" office:value="30799" calcext:value-type="float">
            <text:p>30,799</text:p>
          </table:table-cell>
          <table:table-cell table:style-name="ce31" office:value-type="float" office:value="8292" calcext:value-type="float">
            <text:p>8,292</text:p>
          </table:table-cell>
          <table:table-cell table:style-name="ce31" office:value-type="float" office:value="6764" calcext:value-type="float">
            <text:p>6,764</text:p>
          </table:table-cell>
          <table:table-cell table:style-name="ce31" office:value-type="float" office:value="5304" calcext:value-type="float">
            <text:p>5,304</text:p>
          </table:table-cell>
          <table:table-cell table:style-name="ce31" office:value-type="float" office:value="4779" calcext:value-type="float">
            <text:p>4,779</text:p>
          </table:table-cell>
          <table:table-cell table:style-name="ce56" office:value-type="float" office:value="5660" calcext:value-type="float">
            <text:p>5,660</text:p>
          </table:table-cell>
          <table:table-cell table:style-name="ce31" office:value-type="float" office:value="27054" calcext:value-type="float">
            <text:p>27,054</text:p>
          </table:table-cell>
          <table:table-cell table:style-name="ce31" office:value-type="float" office:value="5913" calcext:value-type="float">
            <text:p>5,913</text:p>
          </table:table-cell>
          <table:table-cell table:style-name="ce31" office:value-type="float" office:value="5309" calcext:value-type="float">
            <text:p>5,309</text:p>
          </table:table-cell>
          <table:table-cell table:style-name="ce31" office:value-type="float" office:value="5624" calcext:value-type="float">
            <text:p>5,624</text:p>
          </table:table-cell>
          <table:table-cell table:style-name="ce31" office:value-type="float" office:value="5364" calcext:value-type="float">
            <text:p>5,364</text:p>
          </table:table-cell>
          <table:table-cell table:style-name="ce56" office:value-type="float" office:value="4844" calcext:value-type="float">
            <text:p>4,844</text:p>
          </table:table-cell>
          <table:table-cell table:style-name="ce31" office:value-type="float" office:value="21299" calcext:value-type="float">
            <text:p>21,299</text:p>
          </table:table-cell>
          <table:table-cell table:style-name="ce31" office:value-type="float" office:value="4678" calcext:value-type="float">
            <text:p>4,678</text:p>
          </table:table-cell>
          <table:table-cell table:style-name="ce31" office:value-type="float" office:value="4334" calcext:value-type="float">
            <text:p>4,334</text:p>
          </table:table-cell>
          <table:table-cell table:style-name="ce31" office:value-type="float" office:value="4226" calcext:value-type="float">
            <text:p>4,226</text:p>
          </table:table-cell>
          <table:table-cell table:style-name="ce31" office:value-type="float" office:value="4189" calcext:value-type="float">
            <text:p>4,189</text:p>
          </table:table-cell>
          <table:table-cell table:style-name="ce56" office:value-type="float" office:value="3872" calcext:value-type="float">
            <text:p>3,872</text:p>
          </table:table-cell>
          <table:table-cell table:style-name="ce31" office:value-type="float" office:value="15571" calcext:value-type="float">
            <text:p>15,571</text:p>
          </table:table-cell>
          <table:table-cell table:style-name="ce31" office:value-type="float" office:value="3419" calcext:value-type="float">
            <text:p>3,419</text:p>
          </table:table-cell>
          <table:table-cell table:style-name="ce31" office:value-type="float" office:value="3279" calcext:value-type="float">
            <text:p>3,279</text:p>
          </table:table-cell>
          <table:table-cell table:style-name="ce31" office:value-type="float" office:value="3212" calcext:value-type="float">
            <text:p>3,212</text:p>
          </table:table-cell>
          <table:table-cell table:style-name="ce31" office:value-type="float" office:value="3003" calcext:value-type="float">
            <text:p>3,003</text:p>
          </table:table-cell>
          <table:table-cell table:style-name="ce56" office:value-type="float" office:value="2658" calcext:value-type="float">
            <text:p>2,658</text:p>
          </table:table-cell>
          <table:table-cell table:style-name="ce31" office:value-type="float" office:value="8054" calcext:value-type="float">
            <text:p>8,054</text:p>
          </table:table-cell>
          <table:table-cell table:style-name="ce31" office:value-type="float" office:value="2304" calcext:value-type="float">
            <text:p>2,304</text:p>
          </table:table-cell>
          <table:table-cell table:style-name="ce31" office:value-type="float" office:value="1889" calcext:value-type="float">
            <text:p>1,889</text:p>
          </table:table-cell>
          <table:table-cell table:style-name="ce31" office:value-type="float" office:value="1651" calcext:value-type="float">
            <text:p>1,651</text:p>
          </table:table-cell>
          <table:table-cell table:style-name="ce31" office:value-type="float" office:value="1257" calcext:value-type="float">
            <text:p>1,257</text:p>
          </table:table-cell>
          <table:table-cell table:style-name="ce56" office:value-type="float" office:value="953" calcext:value-type="float">
            <text:p>953</text:p>
          </table:table-cell>
          <table:table-cell table:style-name="ce31" office:value-type="float" office:value="2230" calcext:value-type="float">
            <text:p>2,230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314" calcext:value-type="float">
            <text:p>314</text:p>
          </table:table-cell>
          <table:table-cell table:style-name="ce56" office:value-type="float" office:value="200" calcext:value-type="float">
            <text:p>200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49" calcext:value-type="float">
            <text:p>49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653" calcext:value-type="float">
            <text:p>938,653</text:p>
          </table:table-cell>
          <table:table-cell table:style-name="ce41" office:value-type="float" office:value="35729" calcext:value-type="float">
            <text:p>35,729</text:p>
          </table:table-cell>
          <table:table-cell table:style-name="ce32" office:value-type="float" office:value="6669" calcext:value-type="float">
            <text:p>6,669</text:p>
          </table:table-cell>
          <table:table-cell table:style-name="ce32" office:value-type="float" office:value="8687" calcext:value-type="float">
            <text:p>8,687</text:p>
          </table:table-cell>
          <table:table-cell table:style-name="ce32" office:value-type="float" office:value="7062" calcext:value-type="float">
            <text:p>7,062</text:p>
          </table:table-cell>
          <table:table-cell table:style-name="ce32" office:value-type="float" office:value="5941" calcext:value-type="float">
            <text:p>5,941</text:p>
          </table:table-cell>
          <table:table-cell table:style-name="ce32" office:value-type="float" office:value="7370" calcext:value-type="float">
            <text:p>7,370</text:p>
          </table:table-cell>
          <table:table-cell table:style-name="ce32" office:value-type="float" office:value="37614" calcext:value-type="float">
            <text:p>37,614</text:p>
          </table:table-cell>
          <table:table-cell table:style-name="ce32" office:value-type="float" office:value="7465" calcext:value-type="float">
            <text:p>7,465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7407" calcext:value-type="float">
            <text:p>7,407</text:p>
          </table:table-cell>
          <table:table-cell table:style-name="ce32" office:value-type="float" office:value="7555" calcext:value-type="float">
            <text:p>7,555</text:p>
          </table:table-cell>
          <table:table-cell table:style-name="ce41" office:value-type="float" office:value="7758" calcext:value-type="float">
            <text:p>7,758</text:p>
          </table:table-cell>
          <table:table-cell table:style-name="ce32" office:value-type="float" office:value="47958" calcext:value-type="float">
            <text:p>47,958</text:p>
          </table:table-cell>
          <table:table-cell table:style-name="ce32" office:value-type="float" office:value="8037" calcext:value-type="float">
            <text:p>8,037</text:p>
          </table:table-cell>
          <table:table-cell table:style-name="ce32" office:value-type="float" office:value="8758" calcext:value-type="float">
            <text:p>8,758</text:p>
          </table:table-cell>
          <table:table-cell table:style-name="ce32" office:value-type="float" office:value="9473" calcext:value-type="float">
            <text:p>9,473</text:p>
          </table:table-cell>
          <table:table-cell table:style-name="ce32" office:value-type="float" office:value="11335" calcext:value-type="float">
            <text:p>11,335</text:p>
          </table:table-cell>
          <table:table-cell table:style-name="ce41" office:value-type="float" office:value="10355" calcext:value-type="float">
            <text:p>10,355</text:p>
          </table:table-cell>
          <table:table-cell table:style-name="ce32" office:value-type="float" office:value="57712" calcext:value-type="float">
            <text:p>57,712</text:p>
          </table:table-cell>
          <table:table-cell table:style-name="ce32" office:value-type="float" office:value="9620" calcext:value-type="float">
            <text:p>9,620</text:p>
          </table:table-cell>
          <table:table-cell table:style-name="ce32" office:value-type="float" office:value="11973" calcext:value-type="float">
            <text:p>11,973</text:p>
          </table:table-cell>
          <table:table-cell table:style-name="ce32" office:value-type="float" office:value="11902" calcext:value-type="float">
            <text:p>11,902</text:p>
          </table:table-cell>
          <table:table-cell table:style-name="ce32" office:value-type="float" office:value="12147" calcext:value-type="float">
            <text:p>12,147</text:p>
          </table:table-cell>
          <table:table-cell table:style-name="ce41" office:value-type="float" office:value="12070" calcext:value-type="float">
            <text:p>12,070</text:p>
          </table:table-cell>
          <table:table-cell table:style-name="ce32" office:value-type="float" office:value="61867" calcext:value-type="float">
            <text:p>61,867</text:p>
          </table:table-cell>
          <table:table-cell table:style-name="ce32" office:value-type="float" office:value="12729" calcext:value-type="float">
            <text:p>12,729</text:p>
          </table:table-cell>
          <table:table-cell table:style-name="ce32" office:value-type="float" office:value="11914" calcext:value-type="float">
            <text:p>11,914</text:p>
          </table:table-cell>
          <table:table-cell table:style-name="ce32" office:value-type="float" office:value="12222" calcext:value-type="float">
            <text:p>12,222</text:p>
          </table:table-cell>
          <table:table-cell table:style-name="ce32" office:value-type="float" office:value="12940" calcext:value-type="float">
            <text:p>12,940</text:p>
          </table:table-cell>
          <table:table-cell table:style-name="ce41" office:value-type="float" office:value="12062" calcext:value-type="float">
            <text:p>12,062</text:p>
          </table:table-cell>
          <table:table-cell table:style-name="ce32" office:value-type="float" office:value="66751" calcext:value-type="float">
            <text:p>66,751</text:p>
          </table:table-cell>
          <table:table-cell table:style-name="ce32" office:value-type="float" office:value="13498" calcext:value-type="float">
            <text:p>13,498</text:p>
          </table:table-cell>
          <table:table-cell table:style-name="ce32" office:value-type="float" office:value="12385" calcext:value-type="float">
            <text:p>12,385</text:p>
          </table:table-cell>
          <table:table-cell table:style-name="ce32" office:value-type="float" office:value="11956" calcext:value-type="float">
            <text:p>11,956</text:p>
          </table:table-cell>
          <table:table-cell table:style-name="ce32" office:value-type="float" office:value="13923" calcext:value-type="float">
            <text:p>13,923</text:p>
          </table:table-cell>
          <table:table-cell table:style-name="ce41" office:value-type="float" office:value="14989" calcext:value-type="float">
            <text:p>14,989</text:p>
          </table:table-cell>
          <table:table-cell table:style-name="ce32" office:value-type="float" office:value="81176" calcext:value-type="float">
            <text:p>81,176</text:p>
          </table:table-cell>
          <table:table-cell table:style-name="ce32" office:value-type="float" office:value="15340" calcext:value-type="float">
            <text:p>15,340</text:p>
          </table:table-cell>
          <table:table-cell table:style-name="ce32" office:value-type="float" office:value="16203" calcext:value-type="float">
            <text:p>16,203</text:p>
          </table:table-cell>
          <table:table-cell table:style-name="ce32" office:value-type="float" office:value="16620" calcext:value-type="float">
            <text:p>16,620</text:p>
          </table:table-cell>
          <table:table-cell table:style-name="ce32" office:value-type="float" office:value="16463" calcext:value-type="float">
            <text:p>16,463</text:p>
          </table:table-cell>
          <table:table-cell table:style-name="ce41" office:value-type="float" office:value="16550" calcext:value-type="float">
            <text:p>16,550</text:p>
          </table:table-cell>
          <table:table-cell table:style-name="ce32" office:value-type="float" office:value="76143" calcext:value-type="float">
            <text:p>76,143</text:p>
          </table:table-cell>
          <table:table-cell table:style-name="ce32" office:value-type="float" office:value="15949" calcext:value-type="float">
            <text:p>15,949</text:p>
          </table:table-cell>
          <table:table-cell table:style-name="ce32" office:value-type="float" office:value="15423" calcext:value-type="float">
            <text:p>15,423</text:p>
          </table:table-cell>
          <table:table-cell table:style-name="ce32" office:value-type="float" office:value="16565" calcext:value-type="float">
            <text:p>16,565</text:p>
          </table:table-cell>
          <table:table-cell table:style-name="ce32" office:value-type="float" office:value="14379" calcext:value-type="float">
            <text:p>14,379</text:p>
          </table:table-cell>
          <table:table-cell table:style-name="ce41" office:value-type="float" office:value="13827" calcext:value-type="float">
            <text:p>13,827</text:p>
          </table:table-cell>
          <table:table-cell table:style-name="ce32" office:value-type="float" office:value="71457" calcext:value-type="float">
            <text:p>71,457</text:p>
          </table:table-cell>
          <table:table-cell table:style-name="ce32" office:value-type="float" office:value="13925" calcext:value-type="float">
            <text:p>13,925</text:p>
          </table:table-cell>
          <table:table-cell table:style-name="ce32" office:value-type="float" office:value="13837" calcext:value-type="float">
            <text:p>13,837</text:p>
          </table:table-cell>
          <table:table-cell table:style-name="ce32" office:value-type="float" office:value="14144" calcext:value-type="float">
            <text:p>14,144</text:p>
          </table:table-cell>
          <table:table-cell table:style-name="ce32" office:value-type="float" office:value="14553" calcext:value-type="float">
            <text:p>14,553</text:p>
          </table:table-cell>
          <table:table-cell table:style-name="ce41" office:value-type="float" office:value="14998" calcext:value-type="float">
            <text:p>14,998</text:p>
          </table:table-cell>
          <table:table-cell table:style-name="ce32" office:value-type="float" office:value="75612" calcext:value-type="float">
            <text:p>75,612</text:p>
          </table:table-cell>
          <table:table-cell table:style-name="ce32" office:value-type="float" office:value="14892" calcext:value-type="float">
            <text:p>14,892</text:p>
          </table:table-cell>
          <table:table-cell table:style-name="ce32" office:value-type="float" office:value="14307" calcext:value-type="float">
            <text:p>14,307</text:p>
          </table:table-cell>
          <table:table-cell table:style-name="ce32" office:value-type="float" office:value="15529" calcext:value-type="float">
            <text:p>15,529</text:p>
          </table:table-cell>
          <table:table-cell table:style-name="ce32" office:value-type="float" office:value="15256" calcext:value-type="float">
            <text:p>15,256</text:p>
          </table:table-cell>
          <table:table-cell table:style-name="ce41" office:value-type="float" office:value="15628" calcext:value-type="float">
            <text:p>15,628</text:p>
          </table:table-cell>
          <table:table-cell table:style-name="ce32" office:value-type="float" office:value="77699" calcext:value-type="float">
            <text:p>77,699</text:p>
          </table:table-cell>
          <table:table-cell table:style-name="ce32" office:value-type="float" office:value="15638" calcext:value-type="float">
            <text:p>15,638</text:p>
          </table:table-cell>
          <table:table-cell table:style-name="ce32" office:value-type="float" office:value="15772" calcext:value-type="float">
            <text:p>15,772</text:p>
          </table:table-cell>
          <table:table-cell table:style-name="ce32" office:value-type="float" office:value="15766" calcext:value-type="float">
            <text:p>15,766</text:p>
          </table:table-cell>
          <table:table-cell table:style-name="ce32" office:value-type="float" office:value="15533" calcext:value-type="float">
            <text:p>15,533</text:p>
          </table:table-cell>
          <table:table-cell table:style-name="ce41" office:value-type="float" office:value="14990" calcext:value-type="float">
            <text:p>14,990</text:p>
          </table:table-cell>
          <table:table-cell table:style-name="ce32" office:value-type="float" office:value="68745" calcext:value-type="float">
            <text:p>68,745</text:p>
          </table:table-cell>
          <table:table-cell table:style-name="ce32" office:value-type="float" office:value="14596" calcext:value-type="float">
            <text:p>14,596</text:p>
          </table:table-cell>
          <table:table-cell table:style-name="ce32" office:value-type="float" office:value="13781" calcext:value-type="float">
            <text:p>13,781</text:p>
          </table:table-cell>
          <table:table-cell table:style-name="ce32" office:value-type="float" office:value="14137" calcext:value-type="float">
            <text:p>14,137</text:p>
          </table:table-cell>
          <table:table-cell table:style-name="ce32" office:value-type="float" office:value="13411" calcext:value-type="float">
            <text:p>13,411</text:p>
          </table:table-cell>
          <table:table-cell table:style-name="ce41" office:value-type="float" office:value="12820" calcext:value-type="float">
            <text:p>12,820</text:p>
          </table:table-cell>
          <table:table-cell table:style-name="ce32" office:value-type="float" office:value="55839" calcext:value-type="float">
            <text:p>55,839</text:p>
          </table:table-cell>
          <table:table-cell table:style-name="ce32" office:value-type="float" office:value="12246" calcext:value-type="float">
            <text:p>12,246</text:p>
          </table:table-cell>
          <table:table-cell table:style-name="ce32" office:value-type="float" office:value="11713" calcext:value-type="float">
            <text:p>11,713</text:p>
          </table:table-cell>
          <table:table-cell table:style-name="ce32" office:value-type="float" office:value="12411" calcext:value-type="float">
            <text:p>12,411</text:p>
          </table:table-cell>
          <table:table-cell table:style-name="ce32" office:value-type="float" office:value="10040" calcext:value-type="float">
            <text:p>10,040</text:p>
          </table:table-cell>
          <table:table-cell table:style-name="ce41" office:value-type="float" office:value="9429" calcext:value-type="float">
            <text:p>9,429</text:p>
          </table:table-cell>
          <table:table-cell table:style-name="ce32" office:value-type="float" office:value="33160" calcext:value-type="float">
            <text:p>33,160</text:p>
          </table:table-cell>
          <table:table-cell table:style-name="ce32" office:value-type="float" office:value="8698" calcext:value-type="float">
            <text:p>8,698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2" office:value-type="float" office:value="5646" calcext:value-type="float">
            <text:p>5,646</text:p>
          </table:table-cell>
          <table:table-cell table:style-name="ce32" office:value-type="float" office:value="5151" calcext:value-type="float">
            <text:p>5,151</text:p>
          </table:table-cell>
          <table:table-cell table:style-name="ce41" office:value-type="float" office:value="6390" calcext:value-type="float">
            <text:p>6,390</text:p>
          </table:table-cell>
          <table:table-cell table:style-name="ce32" office:value-type="float" office:value="31412" calcext:value-type="float">
            <text:p>31,412</text:p>
          </table:table-cell>
          <table:table-cell table:style-name="ce32" office:value-type="float" office:value="6520" calcext:value-type="float">
            <text:p>6,520</text:p>
          </table:table-cell>
          <table:table-cell table:style-name="ce32" office:value-type="float" office:value="6073" calcext:value-type="float">
            <text:p>6,073</text:p>
          </table:table-cell>
          <table:table-cell table:style-name="ce32" office:value-type="float" office:value="6463" calcext:value-type="float">
            <text:p>6,463</text:p>
          </table:table-cell>
          <table:table-cell table:style-name="ce32" office:value-type="float" office:value="6366" calcext:value-type="float">
            <text:p>6,366</text:p>
          </table:table-cell>
          <table:table-cell table:style-name="ce41" office:value-type="float" office:value="5990" calcext:value-type="float">
            <text:p>5,990</text:p>
          </table:table-cell>
          <table:table-cell table:style-name="ce32" office:value-type="float" office:value="26850" calcext:value-type="float">
            <text:p>26,850</text:p>
          </table:table-cell>
          <table:table-cell table:style-name="ce32" office:value-type="float" office:value="5644" calcext:value-type="float">
            <text:p>5,644</text:p>
          </table:table-cell>
          <table:table-cell table:style-name="ce32" office:value-type="float" office:value="5593" calcext:value-type="float">
            <text:p>5,593</text:p>
          </table:table-cell>
          <table:table-cell table:style-name="ce32" office:value-type="float" office:value="5311" calcext:value-type="float">
            <text:p>5,311</text:p>
          </table:table-cell>
          <table:table-cell table:style-name="ce32" office:value-type="float" office:value="5230" calcext:value-type="float">
            <text:p>5,230</text:p>
          </table:table-cell>
          <table:table-cell table:style-name="ce41" office:value-type="float" office:value="5072" calcext:value-type="float">
            <text:p>5,072</text:p>
          </table:table-cell>
          <table:table-cell table:style-name="ce32" office:value-type="float" office:value="18839" calcext:value-type="float">
            <text:p>18,839</text:p>
          </table:table-cell>
          <table:table-cell table:style-name="ce32" office:value-type="float" office:value="4339" calcext:value-type="float">
            <text:p>4,339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2" office:value-type="float" office:value="3925" calcext:value-type="float">
            <text:p>3,925</text:p>
          </table:table-cell>
          <table:table-cell table:style-name="ce32" office:value-type="float" office:value="3620" calcext:value-type="float">
            <text:p>3,620</text:p>
          </table:table-cell>
          <table:table-cell table:style-name="ce41" office:value-type="float" office:value="3006" calcext:value-type="float">
            <text:p>3,006</text:p>
          </table:table-cell>
          <table:table-cell table:style-name="ce32" office:value-type="float" office:value="9804" calcext:value-type="float">
            <text:p>9,804</text:p>
          </table:table-cell>
          <table:table-cell table:style-name="ce32" office:value-type="float" office:value="2705" calcext:value-type="float">
            <text:p>2,705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1540" calcext:value-type="float">
            <text:p>1,540</text:p>
          </table:table-cell>
          <table:table-cell table:style-name="ce41" office:value-type="float" office:value="1339" calcext:value-type="float">
            <text:p>1,339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522" calcext:value-type="float">
            <text:p>522</text:p>
          </table:table-cell>
          <table:table-cell table:style-name="ce41" office:value-type="float" office:value="326" calcext:value-type="float">
            <text:p>326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3" calcext:value-type="float">
            <text:p>93</text:p>
          </table:table-cell>
          <table:table-cell table:style-name="ce41" office:value-type="float" office:value="58" calcext:value-type="float">
            <text:p>58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877" calcext:value-type="float">
            <text:p>2,779,877</text:p>
          </table:table-cell>
          <table:table-cell table:style-name="ce31" office:value-type="float" office:value="107017" calcext:value-type="float">
            <text:p>107,017</text:p>
          </table:table-cell>
          <table:table-cell table:style-name="ce31" office:value-type="float" office:value="20016" calcext:value-type="float">
            <text:p>20,016</text:p>
          </table:table-cell>
          <table:table-cell table:style-name="ce31" office:value-type="float" office:value="25628" calcext:value-type="float">
            <text:p>25,628</text:p>
          </table:table-cell>
          <table:table-cell table:style-name="ce31" office:value-type="float" office:value="21598" calcext:value-type="float">
            <text:p>21,598</text:p>
          </table:table-cell>
          <table:table-cell table:style-name="ce31" office:value-type="float" office:value="18189" calcext:value-type="float">
            <text:p>18,189</text:p>
          </table:table-cell>
          <table:table-cell table:style-name="ce31" office:value-type="float" office:value="21586" calcext:value-type="float">
            <text:p>21,586</text:p>
          </table:table-cell>
          <table:table-cell table:style-name="ce31" office:value-type="float" office:value="115910" calcext:value-type="float">
            <text:p>115,910</text:p>
          </table:table-cell>
          <table:table-cell table:style-name="ce31" office:value-type="float" office:value="22231" calcext:value-type="float">
            <text:p>22,231</text:p>
          </table:table-cell>
          <table:table-cell table:style-name="ce31" office:value-type="float" office:value="22835" calcext:value-type="float">
            <text:p>22,835</text:p>
          </table:table-cell>
          <table:table-cell table:style-name="ce31" office:value-type="float" office:value="23098" calcext:value-type="float">
            <text:p>23,098</text:p>
          </table:table-cell>
          <table:table-cell table:style-name="ce31" office:value-type="float" office:value="23617" calcext:value-type="float">
            <text:p>23,617</text:p>
          </table:table-cell>
          <table:table-cell table:style-name="ce56" office:value-type="float" office:value="24129" calcext:value-type="float">
            <text:p>24,129</text:p>
          </table:table-cell>
          <table:table-cell table:style-name="ce31" office:value-type="float" office:value="149718" calcext:value-type="float">
            <text:p>149,718</text:p>
          </table:table-cell>
          <table:table-cell table:style-name="ce31" office:value-type="float" office:value="25657" calcext:value-type="float">
            <text:p>25,657</text:p>
          </table:table-cell>
          <table:table-cell table:style-name="ce31" office:value-type="float" office:value="27606" calcext:value-type="float">
            <text:p>27,606</text:p>
          </table:table-cell>
          <table:table-cell table:style-name="ce31" office:value-type="float" office:value="28626" calcext:value-type="float">
            <text:p>28,626</text:p>
          </table:table-cell>
          <table:table-cell table:style-name="ce31" office:value-type="float" office:value="35576" calcext:value-type="float">
            <text:p>35,576</text:p>
          </table:table-cell>
          <table:table-cell table:style-name="ce56" office:value-type="float" office:value="32253" calcext:value-type="float">
            <text:p>32,253</text:p>
          </table:table-cell>
          <table:table-cell table:style-name="ce31" office:value-type="float" office:value="179681" calcext:value-type="float">
            <text:p>179,681</text:p>
          </table:table-cell>
          <table:table-cell table:style-name="ce31" office:value-type="float" office:value="30636" calcext:value-type="float">
            <text:p>30,636</text:p>
          </table:table-cell>
          <table:table-cell table:style-name="ce31" office:value-type="float" office:value="37088" calcext:value-type="float">
            <text:p>37,088</text:p>
          </table:table-cell>
          <table:table-cell table:style-name="ce31" office:value-type="float" office:value="37223" calcext:value-type="float">
            <text:p>37,223</text:p>
          </table:table-cell>
          <table:table-cell table:style-name="ce31" office:value-type="float" office:value="37368" calcext:value-type="float">
            <text:p>37,368</text:p>
          </table:table-cell>
          <table:table-cell table:style-name="ce56" office:value-type="float" office:value="37366" calcext:value-type="float">
            <text:p>37,366</text:p>
          </table:table-cell>
          <table:table-cell table:style-name="ce31" office:value-type="float" office:value="186356" calcext:value-type="float">
            <text:p>186,356</text:p>
          </table:table-cell>
          <table:table-cell table:style-name="ce31" office:value-type="float" office:value="37788" calcext:value-type="float">
            <text:p>37,788</text:p>
          </table:table-cell>
          <table:table-cell table:style-name="ce31" office:value-type="float" office:value="36703" calcext:value-type="float">
            <text:p>36,703</text:p>
          </table:table-cell>
          <table:table-cell table:style-name="ce31" office:value-type="float" office:value="37043" calcext:value-type="float">
            <text:p>37,043</text:p>
          </table:table-cell>
          <table:table-cell table:style-name="ce31" office:value-type="float" office:value="38967" calcext:value-type="float">
            <text:p>38,967</text:p>
          </table:table-cell>
          <table:table-cell table:style-name="ce56" office:value-type="float" office:value="35855" calcext:value-type="float">
            <text:p>35,855</text:p>
          </table:table-cell>
          <table:table-cell table:style-name="ce31" office:value-type="float" office:value="194695" calcext:value-type="float">
            <text:p>194,695</text:p>
          </table:table-cell>
          <table:table-cell table:style-name="ce31" office:value-type="float" office:value="40333" calcext:value-type="float">
            <text:p>40,333</text:p>
          </table:table-cell>
          <table:table-cell table:style-name="ce31" office:value-type="float" office:value="35905" calcext:value-type="float">
            <text:p>35,905</text:p>
          </table:table-cell>
          <table:table-cell table:style-name="ce31" office:value-type="float" office:value="35014" calcext:value-type="float">
            <text:p>35,014</text:p>
          </table:table-cell>
          <table:table-cell table:style-name="ce31" office:value-type="float" office:value="39998" calcext:value-type="float">
            <text:p>39,998</text:p>
          </table:table-cell>
          <table:table-cell table:style-name="ce56" office:value-type="float" office:value="43445" calcext:value-type="float">
            <text:p>43,445</text:p>
          </table:table-cell>
          <table:table-cell table:style-name="ce31" office:value-type="float" office:value="239925" calcext:value-type="float">
            <text:p>239,925</text:p>
          </table:table-cell>
          <table:table-cell table:style-name="ce31" office:value-type="float" office:value="44875" calcext:value-type="float">
            <text:p>44,875</text:p>
          </table:table-cell>
          <table:table-cell table:style-name="ce31" office:value-type="float" office:value="47509" calcext:value-type="float">
            <text:p>47,509</text:p>
          </table:table-cell>
          <table:table-cell table:style-name="ce31" office:value-type="float" office:value="48686" calcext:value-type="float">
            <text:p>48,686</text:p>
          </table:table-cell>
          <table:table-cell table:style-name="ce31" office:value-type="float" office:value="48817" calcext:value-type="float">
            <text:p>48,817</text:p>
          </table:table-cell>
          <table:table-cell table:style-name="ce56" office:value-type="float" office:value="50038" calcext:value-type="float">
            <text:p>50,038</text:p>
          </table:table-cell>
          <table:table-cell table:style-name="ce31" office:value-type="float" office:value="236679" calcext:value-type="float">
            <text:p>236,679</text:p>
          </table:table-cell>
          <table:table-cell table:style-name="ce31" office:value-type="float" office:value="48989" calcext:value-type="float">
            <text:p>48,989</text:p>
          </table:table-cell>
          <table:table-cell table:style-name="ce31" office:value-type="float" office:value="47217" calcext:value-type="float">
            <text:p>47,217</text:p>
          </table:table-cell>
          <table:table-cell table:style-name="ce31" office:value-type="float" office:value="51501" calcext:value-type="float">
            <text:p>51,501</text:p>
          </table:table-cell>
          <table:table-cell table:style-name="ce31" office:value-type="float" office:value="44854" calcext:value-type="float">
            <text:p>44,854</text:p>
          </table:table-cell>
          <table:table-cell table:style-name="ce56" office:value-type="float" office:value="44118" calcext:value-type="float">
            <text:p>44,118</text:p>
          </table:table-cell>
          <table:table-cell table:style-name="ce31" office:value-type="float" office:value="222602" calcext:value-type="float">
            <text:p>222,602</text:p>
          </table:table-cell>
          <table:table-cell table:style-name="ce31" office:value-type="float" office:value="43880" calcext:value-type="float">
            <text:p>43,880</text:p>
          </table:table-cell>
          <table:table-cell table:style-name="ce31" office:value-type="float" office:value="43450" calcext:value-type="float">
            <text:p>43,450</text:p>
          </table:table-cell>
          <table:table-cell table:style-name="ce31" office:value-type="float" office:value="44440" calcext:value-type="float">
            <text:p>44,440</text:p>
          </table:table-cell>
          <table:table-cell table:style-name="ce31" office:value-type="float" office:value="45843" calcext:value-type="float">
            <text:p>45,843</text:p>
          </table:table-cell>
          <table:table-cell table:style-name="ce56" office:value-type="float" office:value="44989" calcext:value-type="float">
            <text:p>44,989</text:p>
          </table:table-cell>
          <table:table-cell table:style-name="ce31" office:value-type="float" office:value="223413" calcext:value-type="float">
            <text:p>223,413</text:p>
          </table:table-cell>
          <table:table-cell table:style-name="ce31" office:value-type="float" office:value="45387" calcext:value-type="float">
            <text:p>45,387</text:p>
          </table:table-cell>
          <table:table-cell table:style-name="ce31" office:value-type="float" office:value="43059" calcext:value-type="float">
            <text:p>43,059</text:p>
          </table:table-cell>
          <table:table-cell table:style-name="ce31" office:value-type="float" office:value="45495" calcext:value-type="float">
            <text:p>45,495</text:p>
          </table:table-cell>
          <table:table-cell table:style-name="ce31" office:value-type="float" office:value="44332" calcext:value-type="float">
            <text:p>44,332</text:p>
          </table:table-cell>
          <table:table-cell table:style-name="ce56" office:value-type="float" office:value="45140" calcext:value-type="float">
            <text:p>45,140</text:p>
          </table:table-cell>
          <table:table-cell table:style-name="ce31" office:value-type="float" office:value="222641" calcext:value-type="float">
            <text:p>222,641</text:p>
          </table:table-cell>
          <table:table-cell table:style-name="ce31" office:value-type="float" office:value="45210" calcext:value-type="float">
            <text:p>45,210</text:p>
          </table:table-cell>
          <table:table-cell table:style-name="ce31" office:value-type="float" office:value="45141" calcext:value-type="float">
            <text:p>45,141</text:p>
          </table:table-cell>
          <table:table-cell table:style-name="ce31" office:value-type="float" office:value="44740" calcext:value-type="float">
            <text:p>44,740</text:p>
          </table:table-cell>
          <table:table-cell table:style-name="ce31" office:value-type="float" office:value="44180" calcext:value-type="float">
            <text:p>44,180</text:p>
          </table:table-cell>
          <table:table-cell table:style-name="ce56" office:value-type="float" office:value="43370" calcext:value-type="float">
            <text:p>43,370</text:p>
          </table:table-cell>
          <table:table-cell table:style-name="ce31" office:value-type="float" office:value="208226" calcext:value-type="float">
            <text:p>208,226</text:p>
          </table:table-cell>
          <table:table-cell table:style-name="ce31" office:value-type="float" office:value="42690" calcext:value-type="float">
            <text:p>42,690</text:p>
          </table:table-cell>
          <table:table-cell table:style-name="ce31" office:value-type="float" office:value="41313" calcext:value-type="float">
            <text:p>41,313</text:p>
          </table:table-cell>
          <table:table-cell table:style-name="ce31" office:value-type="float" office:value="42402" calcext:value-type="float">
            <text:p>42,402</text:p>
          </table:table-cell>
          <table:table-cell table:style-name="ce31" office:value-type="float" office:value="42148" calcext:value-type="float">
            <text:p>42,148</text:p>
          </table:table-cell>
          <table:table-cell table:style-name="ce56" office:value-type="float" office:value="39673" calcext:value-type="float">
            <text:p>39,673</text:p>
          </table:table-cell>
          <table:table-cell table:style-name="ce31" office:value-type="float" office:value="176780" calcext:value-type="float">
            <text:p>176,780</text:p>
          </table:table-cell>
          <table:table-cell table:style-name="ce31" office:value-type="float" office:value="38609" calcext:value-type="float">
            <text:p>38,609</text:p>
          </table:table-cell>
          <table:table-cell table:style-name="ce31" office:value-type="float" office:value="37425" calcext:value-type="float">
            <text:p>37,425</text:p>
          </table:table-cell>
          <table:table-cell table:style-name="ce31" office:value-type="float" office:value="38656" calcext:value-type="float">
            <text:p>38,656</text:p>
          </table:table-cell>
          <table:table-cell table:style-name="ce31" office:value-type="float" office:value="32669" calcext:value-type="float">
            <text:p>32,669</text:p>
          </table:table-cell>
          <table:table-cell table:style-name="ce56" office:value-type="float" office:value="29421" calcext:value-type="float">
            <text:p>29,421</text:p>
          </table:table-cell>
          <table:table-cell table:style-name="ce31" office:value-type="float" office:value="101402" calcext:value-type="float">
            <text:p>101,402</text:p>
          </table:table-cell>
          <table:table-cell table:style-name="ce31" office:value-type="float" office:value="26733" calcext:value-type="float">
            <text:p>26,733</text:p>
          </table:table-cell>
          <table:table-cell table:style-name="ce31" office:value-type="float" office:value="22276" calcext:value-type="float">
            <text:p>22,276</text:p>
          </table:table-cell>
          <table:table-cell table:style-name="ce31" office:value-type="float" office:value="17576" calcext:value-type="float">
            <text:p>17,576</text:p>
          </table:table-cell>
          <table:table-cell table:style-name="ce31" office:value-type="float" office:value="16126" calcext:value-type="float">
            <text:p>16,126</text:p>
          </table:table-cell>
          <table:table-cell table:style-name="ce56" office:value-type="float" office:value="18691" calcext:value-type="float">
            <text:p>18,691</text:p>
          </table:table-cell>
          <table:table-cell table:style-name="ce31" office:value-type="float" office:value="84067" calcext:value-type="float">
            <text:p>84,067</text:p>
          </table:table-cell>
          <table:table-cell table:style-name="ce31" office:value-type="float" office:value="18241" calcext:value-type="float">
            <text:p>18,241</text:p>
          </table:table-cell>
          <table:table-cell table:style-name="ce31" office:value-type="float" office:value="17254" calcext:value-type="float">
            <text:p>17,254</text:p>
          </table:table-cell>
          <table:table-cell table:style-name="ce31" office:value-type="float" office:value="17296" calcext:value-type="float">
            <text:p>17,296</text:p>
          </table:table-cell>
          <table:table-cell table:style-name="ce31" office:value-type="float" office:value="16277" calcext:value-type="float">
            <text:p>16,277</text:p>
          </table:table-cell>
          <table:table-cell table:style-name="ce56" office:value-type="float" office:value="14999" calcext:value-type="float">
            <text:p>14,999</text:p>
          </table:table-cell>
          <table:table-cell table:style-name="ce31" office:value-type="float" office:value="59258" calcext:value-type="float">
            <text:p>59,258</text:p>
          </table:table-cell>
          <table:table-cell table:style-name="ce31" office:value-type="float" office:value="13880" calcext:value-type="float">
            <text:p>13,880</text:p>
          </table:table-cell>
          <table:table-cell table:style-name="ce31" office:value-type="float" office:value="12747" calcext:value-type="float">
            <text:p>12,747</text:p>
          </table:table-cell>
          <table:table-cell table:style-name="ce31" office:value-type="float" office:value="11357" calcext:value-type="float">
            <text:p>11,357</text:p>
          </table:table-cell>
          <table:table-cell table:style-name="ce31" office:value-type="float" office:value="11140" calcext:value-type="float">
            <text:p>11,140</text:p>
          </table:table-cell>
          <table:table-cell table:style-name="ce56" office:value-type="float" office:value="10134" calcext:value-type="float">
            <text:p>10,134</text:p>
          </table:table-cell>
          <table:table-cell table:style-name="ce31" office:value-type="float" office:value="40778" calcext:value-type="float">
            <text:p>40,778</text:p>
          </table:table-cell>
          <table:table-cell table:style-name="ce31" office:value-type="float" office:value="9010" calcext:value-type="float">
            <text:p>9,010</text:p>
          </table:table-cell>
          <table:table-cell table:style-name="ce31" office:value-type="float" office:value="8616" calcext:value-type="float">
            <text:p>8,616</text:p>
          </table:table-cell>
          <table:table-cell table:style-name="ce31" office:value-type="float" office:value="8435" calcext:value-type="float">
            <text:p>8,435</text:p>
          </table:table-cell>
          <table:table-cell table:style-name="ce31" office:value-type="float" office:value="7824" calcext:value-type="float">
            <text:p>7,824</text:p>
          </table:table-cell>
          <table:table-cell table:style-name="ce56" office:value-type="float" office:value="6893" calcext:value-type="float">
            <text:p>6,893</text:p>
          </table:table-cell>
          <table:table-cell table:style-name="ce31" office:value-type="float" office:value="22539" calcext:value-type="float">
            <text:p>22,539</text:p>
          </table:table-cell>
          <table:table-cell table:style-name="ce31" office:value-type="float" office:value="6260" calcext:value-type="float">
            <text:p>6,260</text:p>
          </table:table-cell>
          <table:table-cell table:style-name="ce31" office:value-type="float" office:value="5115" calcext:value-type="float">
            <text:p>5,115</text:p>
          </table:table-cell>
          <table:table-cell table:style-name="ce31" office:value-type="float" office:value="4556" calcext:value-type="float">
            <text:p>4,556</text:p>
          </table:table-cell>
          <table:table-cell table:style-name="ce31" office:value-type="float" office:value="3748" calcext:value-type="float">
            <text:p>3,748</text:p>
          </table:table-cell>
          <table:table-cell table:style-name="ce56" office:value-type="float" office:value="2860" calcext:value-type="float">
            <text:p>2,860</text:p>
          </table:table-cell>
          <table:table-cell table:style-name="ce31" office:value-type="float" office:value="6829" calcext:value-type="float">
            <text:p>6,829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1" office:value-type="float" office:value="1713" calcext:value-type="float">
            <text:p>1,713</text:p>
          </table:table-cell>
          <table:table-cell table:style-name="ce31" office:value-type="float" office:value="1410" calcext:value-type="float">
            <text:p>1,410</text:p>
          </table:table-cell>
          <table:table-cell table:style-name="ce31" office:value-type="float" office:value="931" calcext:value-type="float">
            <text:p>931</text:p>
          </table:table-cell>
          <table:table-cell table:style-name="ce56" office:value-type="float" office:value="628" calcext:value-type="float">
            <text:p>628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105" calcext:value-type="float">
            <text:p>105</text:p>
          </table:table-cell>
          <table:table-cell table:style-name="ce31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5895" calcext:value-type="float">
            <text:p>1,385,895</text:p>
          </table:table-cell>
          <table:table-cell table:style-name="ce31" office:value-type="float" office:value="55232" calcext:value-type="float">
            <text:p>55,232</text:p>
          </table:table-cell>
          <table:table-cell table:style-name="ce46" office:value-type="float" office:value="10250" calcext:value-type="float">
            <text:p>10,250</text:p>
          </table:table-cell>
          <table:table-cell table:style-name="ce46" office:value-type="float" office:value="13228" calcext:value-type="float">
            <text:p>13,228</text:p>
          </table:table-cell>
          <table:table-cell table:style-name="ce46" office:value-type="float" office:value="11276" calcext:value-type="float">
            <text:p>11,276</text:p>
          </table:table-cell>
          <table:table-cell table:style-name="ce46" office:value-type="float" office:value="9333" calcext:value-type="float">
            <text:p>9,333</text:p>
          </table:table-cell>
          <table:table-cell table:style-name="ce46" office:value-type="float" office:value="11145" calcext:value-type="float">
            <text:p>11,145</text:p>
          </table:table-cell>
          <table:table-cell table:style-name="ce46" office:value-type="float" office:value="60402" calcext:value-type="float">
            <text:p>60,402</text:p>
          </table:table-cell>
          <table:table-cell table:style-name="ce46" office:value-type="float" office:value="11500" calcext:value-type="float">
            <text:p>11,500</text:p>
          </table:table-cell>
          <table:table-cell table:style-name="ce46" office:value-type="float" office:value="12049" calcext:value-type="float">
            <text:p>12,049</text:p>
          </table:table-cell>
          <table:table-cell table:style-name="ce46" office:value-type="float" office:value="11935" calcext:value-type="float">
            <text:p>11,935</text:p>
          </table:table-cell>
          <table:table-cell table:style-name="ce46" office:value-type="float" office:value="12272" calcext:value-type="float">
            <text:p>12,272</text:p>
          </table:table-cell>
          <table:table-cell table:style-name="ce57" office:value-type="float" office:value="12646" calcext:value-type="float">
            <text:p>12,646</text:p>
          </table:table-cell>
          <table:table-cell table:style-name="ce46" office:value-type="float" office:value="77849" calcext:value-type="float">
            <text:p>77,849</text:p>
          </table:table-cell>
          <table:table-cell table:style-name="ce46" office:value-type="float" office:value="13277" calcext:value-type="float">
            <text:p>13,277</text:p>
          </table:table-cell>
          <table:table-cell table:style-name="ce46" office:value-type="float" office:value="14426" calcext:value-type="float">
            <text:p>14,426</text:p>
          </table:table-cell>
          <table:table-cell table:style-name="ce46" office:value-type="float" office:value="14875" calcext:value-type="float">
            <text:p>14,875</text:p>
          </table:table-cell>
          <table:table-cell table:style-name="ce46" office:value-type="float" office:value="18565" calcext:value-type="float">
            <text:p>18,565</text:p>
          </table:table-cell>
          <table:table-cell table:style-name="ce57" office:value-type="float" office:value="16706" calcext:value-type="float">
            <text:p>16,706</text:p>
          </table:table-cell>
          <table:table-cell table:style-name="ce46" office:value-type="float" office:value="93165" calcext:value-type="float">
            <text:p>93,165</text:p>
          </table:table-cell>
          <table:table-cell table:style-name="ce46" office:value-type="float" office:value="15778" calcext:value-type="float">
            <text:p>15,778</text:p>
          </table:table-cell>
          <table:table-cell table:style-name="ce46" office:value-type="float" office:value="19183" calcext:value-type="float">
            <text:p>19,183</text:p>
          </table:table-cell>
          <table:table-cell table:style-name="ce46" office:value-type="float" office:value="19324" calcext:value-type="float">
            <text:p>19,324</text:p>
          </table:table-cell>
          <table:table-cell table:style-name="ce46" office:value-type="float" office:value="19377" calcext:value-type="float">
            <text:p>19,377</text:p>
          </table:table-cell>
          <table:table-cell table:style-name="ce57" office:value-type="float" office:value="19503" calcext:value-type="float">
            <text:p>19,503</text:p>
          </table:table-cell>
          <table:table-cell table:style-name="ce46" office:value-type="float" office:value="96770" calcext:value-type="float">
            <text:p>96,770</text:p>
          </table:table-cell>
          <table:table-cell table:style-name="ce46" office:value-type="float" office:value="19577" calcext:value-type="float">
            <text:p>19,577</text:p>
          </table:table-cell>
          <table:table-cell table:style-name="ce46" office:value-type="float" office:value="19072" calcext:value-type="float">
            <text:p>19,072</text:p>
          </table:table-cell>
          <table:table-cell table:style-name="ce46" office:value-type="float" office:value="19364" calcext:value-type="float">
            <text:p>19,364</text:p>
          </table:table-cell>
          <table:table-cell table:style-name="ce46" office:value-type="float" office:value="20355" calcext:value-type="float">
            <text:p>20,355</text:p>
          </table:table-cell>
          <table:table-cell table:style-name="ce57" office:value-type="float" office:value="18402" calcext:value-type="float">
            <text:p>18,402</text:p>
          </table:table-cell>
          <table:table-cell table:style-name="ce46" office:value-type="float" office:value="99781" calcext:value-type="float">
            <text:p>99,781</text:p>
          </table:table-cell>
          <table:table-cell table:style-name="ce46" office:value-type="float" office:value="20913" calcext:value-type="float">
            <text:p>20,913</text:p>
          </table:table-cell>
          <table:table-cell table:style-name="ce46" office:value-type="float" office:value="18484" calcext:value-type="float">
            <text:p>18,484</text:p>
          </table:table-cell>
          <table:table-cell table:style-name="ce46" office:value-type="float" office:value="17929" calcext:value-type="float">
            <text:p>17,929</text:p>
          </table:table-cell>
          <table:table-cell table:style-name="ce46" office:value-type="float" office:value="20433" calcext:value-type="float">
            <text:p>20,433</text:p>
          </table:table-cell>
          <table:table-cell table:style-name="ce57" office:value-type="float" office:value="22022" calcext:value-type="float">
            <text:p>22,022</text:p>
          </table:table-cell>
          <table:table-cell table:style-name="ce46" office:value-type="float" office:value="119776" calcext:value-type="float">
            <text:p>119,776</text:p>
          </table:table-cell>
          <table:table-cell table:style-name="ce46" office:value-type="float" office:value="22534" calcext:value-type="float">
            <text:p>22,534</text:p>
          </table:table-cell>
          <table:table-cell table:style-name="ce46" office:value-type="float" office:value="23717" calcext:value-type="float">
            <text:p>23,717</text:p>
          </table:table-cell>
          <table:table-cell table:style-name="ce46" office:value-type="float" office:value="24281" calcext:value-type="float">
            <text:p>24,281</text:p>
          </table:table-cell>
          <table:table-cell table:style-name="ce46" office:value-type="float" office:value="24269" calcext:value-type="float">
            <text:p>24,269</text:p>
          </table:table-cell>
          <table:table-cell table:style-name="ce57" office:value-type="float" office:value="24975" calcext:value-type="float">
            <text:p>24,975</text:p>
          </table:table-cell>
          <table:table-cell table:style-name="ce46" office:value-type="float" office:value="117252" calcext:value-type="float">
            <text:p>117,252</text:p>
          </table:table-cell>
          <table:table-cell table:style-name="ce46" office:value-type="float" office:value="24247" calcext:value-type="float">
            <text:p>24,247</text:p>
          </table:table-cell>
          <table:table-cell table:style-name="ce46" office:value-type="float" office:value="23338" calcext:value-type="float">
            <text:p>23,338</text:p>
          </table:table-cell>
          <table:table-cell table:style-name="ce46" office:value-type="float" office:value="25707" calcext:value-type="float">
            <text:p>25,707</text:p>
          </table:table-cell>
          <table:table-cell table:style-name="ce46" office:value-type="float" office:value="22171" calcext:value-type="float">
            <text:p>22,171</text:p>
          </table:table-cell>
          <table:table-cell table:style-name="ce57" office:value-type="float" office:value="21789" calcext:value-type="float">
            <text:p>21,789</text:p>
          </table:table-cell>
          <table:table-cell table:style-name="ce46" office:value-type="float" office:value="110492" calcext:value-type="float">
            <text:p>110,492</text:p>
          </table:table-cell>
          <table:table-cell table:style-name="ce46" office:value-type="float" office:value="21737" calcext:value-type="float">
            <text:p>21,737</text:p>
          </table:table-cell>
          <table:table-cell table:style-name="ce46" office:value-type="float" office:value="21451" calcext:value-type="float">
            <text:p>21,451</text:p>
          </table:table-cell>
          <table:table-cell table:style-name="ce46" office:value-type="float" office:value="22010" calcext:value-type="float">
            <text:p>22,010</text:p>
          </table:table-cell>
          <table:table-cell table:style-name="ce46" office:value-type="float" office:value="22972" calcext:value-type="float">
            <text:p>22,972</text:p>
          </table:table-cell>
          <table:table-cell table:style-name="ce57" office:value-type="float" office:value="22322" calcext:value-type="float">
            <text:p>22,322</text:p>
          </table:table-cell>
          <table:table-cell table:style-name="ce46" office:value-type="float" office:value="111750" calcext:value-type="float">
            <text:p>111,750</text:p>
          </table:table-cell>
          <table:table-cell table:style-name="ce46" office:value-type="float" office:value="22739" calcext:value-type="float">
            <text:p>22,739</text:p>
          </table:table-cell>
          <table:table-cell table:style-name="ce46" office:value-type="float" office:value="21774" calcext:value-type="float">
            <text:p>21,774</text:p>
          </table:table-cell>
          <table:table-cell table:style-name="ce46" office:value-type="float" office:value="22603" calcext:value-type="float">
            <text:p>22,603</text:p>
          </table:table-cell>
          <table:table-cell table:style-name="ce46" office:value-type="float" office:value="22086" calcext:value-type="float">
            <text:p>22,086</text:p>
          </table:table-cell>
          <table:table-cell table:style-name="ce57" office:value-type="float" office:value="22548" calcext:value-type="float">
            <text:p>22,548</text:p>
          </table:table-cell>
          <table:table-cell table:style-name="ce46" office:value-type="float" office:value="109162" calcext:value-type="float">
            <text:p>109,162</text:p>
          </table:table-cell>
          <table:table-cell table:style-name="ce46" office:value-type="float" office:value="22350" calcext:value-type="float">
            <text:p>22,350</text:p>
          </table:table-cell>
          <table:table-cell table:style-name="ce46" office:value-type="float" office:value="22223" calcext:value-type="float">
            <text:p>22,223</text:p>
          </table:table-cell>
          <table:table-cell table:style-name="ce46" office:value-type="float" office:value="21894" calcext:value-type="float">
            <text:p>21,894</text:p>
          </table:table-cell>
          <table:table-cell table:style-name="ce46" office:value-type="float" office:value="21504" calcext:value-type="float">
            <text:p>21,504</text:p>
          </table:table-cell>
          <table:table-cell table:style-name="ce57" office:value-type="float" office:value="21191" calcext:value-type="float">
            <text:p>21,191</text:p>
          </table:table-cell>
          <table:table-cell table:style-name="ce46" office:value-type="float" office:value="100227" calcext:value-type="float">
            <text:p>100,227</text:p>
          </table:table-cell>
          <table:table-cell table:style-name="ce46" office:value-type="float" office:value="20646" calcext:value-type="float">
            <text:p>20,646</text:p>
          </table:table-cell>
          <table:table-cell table:style-name="ce46" office:value-type="float" office:value="19850" calcext:value-type="float">
            <text:p>19,850</text:p>
          </table:table-cell>
          <table:table-cell table:style-name="ce46" office:value-type="float" office:value="20476" calcext:value-type="float">
            <text:p>20,476</text:p>
          </table:table-cell>
          <table:table-cell table:style-name="ce46" office:value-type="float" office:value="20183" calcext:value-type="float">
            <text:p>20,183</text:p>
          </table:table-cell>
          <table:table-cell table:style-name="ce57" office:value-type="float" office:value="19072" calcext:value-type="float">
            <text:p>19,072</text:p>
          </table:table-cell>
          <table:table-cell table:style-name="ce46" office:value-type="float" office:value="84349" calcext:value-type="float">
            <text:p>84,349</text:p>
          </table:table-cell>
          <table:table-cell table:style-name="ce46" office:value-type="float" office:value="18529" calcext:value-type="float">
            <text:p>18,529</text:p>
          </table:table-cell>
          <table:table-cell table:style-name="ce46" office:value-type="float" office:value="17842" calcext:value-type="float">
            <text:p>17,842</text:p>
          </table:table-cell>
          <table:table-cell table:style-name="ce46" office:value-type="float" office:value="18393" calcext:value-type="float">
            <text:p>18,393</text:p>
          </table:table-cell>
          <table:table-cell table:style-name="ce46" office:value-type="float" office:value="15611" calcext:value-type="float">
            <text:p>15,611</text:p>
          </table:table-cell>
          <table:table-cell table:style-name="ce57" office:value-type="float" office:value="13974" calcext:value-type="float">
            <text:p>13,974</text:p>
          </table:table-cell>
          <table:table-cell table:style-name="ce46" office:value-type="float" office:value="48300" calcext:value-type="float">
            <text:p>48,300</text:p>
          </table:table-cell>
          <table:table-cell table:style-name="ce46" office:value-type="float" office:value="12745" calcext:value-type="float">
            <text:p>12,745</text:p>
          </table:table-cell>
          <table:table-cell table:style-name="ce46" office:value-type="float" office:value="10728" calcext:value-type="float">
            <text:p>10,728</text:p>
          </table:table-cell>
          <table:table-cell table:style-name="ce46" office:value-type="float" office:value="8335" calcext:value-type="float">
            <text:p>8,335</text:p>
          </table:table-cell>
          <table:table-cell table:style-name="ce46" office:value-type="float" office:value="7624" calcext:value-type="float">
            <text:p>7,624</text:p>
          </table:table-cell>
          <table:table-cell table:style-name="ce57" office:value-type="float" office:value="8868" calcext:value-type="float">
            <text:p>8,868</text:p>
          </table:table-cell>
          <table:table-cell table:style-name="ce46" office:value-type="float" office:value="38925" calcext:value-type="float">
            <text:p>38,925</text:p>
          </table:table-cell>
          <table:table-cell table:style-name="ce46" office:value-type="float" office:value="8652" calcext:value-type="float">
            <text:p>8,652</text:p>
          </table:table-cell>
          <table:table-cell table:style-name="ce46" office:value-type="float" office:value="8093" calcext:value-type="float">
            <text:p>8,093</text:p>
          </table:table-cell>
          <table:table-cell table:style-name="ce46" office:value-type="float" office:value="8099" calcext:value-type="float">
            <text:p>8,099</text:p>
          </table:table-cell>
          <table:table-cell table:style-name="ce46" office:value-type="float" office:value="7384" calcext:value-type="float">
            <text:p>7,384</text:p>
          </table:table-cell>
          <table:table-cell table:style-name="ce57" office:value-type="float" office:value="6697" calcext:value-type="float">
            <text:p>6,697</text:p>
          </table:table-cell>
          <table:table-cell table:style-name="ce46" office:value-type="float" office:value="26302" calcext:value-type="float">
            <text:p>26,302</text:p>
          </table:table-cell>
          <table:table-cell table:style-name="ce46" office:value-type="float" office:value="6164" calcext:value-type="float">
            <text:p>6,164</text:p>
          </table:table-cell>
          <table:table-cell table:style-name="ce46" office:value-type="float" office:value="5537" calcext:value-type="float">
            <text:p>5,537</text:p>
          </table:table-cell>
          <table:table-cell table:style-name="ce46" office:value-type="float" office:value="5079" calcext:value-type="float">
            <text:p>5,079</text:p>
          </table:table-cell>
          <table:table-cell table:style-name="ce46" office:value-type="float" office:value="4948" calcext:value-type="float">
            <text:p>4,948</text:p>
          </table:table-cell>
          <table:table-cell table:style-name="ce57" office:value-type="float" office:value="4574" calcext:value-type="float">
            <text:p>4,574</text:p>
          </table:table-cell>
          <table:table-cell table:style-name="ce46" office:value-type="float" office:value="20388" calcext:value-type="float">
            <text:p>20,388</text:p>
          </table:table-cell>
          <table:table-cell table:style-name="ce46" office:value-type="float" office:value="4200" calcext:value-type="float">
            <text:p>4,200</text:p>
          </table:table-cell>
          <table:table-cell table:style-name="ce46" office:value-type="float" office:value="4218" calcext:value-type="float">
            <text:p>4,218</text:p>
          </table:table-cell>
          <table:table-cell table:style-name="ce46" office:value-type="float" office:value="4204" calcext:value-type="float">
            <text:p>4,204</text:p>
          </table:table-cell>
          <table:table-cell table:style-name="ce46" office:value-type="float" office:value="4120" calcext:value-type="float">
            <text:p>4,120</text:p>
          </table:table-cell>
          <table:table-cell table:style-name="ce57" office:value-type="float" office:value="3646" calcext:value-type="float">
            <text:p>3,646</text:p>
          </table:table-cell>
          <table:table-cell table:style-name="ce46" office:value-type="float" office:value="11937" calcext:value-type="float">
            <text:p>11,937</text:p>
          </table:table-cell>
          <table:table-cell table:style-name="ce46" office:value-type="float" office:value="3320" calcext:value-type="float">
            <text:p>3,320</text:p>
          </table:table-cell>
          <table:table-cell table:style-name="ce46" office:value-type="float" office:value="2791" calcext:value-type="float">
            <text:p>2,791</text:p>
          </table:table-cell>
          <table:table-cell table:style-name="ce46" office:value-type="float" office:value="2408" calcext:value-type="float">
            <text:p>2,408</text:p>
          </table:table-cell>
          <table:table-cell table:style-name="ce46" office:value-type="float" office:value="1983" calcext:value-type="float">
            <text:p>1,983</text:p>
          </table:table-cell>
          <table:table-cell table:style-name="ce57" office:value-type="float" office:value="1435" calcext:value-type="float">
            <text:p>1,435</text:p>
          </table:table-cell>
          <table:table-cell table:style-name="ce46" office:value-type="float" office:value="3233" calcext:value-type="float">
            <text:p>3,233</text:p>
          </table:table-cell>
          <table:table-cell table:style-name="ce46" office:value-type="float" office:value="1056" calcext:value-type="float">
            <text:p>1,056</text:p>
          </table:table-cell>
          <table:table-cell table:style-name="ce46" office:value-type="float" office:value="810" calcext:value-type="float">
            <text:p>810</text:p>
          </table:table-cell>
          <table:table-cell table:style-name="ce46" office:value-type="float" office:value="639" calcext:value-type="float">
            <text:p>639</text:p>
          </table:table-cell>
          <table:table-cell table:style-name="ce46" office:value-type="float" office:value="439" calcext:value-type="float">
            <text:p>439</text:p>
          </table:table-cell>
          <table:table-cell table:style-name="ce57" office:value-type="float" office:value="289" calcext:value-type="float">
            <text:p>289</text:p>
          </table:table-cell>
          <table:table-cell table:style-name="ce46" office:value-type="float" office:value="506" calcext:value-type="float">
            <text:p>506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124" calcext:value-type="float">
            <text:p>12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2" calcext:value-type="float">
            <text:p>72</text:p>
          </table:table-cell>
          <table:table-cell table:style-name="ce57" office:value-type="float" office:value="43" calcext:value-type="float">
            <text:p>43</text:p>
          </table:table-cell>
          <table:table-cell table:style-name="ce46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982" calcext:value-type="float">
            <text:p>1,393,982</text:p>
          </table:table-cell>
          <table:table-cell table:style-name="ce41" office:value-type="float" office:value="51785" calcext:value-type="float">
            <text:p>51,785</text:p>
          </table:table-cell>
          <table:table-cell table:style-name="ce47" office:value-type="float" office:value="9766" calcext:value-type="float">
            <text:p>9,766</text:p>
          </table:table-cell>
          <table:table-cell table:style-name="ce47" office:value-type="float" office:value="12400" calcext:value-type="float">
            <text:p>12,400</text:p>
          </table:table-cell>
          <table:table-cell table:style-name="ce47" office:value-type="float" office:value="10322" calcext:value-type="float">
            <text:p>10,322</text:p>
          </table:table-cell>
          <table:table-cell table:style-name="ce47" office:value-type="float" office:value="8856" calcext:value-type="float">
            <text:p>8,856</text:p>
          </table:table-cell>
          <table:table-cell table:style-name="ce47" office:value-type="float" office:value="10441" calcext:value-type="float">
            <text:p>10,441</text:p>
          </table:table-cell>
          <table:table-cell table:style-name="ce47" office:value-type="float" office:value="55508" calcext:value-type="float">
            <text:p>55,508</text:p>
          </table:table-cell>
          <table:table-cell table:style-name="ce47" office:value-type="float" office:value="10731" calcext:value-type="float">
            <text:p>10,731</text:p>
          </table:table-cell>
          <table:table-cell table:style-name="ce47" office:value-type="float" office:value="10786" calcext:value-type="float">
            <text:p>10,786</text:p>
          </table:table-cell>
          <table:table-cell table:style-name="ce47" office:value-type="float" office:value="11163" calcext:value-type="float">
            <text:p>11,163</text:p>
          </table:table-cell>
          <table:table-cell table:style-name="ce47" office:value-type="float" office:value="11345" calcext:value-type="float">
            <text:p>11,345</text:p>
          </table:table-cell>
          <table:table-cell table:style-name="ce58" office:value-type="float" office:value="11483" calcext:value-type="float">
            <text:p>11,483</text:p>
          </table:table-cell>
          <table:table-cell table:style-name="ce47" office:value-type="float" office:value="71869" calcext:value-type="float">
            <text:p>71,869</text:p>
          </table:table-cell>
          <table:table-cell table:style-name="ce47" office:value-type="float" office:value="12380" calcext:value-type="float">
            <text:p>12,380</text:p>
          </table:table-cell>
          <table:table-cell table:style-name="ce47" office:value-type="float" office:value="13180" calcext:value-type="float">
            <text:p>13,180</text:p>
          </table:table-cell>
          <table:table-cell table:style-name="ce47" office:value-type="float" office:value="13751" calcext:value-type="float">
            <text:p>13,751</text:p>
          </table:table-cell>
          <table:table-cell table:style-name="ce47" office:value-type="float" office:value="17011" calcext:value-type="float">
            <text:p>17,011</text:p>
          </table:table-cell>
          <table:table-cell table:style-name="ce58" office:value-type="float" office:value="15547" calcext:value-type="float">
            <text:p>15,547</text:p>
          </table:table-cell>
          <table:table-cell table:style-name="ce47" office:value-type="float" office:value="86516" calcext:value-type="float">
            <text:p>86,516</text:p>
          </table:table-cell>
          <table:table-cell table:style-name="ce47" office:value-type="float" office:value="14858" calcext:value-type="float">
            <text:p>14,858</text:p>
          </table:table-cell>
          <table:table-cell table:style-name="ce47" office:value-type="float" office:value="17905" calcext:value-type="float">
            <text:p>17,905</text:p>
          </table:table-cell>
          <table:table-cell table:style-name="ce47" office:value-type="float" office:value="17899" calcext:value-type="float">
            <text:p>17,899</text:p>
          </table:table-cell>
          <table:table-cell table:style-name="ce47" office:value-type="float" office:value="17991" calcext:value-type="float">
            <text:p>17,991</text:p>
          </table:table-cell>
          <table:table-cell table:style-name="ce58" office:value-type="float" office:value="17863" calcext:value-type="float">
            <text:p>17,863</text:p>
          </table:table-cell>
          <table:table-cell table:style-name="ce47" office:value-type="float" office:value="89586" calcext:value-type="float">
            <text:p>89,586</text:p>
          </table:table-cell>
          <table:table-cell table:style-name="ce47" office:value-type="float" office:value="18211" calcext:value-type="float">
            <text:p>18,211</text:p>
          </table:table-cell>
          <table:table-cell table:style-name="ce47" office:value-type="float" office:value="17631" calcext:value-type="float">
            <text:p>17,631</text:p>
          </table:table-cell>
          <table:table-cell table:style-name="ce47" office:value-type="float" office:value="17679" calcext:value-type="float">
            <text:p>17,679</text:p>
          </table:table-cell>
          <table:table-cell table:style-name="ce47" office:value-type="float" office:value="18612" calcext:value-type="float">
            <text:p>18,612</text:p>
          </table:table-cell>
          <table:table-cell table:style-name="ce58" office:value-type="float" office:value="17453" calcext:value-type="float">
            <text:p>17,453</text:p>
          </table:table-cell>
          <table:table-cell table:style-name="ce47" office:value-type="float" office:value="94914" calcext:value-type="float">
            <text:p>94,914</text:p>
          </table:table-cell>
          <table:table-cell table:style-name="ce47" office:value-type="float" office:value="19420" calcext:value-type="float">
            <text:p>19,420</text:p>
          </table:table-cell>
          <table:table-cell table:style-name="ce47" office:value-type="float" office:value="17421" calcext:value-type="float">
            <text:p>17,421</text:p>
          </table:table-cell>
          <table:table-cell table:style-name="ce47" office:value-type="float" office:value="17085" calcext:value-type="float">
            <text:p>17,085</text:p>
          </table:table-cell>
          <table:table-cell table:style-name="ce47" office:value-type="float" office:value="19565" calcext:value-type="float">
            <text:p>19,565</text:p>
          </table:table-cell>
          <table:table-cell table:style-name="ce58" office:value-type="float" office:value="21423" calcext:value-type="float">
            <text:p>21,423</text:p>
          </table:table-cell>
          <table:table-cell table:style-name="ce47" office:value-type="float" office:value="120149" calcext:value-type="float">
            <text:p>120,149</text:p>
          </table:table-cell>
          <table:table-cell table:style-name="ce47" office:value-type="float" office:value="22341" calcext:value-type="float">
            <text:p>22,341</text:p>
          </table:table-cell>
          <table:table-cell table:style-name="ce47" office:value-type="float" office:value="23792" calcext:value-type="float">
            <text:p>23,792</text:p>
          </table:table-cell>
          <table:table-cell table:style-name="ce47" office:value-type="float" office:value="24405" calcext:value-type="float">
            <text:p>24,405</text:p>
          </table:table-cell>
          <table:table-cell table:style-name="ce47" office:value-type="float" office:value="24548" calcext:value-type="float">
            <text:p>24,548</text:p>
          </table:table-cell>
          <table:table-cell table:style-name="ce58" office:value-type="float" office:value="25063" calcext:value-type="float">
            <text:p>25,063</text:p>
          </table:table-cell>
          <table:table-cell table:style-name="ce47" office:value-type="float" office:value="119427" calcext:value-type="float">
            <text:p>119,427</text:p>
          </table:table-cell>
          <table:table-cell table:style-name="ce47" office:value-type="float" office:value="24742" calcext:value-type="float">
            <text:p>24,742</text:p>
          </table:table-cell>
          <table:table-cell table:style-name="ce47" office:value-type="float" office:value="23879" calcext:value-type="float">
            <text:p>23,879</text:p>
          </table:table-cell>
          <table:table-cell table:style-name="ce47" office:value-type="float" office:value="25794" calcext:value-type="float">
            <text:p>25,794</text:p>
          </table:table-cell>
          <table:table-cell table:style-name="ce47" office:value-type="float" office:value="22683" calcext:value-type="float">
            <text:p>22,683</text:p>
          </table:table-cell>
          <table:table-cell table:style-name="ce58" office:value-type="float" office:value="22329" calcext:value-type="float">
            <text:p>22,329</text:p>
          </table:table-cell>
          <table:table-cell table:style-name="ce47" office:value-type="float" office:value="112110" calcext:value-type="float">
            <text:p>112,110</text:p>
          </table:table-cell>
          <table:table-cell table:style-name="ce47" office:value-type="float" office:value="22143" calcext:value-type="float">
            <text:p>22,143</text:p>
          </table:table-cell>
          <table:table-cell table:style-name="ce47" office:value-type="float" office:value="21999" calcext:value-type="float">
            <text:p>21,999</text:p>
          </table:table-cell>
          <table:table-cell table:style-name="ce47" office:value-type="float" office:value="22430" calcext:value-type="float">
            <text:p>22,430</text:p>
          </table:table-cell>
          <table:table-cell table:style-name="ce47" office:value-type="float" office:value="22871" calcext:value-type="float">
            <text:p>22,871</text:p>
          </table:table-cell>
          <table:table-cell table:style-name="ce58" office:value-type="float" office:value="22667" calcext:value-type="float">
            <text:p>22,667</text:p>
          </table:table-cell>
          <table:table-cell table:style-name="ce47" office:value-type="float" office:value="111663" calcext:value-type="float">
            <text:p>111,663</text:p>
          </table:table-cell>
          <table:table-cell table:style-name="ce47" office:value-type="float" office:value="22648" calcext:value-type="float">
            <text:p>22,648</text:p>
          </table:table-cell>
          <table:table-cell table:style-name="ce47" office:value-type="float" office:value="21285" calcext:value-type="float">
            <text:p>21,285</text:p>
          </table:table-cell>
          <table:table-cell table:style-name="ce47" office:value-type="float" office:value="22892" calcext:value-type="float">
            <text:p>22,892</text:p>
          </table:table-cell>
          <table:table-cell table:style-name="ce47" office:value-type="float" office:value="22246" calcext:value-type="float">
            <text:p>22,246</text:p>
          </table:table-cell>
          <table:table-cell table:style-name="ce58" office:value-type="float" office:value="22592" calcext:value-type="float">
            <text:p>22,592</text:p>
          </table:table-cell>
          <table:table-cell table:style-name="ce47" office:value-type="float" office:value="113479" calcext:value-type="float">
            <text:p>113,479</text:p>
          </table:table-cell>
          <table:table-cell table:style-name="ce47" office:value-type="float" office:value="22860" calcext:value-type="float">
            <text:p>22,860</text:p>
          </table:table-cell>
          <table:table-cell table:style-name="ce47" office:value-type="float" office:value="22918" calcext:value-type="float">
            <text:p>22,918</text:p>
          </table:table-cell>
          <table:table-cell table:style-name="ce47" office:value-type="float" office:value="22846" calcext:value-type="float">
            <text:p>22,846</text:p>
          </table:table-cell>
          <table:table-cell table:style-name="ce47" office:value-type="float" office:value="22676" calcext:value-type="float">
            <text:p>22,676</text:p>
          </table:table-cell>
          <table:table-cell table:style-name="ce58" office:value-type="float" office:value="22179" calcext:value-type="float">
            <text:p>22,179</text:p>
          </table:table-cell>
          <table:table-cell table:style-name="ce47" office:value-type="float" office:value="107999" calcext:value-type="float">
            <text:p>107,999</text:p>
          </table:table-cell>
          <table:table-cell table:style-name="ce47" office:value-type="float" office:value="22044" calcext:value-type="float">
            <text:p>22,044</text:p>
          </table:table-cell>
          <table:table-cell table:style-name="ce47" office:value-type="float" office:value="21463" calcext:value-type="float">
            <text:p>21,463</text:p>
          </table:table-cell>
          <table:table-cell table:style-name="ce47" office:value-type="float" office:value="21926" calcext:value-type="float">
            <text:p>21,926</text:p>
          </table:table-cell>
          <table:table-cell table:style-name="ce47" office:value-type="float" office:value="21965" calcext:value-type="float">
            <text:p>21,965</text:p>
          </table:table-cell>
          <table:table-cell table:style-name="ce58" office:value-type="float" office:value="20601" calcext:value-type="float">
            <text:p>20,601</text:p>
          </table:table-cell>
          <table:table-cell table:style-name="ce47" office:value-type="float" office:value="92431" calcext:value-type="float">
            <text:p>92,431</text:p>
          </table:table-cell>
          <table:table-cell table:style-name="ce47" office:value-type="float" office:value="20080" calcext:value-type="float">
            <text:p>20,080</text:p>
          </table:table-cell>
          <table:table-cell table:style-name="ce47" office:value-type="float" office:value="19583" calcext:value-type="float">
            <text:p>19,583</text:p>
          </table:table-cell>
          <table:table-cell table:style-name="ce47" office:value-type="float" office:value="20263" calcext:value-type="float">
            <text:p>20,263</text:p>
          </table:table-cell>
          <table:table-cell table:style-name="ce47" office:value-type="float" office:value="17058" calcext:value-type="float">
            <text:p>17,058</text:p>
          </table:table-cell>
          <table:table-cell table:style-name="ce58" office:value-type="float" office:value="15447" calcext:value-type="float">
            <text:p>15,447</text:p>
          </table:table-cell>
          <table:table-cell table:style-name="ce47" office:value-type="float" office:value="53102" calcext:value-type="float">
            <text:p>53,102</text:p>
          </table:table-cell>
          <table:table-cell table:style-name="ce47" office:value-type="float" office:value="13988" calcext:value-type="float">
            <text:p>13,988</text:p>
          </table:table-cell>
          <table:table-cell table:style-name="ce47" office:value-type="float" office:value="11548" calcext:value-type="float">
            <text:p>11,548</text:p>
          </table:table-cell>
          <table:table-cell table:style-name="ce47" office:value-type="float" office:value="9241" calcext:value-type="float">
            <text:p>9,241</text:p>
          </table:table-cell>
          <table:table-cell table:style-name="ce47" office:value-type="float" office:value="8502" calcext:value-type="float">
            <text:p>8,502</text:p>
          </table:table-cell>
          <table:table-cell table:style-name="ce58" office:value-type="float" office:value="9823" calcext:value-type="float">
            <text:p>9,823</text:p>
          </table:table-cell>
          <table:table-cell table:style-name="ce47" office:value-type="float" office:value="45142" calcext:value-type="float">
            <text:p>45,142</text:p>
          </table:table-cell>
          <table:table-cell table:style-name="ce47" office:value-type="float" office:value="9589" calcext:value-type="float">
            <text:p>9,589</text:p>
          </table:table-cell>
          <table:table-cell table:style-name="ce47" office:value-type="float" office:value="9161" calcext:value-type="float">
            <text:p>9,161</text:p>
          </table:table-cell>
          <table:table-cell table:style-name="ce47" office:value-type="float" office:value="9197" calcext:value-type="float">
            <text:p>9,197</text:p>
          </table:table-cell>
          <table:table-cell table:style-name="ce47" office:value-type="float" office:value="8893" calcext:value-type="float">
            <text:p>8,893</text:p>
          </table:table-cell>
          <table:table-cell table:style-name="ce58" office:value-type="float" office:value="8302" calcext:value-type="float">
            <text:p>8,302</text:p>
          </table:table-cell>
          <table:table-cell table:style-name="ce47" office:value-type="float" office:value="32956" calcext:value-type="float">
            <text:p>32,956</text:p>
          </table:table-cell>
          <table:table-cell table:style-name="ce47" office:value-type="float" office:value="7716" calcext:value-type="float">
            <text:p>7,716</text:p>
          </table:table-cell>
          <table:table-cell table:style-name="ce47" office:value-type="float" office:value="7210" calcext:value-type="float">
            <text:p>7,210</text:p>
          </table:table-cell>
          <table:table-cell table:style-name="ce47" office:value-type="float" office:value="6278" calcext:value-type="float">
            <text:p>6,278</text:p>
          </table:table-cell>
          <table:table-cell table:style-name="ce47" office:value-type="float" office:value="6192" calcext:value-type="float">
            <text:p>6,192</text:p>
          </table:table-cell>
          <table:table-cell table:style-name="ce58" office:value-type="float" office:value="5560" calcext:value-type="float">
            <text:p>5,560</text:p>
          </table:table-cell>
          <table:table-cell table:style-name="ce47" office:value-type="float" office:value="20390" calcext:value-type="float">
            <text:p>20,390</text:p>
          </table:table-cell>
          <table:table-cell table:style-name="ce47" office:value-type="float" office:value="4810" calcext:value-type="float">
            <text:p>4,810</text:p>
          </table:table-cell>
          <table:table-cell table:style-name="ce47" office:value-type="float" office:value="4398" calcext:value-type="float">
            <text:p>4,398</text:p>
          </table:table-cell>
          <table:table-cell table:style-name="ce47" office:value-type="float" office:value="4231" calcext:value-type="float">
            <text:p>4,231</text:p>
          </table:table-cell>
          <table:table-cell table:style-name="ce47" office:value-type="float" office:value="3704" calcext:value-type="float">
            <text:p>3,704</text:p>
          </table:table-cell>
          <table:table-cell table:style-name="ce58" office:value-type="float" office:value="3247" calcext:value-type="float">
            <text:p>3,247</text:p>
          </table:table-cell>
          <table:table-cell table:style-name="ce47" office:value-type="float" office:value="10602" calcext:value-type="float">
            <text:p>10,602</text:p>
          </table:table-cell>
          <table:table-cell table:style-name="ce47" office:value-type="float" office:value="2940" calcext:value-type="float">
            <text:p>2,940</text:p>
          </table:table-cell>
          <table:table-cell table:style-name="ce47" office:value-type="float" office:value="2324" calcext:value-type="float">
            <text:p>2,324</text:p>
          </table:table-cell>
          <table:table-cell table:style-name="ce47" office:value-type="float" office:value="2148" calcext:value-type="float">
            <text:p>2,148</text:p>
          </table:table-cell>
          <table:table-cell table:style-name="ce47" office:value-type="float" office:value="1765" calcext:value-type="float">
            <text:p>1,765</text:p>
          </table:table-cell>
          <table:table-cell table:style-name="ce58" office:value-type="float" office:value="1425" calcext:value-type="float">
            <text:p>1,425</text:p>
          </table:table-cell>
          <table:table-cell table:style-name="ce47" office:value-type="float" office:value="3596" calcext:value-type="float">
            <text:p>3,596</text:p>
          </table:table-cell>
          <table:table-cell table:style-name="ce47" office:value-type="float" office:value="1091" calcext:value-type="float">
            <text:p>1,091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771" calcext:value-type="float">
            <text:p>771</text:p>
          </table:table-cell>
          <table:table-cell table:style-name="ce47" office:value-type="float" office:value="492" calcext:value-type="float">
            <text:p>492</text:p>
          </table:table-cell>
          <table:table-cell table:style-name="ce58" office:value-type="float" office:value="339" calcext:value-type="float">
            <text:p>339</text:p>
          </table:table-cell>
          <table:table-cell table:style-name="ce47" office:value-type="float" office:value="674" calcext:value-type="float">
            <text:p>674</text:p>
          </table:table-cell>
          <table:table-cell table:style-name="ce47" office:value-type="float" office:value="234" calcext:value-type="float">
            <text:p>234</text:p>
          </table:table-cell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79" calcext:value-type="float">
            <text:p>79</text:p>
          </table:table-cell>
          <table:table-cell table:style-name="ce58" office:value-type="float" office:value="62" calcext:value-type="float">
            <text:p>62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4448" calcext:value-type="float">
            <text:p>9,234,448</text:p>
          </table:table-cell>
          <table:table-cell table:style-name="ce31" office:value-type="float" office:value="376956" calcext:value-type="float">
            <text:p>376,956</text:p>
          </table:table-cell>
          <table:table-cell table:style-name="ce31" office:value-type="float" office:value="68317" calcext:value-type="float">
            <text:p>68,317</text:p>
          </table:table-cell>
          <table:table-cell table:style-name="ce31" office:value-type="float" office:value="88703" calcext:value-type="float">
            <text:p>88,703</text:p>
          </table:table-cell>
          <table:table-cell table:style-name="ce31" office:value-type="float" office:value="76426" calcext:value-type="float">
            <text:p>76,426</text:p>
          </table:table-cell>
          <table:table-cell table:style-name="ce31" office:value-type="float" office:value="66502" calcext:value-type="float">
            <text:p>66,502</text:p>
          </table:table-cell>
          <table:table-cell table:style-name="ce31" office:value-type="float" office:value="77008" calcext:value-type="float">
            <text:p>77,008</text:p>
          </table:table-cell>
          <table:table-cell table:style-name="ce31" office:value-type="float" office:value="426627" calcext:value-type="float">
            <text:p>426,627</text:p>
          </table:table-cell>
          <table:table-cell table:style-name="ce31" office:value-type="float" office:value="80155" calcext:value-type="float">
            <text:p>80,155</text:p>
          </table:table-cell>
          <table:table-cell table:style-name="ce31" office:value-type="float" office:value="83171" calcext:value-type="float">
            <text:p>83,171</text:p>
          </table:table-cell>
          <table:table-cell table:style-name="ce31" office:value-type="float" office:value="85103" calcext:value-type="float">
            <text:p>85,103</text:p>
          </table:table-cell>
          <table:table-cell table:style-name="ce31" office:value-type="float" office:value="86460" calcext:value-type="float">
            <text:p>86,460</text:p>
          </table:table-cell>
          <table:table-cell table:style-name="ce59" office:value-type="float" office:value="91738" calcext:value-type="float">
            <text:p>91,738</text:p>
          </table:table-cell>
          <table:table-cell table:style-name="ce31" office:value-type="float" office:value="549052" calcext:value-type="float">
            <text:p>549,052</text:p>
          </table:table-cell>
          <table:table-cell table:style-name="ce31" office:value-type="float" office:value="95605" calcext:value-type="float">
            <text:p>95,605</text:p>
          </table:table-cell>
          <table:table-cell table:style-name="ce31" office:value-type="float" office:value="103860" calcext:value-type="float">
            <text:p>103,860</text:p>
          </table:table-cell>
          <table:table-cell table:style-name="ce31" office:value-type="float" office:value="107678" calcext:value-type="float">
            <text:p>107,678</text:p>
          </table:table-cell>
          <table:table-cell table:style-name="ce31" office:value-type="float" office:value="125943" calcext:value-type="float">
            <text:p>125,943</text:p>
          </table:table-cell>
          <table:table-cell table:style-name="ce31" office:value-type="float" office:value="115966" calcext:value-type="float">
            <text:p>115,966</text:p>
          </table:table-cell>
          <table:table-cell table:style-name="ce31" office:value-type="float" office:value="640545" calcext:value-type="float">
            <text:p>640,545</text:p>
          </table:table-cell>
          <table:table-cell table:style-name="ce31" office:value-type="float" office:value="110635" calcext:value-type="float">
            <text:p>110,635</text:p>
          </table:table-cell>
          <table:table-cell table:style-name="ce31" office:value-type="float" office:value="132733" calcext:value-type="float">
            <text:p>132,733</text:p>
          </table:table-cell>
          <table:table-cell table:style-name="ce31" office:value-type="float" office:value="132480" calcext:value-type="float">
            <text:p>132,480</text:p>
          </table:table-cell>
          <table:table-cell table:style-name="ce31" office:value-type="float" office:value="132573" calcext:value-type="float">
            <text:p>132,573</text:p>
          </table:table-cell>
          <table:table-cell table:style-name="ce31" office:value-type="float" office:value="132124" calcext:value-type="float">
            <text:p>132,124</text:p>
          </table:table-cell>
          <table:table-cell table:style-name="ce31" office:value-type="float" office:value="649240" calcext:value-type="float">
            <text:p>649,240</text:p>
          </table:table-cell>
          <table:table-cell table:style-name="ce31" office:value-type="float" office:value="132919" calcext:value-type="float">
            <text:p>132,919</text:p>
          </table:table-cell>
          <table:table-cell table:style-name="ce31" office:value-type="float" office:value="130374" calcext:value-type="float">
            <text:p>130,374</text:p>
          </table:table-cell>
          <table:table-cell table:style-name="ce31" office:value-type="float" office:value="128470" calcext:value-type="float">
            <text:p>128,470</text:p>
          </table:table-cell>
          <table:table-cell table:style-name="ce31" office:value-type="float" office:value="133573" calcext:value-type="float">
            <text:p>133,573</text:p>
          </table:table-cell>
          <table:table-cell table:style-name="ce31" office:value-type="float" office:value="123904" calcext:value-type="float">
            <text:p>123,904</text:p>
          </table:table-cell>
          <table:table-cell table:style-name="ce31" office:value-type="float" office:value="651629" calcext:value-type="float">
            <text:p>651,629</text:p>
          </table:table-cell>
          <table:table-cell table:style-name="ce31" office:value-type="float" office:value="134231" calcext:value-type="float">
            <text:p>134,231</text:p>
          </table:table-cell>
          <table:table-cell table:style-name="ce31" office:value-type="float" office:value="122233" calcext:value-type="float">
            <text:p>122,233</text:p>
          </table:table-cell>
          <table:table-cell table:style-name="ce31" office:value-type="float" office:value="119451" calcext:value-type="float">
            <text:p>119,451</text:p>
          </table:table-cell>
          <table:table-cell table:style-name="ce31" office:value-type="float" office:value="132912" calcext:value-type="float">
            <text:p>132,912</text:p>
          </table:table-cell>
          <table:table-cell table:style-name="ce31" office:value-type="float" office:value="142802" calcext:value-type="float">
            <text:p>142,802</text:p>
          </table:table-cell>
          <table:table-cell table:style-name="ce31" office:value-type="float" office:value="773529" calcext:value-type="float">
            <text:p>773,529</text:p>
          </table:table-cell>
          <table:table-cell table:style-name="ce31" office:value-type="float" office:value="147284" calcext:value-type="float">
            <text:p>147,284</text:p>
          </table:table-cell>
          <table:table-cell table:style-name="ce31" office:value-type="float" office:value="154606" calcext:value-type="float">
            <text:p>154,606</text:p>
          </table:table-cell>
          <table:table-cell table:style-name="ce31" office:value-type="float" office:value="157835" calcext:value-type="float">
            <text:p>157,835</text:p>
          </table:table-cell>
          <table:table-cell table:style-name="ce31" office:value-type="float" office:value="155611" calcext:value-type="float">
            <text:p>155,611</text:p>
          </table:table-cell>
          <table:table-cell table:style-name="ce31" office:value-type="float" office:value="158193" calcext:value-type="float">
            <text:p>158,193</text:p>
          </table:table-cell>
          <table:table-cell table:style-name="ce31" office:value-type="float" office:value="733998" calcext:value-type="float">
            <text:p>733,998</text:p>
          </table:table-cell>
          <table:table-cell table:style-name="ce31" office:value-type="float" office:value="153825" calcext:value-type="float">
            <text:p>153,825</text:p>
          </table:table-cell>
          <table:table-cell table:style-name="ce31" office:value-type="float" office:value="147831" calcext:value-type="float">
            <text:p>147,831</text:p>
          </table:table-cell>
          <table:table-cell table:style-name="ce31" office:value-type="float" office:value="157906" calcext:value-type="float">
            <text:p>157,906</text:p>
          </table:table-cell>
          <table:table-cell table:style-name="ce31" office:value-type="float" office:value="138431" calcext:value-type="float">
            <text:p>138,431</text:p>
          </table:table-cell>
          <table:table-cell table:style-name="ce31" office:value-type="float" office:value="136005" calcext:value-type="float">
            <text:p>136,005</text:p>
          </table:table-cell>
          <table:table-cell table:style-name="ce31" office:value-type="float" office:value="702438" calcext:value-type="float">
            <text:p>702,438</text:p>
          </table:table-cell>
          <table:table-cell table:style-name="ce31" office:value-type="float" office:value="135766" calcext:value-type="float">
            <text:p>135,766</text:p>
          </table:table-cell>
          <table:table-cell table:style-name="ce31" office:value-type="float" office:value="136429" calcext:value-type="float">
            <text:p>136,429</text:p>
          </table:table-cell>
          <table:table-cell table:style-name="ce31" office:value-type="float" office:value="141081" calcext:value-type="float">
            <text:p>141,081</text:p>
          </table:table-cell>
          <table:table-cell table:style-name="ce31" office:value-type="float" office:value="144297" calcext:value-type="float">
            <text:p>144,297</text:p>
          </table:table-cell>
          <table:table-cell table:style-name="ce31" office:value-type="float" office:value="144865" calcext:value-type="float">
            <text:p>144,865</text:p>
          </table:table-cell>
          <table:table-cell table:style-name="ce31" office:value-type="float" office:value="721786" calcext:value-type="float">
            <text:p>721,786</text:p>
          </table:table-cell>
          <table:table-cell table:style-name="ce31" office:value-type="float" office:value="144317" calcext:value-type="float">
            <text:p>144,317</text:p>
          </table:table-cell>
          <table:table-cell table:style-name="ce31" office:value-type="float" office:value="136944" calcext:value-type="float">
            <text:p>136,944</text:p>
          </table:table-cell>
          <table:table-cell table:style-name="ce31" office:value-type="float" office:value="148102" calcext:value-type="float">
            <text:p>148,102</text:p>
          </table:table-cell>
          <table:table-cell table:style-name="ce31" office:value-type="float" office:value="145471" calcext:value-type="float">
            <text:p>145,471</text:p>
          </table:table-cell>
          <table:table-cell table:style-name="ce31" office:value-type="float" office:value="146952" calcext:value-type="float">
            <text:p>146,952</text:p>
          </table:table-cell>
          <table:table-cell table:style-name="ce31" office:value-type="float" office:value="721057" calcext:value-type="float">
            <text:p>721,057</text:p>
          </table:table-cell>
          <table:table-cell table:style-name="ce31" office:value-type="float" office:value="149767" calcext:value-type="float">
            <text:p>149,767</text:p>
          </table:table-cell>
          <table:table-cell table:style-name="ce31" office:value-type="float" office:value="146698" calcext:value-type="float">
            <text:p>146,698</text:p>
          </table:table-cell>
          <table:table-cell table:style-name="ce31" office:value-type="float" office:value="144121" calcext:value-type="float">
            <text:p>144,121</text:p>
          </table:table-cell>
          <table:table-cell table:style-name="ce31" office:value-type="float" office:value="141085" calcext:value-type="float">
            <text:p>141,085</text:p>
          </table:table-cell>
          <table:table-cell table:style-name="ce31" office:value-type="float" office:value="139386" calcext:value-type="float">
            <text:p>139,386</text:p>
          </table:table-cell>
          <table:table-cell table:style-name="ce31" office:value-type="float" office:value="631033" calcext:value-type="float">
            <text:p>631,033</text:p>
          </table:table-cell>
          <table:table-cell table:style-name="ce31" office:value-type="float" office:value="133210" calcext:value-type="float">
            <text:p>133,210</text:p>
          </table:table-cell>
          <table:table-cell table:style-name="ce31" office:value-type="float" office:value="125327" calcext:value-type="float">
            <text:p>125,327</text:p>
          </table:table-cell>
          <table:table-cell table:style-name="ce31" office:value-type="float" office:value="129073" calcext:value-type="float">
            <text:p>129,073</text:p>
          </table:table-cell>
          <table:table-cell table:style-name="ce31" office:value-type="float" office:value="125373" calcext:value-type="float">
            <text:p>125,373</text:p>
          </table:table-cell>
          <table:table-cell table:style-name="ce31" office:value-type="float" office:value="118050" calcext:value-type="float">
            <text:p>118,050</text:p>
          </table:table-cell>
          <table:table-cell table:style-name="ce31" office:value-type="float" office:value="514005" calcext:value-type="float">
            <text:p>514,005</text:p>
          </table:table-cell>
          <table:table-cell table:style-name="ce31" office:value-type="float" office:value="112229" calcext:value-type="float">
            <text:p>112,229</text:p>
          </table:table-cell>
          <table:table-cell table:style-name="ce31" office:value-type="float" office:value="110401" calcext:value-type="float">
            <text:p>110,401</text:p>
          </table:table-cell>
          <table:table-cell table:style-name="ce31" office:value-type="float" office:value="111557" calcext:value-type="float">
            <text:p>111,557</text:p>
          </table:table-cell>
          <table:table-cell table:style-name="ce31" office:value-type="float" office:value="92826" calcext:value-type="float">
            <text:p>92,826</text:p>
          </table:table-cell>
          <table:table-cell table:style-name="ce31" office:value-type="float" office:value="86992" calcext:value-type="float">
            <text:p>86,992</text:p>
          </table:table-cell>
          <table:table-cell table:style-name="ce31" office:value-type="float" office:value="307715" calcext:value-type="float">
            <text:p>307,715</text:p>
          </table:table-cell>
          <table:table-cell table:style-name="ce31" office:value-type="float" office:value="75816" calcext:value-type="float">
            <text:p>75,816</text:p>
          </table:table-cell>
          <table:table-cell table:style-name="ce31" office:value-type="float" office:value="67422" calcext:value-type="float">
            <text:p>67,422</text:p>
          </table:table-cell>
          <table:table-cell table:style-name="ce31" office:value-type="float" office:value="55785" calcext:value-type="float">
            <text:p>55,785</text:p>
          </table:table-cell>
          <table:table-cell table:style-name="ce31" office:value-type="float" office:value="49952" calcext:value-type="float">
            <text:p>49,952</text:p>
          </table:table-cell>
          <table:table-cell table:style-name="ce31" office:value-type="float" office:value="58740" calcext:value-type="float">
            <text:p>58,740</text:p>
          </table:table-cell>
          <table:table-cell table:style-name="ce31" office:value-type="float" office:value="296729" calcext:value-type="float">
            <text:p>296,729</text:p>
          </table:table-cell>
          <table:table-cell table:style-name="ce31" office:value-type="float" office:value="60093" calcext:value-type="float">
            <text:p>60,093</text:p>
          </table:table-cell>
          <table:table-cell table:style-name="ce31" office:value-type="float" office:value="59986" calcext:value-type="float">
            <text:p>59,986</text:p>
          </table:table-cell>
          <table:table-cell table:style-name="ce31" office:value-type="float" office:value="60061" calcext:value-type="float">
            <text:p>60,061</text:p>
          </table:table-cell>
          <table:table-cell table:style-name="ce31" office:value-type="float" office:value="59895" calcext:value-type="float">
            <text:p>59,895</text:p>
          </table:table-cell>
          <table:table-cell table:style-name="ce31" office:value-type="float" office:value="56694" calcext:value-type="float">
            <text:p>56,694</text:p>
          </table:table-cell>
          <table:table-cell table:style-name="ce31" office:value-type="float" office:value="236268" calcext:value-type="float">
            <text:p>236,268</text:p>
          </table:table-cell>
          <table:table-cell table:style-name="ce31" office:value-type="float" office:value="52312" calcext:value-type="float">
            <text:p>52,312</text:p>
          </table:table-cell>
          <table:table-cell table:style-name="ce31" office:value-type="float" office:value="50611" calcext:value-type="float">
            <text:p>50,611</text:p>
          </table:table-cell>
          <table:table-cell table:style-name="ce31" office:value-type="float" office:value="46782" calcext:value-type="float">
            <text:p>46,782</text:p>
          </table:table-cell>
          <table:table-cell table:style-name="ce31" office:value-type="float" office:value="44649" calcext:value-type="float">
            <text:p>44,649</text:p>
          </table:table-cell>
          <table:table-cell table:style-name="ce31" office:value-type="float" office:value="41914" calcext:value-type="float">
            <text:p>41,914</text:p>
          </table:table-cell>
          <table:table-cell table:style-name="ce31" office:value-type="float" office:value="172426" calcext:value-type="float">
            <text:p>172,426</text:p>
          </table:table-cell>
          <table:table-cell table:style-name="ce31" office:value-type="float" office:value="38851" calcext:value-type="float">
            <text:p>38,851</text:p>
          </table:table-cell>
          <table:table-cell table:style-name="ce31" office:value-type="float" office:value="36354" calcext:value-type="float">
            <text:p>36,354</text:p>
          </table:table-cell>
          <table:table-cell table:style-name="ce31" office:value-type="float" office:value="35542" calcext:value-type="float">
            <text:p>35,542</text:p>
          </table:table-cell>
          <table:table-cell table:style-name="ce31" office:value-type="float" office:value="32782" calcext:value-type="float">
            <text:p>32,782</text:p>
          </table:table-cell>
          <table:table-cell table:style-name="ce31" office:value-type="float" office:value="28897" calcext:value-type="float">
            <text:p>28,897</text:p>
          </table:table-cell>
          <table:table-cell table:style-name="ce31" office:value-type="float" office:value="92566" calcext:value-type="float">
            <text:p>92,566</text:p>
          </table:table-cell>
          <table:table-cell table:style-name="ce31" office:value-type="float" office:value="25214" calcext:value-type="float">
            <text:p>25,214</text:p>
          </table:table-cell>
          <table:table-cell table:style-name="ce31" office:value-type="float" office:value="21957" calcext:value-type="float">
            <text:p>21,957</text:p>
          </table:table-cell>
          <table:table-cell table:style-name="ce31" office:value-type="float" office:value="18762" calcext:value-type="float">
            <text:p>18,762</text:p>
          </table:table-cell>
          <table:table-cell table:style-name="ce31" office:value-type="float" office:value="15218" calcext:value-type="float">
            <text:p>15,218</text:p>
          </table:table-cell>
          <table:table-cell table:style-name="ce31" office:value-type="float" office:value="11415" calcext:value-type="float">
            <text:p>11,415</text:p>
          </table:table-cell>
          <table:table-cell table:style-name="ce31" office:value-type="float" office:value="30086" calcext:value-type="float">
            <text:p>30,086</text:p>
          </table:table-cell>
          <table:table-cell table:style-name="ce31" office:value-type="float" office:value="9300" calcext:value-type="float">
            <text:p>9,300</text:p>
          </table:table-cell>
          <table:table-cell table:style-name="ce31" office:value-type="float" office:value="7610" calcext:value-type="float">
            <text:p>7,610</text:p>
          </table:table-cell>
          <table:table-cell table:style-name="ce31" office:value-type="float" office:value="6130" calcext:value-type="float">
            <text:p>6,130</text:p>
          </table:table-cell>
          <table:table-cell table:style-name="ce31" office:value-type="float" office:value="4131" calcext:value-type="float">
            <text:p>4,131</text:p>
          </table:table-cell>
          <table:table-cell table:style-name="ce31" office:value-type="float" office:value="2915" calcext:value-type="float">
            <text:p>2,915</text:p>
          </table:table-cell>
          <table:table-cell table:style-name="ce31" office:value-type="float" office:value="5786" calcext:value-type="float">
            <text:p>5,786</text:p>
          </table:table-cell>
          <table:table-cell table:style-name="ce31" office:value-type="float" office:value="2107" calcext:value-type="float">
            <text:p>2,107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971" calcext:value-type="float">
            <text:p>971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977" calcext:value-type="float">
            <text:p>9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6876" calcext:value-type="float">
            <text:p>4,706,876</text:p>
          </table:table-cell>
          <table:table-cell table:style-name="ce31" office:value-type="float" office:value="196135" calcext:value-type="float">
            <text:p>196,135</text:p>
          </table:table-cell>
          <table:table-cell table:style-name="ce31" office:value-type="float" office:value="35598" calcext:value-type="float">
            <text:p>35,598</text:p>
          </table:table-cell>
          <table:table-cell table:style-name="ce31" office:value-type="float" office:value="46042" calcext:value-type="float">
            <text:p>46,042</text:p>
          </table:table-cell>
          <table:table-cell table:style-name="ce31" office:value-type="float" office:value="39521" calcext:value-type="float">
            <text:p>39,521</text:p>
          </table:table-cell>
          <table:table-cell table:style-name="ce31" office:value-type="float" office:value="34684" calcext:value-type="float">
            <text:p>34,684</text:p>
          </table:table-cell>
          <table:table-cell table:style-name="ce31" office:value-type="float" office:value="40290" calcext:value-type="float">
            <text:p>40,290</text:p>
          </table:table-cell>
          <table:table-cell table:style-name="ce31" office:value-type="float" office:value="223833" calcext:value-type="float">
            <text:p>223,833</text:p>
          </table:table-cell>
          <table:table-cell table:style-name="ce31" office:value-type="float" office:value="42147" calcext:value-type="float">
            <text:p>42,147</text:p>
          </table:table-cell>
          <table:table-cell table:style-name="ce31" office:value-type="float" office:value="43670" calcext:value-type="float">
            <text:p>43,670</text:p>
          </table:table-cell>
          <table:table-cell table:style-name="ce31" office:value-type="float" office:value="44612" calcext:value-type="float">
            <text:p>44,612</text:p>
          </table:table-cell>
          <table:table-cell table:style-name="ce31" office:value-type="float" office:value="45123" calcext:value-type="float">
            <text:p>45,123</text:p>
          </table:table-cell>
          <table:table-cell table:style-name="ce56" office:value-type="float" office:value="48281" calcext:value-type="float">
            <text:p>48,281</text:p>
          </table:table-cell>
          <table:table-cell table:style-name="ce31" office:value-type="float" office:value="287684" calcext:value-type="float">
            <text:p>287,684</text:p>
          </table:table-cell>
          <table:table-cell table:style-name="ce31" office:value-type="float" office:value="50271" calcext:value-type="float">
            <text:p>50,271</text:p>
          </table:table-cell>
          <table:table-cell table:style-name="ce31" office:value-type="float" office:value="54280" calcext:value-type="float">
            <text:p>54,280</text:p>
          </table:table-cell>
          <table:table-cell table:style-name="ce31" office:value-type="float" office:value="56218" calcext:value-type="float">
            <text:p>56,218</text:p>
          </table:table-cell>
          <table:table-cell table:style-name="ce31" office:value-type="float" office:value="66047" calcext:value-type="float">
            <text:p>66,047</text:p>
          </table:table-cell>
          <table:table-cell table:style-name="ce31" office:value-type="float" office:value="60868" calcext:value-type="float">
            <text:p>60,868</text:p>
          </table:table-cell>
          <table:table-cell table:style-name="ce31" office:value-type="float" office:value="333664" calcext:value-type="float">
            <text:p>333,664</text:p>
          </table:table-cell>
          <table:table-cell table:style-name="ce31" office:value-type="float" office:value="57745" calcext:value-type="float">
            <text:p>57,745</text:p>
          </table:table-cell>
          <table:table-cell table:style-name="ce31" office:value-type="float" office:value="69187" calcext:value-type="float">
            <text:p>69,187</text:p>
          </table:table-cell>
          <table:table-cell table:style-name="ce31" office:value-type="float" office:value="69330" calcext:value-type="float">
            <text:p>69,330</text:p>
          </table:table-cell>
          <table:table-cell table:style-name="ce31" office:value-type="float" office:value="68590" calcext:value-type="float">
            <text:p>68,590</text:p>
          </table:table-cell>
          <table:table-cell table:style-name="ce31" office:value-type="float" office:value="68812" calcext:value-type="float">
            <text:p>68,812</text:p>
          </table:table-cell>
          <table:table-cell table:style-name="ce31" office:value-type="float" office:value="338642" calcext:value-type="float">
            <text:p>338,642</text:p>
          </table:table-cell>
          <table:table-cell table:style-name="ce31" office:value-type="float" office:value="68818" calcext:value-type="float">
            <text:p>68,818</text:p>
          </table:table-cell>
          <table:table-cell table:style-name="ce31" office:value-type="float" office:value="68136" calcext:value-type="float">
            <text:p>68,136</text:p>
          </table:table-cell>
          <table:table-cell table:style-name="ce31" office:value-type="float" office:value="67105" calcext:value-type="float">
            <text:p>67,105</text:p>
          </table:table-cell>
          <table:table-cell table:style-name="ce31" office:value-type="float" office:value="70025" calcext:value-type="float">
            <text:p>70,025</text:p>
          </table:table-cell>
          <table:table-cell table:style-name="ce31" office:value-type="float" office:value="64558" calcext:value-type="float">
            <text:p>64,558</text:p>
          </table:table-cell>
          <table:table-cell table:style-name="ce31" office:value-type="float" office:value="336671" calcext:value-type="float">
            <text:p>336,671</text:p>
          </table:table-cell>
          <table:table-cell table:style-name="ce31" office:value-type="float" office:value="69882" calcext:value-type="float">
            <text:p>69,882</text:p>
          </table:table-cell>
          <table:table-cell table:style-name="ce31" office:value-type="float" office:value="63683" calcext:value-type="float">
            <text:p>63,683</text:p>
          </table:table-cell>
          <table:table-cell table:style-name="ce31" office:value-type="float" office:value="61911" calcext:value-type="float">
            <text:p>61,911</text:p>
          </table:table-cell>
          <table:table-cell table:style-name="ce31" office:value-type="float" office:value="68082" calcext:value-type="float">
            <text:p>68,082</text:p>
          </table:table-cell>
          <table:table-cell table:style-name="ce31" office:value-type="float" office:value="73113" calcext:value-type="float">
            <text:p>73,113</text:p>
          </table:table-cell>
          <table:table-cell table:style-name="ce31" office:value-type="float" office:value="392452" calcext:value-type="float">
            <text:p>392,452</text:p>
          </table:table-cell>
          <table:table-cell table:style-name="ce31" office:value-type="float" office:value="75106" calcext:value-type="float">
            <text:p>75,106</text:p>
          </table:table-cell>
          <table:table-cell table:style-name="ce31" office:value-type="float" office:value="78598" calcext:value-type="float">
            <text:p>78,598</text:p>
          </table:table-cell>
          <table:table-cell table:style-name="ce31" office:value-type="float" office:value="80104" calcext:value-type="float">
            <text:p>80,104</text:p>
          </table:table-cell>
          <table:table-cell table:style-name="ce31" office:value-type="float" office:value="78476" calcext:value-type="float">
            <text:p>78,476</text:p>
          </table:table-cell>
          <table:table-cell table:style-name="ce31" office:value-type="float" office:value="80168" calcext:value-type="float">
            <text:p>80,168</text:p>
          </table:table-cell>
          <table:table-cell table:style-name="ce31" office:value-type="float" office:value="372537" calcext:value-type="float">
            <text:p>372,537</text:p>
          </table:table-cell>
          <table:table-cell table:style-name="ce31" office:value-type="float" office:value="78002" calcext:value-type="float">
            <text:p>78,002</text:p>
          </table:table-cell>
          <table:table-cell table:style-name="ce31" office:value-type="float" office:value="74783" calcext:value-type="float">
            <text:p>74,783</text:p>
          </table:table-cell>
          <table:table-cell table:style-name="ce31" office:value-type="float" office:value="80340" calcext:value-type="float">
            <text:p>80,340</text:p>
          </table:table-cell>
          <table:table-cell table:style-name="ce31" office:value-type="float" office:value="70435" calcext:value-type="float">
            <text:p>70,435</text:p>
          </table:table-cell>
          <table:table-cell table:style-name="ce31" office:value-type="float" office:value="68977" calcext:value-type="float">
            <text:p>68,977</text:p>
          </table:table-cell>
          <table:table-cell table:style-name="ce31" office:value-type="float" office:value="360616" calcext:value-type="float">
            <text:p>360,616</text:p>
          </table:table-cell>
          <table:table-cell table:style-name="ce31" office:value-type="float" office:value="69176" calcext:value-type="float">
            <text:p>69,176</text:p>
          </table:table-cell>
          <table:table-cell table:style-name="ce31" office:value-type="float" office:value="69450" calcext:value-type="float">
            <text:p>69,450</text:p>
          </table:table-cell>
          <table:table-cell table:style-name="ce31" office:value-type="float" office:value="72523" calcext:value-type="float">
            <text:p>72,523</text:p>
          </table:table-cell>
          <table:table-cell table:style-name="ce31" office:value-type="float" office:value="74274" calcext:value-type="float">
            <text:p>74,274</text:p>
          </table:table-cell>
          <table:table-cell table:style-name="ce31" office:value-type="float" office:value="75193" calcext:value-type="float">
            <text:p>75,193</text:p>
          </table:table-cell>
          <table:table-cell table:style-name="ce31" office:value-type="float" office:value="377114" calcext:value-type="float">
            <text:p>377,114</text:p>
          </table:table-cell>
          <table:table-cell table:style-name="ce31" office:value-type="float" office:value="75392" calcext:value-type="float">
            <text:p>75,392</text:p>
          </table:table-cell>
          <table:table-cell table:style-name="ce31" office:value-type="float" office:value="71666" calcext:value-type="float">
            <text:p>71,666</text:p>
          </table:table-cell>
          <table:table-cell table:style-name="ce31" office:value-type="float" office:value="77503" calcext:value-type="float">
            <text:p>77,503</text:p>
          </table:table-cell>
          <table:table-cell table:style-name="ce31" office:value-type="float" office:value="75711" calcext:value-type="float">
            <text:p>75,711</text:p>
          </table:table-cell>
          <table:table-cell table:style-name="ce31" office:value-type="float" office:value="76842" calcext:value-type="float">
            <text:p>76,842</text:p>
          </table:table-cell>
          <table:table-cell table:style-name="ce31" office:value-type="float" office:value="373682" calcext:value-type="float">
            <text:p>373,682</text:p>
          </table:table-cell>
          <table:table-cell table:style-name="ce31" office:value-type="float" office:value="78010" calcext:value-type="float">
            <text:p>78,010</text:p>
          </table:table-cell>
          <table:table-cell table:style-name="ce31" office:value-type="float" office:value="76126" calcext:value-type="float">
            <text:p>76,126</text:p>
          </table:table-cell>
          <table:table-cell table:style-name="ce31" office:value-type="float" office:value="74737" calcext:value-type="float">
            <text:p>74,737</text:p>
          </table:table-cell>
          <table:table-cell table:style-name="ce31" office:value-type="float" office:value="73017" calcext:value-type="float">
            <text:p>73,017</text:p>
          </table:table-cell>
          <table:table-cell table:style-name="ce31" office:value-type="float" office:value="71792" calcext:value-type="float">
            <text:p>71,792</text:p>
          </table:table-cell>
          <table:table-cell table:style-name="ce31" office:value-type="float" office:value="321384" calcext:value-type="float">
            <text:p>321,384</text:p>
          </table:table-cell>
          <table:table-cell table:style-name="ce31" office:value-type="float" office:value="68527" calcext:value-type="float">
            <text:p>68,527</text:p>
          </table:table-cell>
          <table:table-cell table:style-name="ce31" office:value-type="float" office:value="63925" calcext:value-type="float">
            <text:p>63,925</text:p>
          </table:table-cell>
          <table:table-cell table:style-name="ce31" office:value-type="float" office:value="65811" calcext:value-type="float">
            <text:p>65,811</text:p>
          </table:table-cell>
          <table:table-cell table:style-name="ce31" office:value-type="float" office:value="63685" calcext:value-type="float">
            <text:p>63,685</text:p>
          </table:table-cell>
          <table:table-cell table:style-name="ce31" office:value-type="float" office:value="59436" calcext:value-type="float">
            <text:p>59,436</text:p>
          </table:table-cell>
          <table:table-cell table:style-name="ce31" office:value-type="float" office:value="256308" calcext:value-type="float">
            <text:p>256,308</text:p>
          </table:table-cell>
          <table:table-cell table:style-name="ce31" office:value-type="float" office:value="56356" calcext:value-type="float">
            <text:p>56,356</text:p>
          </table:table-cell>
          <table:table-cell table:style-name="ce31" office:value-type="float" office:value="55270" calcext:value-type="float">
            <text:p>55,270</text:p>
          </table:table-cell>
          <table:table-cell table:style-name="ce31" office:value-type="float" office:value="55606" calcext:value-type="float">
            <text:p>55,606</text:p>
          </table:table-cell>
          <table:table-cell table:style-name="ce31" office:value-type="float" office:value="46313" calcext:value-type="float">
            <text:p>46,313</text:p>
          </table:table-cell>
          <table:table-cell table:style-name="ce31" office:value-type="float" office:value="42763" calcext:value-type="float">
            <text:p>42,763</text:p>
          </table:table-cell>
          <table:table-cell table:style-name="ce31" office:value-type="float" office:value="149003" calcext:value-type="float">
            <text:p>149,003</text:p>
          </table:table-cell>
          <table:table-cell table:style-name="ce31" office:value-type="float" office:value="37276" calcext:value-type="float">
            <text:p>37,276</text:p>
          </table:table-cell>
          <table:table-cell table:style-name="ce31" office:value-type="float" office:value="32826" calcext:value-type="float">
            <text:p>32,826</text:p>
          </table:table-cell>
          <table:table-cell table:style-name="ce31" office:value-type="float" office:value="26965" calcext:value-type="float">
            <text:p>26,965</text:p>
          </table:table-cell>
          <table:table-cell table:style-name="ce31" office:value-type="float" office:value="23747" calcext:value-type="float">
            <text:p>23,747</text:p>
          </table:table-cell>
          <table:table-cell table:style-name="ce31" office:value-type="float" office:value="28189" calcext:value-type="float">
            <text:p>28,189</text:p>
          </table:table-cell>
          <table:table-cell table:style-name="ce31" office:value-type="float" office:value="139511" calcext:value-type="float">
            <text:p>139,511</text:p>
          </table:table-cell>
          <table:table-cell table:style-name="ce31" office:value-type="float" office:value="28616" calcext:value-type="float">
            <text:p>28,616</text:p>
          </table:table-cell>
          <table:table-cell table:style-name="ce31" office:value-type="float" office:value="28290" calcext:value-type="float">
            <text:p>28,290</text:p>
          </table:table-cell>
          <table:table-cell table:style-name="ce31" office:value-type="float" office:value="28468" calcext:value-type="float">
            <text:p>28,468</text:p>
          </table:table-cell>
          <table:table-cell table:style-name="ce31" office:value-type="float" office:value="27986" calcext:value-type="float">
            <text:p>27,986</text:p>
          </table:table-cell>
          <table:table-cell table:style-name="ce31" office:value-type="float" office:value="26151" calcext:value-type="float">
            <text:p>26,151</text:p>
          </table:table-cell>
          <table:table-cell table:style-name="ce31" office:value-type="float" office:value="106946" calcext:value-type="float">
            <text:p>106,946</text:p>
          </table:table-cell>
          <table:table-cell table:style-name="ce31" office:value-type="float" office:value="24104" calcext:value-type="float">
            <text:p>24,104</text:p>
          </table:table-cell>
          <table:table-cell table:style-name="ce31" office:value-type="float" office:value="22940" calcext:value-type="float">
            <text:p>22,940</text:p>
          </table:table-cell>
          <table:table-cell table:style-name="ce31" office:value-type="float" office:value="21237" calcext:value-type="float">
            <text:p>21,237</text:p>
          </table:table-cell>
          <table:table-cell table:style-name="ce31" office:value-type="float" office:value="19980" calcext:value-type="float">
            <text:p>19,980</text:p>
          </table:table-cell>
          <table:table-cell table:style-name="ce31" office:value-type="float" office:value="18685" calcext:value-type="float">
            <text:p>18,685</text:p>
          </table:table-cell>
          <table:table-cell table:style-name="ce31" office:value-type="float" office:value="81185" calcext:value-type="float">
            <text:p>81,185</text:p>
          </table:table-cell>
          <table:table-cell table:style-name="ce31" office:value-type="float" office:value="17637" calcext:value-type="float">
            <text:p>17,637</text:p>
          </table:table-cell>
          <table:table-cell table:style-name="ce31" office:value-type="float" office:value="16737" calcext:value-type="float">
            <text:p>16,737</text:p>
          </table:table-cell>
          <table:table-cell table:style-name="ce31" office:value-type="float" office:value="16759" calcext:value-type="float">
            <text:p>16,759</text:p>
          </table:table-cell>
          <table:table-cell table:style-name="ce31" office:value-type="float" office:value="16035" calcext:value-type="float">
            <text:p>16,035</text:p>
          </table:table-cell>
          <table:table-cell table:style-name="ce31" office:value-type="float" office:value="14017" calcext:value-type="float">
            <text:p>14,017</text:p>
          </table:table-cell>
          <table:table-cell table:style-name="ce31" office:value-type="float" office:value="44246" calcext:value-type="float">
            <text:p>44,246</text:p>
          </table:table-cell>
          <table:table-cell table:style-name="ce31" office:value-type="float" office:value="12261" calcext:value-type="float">
            <text:p>12,261</text:p>
          </table:table-cell>
          <table:table-cell table:style-name="ce31" office:value-type="float" office:value="10656" calcext:value-type="float">
            <text:p>10,656</text:p>
          </table:table-cell>
          <table:table-cell table:style-name="ce31" office:value-type="float" office:value="8901" calcext:value-type="float">
            <text:p>8,901</text:p>
          </table:table-cell>
          <table:table-cell table:style-name="ce31" office:value-type="float" office:value="7233" calcext:value-type="float">
            <text:p>7,233</text:p>
          </table:table-cell>
          <table:table-cell table:style-name="ce31" office:value-type="float" office:value="5195" calcext:value-type="float">
            <text:p>5,195</text:p>
          </table:table-cell>
          <table:table-cell table:style-name="ce31" office:value-type="float" office:value="12556" calcext:value-type="float">
            <text:p>12,556</text:p>
          </table:table-cell>
          <table:table-cell table:style-name="ce31" office:value-type="float" office:value="3999" calcext:value-type="float">
            <text:p>3,999</text:p>
          </table:table-cell>
          <table:table-cell table:style-name="ce31" office:value-type="float" office:value="3193" calcext:value-type="float">
            <text:p>3,193</text:p>
          </table:table-cell>
          <table:table-cell table:style-name="ce31" office:value-type="float" office:value="2573" calcext:value-type="float">
            <text:p>2,573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2271" calcext:value-type="float">
            <text:p>2,271</text:p>
          </table:table-cell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436" calcext:value-type="float">
            <text:p>4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7572" calcext:value-type="float">
            <text:p>4,527,572</text:p>
          </table:table-cell>
          <table:table-cell table:style-name="ce41" office:value-type="float" office:value="180821" calcext:value-type="float">
            <text:p>180,821</text:p>
          </table:table-cell>
          <table:table-cell table:style-name="ce41" office:value-type="float" office:value="32719" calcext:value-type="float">
            <text:p>32,719</text:p>
          </table:table-cell>
          <table:table-cell table:style-name="ce41" office:value-type="float" office:value="42661" calcext:value-type="float">
            <text:p>42,661</text:p>
          </table:table-cell>
          <table:table-cell table:style-name="ce41" office:value-type="float" office:value="36905" calcext:value-type="float">
            <text:p>36,905</text:p>
          </table:table-cell>
          <table:table-cell table:style-name="ce41" office:value-type="float" office:value="31818" calcext:value-type="float">
            <text:p>31,818</text:p>
          </table:table-cell>
          <table:table-cell table:style-name="ce41" office:value-type="float" office:value="36718" calcext:value-type="float">
            <text:p>36,718</text:p>
          </table:table-cell>
          <table:table-cell table:style-name="ce41" office:value-type="float" office:value="202794" calcext:value-type="float">
            <text:p>202,794</text:p>
          </table:table-cell>
          <table:table-cell table:style-name="ce41" office:value-type="float" office:value="38008" calcext:value-type="float">
            <text:p>38,008</text:p>
          </table:table-cell>
          <table:table-cell table:style-name="ce41" office:value-type="float" office:value="39501" calcext:value-type="float">
            <text:p>39,501</text:p>
          </table:table-cell>
          <table:table-cell table:style-name="ce41" office:value-type="float" office:value="40491" calcext:value-type="float">
            <text:p>40,491</text:p>
          </table:table-cell>
          <table:table-cell table:style-name="ce41" office:value-type="float" office:value="41337" calcext:value-type="float">
            <text:p>41,337</text:p>
          </table:table-cell>
          <table:table-cell table:style-name="ce41" office:value-type="float" office:value="43457" calcext:value-type="float">
            <text:p>43,457</text:p>
          </table:table-cell>
          <table:table-cell table:style-name="ce41" office:value-type="float" office:value="261368" calcext:value-type="float">
            <text:p>261,368</text:p>
          </table:table-cell>
          <table:table-cell table:style-name="ce41" office:value-type="float" office:value="45334" calcext:value-type="float">
            <text:p>45,334</text:p>
          </table:table-cell>
          <table:table-cell table:style-name="ce41" office:value-type="float" office:value="49580" calcext:value-type="float">
            <text:p>49,580</text:p>
          </table:table-cell>
          <table:table-cell table:style-name="ce41" office:value-type="float" office:value="51460" calcext:value-type="float">
            <text:p>51,460</text:p>
          </table:table-cell>
          <table:table-cell table:style-name="ce41" office:value-type="float" office:value="59896" calcext:value-type="float">
            <text:p>59,896</text:p>
          </table:table-cell>
          <table:table-cell table:style-name="ce41" office:value-type="float" office:value="55098" calcext:value-type="float">
            <text:p>55,098</text:p>
          </table:table-cell>
          <table:table-cell table:style-name="ce41" office:value-type="float" office:value="306881" calcext:value-type="float">
            <text:p>306,881</text:p>
          </table:table-cell>
          <table:table-cell table:style-name="ce41" office:value-type="float" office:value="52890" calcext:value-type="float">
            <text:p>52,890</text:p>
          </table:table-cell>
          <table:table-cell table:style-name="ce41" office:value-type="float" office:value="63546" calcext:value-type="float">
            <text:p>63,546</text:p>
          </table:table-cell>
          <table:table-cell table:style-name="ce41" office:value-type="float" office:value="63150" calcext:value-type="float">
            <text:p>63,150</text:p>
          </table:table-cell>
          <table:table-cell table:style-name="ce41" office:value-type="float" office:value="63983" calcext:value-type="float">
            <text:p>63,983</text:p>
          </table:table-cell>
          <table:table-cell table:style-name="ce41" office:value-type="float" office:value="63312" calcext:value-type="float">
            <text:p>63,312</text:p>
          </table:table-cell>
          <table:table-cell table:style-name="ce41" office:value-type="float" office:value="310598" calcext:value-type="float">
            <text:p>310,598</text:p>
          </table:table-cell>
          <table:table-cell table:style-name="ce41" office:value-type="float" office:value="64101" calcext:value-type="float">
            <text:p>64,101</text:p>
          </table:table-cell>
          <table:table-cell table:style-name="ce41" office:value-type="float" office:value="62238" calcext:value-type="float">
            <text:p>62,238</text:p>
          </table:table-cell>
          <table:table-cell table:style-name="ce41" office:value-type="float" office:value="61365" calcext:value-type="float">
            <text:p>61,365</text:p>
          </table:table-cell>
          <table:table-cell table:style-name="ce41" office:value-type="float" office:value="63548" calcext:value-type="float">
            <text:p>63,548</text:p>
          </table:table-cell>
          <table:table-cell table:style-name="ce41" office:value-type="float" office:value="59346" calcext:value-type="float">
            <text:p>59,346</text:p>
          </table:table-cell>
          <table:table-cell table:style-name="ce41" office:value-type="float" office:value="314958" calcext:value-type="float">
            <text:p>314,958</text:p>
          </table:table-cell>
          <table:table-cell table:style-name="ce41" office:value-type="float" office:value="64349" calcext:value-type="float">
            <text:p>64,349</text:p>
          </table:table-cell>
          <table:table-cell table:style-name="ce41" office:value-type="float" office:value="58550" calcext:value-type="float">
            <text:p>58,550</text:p>
          </table:table-cell>
          <table:table-cell table:style-name="ce41" office:value-type="float" office:value="57540" calcext:value-type="float">
            <text:p>57,540</text:p>
          </table:table-cell>
          <table:table-cell table:style-name="ce41" office:value-type="float" office:value="64830" calcext:value-type="float">
            <text:p>64,830</text:p>
          </table:table-cell>
          <table:table-cell table:style-name="ce41" office:value-type="float" office:value="69689" calcext:value-type="float">
            <text:p>69,689</text:p>
          </table:table-cell>
          <table:table-cell table:style-name="ce41" office:value-type="float" office:value="381077" calcext:value-type="float">
            <text:p>381,077</text:p>
          </table:table-cell>
          <table:table-cell table:style-name="ce41" office:value-type="float" office:value="72178" calcext:value-type="float">
            <text:p>72,178</text:p>
          </table:table-cell>
          <table:table-cell table:style-name="ce41" office:value-type="float" office:value="76008" calcext:value-type="float">
            <text:p>76,008</text:p>
          </table:table-cell>
          <table:table-cell table:style-name="ce41" office:value-type="float" office:value="77731" calcext:value-type="float">
            <text:p>77,731</text:p>
          </table:table-cell>
          <table:table-cell table:style-name="ce41" office:value-type="float" office:value="77135" calcext:value-type="float">
            <text:p>77,135</text:p>
          </table:table-cell>
          <table:table-cell table:style-name="ce41" office:value-type="float" office:value="78025" calcext:value-type="float">
            <text:p>78,025</text:p>
          </table:table-cell>
          <table:table-cell table:style-name="ce41" office:value-type="float" office:value="361461" calcext:value-type="float">
            <text:p>361,461</text:p>
          </table:table-cell>
          <table:table-cell table:style-name="ce41" office:value-type="float" office:value="75823" calcext:value-type="float">
            <text:p>75,823</text:p>
          </table:table-cell>
          <table:table-cell table:style-name="ce41" office:value-type="float" office:value="73048" calcext:value-type="float">
            <text:p>73,048</text:p>
          </table:table-cell>
          <table:table-cell table:style-name="ce41" office:value-type="float" office:value="77566" calcext:value-type="float">
            <text:p>77,566</text:p>
          </table:table-cell>
          <table:table-cell table:style-name="ce41" office:value-type="float" office:value="67996" calcext:value-type="float">
            <text:p>67,996</text:p>
          </table:table-cell>
          <table:table-cell table:style-name="ce41" office:value-type="float" office:value="67028" calcext:value-type="float">
            <text:p>67,028</text:p>
          </table:table-cell>
          <table:table-cell table:style-name="ce41" office:value-type="float" office:value="341822" calcext:value-type="float">
            <text:p>341,822</text:p>
          </table:table-cell>
          <table:table-cell table:style-name="ce41" office:value-type="float" office:value="66590" calcext:value-type="float">
            <text:p>66,590</text:p>
          </table:table-cell>
          <table:table-cell table:style-name="ce41" office:value-type="float" office:value="66979" calcext:value-type="float">
            <text:p>66,979</text:p>
          </table:table-cell>
          <table:table-cell table:style-name="ce41" office:value-type="float" office:value="68558" calcext:value-type="float">
            <text:p>68,558</text:p>
          </table:table-cell>
          <table:table-cell table:style-name="ce41" office:value-type="float" office:value="70023" calcext:value-type="float">
            <text:p>70,023</text:p>
          </table:table-cell>
          <table:table-cell table:style-name="ce41" office:value-type="float" office:value="69672" calcext:value-type="float">
            <text:p>69,672</text:p>
          </table:table-cell>
          <table:table-cell table:style-name="ce41" office:value-type="float" office:value="344672" calcext:value-type="float">
            <text:p>344,672</text:p>
          </table:table-cell>
          <table:table-cell table:style-name="ce41" office:value-type="float" office:value="68925" calcext:value-type="float">
            <text:p>68,925</text:p>
          </table:table-cell>
          <table:table-cell table:style-name="ce41" office:value-type="float" office:value="65278" calcext:value-type="float">
            <text:p>65,278</text:p>
          </table:table-cell>
          <table:table-cell table:style-name="ce41" office:value-type="float" office:value="70599" calcext:value-type="float">
            <text:p>70,599</text:p>
          </table:table-cell>
          <table:table-cell table:style-name="ce41" office:value-type="float" office:value="69760" calcext:value-type="float">
            <text:p>69,760</text:p>
          </table:table-cell>
          <table:table-cell table:style-name="ce41" office:value-type="float" office:value="70110" calcext:value-type="float">
            <text:p>70,110</text:p>
          </table:table-cell>
          <table:table-cell table:style-name="ce41" office:value-type="float" office:value="347375" calcext:value-type="float">
            <text:p>347,375</text:p>
          </table:table-cell>
          <table:table-cell table:style-name="ce41" office:value-type="float" office:value="71757" calcext:value-type="float">
            <text:p>71,757</text:p>
          </table:table-cell>
          <table:table-cell table:style-name="ce41" office:value-type="float" office:value="70572" calcext:value-type="float">
            <text:p>70,572</text:p>
          </table:table-cell>
          <table:table-cell table:style-name="ce41" office:value-type="float" office:value="69384" calcext:value-type="float">
            <text:p>69,384</text:p>
          </table:table-cell>
          <table:table-cell table:style-name="ce41" office:value-type="float" office:value="68068" calcext:value-type="float">
            <text:p>68,068</text:p>
          </table:table-cell>
          <table:table-cell table:style-name="ce41" office:value-type="float" office:value="67594" calcext:value-type="float">
            <text:p>67,594</text:p>
          </table:table-cell>
          <table:table-cell table:style-name="ce41" office:value-type="float" office:value="309649" calcext:value-type="float">
            <text:p>309,649</text:p>
          </table:table-cell>
          <table:table-cell table:style-name="ce41" office:value-type="float" office:value="64683" calcext:value-type="float">
            <text:p>64,683</text:p>
          </table:table-cell>
          <table:table-cell table:style-name="ce41" office:value-type="float" office:value="61402" calcext:value-type="float">
            <text:p>61,402</text:p>
          </table:table-cell>
          <table:table-cell table:style-name="ce41" office:value-type="float" office:value="63262" calcext:value-type="float">
            <text:p>63,262</text:p>
          </table:table-cell>
          <table:table-cell table:style-name="ce41" office:value-type="float" office:value="61688" calcext:value-type="float">
            <text:p>61,688</text:p>
          </table:table-cell>
          <table:table-cell table:style-name="ce41" office:value-type="float" office:value="58614" calcext:value-type="float">
            <text:p>58,614</text:p>
          </table:table-cell>
          <table:table-cell table:style-name="ce41" office:value-type="float" office:value="257697" calcext:value-type="float">
            <text:p>257,697</text:p>
          </table:table-cell>
          <table:table-cell table:style-name="ce41" office:value-type="float" office:value="55873" calcext:value-type="float">
            <text:p>55,873</text:p>
          </table:table-cell>
          <table:table-cell table:style-name="ce41" office:value-type="float" office:value="55131" calcext:value-type="float">
            <text:p>55,131</text:p>
          </table:table-cell>
          <table:table-cell table:style-name="ce41" office:value-type="float" office:value="55951" calcext:value-type="float">
            <text:p>55,951</text:p>
          </table:table-cell>
          <table:table-cell table:style-name="ce41" office:value-type="float" office:value="46513" calcext:value-type="float">
            <text:p>46,513</text:p>
          </table:table-cell>
          <table:table-cell table:style-name="ce41" office:value-type="float" office:value="44229" calcext:value-type="float">
            <text:p>44,229</text:p>
          </table:table-cell>
          <table:table-cell table:style-name="ce41" office:value-type="float" office:value="158712" calcext:value-type="float">
            <text:p>158,712</text:p>
          </table:table-cell>
          <table:table-cell table:style-name="ce41" office:value-type="float" office:value="38540" calcext:value-type="float">
            <text:p>38,540</text:p>
          </table:table-cell>
          <table:table-cell table:style-name="ce41" office:value-type="float" office:value="34596" calcext:value-type="float">
            <text:p>34,596</text:p>
          </table:table-cell>
          <table:table-cell table:style-name="ce41" office:value-type="float" office:value="28820" calcext:value-type="float">
            <text:p>28,820</text:p>
          </table:table-cell>
          <table:table-cell table:style-name="ce41" office:value-type="float" office:value="26205" calcext:value-type="float">
            <text:p>26,205</text:p>
          </table:table-cell>
          <table:table-cell table:style-name="ce41" office:value-type="float" office:value="30551" calcext:value-type="float">
            <text:p>30,551</text:p>
          </table:table-cell>
          <table:table-cell table:style-name="ce41" office:value-type="float" office:value="157218" calcext:value-type="float">
            <text:p>157,218</text:p>
          </table:table-cell>
          <table:table-cell table:style-name="ce41" office:value-type="float" office:value="31477" calcext:value-type="float">
            <text:p>31,477</text:p>
          </table:table-cell>
          <table:table-cell table:style-name="ce41" office:value-type="float" office:value="31696" calcext:value-type="float">
            <text:p>31,696</text:p>
          </table:table-cell>
          <table:table-cell table:style-name="ce41" office:value-type="float" office:value="31593" calcext:value-type="float">
            <text:p>31,593</text:p>
          </table:table-cell>
          <table:table-cell table:style-name="ce41" office:value-type="float" office:value="31909" calcext:value-type="float">
            <text:p>31,909</text:p>
          </table:table-cell>
          <table:table-cell table:style-name="ce41" office:value-type="float" office:value="30543" calcext:value-type="float">
            <text:p>30,543</text:p>
          </table:table-cell>
          <table:table-cell table:style-name="ce41" office:value-type="float" office:value="129322" calcext:value-type="float">
            <text:p>129,322</text:p>
          </table:table-cell>
          <table:table-cell table:style-name="ce41" office:value-type="float" office:value="28208" calcext:value-type="float">
            <text:p>28,208</text:p>
          </table:table-cell>
          <table:table-cell table:style-name="ce41" office:value-type="float" office:value="27671" calcext:value-type="float">
            <text:p>27,671</text:p>
          </table:table-cell>
          <table:table-cell table:style-name="ce41" office:value-type="float" office:value="25545" calcext:value-type="float">
            <text:p>25,545</text:p>
          </table:table-cell>
          <table:table-cell table:style-name="ce41" office:value-type="float" office:value="24669" calcext:value-type="float">
            <text:p>24,669</text:p>
          </table:table-cell>
          <table:table-cell table:style-name="ce41" office:value-type="float" office:value="23229" calcext:value-type="float">
            <text:p>23,229</text:p>
          </table:table-cell>
          <table:table-cell table:style-name="ce41" office:value-type="float" office:value="91241" calcext:value-type="float">
            <text:p>91,241</text:p>
          </table:table-cell>
          <table:table-cell table:style-name="ce41" office:value-type="float" office:value="21214" calcext:value-type="float">
            <text:p>21,214</text:p>
          </table:table-cell>
          <table:table-cell table:style-name="ce41" office:value-type="float" office:value="19617" calcext:value-type="float">
            <text:p>19,617</text:p>
          </table:table-cell>
          <table:table-cell table:style-name="ce41" office:value-type="float" office:value="18783" calcext:value-type="float">
            <text:p>18,783</text:p>
          </table:table-cell>
          <table:table-cell table:style-name="ce41" office:value-type="float" office:value="16747" calcext:value-type="float">
            <text:p>16,747</text:p>
          </table:table-cell>
          <table:table-cell table:style-name="ce41" office:value-type="float" office:value="14880" calcext:value-type="float">
            <text:p>14,880</text:p>
          </table:table-cell>
          <table:table-cell table:style-name="ce41" office:value-type="float" office:value="48320" calcext:value-type="float">
            <text:p>48,320</text:p>
          </table:table-cell>
          <table:table-cell table:style-name="ce41" office:value-type="float" office:value="12953" calcext:value-type="float">
            <text:p>12,953</text:p>
          </table:table-cell>
          <table:table-cell table:style-name="ce41" office:value-type="float" office:value="11301" calcext:value-type="float">
            <text:p>11,301</text:p>
          </table:table-cell>
          <table:table-cell table:style-name="ce41" office:value-type="float" office:value="9861" calcext:value-type="float">
            <text:p>9,861</text:p>
          </table:table-cell>
          <table:table-cell table:style-name="ce41" office:value-type="float" office:value="7985" calcext:value-type="float">
            <text:p>7,985</text:p>
          </table:table-cell>
          <table:table-cell table:style-name="ce41" office:value-type="float" office:value="6220" calcext:value-type="float">
            <text:p>6,220</text:p>
          </table:table-cell>
          <table:table-cell table:style-name="ce41" office:value-type="float" office:value="17530" calcext:value-type="float">
            <text:p>17,530</text:p>
          </table:table-cell>
          <table:table-cell table:style-name="ce41" office:value-type="float" office:value="5301" calcext:value-type="float">
            <text:p>5,301</text:p>
          </table:table-cell>
          <table:table-cell table:style-name="ce41" office:value-type="float" office:value="4417" calcext:value-type="float">
            <text:p>4,417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1773" calcext:value-type="float">
            <text:p>1,773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296" calcext:value-type="float">
            <text:p>296</text:p>
          </table:table-cell>
          <table:table-cell table:style-name="ce32" office:value-type="float" office:value="541" calcext:value-type="float">
            <text:p>5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456" calcext:value-type="float">
            <text:p>458,456</text:p>
          </table:table-cell>
          <table:table-cell table:style-name="ce33" office:value-type="float" office:value="17274" calcext:value-type="float">
            <text:p>17,274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19240" calcext:value-type="float">
            <text:p>19,240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972" calcext:value-type="float">
            <text:p>3,972</text:p>
          </table:table-cell>
          <table:table-cell table:style-name="ce43" office:value-type="float" office:value="4273" calcext:value-type="float">
            <text:p>4,273</text:p>
          </table:table-cell>
          <table:table-cell table:style-name="ce33" office:value-type="float" office:value="25602" calcext:value-type="float">
            <text:p>25,602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714" calcext:value-type="float">
            <text:p>4,714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917" calcext:value-type="float">
            <text:p>5,917</text:p>
          </table:table-cell>
          <table:table-cell table:style-name="ce43" office:value-type="float" office:value="5495" calcext:value-type="float">
            <text:p>5,495</text:p>
          </table:table-cell>
          <table:table-cell table:style-name="ce33" office:value-type="float" office:value="32317" calcext:value-type="float">
            <text:p>32,317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6761" calcext:value-type="float">
            <text:p>6,761</text:p>
          </table:table-cell>
          <table:table-cell table:style-name="ce43" office:value-type="float" office:value="6709" calcext:value-type="float">
            <text:p>6,709</text:p>
          </table:table-cell>
          <table:table-cell table:style-name="ce33" office:value-type="float" office:value="33749" calcext:value-type="float">
            <text:p>33,749</text:p>
          </table:table-cell>
          <table:table-cell table:style-name="ce33" office:value-type="float" office:value="7004" calcext:value-type="float">
            <text:p>7,004</text:p>
          </table:table-cell>
          <table:table-cell table:style-name="ce33" office:value-type="float" office:value="6758" calcext:value-type="float">
            <text:p>6,758</text:p>
          </table:table-cell>
          <table:table-cell table:style-name="ce33" office:value-type="float" office:value="6691" calcext:value-type="float">
            <text:p>6,691</text:p>
          </table:table-cell>
          <table:table-cell table:style-name="ce33" office:value-type="float" office:value="6865" calcext:value-type="float">
            <text:p>6,865</text:p>
          </table:table-cell>
          <table:table-cell table:style-name="ce43" office:value-type="float" office:value="6431" calcext:value-type="float">
            <text:p>6,431</text:p>
          </table:table-cell>
          <table:table-cell table:style-name="ce33" office:value-type="float" office:value="32579" calcext:value-type="float">
            <text:p>32,579</text:p>
          </table:table-cell>
          <table:table-cell table:style-name="ce33" office:value-type="float" office:value="6889" calcext:value-type="float">
            <text:p>6,889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6523" calcext:value-type="float">
            <text:p>6,523</text:p>
          </table:table-cell>
          <table:table-cell table:style-name="ce43" office:value-type="float" office:value="6960" calcext:value-type="float">
            <text:p>6,960</text:p>
          </table:table-cell>
          <table:table-cell table:style-name="ce33" office:value-type="float" office:value="36231" calcext:value-type="float">
            <text:p>36,231</text:p>
          </table:table-cell>
          <table:table-cell table:style-name="ce33" office:value-type="float" office:value="7107" calcext:value-type="float">
            <text:p>7,107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450" calcext:value-type="float">
            <text:p>7,450</text:p>
          </table:table-cell>
          <table:table-cell table:style-name="ce33" office:value-type="float" office:value="7132" calcext:value-type="float">
            <text:p>7,132</text:p>
          </table:table-cell>
          <table:table-cell table:style-name="ce43" office:value-type="float" office:value="7207" calcext:value-type="float">
            <text:p>7,207</text:p>
          </table:table-cell>
          <table:table-cell table:style-name="ce33" office:value-type="float" office:value="33771" calcext:value-type="float">
            <text:p>33,771</text:p>
          </table:table-cell>
          <table:table-cell table:style-name="ce33" office:value-type="float" office:value="6898" calcext:value-type="float">
            <text:p>6,898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6507" calcext:value-type="float">
            <text:p>6,507</text:p>
          </table:table-cell>
          <table:table-cell table:style-name="ce43" office:value-type="float" office:value="6549" calcext:value-type="float">
            <text:p>6,549</text:p>
          </table:table-cell>
          <table:table-cell table:style-name="ce33" office:value-type="float" office:value="34371" calcext:value-type="float">
            <text:p>34,371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6795" calcext:value-type="float">
            <text:p>6,795</text:p>
          </table:table-cell>
          <table:table-cell table:style-name="ce33" office:value-type="float" office:value="7236" calcext:value-type="float">
            <text:p>7,236</text:p>
          </table:table-cell>
          <table:table-cell table:style-name="ce43" office:value-type="float" office:value="7328" calcext:value-type="float">
            <text:p>7,328</text:p>
          </table:table-cell>
          <table:table-cell table:style-name="ce33" office:value-type="float" office:value="36244" calcext:value-type="float">
            <text:p>36,244</text:p>
          </table:table-cell>
          <table:table-cell table:style-name="ce33" office:value-type="float" office:value="7248" calcext:value-type="float">
            <text:p>7,248</text:p>
          </table:table-cell>
          <table:table-cell table:style-name="ce33" office:value-type="float" office:value="6944" calcext:value-type="float">
            <text:p>6,944</text:p>
          </table:table-cell>
          <table:table-cell table:style-name="ce33" office:value-type="float" office:value="7373" calcext:value-type="float">
            <text:p>7,373</text:p>
          </table:table-cell>
          <table:table-cell table:style-name="ce33" office:value-type="float" office:value="7170" calcext:value-type="float">
            <text:p>7,170</text:p>
          </table:table-cell>
          <table:table-cell table:style-name="ce43" office:value-type="float" office:value="7509" calcext:value-type="float">
            <text:p>7,509</text:p>
          </table:table-cell>
          <table:table-cell table:style-name="ce33" office:value-type="float" office:value="36763" calcext:value-type="float">
            <text:p>36,763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398" calcext:value-type="float">
            <text:p>7,398</text:p>
          </table:table-cell>
          <table:table-cell table:style-name="ce33" office:value-type="float" office:value="7349" calcext:value-type="float">
            <text:p>7,349</text:p>
          </table:table-cell>
          <table:table-cell table:style-name="ce33" office:value-type="float" office:value="7355" calcext:value-type="float">
            <text:p>7,355</text:p>
          </table:table-cell>
          <table:table-cell table:style-name="ce43" office:value-type="float" office:value="7121" calcext:value-type="float">
            <text:p>7,121</text:p>
          </table:table-cell>
          <table:table-cell table:style-name="ce33" office:value-type="float" office:value="32203" calcext:value-type="float">
            <text:p>32,203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6295" calcext:value-type="float">
            <text:p>6,295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3" office:value-type="float" office:value="6461" calcext:value-type="float">
            <text:p>6,461</text:p>
          </table:table-cell>
          <table:table-cell table:style-name="ce43" office:value-type="float" office:value="5978" calcext:value-type="float">
            <text:p>5,978</text:p>
          </table:table-cell>
          <table:table-cell table:style-name="ce33" office:value-type="float" office:value="26038" calcext:value-type="float">
            <text:p>26,038</text:p>
          </table:table-cell>
          <table:table-cell table:style-name="ce33" office:value-type="float" office:value="5919" calcext:value-type="float">
            <text:p>5,919</text:p>
          </table:table-cell>
          <table:table-cell table:style-name="ce33" office:value-type="float" office:value="5487" calcext:value-type="float">
            <text:p>5,487</text:p>
          </table:table-cell>
          <table:table-cell table:style-name="ce33" office:value-type="float" office:value="5634" calcext:value-type="float">
            <text:p>5,634</text:p>
          </table:table-cell>
          <table:table-cell table:style-name="ce33" office:value-type="float" office:value="4739" calcext:value-type="float">
            <text:p>4,739</text:p>
          </table:table-cell>
          <table:table-cell table:style-name="ce43" office:value-type="float" office:value="4259" calcext:value-type="float">
            <text:p>4,259</text:p>
          </table:table-cell>
          <table:table-cell table:style-name="ce33" office:value-type="float" office:value="15367" calcext:value-type="float">
            <text:p>15,367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661" calcext:value-type="float">
            <text:p>2,661</text:p>
          </table:table-cell>
          <table:table-cell table:style-name="ce43" office:value-type="float" office:value="3119" calcext:value-type="float">
            <text:p>3,119</text:p>
          </table:table-cell>
          <table:table-cell table:style-name="ce33" office:value-type="float" office:value="17043" calcext:value-type="float">
            <text:p>17,043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573" calcext:value-type="float">
            <text:p>3,573</text:p>
          </table:table-cell>
          <table:table-cell table:style-name="ce43" office:value-type="float" office:value="3270" calcext:value-type="float">
            <text:p>3,270</text:p>
          </table:table-cell>
          <table:table-cell table:style-name="ce33" office:value-type="float" office:value="13502" calcext:value-type="float">
            <text:p>13,502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506" calcext:value-type="float">
            <text:p>2,506</text:p>
          </table:table-cell>
          <table:table-cell table:style-name="ce43" office:value-type="float" office:value="2354" calcext:value-type="float">
            <text:p>2,354</text:p>
          </table:table-cell>
          <table:table-cell table:style-name="ce33" office:value-type="float" office:value="9329" calcext:value-type="float">
            <text:p>9,329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3" office:value-type="float" office:value="1516" calcext:value-type="float">
            <text:p>1,516</text:p>
          </table:table-cell>
          <table:table-cell table:style-name="ce33" office:value-type="float" office:value="4848" calcext:value-type="float">
            <text:p>4,848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775" calcext:value-type="float">
            <text:p>775</text:p>
          </table:table-cell>
          <table:table-cell table:style-name="ce43" office:value-type="float" office:value="588" calcext:value-type="float">
            <text:p>588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000" calcext:value-type="float">
            <text:p>233,000</text:p>
          </table:table-cell>
          <table:table-cell table:style-name="ce33" office:value-type="float" office:value="9029" calcext:value-type="float">
            <text:p>9,029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0003" calcext:value-type="float">
            <text:p>10,003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2055" calcext:value-type="float">
            <text:p>2,055</text:p>
          </table:table-cell>
          <table:table-cell table:style-name="ce43" office:value-type="float" office:value="2219" calcext:value-type="float">
            <text:p>2,219</text:p>
          </table:table-cell>
          <table:table-cell table:style-name="ce33" office:value-type="float" office:value="13402" calcext:value-type="float">
            <text:p>13,402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3100" calcext:value-type="float">
            <text:p>3,100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6809" calcext:value-type="float">
            <text:p>16,809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475" calcext:value-type="float">
            <text:p>3,475</text:p>
          </table:table-cell>
          <table:table-cell table:style-name="ce43" office:value-type="float" office:value="3424" calcext:value-type="float">
            <text:p>3,424</text:p>
          </table:table-cell>
          <table:table-cell table:style-name="ce33" office:value-type="float" office:value="17565" calcext:value-type="float">
            <text:p>17,565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653" calcext:value-type="float">
            <text:p>3,653</text:p>
          </table:table-cell>
          <table:table-cell table:style-name="ce43" office:value-type="float" office:value="3307" calcext:value-type="float">
            <text:p>3,307</text:p>
          </table:table-cell>
          <table:table-cell table:style-name="ce33" office:value-type="float" office:value="16872" calcext:value-type="float">
            <text:p>16,872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365" calcext:value-type="float">
            <text:p>3,365</text:p>
          </table:table-cell>
          <table:table-cell table:style-name="ce43" office:value-type="float" office:value="3493" calcext:value-type="float">
            <text:p>3,493</text:p>
          </table:table-cell>
          <table:table-cell table:style-name="ce33" office:value-type="float" office:value="18521" calcext:value-type="float">
            <text:p>18,521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659" calcext:value-type="float">
            <text:p>3,659</text:p>
          </table:table-cell>
          <table:table-cell table:style-name="ce43" office:value-type="float" office:value="3669" calcext:value-type="float">
            <text:p>3,669</text:p>
          </table:table-cell>
          <table:table-cell table:style-name="ce33" office:value-type="float" office:value="17088" calcext:value-type="float">
            <text:p>17,088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210" calcext:value-type="float">
            <text:p>3,210</text:p>
          </table:table-cell>
          <table:table-cell table:style-name="ce43" office:value-type="float" office:value="3273" calcext:value-type="float">
            <text:p>3,273</text:p>
          </table:table-cell>
          <table:table-cell table:style-name="ce33" office:value-type="float" office:value="17649" calcext:value-type="float">
            <text:p>17,649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677" calcext:value-type="float">
            <text:p>3,677</text:p>
          </table:table-cell>
          <table:table-cell table:style-name="ce43" office:value-type="float" office:value="3873" calcext:value-type="float">
            <text:p>3,873</text:p>
          </table:table-cell>
          <table:table-cell table:style-name="ce33" office:value-type="float" office:value="18832" calcext:value-type="float">
            <text:p>18,832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712" calcext:value-type="float">
            <text:p>3,712</text:p>
          </table:table-cell>
          <table:table-cell table:style-name="ce43" office:value-type="float" office:value="3876" calcext:value-type="float">
            <text:p>3,876</text:p>
          </table:table-cell>
          <table:table-cell table:style-name="ce33" office:value-type="float" office:value="18828" calcext:value-type="float">
            <text:p>18,828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3736" calcext:value-type="float">
            <text:p>3,736</text:p>
          </table:table-cell>
          <table:table-cell table:style-name="ce43" office:value-type="float" office:value="3592" calcext:value-type="float">
            <text:p>3,592</text:p>
          </table:table-cell>
          <table:table-cell table:style-name="ce33" office:value-type="float" office:value="16269" calcext:value-type="float">
            <text:p>16,269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279" calcext:value-type="float">
            <text:p>3,279</text:p>
          </table:table-cell>
          <table:table-cell table:style-name="ce43" office:value-type="float" office:value="2956" calcext:value-type="float">
            <text:p>2,956</text:p>
          </table:table-cell>
          <table:table-cell table:style-name="ce33" office:value-type="float" office:value="12947" calcext:value-type="float">
            <text:p>12,947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2386" calcext:value-type="float">
            <text:p>2,386</text:p>
          </table:table-cell>
          <table:table-cell table:style-name="ce43" office:value-type="float" office:value="2098" calcext:value-type="float">
            <text:p>2,098</text:p>
          </table:table-cell>
          <table:table-cell table:style-name="ce33" office:value-type="float" office:value="7517" calcext:value-type="float">
            <text:p>7,517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263" calcext:value-type="float">
            <text:p>1,263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8116" calcext:value-type="float">
            <text:p>8,116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55" calcext:value-type="float">
            <text:p>1,655</text:p>
          </table:table-cell>
          <table:table-cell table:style-name="ce43" office:value-type="float" office:value="1596" calcext:value-type="float">
            <text:p>1,596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4316" calcext:value-type="float">
            <text:p>4,316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717" calcext:value-type="float">
            <text:p>717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263" calcext:value-type="float">
            <text:p>263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56" calcext:value-type="float">
            <text:p>225,456</text:p>
          </table:table-cell>
          <table:table-cell table:style-name="ce42" office:value-type="float" office:value="8245" calcext:value-type="float">
            <text:p>8,245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9237" calcext:value-type="float">
            <text:p>9,237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752" calcext:value-type="float">
            <text:p>1,752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917" calcext:value-type="float">
            <text:p>1,917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4" office:value-type="float" office:value="12200" calcext:value-type="float">
            <text:p>12,200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418" calcext:value-type="float">
            <text:p>2,418</text:p>
          </table:table-cell>
          <table:table-cell table:style-name="ce34" office:value-type="float" office:value="2817" calcext:value-type="float">
            <text:p>2,817</text:p>
          </table:table-cell>
          <table:table-cell table:style-name="ce42" office:value-type="float" office:value="2575" calcext:value-type="float">
            <text:p>2,575</text:p>
          </table:table-cell>
          <table:table-cell table:style-name="ce34" office:value-type="float" office:value="15508" calcext:value-type="float">
            <text:p>15,508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286" calcext:value-type="float">
            <text:p>3,286</text:p>
          </table:table-cell>
          <table:table-cell table:style-name="ce42" office:value-type="float" office:value="3285" calcext:value-type="float">
            <text:p>3,285</text:p>
          </table:table-cell>
          <table:table-cell table:style-name="ce34" office:value-type="float" office:value="16184" calcext:value-type="float">
            <text:p>16,184</text:p>
          </table:table-cell>
          <table:table-cell table:style-name="ce34" office:value-type="float" office:value="3440" calcext:value-type="float">
            <text:p>3,440</text:p>
          </table:table-cell>
          <table:table-cell table:style-name="ce34" office:value-type="float" office:value="3182" calcext:value-type="float">
            <text:p>3,182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212" calcext:value-type="float">
            <text:p>3,212</text:p>
          </table:table-cell>
          <table:table-cell table:style-name="ce42" office:value-type="float" office:value="3124" calcext:value-type="float">
            <text:p>3,124</text:p>
          </table:table-cell>
          <table:table-cell table:style-name="ce34" office:value-type="float" office:value="15707" calcext:value-type="float">
            <text:p>15,707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2825" calcext:value-type="float">
            <text:p>2,825</text:p>
          </table:table-cell>
          <table:table-cell table:style-name="ce34" office:value-type="float" office:value="3158" calcext:value-type="float">
            <text:p>3,158</text:p>
          </table:table-cell>
          <table:table-cell table:style-name="ce42" office:value-type="float" office:value="3467" calcext:value-type="float">
            <text:p>3,467</text:p>
          </table:table-cell>
          <table:table-cell table:style-name="ce34" office:value-type="float" office:value="17710" calcext:value-type="float">
            <text:p>17,710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473" calcext:value-type="float">
            <text:p>3,473</text:p>
          </table:table-cell>
          <table:table-cell table:style-name="ce42" office:value-type="float" office:value="3538" calcext:value-type="float">
            <text:p>3,538</text:p>
          </table:table-cell>
          <table:table-cell table:style-name="ce34" office:value-type="float" office:value="16683" calcext:value-type="float">
            <text:p>16,683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472" calcext:value-type="float">
            <text:p>3,472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276" calcext:value-type="float">
            <text:p>3,276</text:p>
          </table:table-cell>
          <table:table-cell table:style-name="ce34" office:value-type="float" office:value="16722" calcext:value-type="float">
            <text:p>16,722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559" calcext:value-type="float">
            <text:p>3,559</text:p>
          </table:table-cell>
          <table:table-cell table:style-name="ce42" office:value-type="float" office:value="3455" calcext:value-type="float">
            <text:p>3,455</text:p>
          </table:table-cell>
          <table:table-cell table:style-name="ce34" office:value-type="float" office:value="17412" calcext:value-type="float">
            <text:p>17,412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3525" calcext:value-type="float">
            <text:p>3,525</text:p>
          </table:table-cell>
          <table:table-cell table:style-name="ce34" office:value-type="float" office:value="3458" calcext:value-type="float">
            <text:p>3,458</text:p>
          </table:table-cell>
          <table:table-cell table:style-name="ce42" office:value-type="float" office:value="3633" calcext:value-type="float">
            <text:p>3,633</text:p>
          </table:table-cell>
          <table:table-cell table:style-name="ce34" office:value-type="float" office:value="17935" calcext:value-type="float">
            <text:p>17,935</text:p>
          </table:table-cell>
          <table:table-cell table:style-name="ce34" office:value-type="float" office:value="3606" calcext:value-type="float">
            <text:p>3,606</text:p>
          </table:table-cell>
          <table:table-cell table:style-name="ce34" office:value-type="float" office:value="3617" calcext:value-type="float">
            <text:p>3,617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3619" calcext:value-type="float">
            <text:p>3,619</text:p>
          </table:table-cell>
          <table:table-cell table:style-name="ce42" office:value-type="float" office:value="3529" calcext:value-type="float">
            <text:p>3,529</text:p>
          </table:table-cell>
          <table:table-cell table:style-name="ce34" office:value-type="float" office:value="15934" calcext:value-type="float">
            <text:p>15,934</text:p>
          </table:table-cell>
          <table:table-cell table:style-name="ce34" office:value-type="float" office:value="3380" calcext:value-type="float">
            <text:p>3,380</text:p>
          </table:table-cell>
          <table:table-cell table:style-name="ce34" office:value-type="float" office:value="3097" calcext:value-type="float">
            <text:p>3,097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182" calcext:value-type="float">
            <text:p>3,182</text:p>
          </table:table-cell>
          <table:table-cell table:style-name="ce42" office:value-type="float" office:value="3022" calcext:value-type="float">
            <text:p>3,022</text:p>
          </table:table-cell>
          <table:table-cell table:style-name="ce34" office:value-type="float" office:value="13091" calcext:value-type="float">
            <text:p>13,091</text:p>
          </table:table-cell>
          <table:table-cell table:style-name="ce34" office:value-type="float" office:value="2985" calcext:value-type="float">
            <text:p>2,985</text:p>
          </table:table-cell>
          <table:table-cell table:style-name="ce34" office:value-type="float" office:value="2776" calcext:value-type="float">
            <text:p>2,776</text:p>
          </table:table-cell>
          <table:table-cell table:style-name="ce34" office:value-type="float" office:value="2816" calcext:value-type="float">
            <text:p>2,816</text:p>
          </table:table-cell>
          <table:table-cell table:style-name="ce34" office:value-type="float" office:value="2353" calcext:value-type="float">
            <text:p>2,353</text:p>
          </table:table-cell>
          <table:table-cell table:style-name="ce42" office:value-type="float" office:value="2161" calcext:value-type="float">
            <text:p>2,161</text:p>
          </table:table-cell>
          <table:table-cell table:style-name="ce34" office:value-type="float" office:value="7850" calcext:value-type="float">
            <text:p>7,850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1398" calcext:value-type="float">
            <text:p>1,398</text:p>
          </table:table-cell>
          <table:table-cell table:style-name="ce42" office:value-type="float" office:value="1611" calcext:value-type="float">
            <text:p>1,611</text:p>
          </table:table-cell>
          <table:table-cell table:style-name="ce34" office:value-type="float" office:value="8927" calcext:value-type="float">
            <text:p>8,927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918" calcext:value-type="float">
            <text:p>1,918</text:p>
          </table:table-cell>
          <table:table-cell table:style-name="ce42" office:value-type="float" office:value="1674" calcext:value-type="float">
            <text:p>1,674</text:p>
          </table:table-cell>
          <table:table-cell table:style-name="ce34" office:value-type="float" office:value="7266" calcext:value-type="float">
            <text:p>7,266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572" calcext:value-type="float">
            <text:p>1,572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358" calcext:value-type="float">
            <text:p>1,358</text:p>
          </table:table-cell>
          <table:table-cell table:style-name="ce42" office:value-type="float" office:value="1269" calcext:value-type="float">
            <text:p>1,269</text:p>
          </table:table-cell>
          <table:table-cell table:style-name="ce34" office:value-type="float" office:value="5013" calcext:value-type="float">
            <text:p>5,013</text:p>
          </table:table-cell>
          <table:table-cell table:style-name="ce34" office:value-type="float" office:value="1156" calcext:value-type="float">
            <text:p>1,156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1073" calcext:value-type="float">
            <text:p>1,073</text:p>
          </table:table-cell>
          <table:table-cell table:style-name="ce34" office:value-type="float" office:value="909" calcext:value-type="float">
            <text:p>909</text:p>
          </table:table-cell>
          <table:table-cell table:style-name="ce42" office:value-type="float" office:value="799" calcext:value-type="float">
            <text:p>799</text:p>
          </table:table-cell>
          <table:table-cell table:style-name="ce34" office:value-type="float" office:value="2606" calcext:value-type="float">
            <text:p>2,606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425" calcext:value-type="float">
            <text:p>425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4023" calcext:value-type="float">
            <text:p>2,044,023</text:p>
          </table:table-cell>
          <table:table-cell table:style-name="ce33" office:value-type="float" office:value="90608" calcext:value-type="float">
            <text:p>90,608</text:p>
          </table:table-cell>
          <table:table-cell table:style-name="ce33" office:value-type="float" office:value="15477" calcext:value-type="float">
            <text:p>15,477</text:p>
          </table:table-cell>
          <table:table-cell table:style-name="ce33" office:value-type="float" office:value="20912" calcext:value-type="float">
            <text:p>20,912</text:p>
          </table:table-cell>
          <table:table-cell table:style-name="ce33" office:value-type="float" office:value="18739" calcext:value-type="float">
            <text:p>18,739</text:p>
          </table:table-cell>
          <table:table-cell table:style-name="ce33" office:value-type="float" office:value="16150" calcext:value-type="float">
            <text:p>16,150</text:p>
          </table:table-cell>
          <table:table-cell table:style-name="ce33" office:value-type="float" office:value="19330" calcext:value-type="float">
            <text:p>19,330</text:p>
          </table:table-cell>
          <table:table-cell table:style-name="ce33" office:value-type="float" office:value="108230" calcext:value-type="float">
            <text:p>108,230</text:p>
          </table:table-cell>
          <table:table-cell table:style-name="ce33" office:value-type="float" office:value="20663" calcext:value-type="float">
            <text:p>20,663</text:p>
          </table:table-cell>
          <table:table-cell table:style-name="ce33" office:value-type="float" office:value="21628" calcext:value-type="float">
            <text:p>21,628</text:p>
          </table:table-cell>
          <table:table-cell table:style-name="ce33" office:value-type="float" office:value="21472" calcext:value-type="float">
            <text:p>21,472</text:p>
          </table:table-cell>
          <table:table-cell table:style-name="ce33" office:value-type="float" office:value="21734" calcext:value-type="float">
            <text:p>21,734</text:p>
          </table:table-cell>
          <table:table-cell table:style-name="ce43" office:value-type="float" office:value="22733" calcext:value-type="float">
            <text:p>22,733</text:p>
          </table:table-cell>
          <table:table-cell table:style-name="ce33" office:value-type="float" office:value="134820" calcext:value-type="float">
            <text:p>134,820</text:p>
          </table:table-cell>
          <table:table-cell table:style-name="ce33" office:value-type="float" office:value="23614" calcext:value-type="float">
            <text:p>23,614</text:p>
          </table:table-cell>
          <table:table-cell table:style-name="ce33" office:value-type="float" office:value="25512" calcext:value-type="float">
            <text:p>25,512</text:p>
          </table:table-cell>
          <table:table-cell table:style-name="ce33" office:value-type="float" office:value="26257" calcext:value-type="float">
            <text:p>26,257</text:p>
          </table:table-cell>
          <table:table-cell table:style-name="ce33" office:value-type="float" office:value="31101" calcext:value-type="float">
            <text:p>31,101</text:p>
          </table:table-cell>
          <table:table-cell table:style-name="ce43" office:value-type="float" office:value="28336" calcext:value-type="float">
            <text:p>28,336</text:p>
          </table:table-cell>
          <table:table-cell table:style-name="ce33" office:value-type="float" office:value="151819" calcext:value-type="float">
            <text:p>151,819</text:p>
          </table:table-cell>
          <table:table-cell table:style-name="ce33" office:value-type="float" office:value="26672" calcext:value-type="float">
            <text:p>26,672</text:p>
          </table:table-cell>
          <table:table-cell table:style-name="ce33" office:value-type="float" office:value="31772" calcext:value-type="float">
            <text:p>31,772</text:p>
          </table:table-cell>
          <table:table-cell table:style-name="ce33" office:value-type="float" office:value="31264" calcext:value-type="float">
            <text:p>31,264</text:p>
          </table:table-cell>
          <table:table-cell table:style-name="ce33" office:value-type="float" office:value="31353" calcext:value-type="float">
            <text:p>31,353</text:p>
          </table:table-cell>
          <table:table-cell table:style-name="ce43" office:value-type="float" office:value="30758" calcext:value-type="float">
            <text:p>30,758</text:p>
          </table:table-cell>
          <table:table-cell table:style-name="ce33" office:value-type="float" office:value="148790" calcext:value-type="float">
            <text:p>148,790</text:p>
          </table:table-cell>
          <table:table-cell table:style-name="ce33" office:value-type="float" office:value="30483" calcext:value-type="float">
            <text:p>30,483</text:p>
          </table:table-cell>
          <table:table-cell table:style-name="ce33" office:value-type="float" office:value="29964" calcext:value-type="float">
            <text:p>29,964</text:p>
          </table:table-cell>
          <table:table-cell table:style-name="ce33" office:value-type="float" office:value="29447" calcext:value-type="float">
            <text:p>29,447</text:p>
          </table:table-cell>
          <table:table-cell table:style-name="ce33" office:value-type="float" office:value="30697" calcext:value-type="float">
            <text:p>30,697</text:p>
          </table:table-cell>
          <table:table-cell table:style-name="ce43" office:value-type="float" office:value="28199" calcext:value-type="float">
            <text:p>28,199</text:p>
          </table:table-cell>
          <table:table-cell table:style-name="ce33" office:value-type="float" office:value="145434" calcext:value-type="float">
            <text:p>145,434</text:p>
          </table:table-cell>
          <table:table-cell table:style-name="ce33" office:value-type="float" office:value="30240" calcext:value-type="float">
            <text:p>30,240</text:p>
          </table:table-cell>
          <table:table-cell table:style-name="ce33" office:value-type="float" office:value="27145" calcext:value-type="float">
            <text:p>27,145</text:p>
          </table:table-cell>
          <table:table-cell table:style-name="ce33" office:value-type="float" office:value="26151" calcext:value-type="float">
            <text:p>26,151</text:p>
          </table:table-cell>
          <table:table-cell table:style-name="ce33" office:value-type="float" office:value="29656" calcext:value-type="float">
            <text:p>29,656</text:p>
          </table:table-cell>
          <table:table-cell table:style-name="ce43" office:value-type="float" office:value="32242" calcext:value-type="float">
            <text:p>32,242</text:p>
          </table:table-cell>
          <table:table-cell table:style-name="ce33" office:value-type="float" office:value="180173" calcext:value-type="float">
            <text:p>180,173</text:p>
          </table:table-cell>
          <table:table-cell table:style-name="ce33" office:value-type="float" office:value="33709" calcext:value-type="float">
            <text:p>33,709</text:p>
          </table:table-cell>
          <table:table-cell table:style-name="ce33" office:value-type="float" office:value="35768" calcext:value-type="float">
            <text:p>35,768</text:p>
          </table:table-cell>
          <table:table-cell table:style-name="ce33" office:value-type="float" office:value="36835" calcext:value-type="float">
            <text:p>36,835</text:p>
          </table:table-cell>
          <table:table-cell table:style-name="ce33" office:value-type="float" office:value="36488" calcext:value-type="float">
            <text:p>36,488</text:p>
          </table:table-cell>
          <table:table-cell table:style-name="ce43" office:value-type="float" office:value="37373" calcext:value-type="float">
            <text:p>37,373</text:p>
          </table:table-cell>
          <table:table-cell table:style-name="ce33" office:value-type="float" office:value="175762" calcext:value-type="float">
            <text:p>175,762</text:p>
          </table:table-cell>
          <table:table-cell table:style-name="ce33" office:value-type="float" office:value="36474" calcext:value-type="float">
            <text:p>36,474</text:p>
          </table:table-cell>
          <table:table-cell table:style-name="ce33" office:value-type="float" office:value="35015" calcext:value-type="float">
            <text:p>35,015</text:p>
          </table:table-cell>
          <table:table-cell table:style-name="ce33" office:value-type="float" office:value="38134" calcext:value-type="float">
            <text:p>38,134</text:p>
          </table:table-cell>
          <table:table-cell table:style-name="ce33" office:value-type="float" office:value="33275" calcext:value-type="float">
            <text:p>33,275</text:p>
          </table:table-cell>
          <table:table-cell table:style-name="ce43" office:value-type="float" office:value="32864" calcext:value-type="float">
            <text:p>32,864</text:p>
          </table:table-cell>
          <table:table-cell table:style-name="ce33" office:value-type="float" office:value="168376" calcext:value-type="float">
            <text:p>168,376</text:p>
          </table:table-cell>
          <table:table-cell table:style-name="ce33" office:value-type="float" office:value="32638" calcext:value-type="float">
            <text:p>32,638</text:p>
          </table:table-cell>
          <table:table-cell table:style-name="ce33" office:value-type="float" office:value="33035" calcext:value-type="float">
            <text:p>33,035</text:p>
          </table:table-cell>
          <table:table-cell table:style-name="ce33" office:value-type="float" office:value="33842" calcext:value-type="float">
            <text:p>33,842</text:p>
          </table:table-cell>
          <table:table-cell table:style-name="ce33" office:value-type="float" office:value="34546" calcext:value-type="float">
            <text:p>34,546</text:p>
          </table:table-cell>
          <table:table-cell table:style-name="ce43" office:value-type="float" office:value="34315" calcext:value-type="float">
            <text:p>34,315</text:p>
          </table:table-cell>
          <table:table-cell table:style-name="ce33" office:value-type="float" office:value="165968" calcext:value-type="float">
            <text:p>165,968</text:p>
          </table:table-cell>
          <table:table-cell table:style-name="ce33" office:value-type="float" office:value="33570" calcext:value-type="float">
            <text:p>33,570</text:p>
          </table:table-cell>
          <table:table-cell table:style-name="ce33" office:value-type="float" office:value="31764" calcext:value-type="float">
            <text:p>31,764</text:p>
          </table:table-cell>
          <table:table-cell table:style-name="ce33" office:value-type="float" office:value="33566" calcext:value-type="float">
            <text:p>33,566</text:p>
          </table:table-cell>
          <table:table-cell table:style-name="ce33" office:value-type="float" office:value="33702" calcext:value-type="float">
            <text:p>33,702</text:p>
          </table:table-cell>
          <table:table-cell table:style-name="ce43" office:value-type="float" office:value="33366" calcext:value-type="float">
            <text:p>33,366</text:p>
          </table:table-cell>
          <table:table-cell table:style-name="ce33" office:value-type="float" office:value="157200" calcext:value-type="float">
            <text:p>157,200</text:p>
          </table:table-cell>
          <table:table-cell table:style-name="ce33" office:value-type="float" office:value="33708" calcext:value-type="float">
            <text:p>33,708</text:p>
          </table:table-cell>
          <table:table-cell table:style-name="ce33" office:value-type="float" office:value="32471" calcext:value-type="float">
            <text:p>32,471</text:p>
          </table:table-cell>
          <table:table-cell table:style-name="ce33" office:value-type="float" office:value="30923" calcext:value-type="float">
            <text:p>30,923</text:p>
          </table:table-cell>
          <table:table-cell table:style-name="ce33" office:value-type="float" office:value="30293" calcext:value-type="float">
            <text:p>30,293</text:p>
          </table:table-cell>
          <table:table-cell table:style-name="ce43" office:value-type="float" office:value="29805" calcext:value-type="float">
            <text:p>29,805</text:p>
          </table:table-cell>
          <table:table-cell table:style-name="ce33" office:value-type="float" office:value="133460" calcext:value-type="float">
            <text:p>133,460</text:p>
          </table:table-cell>
          <table:table-cell table:style-name="ce33" office:value-type="float" office:value="28538" calcext:value-type="float">
            <text:p>28,538</text:p>
          </table:table-cell>
          <table:table-cell table:style-name="ce33" office:value-type="float" office:value="26791" calcext:value-type="float">
            <text:p>26,791</text:p>
          </table:table-cell>
          <table:table-cell table:style-name="ce33" office:value-type="float" office:value="27394" calcext:value-type="float">
            <text:p>27,394</text:p>
          </table:table-cell>
          <table:table-cell table:style-name="ce33" office:value-type="float" office:value="26161" calcext:value-type="float">
            <text:p>26,161</text:p>
          </table:table-cell>
          <table:table-cell table:style-name="ce43" office:value-type="float" office:value="24576" calcext:value-type="float">
            <text:p>24,576</text:p>
          </table:table-cell>
          <table:table-cell table:style-name="ce33" office:value-type="float" office:value="101523" calcext:value-type="float">
            <text:p>101,523</text:p>
          </table:table-cell>
          <table:table-cell table:style-name="ce33" office:value-type="float" office:value="22801" calcext:value-type="float">
            <text:p>22,801</text:p>
          </table:table-cell>
          <table:table-cell table:style-name="ce33" office:value-type="float" office:value="22514" calcext:value-type="float">
            <text:p>22,514</text:p>
          </table:table-cell>
          <table:table-cell table:style-name="ce33" office:value-type="float" office:value="21636" calcext:value-type="float">
            <text:p>21,636</text:p>
          </table:table-cell>
          <table:table-cell table:style-name="ce33" office:value-type="float" office:value="17864" calcext:value-type="float">
            <text:p>17,864</text:p>
          </table:table-cell>
          <table:table-cell table:style-name="ce43" office:value-type="float" office:value="16708" calcext:value-type="float">
            <text:p>16,708</text:p>
          </table:table-cell>
          <table:table-cell table:style-name="ce33" office:value-type="float" office:value="55177" calcext:value-type="float">
            <text:p>55,177</text:p>
          </table:table-cell>
          <table:table-cell table:style-name="ce33" office:value-type="float" office:value="14027" calcext:value-type="float">
            <text:p>14,027</text:p>
          </table:table-cell>
          <table:table-cell table:style-name="ce33" office:value-type="float" office:value="12190" calcext:value-type="float">
            <text:p>12,190</text:p>
          </table:table-cell>
          <table:table-cell table:style-name="ce33" office:value-type="float" office:value="10145" calcext:value-type="float">
            <text:p>10,145</text:p>
          </table:table-cell>
          <table:table-cell table:style-name="ce33" office:value-type="float" office:value="8822" calcext:value-type="float">
            <text:p>8,822</text:p>
          </table:table-cell>
          <table:table-cell table:style-name="ce43" office:value-type="float" office:value="9993" calcext:value-type="float">
            <text:p>9,993</text:p>
          </table:table-cell>
          <table:table-cell table:style-name="ce33" office:value-type="float" office:value="45145" calcext:value-type="float">
            <text:p>45,145</text:p>
          </table:table-cell>
          <table:table-cell table:style-name="ce33" office:value-type="float" office:value="9885" calcext:value-type="float">
            <text:p>9,885</text:p>
          </table:table-cell>
          <table:table-cell table:style-name="ce33" office:value-type="float" office:value="9400" calcext:value-type="float">
            <text:p>9,400</text:p>
          </table:table-cell>
          <table:table-cell table:style-name="ce33" office:value-type="float" office:value="9138" calcext:value-type="float">
            <text:p>9,138</text:p>
          </table:table-cell>
          <table:table-cell table:style-name="ce33" office:value-type="float" office:value="8709" calcext:value-type="float">
            <text:p>8,709</text:p>
          </table:table-cell>
          <table:table-cell table:style-name="ce43" office:value-type="float" office:value="8013" calcext:value-type="float">
            <text:p>8,013</text:p>
          </table:table-cell>
          <table:table-cell table:style-name="ce33" office:value-type="float" office:value="31955" calcext:value-type="float">
            <text:p>31,955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6891" calcext:value-type="float">
            <text:p>6,891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3" office:value-type="float" office:value="5549" calcext:value-type="float">
            <text:p>5,549</text:p>
          </table:table-cell>
          <table:table-cell table:style-name="ce33" office:value-type="float" office:value="26868" calcext:value-type="float">
            <text:p>26,868</text:p>
          </table:table-cell>
          <table:table-cell table:style-name="ce33" office:value-type="float" office:value="5177" calcext:value-type="float">
            <text:p>5,177</text:p>
          </table:table-cell>
          <table:table-cell table:style-name="ce33" office:value-type="float" office:value="5398" calcext:value-type="float">
            <text:p>5,398</text:p>
          </table:table-cell>
          <table:table-cell table:style-name="ce33" office:value-type="float" office:value="5488" calcext:value-type="float">
            <text:p>5,488</text:p>
          </table:table-cell>
          <table:table-cell table:style-name="ce33" office:value-type="float" office:value="5631" calcext:value-type="float">
            <text:p>5,631</text:p>
          </table:table-cell>
          <table:table-cell table:style-name="ce43" office:value-type="float" office:value="5174" calcext:value-type="float">
            <text:p>5,174</text:p>
          </table:table-cell>
          <table:table-cell table:style-name="ce33" office:value-type="float" office:value="16597" calcext:value-type="float">
            <text:p>16,597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3818" calcext:value-type="float">
            <text:p>3,818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2835" calcext:value-type="float">
            <text:p>2,835</text:p>
          </table:table-cell>
          <table:table-cell table:style-name="ce43" office:value-type="float" office:value="2035" calcext:value-type="float">
            <text:p>2,035</text:p>
          </table:table-cell>
          <table:table-cell table:style-name="ce33" office:value-type="float" office:value="4960" calcext:value-type="float">
            <text:p>4,960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476" calcext:value-type="float">
            <text:p>476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6657" calcext:value-type="float">
            <text:p>1,026,657</text:p>
          </table:table-cell>
          <table:table-cell table:style-name="ce33" office:value-type="float" office:value="47059" calcext:value-type="float">
            <text:p>47,059</text:p>
          </table:table-cell>
          <table:table-cell table:style-name="ce48" office:value-type="float" office:value="8096" calcext:value-type="float">
            <text:p>8,096</text:p>
          </table:table-cell>
          <table:table-cell table:style-name="ce48" office:value-type="float" office:value="10756" calcext:value-type="float">
            <text:p>10,756</text:p>
          </table:table-cell>
          <table:table-cell table:style-name="ce48" office:value-type="float" office:value="9708" calcext:value-type="float">
            <text:p>9,708</text:p>
          </table:table-cell>
          <table:table-cell table:style-name="ce48" office:value-type="float" office:value="8385" calcext:value-type="float">
            <text:p>8,385</text:p>
          </table:table-cell>
          <table:table-cell table:style-name="ce48" office:value-type="float" office:value="10114" calcext:value-type="float">
            <text:p>10,114</text:p>
          </table:table-cell>
          <table:table-cell table:style-name="ce48" office:value-type="float" office:value="56775" calcext:value-type="float">
            <text:p>56,775</text:p>
          </table:table-cell>
          <table:table-cell table:style-name="ce48" office:value-type="float" office:value="10749" calcext:value-type="float">
            <text:p>10,749</text:p>
          </table:table-cell>
          <table:table-cell table:style-name="ce48" office:value-type="float" office:value="11390" calcext:value-type="float">
            <text:p>11,390</text:p>
          </table:table-cell>
          <table:table-cell table:style-name="ce48" office:value-type="float" office:value="11299" calcext:value-type="float">
            <text:p>11,299</text:p>
          </table:table-cell>
          <table:table-cell table:style-name="ce48" office:value-type="float" office:value="11421" calcext:value-type="float">
            <text:p>11,421</text:p>
          </table:table-cell>
          <table:table-cell table:style-name="ce60" office:value-type="float" office:value="11916" calcext:value-type="float">
            <text:p>11,916</text:p>
          </table:table-cell>
          <table:table-cell table:style-name="ce48" office:value-type="float" office:value="70583" calcext:value-type="float">
            <text:p>70,583</text:p>
          </table:table-cell>
          <table:table-cell table:style-name="ce48" office:value-type="float" office:value="12384" calcext:value-type="float">
            <text:p>12,384</text:p>
          </table:table-cell>
          <table:table-cell table:style-name="ce48" office:value-type="float" office:value="13282" calcext:value-type="float">
            <text:p>13,282</text:p>
          </table:table-cell>
          <table:table-cell table:style-name="ce48" office:value-type="float" office:value="13748" calcext:value-type="float">
            <text:p>13,748</text:p>
          </table:table-cell>
          <table:table-cell table:style-name="ce48" office:value-type="float" office:value="16328" calcext:value-type="float">
            <text:p>16,328</text:p>
          </table:table-cell>
          <table:table-cell table:style-name="ce60" office:value-type="float" office:value="14841" calcext:value-type="float">
            <text:p>14,841</text:p>
          </table:table-cell>
          <table:table-cell table:style-name="ce48" office:value-type="float" office:value="79227" calcext:value-type="float">
            <text:p>79,227</text:p>
          </table:table-cell>
          <table:table-cell table:style-name="ce48" office:value-type="float" office:value="13952" calcext:value-type="float">
            <text:p>13,952</text:p>
          </table:table-cell>
          <table:table-cell table:style-name="ce48" office:value-type="float" office:value="16450" calcext:value-type="float">
            <text:p>16,450</text:p>
          </table:table-cell>
          <table:table-cell table:style-name="ce48" office:value-type="float" office:value="16388" calcext:value-type="float">
            <text:p>16,388</text:p>
          </table:table-cell>
          <table:table-cell table:style-name="ce48" office:value-type="float" office:value="16227" calcext:value-type="float">
            <text:p>16,227</text:p>
          </table:table-cell>
          <table:table-cell table:style-name="ce60" office:value-type="float" office:value="16210" calcext:value-type="float">
            <text:p>16,210</text:p>
          </table:table-cell>
          <table:table-cell table:style-name="ce48" office:value-type="float" office:value="77980" calcext:value-type="float">
            <text:p>77,980</text:p>
          </table:table-cell>
          <table:table-cell table:style-name="ce48" office:value-type="float" office:value="15905" calcext:value-type="float">
            <text:p>15,905</text:p>
          </table:table-cell>
          <table:table-cell table:style-name="ce48" office:value-type="float" office:value="15876" calcext:value-type="float">
            <text:p>15,876</text:p>
          </table:table-cell>
          <table:table-cell table:style-name="ce48" office:value-type="float" office:value="15423" calcext:value-type="float">
            <text:p>15,423</text:p>
          </table:table-cell>
          <table:table-cell table:style-name="ce48" office:value-type="float" office:value="16027" calcext:value-type="float">
            <text:p>16,027</text:p>
          </table:table-cell>
          <table:table-cell table:style-name="ce60" office:value-type="float" office:value="14749" calcext:value-type="float">
            <text:p>14,749</text:p>
          </table:table-cell>
          <table:table-cell table:style-name="ce48" office:value-type="float" office:value="74838" calcext:value-type="float">
            <text:p>74,838</text:p>
          </table:table-cell>
          <table:table-cell table:style-name="ce48" office:value-type="float" office:value="15776" calcext:value-type="float">
            <text:p>15,776</text:p>
          </table:table-cell>
          <table:table-cell table:style-name="ce48" office:value-type="float" office:value="14090" calcext:value-type="float">
            <text:p>14,090</text:p>
          </table:table-cell>
          <table:table-cell table:style-name="ce48" office:value-type="float" office:value="13549" calcext:value-type="float">
            <text:p>13,549</text:p>
          </table:table-cell>
          <table:table-cell table:style-name="ce48" office:value-type="float" office:value="15147" calcext:value-type="float">
            <text:p>15,147</text:p>
          </table:table-cell>
          <table:table-cell table:style-name="ce60" office:value-type="float" office:value="16276" calcext:value-type="float">
            <text:p>16,276</text:p>
          </table:table-cell>
          <table:table-cell table:style-name="ce48" office:value-type="float" office:value="89556" calcext:value-type="float">
            <text:p>89,556</text:p>
          </table:table-cell>
          <table:table-cell table:style-name="ce48" office:value-type="float" office:value="17130" calcext:value-type="float">
            <text:p>17,130</text:p>
          </table:table-cell>
          <table:table-cell table:style-name="ce48" office:value-type="float" office:value="17837" calcext:value-type="float">
            <text:p>17,837</text:p>
          </table:table-cell>
          <table:table-cell table:style-name="ce48" office:value-type="float" office:value="18368" calcext:value-type="float">
            <text:p>18,368</text:p>
          </table:table-cell>
          <table:table-cell table:style-name="ce48" office:value-type="float" office:value="17828" calcext:value-type="float">
            <text:p>17,828</text:p>
          </table:table-cell>
          <table:table-cell table:style-name="ce60" office:value-type="float" office:value="18393" calcext:value-type="float">
            <text:p>18,393</text:p>
          </table:table-cell>
          <table:table-cell table:style-name="ce48" office:value-type="float" office:value="86766" calcext:value-type="float">
            <text:p>86,766</text:p>
          </table:table-cell>
          <table:table-cell table:style-name="ce48" office:value-type="float" office:value="18022" calcext:value-type="float">
            <text:p>18,022</text:p>
          </table:table-cell>
          <table:table-cell table:style-name="ce48" office:value-type="float" office:value="17246" calcext:value-type="float">
            <text:p>17,246</text:p>
          </table:table-cell>
          <table:table-cell table:style-name="ce48" office:value-type="float" office:value="19032" calcext:value-type="float">
            <text:p>19,032</text:p>
          </table:table-cell>
          <table:table-cell table:style-name="ce48" office:value-type="float" office:value="16361" calcext:value-type="float">
            <text:p>16,361</text:p>
          </table:table-cell>
          <table:table-cell table:style-name="ce60" office:value-type="float" office:value="16105" calcext:value-type="float">
            <text:p>16,105</text:p>
          </table:table-cell>
          <table:table-cell table:style-name="ce48" office:value-type="float" office:value="82956" calcext:value-type="float">
            <text:p>82,956</text:p>
          </table:table-cell>
          <table:table-cell table:style-name="ce48" office:value-type="float" office:value="16128" calcext:value-type="float">
            <text:p>16,128</text:p>
          </table:table-cell>
          <table:table-cell table:style-name="ce48" office:value-type="float" office:value="16119" calcext:value-type="float">
            <text:p>16,119</text:p>
          </table:table-cell>
          <table:table-cell table:style-name="ce48" office:value-type="float" office:value="16774" calcext:value-type="float">
            <text:p>16,774</text:p>
          </table:table-cell>
          <table:table-cell table:style-name="ce48" office:value-type="float" office:value="16898" calcext:value-type="float">
            <text:p>16,898</text:p>
          </table:table-cell>
          <table:table-cell table:style-name="ce60" office:value-type="float" office:value="17037" calcext:value-type="float">
            <text:p>17,037</text:p>
          </table:table-cell>
          <table:table-cell table:style-name="ce48" office:value-type="float" office:value="81801" calcext:value-type="float">
            <text:p>81,801</text:p>
          </table:table-cell>
          <table:table-cell table:style-name="ce48" office:value-type="float" office:value="16560" calcext:value-type="float">
            <text:p>16,560</text:p>
          </table:table-cell>
          <table:table-cell table:style-name="ce48" office:value-type="float" office:value="15717" calcext:value-type="float">
            <text:p>15,717</text:p>
          </table:table-cell>
          <table:table-cell table:style-name="ce48" office:value-type="float" office:value="16433" calcext:value-type="float">
            <text:p>16,433</text:p>
          </table:table-cell>
          <table:table-cell table:style-name="ce48" office:value-type="float" office:value="16614" calcext:value-type="float">
            <text:p>16,614</text:p>
          </table:table-cell>
          <table:table-cell table:style-name="ce60" office:value-type="float" office:value="16477" calcext:value-type="float">
            <text:p>16,477</text:p>
          </table:table-cell>
          <table:table-cell table:style-name="ce48" office:value-type="float" office:value="77311" calcext:value-type="float">
            <text:p>77,311</text:p>
          </table:table-cell>
          <table:table-cell table:style-name="ce48" office:value-type="float" office:value="16634" calcext:value-type="float">
            <text:p>16,634</text:p>
          </table:table-cell>
          <table:table-cell table:style-name="ce48" office:value-type="float" office:value="16074" calcext:value-type="float">
            <text:p>16,074</text:p>
          </table:table-cell>
          <table:table-cell table:style-name="ce48" office:value-type="float" office:value="15067" calcext:value-type="float">
            <text:p>15,067</text:p>
          </table:table-cell>
          <table:table-cell table:style-name="ce48" office:value-type="float" office:value="14928" calcext:value-type="float">
            <text:p>14,928</text:p>
          </table:table-cell>
          <table:table-cell table:style-name="ce60" office:value-type="float" office:value="14608" calcext:value-type="float">
            <text:p>14,608</text:p>
          </table:table-cell>
          <table:table-cell table:style-name="ce48" office:value-type="float" office:value="64779" calcext:value-type="float">
            <text:p>64,779</text:p>
          </table:table-cell>
          <table:table-cell table:style-name="ce48" office:value-type="float" office:value="13987" calcext:value-type="float">
            <text:p>13,987</text:p>
          </table:table-cell>
          <table:table-cell table:style-name="ce48" office:value-type="float" office:value="13059" calcext:value-type="float">
            <text:p>13,059</text:p>
          </table:table-cell>
          <table:table-cell table:style-name="ce48" office:value-type="float" office:value="13250" calcext:value-type="float">
            <text:p>13,250</text:p>
          </table:table-cell>
          <table:table-cell table:style-name="ce48" office:value-type="float" office:value="12757" calcext:value-type="float">
            <text:p>12,757</text:p>
          </table:table-cell>
          <table:table-cell table:style-name="ce60" office:value-type="float" office:value="11726" calcext:value-type="float">
            <text:p>11,726</text:p>
          </table:table-cell>
          <table:table-cell table:style-name="ce48" office:value-type="float" office:value="48123" calcext:value-type="float">
            <text:p>48,123</text:p>
          </table:table-cell>
          <table:table-cell table:style-name="ce48" office:value-type="float" office:value="10816" calcext:value-type="float">
            <text:p>10,816</text:p>
          </table:table-cell>
          <table:table-cell table:style-name="ce48" office:value-type="float" office:value="10772" calcext:value-type="float">
            <text:p>10,772</text:p>
          </table:table-cell>
          <table:table-cell table:style-name="ce48" office:value-type="float" office:value="10278" calcext:value-type="float">
            <text:p>10,278</text:p>
          </table:table-cell>
          <table:table-cell table:style-name="ce48" office:value-type="float" office:value="8352" calcext:value-type="float">
            <text:p>8,352</text:p>
          </table:table-cell>
          <table:table-cell table:style-name="ce60" office:value-type="float" office:value="7905" calcext:value-type="float">
            <text:p>7,905</text:p>
          </table:table-cell>
          <table:table-cell table:style-name="ce48" office:value-type="float" office:value="25596" calcext:value-type="float">
            <text:p>25,596</text:p>
          </table:table-cell>
          <table:table-cell table:style-name="ce48" office:value-type="float" office:value="6535" calcext:value-type="float">
            <text:p>6,535</text:p>
          </table:table-cell>
          <table:table-cell table:style-name="ce48" office:value-type="float" office:value="5767" calcext:value-type="float">
            <text:p>5,767</text:p>
          </table:table-cell>
          <table:table-cell table:style-name="ce48" office:value-type="float" office:value="4679" calcext:value-type="float">
            <text:p>4,679</text:p>
          </table:table-cell>
          <table:table-cell table:style-name="ce48" office:value-type="float" office:value="4057" calcext:value-type="float">
            <text:p>4,057</text:p>
          </table:table-cell>
          <table:table-cell table:style-name="ce60" office:value-type="float" office:value="4558" calcext:value-type="float">
            <text:p>4,558</text:p>
          </table:table-cell>
          <table:table-cell table:style-name="ce48" office:value-type="float" office:value="20209" calcext:value-type="float">
            <text:p>20,209</text:p>
          </table:table-cell>
          <table:table-cell table:style-name="ce48" office:value-type="float" office:value="4492" calcext:value-type="float">
            <text:p>4,492</text:p>
          </table:table-cell>
          <table:table-cell table:style-name="ce48" office:value-type="float" office:value="4198" calcext:value-type="float">
            <text:p>4,198</text:p>
          </table:table-cell>
          <table:table-cell table:style-name="ce48" office:value-type="float" office:value="4099" calcext:value-type="float">
            <text:p>4,099</text:p>
          </table:table-cell>
          <table:table-cell table:style-name="ce48" office:value-type="float" office:value="3939" calcext:value-type="float">
            <text:p>3,939</text:p>
          </table:table-cell>
          <table:table-cell table:style-name="ce60" office:value-type="float" office:value="3481" calcext:value-type="float">
            <text:p>3,481</text:p>
          </table:table-cell>
          <table:table-cell table:style-name="ce48" office:value-type="float" office:value="14011" calcext:value-type="float">
            <text:p>14,011</text:p>
          </table:table-cell>
          <table:table-cell table:style-name="ce48" office:value-type="float" office:value="3187" calcext:value-type="float">
            <text:p>3,187</text:p>
          </table:table-cell>
          <table:table-cell table:style-name="ce48" office:value-type="float" office:value="2961" calcext:value-type="float">
            <text:p>2,961</text:p>
          </table:table-cell>
          <table:table-cell table:style-name="ce48" office:value-type="float" office:value="2744" calcext:value-type="float">
            <text:p>2,744</text:p>
          </table:table-cell>
          <table:table-cell table:style-name="ce48" office:value-type="float" office:value="2551" calcext:value-type="float">
            <text:p>2,551</text:p>
          </table:table-cell>
          <table:table-cell table:style-name="ce60" office:value-type="float" office:value="2568" calcext:value-type="float">
            <text:p>2,568</text:p>
          </table:table-cell>
          <table:table-cell table:style-name="ce48" office:value-type="float" office:value="15688" calcext:value-type="float">
            <text:p>15,688</text:p>
          </table:table-cell>
          <table:table-cell table:style-name="ce48" office:value-type="float" office:value="2642" calcext:value-type="float">
            <text:p>2,642</text:p>
          </table:table-cell>
          <table:table-cell table:style-name="ce48" office:value-type="float" office:value="2962" calcext:value-type="float">
            <text:p>2,962</text:p>
          </table:table-cell>
          <table:table-cell table:style-name="ce48" office:value-type="float" office:value="3276" calcext:value-type="float">
            <text:p>3,276</text:p>
          </table:table-cell>
          <table:table-cell table:style-name="ce48" office:value-type="float" office:value="3536" calcext:value-type="float">
            <text:p>3,536</text:p>
          </table:table-cell>
          <table:table-cell table:style-name="ce60" office:value-type="float" office:value="3272" calcext:value-type="float">
            <text:p>3,272</text:p>
          </table:table-cell>
          <table:table-cell table:style-name="ce48" office:value-type="float" office:value="10233" calcext:value-type="float">
            <text:p>10,233</text:p>
          </table:table-cell>
          <table:table-cell table:style-name="ce48" office:value-type="float" office:value="2906" calcext:value-type="float">
            <text:p>2,906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005" calcext:value-type="float">
            <text:p>2,005</text:p>
          </table:table-cell>
          <table:table-cell table:style-name="ce48" office:value-type="float" office:value="1728" calcext:value-type="float">
            <text:p>1,728</text:p>
          </table:table-cell>
          <table:table-cell table:style-name="ce60" office:value-type="float" office:value="1165" calcext:value-type="float">
            <text:p>1,165</text:p>
          </table:table-cell>
          <table:table-cell table:style-name="ce48" office:value-type="float" office:value="2624" calcext:value-type="float">
            <text:p>2,624</text:p>
          </table:table-cell>
          <table:table-cell table:style-name="ce48" office:value-type="float" office:value="867" calcext:value-type="float">
            <text:p>867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348" calcext:value-type="float">
            <text:p>348</text:p>
          </table:table-cell>
          <table:table-cell table:style-name="ce60" office:value-type="float" office:value="236" calcext:value-type="float">
            <text:p>236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41" calcext:value-type="float">
            <text:p>41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7366" calcext:value-type="float">
            <text:p>1,017,366</text:p>
          </table:table-cell>
          <table:table-cell table:style-name="ce42" office:value-type="float" office:value="43549" calcext:value-type="float">
            <text:p>43,549</text:p>
          </table:table-cell>
          <table:table-cell table:style-name="ce49" office:value-type="float" office:value="7381" calcext:value-type="float">
            <text:p>7,381</text:p>
          </table:table-cell>
          <table:table-cell table:style-name="ce49" office:value-type="float" office:value="10156" calcext:value-type="float">
            <text:p>10,156</text:p>
          </table:table-cell>
          <table:table-cell table:style-name="ce49" office:value-type="float" office:value="9031" calcext:value-type="float">
            <text:p>9,031</text:p>
          </table:table-cell>
          <table:table-cell table:style-name="ce49" office:value-type="float" office:value="7765" calcext:value-type="float">
            <text:p>7,765</text:p>
          </table:table-cell>
          <table:table-cell table:style-name="ce49" office:value-type="float" office:value="9216" calcext:value-type="float">
            <text:p>9,216</text:p>
          </table:table-cell>
          <table:table-cell table:style-name="ce49" office:value-type="float" office:value="51455" calcext:value-type="float">
            <text:p>51,455</text:p>
          </table:table-cell>
          <table:table-cell table:style-name="ce49" office:value-type="float" office:value="9914" calcext:value-type="float">
            <text:p>9,914</text:p>
          </table:table-cell>
          <table:table-cell table:style-name="ce49" office:value-type="float" office:value="10238" calcext:value-type="float">
            <text:p>10,238</text:p>
          </table:table-cell>
          <table:table-cell table:style-name="ce49" office:value-type="float" office:value="10173" calcext:value-type="float">
            <text:p>10,173</text:p>
          </table:table-cell>
          <table:table-cell table:style-name="ce49" office:value-type="float" office:value="10313" calcext:value-type="float">
            <text:p>10,313</text:p>
          </table:table-cell>
          <table:table-cell table:style-name="ce61" office:value-type="float" office:value="10817" calcext:value-type="float">
            <text:p>10,817</text:p>
          </table:table-cell>
          <table:table-cell table:style-name="ce49" office:value-type="float" office:value="64237" calcext:value-type="float">
            <text:p>64,237</text:p>
          </table:table-cell>
          <table:table-cell table:style-name="ce49" office:value-type="float" office:value="11230" calcext:value-type="float">
            <text:p>11,230</text:p>
          </table:table-cell>
          <table:table-cell table:style-name="ce49" office:value-type="float" office:value="12230" calcext:value-type="float">
            <text:p>12,230</text:p>
          </table:table-cell>
          <table:table-cell table:style-name="ce49" office:value-type="float" office:value="12509" calcext:value-type="float">
            <text:p>12,509</text:p>
          </table:table-cell>
          <table:table-cell table:style-name="ce49" office:value-type="float" office:value="14773" calcext:value-type="float">
            <text:p>14,773</text:p>
          </table:table-cell>
          <table:table-cell table:style-name="ce61" office:value-type="float" office:value="13495" calcext:value-type="float">
            <text:p>13,495</text:p>
          </table:table-cell>
          <table:table-cell table:style-name="ce49" office:value-type="float" office:value="72592" calcext:value-type="float">
            <text:p>72,592</text:p>
          </table:table-cell>
          <table:table-cell table:style-name="ce49" office:value-type="float" office:value="12720" calcext:value-type="float">
            <text:p>12,720</text:p>
          </table:table-cell>
          <table:table-cell table:style-name="ce49" office:value-type="float" office:value="15322" calcext:value-type="float">
            <text:p>15,322</text:p>
          </table:table-cell>
          <table:table-cell table:style-name="ce49" office:value-type="float" office:value="14876" calcext:value-type="float">
            <text:p>14,876</text:p>
          </table:table-cell>
          <table:table-cell table:style-name="ce49" office:value-type="float" office:value="15126" calcext:value-type="float">
            <text:p>15,126</text:p>
          </table:table-cell>
          <table:table-cell table:style-name="ce61" office:value-type="float" office:value="14548" calcext:value-type="float">
            <text:p>14,548</text:p>
          </table:table-cell>
          <table:table-cell table:style-name="ce49" office:value-type="float" office:value="70810" calcext:value-type="float">
            <text:p>70,810</text:p>
          </table:table-cell>
          <table:table-cell table:style-name="ce49" office:value-type="float" office:value="14578" calcext:value-type="float">
            <text:p>14,578</text:p>
          </table:table-cell>
          <table:table-cell table:style-name="ce49" office:value-type="float" office:value="14088" calcext:value-type="float">
            <text:p>14,088</text:p>
          </table:table-cell>
          <table:table-cell table:style-name="ce49" office:value-type="float" office:value="14024" calcext:value-type="float">
            <text:p>14,024</text:p>
          </table:table-cell>
          <table:table-cell table:style-name="ce49" office:value-type="float" office:value="14670" calcext:value-type="float">
            <text:p>14,670</text:p>
          </table:table-cell>
          <table:table-cell table:style-name="ce61" office:value-type="float" office:value="13450" calcext:value-type="float">
            <text:p>13,450</text:p>
          </table:table-cell>
          <table:table-cell table:style-name="ce49" office:value-type="float" office:value="70596" calcext:value-type="float">
            <text:p>70,596</text:p>
          </table:table-cell>
          <table:table-cell table:style-name="ce49" office:value-type="float" office:value="14464" calcext:value-type="float">
            <text:p>14,464</text:p>
          </table:table-cell>
          <table:table-cell table:style-name="ce49" office:value-type="float" office:value="13055" calcext:value-type="float">
            <text:p>13,055</text:p>
          </table:table-cell>
          <table:table-cell table:style-name="ce49" office:value-type="float" office:value="12602" calcext:value-type="float">
            <text:p>12,602</text:p>
          </table:table-cell>
          <table:table-cell table:style-name="ce49" office:value-type="float" office:value="14509" calcext:value-type="float">
            <text:p>14,509</text:p>
          </table:table-cell>
          <table:table-cell table:style-name="ce61" office:value-type="float" office:value="15966" calcext:value-type="float">
            <text:p>15,966</text:p>
          </table:table-cell>
          <table:table-cell table:style-name="ce49" office:value-type="float" office:value="90617" calcext:value-type="float">
            <text:p>90,617</text:p>
          </table:table-cell>
          <table:table-cell table:style-name="ce49" office:value-type="float" office:value="16579" calcext:value-type="float">
            <text:p>16,579</text:p>
          </table:table-cell>
          <table:table-cell table:style-name="ce49" office:value-type="float" office:value="17931" calcext:value-type="float">
            <text:p>17,931</text:p>
          </table:table-cell>
          <table:table-cell table:style-name="ce49" office:value-type="float" office:value="18467" calcext:value-type="float">
            <text:p>18,467</text:p>
          </table:table-cell>
          <table:table-cell table:style-name="ce49" office:value-type="float" office:value="18660" calcext:value-type="float">
            <text:p>18,660</text:p>
          </table:table-cell>
          <table:table-cell table:style-name="ce61" office:value-type="float" office:value="18980" calcext:value-type="float">
            <text:p>18,980</text:p>
          </table:table-cell>
          <table:table-cell table:style-name="ce49" office:value-type="float" office:value="88996" calcext:value-type="float">
            <text:p>88,996</text:p>
          </table:table-cell>
          <table:table-cell table:style-name="ce49" office:value-type="float" office:value="18452" calcext:value-type="float">
            <text:p>18,452</text:p>
          </table:table-cell>
          <table:table-cell table:style-name="ce49" office:value-type="float" office:value="17769" calcext:value-type="float">
            <text:p>17,769</text:p>
          </table:table-cell>
          <table:table-cell table:style-name="ce49" office:value-type="float" office:value="19102" calcext:value-type="float">
            <text:p>19,102</text:p>
          </table:table-cell>
          <table:table-cell table:style-name="ce49" office:value-type="float" office:value="16914" calcext:value-type="float">
            <text:p>16,914</text:p>
          </table:table-cell>
          <table:table-cell table:style-name="ce61" office:value-type="float" office:value="16759" calcext:value-type="float">
            <text:p>16,759</text:p>
          </table:table-cell>
          <table:table-cell table:style-name="ce49" office:value-type="float" office:value="85420" calcext:value-type="float">
            <text:p>85,420</text:p>
          </table:table-cell>
          <table:table-cell table:style-name="ce49" office:value-type="float" office:value="16510" calcext:value-type="float">
            <text:p>16,510</text:p>
          </table:table-cell>
          <table:table-cell table:style-name="ce49" office:value-type="float" office:value="16916" calcext:value-type="float">
            <text:p>16,916</text:p>
          </table:table-cell>
          <table:table-cell table:style-name="ce49" office:value-type="float" office:value="17068" calcext:value-type="float">
            <text:p>17,068</text:p>
          </table:table-cell>
          <table:table-cell table:style-name="ce49" office:value-type="float" office:value="17648" calcext:value-type="float">
            <text:p>17,648</text:p>
          </table:table-cell>
          <table:table-cell table:style-name="ce61" office:value-type="float" office:value="17278" calcext:value-type="float">
            <text:p>17,278</text:p>
          </table:table-cell>
          <table:table-cell table:style-name="ce49" office:value-type="float" office:value="84167" calcext:value-type="float">
            <text:p>84,167</text:p>
          </table:table-cell>
          <table:table-cell table:style-name="ce49" office:value-type="float" office:value="17010" calcext:value-type="float">
            <text:p>17,010</text:p>
          </table:table-cell>
          <table:table-cell table:style-name="ce49" office:value-type="float" office:value="16047" calcext:value-type="float">
            <text:p>16,047</text:p>
          </table:table-cell>
          <table:table-cell table:style-name="ce49" office:value-type="float" office:value="17133" calcext:value-type="float">
            <text:p>17,133</text:p>
          </table:table-cell>
          <table:table-cell table:style-name="ce49" office:value-type="float" office:value="17088" calcext:value-type="float">
            <text:p>17,088</text:p>
          </table:table-cell>
          <table:table-cell table:style-name="ce61" office:value-type="float" office:value="16889" calcext:value-type="float">
            <text:p>16,889</text:p>
          </table:table-cell>
          <table:table-cell table:style-name="ce49" office:value-type="float" office:value="79889" calcext:value-type="float">
            <text:p>79,889</text:p>
          </table:table-cell>
          <table:table-cell table:style-name="ce49" office:value-type="float" office:value="17074" calcext:value-type="float">
            <text:p>17,074</text:p>
          </table:table-cell>
          <table:table-cell table:style-name="ce49" office:value-type="float" office:value="16397" calcext:value-type="float">
            <text:p>16,397</text:p>
          </table:table-cell>
          <table:table-cell table:style-name="ce49" office:value-type="float" office:value="15856" calcext:value-type="float">
            <text:p>15,856</text:p>
          </table:table-cell>
          <table:table-cell table:style-name="ce49" office:value-type="float" office:value="15365" calcext:value-type="float">
            <text:p>15,365</text:p>
          </table:table-cell>
          <table:table-cell table:style-name="ce61" office:value-type="float" office:value="15197" calcext:value-type="float">
            <text:p>15,197</text:p>
          </table:table-cell>
          <table:table-cell table:style-name="ce49" office:value-type="float" office:value="68681" calcext:value-type="float">
            <text:p>68,681</text:p>
          </table:table-cell>
          <table:table-cell table:style-name="ce49" office:value-type="float" office:value="14551" calcext:value-type="float">
            <text:p>14,551</text:p>
          </table:table-cell>
          <table:table-cell table:style-name="ce49" office:value-type="float" office:value="13732" calcext:value-type="float">
            <text:p>13,732</text:p>
          </table:table-cell>
          <table:table-cell table:style-name="ce49" office:value-type="float" office:value="14144" calcext:value-type="float">
            <text:p>14,144</text:p>
          </table:table-cell>
          <table:table-cell table:style-name="ce49" office:value-type="float" office:value="13404" calcext:value-type="float">
            <text:p>13,404</text:p>
          </table:table-cell>
          <table:table-cell table:style-name="ce61" office:value-type="float" office:value="12850" calcext:value-type="float">
            <text:p>12,850</text:p>
          </table:table-cell>
          <table:table-cell table:style-name="ce49" office:value-type="float" office:value="53400" calcext:value-type="float">
            <text:p>53,400</text:p>
          </table:table-cell>
          <table:table-cell table:style-name="ce49" office:value-type="float" office:value="11985" calcext:value-type="float">
            <text:p>11,985</text:p>
          </table:table-cell>
          <table:table-cell table:style-name="ce49" office:value-type="float" office:value="11742" calcext:value-type="float">
            <text:p>11,742</text:p>
          </table:table-cell>
          <table:table-cell table:style-name="ce49" office:value-type="float" office:value="11358" calcext:value-type="float">
            <text:p>11,358</text:p>
          </table:table-cell>
          <table:table-cell table:style-name="ce49" office:value-type="float" office:value="9512" calcext:value-type="float">
            <text:p>9,512</text:p>
          </table:table-cell>
          <table:table-cell table:style-name="ce61" office:value-type="float" office:value="8803" calcext:value-type="float">
            <text:p>8,803</text:p>
          </table:table-cell>
          <table:table-cell table:style-name="ce49" office:value-type="float" office:value="29581" calcext:value-type="float">
            <text:p>29,581</text:p>
          </table:table-cell>
          <table:table-cell table:style-name="ce49" office:value-type="float" office:value="7492" calcext:value-type="float">
            <text:p>7,492</text:p>
          </table:table-cell>
          <table:table-cell table:style-name="ce49" office:value-type="float" office:value="6423" calcext:value-type="float">
            <text:p>6,423</text:p>
          </table:table-cell>
          <table:table-cell table:style-name="ce49" office:value-type="float" office:value="5466" calcext:value-type="float">
            <text:p>5,466</text:p>
          </table:table-cell>
          <table:table-cell table:style-name="ce49" office:value-type="float" office:value="4765" calcext:value-type="float">
            <text:p>4,765</text:p>
          </table:table-cell>
          <table:table-cell table:style-name="ce61" office:value-type="float" office:value="5435" calcext:value-type="float">
            <text:p>5,435</text:p>
          </table:table-cell>
          <table:table-cell table:style-name="ce49" office:value-type="float" office:value="24936" calcext:value-type="float">
            <text:p>24,936</text:p>
          </table:table-cell>
          <table:table-cell table:style-name="ce49" office:value-type="float" office:value="5393" calcext:value-type="float">
            <text:p>5,393</text:p>
          </table:table-cell>
          <table:table-cell table:style-name="ce49" office:value-type="float" office:value="5202" calcext:value-type="float">
            <text:p>5,202</text:p>
          </table:table-cell>
          <table:table-cell table:style-name="ce49" office:value-type="float" office:value="5039" calcext:value-type="float">
            <text:p>5,039</text:p>
          </table:table-cell>
          <table:table-cell table:style-name="ce49" office:value-type="float" office:value="4770" calcext:value-type="float">
            <text:p>4,770</text:p>
          </table:table-cell>
          <table:table-cell table:style-name="ce61" office:value-type="float" office:value="4532" calcext:value-type="float">
            <text:p>4,532</text:p>
          </table:table-cell>
          <table:table-cell table:style-name="ce49" office:value-type="float" office:value="17944" calcext:value-type="float">
            <text:p>17,944</text:p>
          </table:table-cell>
          <table:table-cell table:style-name="ce49" office:value-type="float" office:value="4234" calcext:value-type="float">
            <text:p>4,234</text:p>
          </table:table-cell>
          <table:table-cell table:style-name="ce49" office:value-type="float" office:value="3930" calcext:value-type="float">
            <text:p>3,930</text:p>
          </table:table-cell>
          <table:table-cell table:style-name="ce49" office:value-type="float" office:value="3522" calcext:value-type="float">
            <text:p>3,522</text:p>
          </table:table-cell>
          <table:table-cell table:style-name="ce49" office:value-type="float" office:value="3277" calcext:value-type="float">
            <text:p>3,277</text:p>
          </table:table-cell>
          <table:table-cell table:style-name="ce61" office:value-type="float" office:value="2981" calcext:value-type="float">
            <text:p>2,981</text:p>
          </table:table-cell>
          <table:table-cell table:style-name="ce49" office:value-type="float" office:value="11180" calcext:value-type="float">
            <text:p>11,180</text:p>
          </table:table-cell>
          <table:table-cell table:style-name="ce49" office:value-type="float" office:value="2535" calcext:value-type="float">
            <text:p>2,535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2212" calcext:value-type="float">
            <text:p>2,212</text:p>
          </table:table-cell>
          <table:table-cell table:style-name="ce49" office:value-type="float" office:value="2095" calcext:value-type="float">
            <text:p>2,095</text:p>
          </table:table-cell>
          <table:table-cell table:style-name="ce61" office:value-type="float" office:value="1902" calcext:value-type="float">
            <text:p>1,902</text:p>
          </table:table-cell>
          <table:table-cell table:style-name="ce49" office:value-type="float" office:value="6364" calcext:value-type="float">
            <text:p>6,364</text:p>
          </table:table-cell>
          <table:table-cell table:style-name="ce49" office:value-type="float" office:value="1717" calcext:value-type="float">
            <text:p>1,717</text:p>
          </table:table-cell>
          <table:table-cell table:style-name="ce49" office:value-type="float" office:value="1389" calcext:value-type="float">
            <text:p>1,389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107" calcext:value-type="float">
            <text:p>1,107</text:p>
          </table:table-cell>
          <table:table-cell table:style-name="ce61" office:value-type="float" office:value="870" calcext:value-type="float">
            <text:p>870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683" calcext:value-type="float">
            <text:p>683</text:p>
          </table:table-cell>
          <table:table-cell table:style-name="ce49" office:value-type="float" office:value="595" calcext:value-type="float">
            <text:p>595</text:p>
          </table:table-cell>
          <table:table-cell table:style-name="ce49" office:value-type="float" office:value="477" calcext:value-type="float">
            <text:p>477</text:p>
          </table:table-cell>
          <table:table-cell table:style-name="ce49" office:value-type="float" office:value="341" calcext:value-type="float">
            <text:p>341</text:p>
          </table:table-cell>
          <table:table-cell table:style-name="ce61" office:value-type="float" office:value="240" calcext:value-type="float">
            <text:p>240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66" calcext:value-type="float">
            <text:p>66</text:p>
          </table:table-cell>
          <table:table-cell table:style-name="ce61" office:value-type="float" office:value="42" calcext:value-type="float">
            <text:p>42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0486" calcext:value-type="float">
            <text:p>530,486</text:p>
          </table:table-cell>
          <table:table-cell table:style-name="ce33" office:value-type="float" office:value="28957" calcext:value-type="float">
            <text:p>28,957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6132" calcext:value-type="float">
            <text:p>6,132</text:p>
          </table:table-cell>
          <table:table-cell table:style-name="ce33" office:value-type="float" office:value="30614" calcext:value-type="float">
            <text:p>30,614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278" calcext:value-type="float">
            <text:p>6,278</text:p>
          </table:table-cell>
          <table:table-cell table:style-name="ce33" office:value-type="float" office:value="6077" calcext:value-type="float">
            <text:p>6,077</text:p>
          </table:table-cell>
          <table:table-cell table:style-name="ce33" office:value-type="float" office:value="5949" calcext:value-type="float">
            <text:p>5,949</text:p>
          </table:table-cell>
          <table:table-cell table:style-name="ce43" office:value-type="float" office:value="6113" calcext:value-type="float">
            <text:p>6,113</text:p>
          </table:table-cell>
          <table:table-cell table:style-name="ce33" office:value-type="float" office:value="33890" calcext:value-type="float">
            <text:p>33,890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554" calcext:value-type="float">
            <text:p>6,554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7552" calcext:value-type="float">
            <text:p>7,552</text:p>
          </table:table-cell>
          <table:table-cell table:style-name="ce43" office:value-type="float" office:value="6887" calcext:value-type="float">
            <text:p>6,887</text:p>
          </table:table-cell>
          <table:table-cell table:style-name="ce33" office:value-type="float" office:value="37555" calcext:value-type="float">
            <text:p>37,555</text:p>
          </table:table-cell>
          <table:table-cell table:style-name="ce33" office:value-type="float" office:value="6510" calcext:value-type="float">
            <text:p>6,510</text:p>
          </table:table-cell>
          <table:table-cell table:style-name="ce33" office:value-type="float" office:value="7846" calcext:value-type="float">
            <text:p>7,846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3" office:value-type="float" office:value="7577" calcext:value-type="float">
            <text:p>7,577</text:p>
          </table:table-cell>
          <table:table-cell table:style-name="ce43" office:value-type="float" office:value="7819" calcext:value-type="float">
            <text:p>7,819</text:p>
          </table:table-cell>
          <table:table-cell table:style-name="ce33" office:value-type="float" office:value="36524" calcext:value-type="float">
            <text:p>36,524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7327" calcext:value-type="float">
            <text:p>7,327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7511" calcext:value-type="float">
            <text:p>7,511</text:p>
          </table:table-cell>
          <table:table-cell table:style-name="ce43" office:value-type="float" office:value="6786" calcext:value-type="float">
            <text:p>6,786</text:p>
          </table:table-cell>
          <table:table-cell table:style-name="ce33" office:value-type="float" office:value="34150" calcext:value-type="float">
            <text:p>34,150</text:p>
          </table:table-cell>
          <table:table-cell table:style-name="ce33" office:value-type="float" office:value="7148" calcext:value-type="float">
            <text:p>7,148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970" calcext:value-type="float">
            <text:p>6,970</text:p>
          </table:table-cell>
          <table:table-cell table:style-name="ce43" office:value-type="float" office:value="7565" calcext:value-type="float">
            <text:p>7,565</text:p>
          </table:table-cell>
          <table:table-cell table:style-name="ce33" office:value-type="float" office:value="45588" calcext:value-type="float">
            <text:p>45,588</text:p>
          </table:table-cell>
          <table:table-cell table:style-name="ce33" office:value-type="float" office:value="8064" calcext:value-type="float">
            <text:p>8,064</text:p>
          </table:table-cell>
          <table:table-cell table:style-name="ce33" office:value-type="float" office:value="8907" calcext:value-type="float">
            <text:p>8,907</text:p>
          </table:table-cell>
          <table:table-cell table:style-name="ce33" office:value-type="float" office:value="9296" calcext:value-type="float">
            <text:p>9,296</text:p>
          </table:table-cell>
          <table:table-cell table:style-name="ce33" office:value-type="float" office:value="9378" calcext:value-type="float">
            <text:p>9,378</text:p>
          </table:table-cell>
          <table:table-cell table:style-name="ce43" office:value-type="float" office:value="9943" calcext:value-type="float">
            <text:p>9,943</text:p>
          </table:table-cell>
          <table:table-cell table:style-name="ce33" office:value-type="float" office:value="47716" calcext:value-type="float">
            <text:p>47,716</text:p>
          </table:table-cell>
          <table:table-cell table:style-name="ce33" office:value-type="float" office:value="9809" calcext:value-type="float">
            <text:p>9,809</text:p>
          </table:table-cell>
          <table:table-cell table:style-name="ce33" office:value-type="float" office:value="9453" calcext:value-type="float">
            <text:p>9,453</text:p>
          </table:table-cell>
          <table:table-cell table:style-name="ce33" office:value-type="float" office:value="10540" calcext:value-type="float">
            <text:p>10,540</text:p>
          </table:table-cell>
          <table:table-cell table:style-name="ce33" office:value-type="float" office:value="8813" calcext:value-type="float">
            <text:p>8,813</text:p>
          </table:table-cell>
          <table:table-cell table:style-name="ce43" office:value-type="float" office:value="9101" calcext:value-type="float">
            <text:p>9,101</text:p>
          </table:table-cell>
          <table:table-cell table:style-name="ce33" office:value-type="float" office:value="43810" calcext:value-type="float">
            <text:p>43,810</text:p>
          </table:table-cell>
          <table:table-cell table:style-name="ce33" office:value-type="float" office:value="8948" calcext:value-type="float">
            <text:p>8,948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8761" calcext:value-type="float">
            <text:p>8,761</text:p>
          </table:table-cell>
          <table:table-cell table:style-name="ce33" office:value-type="float" office:value="8801" calcext:value-type="float">
            <text:p>8,801</text:p>
          </table:table-cell>
          <table:table-cell table:style-name="ce43" office:value-type="float" office:value="8655" calcext:value-type="float">
            <text:p>8,655</text:p>
          </table:table-cell>
          <table:table-cell table:style-name="ce33" office:value-type="float" office:value="40443" calcext:value-type="float">
            <text:p>40,443</text:p>
          </table:table-cell>
          <table:table-cell table:style-name="ce33" office:value-type="float" office:value="8336" calcext:value-type="float">
            <text:p>8,336</text:p>
          </table:table-cell>
          <table:table-cell table:style-name="ce33" office:value-type="float" office:value="7705" calcext:value-type="float">
            <text:p>7,705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177" calcext:value-type="float">
            <text:p>8,177</text:p>
          </table:table-cell>
          <table:table-cell table:style-name="ce43" office:value-type="float" office:value="7937" calcext:value-type="float">
            <text:p>7,937</text:p>
          </table:table-cell>
          <table:table-cell table:style-name="ce33" office:value-type="float" office:value="37617" calcext:value-type="float">
            <text:p>37,617</text:p>
          </table:table-cell>
          <table:table-cell table:style-name="ce33" office:value-type="float" office:value="8054" calcext:value-type="float">
            <text:p>8,054</text:p>
          </table:table-cell>
          <table:table-cell table:style-name="ce33" office:value-type="float" office:value="7795" calcext:value-type="float">
            <text:p>7,795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3" office:value-type="float" office:value="7390" calcext:value-type="float">
            <text:p>7,390</text:p>
          </table:table-cell>
          <table:table-cell table:style-name="ce43" office:value-type="float" office:value="6907" calcext:value-type="float">
            <text:p>6,907</text:p>
          </table:table-cell>
          <table:table-cell table:style-name="ce33" office:value-type="float" office:value="30651" calcext:value-type="float">
            <text:p>30,651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6071" calcext:value-type="float">
            <text:p>6,071</text:p>
          </table:table-cell>
          <table:table-cell table:style-name="ce43" office:value-type="float" office:value="5595" calcext:value-type="float">
            <text:p>5,595</text:p>
          </table:table-cell>
          <table:table-cell table:style-name="ce33" office:value-type="float" office:value="24127" calcext:value-type="float">
            <text:p>24,127</text:p>
          </table:table-cell>
          <table:table-cell table:style-name="ce33" office:value-type="float" office:value="5321" calcext:value-type="float">
            <text:p>5,321</text:p>
          </table:table-cell>
          <table:table-cell table:style-name="ce33" office:value-type="float" office:value="5165" calcext:value-type="float">
            <text:p>5,165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4317" calcext:value-type="float">
            <text:p>4,317</text:p>
          </table:table-cell>
          <table:table-cell table:style-name="ce43" office:value-type="float" office:value="4156" calcext:value-type="float">
            <text:p>4,156</text:p>
          </table:table-cell>
          <table:table-cell table:style-name="ce33" office:value-type="float" office:value="14848" calcext:value-type="float">
            <text:p>14,848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472" calcext:value-type="float">
            <text:p>2,472</text:p>
          </table:table-cell>
          <table:table-cell table:style-name="ce43" office:value-type="float" office:value="3008" calcext:value-type="float">
            <text:p>3,008</text:p>
          </table:table-cell>
          <table:table-cell table:style-name="ce33" office:value-type="float" office:value="15746" calcext:value-type="float">
            <text:p>15,746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186" calcext:value-type="float">
            <text:p>3,186</text:p>
          </table:table-cell>
          <table:table-cell table:style-name="ce43" office:value-type="float" office:value="2993" calcext:value-type="float">
            <text:p>2,993</text:p>
          </table:table-cell>
          <table:table-cell table:style-name="ce33" office:value-type="float" office:value="12542" calcext:value-type="float">
            <text:p>12,542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363" calcext:value-type="float">
            <text:p>2,363</text:p>
          </table:table-cell>
          <table:table-cell table:style-name="ce43" office:value-type="float" office:value="2134" calcext:value-type="float">
            <text:p>2,134</text:p>
          </table:table-cell>
          <table:table-cell table:style-name="ce33" office:value-type="float" office:value="8706" calcext:value-type="float">
            <text:p>8,706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3" office:value-type="float" office:value="1422" calcext:value-type="float">
            <text:p>1,422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787" calcext:value-type="float">
            <text:p>787</text:p>
          </table:table-cell>
          <table:table-cell table:style-name="ce43" office:value-type="float" office:value="632" calcext:value-type="float">
            <text:p>632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1904" calcext:value-type="float">
            <text:p>271,904</text:p>
          </table:table-cell>
          <table:table-cell table:style-name="ce33" office:value-type="float" office:value="14946" calcext:value-type="float">
            <text:p>14,946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16041" calcext:value-type="float">
            <text:p>16,041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3" office:value-type="float" office:value="3209" calcext:value-type="float">
            <text:p>3,209</text:p>
          </table:table-cell>
          <table:table-cell table:style-name="ce33" office:value-type="float" office:value="17747" calcext:value-type="float">
            <text:p>17,747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43" office:value-type="float" office:value="3611" calcext:value-type="float">
            <text:p>3,611</text:p>
          </table:table-cell>
          <table:table-cell table:style-name="ce33" office:value-type="float" office:value="19603" calcext:value-type="float">
            <text:p>19,603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4142" calcext:value-type="float">
            <text:p>4,142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3914" calcext:value-type="float">
            <text:p>3,914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19138" calcext:value-type="float">
            <text:p>19,138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946" calcext:value-type="float">
            <text:p>3,946</text:p>
          </table:table-cell>
          <table:table-cell table:style-name="ce43" office:value-type="float" office:value="3538" calcext:value-type="float">
            <text:p>3,538</text:p>
          </table:table-cell>
          <table:table-cell table:style-name="ce33" office:value-type="float" office:value="17428" calcext:value-type="float">
            <text:p>17,428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534" calcext:value-type="float">
            <text:p>3,534</text:p>
          </table:table-cell>
          <table:table-cell table:style-name="ce43" office:value-type="float" office:value="3798" calcext:value-type="float">
            <text:p>3,798</text:p>
          </table:table-cell>
          <table:table-cell table:style-name="ce33" office:value-type="float" office:value="22365" calcext:value-type="float">
            <text:p>22,365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585" calcext:value-type="float">
            <text:p>4,585</text:p>
          </table:table-cell>
          <table:table-cell table:style-name="ce43" office:value-type="float" office:value="4843" calcext:value-type="float">
            <text:p>4,843</text:p>
          </table:table-cell>
          <table:table-cell table:style-name="ce33" office:value-type="float" office:value="23759" calcext:value-type="float">
            <text:p>23,759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4452" calcext:value-type="float">
            <text:p>4,452</text:p>
          </table:table-cell>
          <table:table-cell table:style-name="ce43" office:value-type="float" office:value="4641" calcext:value-type="float">
            <text:p>4,641</text:p>
          </table:table-cell>
          <table:table-cell table:style-name="ce33" office:value-type="float" office:value="22712" calcext:value-type="float">
            <text:p>22,712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552" calcext:value-type="float">
            <text:p>4,552</text:p>
          </table:table-cell>
          <table:table-cell table:style-name="ce33" office:value-type="float" office:value="21324" calcext:value-type="float">
            <text:p>21,324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4214" calcext:value-type="float">
            <text:p>4,214</text:p>
          </table:table-cell>
          <table:table-cell table:style-name="ce33" office:value-type="float" office:value="19962" calcext:value-type="float">
            <text:p>19,962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3993" calcext:value-type="float">
            <text:p>3,993</text:p>
          </table:table-cell>
          <table:table-cell table:style-name="ce43" office:value-type="float" office:value="3682" calcext:value-type="float">
            <text:p>3,682</text:p>
          </table:table-cell>
          <table:table-cell table:style-name="ce33" office:value-type="float" office:value="15977" calcext:value-type="float">
            <text:p>15,977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160" calcext:value-type="float">
            <text:p>3,160</text:p>
          </table:table-cell>
          <table:table-cell table:style-name="ce43" office:value-type="float" office:value="2869" calcext:value-type="float">
            <text:p>2,869</text:p>
          </table:table-cell>
          <table:table-cell table:style-name="ce33" office:value-type="float" office:value="12228" calcext:value-type="float">
            <text:p>12,228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202" calcext:value-type="float">
            <text:p>2,202</text:p>
          </table:table-cell>
          <table:table-cell table:style-name="ce43" office:value-type="float" office:value="2093" calcext:value-type="float">
            <text:p>2,093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43" office:value-type="float" office:value="1487" calcext:value-type="float">
            <text:p>1,487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096" calcext:value-type="float">
            <text:p>1,096</text:p>
          </table:table-cell>
          <table:table-cell table:style-name="ce43" office:value-type="float" office:value="1025" calcext:value-type="float">
            <text:p>1,025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722" calcext:value-type="float">
            <text:p>722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582" calcext:value-type="float">
            <text:p>258,582</text:p>
          </table:table-cell>
          <table:table-cell table:style-name="ce42" office:value-type="float" office:value="14011" calcext:value-type="float">
            <text:p>14,011</text:p>
          </table:table-cell>
          <table:table-cell table:style-name="ce34" office:value-type="float" office:value="2520" calcext:value-type="float">
            <text:p>2,520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2856" calcext:value-type="float">
            <text:p>2,856</text:p>
          </table:table-cell>
          <table:table-cell table:style-name="ce34" office:value-type="float" office:value="2414" calcext:value-type="float">
            <text:p>2,414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14573" calcext:value-type="float">
            <text:p>14,573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3002" calcext:value-type="float">
            <text:p>3,002</text:p>
          </table:table-cell>
          <table:table-cell table:style-name="ce34" office:value-type="float" office:value="2921" calcext:value-type="float">
            <text:p>2,921</text:p>
          </table:table-cell>
          <table:table-cell table:style-name="ce34" office:value-type="float" office:value="2810" calcext:value-type="float">
            <text:p>2,810</text:p>
          </table:table-cell>
          <table:table-cell table:style-name="ce42" office:value-type="float" office:value="2904" calcext:value-type="float">
            <text:p>2,904</text:p>
          </table:table-cell>
          <table:table-cell table:style-name="ce34" office:value-type="float" office:value="16143" calcext:value-type="float">
            <text:p>16,143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609" calcext:value-type="float">
            <text:p>3,609</text:p>
          </table:table-cell>
          <table:table-cell table:style-name="ce42" office:value-type="float" office:value="3276" calcext:value-type="float">
            <text:p>3,276</text:p>
          </table:table-cell>
          <table:table-cell table:style-name="ce34" office:value-type="float" office:value="17952" calcext:value-type="float">
            <text:p>17,952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3704" calcext:value-type="float">
            <text:p>3,704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663" calcext:value-type="float">
            <text:p>3,663</text:p>
          </table:table-cell>
          <table:table-cell table:style-name="ce42" office:value-type="float" office:value="3786" calcext:value-type="float">
            <text:p>3,786</text:p>
          </table:table-cell>
          <table:table-cell table:style-name="ce34" office:value-type="float" office:value="17386" calcext:value-type="float">
            <text:p>17,386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449" calcext:value-type="float">
            <text:p>3,449</text:p>
          </table:table-cell>
          <table:table-cell table:style-name="ce34" office:value-type="float" office:value="3501" calcext:value-type="float">
            <text:p>3,501</text:p>
          </table:table-cell>
          <table:table-cell table:style-name="ce34" office:value-type="float" office:value="3565" calcext:value-type="float">
            <text:p>3,565</text:p>
          </table:table-cell>
          <table:table-cell table:style-name="ce42" office:value-type="float" office:value="3248" calcext:value-type="float">
            <text:p>3,248</text:p>
          </table:table-cell>
          <table:table-cell table:style-name="ce34" office:value-type="float" office:value="16722" calcext:value-type="float">
            <text:p>16,722</text:p>
          </table:table-cell>
          <table:table-cell table:style-name="ce34" office:value-type="float" office:value="3494" calcext:value-type="float">
            <text:p>3,494</text:p>
          </table:table-cell>
          <table:table-cell table:style-name="ce34" office:value-type="float" office:value="2965" calcext:value-type="float">
            <text:p>2,965</text:p>
          </table:table-cell>
          <table:table-cell table:style-name="ce34" office:value-type="float" office:value="3060" calcext:value-type="float">
            <text:p>3,060</text:p>
          </table:table-cell>
          <table:table-cell table:style-name="ce34" office:value-type="float" office:value="3436" calcext:value-type="float">
            <text:p>3,436</text:p>
          </table:table-cell>
          <table:table-cell table:style-name="ce42" office:value-type="float" office:value="3767" calcext:value-type="float">
            <text:p>3,767</text:p>
          </table:table-cell>
          <table:table-cell table:style-name="ce34" office:value-type="float" office:value="23223" calcext:value-type="float">
            <text:p>23,223</text:p>
          </table:table-cell>
          <table:table-cell table:style-name="ce34" office:value-type="float" office:value="4119" calcext:value-type="float">
            <text:p>4,119</text:p>
          </table:table-cell>
          <table:table-cell table:style-name="ce34" office:value-type="float" office:value="4493" calcext:value-type="float">
            <text:p>4,493</text:p>
          </table:table-cell>
          <table:table-cell table:style-name="ce34" office:value-type="float" office:value="4718" calcext:value-type="float">
            <text:p>4,718</text:p>
          </table:table-cell>
          <table:table-cell table:style-name="ce34" office:value-type="float" office:value="4793" calcext:value-type="float">
            <text:p>4,793</text:p>
          </table:table-cell>
          <table:table-cell table:style-name="ce42" office:value-type="float" office:value="5100" calcext:value-type="float">
            <text:p>5,100</text:p>
          </table:table-cell>
          <table:table-cell table:style-name="ce34" office:value-type="float" office:value="23957" calcext:value-type="float">
            <text:p>23,957</text:p>
          </table:table-cell>
          <table:table-cell table:style-name="ce34" office:value-type="float" office:value="4976" calcext:value-type="float">
            <text:p>4,976</text:p>
          </table:table-cell>
          <table:table-cell table:style-name="ce34" office:value-type="float" office:value="4863" calcext:value-type="float">
            <text:p>4,863</text:p>
          </table:table-cell>
          <table:table-cell table:style-name="ce34" office:value-type="float" office:value="5297" calcext:value-type="float">
            <text:p>5,297</text:p>
          </table:table-cell>
          <table:table-cell table:style-name="ce34" office:value-type="float" office:value="4361" calcext:value-type="float">
            <text:p>4,361</text:p>
          </table:table-cell>
          <table:table-cell table:style-name="ce42" office:value-type="float" office:value="4460" calcext:value-type="float">
            <text:p>4,460</text:p>
          </table:table-cell>
          <table:table-cell table:style-name="ce34" office:value-type="float" office:value="21098" calcext:value-type="float">
            <text:p>21,098</text:p>
          </table:table-cell>
          <table:table-cell table:style-name="ce34" office:value-type="float" office:value="4366" calcext:value-type="float">
            <text:p>4,366</text:p>
          </table:table-cell>
          <table:table-cell table:style-name="ce34" office:value-type="float" office:value="4184" calcext:value-type="float">
            <text:p>4,184</text:p>
          </table:table-cell>
          <table:table-cell table:style-name="ce34" office:value-type="float" office:value="4249" calcext:value-type="float">
            <text:p>4,249</text:p>
          </table:table-cell>
          <table:table-cell table:style-name="ce34" office:value-type="float" office:value="4196" calcext:value-type="float">
            <text:p>4,196</text:p>
          </table:table-cell>
          <table:table-cell table:style-name="ce42" office:value-type="float" office:value="4103" calcext:value-type="float">
            <text:p>4,103</text:p>
          </table:table-cell>
          <table:table-cell table:style-name="ce34" office:value-type="float" office:value="19119" calcext:value-type="float">
            <text:p>19,119</text:p>
          </table:table-cell>
          <table:table-cell table:style-name="ce34" office:value-type="float" office:value="3981" calcext:value-type="float">
            <text:p>3,981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912" calcext:value-type="float">
            <text:p>3,912</text:p>
          </table:table-cell>
          <table:table-cell table:style-name="ce34" office:value-type="float" office:value="3831" calcext:value-type="float">
            <text:p>3,831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4" office:value-type="float" office:value="17655" calcext:value-type="float">
            <text:p>17,655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397" calcext:value-type="float">
            <text:p>3,397</text:p>
          </table:table-cell>
          <table:table-cell table:style-name="ce42" office:value-type="float" office:value="3225" calcext:value-type="float">
            <text:p>3,225</text:p>
          </table:table-cell>
          <table:table-cell table:style-name="ce34" office:value-type="float" office:value="14674" calcext:value-type="float">
            <text:p>14,674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3032" calcext:value-type="float">
            <text:p>3,032</text:p>
          </table:table-cell>
          <table:table-cell table:style-name="ce34" office:value-type="float" office:value="2911" calcext:value-type="float">
            <text:p>2,911</text:p>
          </table:table-cell>
          <table:table-cell table:style-name="ce42" office:value-type="float" office:value="2726" calcext:value-type="float">
            <text:p>2,726</text:p>
          </table:table-cell>
          <table:table-cell table:style-name="ce34" office:value-type="float" office:value="11899" calcext:value-type="float">
            <text:p>11,899</text:p>
          </table:table-cell>
          <table:table-cell table:style-name="ce34" office:value-type="float" office:value="2601" calcext:value-type="float">
            <text:p>2,601</text:p>
          </table:table-cell>
          <table:table-cell table:style-name="ce34" office:value-type="float" office:value="2538" calcext:value-type="float">
            <text:p>2,538</text:p>
          </table:table-cell>
          <table:table-cell table:style-name="ce34" office:value-type="float" office:value="2582" calcext:value-type="float">
            <text:p>2,582</text:p>
          </table:table-cell>
          <table:table-cell table:style-name="ce34" office:value-type="float" office:value="2115" calcext:value-type="float">
            <text:p>2,115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4" office:value-type="float" office:value="7461" calcext:value-type="float">
            <text:p>7,461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1246" calcext:value-type="float">
            <text:p>1,246</text:p>
          </table:table-cell>
          <table:table-cell table:style-name="ce42" office:value-type="float" office:value="1521" calcext:value-type="float">
            <text:p>1,521</text:p>
          </table:table-cell>
          <table:table-cell table:style-name="ce34" office:value-type="float" office:value="8023" calcext:value-type="float">
            <text:p>8,023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609" calcext:value-type="float">
            <text:p>1,609</text:p>
          </table:table-cell>
          <table:table-cell table:style-name="ce42" office:value-type="float" office:value="1556" calcext:value-type="float">
            <text:p>1,556</text:p>
          </table:table-cell>
          <table:table-cell table:style-name="ce34" office:value-type="float" office:value="6525" calcext:value-type="float">
            <text:p>6,525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289" calcext:value-type="float">
            <text:p>1,289</text:p>
          </table:table-cell>
          <table:table-cell table:style-name="ce34" office:value-type="float" office:value="1267" calcext:value-type="float">
            <text:p>1,267</text:p>
          </table:table-cell>
          <table:table-cell table:style-name="ce42" office:value-type="float" office:value="1109" calcext:value-type="float">
            <text:p>1,109</text:p>
          </table:table-cell>
          <table:table-cell table:style-name="ce34" office:value-type="float" office:value="4399" calcext:value-type="float">
            <text:p>4,399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27" calcext:value-type="float">
            <text:p>827</text:p>
          </table:table-cell>
          <table:table-cell table:style-name="ce42" office:value-type="float" office:value="700" calcext:value-type="float">
            <text:p>700</text:p>
          </table:table-cell>
          <table:table-cell table:style-name="ce34" office:value-type="float" office:value="2568" calcext:value-type="float">
            <text:p>2,568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14" calcext:value-type="float">
            <text:p>414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6" calcext:value-type="float">
            <text:p>136</text:p>
          </table:table-cell>
          <table:table-cell table:style-name="ce42" office:value-type="float" office:value="92" calcext:value-type="float">
            <text:p>9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554" calcext:value-type="float">
            <text:p>565,554</text:p>
          </table:table-cell>
          <table:table-cell table:style-name="ce33" office:value-type="float" office:value="25544" calcext:value-type="float">
            <text:p>25,544</text:p>
          </table:table-cell>
          <table:table-cell table:style-name="ce33" office:value-type="float" office:value="5157" calcext:value-type="float">
            <text:p>5,157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5233" calcext:value-type="float">
            <text:p>5,233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636" calcext:value-type="float">
            <text:p>4,636</text:p>
          </table:table-cell>
          <table:table-cell table:style-name="ce33" office:value-type="float" office:value="25581" calcext:value-type="float">
            <text:p>25,581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5022" calcext:value-type="float">
            <text:p>5,022</text:p>
          </table:table-cell>
          <table:table-cell table:style-name="ce33" office:value-type="float" office:value="5113" calcext:value-type="float">
            <text:p>5,113</text:p>
          </table:table-cell>
          <table:table-cell table:style-name="ce33" office:value-type="float" office:value="5083" calcext:value-type="float">
            <text:p>5,083</text:p>
          </table:table-cell>
          <table:table-cell table:style-name="ce43" office:value-type="float" office:value="5587" calcext:value-type="float">
            <text:p>5,587</text:p>
          </table:table-cell>
          <table:table-cell table:style-name="ce33" office:value-type="float" office:value="31919" calcext:value-type="float">
            <text:p>31,919</text:p>
          </table:table-cell>
          <table:table-cell table:style-name="ce33" office:value-type="float" office:value="5593" calcext:value-type="float">
            <text:p>5,593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7105" calcext:value-type="float">
            <text:p>7,105</text:p>
          </table:table-cell>
          <table:table-cell table:style-name="ce43" office:value-type="float" office:value="6661" calcext:value-type="float">
            <text:p>6,661</text:p>
          </table:table-cell>
          <table:table-cell table:style-name="ce33" office:value-type="float" office:value="37598" calcext:value-type="float">
            <text:p>37,598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7662" calcext:value-type="float">
            <text:p>7,662</text:p>
          </table:table-cell>
          <table:table-cell table:style-name="ce33" office:value-type="float" office:value="7972" calcext:value-type="float">
            <text:p>7,972</text:p>
          </table:table-cell>
          <table:table-cell table:style-name="ce33" office:value-type="float" office:value="7847" calcext:value-type="float">
            <text:p>7,847</text:p>
          </table:table-cell>
          <table:table-cell table:style-name="ce43" office:value-type="float" office:value="7990" calcext:value-type="float">
            <text:p>7,990</text:p>
          </table:table-cell>
          <table:table-cell table:style-name="ce33" office:value-type="float" office:value="40795" calcext:value-type="float">
            <text:p>40,795</text:p>
          </table:table-cell>
          <table:table-cell table:style-name="ce33" office:value-type="float" office:value="8255" calcext:value-type="float">
            <text:p>8,255</text:p>
          </table:table-cell>
          <table:table-cell table:style-name="ce33" office:value-type="float" office:value="8114" calcext:value-type="float">
            <text:p>8,114</text:p>
          </table:table-cell>
          <table:table-cell table:style-name="ce33" office:value-type="float" office:value="8007" calcext:value-type="float">
            <text:p>8,007</text:p>
          </table:table-cell>
          <table:table-cell table:style-name="ce33" office:value-type="float" office:value="8439" calcext:value-type="float">
            <text:p>8,439</text:p>
          </table:table-cell>
          <table:table-cell table:style-name="ce43" office:value-type="float" office:value="7980" calcext:value-type="float">
            <text:p>7,980</text:p>
          </table:table-cell>
          <table:table-cell table:style-name="ce33" office:value-type="float" office:value="41460" calcext:value-type="float">
            <text:p>41,460</text:p>
          </table:table-cell>
          <table:table-cell table:style-name="ce33" office:value-type="float" office:value="8515" calcext:value-type="float">
            <text:p>8,515</text:p>
          </table:table-cell>
          <table:table-cell table:style-name="ce33" office:value-type="float" office:value="7854" calcext:value-type="float">
            <text:p>7,854</text:p>
          </table:table-cell>
          <table:table-cell table:style-name="ce33" office:value-type="float" office:value="7511" calcext:value-type="float">
            <text:p>7,511</text:p>
          </table:table-cell>
          <table:table-cell table:style-name="ce33" office:value-type="float" office:value="8407" calcext:value-type="float">
            <text:p>8,407</text:p>
          </table:table-cell>
          <table:table-cell table:style-name="ce43" office:value-type="float" office:value="9173" calcext:value-type="float">
            <text:p>9,173</text:p>
          </table:table-cell>
          <table:table-cell table:style-name="ce33" office:value-type="float" office:value="48383" calcext:value-type="float">
            <text:p>48,383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3" office:value-type="float" office:value="9891" calcext:value-type="float">
            <text:p>9,891</text:p>
          </table:table-cell>
          <table:table-cell table:style-name="ce33" office:value-type="float" office:value="9862" calcext:value-type="float">
            <text:p>9,862</text:p>
          </table:table-cell>
          <table:table-cell table:style-name="ce33" office:value-type="float" office:value="9541" calcext:value-type="float">
            <text:p>9,541</text:p>
          </table:table-cell>
          <table:table-cell table:style-name="ce43" office:value-type="float" office:value="9666" calcext:value-type="float">
            <text:p>9,666</text:p>
          </table:table-cell>
          <table:table-cell table:style-name="ce33" office:value-type="float" office:value="42287" calcext:value-type="float">
            <text:p>42,287</text:p>
          </table:table-cell>
          <table:table-cell table:style-name="ce33" office:value-type="float" office:value="9031" calcext:value-type="float">
            <text:p>9,031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8827" calcext:value-type="float">
            <text:p>8,827</text:p>
          </table:table-cell>
          <table:table-cell table:style-name="ce33" office:value-type="float" office:value="8040" calcext:value-type="float">
            <text:p>8,040</text:p>
          </table:table-cell>
          <table:table-cell table:style-name="ce43" office:value-type="float" office:value="7747" calcext:value-type="float">
            <text:p>7,747</text:p>
          </table:table-cell>
          <table:table-cell table:style-name="ce33" office:value-type="float" office:value="40507" calcext:value-type="float">
            <text:p>40,507</text:p>
          </table:table-cell>
          <table:table-cell table:style-name="ce33" office:value-type="float" office:value="7792" calcext:value-type="float">
            <text:p>7,792</text:p>
          </table:table-cell>
          <table:table-cell table:style-name="ce33" office:value-type="float" office:value="7907" calcext:value-type="float">
            <text:p>7,907</text:p>
          </table:table-cell>
          <table:table-cell table:style-name="ce33" office:value-type="float" office:value="8156" calcext:value-type="float">
            <text:p>8,156</text:p>
          </table:table-cell>
          <table:table-cell table:style-name="ce33" office:value-type="float" office:value="8267" calcext:value-type="float">
            <text:p>8,267</text:p>
          </table:table-cell>
          <table:table-cell table:style-name="ce43" office:value-type="float" office:value="8385" calcext:value-type="float">
            <text:p>8,385</text:p>
          </table:table-cell>
          <table:table-cell table:style-name="ce33" office:value-type="float" office:value="41245" calcext:value-type="float">
            <text:p>41,245</text:p>
          </table:table-cell>
          <table:table-cell table:style-name="ce33" office:value-type="float" office:value="8260" calcext:value-type="float">
            <text:p>8,260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8504" calcext:value-type="float">
            <text:p>8,504</text:p>
          </table:table-cell>
          <table:table-cell table:style-name="ce33" office:value-type="float" office:value="8212" calcext:value-type="float">
            <text:p>8,212</text:p>
          </table:table-cell>
          <table:table-cell table:style-name="ce43" office:value-type="float" office:value="8571" calcext:value-type="float">
            <text:p>8,571</text:p>
          </table:table-cell>
          <table:table-cell table:style-name="ce33" office:value-type="float" office:value="43725" calcext:value-type="float">
            <text:p>43,725</text:p>
          </table:table-cell>
          <table:table-cell table:style-name="ce33" office:value-type="float" office:value="9004" calcext:value-type="float">
            <text:p>9,004</text:p>
          </table:table-cell>
          <table:table-cell table:style-name="ce33" office:value-type="float" office:value="8648" calcext:value-type="float">
            <text:p>8,648</text:p>
          </table:table-cell>
          <table:table-cell table:style-name="ce33" office:value-type="float" office:value="8851" calcext:value-type="float">
            <text:p>8,851</text:p>
          </table:table-cell>
          <table:table-cell table:style-name="ce33" office:value-type="float" office:value="8540" calcext:value-type="float">
            <text:p>8,540</text:p>
          </table:table-cell>
          <table:table-cell table:style-name="ce43" office:value-type="float" office:value="8682" calcext:value-type="float">
            <text:p>8,682</text:p>
          </table:table-cell>
          <table:table-cell table:style-name="ce33" office:value-type="float" office:value="37967" calcext:value-type="float">
            <text:p>37,967</text:p>
          </table:table-cell>
          <table:table-cell table:style-name="ce33" office:value-type="float" office:value="7839" calcext:value-type="float">
            <text:p>7,839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7801" calcext:value-type="float">
            <text:p>7,801</text:p>
          </table:table-cell>
          <table:table-cell table:style-name="ce33" office:value-type="float" office:value="7401" calcext:value-type="float">
            <text:p>7,401</text:p>
          </table:table-cell>
          <table:table-cell table:style-name="ce43" office:value-type="float" office:value="7288" calcext:value-type="float">
            <text:p>7,288</text:p>
          </table:table-cell>
          <table:table-cell table:style-name="ce33" office:value-type="float" office:value="31141" calcext:value-type="float">
            <text:p>31,141</text:p>
          </table:table-cell>
          <table:table-cell table:style-name="ce33" office:value-type="float" office:value="6727" calcext:value-type="float">
            <text:p>6,727</text:p>
          </table:table-cell>
          <table:table-cell table:style-name="ce33" office:value-type="float" office:value="6809" calcext:value-type="float">
            <text:p>6,809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5764" calcext:value-type="float">
            <text:p>5,764</text:p>
          </table:table-cell>
          <table:table-cell table:style-name="ce43" office:value-type="float" office:value="5305" calcext:value-type="float">
            <text:p>5,305</text:p>
          </table:table-cell>
          <table:table-cell table:style-name="ce33" office:value-type="float" office:value="19402" calcext:value-type="float">
            <text:p>19,402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365" calcext:value-type="float">
            <text:p>3,365</text:p>
          </table:table-cell>
          <table:table-cell table:style-name="ce43" office:value-type="float" office:value="3780" calcext:value-type="float">
            <text:p>3,780</text:p>
          </table:table-cell>
          <table:table-cell table:style-name="ce33" office:value-type="float" office:value="20014" calcext:value-type="float">
            <text:p>20,014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4098" calcext:value-type="float">
            <text:p>4,098</text:p>
          </table:table-cell>
          <table:table-cell table:style-name="ce43" office:value-type="float" office:value="3958" calcext:value-type="float">
            <text:p>3,958</text:p>
          </table:table-cell>
          <table:table-cell table:style-name="ce33" office:value-type="float" office:value="16601" calcext:value-type="float">
            <text:p>16,601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031" calcext:value-type="float">
            <text:p>3,031</text:p>
          </table:table-cell>
          <table:table-cell table:style-name="ce33" office:value-type="float" office:value="3171" calcext:value-type="float">
            <text:p>3,171</text:p>
          </table:table-cell>
          <table:table-cell table:style-name="ce43" office:value-type="float" office:value="3101" calcext:value-type="float">
            <text:p>3,101</text:p>
          </table:table-cell>
          <table:table-cell table:style-name="ce33" office:value-type="float" office:value="12178" calcext:value-type="float">
            <text:p>12,178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2668" calcext:value-type="float">
            <text:p>2,668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2249" calcext:value-type="float">
            <text:p>2,249</text:p>
          </table:table-cell>
          <table:table-cell table:style-name="ce43" office:value-type="float" office:value="2102" calcext:value-type="float">
            <text:p>2,102</text:p>
          </table:table-cell>
          <table:table-cell table:style-name="ce33" office:value-type="float" office:value="6472" calcext:value-type="float">
            <text:p>6,472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047" calcext:value-type="float">
            <text:p>1,047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024" calcext:value-type="float">
            <text:p>292,024</text:p>
          </table:table-cell>
          <table:table-cell table:style-name="ce33" office:value-type="float" office:value="13194" calcext:value-type="float">
            <text:p>13,194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13518" calcext:value-type="float">
            <text:p>13,518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707" calcext:value-type="float">
            <text:p>2,707</text:p>
          </table:table-cell>
          <table:table-cell table:style-name="ce43" office:value-type="float" office:value="2986" calcext:value-type="float">
            <text:p>2,986</text:p>
          </table:table-cell>
          <table:table-cell table:style-name="ce33" office:value-type="float" office:value="16901" calcext:value-type="float">
            <text:p>16,901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687" calcext:value-type="float">
            <text:p>3,687</text:p>
          </table:table-cell>
          <table:table-cell table:style-name="ce43" office:value-type="float" office:value="3508" calcext:value-type="float">
            <text:p>3,508</text:p>
          </table:table-cell>
          <table:table-cell table:style-name="ce33" office:value-type="float" office:value="19633" calcext:value-type="float">
            <text:p>19,633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085" calcext:value-type="float">
            <text:p>4,085</text:p>
          </table:table-cell>
          <table:table-cell table:style-name="ce43" office:value-type="float" office:value="4235" calcext:value-type="float">
            <text:p>4,235</text:p>
          </table:table-cell>
          <table:table-cell table:style-name="ce33" office:value-type="float" office:value="21097" calcext:value-type="float">
            <text:p>21,097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4347" calcext:value-type="float">
            <text:p>4,347</text:p>
          </table:table-cell>
          <table:table-cell table:style-name="ce43" office:value-type="float" office:value="4121" calcext:value-type="float">
            <text:p>4,121</text:p>
          </table:table-cell>
          <table:table-cell table:style-name="ce33" office:value-type="float" office:value="21100" calcext:value-type="float">
            <text:p>21,100</text:p>
          </table:table-cell>
          <table:table-cell table:style-name="ce33" office:value-type="float" office:value="4395" calcext:value-type="float">
            <text:p>4,395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4266" calcext:value-type="float">
            <text:p>4,266</text:p>
          </table:table-cell>
          <table:table-cell table:style-name="ce43" office:value-type="float" office:value="4604" calcext:value-type="float">
            <text:p>4,604</text:p>
          </table:table-cell>
          <table:table-cell table:style-name="ce33" office:value-type="float" office:value="24667" calcext:value-type="float">
            <text:p>24,667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4864" calcext:value-type="float">
            <text:p>4,864</text:p>
          </table:table-cell>
          <table:table-cell table:style-name="ce43" office:value-type="float" office:value="4954" calcext:value-type="float">
            <text:p>4,954</text:p>
          </table:table-cell>
          <table:table-cell table:style-name="ce33" office:value-type="float" office:value="21938" calcext:value-type="float">
            <text:p>21,938</text:p>
          </table:table-cell>
          <table:table-cell table:style-name="ce33" office:value-type="float" office:value="4595" calcext:value-type="float">
            <text:p>4,595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4218" calcext:value-type="float">
            <text:p>4,218</text:p>
          </table:table-cell>
          <table:table-cell table:style-name="ce43" office:value-type="float" office:value="4064" calcext:value-type="float">
            <text:p>4,064</text:p>
          </table:table-cell>
          <table:table-cell table:style-name="ce33" office:value-type="float" office:value="21637" calcext:value-type="float">
            <text:p>21,637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142" calcext:value-type="float">
            <text:p>4,142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395" calcext:value-type="float">
            <text:p>4,395</text:p>
          </table:table-cell>
          <table:table-cell table:style-name="ce43" office:value-type="float" office:value="4495" calcext:value-type="float">
            <text:p>4,495</text:p>
          </table:table-cell>
          <table:table-cell table:style-name="ce33" office:value-type="float" office:value="22136" calcext:value-type="float">
            <text:p>22,136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571" calcext:value-type="float">
            <text:p>4,571</text:p>
          </table:table-cell>
          <table:table-cell table:style-name="ce33" office:value-type="float" office:value="23239" calcext:value-type="float">
            <text:p>23,239</text:p>
          </table:table-cell>
          <table:table-cell table:style-name="ce33" office:value-type="float" office:value="4765" calcext:value-type="float">
            <text:p>4,765</text:p>
          </table:table-cell>
          <table:table-cell table:style-name="ce33" office:value-type="float" office:value="4595" calcext:value-type="float">
            <text:p>4,595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607" calcext:value-type="float">
            <text:p>4,607</text:p>
          </table:table-cell>
          <table:table-cell table:style-name="ce43" office:value-type="float" office:value="4581" calcext:value-type="float">
            <text:p>4,581</text:p>
          </table:table-cell>
          <table:table-cell table:style-name="ce33" office:value-type="float" office:value="20014" calcext:value-type="float">
            <text:p>20,014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3944" calcext:value-type="float">
            <text:p>3,944</text:p>
          </table:table-cell>
          <table:table-cell table:style-name="ce43" office:value-type="float" office:value="3760" calcext:value-type="float">
            <text:p>3,760</text:p>
          </table:table-cell>
          <table:table-cell table:style-name="ce33" office:value-type="float" office:value="15921" calcext:value-type="float">
            <text:p>15,921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3" office:value-type="float" office:value="2716" calcext:value-type="float">
            <text:p>2,716</text:p>
          </table:table-cell>
          <table:table-cell table:style-name="ce33" office:value-type="float" office:value="9701" calcext:value-type="float">
            <text:p>9,701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3" office:value-type="float" office:value="9933" calcext:value-type="float">
            <text:p>9,933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1977" calcext:value-type="float">
            <text:p>1,977</text:p>
          </table:table-cell>
          <table:table-cell table:style-name="ce33" office:value-type="float" office:value="7914" calcext:value-type="float">
            <text:p>7,914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3" office:value-type="float" office:value="1420" calcext:value-type="float">
            <text:p>1,420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073" calcext:value-type="float">
            <text:p>1,073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432" calcext:value-type="float">
            <text:p>432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530" calcext:value-type="float">
            <text:p>273,530</text:p>
          </table:table-cell>
          <table:table-cell table:style-name="ce42" office:value-type="float" office:value="12350" calcext:value-type="float">
            <text:p>12,350</text:p>
          </table:table-cell>
          <table:table-cell table:style-name="ce34" office:value-type="float" office:value="2501" calcext:value-type="float">
            <text:p>2,501</text:p>
          </table:table-cell>
          <table:table-cell table:style-name="ce34" office:value-type="float" office:value="3078" calcext:value-type="float">
            <text:p>3,078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12063" calcext:value-type="float">
            <text:p>12,063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2438" calcext:value-type="float">
            <text:p>2,438</text:p>
          </table:table-cell>
          <table:table-cell table:style-name="ce34" office:value-type="float" office:value="2376" calcext:value-type="float">
            <text:p>2,376</text:p>
          </table:table-cell>
          <table:table-cell table:style-name="ce42" office:value-type="float" office:value="2601" calcext:value-type="float">
            <text:p>2,601</text:p>
          </table:table-cell>
          <table:table-cell table:style-name="ce34" office:value-type="float" office:value="15018" calcext:value-type="float">
            <text:p>15,018</text:p>
          </table:table-cell>
          <table:table-cell table:style-name="ce34" office:value-type="float" office:value="2594" calcext:value-type="float">
            <text:p>2,594</text:p>
          </table:table-cell>
          <table:table-cell table:style-name="ce34" office:value-type="float" office:value="2860" calcext:value-type="float">
            <text:p>2,860</text:p>
          </table:table-cell>
          <table:table-cell table:style-name="ce34" office:value-type="float" office:value="2993" calcext:value-type="float">
            <text:p>2,993</text:p>
          </table:table-cell>
          <table:table-cell table:style-name="ce34" office:value-type="float" office:value="3418" calcext:value-type="float">
            <text:p>3,418</text:p>
          </table:table-cell>
          <table:table-cell table:style-name="ce42" office:value-type="float" office:value="3153" calcext:value-type="float">
            <text:p>3,153</text:p>
          </table:table-cell>
          <table:table-cell table:style-name="ce34" office:value-type="float" office:value="17965" calcext:value-type="float">
            <text:p>17,965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906" calcext:value-type="float">
            <text:p>3,906</text:p>
          </table:table-cell>
          <table:table-cell table:style-name="ce34" office:value-type="float" office:value="3762" calcext:value-type="float">
            <text:p>3,762</text:p>
          </table:table-cell>
          <table:table-cell table:style-name="ce42" office:value-type="float" office:value="3755" calcext:value-type="float">
            <text:p>3,755</text:p>
          </table:table-cell>
          <table:table-cell table:style-name="ce34" office:value-type="float" office:value="19698" calcext:value-type="float">
            <text:p>19,698</text:p>
          </table:table-cell>
          <table:table-cell table:style-name="ce34" office:value-type="float" office:value="3962" calcext:value-type="float">
            <text:p>3,962</text:p>
          </table:table-cell>
          <table:table-cell table:style-name="ce34" office:value-type="float" office:value="3950" calcext:value-type="float">
            <text:p>3,950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4092" calcext:value-type="float">
            <text:p>4,092</text:p>
          </table:table-cell>
          <table:table-cell table:style-name="ce42" office:value-type="float" office:value="3859" calcext:value-type="float">
            <text:p>3,859</text:p>
          </table:table-cell>
          <table:table-cell table:style-name="ce34" office:value-type="float" office:value="20360" calcext:value-type="float">
            <text:p>20,360</text:p>
          </table:table-cell>
          <table:table-cell table:style-name="ce34" office:value-type="float" office:value="4120" calcext:value-type="float">
            <text:p>4,120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4141" calcext:value-type="float">
            <text:p>4,141</text:p>
          </table:table-cell>
          <table:table-cell table:style-name="ce42" office:value-type="float" office:value="4569" calcext:value-type="float">
            <text:p>4,569</text:p>
          </table:table-cell>
          <table:table-cell table:style-name="ce34" office:value-type="float" office:value="23716" calcext:value-type="float">
            <text:p>23,716</text:p>
          </table:table-cell>
          <table:table-cell table:style-name="ce34" office:value-type="float" office:value="4642" calcext:value-type="float">
            <text:p>4,642</text:p>
          </table:table-cell>
          <table:table-cell table:style-name="ce34" office:value-type="float" office:value="4887" calcext:value-type="float">
            <text:p>4,887</text:p>
          </table:table-cell>
          <table:table-cell table:style-name="ce34" office:value-type="float" office:value="4798" calcext:value-type="float">
            <text:p>4,798</text:p>
          </table:table-cell>
          <table:table-cell table:style-name="ce34" office:value-type="float" office:value="4677" calcext:value-type="float">
            <text:p>4,677</text:p>
          </table:table-cell>
          <table:table-cell table:style-name="ce42" office:value-type="float" office:value="4712" calcext:value-type="float">
            <text:p>4,712</text:p>
          </table:table-cell>
          <table:table-cell table:style-name="ce34" office:value-type="float" office:value="20349" calcext:value-type="float">
            <text:p>20,349</text:p>
          </table:table-cell>
          <table:table-cell table:style-name="ce34" office:value-type="float" office:value="4436" calcext:value-type="float">
            <text:p>4,436</text:p>
          </table:table-cell>
          <table:table-cell table:style-name="ce34" office:value-type="float" office:value="4112" calcext:value-type="float">
            <text:p>4,112</text:p>
          </table:table-cell>
          <table:table-cell table:style-name="ce34" office:value-type="float" office:value="4296" calcext:value-type="float">
            <text:p>4,296</text:p>
          </table:table-cell>
          <table:table-cell table:style-name="ce34" office:value-type="float" office:value="3822" calcext:value-type="float">
            <text:p>3,822</text:p>
          </table:table-cell>
          <table:table-cell table:style-name="ce42" office:value-type="float" office:value="3683" calcext:value-type="float">
            <text:p>3,683</text:p>
          </table:table-cell>
          <table:table-cell table:style-name="ce34" office:value-type="float" office:value="18870" calcext:value-type="float">
            <text:p>18,870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872" calcext:value-type="float">
            <text:p>3,872</text:p>
          </table:table-cell>
          <table:table-cell table:style-name="ce42" office:value-type="float" office:value="3890" calcext:value-type="float">
            <text:p>3,890</text:p>
          </table:table-cell>
          <table:table-cell table:style-name="ce34" office:value-type="float" office:value="19109" calcext:value-type="float">
            <text:p>19,109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950" calcext:value-type="float">
            <text:p>3,950</text:p>
          </table:table-cell>
          <table:table-cell table:style-name="ce34" office:value-type="float" office:value="3789" calcext:value-type="float">
            <text:p>3,789</text:p>
          </table:table-cell>
          <table:table-cell table:style-name="ce42" office:value-type="float" office:value="4000" calcext:value-type="float">
            <text:p>4,000</text:p>
          </table:table-cell>
          <table:table-cell table:style-name="ce34" office:value-type="float" office:value="20486" calcext:value-type="float">
            <text:p>20,486</text:p>
          </table:table-cell>
          <table:table-cell table:style-name="ce34" office:value-type="float" office:value="4239" calcext:value-type="float">
            <text:p>4,239</text:p>
          </table:table-cell>
          <table:table-cell table:style-name="ce34" office:value-type="float" office:value="4053" calcext:value-type="float">
            <text:p>4,053</text:p>
          </table:table-cell>
          <table:table-cell table:style-name="ce34" office:value-type="float" office:value="4160" calcext:value-type="float">
            <text:p>4,160</text:p>
          </table:table-cell>
          <table:table-cell table:style-name="ce34" office:value-type="float" office:value="3933" calcext:value-type="float">
            <text:p>3,933</text:p>
          </table:table-cell>
          <table:table-cell table:style-name="ce42" office:value-type="float" office:value="4101" calcext:value-type="float">
            <text:p>4,101</text:p>
          </table:table-cell>
          <table:table-cell table:style-name="ce34" office:value-type="float" office:value="17953" calcext:value-type="float">
            <text:p>17,953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457" calcext:value-type="float">
            <text:p>3,457</text:p>
          </table:table-cell>
          <table:table-cell table:style-name="ce42" office:value-type="float" office:value="3528" calcext:value-type="float">
            <text:p>3,528</text:p>
          </table:table-cell>
          <table:table-cell table:style-name="ce34" office:value-type="float" office:value="15220" calcext:value-type="float">
            <text:p>15,220</text:p>
          </table:table-cell>
          <table:table-cell table:style-name="ce34" office:value-type="float" office:value="3273" calcext:value-type="float">
            <text:p>3,273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2815" calcext:value-type="float">
            <text:p>2,815</text:p>
          </table:table-cell>
          <table:table-cell table:style-name="ce42" office:value-type="float" office:value="2589" calcext:value-type="float">
            <text:p>2,589</text:p>
          </table:table-cell>
          <table:table-cell table:style-name="ce34" office:value-type="float" office:value="9701" calcext:value-type="float">
            <text:p>9,701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143" calcext:value-type="float">
            <text:p>2,143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1685" calcext:value-type="float">
            <text:p>1,685</text:p>
          </table:table-cell>
          <table:table-cell table:style-name="ce42" office:value-type="float" office:value="1881" calcext:value-type="float">
            <text:p>1,881</text:p>
          </table:table-cell>
          <table:table-cell table:style-name="ce34" office:value-type="float" office:value="10081" calcext:value-type="float">
            <text:p>10,081</text:p>
          </table:table-cell>
          <table:table-cell table:style-name="ce34" office:value-type="float" office:value="2007" calcext:value-type="float">
            <text:p>2,007</text:p>
          </table:table-cell>
          <table:table-cell table:style-name="ce34" office:value-type="float" office:value="1981" calcext:value-type="float">
            <text:p>1,981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2090" calcext:value-type="float">
            <text:p>2,090</text:p>
          </table:table-cell>
          <table:table-cell table:style-name="ce42" office:value-type="float" office:value="1981" calcext:value-type="float">
            <text:p>1,981</text:p>
          </table:table-cell>
          <table:table-cell table:style-name="ce34" office:value-type="float" office:value="8687" calcext:value-type="float">
            <text:p>8,687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926" calcext:value-type="float">
            <text:p>1,926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52" calcext:value-type="float">
            <text:p>1,652</text:p>
          </table:table-cell>
          <table:table-cell table:style-name="ce42" office:value-type="float" office:value="1681" calcext:value-type="float">
            <text:p>1,681</text:p>
          </table:table-cell>
          <table:table-cell table:style-name="ce34" office:value-type="float" office:value="6582" calcext:value-type="float">
            <text:p>6,582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1176" calcext:value-type="float">
            <text:p>1,176</text:p>
          </table:table-cell>
          <table:table-cell table:style-name="ce42" office:value-type="float" office:value="1160" calcext:value-type="float">
            <text:p>1,160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15" calcext:value-type="float">
            <text:p>615</text:p>
          </table:table-cell>
          <table:table-cell table:style-name="ce42" office:value-type="float" office:value="451" calcext:value-type="float">
            <text:p>451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96" calcext:value-type="float">
            <text:p>196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5" calcext:value-type="float">
            <text:p>45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6013" calcext:value-type="float">
            <text:p>1,296,013</text:p>
          </table:table-cell>
          <table:table-cell table:style-name="ce33" office:value-type="float" office:value="55161" calcext:value-type="float">
            <text:p>55,161</text:p>
          </table:table-cell>
          <table:table-cell table:style-name="ce33" office:value-type="float" office:value="10361" calcext:value-type="float">
            <text:p>10,361</text:p>
          </table:table-cell>
          <table:table-cell table:style-name="ce33" office:value-type="float" office:value="13416" calcext:value-type="float">
            <text:p>13,416</text:p>
          </table:table-cell>
          <table:table-cell table:style-name="ce33" office:value-type="float" office:value="11135" calcext:value-type="float">
            <text:p>11,135</text:p>
          </table:table-cell>
          <table:table-cell table:style-name="ce33" office:value-type="float" office:value="9372" calcext:value-type="float">
            <text:p>9,372</text:p>
          </table:table-cell>
          <table:table-cell table:style-name="ce33" office:value-type="float" office:value="10877" calcext:value-type="float">
            <text:p>10,877</text:p>
          </table:table-cell>
          <table:table-cell table:style-name="ce33" office:value-type="float" office:value="59216" calcext:value-type="float">
            <text:p>59,216</text:p>
          </table:table-cell>
          <table:table-cell table:style-name="ce33" office:value-type="float" office:value="11086" calcext:value-type="float">
            <text:p>11,086</text:p>
          </table:table-cell>
          <table:table-cell table:style-name="ce33" office:value-type="float" office:value="11289" calcext:value-type="float">
            <text:p>11,289</text:p>
          </table:table-cell>
          <table:table-cell table:style-name="ce33" office:value-type="float" office:value="11728" calcext:value-type="float">
            <text:p>11,728</text:p>
          </table:table-cell>
          <table:table-cell table:style-name="ce33" office:value-type="float" office:value="12013" calcext:value-type="float">
            <text:p>12,013</text:p>
          </table:table-cell>
          <table:table-cell table:style-name="ce43" office:value-type="float" office:value="13100" calcext:value-type="float">
            <text:p>13,100</text:p>
          </table:table-cell>
          <table:table-cell table:style-name="ce33" office:value-type="float" office:value="77178" calcext:value-type="float">
            <text:p>77,178</text:p>
          </table:table-cell>
          <table:table-cell table:style-name="ce33" office:value-type="float" office:value="13654" calcext:value-type="float">
            <text:p>13,654</text:p>
          </table:table-cell>
          <table:table-cell table:style-name="ce33" office:value-type="float" office:value="14586" calcext:value-type="float">
            <text:p>14,586</text:p>
          </table:table-cell>
          <table:table-cell table:style-name="ce33" office:value-type="float" office:value="15015" calcext:value-type="float">
            <text:p>15,015</text:p>
          </table:table-cell>
          <table:table-cell table:style-name="ce33" office:value-type="float" office:value="17457" calcext:value-type="float">
            <text:p>17,457</text:p>
          </table:table-cell>
          <table:table-cell table:style-name="ce43" office:value-type="float" office:value="16466" calcext:value-type="float">
            <text:p>16,466</text:p>
          </table:table-cell>
          <table:table-cell table:style-name="ce33" office:value-type="float" office:value="89094" calcext:value-type="float">
            <text:p>89,094</text:p>
          </table:table-cell>
          <table:table-cell table:style-name="ce33" office:value-type="float" office:value="15633" calcext:value-type="float">
            <text:p>15,633</text:p>
          </table:table-cell>
          <table:table-cell table:style-name="ce33" office:value-type="float" office:value="18491" calcext:value-type="float">
            <text:p>18,491</text:p>
          </table:table-cell>
          <table:table-cell table:style-name="ce33" office:value-type="float" office:value="18541" calcext:value-type="float">
            <text:p>18,541</text:p>
          </table:table-cell>
          <table:table-cell table:style-name="ce33" office:value-type="float" office:value="18265" calcext:value-type="float">
            <text:p>18,265</text:p>
          </table:table-cell>
          <table:table-cell table:style-name="ce43" office:value-type="float" office:value="18164" calcext:value-type="float">
            <text:p>18,164</text:p>
          </table:table-cell>
          <table:table-cell table:style-name="ce33" office:value-type="float" office:value="93617" calcext:value-type="float">
            <text:p>93,617</text:p>
          </table:table-cell>
          <table:table-cell table:style-name="ce33" office:value-type="float" office:value="18732" calcext:value-type="float">
            <text:p>18,732</text:p>
          </table:table-cell>
          <table:table-cell table:style-name="ce33" office:value-type="float" office:value="18737" calcext:value-type="float">
            <text:p>18,737</text:p>
          </table:table-cell>
          <table:table-cell table:style-name="ce33" office:value-type="float" office:value="18345" calcext:value-type="float">
            <text:p>18,345</text:p>
          </table:table-cell>
          <table:table-cell table:style-name="ce33" office:value-type="float" office:value="19486" calcext:value-type="float">
            <text:p>19,486</text:p>
          </table:table-cell>
          <table:table-cell table:style-name="ce43" office:value-type="float" office:value="18317" calcext:value-type="float">
            <text:p>18,317</text:p>
          </table:table-cell>
          <table:table-cell table:style-name="ce33" office:value-type="float" office:value="99801" calcext:value-type="float">
            <text:p>99,801</text:p>
          </table:table-cell>
          <table:table-cell table:style-name="ce33" office:value-type="float" office:value="19946" calcext:value-type="float">
            <text:p>19,946</text:p>
          </table:table-cell>
          <table:table-cell table:style-name="ce33" office:value-type="float" office:value="18661" calcext:value-type="float">
            <text:p>18,661</text:p>
          </table:table-cell>
          <table:table-cell table:style-name="ce33" office:value-type="float" office:value="18598" calcext:value-type="float">
            <text:p>18,598</text:p>
          </table:table-cell>
          <table:table-cell table:style-name="ce33" office:value-type="float" office:value="20666" calcext:value-type="float">
            <text:p>20,666</text:p>
          </table:table-cell>
          <table:table-cell table:style-name="ce43" office:value-type="float" office:value="21930" calcext:value-type="float">
            <text:p>21,930</text:p>
          </table:table-cell>
          <table:table-cell table:style-name="ce33" office:value-type="float" office:value="113882" calcext:value-type="float">
            <text:p>113,882</text:p>
          </table:table-cell>
          <table:table-cell table:style-name="ce33" office:value-type="float" office:value="22229" calcext:value-type="float">
            <text:p>22,229</text:p>
          </table:table-cell>
          <table:table-cell table:style-name="ce33" office:value-type="float" office:value="23011" calcext:value-type="float">
            <text:p>23,011</text:p>
          </table:table-cell>
          <table:table-cell table:style-name="ce33" office:value-type="float" office:value="23157" calcext:value-type="float">
            <text:p>23,157</text:p>
          </table:table-cell>
          <table:table-cell table:style-name="ce33" office:value-type="float" office:value="22605" calcext:value-type="float">
            <text:p>22,605</text:p>
          </table:table-cell>
          <table:table-cell table:style-name="ce43" office:value-type="float" office:value="22880" calcext:value-type="float">
            <text:p>22,880</text:p>
          </table:table-cell>
          <table:table-cell table:style-name="ce33" office:value-type="float" office:value="101406" calcext:value-type="float">
            <text:p>101,406</text:p>
          </table:table-cell>
          <table:table-cell table:style-name="ce33" office:value-type="float" office:value="22021" calcext:value-type="float">
            <text:p>22,021</text:p>
          </table:table-cell>
          <table:table-cell table:style-name="ce33" office:value-type="float" office:value="20879" calcext:value-type="float">
            <text:p>20,879</text:p>
          </table:table-cell>
          <table:table-cell table:style-name="ce33" office:value-type="float" office:value="21319" calcext:value-type="float">
            <text:p>21,319</text:p>
          </table:table-cell>
          <table:table-cell table:style-name="ce33" office:value-type="float" office:value="19051" calcext:value-type="float">
            <text:p>19,051</text:p>
          </table:table-cell>
          <table:table-cell table:style-name="ce43" office:value-type="float" office:value="18136" calcext:value-type="float">
            <text:p>18,136</text:p>
          </table:table-cell>
          <table:table-cell table:style-name="ce33" office:value-type="float" office:value="90060" calcext:value-type="float">
            <text:p>90,060</text:p>
          </table:table-cell>
          <table:table-cell table:style-name="ce33" office:value-type="float" office:value="17842" calcext:value-type="float">
            <text:p>17,842</text:p>
          </table:table-cell>
          <table:table-cell table:style-name="ce33" office:value-type="float" office:value="17604" calcext:value-type="float">
            <text:p>17,604</text:p>
          </table:table-cell>
          <table:table-cell table:style-name="ce33" office:value-type="float" office:value="18009" calcext:value-type="float">
            <text:p>18,009</text:p>
          </table:table-cell>
          <table:table-cell table:style-name="ce33" office:value-type="float" office:value="18136" calcext:value-type="float">
            <text:p>18,136</text:p>
          </table:table-cell>
          <table:table-cell table:style-name="ce43" office:value-type="float" office:value="18469" calcext:value-type="float">
            <text:p>18,469</text:p>
          </table:table-cell>
          <table:table-cell table:style-name="ce33" office:value-type="float" office:value="94272" calcext:value-type="float">
            <text:p>94,272</text:p>
          </table:table-cell>
          <table:table-cell table:style-name="ce33" office:value-type="float" office:value="18463" calcext:value-type="float">
            <text:p>18,463</text:p>
          </table:table-cell>
          <table:table-cell table:style-name="ce33" office:value-type="float" office:value="17602" calcext:value-type="float">
            <text:p>17,602</text:p>
          </table:table-cell>
          <table:table-cell table:style-name="ce33" office:value-type="float" office:value="19560" calcext:value-type="float">
            <text:p>19,560</text:p>
          </table:table-cell>
          <table:table-cell table:style-name="ce33" office:value-type="float" office:value="18961" calcext:value-type="float">
            <text:p>18,961</text:p>
          </table:table-cell>
          <table:table-cell table:style-name="ce43" office:value-type="float" office:value="19686" calcext:value-type="float">
            <text:p>19,686</text:p>
          </table:table-cell>
          <table:table-cell table:style-name="ce33" office:value-type="float" office:value="97607" calcext:value-type="float">
            <text:p>97,607</text:p>
          </table:table-cell>
          <table:table-cell table:style-name="ce33" office:value-type="float" office:value="20035" calcext:value-type="float">
            <text:p>20,035</text:p>
          </table:table-cell>
          <table:table-cell table:style-name="ce33" office:value-type="float" office:value="19673" calcext:value-type="float">
            <text:p>19,673</text:p>
          </table:table-cell>
          <table:table-cell table:style-name="ce33" office:value-type="float" office:value="19745" calcext:value-type="float">
            <text:p>19,745</text:p>
          </table:table-cell>
          <table:table-cell table:style-name="ce33" office:value-type="float" office:value="19211" calcext:value-type="float">
            <text:p>19,211</text:p>
          </table:table-cell>
          <table:table-cell table:style-name="ce43" office:value-type="float" office:value="18943" calcext:value-type="float">
            <text:p>18,943</text:p>
          </table:table-cell>
          <table:table-cell table:style-name="ce33" office:value-type="float" office:value="87139" calcext:value-type="float">
            <text:p>87,139</text:p>
          </table:table-cell>
          <table:table-cell table:style-name="ce33" office:value-type="float" office:value="18714" calcext:value-type="float">
            <text:p>18,714</text:p>
          </table:table-cell>
          <table:table-cell table:style-name="ce33" office:value-type="float" office:value="16824" calcext:value-type="float">
            <text:p>16,824</text:p>
          </table:table-cell>
          <table:table-cell table:style-name="ce33" office:value-type="float" office:value="18024" calcext:value-type="float">
            <text:p>18,024</text:p>
          </table:table-cell>
          <table:table-cell table:style-name="ce33" office:value-type="float" office:value="17251" calcext:value-type="float">
            <text:p>17,251</text:p>
          </table:table-cell>
          <table:table-cell table:style-name="ce43" office:value-type="float" office:value="16326" calcext:value-type="float">
            <text:p>16,326</text:p>
          </table:table-cell>
          <table:table-cell table:style-name="ce33" office:value-type="float" office:value="71529" calcext:value-type="float">
            <text:p>71,529</text:p>
          </table:table-cell>
          <table:table-cell table:style-name="ce33" office:value-type="float" office:value="15482" calcext:value-type="float">
            <text:p>15,482</text:p>
          </table:table-cell>
          <table:table-cell table:style-name="ce33" office:value-type="float" office:value="15091" calcext:value-type="float">
            <text:p>15,091</text:p>
          </table:table-cell>
          <table:table-cell table:style-name="ce33" office:value-type="float" office:value="15650" calcext:value-type="float">
            <text:p>15,650</text:p>
          </table:table-cell>
          <table:table-cell table:style-name="ce33" office:value-type="float" office:value="13259" calcext:value-type="float">
            <text:p>13,259</text:p>
          </table:table-cell>
          <table:table-cell table:style-name="ce43" office:value-type="float" office:value="12047" calcext:value-type="float">
            <text:p>12,047</text:p>
          </table:table-cell>
          <table:table-cell table:style-name="ce33" office:value-type="float" office:value="43530" calcext:value-type="float">
            <text:p>43,530</text:p>
          </table:table-cell>
          <table:table-cell table:style-name="ce33" office:value-type="float" office:value="10789" calcext:value-type="float">
            <text:p>10,789</text:p>
          </table:table-cell>
          <table:table-cell table:style-name="ce33" office:value-type="float" office:value="9718" calcext:value-type="float">
            <text:p>9,718</text:p>
          </table:table-cell>
          <table:table-cell table:style-name="ce33" office:value-type="float" office:value="7715" calcext:value-type="float">
            <text:p>7,715</text:p>
          </table:table-cell>
          <table:table-cell table:style-name="ce33" office:value-type="float" office:value="7024" calcext:value-type="float">
            <text:p>7,024</text:p>
          </table:table-cell>
          <table:table-cell table:style-name="ce43" office:value-type="float" office:value="8284" calcext:value-type="float">
            <text:p>8,284</text:p>
          </table:table-cell>
          <table:table-cell table:style-name="ce33" office:value-type="float" office:value="43208" calcext:value-type="float">
            <text:p>43,208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3" office:value-type="float" office:value="8617" calcext:value-type="float">
            <text:p>8,617</text:p>
          </table:table-cell>
          <table:table-cell table:style-name="ce33" office:value-type="float" office:value="8728" calcext:value-type="float">
            <text:p>8,728</text:p>
          </table:table-cell>
          <table:table-cell table:style-name="ce33" office:value-type="float" office:value="8749" calcext:value-type="float">
            <text:p>8,749</text:p>
          </table:table-cell>
          <table:table-cell table:style-name="ce43" office:value-type="float" office:value="8532" calcext:value-type="float">
            <text:p>8,532</text:p>
          </table:table-cell>
          <table:table-cell table:style-name="ce33" office:value-type="float" office:value="36031" calcext:value-type="float">
            <text:p>36,031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7615" calcext:value-type="float">
            <text:p>7,615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6831" calcext:value-type="float">
            <text:p>6,831</text:p>
          </table:table-cell>
          <table:table-cell table:style-name="ce43" office:value-type="float" office:value="6483" calcext:value-type="float">
            <text:p>6,483</text:p>
          </table:table-cell>
          <table:table-cell table:style-name="ce33" office:value-type="float" office:value="25482" calcext:value-type="float">
            <text:p>25,482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4562" calcext:value-type="float">
            <text:p>4,562</text:p>
          </table:table-cell>
          <table:table-cell table:style-name="ce43" office:value-type="float" office:value="3895" calcext:value-type="float">
            <text:p>3,895</text:p>
          </table:table-cell>
          <table:table-cell table:style-name="ce33" office:value-type="float" office:value="12687" calcext:value-type="float">
            <text:p>12,687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129" calcext:value-type="float">
            <text:p>2,129</text:p>
          </table:table-cell>
          <table:table-cell table:style-name="ce43" office:value-type="float" office:value="1552" calcext:value-type="float">
            <text:p>1,552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572" calcext:value-type="float">
            <text:p>572</text:p>
          </table:table-cell>
          <table:table-cell table:style-name="ce43" office:value-type="float" office:value="425" calcext:value-type="float">
            <text:p>425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3500" calcext:value-type="float">
            <text:p>663,500</text:p>
          </table:table-cell>
          <table:table-cell table:style-name="ce33" office:value-type="float" office:value="28785" calcext:value-type="float">
            <text:p>28,785</text:p>
          </table:table-cell>
          <table:table-cell table:style-name="ce48" office:value-type="float" office:value="5453" calcext:value-type="float">
            <text:p>5,453</text:p>
          </table:table-cell>
          <table:table-cell table:style-name="ce48" office:value-type="float" office:value="7007" calcext:value-type="float">
            <text:p>7,007</text:p>
          </table:table-cell>
          <table:table-cell table:style-name="ce48" office:value-type="float" office:value="5700" calcext:value-type="float">
            <text:p>5,700</text:p>
          </table:table-cell>
          <table:table-cell table:style-name="ce48" office:value-type="float" office:value="4901" calcext:value-type="float">
            <text:p>4,901</text:p>
          </table:table-cell>
          <table:table-cell table:style-name="ce48" office:value-type="float" office:value="5724" calcext:value-type="float">
            <text:p>5,724</text:p>
          </table:table-cell>
          <table:table-cell table:style-name="ce48" office:value-type="float" office:value="31099" calcext:value-type="float">
            <text:p>31,099</text:p>
          </table:table-cell>
          <table:table-cell table:style-name="ce48" office:value-type="float" office:value="5728" calcext:value-type="float">
            <text:p>5,728</text:p>
          </table:table-cell>
          <table:table-cell table:style-name="ce48" office:value-type="float" office:value="6007" calcext:value-type="float">
            <text:p>6,007</text:p>
          </table:table-cell>
          <table:table-cell table:style-name="ce48" office:value-type="float" office:value="6234" calcext:value-type="float">
            <text:p>6,234</text:p>
          </table:table-cell>
          <table:table-cell table:style-name="ce48" office:value-type="float" office:value="6216" calcext:value-type="float">
            <text:p>6,216</text:p>
          </table:table-cell>
          <table:table-cell table:style-name="ce60" office:value-type="float" office:value="6914" calcext:value-type="float">
            <text:p>6,914</text:p>
          </table:table-cell>
          <table:table-cell table:style-name="ce48" office:value-type="float" office:value="40608" calcext:value-type="float">
            <text:p>40,608</text:p>
          </table:table-cell>
          <table:table-cell table:style-name="ce48" office:value-type="float" office:value="7225" calcext:value-type="float">
            <text:p>7,225</text:p>
          </table:table-cell>
          <table:table-cell table:style-name="ce48" office:value-type="float" office:value="7685" calcext:value-type="float">
            <text:p>7,685</text:p>
          </table:table-cell>
          <table:table-cell table:style-name="ce48" office:value-type="float" office:value="7790" calcext:value-type="float">
            <text:p>7,790</text:p>
          </table:table-cell>
          <table:table-cell table:style-name="ce48" office:value-type="float" office:value="9273" calcext:value-type="float">
            <text:p>9,273</text:p>
          </table:table-cell>
          <table:table-cell table:style-name="ce60" office:value-type="float" office:value="8635" calcext:value-type="float">
            <text:p>8,635</text:p>
          </table:table-cell>
          <table:table-cell table:style-name="ce48" office:value-type="float" office:value="46482" calcext:value-type="float">
            <text:p>46,482</text:p>
          </table:table-cell>
          <table:table-cell table:style-name="ce48" office:value-type="float" office:value="8130" calcext:value-type="float">
            <text:p>8,130</text:p>
          </table:table-cell>
          <table:table-cell table:style-name="ce48" office:value-type="float" office:value="9636" calcext:value-type="float">
            <text:p>9,636</text:p>
          </table:table-cell>
          <table:table-cell table:style-name="ce48" office:value-type="float" office:value="9744" calcext:value-type="float">
            <text:p>9,744</text:p>
          </table:table-cell>
          <table:table-cell table:style-name="ce48" office:value-type="float" office:value="9520" calcext:value-type="float">
            <text:p>9,520</text:p>
          </table:table-cell>
          <table:table-cell table:style-name="ce60" office:value-type="float" office:value="9452" calcext:value-type="float">
            <text:p>9,452</text:p>
          </table:table-cell>
          <table:table-cell table:style-name="ce48" office:value-type="float" office:value="49110" calcext:value-type="float">
            <text:p>49,110</text:p>
          </table:table-cell>
          <table:table-cell table:style-name="ce48" office:value-type="float" office:value="9741" calcext:value-type="float">
            <text:p>9,741</text:p>
          </table:table-cell>
          <table:table-cell table:style-name="ce48" office:value-type="float" office:value="9837" calcext:value-type="float">
            <text:p>9,837</text:p>
          </table:table-cell>
          <table:table-cell table:style-name="ce48" office:value-type="float" office:value="9580" calcext:value-type="float">
            <text:p>9,580</text:p>
          </table:table-cell>
          <table:table-cell table:style-name="ce48" office:value-type="float" office:value="10333" calcext:value-type="float">
            <text:p>10,333</text:p>
          </table:table-cell>
          <table:table-cell table:style-name="ce60" office:value-type="float" office:value="9619" calcext:value-type="float">
            <text:p>9,619</text:p>
          </table:table-cell>
          <table:table-cell table:style-name="ce48" office:value-type="float" office:value="51971" calcext:value-type="float">
            <text:p>51,971</text:p>
          </table:table-cell>
          <table:table-cell table:style-name="ce48" office:value-type="float" office:value="10532" calcext:value-type="float">
            <text:p>10,532</text:p>
          </table:table-cell>
          <table:table-cell table:style-name="ce48" office:value-type="float" office:value="9778" calcext:value-type="float">
            <text:p>9,778</text:p>
          </table:table-cell>
          <table:table-cell table:style-name="ce48" office:value-type="float" office:value="9606" calcext:value-type="float">
            <text:p>9,606</text:p>
          </table:table-cell>
          <table:table-cell table:style-name="ce48" office:value-type="float" office:value="10655" calcext:value-type="float">
            <text:p>10,655</text:p>
          </table:table-cell>
          <table:table-cell table:style-name="ce60" office:value-type="float" office:value="11400" calcext:value-type="float">
            <text:p>11,400</text:p>
          </table:table-cell>
          <table:table-cell table:style-name="ce48" office:value-type="float" office:value="58307" calcext:value-type="float">
            <text:p>58,307</text:p>
          </table:table-cell>
          <table:table-cell table:style-name="ce48" office:value-type="float" office:value="11222" calcext:value-type="float">
            <text:p>11,222</text:p>
          </table:table-cell>
          <table:table-cell table:style-name="ce48" office:value-type="float" office:value="11739" calcext:value-type="float">
            <text:p>11,739</text:p>
          </table:table-cell>
          <table:table-cell table:style-name="ce48" office:value-type="float" office:value="12001" calcext:value-type="float">
            <text:p>12,001</text:p>
          </table:table-cell>
          <table:table-cell table:style-name="ce48" office:value-type="float" office:value="11515" calcext:value-type="float">
            <text:p>11,515</text:p>
          </table:table-cell>
          <table:table-cell table:style-name="ce60" office:value-type="float" office:value="11830" calcext:value-type="float">
            <text:p>11,830</text:p>
          </table:table-cell>
          <table:table-cell table:style-name="ce48" office:value-type="float" office:value="52441" calcext:value-type="float">
            <text:p>52,441</text:p>
          </table:table-cell>
          <table:table-cell table:style-name="ce48" office:value-type="float" office:value="11422" calcext:value-type="float">
            <text:p>11,422</text:p>
          </table:table-cell>
          <table:table-cell table:style-name="ce48" office:value-type="float" office:value="10734" calcext:value-type="float">
            <text:p>10,734</text:p>
          </table:table-cell>
          <table:table-cell table:style-name="ce48" office:value-type="float" office:value="10964" calcext:value-type="float">
            <text:p>10,964</text:p>
          </table:table-cell>
          <table:table-cell table:style-name="ce48" office:value-type="float" office:value="9919" calcext:value-type="float">
            <text:p>9,919</text:p>
          </table:table-cell>
          <table:table-cell table:style-name="ce60" office:value-type="float" office:value="9402" calcext:value-type="float">
            <text:p>9,402</text:p>
          </table:table-cell>
          <table:table-cell table:style-name="ce48" office:value-type="float" office:value="46887" calcext:value-type="float">
            <text:p>46,887</text:p>
          </table:table-cell>
          <table:table-cell table:style-name="ce48" office:value-type="float" office:value="9259" calcext:value-type="float">
            <text:p>9,259</text:p>
          </table:table-cell>
          <table:table-cell table:style-name="ce48" office:value-type="float" office:value="9122" calcext:value-type="float">
            <text:p>9,122</text:p>
          </table:table-cell>
          <table:table-cell table:style-name="ce48" office:value-type="float" office:value="9358" calcext:value-type="float">
            <text:p>9,358</text:p>
          </table:table-cell>
          <table:table-cell table:style-name="ce48" office:value-type="float" office:value="9459" calcext:value-type="float">
            <text:p>9,459</text:p>
          </table:table-cell>
          <table:table-cell table:style-name="ce60" office:value-type="float" office:value="9689" calcext:value-type="float">
            <text:p>9,689</text:p>
          </table:table-cell>
          <table:table-cell table:style-name="ce48" office:value-type="float" office:value="49349" calcext:value-type="float">
            <text:p>49,349</text:p>
          </table:table-cell>
          <table:table-cell table:style-name="ce48" office:value-type="float" office:value="9730" calcext:value-type="float">
            <text:p>9,730</text:p>
          </table:table-cell>
          <table:table-cell table:style-name="ce48" office:value-type="float" office:value="9152" calcext:value-type="float">
            <text:p>9,152</text:p>
          </table:table-cell>
          <table:table-cell table:style-name="ce48" office:value-type="float" office:value="10297" calcext:value-type="float">
            <text:p>10,297</text:p>
          </table:table-cell>
          <table:table-cell table:style-name="ce48" office:value-type="float" office:value="9909" calcext:value-type="float">
            <text:p>9,909</text:p>
          </table:table-cell>
          <table:table-cell table:style-name="ce60" office:value-type="float" office:value="10261" calcext:value-type="float">
            <text:p>10,261</text:p>
          </table:table-cell>
          <table:table-cell table:style-name="ce48" office:value-type="float" office:value="50783" calcext:value-type="float">
            <text:p>50,783</text:p>
          </table:table-cell>
          <table:table-cell table:style-name="ce48" office:value-type="float" office:value="10457" calcext:value-type="float">
            <text:p>10,457</text:p>
          </table:table-cell>
          <table:table-cell table:style-name="ce48" office:value-type="float" office:value="10254" calcext:value-type="float">
            <text:p>10,254</text:p>
          </table:table-cell>
          <table:table-cell table:style-name="ce48" office:value-type="float" office:value="10382" calcext:value-type="float">
            <text:p>10,382</text:p>
          </table:table-cell>
          <table:table-cell table:style-name="ce48" office:value-type="float" office:value="9890" calcext:value-type="float">
            <text:p>9,890</text:p>
          </table:table-cell>
          <table:table-cell table:style-name="ce60" office:value-type="float" office:value="9800" calcext:value-type="float">
            <text:p>9,800</text:p>
          </table:table-cell>
          <table:table-cell table:style-name="ce48" office:value-type="float" office:value="44986" calcext:value-type="float">
            <text:p>44,986</text:p>
          </table:table-cell>
          <table:table-cell table:style-name="ce48" office:value-type="float" office:value="9812" calcext:value-type="float">
            <text:p>9,812</text:p>
          </table:table-cell>
          <table:table-cell table:style-name="ce48" office:value-type="float" office:value="8662" calcext:value-type="float">
            <text:p>8,662</text:p>
          </table:table-cell>
          <table:table-cell table:style-name="ce48" office:value-type="float" office:value="9365" calcext:value-type="float">
            <text:p>9,365</text:p>
          </table:table-cell>
          <table:table-cell table:style-name="ce48" office:value-type="float" office:value="8907" calcext:value-type="float">
            <text:p>8,907</text:p>
          </table:table-cell>
          <table:table-cell table:style-name="ce60" office:value-type="float" office:value="8240" calcext:value-type="float">
            <text:p>8,240</text:p>
          </table:table-cell>
          <table:table-cell table:style-name="ce48" office:value-type="float" office:value="36251" calcext:value-type="float">
            <text:p>36,251</text:p>
          </table:table-cell>
          <table:table-cell table:style-name="ce48" office:value-type="float" office:value="7934" calcext:value-type="float">
            <text:p>7,934</text:p>
          </table:table-cell>
          <table:table-cell table:style-name="ce48" office:value-type="float" office:value="7665" calcext:value-type="float">
            <text:p>7,665</text:p>
          </table:table-cell>
          <table:table-cell table:style-name="ce48" office:value-type="float" office:value="7937" calcext:value-type="float">
            <text:p>7,937</text:p>
          </table:table-cell>
          <table:table-cell table:style-name="ce48" office:value-type="float" office:value="6807" calcext:value-type="float">
            <text:p>6,807</text:p>
          </table:table-cell>
          <table:table-cell table:style-name="ce60" office:value-type="float" office:value="5908" calcext:value-type="float">
            <text:p>5,908</text:p>
          </table:table-cell>
          <table:table-cell table:style-name="ce48" office:value-type="float" office:value="21669" calcext:value-type="float">
            <text:p>21,669</text:p>
          </table:table-cell>
          <table:table-cell table:style-name="ce48" office:value-type="float" office:value="5436" calcext:value-type="float">
            <text:p>5,436</text:p>
          </table:table-cell>
          <table:table-cell table:style-name="ce48" office:value-type="float" office:value="4941" calcext:value-type="float">
            <text:p>4,941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3403" calcext:value-type="float">
            <text:p>3,403</text:p>
          </table:table-cell>
          <table:table-cell table:style-name="ce60" office:value-type="float" office:value="4110" calcext:value-type="float">
            <text:p>4,110</text:p>
          </table:table-cell>
          <table:table-cell table:style-name="ce48" office:value-type="float" office:value="20854" calcext:value-type="float">
            <text:p>20,854</text:p>
          </table:table-cell>
          <table:table-cell table:style-name="ce48" office:value-type="float" office:value="4214" calcext:value-type="float">
            <text:p>4,214</text:p>
          </table:table-cell>
          <table:table-cell table:style-name="ce48" office:value-type="float" office:value="4136" calcext:value-type="float">
            <text:p>4,136</text:p>
          </table:table-cell>
          <table:table-cell table:style-name="ce48" office:value-type="float" office:value="4294" calcext:value-type="float">
            <text:p>4,294</text:p>
          </table:table-cell>
          <table:table-cell table:style-name="ce48" office:value-type="float" office:value="4203" calcext:value-type="float">
            <text:p>4,203</text:p>
          </table:table-cell>
          <table:table-cell table:style-name="ce60" office:value-type="float" office:value="4007" calcext:value-type="float">
            <text:p>4,007</text:p>
          </table:table-cell>
          <table:table-cell table:style-name="ce48" office:value-type="float" office:value="16310" calcext:value-type="float">
            <text:p>16,310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501" calcext:value-type="float">
            <text:p>3,501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3059" calcext:value-type="float">
            <text:p>3,059</text:p>
          </table:table-cell>
          <table:table-cell table:style-name="ce60" office:value-type="float" office:value="2813" calcext:value-type="float">
            <text:p>2,813</text:p>
          </table:table-cell>
          <table:table-cell table:style-name="ce48" office:value-type="float" office:value="10961" calcext:value-type="float">
            <text:p>10,961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458" calcext:value-type="float">
            <text:p>2,458</text:p>
          </table:table-cell>
          <table:table-cell table:style-name="ce48" office:value-type="float" office:value="2285" calcext:value-type="float">
            <text:p>2,285</text:p>
          </table:table-cell>
          <table:table-cell table:style-name="ce48" office:value-type="float" office:value="1951" calcext:value-type="float">
            <text:p>1,951</text:p>
          </table:table-cell>
          <table:table-cell table:style-name="ce60" office:value-type="float" office:value="1627" calcext:value-type="float">
            <text:p>1,627</text:p>
          </table:table-cell>
          <table:table-cell table:style-name="ce48" office:value-type="float" office:value="5023" calcext:value-type="float">
            <text:p>5,023</text:p>
          </table:table-cell>
          <table:table-cell table:style-name="ce48" office:value-type="float" office:value="1429" calcext:value-type="float">
            <text:p>1,429</text:p>
          </table:table-cell>
          <table:table-cell table:style-name="ce48" office:value-type="float" office:value="1227" calcext:value-type="float">
            <text:p>1,227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831" calcext:value-type="float">
            <text:p>831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1384" calcext:value-type="float">
            <text:p>1,384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290" calcext:value-type="float">
            <text:p>290</text:p>
          </table:table-cell>
          <table:table-cell table:style-name="ce48" office:value-type="float" office:value="167" calcext:value-type="float">
            <text:p>167</text:p>
          </table:table-cell>
          <table:table-cell table:style-name="ce60" office:value-type="float" office:value="110" calcext:value-type="float">
            <text:p>110</text:p>
          </table:table-cell>
          <table:table-cell table:style-name="ce48" office:value-type="float" office:value="209" calcext:value-type="float">
            <text:p>209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513" calcext:value-type="float">
            <text:p>632,513</text:p>
          </table:table-cell>
          <table:table-cell table:style-name="ce42" office:value-type="float" office:value="26376" calcext:value-type="float">
            <text:p>26,376</text:p>
          </table:table-cell>
          <table:table-cell table:style-name="ce49" office:value-type="float" office:value="4908" calcext:value-type="float">
            <text:p>4,908</text:p>
          </table:table-cell>
          <table:table-cell table:style-name="ce49" office:value-type="float" office:value="6409" calcext:value-type="float">
            <text:p>6,409</text:p>
          </table:table-cell>
          <table:table-cell table:style-name="ce49" office:value-type="float" office:value="5435" calcext:value-type="float">
            <text:p>5,435</text:p>
          </table:table-cell>
          <table:table-cell table:style-name="ce49" office:value-type="float" office:value="4471" calcext:value-type="float">
            <text:p>4,471</text:p>
          </table:table-cell>
          <table:table-cell table:style-name="ce49" office:value-type="float" office:value="5153" calcext:value-type="float">
            <text:p>5,153</text:p>
          </table:table-cell>
          <table:table-cell table:style-name="ce49" office:value-type="float" office:value="28117" calcext:value-type="float">
            <text:p>28,117</text:p>
          </table:table-cell>
          <table:table-cell table:style-name="ce49" office:value-type="float" office:value="5358" calcext:value-type="float">
            <text:p>5,358</text:p>
          </table:table-cell>
          <table:table-cell table:style-name="ce49" office:value-type="float" office:value="5282" calcext:value-type="float">
            <text:p>5,282</text:p>
          </table:table-cell>
          <table:table-cell table:style-name="ce49" office:value-type="float" office:value="5494" calcext:value-type="float">
            <text:p>5,494</text:p>
          </table:table-cell>
          <table:table-cell table:style-name="ce49" office:value-type="float" office:value="5797" calcext:value-type="float">
            <text:p>5,797</text:p>
          </table:table-cell>
          <table:table-cell table:style-name="ce61" office:value-type="float" office:value="6186" calcext:value-type="float">
            <text:p>6,186</text:p>
          </table:table-cell>
          <table:table-cell table:style-name="ce49" office:value-type="float" office:value="36570" calcext:value-type="float">
            <text:p>36,570</text:p>
          </table:table-cell>
          <table:table-cell table:style-name="ce49" office:value-type="float" office:value="6429" calcext:value-type="float">
            <text:p>6,429</text:p>
          </table:table-cell>
          <table:table-cell table:style-name="ce49" office:value-type="float" office:value="6901" calcext:value-type="float">
            <text:p>6,901</text:p>
          </table:table-cell>
          <table:table-cell table:style-name="ce49" office:value-type="float" office:value="7225" calcext:value-type="float">
            <text:p>7,225</text:p>
          </table:table-cell>
          <table:table-cell table:style-name="ce49" office:value-type="float" office:value="8184" calcext:value-type="float">
            <text:p>8,184</text:p>
          </table:table-cell>
          <table:table-cell table:style-name="ce61" office:value-type="float" office:value="7831" calcext:value-type="float">
            <text:p>7,831</text:p>
          </table:table-cell>
          <table:table-cell table:style-name="ce49" office:value-type="float" office:value="42612" calcext:value-type="float">
            <text:p>42,612</text:p>
          </table:table-cell>
          <table:table-cell table:style-name="ce49" office:value-type="float" office:value="7503" calcext:value-type="float">
            <text:p>7,503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9" office:value-type="float" office:value="8797" calcext:value-type="float">
            <text:p>8,797</text:p>
          </table:table-cell>
          <table:table-cell table:style-name="ce49" office:value-type="float" office:value="8745" calcext:value-type="float">
            <text:p>8,745</text:p>
          </table:table-cell>
          <table:table-cell table:style-name="ce61" office:value-type="float" office:value="8712" calcext:value-type="float">
            <text:p>8,712</text:p>
          </table:table-cell>
          <table:table-cell table:style-name="ce49" office:value-type="float" office:value="44507" calcext:value-type="float">
            <text:p>44,507</text:p>
          </table:table-cell>
          <table:table-cell table:style-name="ce49" office:value-type="float" office:value="8991" calcext:value-type="float">
            <text:p>8,991</text:p>
          </table:table-cell>
          <table:table-cell table:style-name="ce49" office:value-type="float" office:value="8900" calcext:value-type="float">
            <text:p>8,900</text:p>
          </table:table-cell>
          <table:table-cell table:style-name="ce49" office:value-type="float" office:value="8765" calcext:value-type="float">
            <text:p>8,765</text:p>
          </table:table-cell>
          <table:table-cell table:style-name="ce49" office:value-type="float" office:value="9153" calcext:value-type="float">
            <text:p>9,153</text:p>
          </table:table-cell>
          <table:table-cell table:style-name="ce61" office:value-type="float" office:value="8698" calcext:value-type="float">
            <text:p>8,698</text:p>
          </table:table-cell>
          <table:table-cell table:style-name="ce49" office:value-type="float" office:value="47830" calcext:value-type="float">
            <text:p>47,830</text:p>
          </table:table-cell>
          <table:table-cell table:style-name="ce49" office:value-type="float" office:value="9414" calcext:value-type="float">
            <text:p>9,414</text:p>
          </table:table-cell>
          <table:table-cell table:style-name="ce49" office:value-type="float" office:value="8883" calcext:value-type="float">
            <text:p>8,883</text:p>
          </table:table-cell>
          <table:table-cell table:style-name="ce49" office:value-type="float" office:value="8992" calcext:value-type="float">
            <text:p>8,992</text:p>
          </table:table-cell>
          <table:table-cell table:style-name="ce49" office:value-type="float" office:value="10011" calcext:value-type="float">
            <text:p>10,011</text:p>
          </table:table-cell>
          <table:table-cell table:style-name="ce61" office:value-type="float" office:value="10530" calcext:value-type="float">
            <text:p>10,530</text:p>
          </table:table-cell>
          <table:table-cell table:style-name="ce49" office:value-type="float" office:value="55575" calcext:value-type="float">
            <text:p>55,575</text:p>
          </table:table-cell>
          <table:table-cell table:style-name="ce49" office:value-type="float" office:value="11007" calcext:value-type="float">
            <text:p>11,007</text:p>
          </table:table-cell>
          <table:table-cell table:style-name="ce49" office:value-type="float" office:value="11272" calcext:value-type="float">
            <text:p>11,272</text:p>
          </table:table-cell>
          <table:table-cell table:style-name="ce49" office:value-type="float" office:value="11156" calcext:value-type="float">
            <text:p>11,156</text:p>
          </table:table-cell>
          <table:table-cell table:style-name="ce49" office:value-type="float" office:value="11090" calcext:value-type="float">
            <text:p>11,090</text:p>
          </table:table-cell>
          <table:table-cell table:style-name="ce61" office:value-type="float" office:value="11050" calcext:value-type="float">
            <text:p>11,050</text:p>
          </table:table-cell>
          <table:table-cell table:style-name="ce49" office:value-type="float" office:value="48965" calcext:value-type="float">
            <text:p>48,965</text:p>
          </table:table-cell>
          <table:table-cell table:style-name="ce49" office:value-type="float" office:value="10599" calcext:value-type="float">
            <text:p>10,599</text:p>
          </table:table-cell>
          <table:table-cell table:style-name="ce49" office:value-type="float" office:value="10145" calcext:value-type="float">
            <text:p>10,145</text:p>
          </table:table-cell>
          <table:table-cell table:style-name="ce49" office:value-type="float" office:value="10355" calcext:value-type="float">
            <text:p>10,355</text:p>
          </table:table-cell>
          <table:table-cell table:style-name="ce49" office:value-type="float" office:value="9132" calcext:value-type="float">
            <text:p>9,132</text:p>
          </table:table-cell>
          <table:table-cell table:style-name="ce61" office:value-type="float" office:value="8734" calcext:value-type="float">
            <text:p>8,734</text:p>
          </table:table-cell>
          <table:table-cell table:style-name="ce49" office:value-type="float" office:value="43173" calcext:value-type="float">
            <text:p>43,173</text:p>
          </table:table-cell>
          <table:table-cell table:style-name="ce49" office:value-type="float" office:value="8583" calcext:value-type="float">
            <text:p>8,583</text:p>
          </table:table-cell>
          <table:table-cell table:style-name="ce49" office:value-type="float" office:value="8482" calcext:value-type="float">
            <text:p>8,482</text:p>
          </table:table-cell>
          <table:table-cell table:style-name="ce49" office:value-type="float" office:value="8651" calcext:value-type="float">
            <text:p>8,651</text:p>
          </table:table-cell>
          <table:table-cell table:style-name="ce49" office:value-type="float" office:value="8677" calcext:value-type="float">
            <text:p>8,677</text:p>
          </table:table-cell>
          <table:table-cell table:style-name="ce61" office:value-type="float" office:value="8780" calcext:value-type="float">
            <text:p>8,780</text:p>
          </table:table-cell>
          <table:table-cell table:style-name="ce49" office:value-type="float" office:value="44923" calcext:value-type="float">
            <text:p>44,923</text:p>
          </table:table-cell>
          <table:table-cell table:style-name="ce49" office:value-type="float" office:value="8733" calcext:value-type="float">
            <text:p>8,733</text:p>
          </table:table-cell>
          <table:table-cell table:style-name="ce49" office:value-type="float" office:value="8450" calcext:value-type="float">
            <text:p>8,450</text:p>
          </table:table-cell>
          <table:table-cell table:style-name="ce49" office:value-type="float" office:value="9263" calcext:value-type="float">
            <text:p>9,263</text:p>
          </table:table-cell>
          <table:table-cell table:style-name="ce49" office:value-type="float" office:value="9052" calcext:value-type="float">
            <text:p>9,052</text:p>
          </table:table-cell>
          <table:table-cell table:style-name="ce61" office:value-type="float" office:value="9425" calcext:value-type="float">
            <text:p>9,425</text:p>
          </table:table-cell>
          <table:table-cell table:style-name="ce49" office:value-type="float" office:value="46824" calcext:value-type="float">
            <text:p>46,824</text:p>
          </table:table-cell>
          <table:table-cell table:style-name="ce49" office:value-type="float" office:value="9578" calcext:value-type="float">
            <text:p>9,578</text:p>
          </table:table-cell>
          <table:table-cell table:style-name="ce49" office:value-type="float" office:value="9419" calcext:value-type="float">
            <text:p>9,419</text:p>
          </table:table-cell>
          <table:table-cell table:style-name="ce49" office:value-type="float" office:value="9363" calcext:value-type="float">
            <text:p>9,363</text:p>
          </table:table-cell>
          <table:table-cell table:style-name="ce49" office:value-type="float" office:value="9321" calcext:value-type="float">
            <text:p>9,321</text:p>
          </table:table-cell>
          <table:table-cell table:style-name="ce61" office:value-type="float" office:value="9143" calcext:value-type="float">
            <text:p>9,143</text:p>
          </table:table-cell>
          <table:table-cell table:style-name="ce49" office:value-type="float" office:value="42153" calcext:value-type="float">
            <text:p>42,153</text:p>
          </table:table-cell>
          <table:table-cell table:style-name="ce49" office:value-type="float" office:value="8902" calcext:value-type="float">
            <text:p>8,902</text:p>
          </table:table-cell>
          <table:table-cell table:style-name="ce49" office:value-type="float" office:value="8162" calcext:value-type="float">
            <text:p>8,162</text:p>
          </table:table-cell>
          <table:table-cell table:style-name="ce49" office:value-type="float" office:value="8659" calcext:value-type="float">
            <text:p>8,659</text:p>
          </table:table-cell>
          <table:table-cell table:style-name="ce49" office:value-type="float" office:value="8344" calcext:value-type="float">
            <text:p>8,344</text:p>
          </table:table-cell>
          <table:table-cell table:style-name="ce61" office:value-type="float" office:value="8086" calcext:value-type="float">
            <text:p>8,086</text:p>
          </table:table-cell>
          <table:table-cell table:style-name="ce49" office:value-type="float" office:value="35278" calcext:value-type="float">
            <text:p>35,278</text:p>
          </table:table-cell>
          <table:table-cell table:style-name="ce49" office:value-type="float" office:value="7548" calcext:value-type="float">
            <text:p>7,548</text:p>
          </table:table-cell>
          <table:table-cell table:style-name="ce49" office:value-type="float" office:value="7426" calcext:value-type="float">
            <text:p>7,426</text:p>
          </table:table-cell>
          <table:table-cell table:style-name="ce49" office:value-type="float" office:value="7713" calcext:value-type="float">
            <text:p>7,713</text:p>
          </table:table-cell>
          <table:table-cell table:style-name="ce49" office:value-type="float" office:value="6452" calcext:value-type="float">
            <text:p>6,452</text:p>
          </table:table-cell>
          <table:table-cell table:style-name="ce61" office:value-type="float" office:value="6139" calcext:value-type="float">
            <text:p>6,139</text:p>
          </table:table-cell>
          <table:table-cell table:style-name="ce49" office:value-type="float" office:value="21861" calcext:value-type="float">
            <text:p>21,861</text:p>
          </table:table-cell>
          <table:table-cell table:style-name="ce49" office:value-type="float" office:value="5353" calcext:value-type="float">
            <text:p>5,353</text:p>
          </table:table-cell>
          <table:table-cell table:style-name="ce49" office:value-type="float" office:value="4777" calcext:value-type="float">
            <text:p>4,777</text:p>
          </table:table-cell>
          <table:table-cell table:style-name="ce49" office:value-type="float" office:value="3936" calcext:value-type="float">
            <text:p>3,936</text:p>
          </table:table-cell>
          <table:table-cell table:style-name="ce49" office:value-type="float" office:value="3621" calcext:value-type="float">
            <text:p>3,621</text:p>
          </table:table-cell>
          <table:table-cell table:style-name="ce61" office:value-type="float" office:value="4174" calcext:value-type="float">
            <text:p>4,174</text:p>
          </table:table-cell>
          <table:table-cell table:style-name="ce49" office:value-type="float" office:value="22354" calcext:value-type="float">
            <text:p>22,354</text:p>
          </table:table-cell>
          <table:table-cell table:style-name="ce49" office:value-type="float" office:value="4368" calcext:value-type="float">
            <text:p>4,368</text:p>
          </table:table-cell>
          <table:table-cell table:style-name="ce49" office:value-type="float" office:value="4481" calcext:value-type="float">
            <text:p>4,481</text:p>
          </table:table-cell>
          <table:table-cell table:style-name="ce49" office:value-type="float" office:value="4434" calcext:value-type="float">
            <text:p>4,434</text:p>
          </table:table-cell>
          <table:table-cell table:style-name="ce49" office:value-type="float" office:value="4546" calcext:value-type="float">
            <text:p>4,546</text:p>
          </table:table-cell>
          <table:table-cell table:style-name="ce61" office:value-type="float" office:value="4525" calcext:value-type="float">
            <text:p>4,525</text:p>
          </table:table-cell>
          <table:table-cell table:style-name="ce49" office:value-type="float" office:value="19721" calcext:value-type="float">
            <text:p>19,721</text:p>
          </table:table-cell>
          <table:table-cell table:style-name="ce49" office:value-type="float" office:value="4112" calcext:value-type="float">
            <text:p>4,112</text:p>
          </table:table-cell>
          <table:table-cell table:style-name="ce49" office:value-type="float" office:value="4114" calcext:value-type="float">
            <text:p>4,114</text:p>
          </table:table-cell>
          <table:table-cell table:style-name="ce49" office:value-type="float" office:value="4053" calcext:value-type="float">
            <text:p>4,053</text:p>
          </table:table-cell>
          <table:table-cell table:style-name="ce49" office:value-type="float" office:value="3772" calcext:value-type="float">
            <text:p>3,772</text:p>
          </table:table-cell>
          <table:table-cell table:style-name="ce61" office:value-type="float" office:value="3670" calcext:value-type="float">
            <text:p>3,670</text:p>
          </table:table-cell>
          <table:table-cell table:style-name="ce49" office:value-type="float" office:value="14521" calcext:value-type="float">
            <text:p>14,521</text:p>
          </table:table-cell>
          <table:table-cell table:style-name="ce49" office:value-type="float" office:value="3417" calcext:value-type="float">
            <text:p>3,417</text:p>
          </table:table-cell>
          <table:table-cell table:style-name="ce49" office:value-type="float" office:value="3221" calcext:value-type="float">
            <text:p>3,221</text:p>
          </table:table-cell>
          <table:table-cell table:style-name="ce49" office:value-type="float" office:value="3004" calcext:value-type="float">
            <text:p>3,004</text:p>
          </table:table-cell>
          <table:table-cell table:style-name="ce49" office:value-type="float" office:value="2611" calcext:value-type="float">
            <text:p>2,611</text:p>
          </table:table-cell>
          <table:table-cell table:style-name="ce61" office:value-type="float" office:value="2268" calcext:value-type="float">
            <text:p>2,268</text:p>
          </table:table-cell>
          <table:table-cell table:style-name="ce49" office:value-type="float" office:value="7664" calcext:value-type="float">
            <text:p>7,664</text:p>
          </table:table-cell>
          <table:table-cell table:style-name="ce49" office:value-type="float" office:value="1949" calcext:value-type="float">
            <text:p>1,949</text:p>
          </table:table-cell>
          <table:table-cell table:style-name="ce49" office:value-type="float" office:value="1851" calcext:value-type="float">
            <text:p>1,851</text:p>
          </table:table-cell>
          <table:table-cell table:style-name="ce49" office:value-type="float" office:value="1581" calcext:value-type="float">
            <text:p>1,581</text:p>
          </table:table-cell>
          <table:table-cell table:style-name="ce49" office:value-type="float" office:value="1298" calcext:value-type="float">
            <text:p>1,298</text:p>
          </table:table-cell>
          <table:table-cell table:style-name="ce61" office:value-type="float" office:value="985" calcext:value-type="float">
            <text:p>985</text:p>
          </table:table-cell>
          <table:table-cell table:style-name="ce49" office:value-type="float" office:value="2893" calcext:value-type="float">
            <text:p>2,893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722" calcext:value-type="float">
            <text:p>722</text:p>
          </table:table-cell>
          <table:table-cell table:style-name="ce49" office:value-type="float" office:value="560" calcext:value-type="float">
            <text:p>560</text:p>
          </table:table-cell>
          <table:table-cell table:style-name="ce49" office:value-type="float" office:value="405" calcext:value-type="float">
            <text:p>405</text:p>
          </table:table-cell>
          <table:table-cell table:style-name="ce61" office:value-type="float" office:value="315" calcext:value-type="float">
            <text:p>315</text:p>
          </table:table-cell>
          <table:table-cell table:style-name="ce49" office:value-type="float" office:value="524" calcext:value-type="float">
            <text:p>524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58" calcext:value-type="float">
            <text:p>58</text:p>
          </table:table-cell>
          <table:table-cell table:style-name="ce61" office:value-type="float" office:value="61" calcext:value-type="float">
            <text:p>61</text:p>
          </table:table-cell>
          <table:table-cell table:style-name="ce49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222" calcext:value-type="float">
            <text:p>517,222</text:p>
          </table:table-cell>
          <table:table-cell table:style-name="ce33" office:value-type="float" office:value="17737" calcext:value-type="float">
            <text:p>17,737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20987" calcext:value-type="float">
            <text:p>20,987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4415" calcext:value-type="float">
            <text:p>4,415</text:p>
          </table:table-cell>
          <table:table-cell table:style-name="ce43" office:value-type="float" office:value="4611" calcext:value-type="float">
            <text:p>4,611</text:p>
          </table:table-cell>
          <table:table-cell table:style-name="ce33" office:value-type="float" office:value="28771" calcext:value-type="float">
            <text:p>28,771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5792" calcext:value-type="float">
            <text:p>5,792</text:p>
          </table:table-cell>
          <table:table-cell table:style-name="ce33" office:value-type="float" office:value="6487" calcext:value-type="float">
            <text:p>6,487</text:p>
          </table:table-cell>
          <table:table-cell table:style-name="ce43" office:value-type="float" office:value="6186" calcext:value-type="float">
            <text:p>6,186</text:p>
          </table:table-cell>
          <table:table-cell table:style-name="ce33" office:value-type="float" office:value="35335" calcext:value-type="float">
            <text:p>35,335</text:p>
          </table:table-cell>
          <table:table-cell table:style-name="ce33" office:value-type="float" office:value="6004" calcext:value-type="float">
            <text:p>6,004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286" calcext:value-type="float">
            <text:p>7,286</text:p>
          </table:table-cell>
          <table:table-cell table:style-name="ce43" office:value-type="float" office:value="7604" calcext:value-type="float">
            <text:p>7,604</text:p>
          </table:table-cell>
          <table:table-cell table:style-name="ce33" office:value-type="float" office:value="37061" calcext:value-type="float">
            <text:p>37,061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7576" calcext:value-type="float">
            <text:p>7,576</text:p>
          </table:table-cell>
          <table:table-cell table:style-name="ce43" office:value-type="float" office:value="7079" calcext:value-type="float">
            <text:p>7,079</text:p>
          </table:table-cell>
          <table:table-cell table:style-name="ce33" office:value-type="float" office:value="36987" calcext:value-type="float">
            <text:p>36,987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6778" calcext:value-type="float">
            <text:p>6,778</text:p>
          </table:table-cell>
          <table:table-cell table:style-name="ce33" office:value-type="float" office:value="7541" calcext:value-type="float">
            <text:p>7,541</text:p>
          </table:table-cell>
          <table:table-cell table:style-name="ce43" office:value-type="float" office:value="7800" calcext:value-type="float">
            <text:p>7,800</text:p>
          </table:table-cell>
          <table:table-cell table:style-name="ce33" office:value-type="float" office:value="41008" calcext:value-type="float">
            <text:p>41,008</text:p>
          </table:table-cell>
          <table:table-cell table:style-name="ce33" office:value-type="float" office:value="8154" calcext:value-type="float">
            <text:p>8,154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3" office:value-type="float" office:value="8312" calcext:value-type="float">
            <text:p>8,312</text:p>
          </table:table-cell>
          <table:table-cell table:style-name="ce33" office:value-type="float" office:value="8133" calcext:value-type="float">
            <text:p>8,133</text:p>
          </table:table-cell>
          <table:table-cell table:style-name="ce43" office:value-type="float" office:value="8167" calcext:value-type="float">
            <text:p>8,167</text:p>
          </table:table-cell>
          <table:table-cell table:style-name="ce33" office:value-type="float" office:value="36144" calcext:value-type="float">
            <text:p>36,144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7884" calcext:value-type="float">
            <text:p>7,884</text:p>
          </table:table-cell>
          <table:table-cell table:style-name="ce33" office:value-type="float" office:value="6796" calcext:value-type="float">
            <text:p>6,796</text:p>
          </table:table-cell>
          <table:table-cell table:style-name="ce43" office:value-type="float" office:value="6605" calcext:value-type="float">
            <text:p>6,605</text:p>
          </table:table-cell>
          <table:table-cell table:style-name="ce33" office:value-type="float" office:value="36619" calcext:value-type="float">
            <text:p>36,619</text:p>
          </table:table-cell>
          <table:table-cell table:style-name="ce33" office:value-type="float" office:value="6730" calcext:value-type="float">
            <text:p>6,730</text:p>
          </table:table-cell>
          <table:table-cell table:style-name="ce33" office:value-type="float" office:value="6973" calcext:value-type="float">
            <text:p>6,973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696" calcext:value-type="float">
            <text:p>7,696</text:p>
          </table:table-cell>
          <table:table-cell table:style-name="ce43" office:value-type="float" office:value="7879" calcext:value-type="float">
            <text:p>7,879</text:p>
          </table:table-cell>
          <table:table-cell table:style-name="ce33" office:value-type="float" office:value="40410" calcext:value-type="float">
            <text:p>40,410</text:p>
          </table:table-cell>
          <table:table-cell table:style-name="ce33" office:value-type="float" office:value="8070" calcext:value-type="float">
            <text:p>8,070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8334" calcext:value-type="float">
            <text:p>8,334</text:p>
          </table:table-cell>
          <table:table-cell table:style-name="ce33" office:value-type="float" office:value="8185" calcext:value-type="float">
            <text:p>8,185</text:p>
          </table:table-cell>
          <table:table-cell table:style-name="ce43" office:value-type="float" office:value="8376" calcext:value-type="float">
            <text:p>8,376</text:p>
          </table:table-cell>
          <table:table-cell table:style-name="ce33" office:value-type="float" office:value="42904" calcext:value-type="float">
            <text:p>42,904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8650" calcext:value-type="float">
            <text:p>8,650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8497" calcext:value-type="float">
            <text:p>8,497</text:p>
          </table:table-cell>
          <table:table-cell table:style-name="ce43" office:value-type="float" office:value="8469" calcext:value-type="float">
            <text:p>8,469</text:p>
          </table:table-cell>
          <table:table-cell table:style-name="ce33" office:value-type="float" office:value="37883" calcext:value-type="float">
            <text:p>37,883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7532" calcext:value-type="float">
            <text:p>7,532</text:p>
          </table:table-cell>
          <table:table-cell table:style-name="ce33" office:value-type="float" office:value="7665" calcext:value-type="float">
            <text:p>7,665</text:p>
          </table:table-cell>
          <table:table-cell table:style-name="ce33" office:value-type="float" office:value="7633" calcext:value-type="float">
            <text:p>7,633</text:p>
          </table:table-cell>
          <table:table-cell table:style-name="ce43" office:value-type="float" office:value="7127" calcext:value-type="float">
            <text:p>7,127</text:p>
          </table:table-cell>
          <table:table-cell table:style-name="ce33" office:value-type="float" office:value="31435" calcext:value-type="float">
            <text:p>31,435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5759" calcext:value-type="float">
            <text:p>5,759</text:p>
          </table:table-cell>
          <table:table-cell table:style-name="ce43" office:value-type="float" office:value="5385" calcext:value-type="float">
            <text:p>5,385</text:p>
          </table:table-cell>
          <table:table-cell table:style-name="ce33" office:value-type="float" office:value="19310" calcext:value-type="float">
            <text:p>19,310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267" calcext:value-type="float">
            <text:p>3,267</text:p>
          </table:table-cell>
          <table:table-cell table:style-name="ce43" office:value-type="float" office:value="3616" calcext:value-type="float">
            <text:p>3,616</text:p>
          </table:table-cell>
          <table:table-cell table:style-name="ce33" office:value-type="float" office:value="19296" calcext:value-type="float">
            <text:p>19,296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3904" calcext:value-type="float">
            <text:p>3,904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15810" calcext:value-type="float">
            <text:p>15,810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037" calcext:value-type="float">
            <text:p>3,037</text:p>
          </table:table-cell>
          <table:table-cell table:style-name="ce43" office:value-type="float" office:value="2751" calcext:value-type="float">
            <text:p>2,751</text:p>
          </table:table-cell>
          <table:table-cell table:style-name="ce33" office:value-type="float" office:value="11368" calcext:value-type="float">
            <text:p>11,368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382" calcext:value-type="float">
            <text:p>2,382</text:p>
          </table:table-cell>
          <table:table-cell table:style-name="ce33" office:value-type="float" office:value="2097" calcext:value-type="float">
            <text:p>2,097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656" calcext:value-type="float">
            <text:p>656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474" calcext:value-type="float">
            <text:p>265,474</text:p>
          </table:table-cell>
          <table:table-cell table:style-name="ce33" office:value-type="float" office:value="9201" calcext:value-type="float">
            <text:p>9,20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0812" calcext:value-type="float">
            <text:p>10,812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249" calcext:value-type="float">
            <text:p>2,249</text:p>
          </table:table-cell>
          <table:table-cell table:style-name="ce43" office:value-type="float" office:value="2377" calcext:value-type="float">
            <text:p>2,377</text:p>
          </table:table-cell>
          <table:table-cell table:style-name="ce33" office:value-type="float" office:value="15026" calcext:value-type="float">
            <text:p>15,026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3349" calcext:value-type="float">
            <text:p>3,349</text:p>
          </table:table-cell>
          <table:table-cell table:style-name="ce43" office:value-type="float" office:value="3268" calcext:value-type="float">
            <text:p>3,268</text:p>
          </table:table-cell>
          <table:table-cell table:style-name="ce33" office:value-type="float" office:value="18174" calcext:value-type="float">
            <text:p>18,174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724" calcext:value-type="float">
            <text:p>3,724</text:p>
          </table:table-cell>
          <table:table-cell table:style-name="ce43" office:value-type="float" office:value="3952" calcext:value-type="float">
            <text:p>3,952</text:p>
          </table:table-cell>
          <table:table-cell table:style-name="ce33" office:value-type="float" office:value="19346" calcext:value-type="float">
            <text:p>19,346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3" office:value-type="float" office:value="3726" calcext:value-type="float">
            <text:p>3,726</text:p>
          </table:table-cell>
          <table:table-cell table:style-name="ce33" office:value-type="float" office:value="19302" calcext:value-type="float">
            <text:p>19,302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930" calcext:value-type="float">
            <text:p>3,930</text:p>
          </table:table-cell>
          <table:table-cell table:style-name="ce43" office:value-type="float" office:value="4058" calcext:value-type="float">
            <text:p>4,058</text:p>
          </table:table-cell>
          <table:table-cell table:style-name="ce33" office:value-type="float" office:value="21481" calcext:value-type="float">
            <text:p>21,481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223" calcext:value-type="float">
            <text:p>4,223</text:p>
          </table:table-cell>
          <table:table-cell table:style-name="ce43" office:value-type="float" office:value="4278" calcext:value-type="float">
            <text:p>4,278</text:p>
          </table:table-cell>
          <table:table-cell table:style-name="ce33" office:value-type="float" office:value="18713" calcext:value-type="float">
            <text:p>18,713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4165" calcext:value-type="float">
            <text:p>4,165</text:p>
          </table:table-cell>
          <table:table-cell table:style-name="ce33" office:value-type="float" office:value="3506" calcext:value-type="float">
            <text:p>3,506</text:p>
          </table:table-cell>
          <table:table-cell table:style-name="ce43" office:value-type="float" office:value="3351" calcext:value-type="float">
            <text:p>3,351</text:p>
          </table:table-cell>
          <table:table-cell table:style-name="ce33" office:value-type="float" office:value="19001" calcext:value-type="float">
            <text:p>19,001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953" calcext:value-type="float">
            <text:p>3,953</text:p>
          </table:table-cell>
          <table:table-cell table:style-name="ce43" office:value-type="float" office:value="4137" calcext:value-type="float">
            <text:p>4,137</text:p>
          </table:table-cell>
          <table:table-cell table:style-name="ce33" office:value-type="float" office:value="21420" calcext:value-type="float">
            <text:p>21,420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328" calcext:value-type="float">
            <text:p>4,328</text:p>
          </table:table-cell>
          <table:table-cell table:style-name="ce43" office:value-type="float" office:value="4413" calcext:value-type="float">
            <text:p>4,413</text:p>
          </table:table-cell>
          <table:table-cell table:style-name="ce33" office:value-type="float" office:value="22469" calcext:value-type="float">
            <text:p>22,469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489" calcext:value-type="float">
            <text:p>4,489</text:p>
          </table:table-cell>
          <table:table-cell table:style-name="ce43" office:value-type="float" office:value="4465" calcext:value-type="float">
            <text:p>4,465</text:p>
          </table:table-cell>
          <table:table-cell table:style-name="ce33" office:value-type="float" office:value="19668" calcext:value-type="float">
            <text:p>19,668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3939" calcext:value-type="float">
            <text:p>3,939</text:p>
          </table:table-cell>
          <table:table-cell table:style-name="ce43" office:value-type="float" office:value="3748" calcext:value-type="float">
            <text:p>3,748</text:p>
          </table:table-cell>
          <table:table-cell table:style-name="ce33" office:value-type="float" office:value="16176" calcext:value-type="float">
            <text:p>16,176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2981" calcext:value-type="float">
            <text:p>2,981</text:p>
          </table:table-cell>
          <table:table-cell table:style-name="ce43" office:value-type="float" office:value="2704" calcext:value-type="float">
            <text:p>2,704</text:p>
          </table:table-cell>
          <table:table-cell table:style-name="ce33" office:value-type="float" office:value="9549" calcext:value-type="float">
            <text:p>9,549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9220" calcext:value-type="float">
            <text:p>9,220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836" calcext:value-type="float">
            <text:p>1,836</text:p>
          </table:table-cell>
          <table:table-cell table:style-name="ce43" office:value-type="float" office:value="1826" calcext:value-type="float">
            <text:p>1,826</text:p>
          </table:table-cell>
          <table:table-cell table:style-name="ce33" office:value-type="float" office:value="7338" calcext:value-type="float">
            <text:p>7,338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71" calcext:value-type="float">
            <text:p>1,371</text:p>
          </table:table-cell>
          <table:table-cell table:style-name="ce43" office:value-type="float" office:value="1280" calcext:value-type="float">
            <text:p>1,280</text:p>
          </table:table-cell>
          <table:table-cell table:style-name="ce33" office:value-type="float" office:value="5116" calcext:value-type="float">
            <text:p>5,116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926" calcext:value-type="float">
            <text:p>926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15" calcext:value-type="float">
            <text:p>415</text:p>
          </table:table-cell>
          <table:table-cell table:style-name="ce43" office:value-type="float" office:value="262" calcext:value-type="float">
            <text:p>262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748" calcext:value-type="float">
            <text:p>251,748</text:p>
          </table:table-cell>
          <table:table-cell table:style-name="ce42" office:value-type="float" office:value="8536" calcext:value-type="float">
            <text:p>8,536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2009" calcext:value-type="float">
            <text:p>2,009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0175" calcext:value-type="float">
            <text:p>10,175</text:p>
          </table:table-cell>
          <table:table-cell table:style-name="ce34" office:value-type="float" office:value="1814" calcext:value-type="float">
            <text:p>1,814</text:p>
          </table:table-cell>
          <table:table-cell table:style-name="ce34" office:value-type="float" office:value="1960" calcext:value-type="float">
            <text:p>1,960</text:p>
          </table:table-cell>
          <table:table-cell table:style-name="ce34" office:value-type="float" office:value="2001" calcext:value-type="float">
            <text:p>2,001</text:p>
          </table:table-cell>
          <table:table-cell table:style-name="ce34" office:value-type="float" office:value="2166" calcext:value-type="float">
            <text:p>2,166</text:p>
          </table:table-cell>
          <table:table-cell table:style-name="ce42" office:value-type="float" office:value="2234" calcext:value-type="float">
            <text:p>2,234</text:p>
          </table:table-cell>
          <table:table-cell table:style-name="ce34" office:value-type="float" office:value="13745" calcext:value-type="float">
            <text:p>13,745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3138" calcext:value-type="float">
            <text:p>3,138</text:p>
          </table:table-cell>
          <table:table-cell table:style-name="ce42" office:value-type="float" office:value="2918" calcext:value-type="float">
            <text:p>2,918</text:p>
          </table:table-cell>
          <table:table-cell table:style-name="ce34" office:value-type="float" office:value="17161" calcext:value-type="float">
            <text:p>17,161</text:p>
          </table:table-cell>
          <table:table-cell table:style-name="ce34" office:value-type="float" office:value="2866" calcext:value-type="float">
            <text:p>2,866</text:p>
          </table:table-cell>
          <table:table-cell table:style-name="ce34" office:value-type="float" office:value="3507" calcext:value-type="float">
            <text:p>3,507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562" calcext:value-type="float">
            <text:p>3,562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4" office:value-type="float" office:value="17715" calcext:value-type="float">
            <text:p>17,715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3624" calcext:value-type="float">
            <text:p>3,624</text:p>
          </table:table-cell>
          <table:table-cell table:style-name="ce42" office:value-type="float" office:value="3353" calcext:value-type="float">
            <text:p>3,353</text:p>
          </table:table-cell>
          <table:table-cell table:style-name="ce34" office:value-type="float" office:value="17685" calcext:value-type="float">
            <text:p>17,685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234" calcext:value-type="float">
            <text:p>3,234</text:p>
          </table:table-cell>
          <table:table-cell table:style-name="ce34" office:value-type="float" office:value="3611" calcext:value-type="float">
            <text:p>3,611</text:p>
          </table:table-cell>
          <table:table-cell table:style-name="ce42" office:value-type="float" office:value="3742" calcext:value-type="float">
            <text:p>3,742</text:p>
          </table:table-cell>
          <table:table-cell table:style-name="ce34" office:value-type="float" office:value="19527" calcext:value-type="float">
            <text:p>19,527</text:p>
          </table:table-cell>
          <table:table-cell table:style-name="ce34" office:value-type="float" office:value="3789" calcext:value-type="float">
            <text:p>3,789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4005" calcext:value-type="float">
            <text:p>4,005</text:p>
          </table:table-cell>
          <table:table-cell table:style-name="ce34" office:value-type="float" office:value="3910" calcext:value-type="float">
            <text:p>3,910</text:p>
          </table:table-cell>
          <table:table-cell table:style-name="ce42" office:value-type="float" office:value="3889" calcext:value-type="float">
            <text:p>3,889</text:p>
          </table:table-cell>
          <table:table-cell table:style-name="ce34" office:value-type="float" office:value="17431" calcext:value-type="float">
            <text:p>17,431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719" calcext:value-type="float">
            <text:p>3,719</text:p>
          </table:table-cell>
          <table:table-cell table:style-name="ce34" office:value-type="float" office:value="3290" calcext:value-type="float">
            <text:p>3,290</text:p>
          </table:table-cell>
          <table:table-cell table:style-name="ce42" office:value-type="float" office:value="3254" calcext:value-type="float">
            <text:p>3,254</text:p>
          </table:table-cell>
          <table:table-cell table:style-name="ce34" office:value-type="float" office:value="17618" calcext:value-type="float">
            <text:p>17,618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743" calcext:value-type="float">
            <text:p>3,743</text:p>
          </table:table-cell>
          <table:table-cell table:style-name="ce42" office:value-type="float" office:value="3742" calcext:value-type="float">
            <text:p>3,742</text:p>
          </table:table-cell>
          <table:table-cell table:style-name="ce34" office:value-type="float" office:value="18990" calcext:value-type="float">
            <text:p>18,990</text:p>
          </table:table-cell>
          <table:table-cell table:style-name="ce34" office:value-type="float" office:value="3748" calcext:value-type="float">
            <text:p>3,748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893" calcext:value-type="float">
            <text:p>3,893</text:p>
          </table:table-cell>
          <table:table-cell table:style-name="ce34" office:value-type="float" office:value="3857" calcext:value-type="float">
            <text:p>3,857</text:p>
          </table:table-cell>
          <table:table-cell table:style-name="ce42" office:value-type="float" office:value="3963" calcext:value-type="float">
            <text:p>3,963</text:p>
          </table:table-cell>
          <table:table-cell table:style-name="ce34" office:value-type="float" office:value="20435" calcext:value-type="float">
            <text:p>20,435</text:p>
          </table:table-cell>
          <table:table-cell table:style-name="ce34" office:value-type="float" office:value="4153" calcext:value-type="float">
            <text:p>4,153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4008" calcext:value-type="float">
            <text:p>4,008</text:p>
          </table:table-cell>
          <table:table-cell table:style-name="ce42" office:value-type="float" office:value="4004" calcext:value-type="float">
            <text:p>4,004</text:p>
          </table:table-cell>
          <table:table-cell table:style-name="ce34" office:value-type="float" office:value="18215" calcext:value-type="float">
            <text:p>18,215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720" calcext:value-type="float">
            <text:p>3,720</text:p>
          </table:table-cell>
          <table:table-cell table:style-name="ce34" office:value-type="float" office:value="3694" calcext:value-type="float">
            <text:p>3,694</text:p>
          </table:table-cell>
          <table:table-cell table:style-name="ce42" office:value-type="float" office:value="3379" calcext:value-type="float">
            <text:p>3,379</text:p>
          </table:table-cell>
          <table:table-cell table:style-name="ce34" office:value-type="float" office:value="15259" calcext:value-type="float">
            <text:p>15,259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2778" calcext:value-type="float">
            <text:p>2,778</text:p>
          </table:table-cell>
          <table:table-cell table:style-name="ce42" office:value-type="float" office:value="2681" calcext:value-type="float">
            <text:p>2,681</text:p>
          </table:table-cell>
          <table:table-cell table:style-name="ce34" office:value-type="float" office:value="9761" calcext:value-type="float">
            <text:p>9,761</text:p>
          </table:table-cell>
          <table:table-cell table:style-name="ce34" office:value-type="float" office:value="2381" calcext:value-type="float">
            <text:p>2,381</text:p>
          </table:table-cell>
          <table:table-cell table:style-name="ce34" office:value-type="float" office:value="2051" calcext:value-type="float">
            <text:p>2,051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1688" calcext:value-type="float">
            <text:p>1,688</text:p>
          </table:table-cell>
          <table:table-cell table:style-name="ce42" office:value-type="float" office:value="1821" calcext:value-type="float">
            <text:p>1,821</text:p>
          </table:table-cell>
          <table:table-cell table:style-name="ce34" office:value-type="float" office:value="10076" calcext:value-type="float">
            <text:p>10,076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2018" calcext:value-type="float">
            <text:p>2,018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2068" calcext:value-type="float">
            <text:p>2,068</text:p>
          </table:table-cell>
          <table:table-cell table:style-name="ce42" office:value-type="float" office:value="2043" calcext:value-type="float">
            <text:p>2,043</text:p>
          </table:table-cell>
          <table:table-cell table:style-name="ce34" office:value-type="float" office:value="8472" calcext:value-type="float">
            <text:p>8,472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471" calcext:value-type="float">
            <text:p>1,471</text:p>
          </table:table-cell>
          <table:table-cell table:style-name="ce34" office:value-type="float" office:value="6252" calcext:value-type="float">
            <text:p>6,252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171" calcext:value-type="float">
            <text:p>1,171</text:p>
          </table:table-cell>
          <table:table-cell table:style-name="ce42" office:value-type="float" office:value="1008" calcext:value-type="float">
            <text:p>1,008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532" calcext:value-type="float">
            <text:p>532</text:p>
          </table:table-cell>
          <table:table-cell table:style-name="ce42" office:value-type="float" office:value="394" calcext:value-type="float">
            <text:p>394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792" calcext:value-type="float">
            <text:p>707,792</text:p>
          </table:table-cell>
          <table:table-cell table:style-name="ce33" office:value-type="float" office:value="26001" calcext:value-type="float">
            <text:p>26,001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29990" calcext:value-type="float">
            <text:p>29,990</text:p>
          </table:table-cell>
          <table:table-cell table:style-name="ce33" office:value-type="float" office:value="5573" calcext:value-type="float">
            <text:p>5,573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5942" calcext:value-type="float">
            <text:p>5,942</text:p>
          </table:table-cell>
          <table:table-cell table:style-name="ce33" office:value-type="float" office:value="6245" calcext:value-type="float">
            <text:p>6,245</text:p>
          </table:table-cell>
          <table:table-cell table:style-name="ce43" office:value-type="float" office:value="6513" calcext:value-type="float">
            <text:p>6,513</text:p>
          </table:table-cell>
          <table:table-cell table:style-name="ce33" office:value-type="float" office:value="40522" calcext:value-type="float">
            <text:p>40,522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7955" calcext:value-type="float">
            <text:p>7,955</text:p>
          </table:table-cell>
          <table:table-cell table:style-name="ce33" office:value-type="float" office:value="9356" calcext:value-type="float">
            <text:p>9,356</text:p>
          </table:table-cell>
          <table:table-cell table:style-name="ce43" office:value-type="float" office:value="8539" calcext:value-type="float">
            <text:p>8,539</text:p>
          </table:table-cell>
          <table:table-cell table:style-name="ce33" office:value-type="float" office:value="45732" calcext:value-type="float">
            <text:p>45,732</text:p>
          </table:table-cell>
          <table:table-cell table:style-name="ce33" office:value-type="float" office:value="8118" calcext:value-type="float">
            <text:p>8,118</text:p>
          </table:table-cell>
          <table:table-cell table:style-name="ce33" office:value-type="float" office:value="9528" calcext:value-type="float">
            <text:p>9,528</text:p>
          </table:table-cell>
          <table:table-cell table:style-name="ce33" office:value-type="float" office:value="9381" calcext:value-type="float">
            <text:p>9,381</text:p>
          </table:table-cell>
          <table:table-cell table:style-name="ce33" office:value-type="float" office:value="9455" calcext:value-type="float">
            <text:p>9,455</text:p>
          </table:table-cell>
          <table:table-cell table:style-name="ce43" office:value-type="float" office:value="9250" calcext:value-type="float">
            <text:p>9,250</text:p>
          </table:table-cell>
          <table:table-cell table:style-name="ce33" office:value-type="float" office:value="44887" calcext:value-type="float">
            <text:p>44,887</text:p>
          </table:table-cell>
          <table:table-cell table:style-name="ce33" office:value-type="float" office:value="9169" calcext:value-type="float">
            <text:p>9,169</text:p>
          </table:table-cell>
          <table:table-cell table:style-name="ce33" office:value-type="float" office:value="9006" calcext:value-type="float">
            <text:p>9,006</text:p>
          </table:table-cell>
          <table:table-cell table:style-name="ce33" office:value-type="float" office:value="8784" calcext:value-type="float">
            <text:p>8,784</text:p>
          </table:table-cell>
          <table:table-cell table:style-name="ce33" office:value-type="float" office:value="9286" calcext:value-type="float">
            <text:p>9,286</text:p>
          </table:table-cell>
          <table:table-cell table:style-name="ce43" office:value-type="float" office:value="8642" calcext:value-type="float">
            <text:p>8,642</text:p>
          </table:table-cell>
          <table:table-cell table:style-name="ce33" office:value-type="float" office:value="48637" calcext:value-type="float">
            <text:p>48,637</text:p>
          </table:table-cell>
          <table:table-cell table:style-name="ce33" office:value-type="float" office:value="9496" calcext:value-type="float">
            <text:p>9,496</text:p>
          </table:table-cell>
          <table:table-cell table:style-name="ce33" office:value-type="float" office:value="9131" calcext:value-type="float">
            <text:p>9,131</text:p>
          </table:table-cell>
          <table:table-cell table:style-name="ce33" office:value-type="float" office:value="9006" calcext:value-type="float">
            <text:p>9,006</text:p>
          </table:table-cell>
          <table:table-cell table:style-name="ce33" office:value-type="float" office:value="10247" calcext:value-type="float">
            <text:p>10,247</text:p>
          </table:table-cell>
          <table:table-cell table:style-name="ce43" office:value-type="float" office:value="10757" calcext:value-type="float">
            <text:p>10,757</text:p>
          </table:table-cell>
          <table:table-cell table:style-name="ce33" office:value-type="float" office:value="57794" calcext:value-type="float">
            <text:p>57,794</text:p>
          </table:table-cell>
          <table:table-cell table:style-name="ce33" office:value-type="float" office:value="11207" calcext:value-type="float">
            <text:p>11,207</text:p>
          </table:table-cell>
          <table:table-cell table:style-name="ce33" office:value-type="float" office:value="11548" calcext:value-type="float">
            <text:p>11,548</text:p>
          </table:table-cell>
          <table:table-cell table:style-name="ce33" office:value-type="float" office:value="11560" calcext:value-type="float">
            <text:p>11,560</text:p>
          </table:table-cell>
          <table:table-cell table:style-name="ce33" office:value-type="float" office:value="11533" calcext:value-type="float">
            <text:p>11,533</text:p>
          </table:table-cell>
          <table:table-cell table:style-name="ce43" office:value-type="float" office:value="11946" calcext:value-type="float">
            <text:p>11,946</text:p>
          </table:table-cell>
          <table:table-cell table:style-name="ce33" office:value-type="float" office:value="54623" calcext:value-type="float">
            <text:p>54,623</text:p>
          </table:table-cell>
          <table:table-cell table:style-name="ce33" office:value-type="float" office:value="11472" calcext:value-type="float">
            <text:p>11,472</text:p>
          </table:table-cell>
          <table:table-cell table:style-name="ce33" office:value-type="float" office:value="11175" calcext:value-type="float">
            <text:p>11,175</text:p>
          </table:table-cell>
          <table:table-cell table:style-name="ce33" office:value-type="float" office:value="11809" calcext:value-type="float">
            <text:p>11,809</text:p>
          </table:table-cell>
          <table:table-cell table:style-name="ce33" office:value-type="float" office:value="10344" calcext:value-type="float">
            <text:p>10,344</text:p>
          </table:table-cell>
          <table:table-cell table:style-name="ce43" office:value-type="float" office:value="9823" calcext:value-type="float">
            <text:p>9,823</text:p>
          </table:table-cell>
          <table:table-cell table:style-name="ce33" office:value-type="float" office:value="50756" calcext:value-type="float">
            <text:p>50,756</text:p>
          </table:table-cell>
          <table:table-cell table:style-name="ce33" office:value-type="float" office:value="9844" calcext:value-type="float">
            <text:p>9,844</text:p>
          </table:table-cell>
          <table:table-cell table:style-name="ce33" office:value-type="float" office:value="9792" calcext:value-type="float">
            <text:p>9,792</text:p>
          </table:table-cell>
          <table:table-cell table:style-name="ce33" office:value-type="float" office:value="10187" calcext:value-type="float">
            <text:p>10,187</text:p>
          </table:table-cell>
          <table:table-cell table:style-name="ce33" office:value-type="float" office:value="10373" calcext:value-type="float">
            <text:p>10,373</text:p>
          </table:table-cell>
          <table:table-cell table:style-name="ce43" office:value-type="float" office:value="10560" calcext:value-type="float">
            <text:p>10,560</text:p>
          </table:table-cell>
          <table:table-cell table:style-name="ce33" office:value-type="float" office:value="53726" calcext:value-type="float">
            <text:p>53,726</text:p>
          </table:table-cell>
          <table:table-cell table:style-name="ce33" office:value-type="float" office:value="10639" calcext:value-type="float">
            <text:p>10,639</text:p>
          </table:table-cell>
          <table:table-cell table:style-name="ce33" office:value-type="float" office:value="9787" calcext:value-type="float">
            <text:p>9,787</text:p>
          </table:table-cell>
          <table:table-cell table:style-name="ce33" office:value-type="float" office:value="11630" calcext:value-type="float">
            <text:p>11,630</text:p>
          </table:table-cell>
          <table:table-cell table:style-name="ce33" office:value-type="float" office:value="10837" calcext:value-type="float">
            <text:p>10,837</text:p>
          </table:table-cell>
          <table:table-cell table:style-name="ce43" office:value-type="float" office:value="10833" calcext:value-type="float">
            <text:p>10,833</text:p>
          </table:table-cell>
          <table:table-cell table:style-name="ce33" office:value-type="float" office:value="53911" calcext:value-type="float">
            <text:p>53,911</text:p>
          </table:table-cell>
          <table:table-cell table:style-name="ce33" office:value-type="float" office:value="11255" calcext:value-type="float">
            <text:p>11,255</text:p>
          </table:table-cell>
          <table:table-cell table:style-name="ce33" office:value-type="float" office:value="11000" calcext:value-type="float">
            <text:p>11,000</text:p>
          </table:table-cell>
          <table:table-cell table:style-name="ce33" office:value-type="float" office:value="10761" calcext:value-type="float">
            <text:p>10,761</text:p>
          </table:table-cell>
          <table:table-cell table:style-name="ce33" office:value-type="float" office:value="10331" calcext:value-type="float">
            <text:p>10,331</text:p>
          </table:table-cell>
          <table:table-cell table:style-name="ce43" office:value-type="float" office:value="10564" calcext:value-type="float">
            <text:p>10,564</text:p>
          </table:table-cell>
          <table:table-cell table:style-name="ce33" office:value-type="float" office:value="47715" calcext:value-type="float">
            <text:p>47,715</text:p>
          </table:table-cell>
          <table:table-cell table:style-name="ce33" office:value-type="float" office:value="9957" calcext:value-type="float">
            <text:p>9,957</text:p>
          </table:table-cell>
          <table:table-cell table:style-name="ce33" office:value-type="float" office:value="9315" calcext:value-type="float">
            <text:p>9,315</text:p>
          </table:table-cell>
          <table:table-cell table:style-name="ce33" office:value-type="float" office:value="9725" calcext:value-type="float">
            <text:p>9,725</text:p>
          </table:table-cell>
          <table:table-cell table:style-name="ce33" office:value-type="float" office:value="9611" calcext:value-type="float">
            <text:p>9,611</text:p>
          </table:table-cell>
          <table:table-cell table:style-name="ce43" office:value-type="float" office:value="9107" calcext:value-type="float">
            <text:p>9,107</text:p>
          </table:table-cell>
          <table:table-cell table:style-name="ce33" office:value-type="float" office:value="41869" calcext:value-type="float">
            <text:p>41,869</text:p>
          </table:table-cell>
          <table:table-cell table:style-name="ce33" office:value-type="float" office:value="8694" calcext:value-type="float">
            <text:p>8,694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9646" calcext:value-type="float">
            <text:p>9,646</text:p>
          </table:table-cell>
          <table:table-cell table:style-name="ce33" office:value-type="float" office:value="7317" calcext:value-type="float">
            <text:p>7,317</text:p>
          </table:table-cell>
          <table:table-cell table:style-name="ce43" office:value-type="float" office:value="7488" calcext:value-type="float">
            <text:p>7,488</text:p>
          </table:table-cell>
          <table:table-cell table:style-name="ce33" office:value-type="float" office:value="28501" calcext:value-type="float">
            <text:p>28,501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3" office:value-type="float" office:value="4667" calcext:value-type="float">
            <text:p>4,667</text:p>
          </table:table-cell>
          <table:table-cell table:style-name="ce43" office:value-type="float" office:value="5505" calcext:value-type="float">
            <text:p>5,505</text:p>
          </table:table-cell>
          <table:table-cell table:style-name="ce33" office:value-type="float" office:value="29811" calcext:value-type="float">
            <text:p>29,811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167" calcext:value-type="float">
            <text:p>6,167</text:p>
          </table:table-cell>
          <table:table-cell table:style-name="ce43" office:value-type="float" office:value="5883" calcext:value-type="float">
            <text:p>5,883</text:p>
          </table:table-cell>
          <table:table-cell table:style-name="ce33" office:value-type="float" office:value="24635" calcext:value-type="float">
            <text:p>24,635</text:p>
          </table:table-cell>
          <table:table-cell table:style-name="ce33" office:value-type="float" office:value="5452" calcext:value-type="float">
            <text:p>5,452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4821" calcext:value-type="float">
            <text:p>4,821</text:p>
          </table:table-cell>
          <table:table-cell table:style-name="ce33" office:value-type="float" office:value="4710" calcext:value-type="float">
            <text:p>4,710</text:p>
          </table:table-cell>
          <table:table-cell table:style-name="ce43" office:value-type="float" office:value="4356" calcext:value-type="float">
            <text:p>4,356</text:p>
          </table:table-cell>
          <table:table-cell table:style-name="ce33" office:value-type="float" office:value="17218" calcext:value-type="float">
            <text:p>17,218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103" calcext:value-type="float">
            <text:p>3,103</text:p>
          </table:table-cell>
          <table:table-cell table:style-name="ce43" office:value-type="float" office:value="2629" calcext:value-type="float">
            <text:p>2,629</text:p>
          </table:table-cell>
          <table:table-cell table:style-name="ce33" office:value-type="float" office:value="8342" calcext:value-type="float">
            <text:p>8,342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264" calcext:value-type="float">
            <text:p>1,264</text:p>
          </table:table-cell>
          <table:table-cell table:style-name="ce43" office:value-type="float" office:value="1079" calcext:value-type="float">
            <text:p>1,079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339" calcext:value-type="float">
            <text:p>339</text:p>
          </table:table-cell>
          <table:table-cell table:style-name="ce43" office:value-type="float" office:value="268" calcext:value-type="float">
            <text:p>268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457" calcext:value-type="float">
            <text:p>368,457</text:p>
          </table:table-cell>
          <table:table-cell table:style-name="ce33" office:value-type="float" office:value="13596" calcext:value-type="float">
            <text:p>13,596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15898" calcext:value-type="float">
            <text:p>15,898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291" calcext:value-type="float">
            <text:p>3,291</text:p>
          </table:table-cell>
          <table:table-cell table:style-name="ce43" office:value-type="float" office:value="3461" calcext:value-type="float">
            <text:p>3,461</text:p>
          </table:table-cell>
          <table:table-cell table:style-name="ce33" office:value-type="float" office:value="21246" calcext:value-type="float">
            <text:p>21,246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4914" calcext:value-type="float">
            <text:p>4,914</text:p>
          </table:table-cell>
          <table:table-cell table:style-name="ce43" office:value-type="float" office:value="4478" calcext:value-type="float">
            <text:p>4,478</text:p>
          </table:table-cell>
          <table:table-cell table:style-name="ce33" office:value-type="float" office:value="24090" calcext:value-type="float">
            <text:p>24,090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931" calcext:value-type="float">
            <text:p>4,931</text:p>
          </table:table-cell>
          <table:table-cell table:style-name="ce43" office:value-type="float" office:value="4826" calcext:value-type="float">
            <text:p>4,826</text:p>
          </table:table-cell>
          <table:table-cell table:style-name="ce33" office:value-type="float" office:value="23478" calcext:value-type="float">
            <text:p>23,478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988" calcext:value-type="float">
            <text:p>4,988</text:p>
          </table:table-cell>
          <table:table-cell table:style-name="ce43" office:value-type="float" office:value="4593" calcext:value-type="float">
            <text:p>4,593</text:p>
          </table:table-cell>
          <table:table-cell table:style-name="ce33" office:value-type="float" office:value="25063" calcext:value-type="float">
            <text:p>25,063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4762" calcext:value-type="float">
            <text:p>4,762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5235" calcext:value-type="float">
            <text:p>5,235</text:p>
          </table:table-cell>
          <table:table-cell table:style-name="ce43" office:value-type="float" office:value="5524" calcext:value-type="float">
            <text:p>5,524</text:p>
          </table:table-cell>
          <table:table-cell table:style-name="ce33" office:value-type="float" office:value="29689" calcext:value-type="float">
            <text:p>29,689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5937" calcext:value-type="float">
            <text:p>5,937</text:p>
          </table:table-cell>
          <table:table-cell table:style-name="ce43" office:value-type="float" office:value="6188" calcext:value-type="float">
            <text:p>6,188</text:p>
          </table:table-cell>
          <table:table-cell table:style-name="ce33" office:value-type="float" office:value="28696" calcext:value-type="float">
            <text:p>28,696</text:p>
          </table:table-cell>
          <table:table-cell table:style-name="ce33" office:value-type="float" office:value="5921" calcext:value-type="float">
            <text:p>5,921</text:p>
          </table:table-cell>
          <table:table-cell table:style-name="ce33" office:value-type="float" office:value="5896" calcext:value-type="float">
            <text:p>5,896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5535" calcext:value-type="float">
            <text:p>5,535</text:p>
          </table:table-cell>
          <table:table-cell table:style-name="ce43" office:value-type="float" office:value="5196" calcext:value-type="float">
            <text:p>5,196</text:p>
          </table:table-cell>
          <table:table-cell table:style-name="ce33" office:value-type="float" office:value="27796" calcext:value-type="float">
            <text:p>27,796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3" office:value-type="float" office:value="5598" calcext:value-type="float">
            <text:p>5,598</text:p>
          </table:table-cell>
          <table:table-cell table:style-name="ce33" office:value-type="float" office:value="5751" calcext:value-type="float">
            <text:p>5,751</text:p>
          </table:table-cell>
          <table:table-cell table:style-name="ce43" office:value-type="float" office:value="6002" calcext:value-type="float">
            <text:p>6,002</text:p>
          </table:table-cell>
          <table:table-cell table:style-name="ce33" office:value-type="float" office:value="30610" calcext:value-type="float">
            <text:p>30,610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5638" calcext:value-type="float">
            <text:p>5,638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3" office:value-type="float" office:value="6100" calcext:value-type="float">
            <text:p>6,100</text:p>
          </table:table-cell>
          <table:table-cell table:style-name="ce43" office:value-type="float" office:value="6249" calcext:value-type="float">
            <text:p>6,249</text:p>
          </table:table-cell>
          <table:table-cell table:style-name="ce33" office:value-type="float" office:value="30153" calcext:value-type="float">
            <text:p>30,153</text:p>
          </table:table-cell>
          <table:table-cell table:style-name="ce33" office:value-type="float" office:value="6344" calcext:value-type="float">
            <text:p>6,344</text:p>
          </table:table-cell>
          <table:table-cell table:style-name="ce33" office:value-type="float" office:value="6199" calcext:value-type="float">
            <text:p>6,199</text:p>
          </table:table-cell>
          <table:table-cell table:style-name="ce33" office:value-type="float" office:value="6019" calcext:value-type="float">
            <text:p>6,019</text:p>
          </table:table-cell>
          <table:table-cell table:style-name="ce33" office:value-type="float" office:value="5742" calcext:value-type="float">
            <text:p>5,742</text:p>
          </table:table-cell>
          <table:table-cell table:style-name="ce43" office:value-type="float" office:value="5849" calcext:value-type="float">
            <text:p>5,849</text:p>
          </table:table-cell>
          <table:table-cell table:style-name="ce33" office:value-type="float" office:value="25708" calcext:value-type="float">
            <text:p>25,708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5234" calcext:value-type="float">
            <text:p>5,234</text:p>
          </table:table-cell>
          <table:table-cell table:style-name="ce33" office:value-type="float" office:value="5133" calcext:value-type="float">
            <text:p>5,133</text:p>
          </table:table-cell>
          <table:table-cell table:style-name="ce43" office:value-type="float" office:value="4830" calcext:value-type="float">
            <text:p>4,830</text:p>
          </table:table-cell>
          <table:table-cell table:style-name="ce33" office:value-type="float" office:value="22155" calcext:value-type="float">
            <text:p>22,155</text:p>
          </table:table-cell>
          <table:table-cell table:style-name="ce33" office:value-type="float" office:value="4621" calcext:value-type="float">
            <text:p>4,621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3915" calcext:value-type="float">
            <text:p>3,915</text:p>
          </table:table-cell>
          <table:table-cell table:style-name="ce33" office:value-type="float" office:value="14080" calcext:value-type="float">
            <text:p>14,080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2299" calcext:value-type="float">
            <text:p>2,299</text:p>
          </table:table-cell>
          <table:table-cell table:style-name="ce43" office:value-type="float" office:value="2652" calcext:value-type="float">
            <text:p>2,652</text:p>
          </table:table-cell>
          <table:table-cell table:style-name="ce33" office:value-type="float" office:value="14111" calcext:value-type="float">
            <text:p>14,111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880" calcext:value-type="float">
            <text:p>2,880</text:p>
          </table:table-cell>
          <table:table-cell table:style-name="ce43" office:value-type="float" office:value="2734" calcext:value-type="float">
            <text:p>2,734</text:p>
          </table:table-cell>
          <table:table-cell table:style-name="ce33" office:value-type="float" office:value="10950" calcext:value-type="float">
            <text:p>10,950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1879" calcext:value-type="float">
            <text:p>1,879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256" calcext:value-type="float">
            <text:p>1,256</text:p>
          </table:table-cell>
          <table:table-cell table:style-name="ce43" office:value-type="float" office:value="1037" calcext:value-type="float">
            <text:p>1,037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451" calcext:value-type="float">
            <text:p>451</text:p>
          </table:table-cell>
          <table:table-cell table:style-name="ce43" office:value-type="float" office:value="345" calcext:value-type="float">
            <text:p>345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335" calcext:value-type="float">
            <text:p>339,335</text:p>
          </table:table-cell>
          <table:table-cell table:style-name="ce42" office:value-type="float" office:value="12405" calcext:value-type="float">
            <text:p>12,405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511" calcext:value-type="float">
            <text:p>2,511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2515" calcext:value-type="float">
            <text:p>2,515</text:p>
          </table:table-cell>
          <table:table-cell table:style-name="ce34" office:value-type="float" office:value="14092" calcext:value-type="float">
            <text:p>14,092</text:p>
          </table:table-cell>
          <table:table-cell table:style-name="ce34" office:value-type="float" office:value="2585" calcext:value-type="float">
            <text:p>2,585</text:p>
          </table:table-cell>
          <table:table-cell table:style-name="ce34" office:value-type="float" office:value="2692" calcext:value-type="float">
            <text:p>2,692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2954" calcext:value-type="float">
            <text:p>2,954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9276" calcext:value-type="float">
            <text:p>19,276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676" calcext:value-type="float">
            <text:p>3,676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4442" calcext:value-type="float">
            <text:p>4,442</text:p>
          </table:table-cell>
          <table:table-cell table:style-name="ce42" office:value-type="float" office:value="4061" calcext:value-type="float">
            <text:p>4,061</text:p>
          </table:table-cell>
          <table:table-cell table:style-name="ce34" office:value-type="float" office:value="21642" calcext:value-type="float">
            <text:p>21,642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4468" calcext:value-type="float">
            <text:p>4,468</text:p>
          </table:table-cell>
          <table:table-cell table:style-name="ce34" office:value-type="float" office:value="4386" calcext:value-type="float">
            <text:p>4,386</text:p>
          </table:table-cell>
          <table:table-cell table:style-name="ce34" office:value-type="float" office:value="4524" calcext:value-type="float">
            <text:p>4,524</text:p>
          </table:table-cell>
          <table:table-cell table:style-name="ce42" office:value-type="float" office:value="4424" calcext:value-type="float">
            <text:p>4,424</text:p>
          </table:table-cell>
          <table:table-cell table:style-name="ce34" office:value-type="float" office:value="21409" calcext:value-type="float">
            <text:p>21,409</text:p>
          </table:table-cell>
          <table:table-cell table:style-name="ce34" office:value-type="float" office:value="4468" calcext:value-type="float">
            <text:p>4,468</text:p>
          </table:table-cell>
          <table:table-cell table:style-name="ce34" office:value-type="float" office:value="4357" calcext:value-type="float">
            <text:p>4,357</text:p>
          </table:table-cell>
          <table:table-cell table:style-name="ce34" office:value-type="float" office:value="4237" calcext:value-type="float">
            <text:p>4,237</text:p>
          </table:table-cell>
          <table:table-cell table:style-name="ce34" office:value-type="float" office:value="4298" calcext:value-type="float">
            <text:p>4,298</text:p>
          </table:table-cell>
          <table:table-cell table:style-name="ce42" office:value-type="float" office:value="4049" calcext:value-type="float">
            <text:p>4,049</text:p>
          </table:table-cell>
          <table:table-cell table:style-name="ce34" office:value-type="float" office:value="23574" calcext:value-type="float">
            <text:p>23,574</text:p>
          </table:table-cell>
          <table:table-cell table:style-name="ce34" office:value-type="float" office:value="4656" calcext:value-type="float">
            <text:p>4,656</text:p>
          </table:table-cell>
          <table:table-cell table:style-name="ce34" office:value-type="float" office:value="4369" calcext:value-type="float">
            <text:p>4,369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5012" calcext:value-type="float">
            <text:p>5,012</text:p>
          </table:table-cell>
          <table:table-cell table:style-name="ce42" office:value-type="float" office:value="5233" calcext:value-type="float">
            <text:p>5,233</text:p>
          </table:table-cell>
          <table:table-cell table:style-name="ce34" office:value-type="float" office:value="28105" calcext:value-type="float">
            <text:p>28,105</text:p>
          </table:table-cell>
          <table:table-cell table:style-name="ce34" office:value-type="float" office:value="5489" calcext:value-type="float">
            <text:p>5,489</text:p>
          </table:table-cell>
          <table:table-cell table:style-name="ce34" office:value-type="float" office:value="5600" calcext:value-type="float">
            <text:p>5,600</text:p>
          </table:table-cell>
          <table:table-cell table:style-name="ce34" office:value-type="float" office:value="5662" calcext:value-type="float">
            <text:p>5,662</text:p>
          </table:table-cell>
          <table:table-cell table:style-name="ce34" office:value-type="float" office:value="5596" calcext:value-type="float">
            <text:p>5,596</text:p>
          </table:table-cell>
          <table:table-cell table:style-name="ce42" office:value-type="float" office:value="5758" calcext:value-type="float">
            <text:p>5,758</text:p>
          </table:table-cell>
          <table:table-cell table:style-name="ce34" office:value-type="float" office:value="25927" calcext:value-type="float">
            <text:p>25,927</text:p>
          </table:table-cell>
          <table:table-cell table:style-name="ce34" office:value-type="float" office:value="5551" calcext:value-type="float">
            <text:p>5,551</text:p>
          </table:table-cell>
          <table:table-cell table:style-name="ce34" office:value-type="float" office:value="5279" calcext:value-type="float">
            <text:p>5,279</text:p>
          </table:table-cell>
          <table:table-cell table:style-name="ce34" office:value-type="float" office:value="5661" calcext:value-type="float">
            <text:p>5,661</text:p>
          </table:table-cell>
          <table:table-cell table:style-name="ce34" office:value-type="float" office:value="4809" calcext:value-type="float">
            <text:p>4,809</text:p>
          </table:table-cell>
          <table:table-cell table:style-name="ce42" office:value-type="float" office:value="4627" calcext:value-type="float">
            <text:p>4,627</text:p>
          </table:table-cell>
          <table:table-cell table:style-name="ce34" office:value-type="float" office:value="22960" calcext:value-type="float">
            <text:p>22,960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4579" calcext:value-type="float">
            <text:p>4,579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4622" calcext:value-type="float">
            <text:p>4,622</text:p>
          </table:table-cell>
          <table:table-cell table:style-name="ce42" office:value-type="float" office:value="4558" calcext:value-type="float">
            <text:p>4,558</text:p>
          </table:table-cell>
          <table:table-cell table:style-name="ce34" office:value-type="float" office:value="23116" calcext:value-type="float">
            <text:p>23,116</text:p>
          </table:table-cell>
          <table:table-cell table:style-name="ce34" office:value-type="float" office:value="4642" calcext:value-type="float">
            <text:p>4,642</text:p>
          </table:table-cell>
          <table:table-cell table:style-name="ce34" office:value-type="float" office:value="4149" calcext:value-type="float">
            <text:p>4,149</text:p>
          </table:table-cell>
          <table:table-cell table:style-name="ce34" office:value-type="float" office:value="5004" calcext:value-type="float">
            <text:p>5,004</text:p>
          </table:table-cell>
          <table:table-cell table:style-name="ce34" office:value-type="float" office:value="4737" calcext:value-type="float">
            <text:p>4,737</text:p>
          </table:table-cell>
          <table:table-cell table:style-name="ce42" office:value-type="float" office:value="4584" calcext:value-type="float">
            <text:p>4,584</text:p>
          </table:table-cell>
          <table:table-cell table:style-name="ce34" office:value-type="float" office:value="23758" calcext:value-type="float">
            <text:p>23,758</text:p>
          </table:table-cell>
          <table:table-cell table:style-name="ce34" office:value-type="float" office:value="4911" calcext:value-type="float">
            <text:p>4,911</text:p>
          </table:table-cell>
          <table:table-cell table:style-name="ce34" office:value-type="float" office:value="4801" calcext:value-type="float">
            <text:p>4,801</text:p>
          </table:table-cell>
          <table:table-cell table:style-name="ce34" office:value-type="float" office:value="4742" calcext:value-type="float">
            <text:p>4,742</text:p>
          </table:table-cell>
          <table:table-cell table:style-name="ce34" office:value-type="float" office:value="4589" calcext:value-type="float">
            <text:p>4,589</text:p>
          </table:table-cell>
          <table:table-cell table:style-name="ce42" office:value-type="float" office:value="4715" calcext:value-type="float">
            <text:p>4,715</text:p>
          </table:table-cell>
          <table:table-cell table:style-name="ce34" office:value-type="float" office:value="22007" calcext:value-type="float">
            <text:p>22,007</text:p>
          </table:table-cell>
          <table:table-cell table:style-name="ce34" office:value-type="float" office:value="4486" calcext:value-type="float">
            <text:p>4,486</text:p>
          </table:table-cell>
          <table:table-cell table:style-name="ce34" office:value-type="float" office:value="4275" calcext:value-type="float">
            <text:p>4,275</text:p>
          </table:table-cell>
          <table:table-cell table:style-name="ce34" office:value-type="float" office:value="4491" calcext:value-type="float">
            <text:p>4,491</text:p>
          </table:table-cell>
          <table:table-cell table:style-name="ce34" office:value-type="float" office:value="4478" calcext:value-type="float">
            <text:p>4,478</text:p>
          </table:table-cell>
          <table:table-cell table:style-name="ce42" office:value-type="float" office:value="4277" calcext:value-type="float">
            <text:p>4,277</text:p>
          </table:table-cell>
          <table:table-cell table:style-name="ce34" office:value-type="float" office:value="19714" calcext:value-type="float">
            <text:p>19,714</text:p>
          </table:table-cell>
          <table:table-cell table:style-name="ce34" office:value-type="float" office:value="4073" calcext:value-type="float">
            <text:p>4,073</text:p>
          </table:table-cell>
          <table:table-cell table:style-name="ce34" office:value-type="float" office:value="4075" calcext:value-type="float">
            <text:p>4,075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3426" calcext:value-type="float">
            <text:p>3,426</text:p>
          </table:table-cell>
          <table:table-cell table:style-name="ce42" office:value-type="float" office:value="3573" calcext:value-type="float">
            <text:p>3,573</text:p>
          </table:table-cell>
          <table:table-cell table:style-name="ce34" office:value-type="float" office:value="14421" calcext:value-type="float">
            <text:p>14,421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368" calcext:value-type="float">
            <text:p>2,368</text:p>
          </table:table-cell>
          <table:table-cell table:style-name="ce42" office:value-type="float" office:value="2853" calcext:value-type="float">
            <text:p>2,853</text:p>
          </table:table-cell>
          <table:table-cell table:style-name="ce34" office:value-type="float" office:value="15700" calcext:value-type="float">
            <text:p>15,700</text:p>
          </table:table-cell>
          <table:table-cell table:style-name="ce34" office:value-type="float" office:value="3097" calcext:value-type="float">
            <text:p>3,097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287" calcext:value-type="float">
            <text:p>3,287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3685" calcext:value-type="float">
            <text:p>13,685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2622" calcext:value-type="float">
            <text:p>2,622</text:p>
          </table:table-cell>
          <table:table-cell table:style-name="ce34" office:value-type="float" office:value="2672" calcext:value-type="float">
            <text:p>2,672</text:p>
          </table:table-cell>
          <table:table-cell table:style-name="ce42" office:value-type="float" office:value="2477" calcext:value-type="float">
            <text:p>2,477</text:p>
          </table:table-cell>
          <table:table-cell table:style-name="ce34" office:value-type="float" office:value="10171" calcext:value-type="float">
            <text:p>10,171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1847" calcext:value-type="float">
            <text:p>1,847</text:p>
          </table:table-cell>
          <table:table-cell table:style-name="ce42" office:value-type="float" office:value="1592" calcext:value-type="float">
            <text:p>1,592</text:p>
          </table:table-cell>
          <table:table-cell table:style-name="ce34" office:value-type="float" office:value="5196" calcext:value-type="float">
            <text:p>5,196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813" calcext:value-type="float">
            <text:p>813</text:p>
          </table:table-cell>
          <table:table-cell table:style-name="ce42" office:value-type="float" office:value="734" calcext:value-type="float">
            <text:p>734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42" calcext:value-type="float">
            <text:p>242</text:p>
          </table:table-cell>
          <table:table-cell table:style-name="ce42" office:value-type="float" office:value="202" calcext:value-type="float">
            <text:p>202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9229" calcext:value-type="float">
            <text:p>529,229</text:p>
          </table:table-cell>
          <table:table-cell table:style-name="ce33" office:value-type="float" office:value="16593" calcext:value-type="float">
            <text:p>16,593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19509" calcext:value-type="float">
            <text:p>19,509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4270" calcext:value-type="float">
            <text:p>4,270</text:p>
          </table:table-cell>
          <table:table-cell table:style-name="ce43" office:value-type="float" office:value="4349" calcext:value-type="float">
            <text:p>4,349</text:p>
          </table:table-cell>
          <table:table-cell table:style-name="ce33" office:value-type="float" office:value="27252" calcext:value-type="float">
            <text:p>27,252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6414" calcext:value-type="float">
            <text:p>6,414</text:p>
          </table:table-cell>
          <table:table-cell table:style-name="ce43" office:value-type="float" office:value="5651" calcext:value-type="float">
            <text:p>5,651</text:p>
          </table:table-cell>
          <table:table-cell table:style-name="ce33" office:value-type="float" office:value="33891" calcext:value-type="float">
            <text:p>33,891</text:p>
          </table:table-cell>
          <table:table-cell table:style-name="ce33" office:value-type="float" office:value="5908" calcext:value-type="float">
            <text:p>5,908</text:p>
          </table:table-cell>
          <table:table-cell table:style-name="ce33" office:value-type="float" office:value="7063" calcext:value-type="float">
            <text:p>7,063</text:p>
          </table:table-cell>
          <table:table-cell table:style-name="ce33" office:value-type="float" office:value="6971" calcext:value-type="float">
            <text:p>6,971</text:p>
          </table:table-cell>
          <table:table-cell table:style-name="ce33" office:value-type="float" office:value="6965" calcext:value-type="float">
            <text:p>6,965</text:p>
          </table:table-cell>
          <table:table-cell table:style-name="ce43" office:value-type="float" office:value="6984" calcext:value-type="float">
            <text:p>6,984</text:p>
          </table:table-cell>
          <table:table-cell table:style-name="ce33" office:value-type="float" office:value="35309" calcext:value-type="float">
            <text:p>35,309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6959" calcext:value-type="float">
            <text:p>6,959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7271" calcext:value-type="float">
            <text:p>7,271</text:p>
          </table:table-cell>
          <table:table-cell table:style-name="ce43" office:value-type="float" office:value="6707" calcext:value-type="float">
            <text:p>6,707</text:p>
          </table:table-cell>
          <table:table-cell table:style-name="ce33" office:value-type="float" office:value="36131" calcext:value-type="float">
            <text:p>36,131</text:p>
          </table:table-cell>
          <table:table-cell table:style-name="ce33" office:value-type="float" office:value="7380" calcext:value-type="float">
            <text:p>7,380</text:p>
          </table:table-cell>
          <table:table-cell table:style-name="ce33" office:value-type="float" office:value="6926" calcext:value-type="float">
            <text:p>6,926</text:p>
          </table:table-cell>
          <table:table-cell table:style-name="ce33" office:value-type="float" office:value="6549" calcext:value-type="float">
            <text:p>6,549</text:p>
          </table:table-cell>
          <table:table-cell table:style-name="ce33" office:value-type="float" office:value="7348" calcext:value-type="float">
            <text:p>7,348</text:p>
          </table:table-cell>
          <table:table-cell table:style-name="ce43" office:value-type="float" office:value="7928" calcext:value-type="float">
            <text:p>7,928</text:p>
          </table:table-cell>
          <table:table-cell table:style-name="ce33" office:value-type="float" office:value="40591" calcext:value-type="float">
            <text:p>40,591</text:p>
          </table:table-cell>
          <table:table-cell table:style-name="ce33" office:value-type="float" office:value="7909" calcext:value-type="float">
            <text:p>7,909</text:p>
          </table:table-cell>
          <table:table-cell table:style-name="ce33" office:value-type="float" office:value="8100" calcext:value-type="float">
            <text:p>8,100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8224" calcext:value-type="float">
            <text:p>8,224</text:p>
          </table:table-cell>
          <table:table-cell table:style-name="ce43" office:value-type="float" office:value="8063" calcext:value-type="float">
            <text:p>8,063</text:p>
          </table:table-cell>
          <table:table-cell table:style-name="ce33" office:value-type="float" office:value="37985" calcext:value-type="float">
            <text:p>37,985</text:p>
          </table:table-cell>
          <table:table-cell table:style-name="ce33" office:value-type="float" office:value="8025" calcext:value-type="float">
            <text:p>8,025</text:p>
          </table:table-cell>
          <table:table-cell table:style-name="ce33" office:value-type="float" office:value="7874" calcext:value-type="float">
            <text:p>7,874</text:p>
          </table:table-cell>
          <table:table-cell table:style-name="ce33" office:value-type="float" office:value="7987" calcext:value-type="float">
            <text:p>7,987</text:p>
          </table:table-cell>
          <table:table-cell table:style-name="ce33" office:value-type="float" office:value="7102" calcext:value-type="float">
            <text:p>7,102</text:p>
          </table:table-cell>
          <table:table-cell table:style-name="ce43" office:value-type="float" office:value="6997" calcext:value-type="float">
            <text:p>6,997</text:p>
          </table:table-cell>
          <table:table-cell table:style-name="ce33" office:value-type="float" office:value="38131" calcext:value-type="float">
            <text:p>38,131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7934" calcext:value-type="float">
            <text:p>7,934</text:p>
          </table:table-cell>
          <table:table-cell table:style-name="ce43" office:value-type="float" office:value="7921" calcext:value-type="float">
            <text:p>7,921</text:p>
          </table:table-cell>
          <table:table-cell table:style-name="ce33" office:value-type="float" office:value="42179" calcext:value-type="float">
            <text:p>42,179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7900" calcext:value-type="float">
            <text:p>7,900</text:p>
          </table:table-cell>
          <table:table-cell table:style-name="ce33" office:value-type="float" office:value="8852" calcext:value-type="float">
            <text:p>8,852</text:p>
          </table:table-cell>
          <table:table-cell table:style-name="ce33" office:value-type="float" office:value="8523" calcext:value-type="float">
            <text:p>8,523</text:p>
          </table:table-cell>
          <table:table-cell table:style-name="ce43" office:value-type="float" office:value="8681" calcext:value-type="float">
            <text:p>8,681</text:p>
          </table:table-cell>
          <table:table-cell table:style-name="ce33" office:value-type="float" office:value="44132" calcext:value-type="float">
            <text:p>44,132</text:p>
          </table:table-cell>
          <table:table-cell table:style-name="ce33" office:value-type="float" office:value="8977" calcext:value-type="float">
            <text:p>8,977</text:p>
          </table:table-cell>
          <table:table-cell table:style-name="ce33" office:value-type="float" office:value="8892" calcext:value-type="float">
            <text:p>8,892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8745" calcext:value-type="float">
            <text:p>8,745</text:p>
          </table:table-cell>
          <table:table-cell table:style-name="ce43" office:value-type="float" office:value="8580" calcext:value-type="float">
            <text:p>8,580</text:p>
          </table:table-cell>
          <table:table-cell table:style-name="ce33" office:value-type="float" office:value="37986" calcext:value-type="float">
            <text:p>37,986</text:p>
          </table:table-cell>
          <table:table-cell table:style-name="ce33" office:value-type="float" office:value="8037" calcext:value-type="float">
            <text:p>8,037</text:p>
          </table:table-cell>
          <table:table-cell table:style-name="ce33" office:value-type="float" office:value="7506" calcext:value-type="float">
            <text:p>7,506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7506" calcext:value-type="float">
            <text:p>7,506</text:p>
          </table:table-cell>
          <table:table-cell table:style-name="ce43" office:value-type="float" office:value="7165" calcext:value-type="float">
            <text:p>7,165</text:p>
          </table:table-cell>
          <table:table-cell table:style-name="ce33" office:value-type="float" office:value="32581" calcext:value-type="float">
            <text:p>32,581</text:p>
          </table:table-cell>
          <table:table-cell table:style-name="ce33" office:value-type="float" office:value="6911" calcext:value-type="float">
            <text:p>6,911</text:p>
          </table:table-cell>
          <table:table-cell table:style-name="ce33" office:value-type="float" office:value="6916" calcext:value-type="float">
            <text:p>6,916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5829" calcext:value-type="float">
            <text:p>5,829</text:p>
          </table:table-cell>
          <table:table-cell table:style-name="ce43" office:value-type="float" office:value="5688" calcext:value-type="float">
            <text:p>5,688</text:p>
          </table:table-cell>
          <table:table-cell table:style-name="ce33" office:value-type="float" office:value="20766" calcext:value-type="float">
            <text:p>20,766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409" calcext:value-type="float">
            <text:p>3,409</text:p>
          </table:table-cell>
          <table:table-cell table:style-name="ce43" office:value-type="float" office:value="4228" calcext:value-type="float">
            <text:p>4,228</text:p>
          </table:table-cell>
          <table:table-cell table:style-name="ce33" office:value-type="float" office:value="22329" calcext:value-type="float">
            <text:p>22,329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660" calcext:value-type="float">
            <text:p>4,660</text:p>
          </table:table-cell>
          <table:table-cell table:style-name="ce43" office:value-type="float" office:value="4471" calcext:value-type="float">
            <text:p>4,471</text:p>
          </table:table-cell>
          <table:table-cell table:style-name="ce33" office:value-type="float" office:value="19690" calcext:value-type="float">
            <text:p>19,690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3" office:value-type="float" office:value="3725" calcext:value-type="float">
            <text:p>3,725</text:p>
          </table:table-cell>
          <table:table-cell table:style-name="ce33" office:value-type="float" office:value="14430" calcext:value-type="float">
            <text:p>14,430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2764" calcext:value-type="float">
            <text:p>2,764</text:p>
          </table:table-cell>
          <table:table-cell table:style-name="ce43" office:value-type="float" office:value="2288" calcext:value-type="float">
            <text:p>2,288</text:p>
          </table:table-cell>
          <table:table-cell table:style-name="ce33" office:value-type="float" office:value="7005" calcext:value-type="float">
            <text:p>7,005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066" calcext:value-type="float">
            <text:p>1,066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307" calcext:value-type="float">
            <text:p>307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5686" calcext:value-type="float">
            <text:p>275,686</text:p>
          </table:table-cell>
          <table:table-cell table:style-name="ce33" office:value-type="float" office:value="8681" calcext:value-type="float">
            <text:p>8,681</text:p>
          </table:table-cell>
          <table:table-cell table:style-name="ce48" office:value-type="float" office:value="1511" calcext:value-type="float">
            <text:p>1,511</text:p>
          </table:table-cell>
          <table:table-cell table:style-name="ce48" office:value-type="float" office:value="2052" calcext:value-type="float">
            <text:p>2,052</text:p>
          </table:table-cell>
          <table:table-cell table:style-name="ce48" office:value-type="float" office:value="1743" calcext:value-type="float">
            <text:p>1,743</text:p>
          </table:table-cell>
          <table:table-cell table:style-name="ce48" office:value-type="float" office:value="1546" calcext:value-type="float">
            <text:p>1,546</text:p>
          </table:table-cell>
          <table:table-cell table:style-name="ce48" office:value-type="float" office:value="1829" calcext:value-type="float">
            <text:p>1,829</text:p>
          </table:table-cell>
          <table:table-cell table:style-name="ce48" office:value-type="float" office:value="10205" calcext:value-type="float">
            <text:p>10,205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885" calcext:value-type="float">
            <text:p>1,885</text:p>
          </table:table-cell>
          <table:table-cell table:style-name="ce48" office:value-type="float" office:value="2015" calcext:value-type="float">
            <text:p>2,015</text:p>
          </table:table-cell>
          <table:table-cell table:style-name="ce48" office:value-type="float" office:value="2214" calcext:value-type="float">
            <text:p>2,214</text:p>
          </table:table-cell>
          <table:table-cell table:style-name="ce60" office:value-type="float" office:value="2253" calcext:value-type="float">
            <text:p>2,253</text:p>
          </table:table-cell>
          <table:table-cell table:style-name="ce48" office:value-type="float" office:value="14331" calcext:value-type="float">
            <text:p>14,331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3414" calcext:value-type="float">
            <text:p>3,414</text:p>
          </table:table-cell>
          <table:table-cell table:style-name="ce60" office:value-type="float" office:value="2958" calcext:value-type="float">
            <text:p>2,958</text:p>
          </table:table-cell>
          <table:table-cell table:style-name="ce48" office:value-type="float" office:value="17645" calcext:value-type="float">
            <text:p>17,645</text:p>
          </table:table-cell>
          <table:table-cell table:style-name="ce48" office:value-type="float" office:value="3094" calcext:value-type="float">
            <text:p>3,094</text:p>
          </table:table-cell>
          <table:table-cell table:style-name="ce48" office:value-type="float" office:value="3705" calcext:value-type="float">
            <text:p>3,705</text:p>
          </table:table-cell>
          <table:table-cell table:style-name="ce48" office:value-type="float" office:value="3655" calcext:value-type="float">
            <text:p>3,655</text:p>
          </table:table-cell>
          <table:table-cell table:style-name="ce48" office:value-type="float" office:value="3608" calcext:value-type="float">
            <text:p>3,608</text:p>
          </table:table-cell>
          <table:table-cell table:style-name="ce60" office:value-type="float" office:value="3583" calcext:value-type="float">
            <text:p>3,583</text:p>
          </table:table-cell>
          <table:table-cell table:style-name="ce48" office:value-type="float" office:value="18341" calcext:value-type="float">
            <text:p>18,341</text:p>
          </table:table-cell>
          <table:table-cell table:style-name="ce48" office:value-type="float" office:value="3732" calcext:value-type="float">
            <text:p>3,732</text:p>
          </table:table-cell>
          <table:table-cell table:style-name="ce48" office:value-type="float" office:value="3583" calcext:value-type="float">
            <text:p>3,583</text:p>
          </table:table-cell>
          <table:table-cell table:style-name="ce48" office:value-type="float" office:value="3705" calcext:value-type="float">
            <text:p>3,705</text:p>
          </table:table-cell>
          <table:table-cell table:style-name="ce48" office:value-type="float" office:value="3845" calcext:value-type="float">
            <text:p>3,845</text:p>
          </table:table-cell>
          <table:table-cell table:style-name="ce60" office:value-type="float" office:value="3476" calcext:value-type="float">
            <text:p>3,476</text:p>
          </table:table-cell>
          <table:table-cell table:style-name="ce48" office:value-type="float" office:value="18902" calcext:value-type="float">
            <text:p>18,902</text:p>
          </table:table-cell>
          <table:table-cell table:style-name="ce48" office:value-type="float" office:value="3866" calcext:value-type="float">
            <text:p>3,866</text:p>
          </table:table-cell>
          <table:table-cell table:style-name="ce48" office:value-type="float" office:value="3570" calcext:value-type="float">
            <text:p>3,570</text:p>
          </table:table-cell>
          <table:table-cell table:style-name="ce48" office:value-type="float" office:value="3431" calcext:value-type="float">
            <text:p>3,431</text:p>
          </table:table-cell>
          <table:table-cell table:style-name="ce48" office:value-type="float" office:value="3879" calcext:value-type="float">
            <text:p>3,879</text:p>
          </table:table-cell>
          <table:table-cell table:style-name="ce60" office:value-type="float" office:value="4156" calcext:value-type="float">
            <text:p>4,156</text:p>
          </table:table-cell>
          <table:table-cell table:style-name="ce48" office:value-type="float" office:value="21165" calcext:value-type="float">
            <text:p>21,165</text:p>
          </table:table-cell>
          <table:table-cell table:style-name="ce48" office:value-type="float" office:value="4185" calcext:value-type="float">
            <text:p>4,185</text:p>
          </table:table-cell>
          <table:table-cell table:style-name="ce48" office:value-type="float" office:value="4264" calcext:value-type="float">
            <text:p>4,264</text:p>
          </table:table-cell>
          <table:table-cell table:style-name="ce48" office:value-type="float" office:value="4246" calcext:value-type="float">
            <text:p>4,246</text:p>
          </table:table-cell>
          <table:table-cell table:style-name="ce48" office:value-type="float" office:value="4265" calcext:value-type="float">
            <text:p>4,265</text:p>
          </table:table-cell>
          <table:table-cell table:style-name="ce60" office:value-type="float" office:value="4205" calcext:value-type="float">
            <text:p>4,205</text:p>
          </table:table-cell>
          <table:table-cell table:style-name="ce48" office:value-type="float" office:value="19899" calcext:value-type="float">
            <text:p>19,899</text:p>
          </table:table-cell>
          <table:table-cell table:style-name="ce48" office:value-type="float" office:value="4181" calcext:value-type="float">
            <text:p>4,181</text:p>
          </table:table-cell>
          <table:table-cell table:style-name="ce48" office:value-type="float" office:value="4068" calcext:value-type="float">
            <text:p>4,068</text:p>
          </table:table-cell>
          <table:table-cell table:style-name="ce48" office:value-type="float" office:value="4204" calcext:value-type="float">
            <text:p>4,204</text:p>
          </table:table-cell>
          <table:table-cell table:style-name="ce48" office:value-type="float" office:value="3758" calcext:value-type="float">
            <text:p>3,758</text:p>
          </table:table-cell>
          <table:table-cell table:style-name="ce60" office:value-type="float" office:value="3688" calcext:value-type="float">
            <text:p>3,688</text:p>
          </table:table-cell>
          <table:table-cell table:style-name="ce48" office:value-type="float" office:value="20590" calcext:value-type="float">
            <text:p>20,590</text:p>
          </table:table-cell>
          <table:table-cell table:style-name="ce48" office:value-type="float" office:value="3830" calcext:value-type="float">
            <text:p>3,830</text:p>
          </table:table-cell>
          <table:table-cell table:style-name="ce48" office:value-type="float" office:value="3948" calcext:value-type="float">
            <text:p>3,948</text:p>
          </table:table-cell>
          <table:table-cell table:style-name="ce48" office:value-type="float" office:value="4101" calcext:value-type="float">
            <text:p>4,101</text:p>
          </table:table-cell>
          <table:table-cell table:style-name="ce48" office:value-type="float" office:value="4390" calcext:value-type="float">
            <text:p>4,390</text:p>
          </table:table-cell>
          <table:table-cell table:style-name="ce60" office:value-type="float" office:value="4321" calcext:value-type="float">
            <text:p>4,321</text:p>
          </table:table-cell>
          <table:table-cell table:style-name="ce48" office:value-type="float" office:value="23833" calcext:value-type="float">
            <text:p>23,833</text:p>
          </table:table-cell>
          <table:table-cell table:style-name="ce48" office:value-type="float" office:value="4630" calcext:value-type="float">
            <text:p>4,630</text:p>
          </table:table-cell>
          <table:table-cell table:style-name="ce48" office:value-type="float" office:value="4445" calcext:value-type="float">
            <text:p>4,445</text:p>
          </table:table-cell>
          <table:table-cell table:style-name="ce48" office:value-type="float" office:value="4962" calcext:value-type="float">
            <text:p>4,962</text:p>
          </table:table-cell>
          <table:table-cell table:style-name="ce48" office:value-type="float" office:value="4830" calcext:value-type="float">
            <text:p>4,830</text:p>
          </table:table-cell>
          <table:table-cell table:style-name="ce60" office:value-type="float" office:value="4966" calcext:value-type="float">
            <text:p>4,966</text:p>
          </table:table-cell>
          <table:table-cell table:style-name="ce48" office:value-type="float" office:value="24767" calcext:value-type="float">
            <text:p>24,767</text:p>
          </table:table-cell>
          <table:table-cell table:style-name="ce48" office:value-type="float" office:value="5051" calcext:value-type="float">
            <text:p>5,051</text:p>
          </table:table-cell>
          <table:table-cell table:style-name="ce48" office:value-type="float" office:value="4997" calcext:value-type="float">
            <text:p>4,997</text:p>
          </table:table-cell>
          <table:table-cell table:style-name="ce48" office:value-type="float" office:value="5055" calcext:value-type="float">
            <text:p>5,055</text:p>
          </table:table-cell>
          <table:table-cell table:style-name="ce48" office:value-type="float" office:value="4909" calcext:value-type="float">
            <text:p>4,909</text:p>
          </table:table-cell>
          <table:table-cell table:style-name="ce60" office:value-type="float" office:value="4755" calcext:value-type="float">
            <text:p>4,755</text:p>
          </table:table-cell>
          <table:table-cell table:style-name="ce48" office:value-type="float" office:value="20770" calcext:value-type="float">
            <text:p>20,770</text:p>
          </table:table-cell>
          <table:table-cell table:style-name="ce48" office:value-type="float" office:value="4443" calcext:value-type="float">
            <text:p>4,443</text:p>
          </table:table-cell>
          <table:table-cell table:style-name="ce48" office:value-type="float" office:value="4200" calcext:value-type="float">
            <text:p>4,200</text:p>
          </table:table-cell>
          <table:table-cell table:style-name="ce48" office:value-type="float" office:value="4241" calcext:value-type="float">
            <text:p>4,241</text:p>
          </table:table-cell>
          <table:table-cell table:style-name="ce48" office:value-type="float" office:value="4041" calcext:value-type="float">
            <text:p>4,041</text:p>
          </table:table-cell>
          <table:table-cell table:style-name="ce60" office:value-type="float" office:value="3845" calcext:value-type="float">
            <text:p>3,845</text:p>
          </table:table-cell>
          <table:table-cell table:style-name="ce48" office:value-type="float" office:value="17166" calcext:value-type="float">
            <text:p>17,166</text:p>
          </table:table-cell>
          <table:table-cell table:style-name="ce48" office:value-type="float" office:value="3691" calcext:value-type="float">
            <text:p>3,691</text:p>
          </table:table-cell>
          <table:table-cell table:style-name="ce48" office:value-type="float" office:value="3720" calcext:value-type="float">
            <text:p>3,720</text:p>
          </table:table-cell>
          <table:table-cell table:style-name="ce48" office:value-type="float" office:value="3832" calcext:value-type="float">
            <text:p>3,832</text:p>
          </table:table-cell>
          <table:table-cell table:style-name="ce48" office:value-type="float" office:value="3034" calcext:value-type="float">
            <text:p>3,034</text:p>
          </table:table-cell>
          <table:table-cell table:style-name="ce60" office:value-type="float" office:value="2889" calcext:value-type="float">
            <text:p>2,889</text:p>
          </table:table-cell>
          <table:table-cell table:style-name="ce48" office:value-type="float" office:value="10216" calcext:value-type="float">
            <text:p>10,216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163" calcext:value-type="float">
            <text:p>2,163</text:p>
          </table:table-cell>
          <table:table-cell table:style-name="ce48" office:value-type="float" office:value="1728" calcext:value-type="float">
            <text:p>1,728</text:p>
          </table:table-cell>
          <table:table-cell table:style-name="ce48" office:value-type="float" office:value="1635" calcext:value-type="float">
            <text:p>1,635</text:p>
          </table:table-cell>
          <table:table-cell table:style-name="ce60" office:value-type="float" office:value="2045" calcext:value-type="float">
            <text:p>2,045</text:p>
          </table:table-cell>
          <table:table-cell table:style-name="ce48" office:value-type="float" office:value="10438" calcext:value-type="float">
            <text:p>10,438</text:p>
          </table:table-cell>
          <table:table-cell table:style-name="ce48" office:value-type="float" office:value="2004" calcext:value-type="float">
            <text:p>2,004</text:p>
          </table:table-cell>
          <table:table-cell table:style-name="ce48" office:value-type="float" office:value="2069" calcext:value-type="float">
            <text:p>2,069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2150" calcext:value-type="float">
            <text:p>2,150</text:p>
          </table:table-cell>
          <table:table-cell table:style-name="ce60" office:value-type="float" office:value="2057" calcext:value-type="float">
            <text:p>2,057</text:p>
          </table:table-cell>
          <table:table-cell table:style-name="ce48" office:value-type="float" office:value="8822" calcext:value-type="float">
            <text:p>8,822</text:p>
          </table:table-cell>
          <table:table-cell table:style-name="ce48" office:value-type="float" office:value="1987" calcext:value-type="float">
            <text:p>1,987</text:p>
          </table:table-cell>
          <table:table-cell table:style-name="ce48" office:value-type="float" office:value="1793" calcext:value-type="float">
            <text:p>1,793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1698" calcext:value-type="float">
            <text:p>1,698</text:p>
          </table:table-cell>
          <table:table-cell table:style-name="ce60" office:value-type="float" office:value="1582" calcext:value-type="float">
            <text:p>1,582</text:p>
          </table:table-cell>
          <table:table-cell table:style-name="ce48" office:value-type="float" office:value="6141" calcext:value-type="float">
            <text:p>6,141</text:p>
          </table:table-cell>
          <table:table-cell table:style-name="ce48" office:value-type="float" office:value="1483" calcext:value-type="float">
            <text:p>1,483</text:p>
          </table:table-cell>
          <table:table-cell table:style-name="ce48" office:value-type="float" office:value="1252" calcext:value-type="float">
            <text:p>1,252</text:p>
          </table:table-cell>
          <table:table-cell table:style-name="ce48" office:value-type="float" office:value="1257" calcext:value-type="float">
            <text:p>1,257</text:p>
          </table:table-cell>
          <table:table-cell table:style-name="ce48" office:value-type="float" office:value="1190" calcext:value-type="float">
            <text:p>1,190</text:p>
          </table:table-cell>
          <table:table-cell table:style-name="ce60" office:value-type="float" office:value="959" calcext:value-type="float">
            <text:p>959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658" calcext:value-type="float">
            <text:p>658</text:p>
          </table:table-cell>
          <table:table-cell table:style-name="ce48" office:value-type="float" office:value="595" calcext:value-type="float">
            <text:p>595</text:p>
          </table:table-cell>
          <table:table-cell table:style-name="ce48" office:value-type="float" office:value="433" calcext:value-type="float">
            <text:p>433</text:p>
          </table:table-cell>
          <table:table-cell table:style-name="ce60" office:value-type="float" office:value="349" calcext:value-type="float">
            <text:p>349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235" calcext:value-type="float">
            <text:p>235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543" calcext:value-type="float">
            <text:p>253,543</text:p>
          </table:table-cell>
          <table:table-cell table:style-name="ce42" office:value-type="float" office:value="7912" calcext:value-type="float">
            <text:p>7,912</text:p>
          </table:table-cell>
          <table:table-cell table:style-name="ce49" office:value-type="float" office:value="1377" calcext:value-type="float">
            <text:p>1,377</text:p>
          </table:table-cell>
          <table:table-cell table:style-name="ce49" office:value-type="float" office:value="1868" calcext:value-type="float">
            <text:p>1,868</text:p>
          </table:table-cell>
          <table:table-cell table:style-name="ce49" office:value-type="float" office:value="1645" calcext:value-type="float">
            <text:p>1,645</text:p>
          </table:table-cell>
          <table:table-cell table:style-name="ce49" office:value-type="float" office:value="1442" calcext:value-type="float">
            <text:p>1,442</text:p>
          </table:table-cell>
          <table:table-cell table:style-name="ce49" office:value-type="float" office:value="1580" calcext:value-type="float">
            <text:p>1,580</text:p>
          </table:table-cell>
          <table:table-cell table:style-name="ce49" office:value-type="float" office:value="9304" calcext:value-type="float">
            <text:p>9,304</text:p>
          </table:table-cell>
          <table:table-cell table:style-name="ce49" office:value-type="float" office:value="1622" calcext:value-type="float">
            <text:p>1,622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9" office:value-type="float" office:value="1815" calcext:value-type="float">
            <text:p>1,815</text:p>
          </table:table-cell>
          <table:table-cell table:style-name="ce49" office:value-type="float" office:value="2056" calcext:value-type="float">
            <text:p>2,056</text:p>
          </table:table-cell>
          <table:table-cell table:style-name="ce61" office:value-type="float" office:value="2096" calcext:value-type="float">
            <text:p>2,096</text:p>
          </table:table-cell>
          <table:table-cell table:style-name="ce49" office:value-type="float" office:value="12921" calcext:value-type="float">
            <text:p>12,921</text:p>
          </table:table-cell>
          <table:table-cell table:style-name="ce49" office:value-type="float" office:value="2273" calcext:value-type="float">
            <text:p>2,273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3000" calcext:value-type="float">
            <text:p>3,000</text:p>
          </table:table-cell>
          <table:table-cell table:style-name="ce61" office:value-type="float" office:value="2693" calcext:value-type="float">
            <text:p>2,693</text:p>
          </table:table-cell>
          <table:table-cell table:style-name="ce49" office:value-type="float" office:value="16246" calcext:value-type="float">
            <text:p>16,246</text:p>
          </table:table-cell>
          <table:table-cell table:style-name="ce49" office:value-type="float" office:value="2814" calcext:value-type="float">
            <text:p>2,814</text:p>
          </table:table-cell>
          <table:table-cell table:style-name="ce49" office:value-type="float" office:value="3358" calcext:value-type="float">
            <text:p>3,358</text:p>
          </table:table-cell>
          <table:table-cell table:style-name="ce49" office:value-type="float" office:value="3316" calcext:value-type="float">
            <text:p>3,316</text:p>
          </table:table-cell>
          <table:table-cell table:style-name="ce49" office:value-type="float" office:value="3357" calcext:value-type="float">
            <text:p>3,357</text:p>
          </table:table-cell>
          <table:table-cell table:style-name="ce61" office:value-type="float" office:value="3401" calcext:value-type="float">
            <text:p>3,401</text:p>
          </table:table-cell>
          <table:table-cell table:style-name="ce49" office:value-type="float" office:value="16968" calcext:value-type="float">
            <text:p>16,968</text:p>
          </table:table-cell>
          <table:table-cell table:style-name="ce49" office:value-type="float" office:value="3500" calcext:value-type="float">
            <text:p>3,500</text:p>
          </table:table-cell>
          <table:table-cell table:style-name="ce49" office:value-type="float" office:value="3376" calcext:value-type="float">
            <text:p>3,376</text:p>
          </table:table-cell>
          <table:table-cell table:style-name="ce49" office:value-type="float" office:value="3435" calcext:value-type="float">
            <text:p>3,435</text:p>
          </table:table-cell>
          <table:table-cell table:style-name="ce49" office:value-type="float" office:value="3426" calcext:value-type="float">
            <text:p>3,426</text:p>
          </table:table-cell>
          <table:table-cell table:style-name="ce61" office:value-type="float" office:value="3231" calcext:value-type="float">
            <text:p>3,231</text:p>
          </table:table-cell>
          <table:table-cell table:style-name="ce49" office:value-type="float" office:value="17229" calcext:value-type="float">
            <text:p>17,229</text:p>
          </table:table-cell>
          <table:table-cell table:style-name="ce49" office:value-type="float" office:value="3514" calcext:value-type="float">
            <text:p>3,514</text:p>
          </table:table-cell>
          <table:table-cell table:style-name="ce49" office:value-type="float" office:value="3356" calcext:value-type="float">
            <text:p>3,356</text:p>
          </table:table-cell>
          <table:table-cell table:style-name="ce49" office:value-type="float" office:value="3118" calcext:value-type="float">
            <text:p>3,118</text:p>
          </table:table-cell>
          <table:table-cell table:style-name="ce49" office:value-type="float" office:value="3469" calcext:value-type="float">
            <text:p>3,469</text:p>
          </table:table-cell>
          <table:table-cell table:style-name="ce61" office:value-type="float" office:value="3772" calcext:value-type="float">
            <text:p>3,772</text:p>
          </table:table-cell>
          <table:table-cell table:style-name="ce49" office:value-type="float" office:value="19426" calcext:value-type="float">
            <text:p>19,426</text:p>
          </table:table-cell>
          <table:table-cell table:style-name="ce49" office:value-type="float" office:value="3724" calcext:value-type="float">
            <text:p>3,724</text:p>
          </table:table-cell>
          <table:table-cell table:style-name="ce49" office:value-type="float" office:value="3836" calcext:value-type="float">
            <text:p>3,836</text:p>
          </table:table-cell>
          <table:table-cell table:style-name="ce49" office:value-type="float" office:value="4049" calcext:value-type="float">
            <text:p>4,049</text:p>
          </table:table-cell>
          <table:table-cell table:style-name="ce49" office:value-type="float" office:value="3959" calcext:value-type="float">
            <text:p>3,959</text:p>
          </table:table-cell>
          <table:table-cell table:style-name="ce61" office:value-type="float" office:value="3858" calcext:value-type="float">
            <text:p>3,858</text:p>
          </table:table-cell>
          <table:table-cell table:style-name="ce49" office:value-type="float" office:value="18086" calcext:value-type="float">
            <text:p>18,086</text:p>
          </table:table-cell>
          <table:table-cell table:style-name="ce49" office:value-type="float" office:value="3844" calcext:value-type="float">
            <text:p>3,844</text:p>
          </table:table-cell>
          <table:table-cell table:style-name="ce49" office:value-type="float" office:value="3806" calcext:value-type="float">
            <text:p>3,806</text:p>
          </table:table-cell>
          <table:table-cell table:style-name="ce49" office:value-type="float" office:value="3783" calcext:value-type="float">
            <text:p>3,783</text:p>
          </table:table-cell>
          <table:table-cell table:style-name="ce49" office:value-type="float" office:value="3344" calcext:value-type="float">
            <text:p>3,344</text:p>
          </table:table-cell>
          <table:table-cell table:style-name="ce61" office:value-type="float" office:value="3309" calcext:value-type="float">
            <text:p>3,309</text:p>
          </table:table-cell>
          <table:table-cell table:style-name="ce49" office:value-type="float" office:value="17541" calcext:value-type="float">
            <text:p>17,541</text:p>
          </table:table-cell>
          <table:table-cell table:style-name="ce49" office:value-type="float" office:value="3487" calcext:value-type="float">
            <text:p>3,487</text:p>
          </table:table-cell>
          <table:table-cell table:style-name="ce49" office:value-type="float" office:value="3315" calcext:value-type="float">
            <text:p>3,315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544" calcext:value-type="float">
            <text:p>3,544</text:p>
          </table:table-cell>
          <table:table-cell table:style-name="ce61" office:value-type="float" office:value="3600" calcext:value-type="float">
            <text:p>3,600</text:p>
          </table:table-cell>
          <table:table-cell table:style-name="ce49" office:value-type="float" office:value="18346" calcext:value-type="float">
            <text:p>18,346</text:p>
          </table:table-cell>
          <table:table-cell table:style-name="ce49" office:value-type="float" office:value="3593" calcext:value-type="float">
            <text:p>3,593</text:p>
          </table:table-cell>
          <table:table-cell table:style-name="ce49" office:value-type="float" office:value="3455" calcext:value-type="float">
            <text:p>3,455</text:p>
          </table:table-cell>
          <table:table-cell table:style-name="ce49" office:value-type="float" office:value="3890" calcext:value-type="float">
            <text:p>3,890</text:p>
          </table:table-cell>
          <table:table-cell table:style-name="ce49" office:value-type="float" office:value="3693" calcext:value-type="float">
            <text:p>3,693</text:p>
          </table:table-cell>
          <table:table-cell table:style-name="ce61" office:value-type="float" office:value="3715" calcext:value-type="float">
            <text:p>3,715</text:p>
          </table:table-cell>
          <table:table-cell table:style-name="ce49" office:value-type="float" office:value="19365" calcext:value-type="float">
            <text:p>19,365</text:p>
          </table:table-cell>
          <table:table-cell table:style-name="ce49" office:value-type="float" office:value="3926" calcext:value-type="float">
            <text:p>3,926</text:p>
          </table:table-cell>
          <table:table-cell table:style-name="ce49" office:value-type="float" office:value="3895" calcext:value-type="float">
            <text:p>3,895</text:p>
          </table:table-cell>
          <table:table-cell table:style-name="ce49" office:value-type="float" office:value="3883" calcext:value-type="float">
            <text:p>3,883</text:p>
          </table:table-cell>
          <table:table-cell table:style-name="ce49" office:value-type="float" office:value="3836" calcext:value-type="float">
            <text:p>3,836</text:p>
          </table:table-cell>
          <table:table-cell table:style-name="ce61" office:value-type="float" office:value="3825" calcext:value-type="float">
            <text:p>3,825</text:p>
          </table:table-cell>
          <table:table-cell table:style-name="ce49" office:value-type="float" office:value="17216" calcext:value-type="float">
            <text:p>17,216</text:p>
          </table:table-cell>
          <table:table-cell table:style-name="ce49" office:value-type="float" office:value="3594" calcext:value-type="float">
            <text:p>3,594</text:p>
          </table:table-cell>
          <table:table-cell table:style-name="ce49" office:value-type="float" office:value="3306" calcext:value-type="float">
            <text:p>3,306</text:p>
          </table:table-cell>
          <table:table-cell table:style-name="ce49" office:value-type="float" office:value="3531" calcext:value-type="float">
            <text:p>3,531</text:p>
          </table:table-cell>
          <table:table-cell table:style-name="ce49" office:value-type="float" office:value="3465" calcext:value-type="float">
            <text:p>3,465</text:p>
          </table:table-cell>
          <table:table-cell table:style-name="ce61" office:value-type="float" office:value="3320" calcext:value-type="float">
            <text:p>3,320</text:p>
          </table:table-cell>
          <table:table-cell table:style-name="ce49" office:value-type="float" office:value="15415" calcext:value-type="float">
            <text:p>15,415</text:p>
          </table:table-cell>
          <table:table-cell table:style-name="ce49" office:value-type="float" office:value="3220" calcext:value-type="float">
            <text:p>3,220</text:p>
          </table:table-cell>
          <table:table-cell table:style-name="ce49" office:value-type="float" office:value="3196" calcext:value-type="float">
            <text:p>3,196</text:p>
          </table:table-cell>
          <table:table-cell table:style-name="ce49" office:value-type="float" office:value="3405" calcext:value-type="float">
            <text:p>3,405</text:p>
          </table:table-cell>
          <table:table-cell table:style-name="ce49" office:value-type="float" office:value="2795" calcext:value-type="float">
            <text:p>2,795</text:p>
          </table:table-cell>
          <table:table-cell table:style-name="ce61" office:value-type="float" office:value="2799" calcext:value-type="float">
            <text:p>2,799</text:p>
          </table:table-cell>
          <table:table-cell table:style-name="ce49" office:value-type="float" office:value="10550" calcext:value-type="float">
            <text:p>10,550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1773" calcext:value-type="float">
            <text:p>1,773</text:p>
          </table:table-cell>
          <table:table-cell table:style-name="ce49" office:value-type="float" office:value="1774" calcext:value-type="float">
            <text:p>1,774</text:p>
          </table:table-cell>
          <table:table-cell table:style-name="ce61" office:value-type="float" office:value="2183" calcext:value-type="float">
            <text:p>2,183</text:p>
          </table:table-cell>
          <table:table-cell table:style-name="ce49" office:value-type="float" office:value="11891" calcext:value-type="float">
            <text:p>11,891</text:p>
          </table:table-cell>
          <table:table-cell table:style-name="ce49" office:value-type="float" office:value="2251" calcext:value-type="float">
            <text:p>2,251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510" calcext:value-type="float">
            <text:p>2,510</text:p>
          </table:table-cell>
          <table:table-cell table:style-name="ce61" office:value-type="float" office:value="2414" calcext:value-type="float">
            <text:p>2,414</text:p>
          </table:table-cell>
          <table:table-cell table:style-name="ce49" office:value-type="float" office:value="10868" calcext:value-type="float">
            <text:p>10,868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9" office:value-type="float" office:value="2198" calcext:value-type="float">
            <text:p>2,198</text:p>
          </table:table-cell>
          <table:table-cell table:style-name="ce49" office:value-type="float" office:value="2168" calcext:value-type="float">
            <text:p>2,168</text:p>
          </table:table-cell>
          <table:table-cell table:style-name="ce49" office:value-type="float" office:value="2013" calcext:value-type="float">
            <text:p>2,013</text:p>
          </table:table-cell>
          <table:table-cell table:style-name="ce61" office:value-type="float" office:value="2143" calcext:value-type="float">
            <text:p>2,143</text:p>
          </table:table-cell>
          <table:table-cell table:style-name="ce49" office:value-type="float" office:value="8289" calcext:value-type="float">
            <text:p>8,289</text:p>
          </table:table-cell>
          <table:table-cell table:style-name="ce49" office:value-type="float" office:value="1972" calcext:value-type="float">
            <text:p>1,972</text:p>
          </table:table-cell>
          <table:table-cell table:style-name="ce49" office:value-type="float" office:value="1676" calcext:value-type="float">
            <text:p>1,676</text:p>
          </table:table-cell>
          <table:table-cell table:style-name="ce49" office:value-type="float" office:value="1738" calcext:value-type="float">
            <text:p>1,738</text:p>
          </table:table-cell>
          <table:table-cell table:style-name="ce49" office:value-type="float" office:value="1574" calcext:value-type="float">
            <text:p>1,574</text:p>
          </table:table-cell>
          <table:table-cell table:style-name="ce61" office:value-type="float" office:value="1329" calcext:value-type="float">
            <text:p>1,329</text:p>
          </table:table-cell>
          <table:table-cell table:style-name="ce49" office:value-type="float" office:value="4167" calcext:value-type="float">
            <text:p>4,167</text:p>
          </table:table-cell>
          <table:table-cell table:style-name="ce49" office:value-type="float" office:value="1123" calcext:value-type="float">
            <text:p>1,123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633" calcext:value-type="float">
            <text:p>633</text:p>
          </table:table-cell>
          <table:table-cell table:style-name="ce61" office:value-type="float" office:value="525" calcext:value-type="float">
            <text:p>525</text:p>
          </table:table-cell>
          <table:table-cell table:style-name="ce49" office:value-type="float" office:value="1466" calcext:value-type="float">
            <text:p>1,466</text:p>
          </table:table-cell>
          <table:table-cell table:style-name="ce49" office:value-type="float" office:value="428" calcext:value-type="float">
            <text:p>428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206" calcext:value-type="float">
            <text:p>206</text:p>
          </table:table-cell>
          <table:table-cell table:style-name="ce61" office:value-type="float" office:value="125" calcext:value-type="float">
            <text:p>125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31" calcext:value-type="float">
            <text:p>31</text:p>
          </table:table-cell>
          <table:table-cell table:style-name="ce61" office:value-type="float" office:value="24" calcext:value-type="float">
            <text:p>24</text:p>
          </table:table-cell>
          <table:table-cell table:style-name="ce49" office:value-type="float" office:value="45" calcext:value-type="float">
            <text:p>4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2286" calcext:value-type="float">
            <text:p>852,286</text:p>
          </table:table-cell>
          <table:table-cell table:style-name="ce33" office:value-type="float" office:value="27307" calcext:value-type="float">
            <text:p>27,307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33473" calcext:value-type="float">
            <text:p>33,473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262" calcext:value-type="float">
            <text:p>6,262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960" calcext:value-type="float">
            <text:p>6,960</text:p>
          </table:table-cell>
          <table:table-cell table:style-name="ce43" office:value-type="float" office:value="7435" calcext:value-type="float">
            <text:p>7,435</text:p>
          </table:table-cell>
          <table:table-cell table:style-name="ce33" office:value-type="float" office:value="46269" calcext:value-type="float">
            <text:p>46,269</text:p>
          </table:table-cell>
          <table:table-cell table:style-name="ce33" office:value-type="float" office:value="7857" calcext:value-type="float">
            <text:p>7,857</text:p>
          </table:table-cell>
          <table:table-cell table:style-name="ce33" office:value-type="float" office:value="8710" calcext:value-type="float">
            <text:p>8,710</text:p>
          </table:table-cell>
          <table:table-cell table:style-name="ce33" office:value-type="float" office:value="9093" calcext:value-type="float">
            <text:p>9,093</text:p>
          </table:table-cell>
          <table:table-cell table:style-name="ce33" office:value-type="float" office:value="10786" calcext:value-type="float">
            <text:p>10,786</text:p>
          </table:table-cell>
          <table:table-cell table:style-name="ce43" office:value-type="float" office:value="9823" calcext:value-type="float">
            <text:p>9,823</text:p>
          </table:table-cell>
          <table:table-cell table:style-name="ce33" office:value-type="float" office:value="58592" calcext:value-type="float">
            <text:p>58,592</text:p>
          </table:table-cell>
          <table:table-cell table:style-name="ce33" office:value-type="float" office:value="9712" calcext:value-type="float">
            <text:p>9,712</text:p>
          </table:table-cell>
          <table:table-cell table:style-name="ce33" office:value-type="float" office:value="11879" calcext:value-type="float">
            <text:p>11,879</text:p>
          </table:table-cell>
          <table:table-cell table:style-name="ce33" office:value-type="float" office:value="12287" calcext:value-type="float">
            <text:p>12,287</text:p>
          </table:table-cell>
          <table:table-cell table:style-name="ce33" office:value-type="float" office:value="12319" calcext:value-type="float">
            <text:p>12,319</text:p>
          </table:table-cell>
          <table:table-cell table:style-name="ce43" office:value-type="float" office:value="12395" calcext:value-type="float">
            <text:p>12,395</text:p>
          </table:table-cell>
          <table:table-cell table:style-name="ce33" office:value-type="float" office:value="59274" calcext:value-type="float">
            <text:p>59,274</text:p>
          </table:table-cell>
          <table:table-cell table:style-name="ce33" office:value-type="float" office:value="12125" calcext:value-type="float">
            <text:p>12,125</text:p>
          </table:table-cell>
          <table:table-cell table:style-name="ce33" office:value-type="float" office:value="11877" calcext:value-type="float">
            <text:p>11,877</text:p>
          </table:table-cell>
          <table:table-cell table:style-name="ce33" office:value-type="float" office:value="11747" calcext:value-type="float">
            <text:p>11,747</text:p>
          </table:table-cell>
          <table:table-cell table:style-name="ce33" office:value-type="float" office:value="12141" calcext:value-type="float">
            <text:p>12,141</text:p>
          </table:table-cell>
          <table:table-cell table:style-name="ce43" office:value-type="float" office:value="11384" calcext:value-type="float">
            <text:p>11,384</text:p>
          </table:table-cell>
          <table:table-cell table:style-name="ce33" office:value-type="float" office:value="59909" calcext:value-type="float">
            <text:p>59,909</text:p>
          </table:table-cell>
          <table:table-cell table:style-name="ce33" office:value-type="float" office:value="12689" calcext:value-type="float">
            <text:p>12,689</text:p>
          </table:table-cell>
          <table:table-cell table:style-name="ce33" office:value-type="float" office:value="11182" calcext:value-type="float">
            <text:p>11,182</text:p>
          </table:table-cell>
          <table:table-cell table:style-name="ce33" office:value-type="float" office:value="11037" calcext:value-type="float">
            <text:p>11,037</text:p>
          </table:table-cell>
          <table:table-cell table:style-name="ce33" office:value-type="float" office:value="12131" calcext:value-type="float">
            <text:p>12,131</text:p>
          </table:table-cell>
          <table:table-cell table:style-name="ce43" office:value-type="float" office:value="12870" calcext:value-type="float">
            <text:p>12,870</text:p>
          </table:table-cell>
          <table:table-cell table:style-name="ce33" office:value-type="float" office:value="68229" calcext:value-type="float">
            <text:p>68,229</text:p>
          </table:table-cell>
          <table:table-cell table:style-name="ce33" office:value-type="float" office:value="13059" calcext:value-type="float">
            <text:p>13,059</text:p>
          </table:table-cell>
          <table:table-cell table:style-name="ce33" office:value-type="float" office:value="13537" calcext:value-type="float">
            <text:p>13,537</text:p>
          </table:table-cell>
          <table:table-cell table:style-name="ce33" office:value-type="float" office:value="13884" calcext:value-type="float">
            <text:p>13,884</text:p>
          </table:table-cell>
          <table:table-cell table:style-name="ce33" office:value-type="float" office:value="13805" calcext:value-type="float">
            <text:p>13,805</text:p>
          </table:table-cell>
          <table:table-cell table:style-name="ce43" office:value-type="float" office:value="13944" calcext:value-type="float">
            <text:p>13,944</text:p>
          </table:table-cell>
          <table:table-cell table:style-name="ce33" office:value-type="float" office:value="64698" calcext:value-type="float">
            <text:p>64,698</text:p>
          </table:table-cell>
          <table:table-cell table:style-name="ce33" office:value-type="float" office:value="13570" calcext:value-type="float">
            <text:p>13,570</text:p>
          </table:table-cell>
          <table:table-cell table:style-name="ce33" office:value-type="float" office:value="13180" calcext:value-type="float">
            <text:p>13,180</text:p>
          </table:table-cell>
          <table:table-cell table:style-name="ce33" office:value-type="float" office:value="14031" calcext:value-type="float">
            <text:p>14,031</text:p>
          </table:table-cell>
          <table:table-cell table:style-name="ce33" office:value-type="float" office:value="12049" calcext:value-type="float">
            <text:p>12,049</text:p>
          </table:table-cell>
          <table:table-cell table:style-name="ce43" office:value-type="float" office:value="11868" calcext:value-type="float">
            <text:p>11,868</text:p>
          </table:table-cell>
          <table:table-cell table:style-name="ce33" office:value-type="float" office:value="63093" calcext:value-type="float">
            <text:p>63,093</text:p>
          </table:table-cell>
          <table:table-cell table:style-name="ce33" office:value-type="float" office:value="11928" calcext:value-type="float">
            <text:p>11,928</text:p>
          </table:table-cell>
          <table:table-cell table:style-name="ce33" office:value-type="float" office:value="12029" calcext:value-type="float">
            <text:p>12,029</text:p>
          </table:table-cell>
          <table:table-cell table:style-name="ce33" office:value-type="float" office:value="12798" calcext:value-type="float">
            <text:p>12,798</text:p>
          </table:table-cell>
          <table:table-cell table:style-name="ce33" office:value-type="float" office:value="13233" calcext:value-type="float">
            <text:p>13,233</text:p>
          </table:table-cell>
          <table:table-cell table:style-name="ce43" office:value-type="float" office:value="13105" calcext:value-type="float">
            <text:p>13,105</text:p>
          </table:table-cell>
          <table:table-cell table:style-name="ce33" office:value-type="float" office:value="68640" calcext:value-type="float">
            <text:p>68,640</text:p>
          </table:table-cell>
          <table:table-cell table:style-name="ce33" office:value-type="float" office:value="13598" calcext:value-type="float">
            <text:p>13,598</text:p>
          </table:table-cell>
          <table:table-cell table:style-name="ce33" office:value-type="float" office:value="13111" calcext:value-type="float">
            <text:p>13,111</text:p>
          </table:table-cell>
          <table:table-cell table:style-name="ce33" office:value-type="float" office:value="14035" calcext:value-type="float">
            <text:p>14,035</text:p>
          </table:table-cell>
          <table:table-cell table:style-name="ce33" office:value-type="float" office:value="13741" calcext:value-type="float">
            <text:p>13,741</text:p>
          </table:table-cell>
          <table:table-cell table:style-name="ce43" office:value-type="float" office:value="14155" calcext:value-type="float">
            <text:p>14,155</text:p>
          </table:table-cell>
          <table:table-cell table:style-name="ce33" office:value-type="float" office:value="70323" calcext:value-type="float">
            <text:p>70,323</text:p>
          </table:table-cell>
          <table:table-cell table:style-name="ce33" office:value-type="float" office:value="14084" calcext:value-type="float">
            <text:p>14,084</text:p>
          </table:table-cell>
          <table:table-cell table:style-name="ce33" office:value-type="float" office:value="14345" calcext:value-type="float">
            <text:p>14,345</text:p>
          </table:table-cell>
          <table:table-cell table:style-name="ce33" office:value-type="float" office:value="14200" calcext:value-type="float">
            <text:p>14,200</text:p>
          </table:table-cell>
          <table:table-cell table:style-name="ce33" office:value-type="float" office:value="13886" calcext:value-type="float">
            <text:p>13,886</text:p>
          </table:table-cell>
          <table:table-cell table:style-name="ce43" office:value-type="float" office:value="13808" calcext:value-type="float">
            <text:p>13,808</text:p>
          </table:table-cell>
          <table:table-cell table:style-name="ce33" office:value-type="float" office:value="63496" calcext:value-type="float">
            <text:p>63,496</text:p>
          </table:table-cell>
          <table:table-cell table:style-name="ce33" office:value-type="float" office:value="12988" calcext:value-type="float">
            <text:p>12,988</text:p>
          </table:table-cell>
          <table:table-cell table:style-name="ce33" office:value-type="float" office:value="12906" calcext:value-type="float">
            <text:p>12,906</text:p>
          </table:table-cell>
          <table:table-cell table:style-name="ce33" office:value-type="float" office:value="12914" calcext:value-type="float">
            <text:p>12,914</text:p>
          </table:table-cell>
          <table:table-cell table:style-name="ce33" office:value-type="float" office:value="12648" calcext:value-type="float">
            <text:p>12,648</text:p>
          </table:table-cell>
          <table:table-cell table:style-name="ce43" office:value-type="float" office:value="12040" calcext:value-type="float">
            <text:p>12,040</text:p>
          </table:table-cell>
          <table:table-cell table:style-name="ce33" office:value-type="float" office:value="53612" calcext:value-type="float">
            <text:p>53,612</text:p>
          </table:table-cell>
          <table:table-cell table:style-name="ce33" office:value-type="float" office:value="11684" calcext:value-type="float">
            <text:p>11,684</text:p>
          </table:table-cell>
          <table:table-cell table:style-name="ce33" office:value-type="float" office:value="11247" calcext:value-type="float">
            <text:p>11,247</text:p>
          </table:table-cell>
          <table:table-cell table:style-name="ce33" office:value-type="float" office:value="11891" calcext:value-type="float">
            <text:p>11,891</text:p>
          </table:table-cell>
          <table:table-cell table:style-name="ce33" office:value-type="float" office:value="9887" calcext:value-type="float">
            <text:p>9,887</text:p>
          </table:table-cell>
          <table:table-cell table:style-name="ce43" office:value-type="float" office:value="8903" calcext:value-type="float">
            <text:p>8,903</text:p>
          </table:table-cell>
          <table:table-cell table:style-name="ce33" office:value-type="float" office:value="32431" calcext:value-type="float">
            <text:p>32,431</text:p>
          </table:table-cell>
          <table:table-cell table:style-name="ce33" office:value-type="float" office:value="8322" calcext:value-type="float">
            <text:p>8,322</text:p>
          </table:table-cell>
          <table:table-cell table:style-name="ce33" office:value-type="float" office:value="7178" calcext:value-type="float">
            <text:p>7,178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5117" calcext:value-type="float">
            <text:p>5,117</text:p>
          </table:table-cell>
          <table:table-cell table:style-name="ce43" office:value-type="float" office:value="6219" calcext:value-type="float">
            <text:p>6,219</text:p>
          </table:table-cell>
          <table:table-cell table:style-name="ce33" office:value-type="float" office:value="30749" calcext:value-type="float">
            <text:p>30,749</text:p>
          </table:table-cell>
          <table:table-cell table:style-name="ce33" office:value-type="float" office:value="6180" calcext:value-type="float">
            <text:p>6,180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6125" calcext:value-type="float">
            <text:p>6,125</text:p>
          </table:table-cell>
          <table:table-cell table:style-name="ce43" office:value-type="float" office:value="5778" calcext:value-type="float">
            <text:p>5,778</text:p>
          </table:table-cell>
          <table:table-cell table:style-name="ce33" office:value-type="float" office:value="24453" calcext:value-type="float">
            <text:p>24,453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3" office:value-type="float" office:value="5144" calcext:value-type="float">
            <text:p>5,144</text:p>
          </table:table-cell>
          <table:table-cell table:style-name="ce33" office:value-type="float" office:value="4945" calcext:value-type="float">
            <text:p>4,945</text:p>
          </table:table-cell>
          <table:table-cell table:style-name="ce33" office:value-type="float" office:value="4658" calcext:value-type="float">
            <text:p>4,658</text:p>
          </table:table-cell>
          <table:table-cell table:style-name="ce43" office:value-type="float" office:value="4191" calcext:value-type="float">
            <text:p>4,191</text:p>
          </table:table-cell>
          <table:table-cell table:style-name="ce33" office:value-type="float" office:value="16771" calcext:value-type="float">
            <text:p>16,771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183" calcext:value-type="float">
            <text:p>3,183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7957" calcext:value-type="float">
            <text:p>7,957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299" calcext:value-type="float">
            <text:p>1,299</text:p>
          </table:table-cell>
          <table:table-cell table:style-name="ce43" office:value-type="float" office:value="947" calcext:value-type="float">
            <text:p>947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57" calcext:value-type="float">
            <text:p>357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7086" calcext:value-type="float">
            <text:p>437,086</text:p>
          </table:table-cell>
          <table:table-cell table:style-name="ce33" office:value-type="float" office:value="14295" calcext:value-type="float">
            <text:p>14,295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17576" calcext:value-type="float">
            <text:p>17,576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605" calcext:value-type="float">
            <text:p>3,605</text:p>
          </table:table-cell>
          <table:table-cell table:style-name="ce43" office:value-type="float" office:value="3966" calcext:value-type="float">
            <text:p>3,966</text:p>
          </table:table-cell>
          <table:table-cell table:style-name="ce33" office:value-type="float" office:value="24037" calcext:value-type="float">
            <text:p>24,037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5662" calcext:value-type="float">
            <text:p>5,662</text:p>
          </table:table-cell>
          <table:table-cell table:style-name="ce43" office:value-type="float" office:value="5193" calcext:value-type="float">
            <text:p>5,193</text:p>
          </table:table-cell>
          <table:table-cell table:style-name="ce33" office:value-type="float" office:value="30591" calcext:value-type="float">
            <text:p>30,591</text:p>
          </table:table-cell>
          <table:table-cell table:style-name="ce33" office:value-type="float" office:value="5039" calcext:value-type="float">
            <text:p>5,039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3" office:value-type="float" office:value="6472" calcext:value-type="float">
            <text:p>6,472</text:p>
          </table:table-cell>
          <table:table-cell table:style-name="ce33" office:value-type="float" office:value="6420" calcext:value-type="float">
            <text:p>6,420</text:p>
          </table:table-cell>
          <table:table-cell table:style-name="ce43" office:value-type="float" office:value="6423" calcext:value-type="float">
            <text:p>6,423</text:p>
          </table:table-cell>
          <table:table-cell table:style-name="ce33" office:value-type="float" office:value="30591" calcext:value-type="float">
            <text:p>30,591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129" calcext:value-type="float">
            <text:p>6,129</text:p>
          </table:table-cell>
          <table:table-cell table:style-name="ce33" office:value-type="float" office:value="6218" calcext:value-type="float">
            <text:p>6,218</text:p>
          </table:table-cell>
          <table:table-cell table:style-name="ce43" office:value-type="float" office:value="5808" calcext:value-type="float">
            <text:p>5,808</text:p>
          </table:table-cell>
          <table:table-cell table:style-name="ce33" office:value-type="float" office:value="31160" calcext:value-type="float">
            <text:p>31,160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5822" calcext:value-type="float">
            <text:p>5,822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6217" calcext:value-type="float">
            <text:p>6,217</text:p>
          </table:table-cell>
          <table:table-cell table:style-name="ce43" office:value-type="float" office:value="6668" calcext:value-type="float">
            <text:p>6,668</text:p>
          </table:table-cell>
          <table:table-cell table:style-name="ce33" office:value-type="float" office:value="35477" calcext:value-type="float">
            <text:p>35,477</text:p>
          </table:table-cell>
          <table:table-cell table:style-name="ce33" office:value-type="float" office:value="6753" calcext:value-type="float">
            <text:p>6,753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7231" calcext:value-type="float">
            <text:p>7,231</text:p>
          </table:table-cell>
          <table:table-cell table:style-name="ce33" office:value-type="float" office:value="7112" calcext:value-type="float">
            <text:p>7,112</text:p>
          </table:table-cell>
          <table:table-cell table:style-name="ce43" office:value-type="float" office:value="7375" calcext:value-type="float">
            <text:p>7,375</text:p>
          </table:table-cell>
          <table:table-cell table:style-name="ce33" office:value-type="float" office:value="33673" calcext:value-type="float">
            <text:p>33,673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6867" calcext:value-type="float">
            <text:p>6,867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6292" calcext:value-type="float">
            <text:p>6,292</text:p>
          </table:table-cell>
          <table:table-cell table:style-name="ce43" office:value-type="float" office:value="6075" calcext:value-type="float">
            <text:p>6,075</text:p>
          </table:table-cell>
          <table:table-cell table:style-name="ce33" office:value-type="float" office:value="32758" calcext:value-type="float">
            <text:p>32,758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6658" calcext:value-type="float">
            <text:p>6,658</text:p>
          </table:table-cell>
          <table:table-cell table:style-name="ce33" office:value-type="float" office:value="6906" calcext:value-type="float">
            <text:p>6,906</text:p>
          </table:table-cell>
          <table:table-cell table:style-name="ce43" office:value-type="float" office:value="6787" calcext:value-type="float">
            <text:p>6,787</text:p>
          </table:table-cell>
          <table:table-cell table:style-name="ce33" office:value-type="float" office:value="36454" calcext:value-type="float">
            <text:p>36,454</text:p>
          </table:table-cell>
          <table:table-cell table:style-name="ce33" office:value-type="float" office:value="7289" calcext:value-type="float">
            <text:p>7,289</text:p>
          </table:table-cell>
          <table:table-cell table:style-name="ce33" office:value-type="float" office:value="7013" calcext:value-type="float">
            <text:p>7,013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3" office:value-type="float" office:value="7180" calcext:value-type="float">
            <text:p>7,180</text:p>
          </table:table-cell>
          <table:table-cell table:style-name="ce43" office:value-type="float" office:value="7433" calcext:value-type="float">
            <text:p>7,433</text:p>
          </table:table-cell>
          <table:table-cell table:style-name="ce33" office:value-type="float" office:value="36664" calcext:value-type="float">
            <text:p>36,664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7473" calcext:value-type="float">
            <text:p>7,473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7248" calcext:value-type="float">
            <text:p>7,248</text:p>
          </table:table-cell>
          <table:table-cell table:style-name="ce43" office:value-type="float" office:value="7145" calcext:value-type="float">
            <text:p>7,145</text:p>
          </table:table-cell>
          <table:table-cell table:style-name="ce33" office:value-type="float" office:value="32049" calcext:value-type="float">
            <text:p>32,049</text:p>
          </table:table-cell>
          <table:table-cell table:style-name="ce33" office:value-type="float" office:value="6657" calcext:value-type="float">
            <text:p>6,657</text:p>
          </table:table-cell>
          <table:table-cell table:style-name="ce33" office:value-type="float" office:value="6454" calcext:value-type="float">
            <text:p>6,454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356" calcext:value-type="float">
            <text:p>6,356</text:p>
          </table:table-cell>
          <table:table-cell table:style-name="ce43" office:value-type="float" office:value="6087" calcext:value-type="float">
            <text:p>6,087</text:p>
          </table:table-cell>
          <table:table-cell table:style-name="ce33" office:value-type="float" office:value="26956" calcext:value-type="float">
            <text:p>26,956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5677" calcext:value-type="float">
            <text:p>5,677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4952" calcext:value-type="float">
            <text:p>4,952</text:p>
          </table:table-cell>
          <table:table-cell table:style-name="ce43" office:value-type="float" office:value="4413" calcext:value-type="float">
            <text:p>4,413</text:p>
          </table:table-cell>
          <table:table-cell table:style-name="ce33" office:value-type="float" office:value="15878" calcext:value-type="float">
            <text:p>15,878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472" calcext:value-type="float">
            <text:p>2,472</text:p>
          </table:table-cell>
          <table:table-cell table:style-name="ce43" office:value-type="float" office:value="3042" calcext:value-type="float">
            <text:p>3,042</text:p>
          </table:table-cell>
          <table:table-cell table:style-name="ce33" office:value-type="float" office:value="14796" calcext:value-type="float">
            <text:p>14,796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2934" calcext:value-type="float">
            <text:p>2,934</text:p>
          </table:table-cell>
          <table:table-cell table:style-name="ce43" office:value-type="float" office:value="2738" calcext:value-type="float">
            <text:p>2,738</text:p>
          </table:table-cell>
          <table:table-cell table:style-name="ce33" office:value-type="float" office:value="11411" calcext:value-type="float">
            <text:p>11,411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113" calcext:value-type="float">
            <text:p>2,113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7725" calcext:value-type="float">
            <text:p>7,72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295" calcext:value-type="float">
            <text:p>1,295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12" calcext:value-type="float">
            <text:p>612</text:p>
          </table:table-cell>
          <table:table-cell table:style-name="ce43" office:value-type="float" office:value="452" calcext:value-type="float">
            <text:p>452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5200" calcext:value-type="float">
            <text:p>415,200</text:p>
          </table:table-cell>
          <table:table-cell table:style-name="ce42" office:value-type="float" office:value="13012" calcext:value-type="float">
            <text:p>13,012</text:p>
          </table:table-cell>
          <table:table-cell table:style-name="ce34" office:value-type="float" office:value="2305" calcext:value-type="float">
            <text:p>2,305</text:p>
          </table:table-cell>
          <table:table-cell table:style-name="ce34" office:value-type="float" office:value="3028" calcext:value-type="float">
            <text:p>3,028</text:p>
          </table:table-cell>
          <table:table-cell table:style-name="ce34" office:value-type="float" office:value="2641" calcext:value-type="float">
            <text:p>2,641</text:p>
          </table:table-cell>
          <table:table-cell table:style-name="ce34" office:value-type="float" office:value="2313" calcext:value-type="float">
            <text:p>2,313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15897" calcext:value-type="float">
            <text:p>15,897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355" calcext:value-type="float">
            <text:p>3,355</text:p>
          </table:table-cell>
          <table:table-cell table:style-name="ce42" office:value-type="float" office:value="3469" calcext:value-type="float">
            <text:p>3,469</text:p>
          </table:table-cell>
          <table:table-cell table:style-name="ce34" office:value-type="float" office:value="22232" calcext:value-type="float">
            <text:p>22,232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4233" calcext:value-type="float">
            <text:p>4,233</text:p>
          </table:table-cell>
          <table:table-cell table:style-name="ce34" office:value-type="float" office:value="4439" calcext:value-type="float">
            <text:p>4,439</text:p>
          </table:table-cell>
          <table:table-cell table:style-name="ce34" office:value-type="float" office:value="5124" calcext:value-type="float">
            <text:p>5,124</text:p>
          </table:table-cell>
          <table:table-cell table:style-name="ce42" office:value-type="float" office:value="4630" calcext:value-type="float">
            <text:p>4,630</text:p>
          </table:table-cell>
          <table:table-cell table:style-name="ce34" office:value-type="float" office:value="28001" calcext:value-type="float">
            <text:p>28,001</text:p>
          </table:table-cell>
          <table:table-cell table:style-name="ce34" office:value-type="float" office:value="4673" calcext:value-type="float">
            <text:p>4,673</text:p>
          </table:table-cell>
          <table:table-cell table:style-name="ce34" office:value-type="float" office:value="5642" calcext:value-type="float">
            <text:p>5,642</text:p>
          </table:table-cell>
          <table:table-cell table:style-name="ce34" office:value-type="float" office:value="5815" calcext:value-type="float">
            <text:p>5,815</text:p>
          </table:table-cell>
          <table:table-cell table:style-name="ce34" office:value-type="float" office:value="5899" calcext:value-type="float">
            <text:p>5,899</text:p>
          </table:table-cell>
          <table:table-cell table:style-name="ce42" office:value-type="float" office:value="5972" calcext:value-type="float">
            <text:p>5,972</text:p>
          </table:table-cell>
          <table:table-cell table:style-name="ce34" office:value-type="float" office:value="28683" calcext:value-type="float">
            <text:p>28,683</text:p>
          </table:table-cell>
          <table:table-cell table:style-name="ce34" office:value-type="float" office:value="5854" calcext:value-type="float">
            <text:p>5,854</text:p>
          </table:table-cell>
          <table:table-cell table:style-name="ce34" office:value-type="float" office:value="5712" calcext:value-type="float">
            <text:p>5,712</text:p>
          </table:table-cell>
          <table:table-cell table:style-name="ce34" office:value-type="float" office:value="5618" calcext:value-type="float">
            <text:p>5,618</text:p>
          </table:table-cell>
          <table:table-cell table:style-name="ce34" office:value-type="float" office:value="5923" calcext:value-type="float">
            <text:p>5,923</text:p>
          </table:table-cell>
          <table:table-cell table:style-name="ce42" office:value-type="float" office:value="5576" calcext:value-type="float">
            <text:p>5,576</text:p>
          </table:table-cell>
          <table:table-cell table:style-name="ce34" office:value-type="float" office:value="28749" calcext:value-type="float">
            <text:p>28,749</text:p>
          </table:table-cell>
          <table:table-cell table:style-name="ce34" office:value-type="float" office:value="6057" calcext:value-type="float">
            <text:p>6,057</text:p>
          </table:table-cell>
          <table:table-cell table:style-name="ce34" office:value-type="float" office:value="5360" calcext:value-type="float">
            <text:p>5,360</text:p>
          </table:table-cell>
          <table:table-cell table:style-name="ce34" office:value-type="float" office:value="5216" calcext:value-type="float">
            <text:p>5,216</text:p>
          </table:table-cell>
          <table:table-cell table:style-name="ce34" office:value-type="float" office:value="5914" calcext:value-type="float">
            <text:p>5,914</text:p>
          </table:table-cell>
          <table:table-cell table:style-name="ce42" office:value-type="float" office:value="6202" calcext:value-type="float">
            <text:p>6,202</text:p>
          </table:table-cell>
          <table:table-cell table:style-name="ce34" office:value-type="float" office:value="32752" calcext:value-type="float">
            <text:p>32,752</text:p>
          </table:table-cell>
          <table:table-cell table:style-name="ce34" office:value-type="float" office:value="6306" calcext:value-type="float">
            <text:p>6,306</text:p>
          </table:table-cell>
          <table:table-cell table:style-name="ce34" office:value-type="float" office:value="6531" calcext:value-type="float">
            <text:p>6,531</text:p>
          </table:table-cell>
          <table:table-cell table:style-name="ce34" office:value-type="float" office:value="6653" calcext:value-type="float">
            <text:p>6,653</text:p>
          </table:table-cell>
          <table:table-cell table:style-name="ce34" office:value-type="float" office:value="6693" calcext:value-type="float">
            <text:p>6,693</text:p>
          </table:table-cell>
          <table:table-cell table:style-name="ce42" office:value-type="float" office:value="6569" calcext:value-type="float">
            <text:p>6,569</text:p>
          </table:table-cell>
          <table:table-cell table:style-name="ce34" office:value-type="float" office:value="31025" calcext:value-type="float">
            <text:p>31,025</text:p>
          </table:table-cell>
          <table:table-cell table:style-name="ce34" office:value-type="float" office:value="6465" calcext:value-type="float">
            <text:p>6,465</text:p>
          </table:table-cell>
          <table:table-cell table:style-name="ce34" office:value-type="float" office:value="6313" calcext:value-type="float">
            <text:p>6,313</text:p>
          </table:table-cell>
          <table:table-cell table:style-name="ce34" office:value-type="float" office:value="6697" calcext:value-type="float">
            <text:p>6,697</text:p>
          </table:table-cell>
          <table:table-cell table:style-name="ce34" office:value-type="float" office:value="5757" calcext:value-type="float">
            <text:p>5,757</text:p>
          </table:table-cell>
          <table:table-cell table:style-name="ce42" office:value-type="float" office:value="5793" calcext:value-type="float">
            <text:p>5,793</text:p>
          </table:table-cell>
          <table:table-cell table:style-name="ce34" office:value-type="float" office:value="30335" calcext:value-type="float">
            <text:p>30,335</text:p>
          </table:table-cell>
          <table:table-cell table:style-name="ce34" office:value-type="float" office:value="5765" calcext:value-type="float">
            <text:p>5,765</text:p>
          </table:table-cell>
          <table:table-cell table:style-name="ce34" office:value-type="float" office:value="5785" calcext:value-type="float">
            <text:p>5,785</text:p>
          </table:table-cell>
          <table:table-cell table:style-name="ce34" office:value-type="float" office:value="6140" calcext:value-type="float">
            <text:p>6,140</text:p>
          </table:table-cell>
          <table:table-cell table:style-name="ce34" office:value-type="float" office:value="6327" calcext:value-type="float">
            <text:p>6,327</text:p>
          </table:table-cell>
          <table:table-cell table:style-name="ce42" office:value-type="float" office:value="6318" calcext:value-type="float">
            <text:p>6,318</text:p>
          </table:table-cell>
          <table:table-cell table:style-name="ce34" office:value-type="float" office:value="32186" calcext:value-type="float">
            <text:p>32,186</text:p>
          </table:table-cell>
          <table:table-cell table:style-name="ce34" office:value-type="float" office:value="6309" calcext:value-type="float">
            <text:p>6,309</text:p>
          </table:table-cell>
          <table:table-cell table:style-name="ce34" office:value-type="float" office:value="6098" calcext:value-type="float">
            <text:p>6,098</text:p>
          </table:table-cell>
          <table:table-cell table:style-name="ce34" office:value-type="float" office:value="6496" calcext:value-type="float">
            <text:p>6,496</text:p>
          </table:table-cell>
          <table:table-cell table:style-name="ce34" office:value-type="float" office:value="6561" calcext:value-type="float">
            <text:p>6,561</text:p>
          </table:table-cell>
          <table:table-cell table:style-name="ce42" office:value-type="float" office:value="6722" calcext:value-type="float">
            <text:p>6,722</text:p>
          </table:table-cell>
          <table:table-cell table:style-name="ce34" office:value-type="float" office:value="33659" calcext:value-type="float">
            <text:p>33,659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6872" calcext:value-type="float">
            <text:p>6,872</text:p>
          </table:table-cell>
          <table:table-cell table:style-name="ce34" office:value-type="float" office:value="6844" calcext:value-type="float">
            <text:p>6,844</text:p>
          </table:table-cell>
          <table:table-cell table:style-name="ce34" office:value-type="float" office:value="6638" calcext:value-type="float">
            <text:p>6,638</text:p>
          </table:table-cell>
          <table:table-cell table:style-name="ce42" office:value-type="float" office:value="6663" calcext:value-type="float">
            <text:p>6,663</text:p>
          </table:table-cell>
          <table:table-cell table:style-name="ce34" office:value-type="float" office:value="31447" calcext:value-type="float">
            <text:p>31,447</text:p>
          </table:table-cell>
          <table:table-cell table:style-name="ce34" office:value-type="float" office:value="6331" calcext:value-type="float">
            <text:p>6,331</text:p>
          </table:table-cell>
          <table:table-cell table:style-name="ce34" office:value-type="float" office:value="6452" calcext:value-type="float">
            <text:p>6,452</text:p>
          </table:table-cell>
          <table:table-cell table:style-name="ce34" office:value-type="float" office:value="6419" calcext:value-type="float">
            <text:p>6,419</text:p>
          </table:table-cell>
          <table:table-cell table:style-name="ce34" office:value-type="float" office:value="6292" calcext:value-type="float">
            <text:p>6,292</text:p>
          </table:table-cell>
          <table:table-cell table:style-name="ce42" office:value-type="float" office:value="5953" calcext:value-type="float">
            <text:p>5,953</text:p>
          </table:table-cell>
          <table:table-cell table:style-name="ce34" office:value-type="float" office:value="26656" calcext:value-type="float">
            <text:p>26,656</text:p>
          </table:table-cell>
          <table:table-cell table:style-name="ce34" office:value-type="float" office:value="5843" calcext:value-type="float">
            <text:p>5,843</text:p>
          </table:table-cell>
          <table:table-cell table:style-name="ce34" office:value-type="float" office:value="5570" calcext:value-type="float">
            <text:p>5,570</text:p>
          </table:table-cell>
          <table:table-cell table:style-name="ce34" office:value-type="float" office:value="5818" calcext:value-type="float">
            <text:p>5,818</text:p>
          </table:table-cell>
          <table:table-cell table:style-name="ce34" office:value-type="float" office:value="4935" calcext:value-type="float">
            <text:p>4,935</text:p>
          </table:table-cell>
          <table:table-cell table:style-name="ce42" office:value-type="float" office:value="4490" calcext:value-type="float">
            <text:p>4,490</text:p>
          </table:table-cell>
          <table:table-cell table:style-name="ce34" office:value-type="float" office:value="16553" calcext:value-type="float">
            <text:p>16,553</text:p>
          </table:table-cell>
          <table:table-cell table:style-name="ce34" office:value-type="float" office:value="4166" calcext:value-type="float">
            <text:p>4,166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2645" calcext:value-type="float">
            <text:p>2,645</text:p>
          </table:table-cell>
          <table:table-cell table:style-name="ce42" office:value-type="float" office:value="3177" calcext:value-type="float">
            <text:p>3,177</text:p>
          </table:table-cell>
          <table:table-cell table:style-name="ce34" office:value-type="float" office:value="15953" calcext:value-type="float">
            <text:p>15,953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191" calcext:value-type="float">
            <text:p>3,191</text:p>
          </table:table-cell>
          <table:table-cell table:style-name="ce42" office:value-type="float" office:value="3040" calcext:value-type="float">
            <text:p>3,040</text:p>
          </table:table-cell>
          <table:table-cell table:style-name="ce34" office:value-type="float" office:value="13042" calcext:value-type="float">
            <text:p>13,042</text:p>
          </table:table-cell>
          <table:table-cell table:style-name="ce34" office:value-type="float" office:value="2857" calcext:value-type="float">
            <text:p>2,857</text:p>
          </table:table-cell>
          <table:table-cell table:style-name="ce34" office:value-type="float" office:value="2685" calcext:value-type="float">
            <text:p>2,685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545" calcext:value-type="float">
            <text:p>2,545</text:p>
          </table:table-cell>
          <table:table-cell table:style-name="ce42" office:value-type="float" office:value="2298" calcext:value-type="float">
            <text:p>2,298</text:p>
          </table:table-cell>
          <table:table-cell table:style-name="ce34" office:value-type="float" office:value="9046" calcext:value-type="float">
            <text:p>9,046</text:p>
          </table:table-cell>
          <table:table-cell table:style-name="ce34" office:value-type="float" office:value="2143" calcext:value-type="float">
            <text:p>2,143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1658" calcext:value-type="float">
            <text:p>1,658</text:p>
          </table:table-cell>
          <table:table-cell table:style-name="ce42" office:value-type="float" office:value="1471" calcext:value-type="float">
            <text:p>1,471</text:p>
          </table:table-cell>
          <table:table-cell table:style-name="ce34" office:value-type="float" office:value="4206" calcext:value-type="float">
            <text:p>4,206</text:p>
          </table:table-cell>
          <table:table-cell table:style-name="ce34" office:value-type="float" office:value="1177" calcext:value-type="float">
            <text:p>1,177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687" calcext:value-type="float">
            <text:p>687</text:p>
          </table:table-cell>
          <table:table-cell table:style-name="ce42" office:value-type="float" office:value="495" calcext:value-type="float">
            <text:p>495</text:p>
          </table:table-cell>
          <table:table-cell table:style-name="ce34" office:value-type="float" office:value="1471" calcext:value-type="float">
            <text:p>1,471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821" calcext:value-type="float">
            <text:p>224,821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9678" calcext:value-type="float">
            <text:p>9,678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05" calcext:value-type="float">
            <text:p>2,005</text:p>
          </table:table-cell>
          <table:table-cell table:style-name="ce43" office:value-type="float" office:value="2077" calcext:value-type="float">
            <text:p>2,077</text:p>
          </table:table-cell>
          <table:table-cell table:style-name="ce33" office:value-type="float" office:value="12593" calcext:value-type="float">
            <text:p>12,593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2838" calcext:value-type="float">
            <text:p>2,838</text:p>
          </table:table-cell>
          <table:table-cell table:style-name="ce43" office:value-type="float" office:value="2697" calcext:value-type="float">
            <text:p>2,697</text:p>
          </table:table-cell>
          <table:table-cell table:style-name="ce33" office:value-type="float" office:value="15091" calcext:value-type="float">
            <text:p>15,091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3" office:value-type="float" office:value="3098" calcext:value-type="float">
            <text:p>3,098</text:p>
          </table:table-cell>
          <table:table-cell table:style-name="ce33" office:value-type="float" office:value="15254" calcext:value-type="float">
            <text:p>15,254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3046" calcext:value-type="float">
            <text:p>3,046</text:p>
          </table:table-cell>
          <table:table-cell table:style-name="ce43" office:value-type="float" office:value="2883" calcext:value-type="float">
            <text:p>2,883</text:p>
          </table:table-cell>
          <table:table-cell table:style-name="ce33" office:value-type="float" office:value="14896" calcext:value-type="float">
            <text:p>14,896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3003" calcext:value-type="float">
            <text:p>3,003</text:p>
          </table:table-cell>
          <table:table-cell table:style-name="ce43" office:value-type="float" office:value="3185" calcext:value-type="float">
            <text:p>3,185</text:p>
          </table:table-cell>
          <table:table-cell table:style-name="ce33" office:value-type="float" office:value="17174" calcext:value-type="float">
            <text:p>17,174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403" calcext:value-type="float">
            <text:p>3,403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3" office:value-type="float" office:value="16695" calcext:value-type="float">
            <text:p>16,695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201" calcext:value-type="float">
            <text:p>3,201</text:p>
          </table:table-cell>
          <table:table-cell table:style-name="ce43" office:value-type="float" office:value="3168" calcext:value-type="float">
            <text:p>3,168</text:p>
          </table:table-cell>
          <table:table-cell table:style-name="ce33" office:value-type="float" office:value="17687" calcext:value-type="float">
            <text:p>17,687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644" calcext:value-type="float">
            <text:p>3,644</text:p>
          </table:table-cell>
          <table:table-cell table:style-name="ce33" office:value-type="float" office:value="18264" calcext:value-type="float">
            <text:p>18,264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3659" calcext:value-type="float">
            <text:p>3,659</text:p>
          </table:table-cell>
          <table:table-cell table:style-name="ce43" office:value-type="float" office:value="3726" calcext:value-type="float">
            <text:p>3,726</text:p>
          </table:table-cell>
          <table:table-cell table:style-name="ce33" office:value-type="float" office:value="18265" calcext:value-type="float">
            <text:p>18,265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497" calcext:value-type="float">
            <text:p>3,497</text:p>
          </table:table-cell>
          <table:table-cell table:style-name="ce43" office:value-type="float" office:value="3520" calcext:value-type="float">
            <text:p>3,520</text:p>
          </table:table-cell>
          <table:table-cell table:style-name="ce33" office:value-type="float" office:value="16290" calcext:value-type="float">
            <text:p>16,290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319" calcext:value-type="float">
            <text:p>3,319</text:p>
          </table:table-cell>
          <table:table-cell table:style-name="ce43" office:value-type="float" office:value="2937" calcext:value-type="float">
            <text:p>2,937</text:p>
          </table:table-cell>
          <table:table-cell table:style-name="ce33" office:value-type="float" office:value="13565" calcext:value-type="float">
            <text:p>13,565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391" calcext:value-type="float">
            <text:p>2,391</text:p>
          </table:table-cell>
          <table:table-cell table:style-name="ce43" office:value-type="float" office:value="2384" calcext:value-type="float">
            <text:p>2,384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367" calcext:value-type="float">
            <text:p>1,367</text:p>
          </table:table-cell>
          <table:table-cell table:style-name="ce43" office:value-type="float" office:value="1573" calcext:value-type="float">
            <text:p>1,573</text:p>
          </table:table-cell>
          <table:table-cell table:style-name="ce33" office:value-type="float" office:value="7921" calcext:value-type="float">
            <text:p>7,921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3" office:value-type="float" office:value="1477" calcext:value-type="float">
            <text:p>1,477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84" calcext:value-type="float">
            <text:p>1,184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71" calcext:value-type="float">
            <text:p>471</text:p>
          </table:table-cell>
          <table:table-cell table:style-name="ce43" office:value-type="float" office:value="319" calcext:value-type="float">
            <text:p>319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883" calcext:value-type="float">
            <text:p>116,883</text:p>
          </table:table-cell>
          <table:table-cell table:style-name="ce33" office:value-type="float" office:value="4443" calcext:value-type="float">
            <text:p>4,443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77" calcext:value-type="float">
            <text:p>1,077</text:p>
          </table:table-cell>
          <table:table-cell table:style-name="ce43" office:value-type="float" office:value="1090" calcext:value-type="float">
            <text:p>1,090</text:p>
          </table:table-cell>
          <table:table-cell table:style-name="ce33" office:value-type="float" office:value="6567" calcext:value-type="float">
            <text:p>6,567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425" calcext:value-type="float">
            <text:p>1,425</text:p>
          </table:table-cell>
          <table:table-cell table:style-name="ce33" office:value-type="float" office:value="7823" calcext:value-type="float">
            <text:p>7,823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31" calcext:value-type="float">
            <text:p>1,631</text:p>
          </table:table-cell>
          <table:table-cell table:style-name="ce43" office:value-type="float" office:value="1652" calcext:value-type="float">
            <text:p>1,652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7910" calcext:value-type="float">
            <text:p>7,910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688" calcext:value-type="float">
            <text:p>1,688</text:p>
          </table:table-cell>
          <table:table-cell table:style-name="ce33" office:value-type="float" office:value="9094" calcext:value-type="float">
            <text:p>9,094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777" calcext:value-type="float">
            <text:p>1,777</text:p>
          </table:table-cell>
          <table:table-cell table:style-name="ce43" office:value-type="float" office:value="1806" calcext:value-type="float">
            <text:p>1,806</text:p>
          </table:table-cell>
          <table:table-cell table:style-name="ce33" office:value-type="float" office:value="8875" calcext:value-type="float">
            <text:p>8,875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3" office:value-type="float" office:value="1702" calcext:value-type="float">
            <text:p>1,702</text:p>
          </table:table-cell>
          <table:table-cell table:style-name="ce33" office:value-type="float" office:value="9631" calcext:value-type="float">
            <text:p>9,631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2041" calcext:value-type="float">
            <text:p>2,041</text:p>
          </table:table-cell>
          <table:table-cell table:style-name="ce43" office:value-type="float" office:value="2034" calcext:value-type="float">
            <text:p>2,034</text:p>
          </table:table-cell>
          <table:table-cell table:style-name="ce33" office:value-type="float" office:value="10149" calcext:value-type="float">
            <text:p>10,149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9784" calcext:value-type="float">
            <text:p>9,784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31" calcext:value-type="float">
            <text:p>1,831</text:p>
          </table:table-cell>
          <table:table-cell table:style-name="ce43" office:value-type="float" office:value="1832" calcext:value-type="float">
            <text:p>1,832</text:p>
          </table:table-cell>
          <table:table-cell table:style-name="ce33" office:value-type="float" office:value="8377" calcext:value-type="float">
            <text:p>8,377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6567" calcext:value-type="float">
            <text:p>6,567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181" calcext:value-type="float">
            <text:p>1,181</text:p>
          </table:table-cell>
          <table:table-cell table:style-name="ce43" office:value-type="float" office:value="1124" calcext:value-type="float">
            <text:p>1,124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20" calcext:value-type="float">
            <text:p>620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03" calcext:value-type="float">
            <text:p>703</text:p>
          </table:table-cell>
          <table:table-cell table:style-name="ce43" office:value-type="float" office:value="649" calcext:value-type="float">
            <text:p>649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470" calcext:value-type="float">
            <text:p>470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35" calcext:value-type="float">
            <text:p>435</text:p>
          </table:table-cell>
          <table:table-cell table:style-name="ce43" office:value-type="float" office:value="420" calcext:value-type="float">
            <text:p>420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7938" calcext:value-type="float">
            <text:p>107,938</text:p>
          </table:table-cell>
          <table:table-cell table:style-name="ce42" office:value-type="float" office:value="4100" calcext:value-type="float">
            <text:p>4,100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928" calcext:value-type="float">
            <text:p>928</text:p>
          </table:table-cell>
          <table:table-cell table:style-name="ce42" office:value-type="float" office:value="987" calcext:value-type="float">
            <text:p>987</text:p>
          </table:table-cell>
          <table:table-cell table:style-name="ce34" office:value-type="float" office:value="6026" calcext:value-type="float">
            <text:p>6,026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1199" calcext:value-type="float">
            <text:p>1,199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1357" calcext:value-type="float">
            <text:p>1,357</text:p>
          </table:table-cell>
          <table:table-cell table:style-name="ce42" office:value-type="float" office:value="1272" calcext:value-type="float">
            <text:p>1,272</text:p>
          </table:table-cell>
          <table:table-cell table:style-name="ce34" office:value-type="float" office:value="7268" calcext:value-type="float">
            <text:p>7,268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477" calcext:value-type="float">
            <text:p>1,477</text:p>
          </table:table-cell>
          <table:table-cell table:style-name="ce42" office:value-type="float" office:value="1446" calcext:value-type="float">
            <text:p>1,446</text:p>
          </table:table-cell>
          <table:table-cell table:style-name="ce34" office:value-type="float" office:value="7240" calcext:value-type="float">
            <text:p>7,240</text:p>
          </table:table-cell>
          <table:table-cell table:style-name="ce34" office:value-type="float" office:value="1517" calcext:value-type="float">
            <text:p>1,517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441" calcext:value-type="float">
            <text:p>1,441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4" office:value-type="float" office:value="6986" calcext:value-type="float">
            <text:p>6,986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409" calcext:value-type="float">
            <text:p>1,409</text:p>
          </table:table-cell>
          <table:table-cell table:style-name="ce42" office:value-type="float" office:value="1497" calcext:value-type="float">
            <text:p>1,497</text:p>
          </table:table-cell>
          <table:table-cell table:style-name="ce34" office:value-type="float" office:value="8080" calcext:value-type="float">
            <text:p>8,080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626" calcext:value-type="float">
            <text:p>1,626</text:p>
          </table:table-cell>
          <table:table-cell table:style-name="ce42" office:value-type="float" office:value="1544" calcext:value-type="float">
            <text:p>1,544</text:p>
          </table:table-cell>
          <table:table-cell table:style-name="ce34" office:value-type="float" office:value="7820" calcext:value-type="float">
            <text:p>7,820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451" calcext:value-type="float">
            <text:p>1,451</text:p>
          </table:table-cell>
          <table:table-cell table:style-name="ce42" office:value-type="float" office:value="1466" calcext:value-type="float">
            <text:p>1,466</text:p>
          </table:table-cell>
          <table:table-cell table:style-name="ce34" office:value-type="float" office:value="8056" calcext:value-type="float">
            <text:p>8,056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591" calcext:value-type="float">
            <text:p>1,591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4" office:value-type="float" office:value="8115" calcext:value-type="float">
            <text:p>8,115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569" calcext:value-type="float">
            <text:p>1,569</text:p>
          </table:table-cell>
          <table:table-cell table:style-name="ce34" office:value-type="float" office:value="1646" calcext:value-type="float">
            <text:p>1,646</text:p>
          </table:table-cell>
          <table:table-cell table:style-name="ce42" office:value-type="float" office:value="1660" calcext:value-type="float">
            <text:p>1,660</text:p>
          </table:table-cell>
          <table:table-cell table:style-name="ce34" office:value-type="float" office:value="8481" calcext:value-type="float">
            <text:p>8,481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688" calcext:value-type="float">
            <text:p>1,688</text:p>
          </table:table-cell>
          <table:table-cell table:style-name="ce34" office:value-type="float" office:value="7913" calcext:value-type="float">
            <text:p>7,913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75" calcext:value-type="float">
            <text:p>1,675</text:p>
          </table:table-cell>
          <table:table-cell table:style-name="ce42" office:value-type="float" office:value="1479" calcext:value-type="float">
            <text:p>1,479</text:p>
          </table:table-cell>
          <table:table-cell table:style-name="ce34" office:value-type="float" office:value="6998" calcext:value-type="float">
            <text:p>6,998</text:p>
          </table:table-cell>
          <table:table-cell table:style-name="ce34" office:value-type="float" office:value="1492" calcext:value-type="float">
            <text:p>1,492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210" calcext:value-type="float">
            <text:p>1,210</text:p>
          </table:table-cell>
          <table:table-cell table:style-name="ce42" office:value-type="float" office:value="1260" calcext:value-type="float">
            <text:p>1,260</text:p>
          </table:table-cell>
          <table:table-cell table:style-name="ce34" office:value-type="float" office:value="4410" calcext:value-type="float">
            <text:p>4,410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1090" calcext:value-type="float">
            <text:p>1,090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747" calcext:value-type="float">
            <text:p>747</text:p>
          </table:table-cell>
          <table:table-cell table:style-name="ce42" office:value-type="float" office:value="791" calcext:value-type="float">
            <text:p>791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849" calcext:value-type="float">
            <text:p>849</text:p>
          </table:table-cell>
          <table:table-cell table:style-name="ce42" office:value-type="float" office:value="828" calcext:value-type="float">
            <text:p>828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52" calcext:value-type="float">
            <text:p>652</text:p>
          </table:table-cell>
          <table:table-cell table:style-name="ce42" office:value-type="float" office:value="666" calcext:value-type="float">
            <text:p>666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24" calcext:value-type="float">
            <text:p>424</text:p>
          </table:table-cell>
          <table:table-cell table:style-name="ce42" office:value-type="float" office:value="401" calcext:value-type="float">
            <text:p>401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9" calcext:value-type="float">
            <text:p>59</text:p>
          </table:table-cell>
          <table:table-cell table:style-name="ce42" office:value-type="float" office:value="41" calcext:value-type="float">
            <text:p>4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897" calcext:value-type="float">
            <text:p>333,897</text:p>
          </table:table-cell>
          <table:table-cell table:style-name="ce33" office:value-type="float" office:value="12900" calcext:value-type="float">
            <text:p>12,900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2327" calcext:value-type="float">
            <text:p>2,327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13842" calcext:value-type="float">
            <text:p>13,842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773" calcext:value-type="float">
            <text:p>2,773</text:p>
          </table:table-cell>
          <table:table-cell table:style-name="ce43" office:value-type="float" office:value="3041" calcext:value-type="float">
            <text:p>3,041</text:p>
          </table:table-cell>
          <table:table-cell table:style-name="ce33" office:value-type="float" office:value="18330" calcext:value-type="float">
            <text:p>18,330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390" calcext:value-type="float">
            <text:p>3,390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43" office:value-type="float" office:value="3981" calcext:value-type="float">
            <text:p>3,981</text:p>
          </table:table-cell>
          <table:table-cell table:style-name="ce33" office:value-type="float" office:value="22932" calcext:value-type="float">
            <text:p>22,932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4785" calcext:value-type="float">
            <text:p>4,785</text:p>
          </table:table-cell>
          <table:table-cell table:style-name="ce43" office:value-type="float" office:value="4799" calcext:value-type="float">
            <text:p>4,799</text:p>
          </table:table-cell>
          <table:table-cell table:style-name="ce33" office:value-type="float" office:value="23348" calcext:value-type="float">
            <text:p>23,348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4762" calcext:value-type="float">
            <text:p>4,762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4687" calcext:value-type="float">
            <text:p>4,687</text:p>
          </table:table-cell>
          <table:table-cell table:style-name="ce43" office:value-type="float" office:value="4382" calcext:value-type="float">
            <text:p>4,382</text:p>
          </table:table-cell>
          <table:table-cell table:style-name="ce33" office:value-type="float" office:value="22497" calcext:value-type="float">
            <text:p>22,497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536" calcext:value-type="float">
            <text:p>4,536</text:p>
          </table:table-cell>
          <table:table-cell table:style-name="ce43" office:value-type="float" office:value="4982" calcext:value-type="float">
            <text:p>4,982</text:p>
          </table:table-cell>
          <table:table-cell table:style-name="ce33" office:value-type="float" office:value="26386" calcext:value-type="float">
            <text:p>26,386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5429" calcext:value-type="float">
            <text:p>5,429</text:p>
          </table:table-cell>
          <table:table-cell table:style-name="ce33" office:value-type="float" office:value="5241" calcext:value-type="float">
            <text:p>5,241</text:p>
          </table:table-cell>
          <table:table-cell table:style-name="ce43" office:value-type="float" office:value="5280" calcext:value-type="float">
            <text:p>5,280</text:p>
          </table:table-cell>
          <table:table-cell table:style-name="ce33" office:value-type="float" office:value="25232" calcext:value-type="float">
            <text:p>25,232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4794" calcext:value-type="float">
            <text:p>4,794</text:p>
          </table:table-cell>
          <table:table-cell table:style-name="ce43" office:value-type="float" office:value="4838" calcext:value-type="float">
            <text:p>4,838</text:p>
          </table:table-cell>
          <table:table-cell table:style-name="ce33" office:value-type="float" office:value="25357" calcext:value-type="float">
            <text:p>25,357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258" calcext:value-type="float">
            <text:p>5,258</text:p>
          </table:table-cell>
          <table:table-cell table:style-name="ce43" office:value-type="float" office:value="5266" calcext:value-type="float">
            <text:p>5,266</text:p>
          </table:table-cell>
          <table:table-cell table:style-name="ce33" office:value-type="float" office:value="26265" calcext:value-type="float">
            <text:p>26,265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5426" calcext:value-type="float">
            <text:p>5,426</text:p>
          </table:table-cell>
          <table:table-cell table:style-name="ce43" office:value-type="float" office:value="5354" calcext:value-type="float">
            <text:p>5,354</text:p>
          </table:table-cell>
          <table:table-cell table:style-name="ce33" office:value-type="float" office:value="26867" calcext:value-type="float">
            <text:p>26,867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346" calcext:value-type="float">
            <text:p>5,346</text:p>
          </table:table-cell>
          <table:table-cell table:style-name="ce33" office:value-type="float" office:value="5464" calcext:value-type="float">
            <text:p>5,464</text:p>
          </table:table-cell>
          <table:table-cell table:style-name="ce33" office:value-type="float" office:value="5294" calcext:value-type="float">
            <text:p>5,294</text:p>
          </table:table-cell>
          <table:table-cell table:style-name="ce43" office:value-type="float" office:value="5420" calcext:value-type="float">
            <text:p>5,420</text:p>
          </table:table-cell>
          <table:table-cell table:style-name="ce33" office:value-type="float" office:value="25259" calcext:value-type="float">
            <text:p>25,259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5145" calcext:value-type="float">
            <text:p>5,145</text:p>
          </table:table-cell>
          <table:table-cell table:style-name="ce33" office:value-type="float" office:value="5140" calcext:value-type="float">
            <text:p>5,140</text:p>
          </table:table-cell>
          <table:table-cell table:style-name="ce43" office:value-type="float" office:value="4737" calcext:value-type="float">
            <text:p>4,737</text:p>
          </table:table-cell>
          <table:table-cell table:style-name="ce33" office:value-type="float" office:value="20565" calcext:value-type="float">
            <text:p>20,565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413" calcext:value-type="float">
            <text:p>4,413</text:p>
          </table:table-cell>
          <table:table-cell table:style-name="ce33" office:value-type="float" office:value="3875" calcext:value-type="float">
            <text:p>3,875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2491" calcext:value-type="float">
            <text:p>12,491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344" calcext:value-type="float">
            <text:p>2,344</text:p>
          </table:table-cell>
          <table:table-cell table:style-name="ce33" office:value-type="float" office:value="2039" calcext:value-type="float">
            <text:p>2,039</text:p>
          </table:table-cell>
          <table:table-cell table:style-name="ce43" office:value-type="float" office:value="2381" calcext:value-type="float">
            <text:p>2,381</text:p>
          </table:table-cell>
          <table:table-cell table:style-name="ce33" office:value-type="float" office:value="11245" calcext:value-type="float">
            <text:p>11,245</text:p>
          </table:table-cell>
          <table:table-cell table:style-name="ce33" office:value-type="float" office:value="2363" calcext:value-type="float">
            <text:p>2,363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2224" calcext:value-type="float">
            <text:p>2,224</text:p>
          </table:table-cell>
          <table:table-cell table:style-name="ce43" office:value-type="float" office:value="2019" calcext:value-type="float">
            <text:p>2,019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527" calcext:value-type="float">
            <text:p>1,527</text:p>
          </table:table-cell>
          <table:table-cell table:style-name="ce33" office:value-type="float" office:value="6317" calcext:value-type="float">
            <text:p>6,317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229" calcext:value-type="float">
            <text:p>1,229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641" calcext:value-type="float">
            <text:p>641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016" calcext:value-type="float">
            <text:p>171,016</text:p>
          </table:table-cell>
          <table:table-cell table:style-name="ce33" office:value-type="float" office:value="6771" calcext:value-type="float">
            <text:p>6,771</text:p>
          </table:table-cell>
          <table:table-cell table:style-name="ce48" office:value-type="float" office:value="1338" calcext:value-type="float">
            <text:p>1,338</text:p>
          </table:table-cell>
          <table:table-cell table:style-name="ce48" office:value-type="float" office:value="1523" calcext:value-type="float">
            <text:p>1,523</text:p>
          </table:table-cell>
          <table:table-cell table:style-name="ce48" office:value-type="float" office:value="1384" calcext:value-type="float">
            <text:p>1,384</text:p>
          </table:table-cell>
          <table:table-cell table:style-name="ce48" office:value-type="float" office:value="1218" calcext:value-type="float">
            <text:p>1,218</text:p>
          </table:table-cell>
          <table:table-cell table:style-name="ce48" office:value-type="float" office:value="1308" calcext:value-type="float">
            <text:p>1,308</text:p>
          </table:table-cell>
          <table:table-cell table:style-name="ce48" office:value-type="float" office:value="7239" calcext:value-type="float">
            <text:p>7,239</text:p>
          </table:table-cell>
          <table:table-cell table:style-name="ce48" office:value-type="float" office:value="1333" calcext:value-type="float">
            <text:p>1,333</text:p>
          </table:table-cell>
          <table:table-cell table:style-name="ce48" office:value-type="float" office:value="1417" calcext:value-type="float">
            <text:p>1,417</text:p>
          </table:table-cell>
          <table:table-cell table:style-name="ce48" office:value-type="float" office:value="1484" calcext:value-type="float">
            <text:p>1,484</text:p>
          </table:table-cell>
          <table:table-cell table:style-name="ce48" office:value-type="float" office:value="1415" calcext:value-type="float">
            <text:p>1,415</text:p>
          </table:table-cell>
          <table:table-cell table:style-name="ce60" office:value-type="float" office:value="1590" calcext:value-type="float">
            <text:p>1,590</text:p>
          </table:table-cell>
          <table:table-cell table:style-name="ce48" office:value-type="float" office:value="9580" calcext:value-type="float">
            <text:p>9,580</text:p>
          </table:table-cell>
          <table:table-cell table:style-name="ce48" office:value-type="float" office:value="1676" calcext:value-type="float">
            <text:p>1,676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2178" calcext:value-type="float">
            <text:p>2,178</text:p>
          </table:table-cell>
          <table:table-cell table:style-name="ce60" office:value-type="float" office:value="2084" calcext:value-type="float">
            <text:p>2,084</text:p>
          </table:table-cell>
          <table:table-cell table:style-name="ce48" office:value-type="float" office:value="11865" calcext:value-type="float">
            <text:p>11,865</text:p>
          </table:table-cell>
          <table:table-cell table:style-name="ce48" office:value-type="float" office:value="2085" calcext:value-type="float">
            <text:p>2,085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2500" calcext:value-type="float">
            <text:p>2,500</text:p>
          </table:table-cell>
          <table:table-cell table:style-name="ce48" office:value-type="float" office:value="2418" calcext:value-type="float">
            <text:p>2,4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48" office:value-type="float" office:value="12014" calcext:value-type="float">
            <text:p>12,014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453" calcext:value-type="float">
            <text:p>2,453</text:p>
          </table:table-cell>
          <table:table-cell table:style-name="ce48" office:value-type="float" office:value="2368" calcext:value-type="float">
            <text:p>2,368</text:p>
          </table:table-cell>
          <table:table-cell table:style-name="ce48" office:value-type="float" office:value="2404" calcext:value-type="float">
            <text:p>2,404</text:p>
          </table:table-cell>
          <table:table-cell table:style-name="ce60" office:value-type="float" office:value="2231" calcext:value-type="float">
            <text:p>2,231</text:p>
          </table:table-cell>
          <table:table-cell table:style-name="ce48" office:value-type="float" office:value="11775" calcext:value-type="float">
            <text:p>11,775</text:p>
          </table:table-cell>
          <table:table-cell table:style-name="ce48" office:value-type="float" office:value="2390" calcext:value-type="float">
            <text:p>2,390</text:p>
          </table:table-cell>
          <table:table-cell table:style-name="ce48" office:value-type="float" office:value="2219" calcext:value-type="float">
            <text:p>2,219</text:p>
          </table:table-cell>
          <table:table-cell table:style-name="ce48" office:value-type="float" office:value="2197" calcext:value-type="float">
            <text:p>2,197</text:p>
          </table:table-cell>
          <table:table-cell table:style-name="ce48" office:value-type="float" office:value="2370" calcext:value-type="float">
            <text:p>2,370</text:p>
          </table:table-cell>
          <table:table-cell table:style-name="ce60" office:value-type="float" office:value="2599" calcext:value-type="float">
            <text:p>2,599</text:p>
          </table:table-cell>
          <table:table-cell table:style-name="ce48" office:value-type="float" office:value="13834" calcext:value-type="float">
            <text:p>13,834</text:p>
          </table:table-cell>
          <table:table-cell table:style-name="ce48" office:value-type="float" office:value="2698" calcext:value-type="float">
            <text:p>2,698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771" calcext:value-type="float">
            <text:p>2,771</text:p>
          </table:table-cell>
          <table:table-cell table:style-name="ce60" office:value-type="float" office:value="2728" calcext:value-type="float">
            <text:p>2,728</text:p>
          </table:table-cell>
          <table:table-cell table:style-name="ce48" office:value-type="float" office:value="13066" calcext:value-type="float">
            <text:p>13,066</text:p>
          </table:table-cell>
          <table:table-cell table:style-name="ce48" office:value-type="float" office:value="2740" calcext:value-type="float">
            <text:p>2,740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454" calcext:value-type="float">
            <text:p>2,454</text:p>
          </table:table-cell>
          <table:table-cell table:style-name="ce60" office:value-type="float" office:value="2478" calcext:value-type="float">
            <text:p>2,478</text:p>
          </table:table-cell>
          <table:table-cell table:style-name="ce48" office:value-type="float" office:value="13060" calcext:value-type="float">
            <text:p>13,060</text:p>
          </table:table-cell>
          <table:table-cell table:style-name="ce48" office:value-type="float" office:value="2465" calcext:value-type="float">
            <text:p>2,465</text:p>
          </table:table-cell>
          <table:table-cell table:style-name="ce48" office:value-type="float" office:value="2493" calcext:value-type="float">
            <text:p>2,493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721" calcext:value-type="float">
            <text:p>2,721</text:p>
          </table:table-cell>
          <table:table-cell table:style-name="ce60" office:value-type="float" office:value="2780" calcext:value-type="float">
            <text:p>2,780</text:p>
          </table:table-cell>
          <table:table-cell table:style-name="ce48" office:value-type="float" office:value="13975" calcext:value-type="float">
            <text:p>13,975</text:p>
          </table:table-cell>
          <table:table-cell table:style-name="ce48" office:value-type="float" office:value="2777" calcext:value-type="float">
            <text:p>2,777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2847" calcext:value-type="float">
            <text:p>2,847</text:p>
          </table:table-cell>
          <table:table-cell table:style-name="ce60" office:value-type="float" office:value="2794" calcext:value-type="float">
            <text:p>2,794</text:p>
          </table:table-cell>
          <table:table-cell table:style-name="ce48" office:value-type="float" office:value="13759" calcext:value-type="float">
            <text:p>13,759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763" calcext:value-type="float">
            <text:p>2,763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2706" calcext:value-type="float">
            <text:p>2,706</text:p>
          </table:table-cell>
          <table:table-cell table:style-name="ce60" office:value-type="float" office:value="2716" calcext:value-type="float">
            <text:p>2,716</text:p>
          </table:table-cell>
          <table:table-cell table:style-name="ce48" office:value-type="float" office:value="12835" calcext:value-type="float">
            <text:p>12,835</text:p>
          </table:table-cell>
          <table:table-cell table:style-name="ce48" office:value-type="float" office:value="2594" calcext:value-type="float">
            <text:p>2,594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530" calcext:value-type="float">
            <text:p>2,530</text:p>
          </table:table-cell>
          <table:table-cell table:style-name="ce60" office:value-type="float" office:value="2464" calcext:value-type="float">
            <text:p>2,464</text:p>
          </table:table-cell>
          <table:table-cell table:style-name="ce48" office:value-type="float" office:value="10143" calcext:value-type="float">
            <text:p>10,143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2121" calcext:value-type="float">
            <text:p>2,121</text:p>
          </table:table-cell>
          <table:table-cell table:style-name="ce48" office:value-type="float" office:value="2196" calcext:value-type="float">
            <text:p>2,196</text:p>
          </table:table-cell>
          <table:table-cell table:style-name="ce48" office:value-type="float" office:value="1933" calcext:value-type="float">
            <text:p>1,933</text:p>
          </table:table-cell>
          <table:table-cell table:style-name="ce60" office:value-type="float" office:value="1666" calcext:value-type="float">
            <text:p>1,666</text:p>
          </table:table-cell>
          <table:table-cell table:style-name="ce48" office:value-type="float" office:value="5895" calcext:value-type="float">
            <text:p>5,895</text:p>
          </table:table-cell>
          <table:table-cell table:style-name="ce48" office:value-type="float" office:value="1375" calcext:value-type="float">
            <text:p>1,375</text:p>
          </table:table-cell>
          <table:table-cell table:style-name="ce48" office:value-type="float" office:value="1376" calcext:value-type="float">
            <text:p>1,376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949" calcext:value-type="float">
            <text:p>949</text:p>
          </table:table-cell>
          <table:table-cell table:style-name="ce60" office:value-type="float" office:value="1098" calcext:value-type="float">
            <text:p>1,098</text:p>
          </table:table-cell>
          <table:table-cell table:style-name="ce48" office:value-type="float" office:value="5183" calcext:value-type="float">
            <text:p>5,183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1027" calcext:value-type="float">
            <text:p>1,027</text:p>
          </table:table-cell>
          <table:table-cell table:style-name="ce60" office:value-type="float" office:value="908" calcext:value-type="float">
            <text:p>908</text:p>
          </table:table-cell>
          <table:table-cell table:style-name="ce48" office:value-type="float" office:value="3823" calcext:value-type="float">
            <text:p>3,823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846" calcext:value-type="float">
            <text:p>846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733" calcext:value-type="float">
            <text:p>733</text:p>
          </table:table-cell>
          <table:table-cell table:style-name="ce60" office:value-type="float" office:value="690" calcext:value-type="float">
            <text:p>690</text:p>
          </table:table-cell>
          <table:table-cell table:style-name="ce48" office:value-type="float" office:value="3152" calcext:value-type="float">
            <text:p>3,152</text:p>
          </table:table-cell>
          <table:table-cell table:style-name="ce48" office:value-type="float" office:value="687" calcext:value-type="float">
            <text:p>687</text:p>
          </table:table-cell>
          <table:table-cell table:number-columns-repeated="2" table:style-name="ce48" office:value-type="float" office:value="611" calcext:value-type="float">
            <text:p>611</text:p>
          </table:table-cell>
          <table:table-cell table:style-name="ce48" office:value-type="float" office:value="655" calcext:value-type="float">
            <text:p>655</text:p>
          </table:table-cell>
          <table:table-cell table:style-name="ce60" office:value-type="float" office:value="588" calcext:value-type="float">
            <text:p>588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390" calcext:value-type="float">
            <text:p>390</text:p>
          </table:table-cell>
          <table:table-cell table:style-name="ce60" office:value-type="float" office:value="260" calcext:value-type="float">
            <text:p>260</text:p>
          </table:table-cell>
          <table:table-cell table:style-name="ce48" office:value-type="float" office:value="703" calcext:value-type="float">
            <text:p>703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76" calcext:value-type="float">
            <text:p>76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81" calcext:value-type="float">
            <text:p>162,881</text:p>
          </table:table-cell>
          <table:table-cell table:style-name="ce42" office:value-type="float" office:value="6129" calcext:value-type="float">
            <text:p>6,129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1393" calcext:value-type="float">
            <text:p>1,393</text:p>
          </table:table-cell>
          <table:table-cell table:style-name="ce49" office:value-type="float" office:value="1196" calcext:value-type="float">
            <text:p>1,196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9" office:value-type="float" office:value="1184" calcext:value-type="float">
            <text:p>1,184</text:p>
          </table:table-cell>
          <table:table-cell table:style-name="ce49" office:value-type="float" office:value="6603" calcext:value-type="float">
            <text:p>6,603</text:p>
          </table:table-cell>
          <table:table-cell table:style-name="ce49" office:value-type="float" office:value="1223" calcext:value-type="float">
            <text:p>1,223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1358" calcext:value-type="float">
            <text:p>1,358</text:p>
          </table:table-cell>
          <table:table-cell table:style-name="ce61" office:value-type="float" office:value="1451" calcext:value-type="float">
            <text:p>1,451</text:p>
          </table:table-cell>
          <table:table-cell table:style-name="ce49" office:value-type="float" office:value="8750" calcext:value-type="float">
            <text:p>8,750</text:p>
          </table:table-cell>
          <table:table-cell table:style-name="ce49" office:value-type="float" office:value="1482" calcext:value-type="float">
            <text:p>1,482</text:p>
          </table:table-cell>
          <table:table-cell table:style-name="ce49" office:value-type="float" office:value="1617" calcext:value-type="float">
            <text:p>1,617</text:p>
          </table:table-cell>
          <table:table-cell table:style-name="ce49" office:value-type="float" office:value="1753" calcext:value-type="float">
            <text:p>1,753</text:p>
          </table:table-cell>
          <table:table-cell table:style-name="ce49" office:value-type="float" office:value="2001" calcext:value-type="float">
            <text:p>2,001</text:p>
          </table:table-cell>
          <table:table-cell table:style-name="ce61" office:value-type="float" office:value="1897" calcext:value-type="float">
            <text:p>1,897</text:p>
          </table:table-cell>
          <table:table-cell table:style-name="ce49" office:value-type="float" office:value="11067" calcext:value-type="float">
            <text:p>11,067</text:p>
          </table:table-cell>
          <table:table-cell table:style-name="ce49" office:value-type="float" office:value="1800" calcext:value-type="float">
            <text:p>1,800</text:p>
          </table:table-cell>
          <table:table-cell table:style-name="ce49" office:value-type="float" office:value="2269" calcext:value-type="float">
            <text:p>2,269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367" calcext:value-type="float">
            <text:p>2,367</text:p>
          </table:table-cell>
          <table:table-cell table:style-name="ce61" office:value-type="float" office:value="2348" calcext:value-type="float">
            <text:p>2,348</text:p>
          </table:table-cell>
          <table:table-cell table:style-name="ce49" office:value-type="float" office:value="11334" calcext:value-type="float">
            <text:p>11,334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309" calcext:value-type="float">
            <text:p>2,309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2283" calcext:value-type="float">
            <text:p>2,283</text:p>
          </table:table-cell>
          <table:table-cell table:style-name="ce61" office:value-type="float" office:value="2151" calcext:value-type="float">
            <text:p>2,151</text:p>
          </table:table-cell>
          <table:table-cell table:style-name="ce49" office:value-type="float" office:value="10722" calcext:value-type="float">
            <text:p>10,722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9" office:value-type="float" office:value="1963" calcext:value-type="float">
            <text:p>1,963</text:p>
          </table:table-cell>
          <table:table-cell table:style-name="ce49" office:value-type="float" office:value="2026" calcext:value-type="float">
            <text:p>2,026</text:p>
          </table:table-cell>
          <table:table-cell table:style-name="ce49" office:value-type="float" office:value="2166" calcext:value-type="float">
            <text:p>2,166</text:p>
          </table:table-cell>
          <table:table-cell table:style-name="ce61" office:value-type="float" office:value="2383" calcext:value-type="float">
            <text:p>2,383</text:p>
          </table:table-cell>
          <table:table-cell table:style-name="ce49" office:value-type="float" office:value="12552" calcext:value-type="float">
            <text:p>12,552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557" calcext:value-type="float">
            <text:p>2,557</text:p>
          </table:table-cell>
          <table:table-cell table:style-name="ce49" office:value-type="float" office:value="2547" calcext:value-type="float">
            <text:p>2,547</text:p>
          </table:table-cell>
          <table:table-cell table:style-name="ce49" office:value-type="float" office:value="2470" calcext:value-type="float">
            <text:p>2,470</text:p>
          </table:table-cell>
          <table:table-cell table:style-name="ce61" office:value-type="float" office:value="2552" calcext:value-type="float">
            <text:p>2,552</text:p>
          </table:table-cell>
          <table:table-cell table:style-name="ce49" office:value-type="float" office:value="12166" calcext:value-type="float">
            <text:p>12,166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419" calcext:value-type="float">
            <text:p>2,419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340" calcext:value-type="float">
            <text:p>2,340</text:p>
          </table:table-cell>
          <table:table-cell table:style-name="ce61" office:value-type="float" office:value="2360" calcext:value-type="float">
            <text:p>2,360</text:p>
          </table:table-cell>
          <table:table-cell table:style-name="ce49" office:value-type="float" office:value="12297" calcext:value-type="float">
            <text:p>12,297</text:p>
          </table:table-cell>
          <table:table-cell table:style-name="ce49" office:value-type="float" office:value="2372" calcext:value-type="float">
            <text:p>2,372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9" office:value-type="float" office:value="2537" calcext:value-type="float">
            <text:p>2,537</text:p>
          </table:table-cell>
          <table:table-cell table:style-name="ce61" office:value-type="float" office:value="2486" calcext:value-type="float">
            <text:p>2,486</text:p>
          </table:table-cell>
          <table:table-cell table:style-name="ce49" office:value-type="float" office:value="12290" calcext:value-type="float">
            <text:p>12,290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579" calcext:value-type="float">
            <text:p>2,579</text:p>
          </table:table-cell>
          <table:table-cell table:style-name="ce61" office:value-type="float" office:value="2560" calcext:value-type="float">
            <text:p>2,560</text:p>
          </table:table-cell>
          <table:table-cell table:style-name="ce49" office:value-type="float" office:value="13108" calcext:value-type="float">
            <text:p>13,108</text:p>
          </table:table-cell>
          <table:table-cell table:style-name="ce49" office:value-type="float" office:value="2551" calcext:value-type="float">
            <text:p>2,551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9" office:value-type="float" office:value="2682" calcext:value-type="float">
            <text:p>2,682</text:p>
          </table:table-cell>
          <table:table-cell table:style-name="ce49" office:value-type="float" office:value="2588" calcext:value-type="float">
            <text:p>2,588</text:p>
          </table:table-cell>
          <table:table-cell table:style-name="ce61" office:value-type="float" office:value="2704" calcext:value-type="float">
            <text:p>2,704</text:p>
          </table:table-cell>
          <table:table-cell table:style-name="ce49" office:value-type="float" office:value="12424" calcext:value-type="float">
            <text:p>12,424</text:p>
          </table:table-cell>
          <table:table-cell table:style-name="ce49" office:value-type="float" office:value="2574" calcext:value-type="float">
            <text:p>2,574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610" calcext:value-type="float">
            <text:p>2,610</text:p>
          </table:table-cell>
          <table:table-cell table:style-name="ce61" office:value-type="float" office:value="2273" calcext:value-type="float">
            <text:p>2,273</text:p>
          </table:table-cell>
          <table:table-cell table:style-name="ce49" office:value-type="float" office:value="10422" calcext:value-type="float">
            <text:p>10,422</text:p>
          </table:table-cell>
          <table:table-cell table:style-name="ce49" office:value-type="float" office:value="2202" calcext:value-type="float">
            <text:p>2,202</text:p>
          </table:table-cell>
          <table:table-cell table:style-name="ce49" office:value-type="float" office:value="2228" calcext:value-type="float">
            <text:p>2,228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1942" calcext:value-type="float">
            <text:p>1,942</text:p>
          </table:table-cell>
          <table:table-cell table:style-name="ce61" office:value-type="float" office:value="1833" calcext:value-type="float">
            <text:p>1,833</text:p>
          </table:table-cell>
          <table:table-cell table:style-name="ce49" office:value-type="float" office:value="6596" calcext:value-type="float">
            <text:p>6,596</text:p>
          </table:table-cell>
          <table:table-cell table:style-name="ce49" office:value-type="float" office:value="1555" calcext:value-type="float">
            <text:p>1,555</text:p>
          </table:table-cell>
          <table:table-cell table:style-name="ce49" office:value-type="float" office:value="1421" calcext:value-type="float">
            <text:p>1,421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1090" calcext:value-type="float">
            <text:p>1,090</text:p>
          </table:table-cell>
          <table:table-cell table:style-name="ce61" office:value-type="float" office:value="1283" calcext:value-type="float">
            <text:p>1,283</text:p>
          </table:table-cell>
          <table:table-cell table:style-name="ce49" office:value-type="float" office:value="6062" calcext:value-type="float">
            <text:p>6,062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359" calcext:value-type="float">
            <text:p>1,359</text:p>
          </table:table-cell>
          <table:table-cell table:style-name="ce49" office:value-type="float" office:value="1161" calcext:value-type="float">
            <text:p>1,161</text:p>
          </table:table-cell>
          <table:table-cell table:style-name="ce49" office:value-type="float" office:value="1197" calcext:value-type="float">
            <text:p>1,197</text:p>
          </table:table-cell>
          <table:table-cell table:style-name="ce61" office:value-type="float" office:value="1111" calcext:value-type="float">
            <text:p>1,111</text:p>
          </table:table-cell>
          <table:table-cell table:style-name="ce49" office:value-type="float" office:value="4759" calcext:value-type="float">
            <text:p>4,759</text:p>
          </table:table-cell>
          <table:table-cell table:style-name="ce49" office:value-type="float" office:value="1036" calcext:value-type="float">
            <text:p>1,036</text:p>
          </table:table-cell>
          <table:table-cell table:style-name="ce49" office:value-type="float" office:value="1018" calcext:value-type="float">
            <text:p>1,018</text:p>
          </table:table-cell>
          <table:table-cell table:style-name="ce49" office:value-type="float" office:value="935" calcext:value-type="float">
            <text:p>935</text:p>
          </table:table-cell>
          <table:table-cell table:style-name="ce49" office:value-type="float" office:value="933" calcext:value-type="float">
            <text:p>933</text:p>
          </table:table-cell>
          <table:table-cell table:style-name="ce61" office:value-type="float" office:value="837" calcext:value-type="float">
            <text:p>837</text:p>
          </table:table-cell>
          <table:table-cell table:style-name="ce49" office:value-type="float" office:value="3165" calcext:value-type="float">
            <text:p>3,165</text:p>
          </table:table-cell>
          <table:table-cell table:style-name="ce49" office:value-type="float" office:value="752" calcext:value-type="float">
            <text:p>752</text:p>
          </table:table-cell>
          <table:table-cell table:style-name="ce49" office:value-type="float" office:value="673" calcext:value-type="float">
            <text:p>673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574" calcext:value-type="float">
            <text:p>574</text:p>
          </table:table-cell>
          <table:table-cell table:style-name="ce61" office:value-type="float" office:value="521" calcext:value-type="float">
            <text:p>521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402" calcext:value-type="float">
            <text:p>402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251" calcext:value-type="float">
            <text:p>251</text:p>
          </table:table-cell>
          <table:table-cell table:style-name="ce61" office:value-type="float" office:value="211" calcext:value-type="float">
            <text:p>211</text:p>
          </table:table-cell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65" calcext:value-type="float">
            <text:p>65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400" calcext:value-type="float">
            <text:p>100,400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42" calcext:value-type="float">
            <text:p>742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1120" calcext:value-type="float">
            <text:p>1,120</text:p>
          </table:table-cell>
          <table:table-cell table:style-name="ce43" office:value-type="float" office:value="982" calcext:value-type="float">
            <text:p>982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515" calcext:value-type="float">
            <text:p>1,515</text:p>
          </table:table-cell>
          <table:table-cell table:style-name="ce43" office:value-type="float" office:value="1633" calcext:value-type="float">
            <text:p>1,633</text:p>
          </table:table-cell>
          <table:table-cell table:style-name="ce33" office:value-type="float" office:value="7815" calcext:value-type="float">
            <text:p>7,815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325" calcext:value-type="float">
            <text:p>1,325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8469" calcext:value-type="float">
            <text:p>8,469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681" calcext:value-type="float">
            <text:p>1,681</text:p>
          </table:table-cell>
          <table:table-cell table:style-name="ce33" office:value-type="float" office:value="8066" calcext:value-type="float">
            <text:p>8,066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527" calcext:value-type="float">
            <text:p>1,527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503" calcext:value-type="float">
            <text:p>1,503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7797" calcext:value-type="float">
            <text:p>7,797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588" calcext:value-type="float">
            <text:p>1,588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6849" calcext:value-type="float">
            <text:p>6,849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1328" calcext:value-type="float">
            <text:p>1,328</text:p>
          </table:table-cell>
          <table:table-cell table:style-name="ce43" office:value-type="float" office:value="1230" calcext:value-type="float">
            <text:p>1,230</text:p>
          </table:table-cell>
          <table:table-cell table:style-name="ce33" office:value-type="float" office:value="5715" calcext:value-type="float">
            <text:p>5,715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105" calcext:value-type="float">
            <text:p>1,105</text:p>
          </table:table-cell>
          <table:table-cell table:style-name="ce43" office:value-type="float" office:value="990" calcext:value-type="float">
            <text:p>990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49" calcext:value-type="float">
            <text:p>649</text:p>
          </table:table-cell>
          <table:table-cell table:style-name="ce43" office:value-type="float" office:value="609" calcext:value-type="float">
            <text:p>609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84" calcext:value-type="float">
            <text:p>484</text:p>
          </table:table-cell>
          <table:table-cell table:style-name="ce43" office:value-type="float" office:value="423" calcext:value-type="float">
            <text:p>423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711" calcext:value-type="float">
            <text:p>51,711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393" calcext:value-type="float">
            <text:p>393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614" calcext:value-type="float">
            <text:p>614</text:p>
          </table:table-cell>
          <table:table-cell table:style-name="ce43" office:value-type="float" office:value="512" calcext:value-type="float">
            <text:p>512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765" calcext:value-type="float">
            <text:p>765</text:p>
          </table:table-cell>
          <table:table-cell table:style-name="ce43" office:value-type="float" office:value="873" calcext:value-type="float">
            <text:p>873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04" calcext:value-type="float">
            <text:p>804</text:p>
          </table:table-cell>
          <table:table-cell table:style-name="ce43" office:value-type="float" office:value="685" calcext:value-type="float">
            <text:p>685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35" calcext:value-type="float">
            <text:p>735</text:p>
          </table:table-cell>
          <table:table-cell table:style-name="ce43" office:value-type="float" office:value="864" calcext:value-type="float">
            <text:p>864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807" calcext:value-type="float">
            <text:p>807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34" calcext:value-type="float">
            <text:p>834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776" calcext:value-type="float">
            <text:p>776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594" calcext:value-type="float">
            <text:p>594</text:p>
          </table:table-cell>
          <table:table-cell table:number-columns-repeated="2" table:style-name="ce33" office:value-type="float" office:value="606" calcext:value-type="float">
            <text:p>606</text:p>
          </table:table-cell>
          <table:table-cell table:style-name="ce33" office:value-type="float" office:value="550" calcext:value-type="float">
            <text:p>550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268" calcext:value-type="float">
            <text:p>268</text:p>
          </table:table-cell>
          <table:table-cell table:style-name="ce43" office:value-type="float" office:value="332" calcext:value-type="float">
            <text:p>332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07" calcext:value-type="float">
            <text:p>307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83" calcext:value-type="float">
            <text:p>283</text:p>
          </table:table-cell>
          <table:table-cell table:style-name="ce43" office:value-type="float" office:value="281" calcext:value-type="float">
            <text:p>281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32" calcext:value-type="float">
            <text:p>232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689" calcext:value-type="float">
            <text:p>48,689</text:p>
          </table:table-cell>
          <table:table-cell table:style-name="ce42" office:value-type="float" office:value="1931" calcext:value-type="float">
            <text:p>1,931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371" calcext:value-type="float">
            <text:p>371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506" calcext:value-type="float">
            <text:p>506</text:p>
          </table:table-cell>
          <table:table-cell table:style-name="ce42" office:value-type="float" office:value="470" calcext:value-type="float">
            <text:p>470</text:p>
          </table:table-cell>
          <table:table-cell table:style-name="ce34" office:value-type="float" office:value="3121" calcext:value-type="float">
            <text:p>3,121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750" calcext:value-type="float">
            <text:p>750</text:p>
          </table:table-cell>
          <table:table-cell table:style-name="ce42" office:value-type="float" office:value="760" calcext:value-type="float">
            <text:p>760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40" calcext:value-type="float">
            <text:p>640</text:p>
          </table:table-cell>
          <table:table-cell table:style-name="ce34" office:value-type="float" office:value="3581" calcext:value-type="float">
            <text:p>3,581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746" calcext:value-type="float">
            <text:p>746</text:p>
          </table:table-cell>
          <table:table-cell table:style-name="ce42" office:value-type="float" office:value="807" calcext:value-type="float">
            <text:p>807</text:p>
          </table:table-cell>
          <table:table-cell table:style-name="ce34" office:value-type="float" office:value="4230" calcext:value-type="float">
            <text:p>4,230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59" calcext:value-type="float">
            <text:p>859</text:p>
          </table:table-cell>
          <table:table-cell table:style-name="ce42" office:value-type="float" office:value="864" calcext:value-type="float">
            <text:p>864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737" calcext:value-type="float">
            <text:p>737</text:p>
          </table:table-cell>
          <table:table-cell table:style-name="ce42" office:value-type="float" office:value="755" calcext:value-type="float">
            <text:p>755</text:p>
          </table:table-cell>
          <table:table-cell table:style-name="ce34" office:value-type="float" office:value="3470" calcext:value-type="float">
            <text:p>3,470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97" calcext:value-type="float">
            <text:p>697</text:p>
          </table:table-cell>
          <table:table-cell table:style-name="ce42" office:value-type="float" office:value="674" calcext:value-type="float">
            <text:p>674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714" calcext:value-type="float">
            <text:p>714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717" calcext:value-type="float">
            <text:p>717</text:p>
          </table:table-cell>
          <table:table-cell table:style-name="ce42" office:value-type="float" office:value="703" calcext:value-type="float">
            <text:p>703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94" calcext:value-type="float">
            <text:p>594</text:p>
          </table:table-cell>
          <table:table-cell table:style-name="ce34" office:value-type="float" office:value="2870" calcext:value-type="float">
            <text:p>2,870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55" calcext:value-type="float">
            <text:p>555</text:p>
          </table:table-cell>
          <table:table-cell table:style-name="ce42" office:value-type="float" office:value="501" calcext:value-type="float">
            <text:p>501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21" calcext:value-type="float">
            <text:p>321</text:p>
          </table:table-cell>
          <table:table-cell table:style-name="ce42" office:value-type="float" office:value="332" calcext:value-type="float">
            <text:p>332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58" calcext:value-type="float">
            <text:p>358</text:p>
          </table:table-cell>
          <table:table-cell table:style-name="ce42" office:value-type="float" office:value="362" calcext:value-type="float">
            <text:p>362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66" calcext:value-type="float">
            <text:p>366</text:p>
          </table:table-cell>
          <table:table-cell table:style-name="ce42" office:value-type="float" office:value="328" calcext:value-type="float">
            <text:p>328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52" calcext:value-type="float">
            <text:p>252</text:p>
          </table:table-cell>
          <table:table-cell table:style-name="ce42" office:value-type="float" office:value="226" calcext:value-type="float">
            <text:p>226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2" calcext:value-type="float">
            <text:p>152</text:p>
          </table:table-cell>
          <table:table-cell table:style-name="ce42" office:value-type="float" office:value="80" calcext:value-type="float">
            <text:p>80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2" table:style-name="ce34" office:value-type="float" office:value="73" calcext:value-type="float">
            <text:p>73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4914" calcext:value-type="float">
            <text:p>374,914</text:p>
          </table:table-cell>
          <table:table-cell table:style-name="ce33" office:value-type="float" office:value="10840" calcext:value-type="float">
            <text:p>10,840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14476" calcext:value-type="float">
            <text:p>14,476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927" calcext:value-type="float">
            <text:p>2,927</text:p>
          </table:table-cell>
          <table:table-cell table:style-name="ce33" office:value-type="float" office:value="2926" calcext:value-type="float">
            <text:p>2,926</text:p>
          </table:table-cell>
          <table:table-cell table:style-name="ce43" office:value-type="float" office:value="3106" calcext:value-type="float">
            <text:p>3,106</text:p>
          </table:table-cell>
          <table:table-cell table:style-name="ce33" office:value-type="float" office:value="20161" calcext:value-type="float">
            <text:p>20,161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4925" calcext:value-type="float">
            <text:p>4,925</text:p>
          </table:table-cell>
          <table:table-cell table:style-name="ce43" office:value-type="float" office:value="4459" calcext:value-type="float">
            <text:p>4,459</text:p>
          </table:table-cell>
          <table:table-cell table:style-name="ce33" office:value-type="float" office:value="25560" calcext:value-type="float">
            <text:p>25,560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5414" calcext:value-type="float">
            <text:p>5,414</text:p>
          </table:table-cell>
          <table:table-cell table:style-name="ce43" office:value-type="float" office:value="5367" calcext:value-type="float">
            <text:p>5,367</text:p>
          </table:table-cell>
          <table:table-cell table:style-name="ce33" office:value-type="float" office:value="27075" calcext:value-type="float">
            <text:p>27,075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5347" calcext:value-type="float">
            <text:p>5,347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5664" calcext:value-type="float">
            <text:p>5,664</text:p>
          </table:table-cell>
          <table:table-cell table:style-name="ce43" office:value-type="float" office:value="5129" calcext:value-type="float">
            <text:p>5,129</text:p>
          </table:table-cell>
          <table:table-cell table:style-name="ce33" office:value-type="float" office:value="25490" calcext:value-type="float">
            <text:p>25,490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697" calcext:value-type="float">
            <text:p>4,697</text:p>
          </table:table-cell>
          <table:table-cell table:style-name="ce33" office:value-type="float" office:value="5052" calcext:value-type="float">
            <text:p>5,052</text:p>
          </table:table-cell>
          <table:table-cell table:style-name="ce43" office:value-type="float" office:value="5303" calcext:value-type="float">
            <text:p>5,303</text:p>
          </table:table-cell>
          <table:table-cell table:style-name="ce33" office:value-type="float" office:value="28702" calcext:value-type="float">
            <text:p>28,702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5852" calcext:value-type="float">
            <text:p>5,852</text:p>
          </table:table-cell>
          <table:table-cell table:style-name="ce33" office:value-type="float" office:value="5975" calcext:value-type="float">
            <text:p>5,975</text:p>
          </table:table-cell>
          <table:table-cell table:style-name="ce33" office:value-type="float" office:value="5728" calcext:value-type="float">
            <text:p>5,728</text:p>
          </table:table-cell>
          <table:table-cell table:style-name="ce43" office:value-type="float" office:value="5755" calcext:value-type="float">
            <text:p>5,755</text:p>
          </table:table-cell>
          <table:table-cell table:style-name="ce33" office:value-type="float" office:value="28437" calcext:value-type="float">
            <text:p>28,437</text:p>
          </table:table-cell>
          <table:table-cell table:style-name="ce33" office:value-type="float" office:value="5762" calcext:value-type="float">
            <text:p>5,762</text:p>
          </table:table-cell>
          <table:table-cell table:style-name="ce33" office:value-type="float" office:value="5672" calcext:value-type="float">
            <text:p>5,672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5412" calcext:value-type="float">
            <text:p>5,412</text:p>
          </table:table-cell>
          <table:table-cell table:style-name="ce43" office:value-type="float" office:value="5565" calcext:value-type="float">
            <text:p>5,565</text:p>
          </table:table-cell>
          <table:table-cell table:style-name="ce33" office:value-type="float" office:value="29716" calcext:value-type="float">
            <text:p>29,716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5729" calcext:value-type="float">
            <text:p>5,729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6152" calcext:value-type="float">
            <text:p>6,152</text:p>
          </table:table-cell>
          <table:table-cell table:style-name="ce43" office:value-type="float" office:value="6278" calcext:value-type="float">
            <text:p>6,278</text:p>
          </table:table-cell>
          <table:table-cell table:style-name="ce33" office:value-type="float" office:value="32053" calcext:value-type="float">
            <text:p>32,053</text:p>
          </table:table-cell>
          <table:table-cell table:style-name="ce33" office:value-type="float" office:value="6356" calcext:value-type="float">
            <text:p>6,356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6515" calcext:value-type="float">
            <text:p>6,515</text:p>
          </table:table-cell>
          <table:table-cell table:style-name="ce43" office:value-type="float" office:value="6622" calcext:value-type="float">
            <text:p>6,622</text:p>
          </table:table-cell>
          <table:table-cell table:style-name="ce33" office:value-type="float" office:value="33169" calcext:value-type="float">
            <text:p>33,169</text:p>
          </table:table-cell>
          <table:table-cell table:style-name="ce33" office:value-type="float" office:value="6717" calcext:value-type="float">
            <text:p>6,717</text:p>
          </table:table-cell>
          <table:table-cell table:style-name="ce33" office:value-type="float" office:value="6672" calcext:value-type="float">
            <text:p>6,672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6535" calcext:value-type="float">
            <text:p>6,535</text:p>
          </table:table-cell>
          <table:table-cell table:style-name="ce43" office:value-type="float" office:value="6623" calcext:value-type="float">
            <text:p>6,623</text:p>
          </table:table-cell>
          <table:table-cell table:style-name="ce33" office:value-type="float" office:value="29961" calcext:value-type="float">
            <text:p>29,961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5929" calcext:value-type="float">
            <text:p>5,929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6045" calcext:value-type="float">
            <text:p>6,045</text:p>
          </table:table-cell>
          <table:table-cell table:style-name="ce43" office:value-type="float" office:value="5549" calcext:value-type="float">
            <text:p>5,549</text:p>
          </table:table-cell>
          <table:table-cell table:style-name="ce33" office:value-type="float" office:value="24332" calcext:value-type="float">
            <text:p>24,332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046" calcext:value-type="float">
            <text:p>5,046</text:p>
          </table:table-cell>
          <table:table-cell table:style-name="ce33" office:value-type="float" office:value="4425" calcext:value-type="float">
            <text:p>4,425</text:p>
          </table:table-cell>
          <table:table-cell table:style-name="ce43" office:value-type="float" office:value="4065" calcext:value-type="float">
            <text:p>4,065</text:p>
          </table:table-cell>
          <table:table-cell table:style-name="ce33" office:value-type="float" office:value="12526" calcext:value-type="float">
            <text:p>12,526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2383" calcext:value-type="float">
            <text:p>2,383</text:p>
          </table:table-cell>
          <table:table-cell table:style-name="ce33" office:value-type="float" office:value="12066" calcext:value-type="float">
            <text:p>12,066</text:p>
          </table:table-cell>
          <table:table-cell table:style-name="ce33" office:value-type="float" office:value="2421" calcext:value-type="float">
            <text:p>2,421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517" calcext:value-type="float">
            <text:p>2,517</text:p>
          </table:table-cell>
          <table:table-cell table:style-name="ce43" office:value-type="float" office:value="2298" calcext:value-type="float">
            <text:p>2,298</text:p>
          </table:table-cell>
          <table:table-cell table:style-name="ce33" office:value-type="float" office:value="8811" calcext:value-type="float">
            <text:p>8,811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602" calcext:value-type="float">
            <text:p>1,602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1063" calcext:value-type="float">
            <text:p>1,063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649" calcext:value-type="float">
            <text:p>188,649</text:p>
          </table:table-cell>
          <table:table-cell table:style-name="ce33" office:value-type="float" office:value="5573" calcext:value-type="float">
            <text:p>5,573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514" calcext:value-type="float">
            <text:p>1,514</text:p>
          </table:table-cell>
          <table:table-cell table:style-name="ce43" office:value-type="float" office:value="1629" calcext:value-type="float">
            <text:p>1,629</text:p>
          </table:table-cell>
          <table:table-cell table:style-name="ce33" office:value-type="float" office:value="10543" calcext:value-type="float">
            <text:p>10,543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528" calcext:value-type="float">
            <text:p>2,528</text:p>
          </table:table-cell>
          <table:table-cell table:style-name="ce43" office:value-type="float" office:value="2303" calcext:value-type="float">
            <text:p>2,303</text:p>
          </table:table-cell>
          <table:table-cell table:style-name="ce33" office:value-type="float" office:value="13304" calcext:value-type="float">
            <text:p>13,304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3" office:value-type="float" office:value="2755" calcext:value-type="float">
            <text:p>2,755</text:p>
          </table:table-cell>
          <table:table-cell table:style-name="ce33" office:value-type="float" office:value="14207" calcext:value-type="float">
            <text:p>14,207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3001" calcext:value-type="float">
            <text:p>3,001</text:p>
          </table:table-cell>
          <table:table-cell table:style-name="ce43" office:value-type="float" office:value="2712" calcext:value-type="float">
            <text:p>2,712</text:p>
          </table:table-cell>
          <table:table-cell table:style-name="ce33" office:value-type="float" office:value="13314" calcext:value-type="float">
            <text:p>13,314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557" calcext:value-type="float">
            <text:p>2,557</text:p>
          </table:table-cell>
          <table:table-cell table:style-name="ce43" office:value-type="float" office:value="2845" calcext:value-type="float">
            <text:p>2,845</text:p>
          </table:table-cell>
          <table:table-cell table:style-name="ce33" office:value-type="float" office:value="14814" calcext:value-type="float">
            <text:p>14,814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2954" calcext:value-type="float">
            <text:p>2,954</text:p>
          </table:table-cell>
          <table:table-cell table:style-name="ce43" office:value-type="float" office:value="2978" calcext:value-type="float">
            <text:p>2,978</text:p>
          </table:table-cell>
          <table:table-cell table:style-name="ce33" office:value-type="float" office:value="14297" calcext:value-type="float">
            <text:p>14,297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2688" calcext:value-type="float">
            <text:p>2,688</text:p>
          </table:table-cell>
          <table:table-cell table:style-name="ce43" office:value-type="float" office:value="2845" calcext:value-type="float">
            <text:p>2,845</text:p>
          </table:table-cell>
          <table:table-cell table:style-name="ce33" office:value-type="float" office:value="14865" calcext:value-type="float">
            <text:p>14,865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6193" calcext:value-type="float">
            <text:p>16,193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265" calcext:value-type="float">
            <text:p>3,265</text:p>
          </table:table-cell>
          <table:table-cell table:style-name="ce43" office:value-type="float" office:value="3355" calcext:value-type="float">
            <text:p>3,355</text:p>
          </table:table-cell>
          <table:table-cell table:style-name="ce33" office:value-type="float" office:value="16730" calcext:value-type="float">
            <text:p>16,730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230" calcext:value-type="float">
            <text:p>3,230</text:p>
          </table:table-cell>
          <table:table-cell table:style-name="ce43" office:value-type="float" office:value="3370" calcext:value-type="float">
            <text:p>3,370</text:p>
          </table:table-cell>
          <table:table-cell table:style-name="ce33" office:value-type="float" office:value="14761" calcext:value-type="float">
            <text:p>14,761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2994" calcext:value-type="float">
            <text:p>2,994</text:p>
          </table:table-cell>
          <table:table-cell table:style-name="ce43" office:value-type="float" office:value="2736" calcext:value-type="float">
            <text:p>2,736</text:p>
          </table:table-cell>
          <table:table-cell table:style-name="ce33" office:value-type="float" office:value="11760" calcext:value-type="float">
            <text:p>11,760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1959" calcext:value-type="float">
            <text:p>1,959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1071" calcext:value-type="float">
            <text:p>1,071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155" calcext:value-type="float">
            <text:p>1,155</text:p>
          </table:table-cell>
          <table:table-cell table:style-name="ce43" office:value-type="float" office:value="958" calcext:value-type="float">
            <text:p>958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688" calcext:value-type="float">
            <text:p>688</text:p>
          </table:table-cell>
          <table:table-cell table:style-name="ce43" office:value-type="float" office:value="654" calcext:value-type="float">
            <text:p>654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46" calcext:value-type="float">
            <text:p>546</text:p>
          </table:table-cell>
          <table:table-cell table:style-name="ce43" office:value-type="float" office:value="529" calcext:value-type="float">
            <text:p>529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265" calcext:value-type="float">
            <text:p>186,265</text:p>
          </table:table-cell>
          <table:table-cell table:style-name="ce42" office:value-type="float" office:value="5267" calcext:value-type="float">
            <text:p>5,267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4" office:value-type="float" office:value="6903" calcext:value-type="float">
            <text:p>6,903</text:p>
          </table:table-cell>
          <table:table-cell table:style-name="ce34" office:value-type="float" office:value="1212" calcext:value-type="float">
            <text:p>1,212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412" calcext:value-type="float">
            <text:p>1,412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4" office:value-type="float" office:value="9618" calcext:value-type="float">
            <text:p>9,618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1765" calcext:value-type="float">
            <text:p>1,765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2397" calcext:value-type="float">
            <text:p>2,397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4" office:value-type="float" office:value="12256" calcext:value-type="float">
            <text:p>12,256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4" office:value-type="float" office:value="2491" calcext:value-type="float">
            <text:p>2,491</text:p>
          </table:table-cell>
          <table:table-cell table:style-name="ce34" office:value-type="float" office:value="2618" calcext:value-type="float">
            <text:p>2,618</text:p>
          </table:table-cell>
          <table:table-cell table:style-name="ce42" office:value-type="float" office:value="2612" calcext:value-type="float">
            <text:p>2,612</text:p>
          </table:table-cell>
          <table:table-cell table:style-name="ce34" office:value-type="float" office:value="12868" calcext:value-type="float">
            <text:p>12,868</text:p>
          </table:table-cell>
          <table:table-cell table:style-name="ce34" office:value-type="float" office:value="2647" calcext:value-type="float">
            <text:p>2,647</text:p>
          </table:table-cell>
          <table:table-cell table:style-name="ce34" office:value-type="float" office:value="2554" calcext:value-type="float">
            <text:p>2,554</text:p>
          </table:table-cell>
          <table:table-cell table:style-name="ce34" office:value-type="float" office:value="2587" calcext:value-type="float">
            <text:p>2,587</text:p>
          </table:table-cell>
          <table:table-cell table:style-name="ce34" office:value-type="float" office:value="2663" calcext:value-type="float">
            <text:p>2,663</text:p>
          </table:table-cell>
          <table:table-cell table:style-name="ce42" office:value-type="float" office:value="2417" calcext:value-type="float">
            <text:p>2,417</text:p>
          </table:table-cell>
          <table:table-cell table:style-name="ce34" office:value-type="float" office:value="12176" calcext:value-type="float">
            <text:p>12,176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495" calcext:value-type="float">
            <text:p>2,495</text:p>
          </table:table-cell>
          <table:table-cell table:style-name="ce42" office:value-type="float" office:value="2458" calcext:value-type="float">
            <text:p>2,458</text:p>
          </table:table-cell>
          <table:table-cell table:style-name="ce34" office:value-type="float" office:value="13888" calcext:value-type="float">
            <text:p>13,888</text:p>
          </table:table-cell>
          <table:table-cell table:style-name="ce34" office:value-type="float" office:value="2619" calcext:value-type="float">
            <text:p>2,619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2774" calcext:value-type="float">
            <text:p>2,774</text:p>
          </table:table-cell>
          <table:table-cell table:style-name="ce42" office:value-type="float" office:value="2777" calcext:value-type="float">
            <text:p>2,777</text:p>
          </table:table-cell>
          <table:table-cell table:style-name="ce34" office:value-type="float" office:value="14140" calcext:value-type="float">
            <text:p>14,140</text:p>
          </table:table-cell>
          <table:table-cell table:style-name="ce34" office:value-type="float" office:value="2899" calcext:value-type="float">
            <text:p>2,899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917" calcext:value-type="float">
            <text:p>2,917</text:p>
          </table:table-cell>
          <table:table-cell table:style-name="ce34" office:value-type="float" office:value="2724" calcext:value-type="float">
            <text:p>2,724</text:p>
          </table:table-cell>
          <table:table-cell table:style-name="ce42" office:value-type="float" office:value="2720" calcext:value-type="float">
            <text:p>2,720</text:p>
          </table:table-cell>
          <table:table-cell table:style-name="ce34" office:value-type="float" office:value="14851" calcext:value-type="float">
            <text:p>14,851</text:p>
          </table:table-cell>
          <table:table-cell table:style-name="ce34" office:value-type="float" office:value="2827" calcext:value-type="float">
            <text:p>2,827</text:p>
          </table:table-cell>
          <table:table-cell table:style-name="ce34" office:value-type="float" office:value="2881" calcext:value-type="float">
            <text:p>2,881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3125" calcext:value-type="float">
            <text:p>3,125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4" office:value-type="float" office:value="15860" calcext:value-type="float">
            <text:p>15,860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2984" calcext:value-type="float">
            <text:p>2,984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250" calcext:value-type="float">
            <text:p>3,250</text:p>
          </table:table-cell>
          <table:table-cell table:style-name="ce42" office:value-type="float" office:value="3267" calcext:value-type="float">
            <text:p>3,267</text:p>
          </table:table-cell>
          <table:table-cell table:style-name="ce34" office:value-type="float" office:value="16439" calcext:value-type="float">
            <text:p>16,439</text:p>
          </table:table-cell>
          <table:table-cell table:style-name="ce34" office:value-type="float" office:value="3308" calcext:value-type="float">
            <text:p>3,308</text:p>
          </table:table-cell>
          <table:table-cell table:style-name="ce34" office:value-type="float" office:value="3320" calcext:value-type="float">
            <text:p>3,320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305" calcext:value-type="float">
            <text:p>3,305</text:p>
          </table:table-cell>
          <table:table-cell table:style-name="ce42" office:value-type="float" office:value="3253" calcext:value-type="float">
            <text:p>3,253</text:p>
          </table:table-cell>
          <table:table-cell table:style-name="ce34" office:value-type="float" office:value="15200" calcext:value-type="float">
            <text:p>15,200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3087" calcext:value-type="float">
            <text:p>3,087</text:p>
          </table:table-cell>
          <table:table-cell table:style-name="ce34" office:value-type="float" office:value="3051" calcext:value-type="float">
            <text:p>3,051</text:p>
          </table:table-cell>
          <table:table-cell table:style-name="ce42" office:value-type="float" office:value="2813" calcext:value-type="float">
            <text:p>2,813</text:p>
          </table:table-cell>
          <table:table-cell table:style-name="ce34" office:value-type="float" office:value="12572" calcext:value-type="float">
            <text:p>12,572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294" calcext:value-type="float">
            <text:p>2,294</text:p>
          </table:table-cell>
          <table:table-cell table:style-name="ce42" office:value-type="float" office:value="2106" calcext:value-type="float">
            <text:p>2,106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983" calcext:value-type="float">
            <text:p>983</text:p>
          </table:table-cell>
          <table:table-cell table:style-name="ce42" office:value-type="float" office:value="1312" calcext:value-type="float">
            <text:p>1,312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340" calcext:value-type="float">
            <text:p>1,340</text:p>
          </table:table-cell>
          <table:table-cell table:style-name="ce34" office:value-type="float" office:value="5038" calcext:value-type="float">
            <text:p>5,038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14" calcext:value-type="float">
            <text:p>914</text:p>
          </table:table-cell>
          <table:table-cell table:style-name="ce42" office:value-type="float" office:value="882" calcext:value-type="float">
            <text:p>882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04" calcext:value-type="float">
            <text:p>604</text:p>
          </table:table-cell>
          <table:table-cell table:style-name="ce42" office:value-type="float" office:value="534" calcext:value-type="float">
            <text:p>534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23" calcext:value-type="float">
            <text:p>323</text:p>
          </table:table-cell>
          <table:table-cell table:style-name="ce42" office:value-type="float" office:value="238" calcext:value-type="float">
            <text:p>238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7" calcext:value-type="float">
            <text:p>97</text:p>
          </table:table-cell>
          <table:table-cell table:style-name="ce42" office:value-type="float" office:value="59" calcext:value-type="float">
            <text:p>59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8483" calcext:value-type="float">
            <text:p>428,483</text:p>
          </table:table-cell>
          <table:table-cell table:style-name="ce33" office:value-type="float" office:value="25394" calcext:value-type="float">
            <text:p>25,394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6062" calcext:value-type="float">
            <text:p>6,062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4416" calcext:value-type="float">
            <text:p>4,416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24888" calcext:value-type="float">
            <text:p>24,888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5050" calcext:value-type="float">
            <text:p>5,050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4734" calcext:value-type="float">
            <text:p>4,734</text:p>
          </table:table-cell>
          <table:table-cell table:style-name="ce43" office:value-type="float" office:value="5043" calcext:value-type="float">
            <text:p>5,043</text:p>
          </table:table-cell>
          <table:table-cell table:style-name="ce33" office:value-type="float" office:value="27997" calcext:value-type="float">
            <text:p>27,997</text:p>
          </table:table-cell>
          <table:table-cell table:style-name="ce33" office:value-type="float" office:value="5029" calcext:value-type="float">
            <text:p>5,029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5593" calcext:value-type="float">
            <text:p>5,593</text:p>
          </table:table-cell>
          <table:table-cell table:style-name="ce33" office:value-type="float" office:value="6269" calcext:value-type="float">
            <text:p>6,269</text:p>
          </table:table-cell>
          <table:table-cell table:style-name="ce43" office:value-type="float" office:value="5674" calcext:value-type="float">
            <text:p>5,674</text:p>
          </table:table-cell>
          <table:table-cell table:style-name="ce33" office:value-type="float" office:value="28439" calcext:value-type="float">
            <text:p>28,439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5800" calcext:value-type="float">
            <text:p>5,800</text:p>
          </table:table-cell>
          <table:table-cell table:style-name="ce43" office:value-type="float" office:value="5576" calcext:value-type="float">
            <text:p>5,576</text:p>
          </table:table-cell>
          <table:table-cell table:style-name="ce33" office:value-type="float" office:value="27350" calcext:value-type="float">
            <text:p>27,350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606" calcext:value-type="float">
            <text:p>5,606</text:p>
          </table:table-cell>
          <table:table-cell table:style-name="ce43" office:value-type="float" office:value="5211" calcext:value-type="float">
            <text:p>5,211</text:p>
          </table:table-cell>
          <table:table-cell table:style-name="ce33" office:value-type="float" office:value="27952" calcext:value-type="float">
            <text:p>27,952</text:p>
          </table:table-cell>
          <table:table-cell table:style-name="ce33" office:value-type="float" office:value="5586" calcext:value-type="float">
            <text:p>5,586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5655" calcext:value-type="float">
            <text:p>5,655</text:p>
          </table:table-cell>
          <table:table-cell table:style-name="ce43" office:value-type="float" office:value="6438" calcext:value-type="float">
            <text:p>6,438</text:p>
          </table:table-cell>
          <table:table-cell table:style-name="ce33" office:value-type="float" office:value="39602" calcext:value-type="float">
            <text:p>39,602</text:p>
          </table:table-cell>
          <table:table-cell table:style-name="ce33" office:value-type="float" office:value="6867" calcext:value-type="float">
            <text:p>6,867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8180" calcext:value-type="float">
            <text:p>8,180</text:p>
          </table:table-cell>
          <table:table-cell table:style-name="ce33" office:value-type="float" office:value="8358" calcext:value-type="float">
            <text:p>8,358</text:p>
          </table:table-cell>
          <table:table-cell table:style-name="ce43" office:value-type="float" office:value="8603" calcext:value-type="float">
            <text:p>8,603</text:p>
          </table:table-cell>
          <table:table-cell table:style-name="ce33" office:value-type="float" office:value="39780" calcext:value-type="float">
            <text:p>39,780</text:p>
          </table:table-cell>
          <table:table-cell table:style-name="ce33" office:value-type="float" office:value="8392" calcext:value-type="float">
            <text:p>8,392</text:p>
          </table:table-cell>
          <table:table-cell table:style-name="ce33" office:value-type="float" office:value="7986" calcext:value-type="float">
            <text:p>7,986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3" office:value-type="float" office:value="7434" calcext:value-type="float">
            <text:p>7,434</text:p>
          </table:table-cell>
          <table:table-cell table:style-name="ce43" office:value-type="float" office:value="7242" calcext:value-type="float">
            <text:p>7,242</text:p>
          </table:table-cell>
          <table:table-cell table:style-name="ce33" office:value-type="float" office:value="35567" calcext:value-type="float">
            <text:p>35,567</text:p>
          </table:table-cell>
          <table:table-cell table:style-name="ce33" office:value-type="float" office:value="6858" calcext:value-type="float">
            <text:p>6,858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7208" calcext:value-type="float">
            <text:p>7,208</text:p>
          </table:table-cell>
          <table:table-cell table:style-name="ce33" office:value-type="float" office:value="7189" calcext:value-type="float">
            <text:p>7,189</text:p>
          </table:table-cell>
          <table:table-cell table:style-name="ce43" office:value-type="float" office:value="7209" calcext:value-type="float">
            <text:p>7,209</text:p>
          </table:table-cell>
          <table:table-cell table:style-name="ce33" office:value-type="float" office:value="32691" calcext:value-type="float">
            <text:p>32,691</text:p>
          </table:table-cell>
          <table:table-cell table:style-name="ce33" office:value-type="float" office:value="6872" calcext:value-type="float">
            <text:p>6,872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557" calcext:value-type="float">
            <text:p>6,557</text:p>
          </table:table-cell>
          <table:table-cell table:style-name="ce43" office:value-type="float" office:value="6296" calcext:value-type="float">
            <text:p>6,296</text:p>
          </table:table-cell>
          <table:table-cell table:style-name="ce33" office:value-type="float" office:value="30245" calcext:value-type="float">
            <text:p>30,245</text:p>
          </table:table-cell>
          <table:table-cell table:style-name="ce33" office:value-type="float" office:value="6420" calcext:value-type="float">
            <text:p>6,420</text:p>
          </table:table-cell>
          <table:table-cell table:style-name="ce33" office:value-type="float" office:value="6337" calcext:value-type="float">
            <text:p>6,337</text:p>
          </table:table-cell>
          <table:table-cell table:style-name="ce33" office:value-type="float" office:value="5913" calcext:value-type="float">
            <text:p>5,913</text:p>
          </table:table-cell>
          <table:table-cell table:style-name="ce33" office:value-type="float" office:value="5940" calcext:value-type="float">
            <text:p>5,940</text:p>
          </table:table-cell>
          <table:table-cell table:style-name="ce43" office:value-type="float" office:value="5635" calcext:value-type="float">
            <text:p>5,635</text:p>
          </table:table-cell>
          <table:table-cell table:style-name="ce33" office:value-type="float" office:value="25832" calcext:value-type="float">
            <text:p>25,832</text:p>
          </table:table-cell>
          <table:table-cell table:style-name="ce33" office:value-type="float" office:value="5495" calcext:value-type="float">
            <text:p>5,495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5165" calcext:value-type="float">
            <text:p>5,165</text:p>
          </table:table-cell>
          <table:table-cell table:style-name="ce33" office:value-type="float" office:value="5098" calcext:value-type="float">
            <text:p>5,098</text:p>
          </table:table-cell>
          <table:table-cell table:style-name="ce43" office:value-type="float" office:value="4960" calcext:value-type="float">
            <text:p>4,960</text:p>
          </table:table-cell>
          <table:table-cell table:style-name="ce33" office:value-type="float" office:value="20714" calcext:value-type="float">
            <text:p>20,714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3646" calcext:value-type="float">
            <text:p>3,646</text:p>
          </table:table-cell>
          <table:table-cell table:style-name="ce43" office:value-type="float" office:value="3485" calcext:value-type="float">
            <text:p>3,485</text:p>
          </table:table-cell>
          <table:table-cell table:style-name="ce33" office:value-type="float" office:value="12180" calcext:value-type="float">
            <text:p>12,180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1889" calcext:value-type="float">
            <text:p>1,889</text:p>
          </table:table-cell>
          <table:table-cell table:style-name="ce43" office:value-type="float" office:value="2252" calcext:value-type="float">
            <text:p>2,252</text:p>
          </table:table-cell>
          <table:table-cell table:style-name="ce33" office:value-type="float" office:value="10642" calcext:value-type="float">
            <text:p>10,642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1927" calcext:value-type="float">
            <text:p>1,927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353" calcext:value-type="float">
            <text:p>1,353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3" office:value-type="float" office:value="1115" calcext:value-type="float">
            <text:p>1,115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74" calcext:value-type="float">
            <text:p>674</text:p>
          </table:table-cell>
          <table:table-cell table:style-name="ce43" office:value-type="float" office:value="507" calcext:value-type="float">
            <text:p>507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183" calcext:value-type="float">
            <text:p>212,183</text:p>
          </table:table-cell>
          <table:table-cell table:style-name="ce33" office:value-type="float" office:value="13226" calcext:value-type="float">
            <text:p>13,226</text:p>
          </table:table-cell>
          <table:table-cell table:style-name="ce48" office:value-type="float" office:value="2447" calcext:value-type="float">
            <text:p>2,447</text:p>
          </table:table-cell>
          <table:table-cell table:style-name="ce48" office:value-type="float" office:value="3098" calcext:value-type="float">
            <text:p>3,098</text:p>
          </table:table-cell>
          <table:table-cell table:style-name="ce48" office:value-type="float" office:value="2737" calcext:value-type="float">
            <text:p>2,737</text:p>
          </table:table-cell>
          <table:table-cell table:style-name="ce48" office:value-type="float" office:value="2310" calcext:value-type="float">
            <text:p>2,310</text:p>
          </table:table-cell>
          <table:table-cell table:style-name="ce48" office:value-type="float" office:value="2634" calcext:value-type="float">
            <text:p>2,634</text:p>
          </table:table-cell>
          <table:table-cell table:style-name="ce48" office:value-type="float" office:value="13094" calcext:value-type="float">
            <text:p>13,094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619" calcext:value-type="float">
            <text:p>2,619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476" calcext:value-type="float">
            <text:p>2,476</text:p>
          </table:table-cell>
          <table:table-cell table:style-name="ce60" office:value-type="float" office:value="2657" calcext:value-type="float">
            <text:p>2,657</text:p>
          </table:table-cell>
          <table:table-cell table:style-name="ce48" office:value-type="float" office:value="14663" calcext:value-type="float">
            <text:p>14,663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886" calcext:value-type="float">
            <text:p>2,886</text:p>
          </table:table-cell>
          <table:table-cell table:style-name="ce48" office:value-type="float" office:value="2923" calcext:value-type="float">
            <text:p>2,923</text:p>
          </table:table-cell>
          <table:table-cell table:style-name="ce48" office:value-type="float" office:value="3233" calcext:value-type="float">
            <text:p>3,233</text:p>
          </table:table-cell>
          <table:table-cell table:style-name="ce60" office:value-type="float" office:value="2980" calcext:value-type="float">
            <text:p>2,980</text:p>
          </table:table-cell>
          <table:table-cell table:style-name="ce48" office:value-type="float" office:value="14689" calcext:value-type="float">
            <text:p>14,689</text:p>
          </table:table-cell>
          <table:table-cell table:style-name="ce48" office:value-type="float" office:value="2654" calcext:value-type="float">
            <text:p>2,654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3046" calcext:value-type="float">
            <text:p>3,046</text:p>
          </table:table-cell>
          <table:table-cell table:style-name="ce48" office:value-type="float" office:value="2953" calcext:value-type="float">
            <text:p>2,953</text:p>
          </table:table-cell>
          <table:table-cell table:style-name="ce60" office:value-type="float" office:value="2880" calcext:value-type="float">
            <text:p>2,880</text:p>
          </table:table-cell>
          <table:table-cell table:style-name="ce48" office:value-type="float" office:value="14064" calcext:value-type="float">
            <text:p>14,064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2846" calcext:value-type="float">
            <text:p>2,846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2921" calcext:value-type="float">
            <text:p>2,921</text:p>
          </table:table-cell>
          <table:table-cell table:style-name="ce60" office:value-type="float" office:value="2671" calcext:value-type="float">
            <text:p>2,671</text:p>
          </table:table-cell>
          <table:table-cell table:style-name="ce48" office:value-type="float" office:value="13914" calcext:value-type="float">
            <text:p>13,914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2623" calcext:value-type="float">
            <text:p>2,623</text:p>
          </table:table-cell>
          <table:table-cell table:style-name="ce48" office:value-type="float" office:value="2565" calcext:value-type="float">
            <text:p>2,565</text:p>
          </table:table-cell>
          <table:table-cell table:style-name="ce48" office:value-type="float" office:value="2746" calcext:value-type="float">
            <text:p>2,746</text:p>
          </table:table-cell>
          <table:table-cell table:style-name="ce60" office:value-type="float" office:value="3120" calcext:value-type="float">
            <text:p>3,120</text:p>
          </table:table-cell>
          <table:table-cell table:style-name="ce48" office:value-type="float" office:value="18800" calcext:value-type="float">
            <text:p>18,800</text:p>
          </table:table-cell>
          <table:table-cell table:style-name="ce48" office:value-type="float" office:value="3280" calcext:value-type="float">
            <text:p>3,280</text:p>
          </table:table-cell>
          <table:table-cell table:style-name="ce48" office:value-type="float" office:value="3683" calcext:value-type="float">
            <text:p>3,683</text:p>
          </table:table-cell>
          <table:table-cell table:style-name="ce48" office:value-type="float" office:value="3829" calcext:value-type="float">
            <text:p>3,829</text:p>
          </table:table-cell>
          <table:table-cell table:style-name="ce48" office:value-type="float" office:value="3993" calcext:value-type="float">
            <text:p>3,993</text:p>
          </table:table-cell>
          <table:table-cell table:style-name="ce60" office:value-type="float" office:value="4015" calcext:value-type="float">
            <text:p>4,015</text:p>
          </table:table-cell>
          <table:table-cell table:style-name="ce48" office:value-type="float" office:value="19273" calcext:value-type="float">
            <text:p>19,273</text:p>
          </table:table-cell>
          <table:table-cell table:style-name="ce48" office:value-type="float" office:value="4021" calcext:value-type="float">
            <text:p>4,021</text:p>
          </table:table-cell>
          <table:table-cell table:style-name="ce48" office:value-type="float" office:value="3808" calcext:value-type="float">
            <text:p>3,808</text:p>
          </table:table-cell>
          <table:table-cell table:style-name="ce48" office:value-type="float" office:value="4211" calcext:value-type="float">
            <text:p>4,211</text:p>
          </table:table-cell>
          <table:table-cell table:style-name="ce48" office:value-type="float" office:value="3613" calcext:value-type="float">
            <text:p>3,613</text:p>
          </table:table-cell>
          <table:table-cell table:style-name="ce60" office:value-type="float" office:value="3620" calcext:value-type="float">
            <text:p>3,620</text:p>
          </table:table-cell>
          <table:table-cell table:style-name="ce48" office:value-type="float" office:value="17391" calcext:value-type="float">
            <text:p>17,391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492" calcext:value-type="float">
            <text:p>3,492</text:p>
          </table:table-cell>
          <table:table-cell table:style-name="ce48" office:value-type="float" office:value="3486" calcext:value-type="float">
            <text:p>3,486</text:p>
          </table:table-cell>
          <table:table-cell table:style-name="ce48" office:value-type="float" office:value="3580" calcext:value-type="float">
            <text:p>3,580</text:p>
          </table:table-cell>
          <table:table-cell table:style-name="ce60" office:value-type="float" office:value="3488" calcext:value-type="float">
            <text:p>3,488</text:p>
          </table:table-cell>
          <table:table-cell table:style-name="ce48" office:value-type="float" office:value="16367" calcext:value-type="float">
            <text:p>16,367</text:p>
          </table:table-cell>
          <table:table-cell table:style-name="ce48" office:value-type="float" office:value="3413" calcext:value-type="float">
            <text:p>3,413</text:p>
          </table:table-cell>
          <table:table-cell table:style-name="ce48" office:value-type="float" office:value="3257" calcext:value-type="float">
            <text:p>3,257</text:p>
          </table:table-cell>
          <table:table-cell table:style-name="ce48" office:value-type="float" office:value="3223" calcext:value-type="float">
            <text:p>3,223</text:p>
          </table:table-cell>
          <table:table-cell table:style-name="ce48" office:value-type="float" office:value="3285" calcext:value-type="float">
            <text:p>3,285</text:p>
          </table:table-cell>
          <table:table-cell table:style-name="ce60" office:value-type="float" office:value="3189" calcext:value-type="float">
            <text:p>3,189</text:p>
          </table:table-cell>
          <table:table-cell table:style-name="ce48" office:value-type="float" office:value="15071" calcext:value-type="float">
            <text:p>15,071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179" calcext:value-type="float">
            <text:p>3,179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2928" calcext:value-type="float">
            <text:p>2,928</text:p>
          </table:table-cell>
          <table:table-cell table:style-name="ce60" office:value-type="float" office:value="2783" calcext:value-type="float">
            <text:p>2,783</text:p>
          </table:table-cell>
          <table:table-cell table:style-name="ce48" office:value-type="float" office:value="12548" calcext:value-type="float">
            <text:p>12,548</text:p>
          </table:table-cell>
          <table:table-cell table:style-name="ce48" office:value-type="float" office:value="2740" calcext:value-type="float">
            <text:p>2,740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469" calcext:value-type="float">
            <text:p>2,469</text:p>
          </table:table-cell>
          <table:table-cell table:style-name="ce60" office:value-type="float" office:value="2410" calcext:value-type="float">
            <text:p>2,410</text:p>
          </table:table-cell>
          <table:table-cell table:style-name="ce48" office:value-type="float" office:value="9849" calcext:value-type="float">
            <text:p>9,849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2079" calcext:value-type="float">
            <text:p>2,079</text:p>
          </table:table-cell>
          <table:table-cell table:style-name="ce48" office:value-type="float" office:value="1731" calcext:value-type="float">
            <text:p>1,731</text:p>
          </table:table-cell>
          <table:table-cell table:style-name="ce60" office:value-type="float" office:value="1652" calcext:value-type="float">
            <text:p>1,652</text:p>
          </table:table-cell>
          <table:table-cell table:style-name="ce48" office:value-type="float" office:value="5603" calcext:value-type="float">
            <text:p>5,603</text:p>
          </table:table-cell>
          <table:table-cell table:style-name="ce48" office:value-type="float" office:value="1390" calcext:value-type="float">
            <text:p>1,390</text:p>
          </table:table-cell>
          <table:table-cell table:style-name="ce48" office:value-type="float" office:value="1302" calcext:value-type="float">
            <text:p>1,302</text:p>
          </table:table-cell>
          <table:table-cell table:style-name="ce48" office:value-type="float" office:value="1074" calcext:value-type="float">
            <text:p>1,074</text:p>
          </table:table-cell>
          <table:table-cell table:style-name="ce48" office:value-type="float" office:value="820" calcext:value-type="float">
            <text:p>820</text:p>
          </table:table-cell>
          <table:table-cell table:style-name="ce60" office:value-type="float" office:value="1017" calcext:value-type="float">
            <text:p>1,017</text:p>
          </table:table-cell>
          <table:table-cell table:style-name="ce48" office:value-type="float" office:value="4601" calcext:value-type="float">
            <text:p>4,601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902" calcext:value-type="float">
            <text:p>902</text:p>
          </table:table-cell>
          <table:table-cell table:style-name="ce48" office:value-type="float" office:value="883" calcext:value-type="float">
            <text:p>883</text:p>
          </table:table-cell>
          <table:table-cell table:style-name="ce60" office:value-type="float" office:value="818" calcext:value-type="float">
            <text:p>818</text:p>
          </table:table-cell>
          <table:table-cell table:style-name="ce48" office:value-type="float" office:value="3291" calcext:value-type="float">
            <text:p>3,291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597" calcext:value-type="float">
            <text:p>597</text:p>
          </table:table-cell>
          <table:table-cell table:style-name="ce60" office:value-type="float" office:value="578" calcext:value-type="float">
            <text:p>578</text:p>
          </table:table-cell>
          <table:table-cell table:style-name="ce48" office:value-type="float" office:value="2855" calcext:value-type="float">
            <text:p>2,855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572" calcext:value-type="float">
            <text:p>572</text:p>
          </table:table-cell>
          <table:table-cell table:style-name="ce48" office:value-type="float" office:value="594" calcext:value-type="float">
            <text:p>594</text:p>
          </table:table-cell>
          <table:table-cell table:style-name="ce60" office:value-type="float" office:value="579" calcext:value-type="float">
            <text:p>579</text:p>
          </table:table-cell>
          <table:table-cell table:style-name="ce48" office:value-type="float" office:value="2005" calcext:value-type="float">
            <text:p>2,005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458" calcext:value-type="float">
            <text:p>458</text:p>
          </table:table-cell>
          <table:table-cell table:style-name="ce48" office:value-type="float" office:value="437" calcext:value-type="float">
            <text:p>437</text:p>
          </table:table-cell>
          <table:table-cell table:style-name="ce48" office:value-type="float" office:value="353" calcext:value-type="float">
            <text:p>353</text:p>
          </table:table-cell>
          <table:table-cell table:style-name="ce60" office:value-type="float" office:value="281" calcext:value-type="float">
            <text:p>281</text:p>
          </table:table-cell>
          <table:table-cell table:style-name="ce48" office:value-type="float" office:value="700" calcext:value-type="float">
            <text:p>700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95" calcext:value-type="float">
            <text:p>95</text:p>
          </table:table-cell>
          <table:table-cell table:style-name="ce60" office:value-type="float" office:value="62" calcext:value-type="float">
            <text:p>62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300" calcext:value-type="float">
            <text:p>216,300</text:p>
          </table:table-cell>
          <table:table-cell table:style-name="ce42" office:value-type="float" office:value="12168" calcext:value-type="float">
            <text:p>12,168</text:p>
          </table:table-cell>
          <table:table-cell table:style-name="ce49" office:value-type="float" office:value="2219" calcext:value-type="float">
            <text:p>2,219</text:p>
          </table:table-cell>
          <table:table-cell table:style-name="ce49" office:value-type="float" office:value="2964" calcext:value-type="float">
            <text:p>2,964</text:p>
          </table:table-cell>
          <table:table-cell table:style-name="ce49" office:value-type="float" office:value="2453" calcext:value-type="float">
            <text:p>2,453</text:p>
          </table:table-cell>
          <table:table-cell table:style-name="ce49" office:value-type="float" office:value="2106" calcext:value-type="float">
            <text:p>2,106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11794" calcext:value-type="float">
            <text:p>11,794</text:p>
          </table:table-cell>
          <table:table-cell table:style-name="ce49" office:value-type="float" office:value="2315" calcext:value-type="float">
            <text:p>2,315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258" calcext:value-type="float">
            <text:p>2,258</text:p>
          </table:table-cell>
          <table:table-cell table:style-name="ce61" office:value-type="float" office:value="2386" calcext:value-type="float">
            <text:p>2,386</text:p>
          </table:table-cell>
          <table:table-cell table:style-name="ce49" office:value-type="float" office:value="13334" calcext:value-type="float">
            <text:p>13,334</text:p>
          </table:table-cell>
          <table:table-cell table:style-name="ce49" office:value-type="float" office:value="2388" calcext:value-type="float">
            <text:p>2,388</text:p>
          </table:table-cell>
          <table:table-cell table:style-name="ce49" office:value-type="float" office:value="2546" calcext:value-type="float">
            <text:p>2,546</text:p>
          </table:table-cell>
          <table:table-cell table:style-name="ce49" office:value-type="float" office:value="2670" calcext:value-type="float">
            <text:p>2,670</text:p>
          </table:table-cell>
          <table:table-cell table:style-name="ce49" office:value-type="float" office:value="3036" calcext:value-type="float">
            <text:p>3,036</text:p>
          </table:table-cell>
          <table:table-cell table:style-name="ce61" office:value-type="float" office:value="2694" calcext:value-type="float">
            <text:p>2,694</text:p>
          </table:table-cell>
          <table:table-cell table:style-name="ce49" office:value-type="float" office:value="13750" calcext:value-type="float">
            <text:p>13,750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9" office:value-type="float" office:value="2928" calcext:value-type="float">
            <text:p>2,928</text:p>
          </table:table-cell>
          <table:table-cell table:style-name="ce49" office:value-type="float" office:value="2848" calcext:value-type="float">
            <text:p>2,848</text:p>
          </table:table-cell>
          <table:table-cell table:style-name="ce49" office:value-type="float" office:value="2847" calcext:value-type="float">
            <text:p>2,847</text:p>
          </table:table-cell>
          <table:table-cell table:style-name="ce61" office:value-type="float" office:value="2696" calcext:value-type="float">
            <text:p>2,696</text:p>
          </table:table-cell>
          <table:table-cell table:style-name="ce49" office:value-type="float" office:value="13286" calcext:value-type="float">
            <text:p>13,286</text:p>
          </table:table-cell>
          <table:table-cell table:style-name="ce49" office:value-type="float" office:value="2856" calcext:value-type="float">
            <text:p>2,856</text:p>
          </table:table-cell>
          <table:table-cell table:style-name="ce49" office:value-type="float" office:value="2622" calcext:value-type="float">
            <text:p>2,622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9" office:value-type="float" office:value="2685" calcext:value-type="float">
            <text:p>2,685</text:p>
          </table:table-cell>
          <table:table-cell table:style-name="ce61" office:value-type="float" office:value="2540" calcext:value-type="float">
            <text:p>2,540</text:p>
          </table:table-cell>
          <table:table-cell table:style-name="ce49" office:value-type="float" office:value="14038" calcext:value-type="float">
            <text:p>14,038</text:p>
          </table:table-cell>
          <table:table-cell table:style-name="ce49" office:value-type="float" office:value="2726" calcext:value-type="float">
            <text:p>2,726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909" calcext:value-type="float">
            <text:p>2,909</text:p>
          </table:table-cell>
          <table:table-cell table:style-name="ce61" office:value-type="float" office:value="3318" calcext:value-type="float">
            <text:p>3,318</text:p>
          </table:table-cell>
          <table:table-cell table:style-name="ce49" office:value-type="float" office:value="20802" calcext:value-type="float">
            <text:p>20,802</text:p>
          </table:table-cell>
          <table:table-cell table:style-name="ce49" office:value-type="float" office:value="3587" calcext:value-type="float">
            <text:p>3,587</text:p>
          </table:table-cell>
          <table:table-cell table:style-name="ce49" office:value-type="float" office:value="3911" calcext:value-type="float">
            <text:p>3,911</text:p>
          </table:table-cell>
          <table:table-cell table:style-name="ce49" office:value-type="float" office:value="4351" calcext:value-type="float">
            <text:p>4,351</text:p>
          </table:table-cell>
          <table:table-cell table:style-name="ce49" office:value-type="float" office:value="4365" calcext:value-type="float">
            <text:p>4,365</text:p>
          </table:table-cell>
          <table:table-cell table:style-name="ce61" office:value-type="float" office:value="4588" calcext:value-type="float">
            <text:p>4,588</text:p>
          </table:table-cell>
          <table:table-cell table:style-name="ce49" office:value-type="float" office:value="20507" calcext:value-type="float">
            <text:p>20,507</text:p>
          </table:table-cell>
          <table:table-cell table:style-name="ce49" office:value-type="float" office:value="4371" calcext:value-type="float">
            <text:p>4,371</text:p>
          </table:table-cell>
          <table:table-cell table:style-name="ce49" office:value-type="float" office:value="4178" calcext:value-type="float">
            <text:p>4,178</text:p>
          </table:table-cell>
          <table:table-cell table:style-name="ce49" office:value-type="float" office:value="4515" calcext:value-type="float">
            <text:p>4,515</text:p>
          </table:table-cell>
          <table:table-cell table:style-name="ce49" office:value-type="float" office:value="3821" calcext:value-type="float">
            <text:p>3,821</text:p>
          </table:table-cell>
          <table:table-cell table:style-name="ce61" office:value-type="float" office:value="3622" calcext:value-type="float">
            <text:p>3,622</text:p>
          </table:table-cell>
          <table:table-cell table:style-name="ce49" office:value-type="float" office:value="18176" calcext:value-type="float">
            <text:p>18,176</text:p>
          </table:table-cell>
          <table:table-cell table:style-name="ce49" office:value-type="float" office:value="3513" calcext:value-type="float">
            <text:p>3,513</text:p>
          </table:table-cell>
          <table:table-cell table:style-name="ce49" office:value-type="float" office:value="3611" calcext:value-type="float">
            <text:p>3,611</text:p>
          </table:table-cell>
          <table:table-cell table:style-name="ce49" office:value-type="float" office:value="3722" calcext:value-type="float">
            <text:p>3,722</text:p>
          </table:table-cell>
          <table:table-cell table:style-name="ce49" office:value-type="float" office:value="3609" calcext:value-type="float">
            <text:p>3,609</text:p>
          </table:table-cell>
          <table:table-cell table:style-name="ce61" office:value-type="float" office:value="3721" calcext:value-type="float">
            <text:p>3,721</text:p>
          </table:table-cell>
          <table:table-cell table:style-name="ce49" office:value-type="float" office:value="16324" calcext:value-type="float">
            <text:p>16,324</text:p>
          </table:table-cell>
          <table:table-cell table:style-name="ce49" office:value-type="float" office:value="3459" calcext:value-type="float">
            <text:p>3,459</text:p>
          </table:table-cell>
          <table:table-cell table:style-name="ce49" office:value-type="float" office:value="3173" calcext:value-type="float">
            <text:p>3,173</text:p>
          </table:table-cell>
          <table:table-cell table:style-name="ce49" office:value-type="float" office:value="3313" calcext:value-type="float">
            <text:p>3,313</text:p>
          </table:table-cell>
          <table:table-cell table:style-name="ce49" office:value-type="float" office:value="3272" calcext:value-type="float">
            <text:p>3,272</text:p>
          </table:table-cell>
          <table:table-cell table:style-name="ce61" office:value-type="float" office:value="3107" calcext:value-type="float">
            <text:p>3,107</text:p>
          </table:table-cell>
          <table:table-cell table:style-name="ce49" office:value-type="float" office:value="15174" calcext:value-type="float">
            <text:p>15,174</text:p>
          </table:table-cell>
          <table:table-cell table:style-name="ce49" office:value-type="float" office:value="3170" calcext:value-type="float">
            <text:p>3,170</text:p>
          </table:table-cell>
          <table:table-cell table:style-name="ce49" office:value-type="float" office:value="3158" calcext:value-type="float">
            <text:p>3,158</text:p>
          </table:table-cell>
          <table:table-cell table:style-name="ce49" office:value-type="float" office:value="2982" calcext:value-type="float">
            <text:p>2,982</text:p>
          </table:table-cell>
          <table:table-cell table:style-name="ce49" office:value-type="float" office:value="3012" calcext:value-type="float">
            <text:p>3,012</text:p>
          </table:table-cell>
          <table:table-cell table:style-name="ce61" office:value-type="float" office:value="2852" calcext:value-type="float">
            <text:p>2,852</text:p>
          </table:table-cell>
          <table:table-cell table:style-name="ce49" office:value-type="float" office:value="13284" calcext:value-type="float">
            <text:p>13,284</text:p>
          </table:table-cell>
          <table:table-cell table:style-name="ce49" office:value-type="float" office:value="2755" calcext:value-type="float">
            <text:p>2,755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703" calcext:value-type="float">
            <text:p>2,703</text:p>
          </table:table-cell>
          <table:table-cell table:style-name="ce49" office:value-type="float" office:value="2629" calcext:value-type="float">
            <text:p>2,629</text:p>
          </table:table-cell>
          <table:table-cell table:style-name="ce61" office:value-type="float" office:value="2550" calcext:value-type="float">
            <text:p>2,550</text:p>
          </table:table-cell>
          <table:table-cell table:style-name="ce49" office:value-type="float" office:value="10865" calcext:value-type="float">
            <text:p>10,865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385" calcext:value-type="float">
            <text:p>2,385</text:p>
          </table:table-cell>
          <table:table-cell table:style-name="ce49" office:value-type="float" office:value="1915" calcext:value-type="float">
            <text:p>1,915</text:p>
          </table:table-cell>
          <table:table-cell table:style-name="ce61" office:value-type="float" office:value="1833" calcext:value-type="float">
            <text:p>1,833</text:p>
          </table:table-cell>
          <table:table-cell table:style-name="ce49" office:value-type="float" office:value="6577" calcext:value-type="float">
            <text:p>6,577</text:p>
          </table:table-cell>
          <table:table-cell table:style-name="ce49" office:value-type="float" office:value="1612" calcext:value-type="float">
            <text:p>1,612</text:p>
          </table:table-cell>
          <table:table-cell table:style-name="ce49" office:value-type="float" office:value="1474" calcext:value-type="float">
            <text:p>1,474</text:p>
          </table:table-cell>
          <table:table-cell table:style-name="ce49" office:value-type="float" office:value="1187" calcext:value-type="float">
            <text:p>1,187</text:p>
          </table:table-cell>
          <table:table-cell table:style-name="ce49" office:value-type="float" office:value="1069" calcext:value-type="float">
            <text:p>1,069</text:p>
          </table:table-cell>
          <table:table-cell table:style-name="ce61" office:value-type="float" office:value="1235" calcext:value-type="float">
            <text:p>1,235</text:p>
          </table:table-cell>
          <table:table-cell table:style-name="ce49" office:value-type="float" office:value="6041" calcext:value-type="float">
            <text:p>6,041</text:p>
          </table:table-cell>
          <table:table-cell table:style-name="ce49" office:value-type="float" office:value="1273" calcext:value-type="float">
            <text:p>1,273</text:p>
          </table:table-cell>
          <table:table-cell table:style-name="ce49" office:value-type="float" office:value="1269" calcext:value-type="float">
            <text:p>1,269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217" calcext:value-type="float">
            <text:p>1,217</text:p>
          </table:table-cell>
          <table:table-cell table:style-name="ce61" office:value-type="float" office:value="1109" calcext:value-type="float">
            <text:p>1,109</text:p>
          </table:table-cell>
          <table:table-cell table:style-name="ce49" office:value-type="float" office:value="4464" calcext:value-type="float">
            <text:p>4,464</text:p>
          </table:table-cell>
          <table:table-cell table:style-name="ce49" office:value-type="float" office:value="1006" calcext:value-type="float">
            <text:p>1,006</text:p>
          </table:table-cell>
          <table:table-cell table:style-name="ce49" office:value-type="float" office:value="967" calcext:value-type="float">
            <text:p>967</text:p>
          </table:table-cell>
          <table:table-cell table:style-name="ce49" office:value-type="float" office:value="849" calcext:value-type="float">
            <text:p>849</text:p>
          </table:table-cell>
          <table:table-cell table:style-name="ce49" office:value-type="float" office:value="867" calcext:value-type="float">
            <text:p>867</text:p>
          </table:table-cell>
          <table:table-cell table:style-name="ce61" office:value-type="float" office:value="775" calcext:value-type="float">
            <text:p>775</text:p>
          </table:table-cell>
          <table:table-cell table:style-name="ce49" office:value-type="float" office:value="3089" calcext:value-type="float">
            <text:p>3,089</text:p>
          </table:table-cell>
          <table:table-cell table:style-name="ce49" office:value-type="float" office:value="704" calcext:value-type="float">
            <text:p>704</text:p>
          </table:table-cell>
          <table:table-cell table:style-name="ce49" office:value-type="float" office:value="674" calcext:value-type="float">
            <text:p>674</text:p>
          </table:table-cell>
          <table:table-cell table:style-name="ce49" office:value-type="float" office:value="597" calcext:value-type="float">
            <text:p>597</text:p>
          </table:table-cell>
          <table:table-cell table:style-name="ce49" office:value-type="float" office:value="578" calcext:value-type="float">
            <text:p>578</text:p>
          </table:table-cell>
          <table:table-cell table:style-name="ce61" office:value-type="float" office:value="536" calcext:value-type="float">
            <text:p>536</text:p>
          </table:table-cell>
          <table:table-cell table:style-name="ce49" office:value-type="float" office:value="1800" calcext:value-type="float">
            <text:p>1,800</text:p>
          </table:table-cell>
          <table:table-cell table:style-name="ce49" office:value-type="float" office:value="497" calcext:value-type="float">
            <text:p>497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325" calcext:value-type="float">
            <text:p>325</text:p>
          </table:table-cell>
          <table:table-cell table:style-name="ce49" office:value-type="float" office:value="321" calcext:value-type="float">
            <text:p>321</text:p>
          </table:table-cell>
          <table:table-cell table:style-name="ce61" office:value-type="float" office:value="226" calcext:value-type="float">
            <text:p>226</text:p>
          </table:table-cell>
          <table:table-cell table:style-name="ce49" office:value-type="float" office:value="671" calcext:value-type="float">
            <text:p>671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85" calcext:value-type="float">
            <text:p>85</text:p>
          </table:table-cell>
          <table:table-cell table:style-name="ce61" office:value-type="float" office:value="88" calcext:value-type="float">
            <text:p>88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872" calcext:value-type="float">
            <text:p>270,872</text:p>
          </table:table-cell>
          <table:table-cell table:style-name="ce33" office:value-type="float" office:value="10120" calcext:value-type="float">
            <text:p>10,120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13382" calcext:value-type="float">
            <text:p>13,382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639" calcext:value-type="float">
            <text:p>2,639</text:p>
          </table:table-cell>
          <table:table-cell table:style-name="ce43" office:value-type="float" office:value="2993" calcext:value-type="float">
            <text:p>2,993</text:p>
          </table:table-cell>
          <table:table-cell table:style-name="ce33" office:value-type="float" office:value="18971" calcext:value-type="float">
            <text:p>18,971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4437" calcext:value-type="float">
            <text:p>4,437</text:p>
          </table:table-cell>
          <table:table-cell table:style-name="ce43" office:value-type="float" office:value="4129" calcext:value-type="float">
            <text:p>4,129</text:p>
          </table:table-cell>
          <table:table-cell table:style-name="ce33" office:value-type="float" office:value="20059" calcext:value-type="float">
            <text:p>20,059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3978" calcext:value-type="float">
            <text:p>3,978</text:p>
          </table:table-cell>
          <table:table-cell table:style-name="ce33" office:value-type="float" office:value="18392" calcext:value-type="float">
            <text:p>18,392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832" calcext:value-type="float">
            <text:p>3,832</text:p>
          </table:table-cell>
          <table:table-cell table:style-name="ce43" office:value-type="float" office:value="3449" calcext:value-type="float">
            <text:p>3,449</text:p>
          </table:table-cell>
          <table:table-cell table:style-name="ce33" office:value-type="float" office:value="18295" calcext:value-type="float">
            <text:p>18,295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332" calcext:value-type="float">
            <text:p>3,332</text:p>
          </table:table-cell>
          <table:table-cell table:style-name="ce33" office:value-type="float" office:value="3696" calcext:value-type="float">
            <text:p>3,696</text:p>
          </table:table-cell>
          <table:table-cell table:style-name="ce43" office:value-type="float" office:value="3998" calcext:value-type="float">
            <text:p>3,998</text:p>
          </table:table-cell>
          <table:table-cell table:style-name="ce33" office:value-type="float" office:value="21317" calcext:value-type="float">
            <text:p>21,317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4322" calcext:value-type="float">
            <text:p>4,322</text:p>
          </table:table-cell>
          <table:table-cell table:style-name="ce43" office:value-type="float" office:value="4335" calcext:value-type="float">
            <text:p>4,335</text:p>
          </table:table-cell>
          <table:table-cell table:style-name="ce33" office:value-type="float" office:value="21396" calcext:value-type="float">
            <text:p>21,396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731" calcext:value-type="float">
            <text:p>4,731</text:p>
          </table:table-cell>
          <table:table-cell table:style-name="ce33" office:value-type="float" office:value="4100" calcext:value-type="float">
            <text:p>4,100</text:p>
          </table:table-cell>
          <table:table-cell table:style-name="ce43" office:value-type="float" office:value="3975" calcext:value-type="float">
            <text:p>3,975</text:p>
          </table:table-cell>
          <table:table-cell table:style-name="ce33" office:value-type="float" office:value="20971" calcext:value-type="float">
            <text:p>20,971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341" calcext:value-type="float">
            <text:p>4,341</text:p>
          </table:table-cell>
          <table:table-cell table:style-name="ce43" office:value-type="float" office:value="4370" calcext:value-type="float">
            <text:p>4,370</text:p>
          </table:table-cell>
          <table:table-cell table:style-name="ce33" office:value-type="float" office:value="21589" calcext:value-type="float">
            <text:p>21,589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4279" calcext:value-type="float">
            <text:p>4,279</text:p>
          </table:table-cell>
          <table:table-cell table:style-name="ce43" office:value-type="float" office:value="4252" calcext:value-type="float">
            <text:p>4,252</text:p>
          </table:table-cell>
          <table:table-cell table:style-name="ce33" office:value-type="float" office:value="20641" calcext:value-type="float">
            <text:p>20,641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155" calcext:value-type="float">
            <text:p>4,155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051" calcext:value-type="float">
            <text:p>4,051</text:p>
          </table:table-cell>
          <table:table-cell table:style-name="ce43" office:value-type="float" office:value="3830" calcext:value-type="float">
            <text:p>3,830</text:p>
          </table:table-cell>
          <table:table-cell table:style-name="ce33" office:value-type="float" office:value="18342" calcext:value-type="float">
            <text:p>18,342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700" calcext:value-type="float">
            <text:p>3,700</text:p>
          </table:table-cell>
          <table:table-cell table:style-name="ce43" office:value-type="float" office:value="3435" calcext:value-type="float">
            <text:p>3,435</text:p>
          </table:table-cell>
          <table:table-cell table:style-name="ce33" office:value-type="float" office:value="15259" calcext:value-type="float">
            <text:p>15,259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2649" calcext:value-type="float">
            <text:p>2,649</text:p>
          </table:table-cell>
          <table:table-cell table:style-name="ce43" office:value-type="float" office:value="2630" calcext:value-type="float">
            <text:p>2,630</text:p>
          </table:table-cell>
          <table:table-cell table:style-name="ce33" office:value-type="float" office:value="9251" calcext:value-type="float">
            <text:p>9,251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471" calcext:value-type="float">
            <text:p>1,471</text:p>
          </table:table-cell>
          <table:table-cell table:style-name="ce43" office:value-type="float" office:value="1735" calcext:value-type="float">
            <text:p>1,735</text:p>
          </table:table-cell>
          <table:table-cell table:style-name="ce33" office:value-type="float" office:value="8287" calcext:value-type="float">
            <text:p>8,287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6505" calcext:value-type="float">
            <text:p>6,505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269" calcext:value-type="float">
            <text:p>1,269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863" calcext:value-type="float">
            <text:p>863</text:p>
          </table:table-cell>
          <table:table-cell table:style-name="ce43" office:value-type="float" office:value="751" calcext:value-type="float">
            <text:p>751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342" calcext:value-type="float">
            <text:p>342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646" calcext:value-type="float">
            <text:p>132,646</text:p>
          </table:table-cell>
          <table:table-cell table:style-name="ce33" office:value-type="float" office:value="5290" calcext:value-type="float">
            <text:p>5,290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7059" calcext:value-type="float">
            <text:p>7,05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375" calcext:value-type="float">
            <text:p>1,375</text:p>
          </table:table-cell>
          <table:table-cell table:style-name="ce43" office:value-type="float" office:value="1621" calcext:value-type="float">
            <text:p>1,621</text:p>
          </table:table-cell>
          <table:table-cell table:style-name="ce33" office:value-type="float" office:value="9900" calcext:value-type="float">
            <text:p>9,900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343" calcext:value-type="float">
            <text:p>2,343</text:p>
          </table:table-cell>
          <table:table-cell table:style-name="ce43" office:value-type="float" office:value="2152" calcext:value-type="float">
            <text:p>2,152</text:p>
          </table:table-cell>
          <table:table-cell table:style-name="ce33" office:value-type="float" office:value="10319" calcext:value-type="float">
            <text:p>10,319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123" calcext:value-type="float">
            <text:p>2,123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9585" calcext:value-type="float">
            <text:p>9,585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981" calcext:value-type="float">
            <text:p>1,981</text:p>
          </table:table-cell>
          <table:table-cell table:style-name="ce43" office:value-type="float" office:value="1763" calcext:value-type="float">
            <text:p>1,763</text:p>
          </table:table-cell>
          <table:table-cell table:style-name="ce33" office:value-type="float" office:value="9292" calcext:value-type="float">
            <text:p>9,292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852" calcext:value-type="float">
            <text:p>1,852</text:p>
          </table:table-cell>
          <table:table-cell table:style-name="ce43" office:value-type="float" office:value="2020" calcext:value-type="float">
            <text:p>2,020</text:p>
          </table:table-cell>
          <table:table-cell table:style-name="ce33" office:value-type="float" office:value="10443" calcext:value-type="float">
            <text:p>10,443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2132" calcext:value-type="float">
            <text:p>2,132</text:p>
          </table:table-cell>
          <table:table-cell table:style-name="ce43" office:value-type="float" office:value="2089" calcext:value-type="float">
            <text:p>2,089</text:p>
          </table:table-cell>
          <table:table-cell table:style-name="ce33" office:value-type="float" office:value="9921" calcext:value-type="float">
            <text:p>9,921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1903" calcext:value-type="float">
            <text:p>1,903</text:p>
          </table:table-cell>
          <table:table-cell table:style-name="ce43" office:value-type="float" office:value="1765" calcext:value-type="float">
            <text:p>1,765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065" calcext:value-type="float">
            <text:p>2,065</text:p>
          </table:table-cell>
          <table:table-cell table:style-name="ce43" office:value-type="float" office:value="2043" calcext:value-type="float">
            <text:p>2,043</text:p>
          </table:table-cell>
          <table:table-cell table:style-name="ce33" office:value-type="float" office:value="10413" calcext:value-type="float">
            <text:p>10,413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3" office:value-type="float" office:value="2104" calcext:value-type="float">
            <text:p>2,104</text:p>
          </table:table-cell>
          <table:table-cell table:style-name="ce33" office:value-type="float" office:value="10026" calcext:value-type="float">
            <text:p>10,026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1977" calcext:value-type="float">
            <text:p>1,977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8953" calcext:value-type="float">
            <text:p>8,953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817" calcext:value-type="float">
            <text:p>1,817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7221" calcext:value-type="float">
            <text:p>7,221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233" calcext:value-type="float">
            <text:p>1,233</text:p>
          </table:table-cell>
          <table:table-cell table:style-name="ce43" office:value-type="float" office:value="1232" calcext:value-type="float">
            <text:p>1,232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29" calcext:value-type="float">
            <text:p>729</text:p>
          </table:table-cell>
          <table:table-cell table:style-name="ce43" office:value-type="float" office:value="658" calcext:value-type="float">
            <text:p>658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54" calcext:value-type="float">
            <text:p>554</text:p>
          </table:table-cell>
          <table:table-cell table:style-name="ce43" office:value-type="float" office:value="467" calcext:value-type="float">
            <text:p>467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416" calcext:value-type="float">
            <text:p>416</text:p>
          </table:table-cell>
          <table:table-cell table:style-name="ce43" office:value-type="float" office:value="318" calcext:value-type="float">
            <text:p>318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26" calcext:value-type="float">
            <text:p>138,226</text:p>
          </table:table-cell>
          <table:table-cell table:style-name="ce42" office:value-type="float" office:value="4830" calcext:value-type="float">
            <text:p>4,830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6323" calcext:value-type="float">
            <text:p>6,323</text:p>
          </table:table-cell>
          <table:table-cell table:style-name="ce34" office:value-type="float" office:value="1134" calcext:value-type="float">
            <text:p>1,134</text:p>
          </table:table-cell>
          <table:table-cell table:style-name="ce34" office:value-type="float" office:value="1208" calcext:value-type="float">
            <text:p>1,208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264" calcext:value-type="float">
            <text:p>1,264</text:p>
          </table:table-cell>
          <table:table-cell table:style-name="ce42" office:value-type="float" office:value="1372" calcext:value-type="float">
            <text:p>1,372</text:p>
          </table:table-cell>
          <table:table-cell table:style-name="ce34" office:value-type="float" office:value="9071" calcext:value-type="float">
            <text:p>9,071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2094" calcext:value-type="float">
            <text:p>2,094</text:p>
          </table:table-cell>
          <table:table-cell table:style-name="ce42" office:value-type="float" office:value="1977" calcext:value-type="float">
            <text:p>1,977</text:p>
          </table:table-cell>
          <table:table-cell table:style-name="ce34" office:value-type="float" office:value="9740" calcext:value-type="float">
            <text:p>9,740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2000" calcext:value-type="float">
            <text:p>2,000</text:p>
          </table:table-cell>
          <table:table-cell table:style-name="ce42" office:value-type="float" office:value="1915" calcext:value-type="float">
            <text:p>1,915</text:p>
          </table:table-cell>
          <table:table-cell table:style-name="ce34" office:value-type="float" office:value="8807" calcext:value-type="float">
            <text:p>8,807</text:p>
          </table:table-cell>
          <table:table-cell table:style-name="ce34" office:value-type="float" office:value="1797" calcext:value-type="float">
            <text:p>1,797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51" calcext:value-type="float">
            <text:p>1,851</text:p>
          </table:table-cell>
          <table:table-cell table:style-name="ce42" office:value-type="float" office:value="1686" calcext:value-type="float">
            <text:p>1,686</text:p>
          </table:table-cell>
          <table:table-cell table:style-name="ce34" office:value-type="float" office:value="9003" calcext:value-type="float">
            <text:p>9,003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844" calcext:value-type="float">
            <text:p>1,844</text:p>
          </table:table-cell>
          <table:table-cell table:style-name="ce42" office:value-type="float" office:value="1978" calcext:value-type="float">
            <text:p>1,978</text:p>
          </table:table-cell>
          <table:table-cell table:style-name="ce34" office:value-type="float" office:value="10874" calcext:value-type="float">
            <text:p>10,874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2135" calcext:value-type="float">
            <text:p>2,135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2190" calcext:value-type="float">
            <text:p>2,190</text:p>
          </table:table-cell>
          <table:table-cell table:style-name="ce42" office:value-type="float" office:value="2246" calcext:value-type="float">
            <text:p>2,246</text:p>
          </table:table-cell>
          <table:table-cell table:style-name="ce34" office:value-type="float" office:value="11475" calcext:value-type="float">
            <text:p>11,475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2181" calcext:value-type="float">
            <text:p>2,181</text:p>
          </table:table-cell>
          <table:table-cell table:style-name="ce34" office:value-type="float" office:value="2542" calcext:value-type="float">
            <text:p>2,542</text:p>
          </table:table-cell>
          <table:table-cell table:style-name="ce34" office:value-type="float" office:value="2197" calcext:value-type="float">
            <text:p>2,197</text:p>
          </table:table-cell>
          <table:table-cell table:style-name="ce42" office:value-type="float" office:value="2210" calcext:value-type="float">
            <text:p>2,210</text:p>
          </table:table-cell>
          <table:table-cell table:style-name="ce34" office:value-type="float" office:value="11235" calcext:value-type="float">
            <text:p>11,235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276" calcext:value-type="float">
            <text:p>2,276</text:p>
          </table:table-cell>
          <table:table-cell table:style-name="ce42" office:value-type="float" office:value="2327" calcext:value-type="float">
            <text:p>2,327</text:p>
          </table:table-cell>
          <table:table-cell table:style-name="ce34" office:value-type="float" office:value="11176" calcext:value-type="float">
            <text:p>11,176</text:p>
          </table:table-cell>
          <table:table-cell table:style-name="ce34" office:value-type="float" office:value="2309" calcext:value-type="float">
            <text:p>2,309</text:p>
          </table:table-cell>
          <table:table-cell table:style-name="ce34" office:value-type="float" office:value="2125" calcext:value-type="float">
            <text:p>2,125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2254" calcext:value-type="float">
            <text:p>2,254</text:p>
          </table:table-cell>
          <table:table-cell table:style-name="ce42" office:value-type="float" office:value="2148" calcext:value-type="float">
            <text:p>2,148</text:p>
          </table:table-cell>
          <table:table-cell table:style-name="ce34" office:value-type="float" office:value="10615" calcext:value-type="float">
            <text:p>10,615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126" calcext:value-type="float">
            <text:p>2,126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2074" calcext:value-type="float">
            <text:p>2,074</text:p>
          </table:table-cell>
          <table:table-cell table:style-name="ce42" office:value-type="float" office:value="1992" calcext:value-type="float">
            <text:p>1,992</text:p>
          </table:table-cell>
          <table:table-cell table:style-name="ce34" office:value-type="float" office:value="9389" calcext:value-type="float">
            <text:p>9,389</text:p>
          </table:table-cell>
          <table:table-cell table:style-name="ce34" office:value-type="float" office:value="1966" calcext:value-type="float">
            <text:p>1,966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913" calcext:value-type="float">
            <text:p>1,913</text:p>
          </table:table-cell>
          <table:table-cell table:style-name="ce34" office:value-type="float" office:value="1883" calcext:value-type="float">
            <text:p>1,883</text:p>
          </table:table-cell>
          <table:table-cell table:style-name="ce42" office:value-type="float" office:value="1764" calcext:value-type="float">
            <text:p>1,764</text:p>
          </table:table-cell>
          <table:table-cell table:style-name="ce34" office:value-type="float" office:value="8038" calcext:value-type="float">
            <text:p>8,038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416" calcext:value-type="float">
            <text:p>1,416</text:p>
          </table:table-cell>
          <table:table-cell table:style-name="ce42" office:value-type="float" office:value="1398" calcext:value-type="float">
            <text:p>1,398</text:p>
          </table:table-cell>
          <table:table-cell table:style-name="ce34" office:value-type="float" office:value="4956" calcext:value-type="float">
            <text:p>4,956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05" calcext:value-type="float">
            <text:p>805</text:p>
          </table:table-cell>
          <table:table-cell table:style-name="ce42" office:value-type="float" office:value="942" calcext:value-type="float">
            <text:p>942</text:p>
          </table:table-cell>
          <table:table-cell table:style-name="ce34" office:value-type="float" office:value="4614" calcext:value-type="float">
            <text:p>4,614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879" calcext:value-type="float">
            <text:p>879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642" calcext:value-type="float">
            <text:p>642</text:p>
          </table:table-cell>
          <table:table-cell table:style-name="ce34" office:value-type="float" office:value="2516" calcext:value-type="float">
            <text:p>2,516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47" calcext:value-type="float">
            <text:p>447</text:p>
          </table:table-cell>
          <table:table-cell table:style-name="ce42" office:value-type="float" office:value="433" calcext:value-type="float">
            <text:p>433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99" calcext:value-type="float">
            <text:p>199</text:p>
          </table:table-cell>
          <table:table-cell table:style-name="ce42" office:value-type="float" office:value="200" calcext:value-type="float">
            <text:p>200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58" calcext:value-type="float">
            <text:p>58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2878" calcext:value-type="float">
            <text:p>132,878</text:p>
          </table:table-cell>
          <table:table-cell table:style-name="ce31" office:value-type="float" office:value="6373" calcext:value-type="float">
            <text:p>6,373</text:p>
          </table:table-cell>
          <table:table-cell table:style-name="ce31" office:value-type="float" office:value="1353" calcext:value-type="float">
            <text:p>1,353</text:p>
          </table:table-cell>
          <table:table-cell table:style-name="ce31" office:value-type="float" office:value="1586" calcext:value-type="float">
            <text:p>1,586</text:p>
          </table:table-cell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062" calcext:value-type="float">
            <text:p>1,062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4163" calcext:value-type="float">
            <text:p>4,163</text:p>
          </table:table-cell>
          <table:table-cell table:style-name="ce31" office:value-type="float" office:value="919" calcext:value-type="float">
            <text:p>919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832" calcext:value-type="float">
            <text:p>832</text:p>
          </table:table-cell>
          <table:table-cell table:style-name="ce56" office:value-type="float" office:value="807" calcext:value-type="float">
            <text:p>807</text:p>
          </table:table-cell>
          <table:table-cell table:style-name="ce31" office:value-type="float" office:value="4675" calcext:value-type="float">
            <text:p>4,675</text:p>
          </table:table-cell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49" calcext:value-type="float">
            <text:p>849</text:p>
          </table:table-cell>
          <table:table-cell table:style-name="ce31" office:value-type="float" office:value="903" calcext:value-type="float">
            <text:p>903</text:p>
          </table:table-cell>
          <table:table-cell table:style-name="ce31" office:value-type="float" office:value="1079" calcext:value-type="float">
            <text:p>1,079</text:p>
          </table:table-cell>
          <table:table-cell table:style-name="ce56" office:value-type="float" office:value="988" calcext:value-type="float">
            <text:p>988</text:p>
          </table:table-cell>
          <table:table-cell table:style-name="ce31" office:value-type="float" office:value="8417" calcext:value-type="float">
            <text:p>8,417</text:p>
          </table:table-cell>
          <table:table-cell table:style-name="ce31" office:value-type="float" office:value="965" calcext:value-type="float">
            <text:p>965</text:p>
          </table:table-cell>
          <table:table-cell table:style-name="ce31" office:value-type="float" office:value="1438" calcext:value-type="float">
            <text:p>1,438</text:p>
          </table:table-cell>
          <table:table-cell table:style-name="ce31" office:value-type="float" office:value="1523" calcext:value-type="float">
            <text:p>1,523</text:p>
          </table:table-cell>
          <table:table-cell table:style-name="ce31" office:value-type="float" office:value="2041" calcext:value-type="float">
            <text:p>2,041</text:p>
          </table:table-cell>
          <table:table-cell table:style-name="ce56" office:value-type="float" office:value="2450" calcext:value-type="float">
            <text:p>2,450</text:p>
          </table:table-cell>
          <table:table-cell table:style-name="ce31" office:value-type="float" office:value="11096" calcext:value-type="float">
            <text:p>11,096</text:p>
          </table:table-cell>
          <table:table-cell table:style-name="ce31" office:value-type="float" office:value="2331" calcext:value-type="float">
            <text:p>2,331</text:p>
          </table:table-cell>
          <table:table-cell table:style-name="ce31" office:value-type="float" office:value="2362" calcext:value-type="float">
            <text:p>2,362</text:p>
          </table:table-cell>
          <table:table-cell table:style-name="ce31" office:value-type="float" office:value="2174" calcext:value-type="float">
            <text:p>2,174</text:p>
          </table:table-cell>
          <table:table-cell table:style-name="ce31" office:value-type="float" office:value="2220" calcext:value-type="float">
            <text:p>2,220</text:p>
          </table:table-cell>
          <table:table-cell table:style-name="ce56" office:value-type="float" office:value="2009" calcext:value-type="float">
            <text:p>2,009</text:p>
          </table:table-cell>
          <table:table-cell table:style-name="ce31" office:value-type="float" office:value="10492" calcext:value-type="float">
            <text:p>10,492</text:p>
          </table:table-cell>
          <table:table-cell table:style-name="ce31" office:value-type="float" office:value="2247" calcext:value-type="float">
            <text:p>2,247</text:p>
          </table:table-cell>
          <table:table-cell table:style-name="ce31" office:value-type="float" office:value="1971" calcext:value-type="float">
            <text:p>1,971</text:p>
          </table:table-cell>
          <table:table-cell table:style-name="ce31" office:value-type="float" office:value="1997" calcext:value-type="float">
            <text:p>1,997</text:p>
          </table:table-cell>
          <table:table-cell table:style-name="ce31" office:value-type="float" office:value="2032" calcext:value-type="float">
            <text:p>2,032</text:p>
          </table:table-cell>
          <table:table-cell table:style-name="ce56" office:value-type="float" office:value="2245" calcext:value-type="float">
            <text:p>2,245</text:p>
          </table:table-cell>
          <table:table-cell table:style-name="ce31" office:value-type="float" office:value="10983" calcext:value-type="float">
            <text:p>10,983</text:p>
          </table:table-cell>
          <table:table-cell table:style-name="ce31" office:value-type="float" office:value="2156" calcext:value-type="float">
            <text:p>2,156</text:p>
          </table:table-cell>
          <table:table-cell table:style-name="ce31" office:value-type="float" office:value="2217" calcext:value-type="float">
            <text:p>2,217</text:p>
          </table:table-cell>
          <table:table-cell table:style-name="ce31" office:value-type="float" office:value="2254" calcext:value-type="float">
            <text:p>2,254</text:p>
          </table:table-cell>
          <table:table-cell table:style-name="ce31" office:value-type="float" office:value="2093" calcext:value-type="float">
            <text:p>2,093</text:p>
          </table:table-cell>
          <table:table-cell table:style-name="ce56" office:value-type="float" office:value="2263" calcext:value-type="float">
            <text:p>2,263</text:p>
          </table:table-cell>
          <table:table-cell table:style-name="ce31" office:value-type="float" office:value="10223" calcext:value-type="float">
            <text:p>10,223</text:p>
          </table:table-cell>
          <table:table-cell table:style-name="ce31" office:value-type="float" office:value="2164" calcext:value-type="float">
            <text:p>2,164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1" office:value-type="float" office:value="2164" calcext:value-type="float">
            <text:p>2,164</text:p>
          </table:table-cell>
          <table:table-cell table:style-name="ce31" office:value-type="float" office:value="1914" calcext:value-type="float">
            <text:p>1,914</text:p>
          </table:table-cell>
          <table:table-cell table:style-name="ce56" office:value-type="float" office:value="1945" calcext:value-type="float">
            <text:p>1,945</text:p>
          </table:table-cell>
          <table:table-cell table:style-name="ce31" office:value-type="float" office:value="10406" calcext:value-type="float">
            <text:p>10,406</text:p>
          </table:table-cell>
          <table:table-cell table:style-name="ce31" office:value-type="float" office:value="1963" calcext:value-type="float">
            <text:p>1,963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1" office:value-type="float" office:value="2151" calcext:value-type="float">
            <text:p>2,151</text:p>
          </table:table-cell>
          <table:table-cell table:style-name="ce31" office:value-type="float" office:value="2132" calcext:value-type="float">
            <text:p>2,132</text:p>
          </table:table-cell>
          <table:table-cell table:style-name="ce56" office:value-type="float" office:value="2124" calcext:value-type="float">
            <text:p>2,124</text:p>
          </table:table-cell>
          <table:table-cell table:style-name="ce31" office:value-type="float" office:value="11504" calcext:value-type="float">
            <text:p>11,504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1" office:value-type="float" office:value="2028" calcext:value-type="float">
            <text:p>2,028</text:p>
          </table:table-cell>
          <table:table-cell table:style-name="ce31" office:value-type="float" office:value="2466" calcext:value-type="float">
            <text:p>2,466</text:p>
          </table:table-cell>
          <table:table-cell table:style-name="ce31" office:value-type="float" office:value="2407" calcext:value-type="float">
            <text:p>2,407</text:p>
          </table:table-cell>
          <table:table-cell table:style-name="ce56" office:value-type="float" office:value="2476" calcext:value-type="float">
            <text:p>2,476</text:p>
          </table:table-cell>
          <table:table-cell table:style-name="ce31" office:value-type="float" office:value="11465" calcext:value-type="float">
            <text:p>11,465</text:p>
          </table:table-cell>
          <table:table-cell table:style-name="ce31" office:value-type="float" office:value="2370" calcext:value-type="float">
            <text:p>2,370</text:p>
          </table:table-cell>
          <table:table-cell table:style-name="ce31" office:value-type="float" office:value="2380" calcext:value-type="float">
            <text:p>2,380</text:p>
          </table:table-cell>
          <table:table-cell table:style-name="ce31" office:value-type="float" office:value="2118" calcext:value-type="float">
            <text:p>2,118</text:p>
          </table:table-cell>
          <table:table-cell table:style-name="ce31" office:value-type="float" office:value="2365" calcext:value-type="float">
            <text:p>2,365</text:p>
          </table:table-cell>
          <table:table-cell table:style-name="ce56" office:value-type="float" office:value="2232" calcext:value-type="float">
            <text:p>2,232</text:p>
          </table:table-cell>
          <table:table-cell table:style-name="ce31" office:value-type="float" office:value="10988" calcext:value-type="float">
            <text:p>10,988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1" office:value-type="float" office:value="2352" calcext:value-type="float">
            <text:p>2,352</text:p>
          </table:table-cell>
          <table:table-cell table:style-name="ce31" office:value-type="float" office:value="2225" calcext:value-type="float">
            <text:p>2,225</text:p>
          </table:table-cell>
          <table:table-cell table:style-name="ce31" office:value-type="float" office:value="2029" calcext:value-type="float">
            <text:p>2,029</text:p>
          </table:table-cell>
          <table:table-cell table:style-name="ce56" office:value-type="float" office:value="2133" calcext:value-type="float">
            <text:p>2,133</text:p>
          </table:table-cell>
          <table:table-cell table:style-name="ce31" office:value-type="float" office:value="7405" calcext:value-type="float">
            <text:p>7,405</text:p>
          </table:table-cell>
          <table:table-cell table:style-name="ce31" office:value-type="float" office:value="1656" calcext:value-type="float">
            <text:p>1,656</text:p>
          </table:table-cell>
          <table:table-cell table:style-name="ce31" office:value-type="float" office:value="1708" calcext:value-type="float">
            <text:p>1,708</text:p>
          </table:table-cell>
          <table:table-cell table:style-name="ce31" office:value-type="float" office:value="1599" calcext:value-type="float">
            <text:p>1,599</text:p>
          </table:table-cell>
          <table:table-cell table:style-name="ce31" office:value-type="float" office:value="1235" calcext:value-type="float">
            <text:p>1,235</text:p>
          </table:table-cell>
          <table:table-cell table:style-name="ce56" office:value-type="float" office:value="1207" calcext:value-type="float">
            <text:p>1,207</text:p>
          </table:table-cell>
          <table:table-cell table:style-name="ce31" office:value-type="float" office:value="4275" calcext:value-type="float">
            <text:p>4,275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1" office:value-type="float" office:value="909" calcext:value-type="float">
            <text:p>909</text:p>
          </table:table-cell>
          <table:table-cell table:style-name="ce31" office:value-type="float" office:value="763" calcext:value-type="float">
            <text:p>763</text:p>
          </table:table-cell>
          <table:table-cell table:style-name="ce31" office:value-type="float" office:value="734" calcext:value-type="float">
            <text:p>734</text:p>
          </table:table-cell>
          <table:table-cell table:style-name="ce56" office:value-type="float" office:value="814" calcext:value-type="float">
            <text:p>814</text:p>
          </table:table-cell>
          <table:table-cell table:style-name="ce31" office:value-type="float" office:value="3487" calcext:value-type="float">
            <text:p>3,487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670" calcext:value-type="float">
            <text:p>670</text:p>
          </table:table-cell>
          <table:table-cell table:style-name="ce56" office:value-type="float" office:value="653" calcext:value-type="float">
            <text:p>653</text:p>
          </table:table-cell>
          <table:table-cell table:style-name="ce31" office:value-type="float" office:value="3070" calcext:value-type="float">
            <text:p>3,070</text:p>
          </table:table-cell>
          <table:table-cell table:style-name="ce31" office:value-type="float" office:value="695" calcext:value-type="float">
            <text:p>695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563" calcext:value-type="float">
            <text:p>563</text:p>
          </table:table-cell>
          <table:table-cell table:style-name="ce56" office:value-type="float" office:value="546" calcext:value-type="float">
            <text:p>546</text:p>
          </table:table-cell>
          <table:table-cell table:style-name="ce31" office:value-type="float" office:value="2009" calcext:value-type="float">
            <text:p>2,009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29" calcext:value-type="float">
            <text:p>329</text:p>
          </table:table-cell>
          <table:table-cell table:style-name="ce56" office:value-type="float" office:value="309" calcext:value-type="float">
            <text:p>309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2" table:style-name="ce31" office:value-type="float" office:value="218" calcext:value-type="float">
            <text:p>218</text:p>
          </table:table-cell>
          <table:table-cell table:style-name="ce31" office:value-type="float" office:value="210" calcext:value-type="float">
            <text:p>210</text:p>
          </table:table-cell>
          <table:table-cell table:style-name="ce56" office:value-type="float" office:value="187" calcext:value-type="float">
            <text:p>187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2" table:style-name="ce31" office:value-type="float" office:value="112" calcext:value-type="float">
            <text:p>112</text:p>
          </table:table-cell>
          <table:table-cell table:style-name="ce31" office:value-type="float" office:value="83" calcext:value-type="float">
            <text:p>83</text:p>
          </table:table-cell>
          <table:table-cell table:style-name="ce56" office:value-type="float" office:value="54" calcext:value-type="float">
            <text:p>5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8" calcext:value-type="float">
            <text:p>18</text:p>
          </table:table-cell>
          <table:table-cell table:style-name="ce56" office:value-type="float" office:value="12" calcext:value-type="float">
            <text:p>12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7610" calcext:value-type="float">
            <text:p>67,610</text:p>
          </table:table-cell>
          <table:table-cell table:style-name="ce31" office:value-type="float" office:value="3296" calcext:value-type="float">
            <text:p>3,296</text:p>
          </table:table-cell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2176" calcext:value-type="float">
            <text:p>2,176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427" calcext:value-type="float">
            <text:p>427</text:p>
          </table:table-cell>
          <table:table-cell table:style-name="ce56" office:value-type="float" office:value="408" calcext:value-type="float">
            <text:p>408</text:p>
          </table:table-cell>
          <table:table-cell table:style-name="ce31" office:value-type="float" office:value="2454" calcext:value-type="float">
            <text:p>2,454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563" calcext:value-type="float">
            <text:p>563</text:p>
          </table:table-cell>
          <table:table-cell table:style-name="ce56" office:value-type="float" office:value="522" calcext:value-type="float">
            <text:p>522</text:p>
          </table:table-cell>
          <table:table-cell table:style-name="ce31" office:value-type="float" office:value="4221" calcext:value-type="float">
            <text:p>4,221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755" calcext:value-type="float">
            <text:p>755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1011" calcext:value-type="float">
            <text:p>1,011</text:p>
          </table:table-cell>
          <table:table-cell table:style-name="ce56" office:value-type="float" office:value="1191" calcext:value-type="float">
            <text:p>1,191</text:p>
          </table:table-cell>
          <table:table-cell table:style-name="ce31" office:value-type="float" office:value="5604" calcext:value-type="float">
            <text:p>5,604</text:p>
          </table:table-cell>
          <table:table-cell table:style-name="ce31" office:value-type="float" office:value="1188" calcext:value-type="float">
            <text:p>1,188</text:p>
          </table:table-cell>
          <table:table-cell table:style-name="ce31" office:value-type="float" office:value="1174" calcext:value-type="float">
            <text:p>1,174</text:p>
          </table:table-cell>
          <table:table-cell table:style-name="ce31" office:value-type="float" office:value="1075" calcext:value-type="float">
            <text:p>1,075</text:p>
          </table:table-cell>
          <table:table-cell table:style-name="ce31" office:value-type="float" office:value="1132" calcext:value-type="float">
            <text:p>1,132</text:p>
          </table:table-cell>
          <table:table-cell table:style-name="ce56" office:value-type="float" office:value="1035" calcext:value-type="float">
            <text:p>1,035</text:p>
          </table:table-cell>
          <table:table-cell table:style-name="ce31" office:value-type="float" office:value="5281" calcext:value-type="float">
            <text:p>5,281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1026" calcext:value-type="float">
            <text:p>1,026</text:p>
          </table:table-cell>
          <table:table-cell table:style-name="ce31" office:value-type="float" office:value="996" calcext:value-type="float">
            <text:p>996</text:p>
          </table:table-cell>
          <table:table-cell table:style-name="ce31" office:value-type="float" office:value="1016" calcext:value-type="float">
            <text:p>1,016</text:p>
          </table:table-cell>
          <table:table-cell table:style-name="ce56" office:value-type="float" office:value="1106" calcext:value-type="float">
            <text:p>1,106</text:p>
          </table:table-cell>
          <table:table-cell table:style-name="ce31" office:value-type="float" office:value="5374" calcext:value-type="float">
            <text:p>5,374</text:p>
          </table:table-cell>
          <table:table-cell table:style-name="ce31" office:value-type="float" office:value="1059" calcext:value-type="float">
            <text:p>1,059</text:p>
          </table:table-cell>
          <table:table-cell table:style-name="ce31" office:value-type="float" office:value="1096" calcext:value-type="float">
            <text:p>1,096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1" office:value-type="float" office:value="1029" calcext:value-type="float">
            <text:p>1,029</text:p>
          </table:table-cell>
          <table:table-cell table:style-name="ce56" office:value-type="float" office:value="1098" calcext:value-type="float">
            <text:p>1,098</text:p>
          </table:table-cell>
          <table:table-cell table:style-name="ce31" office:value-type="float" office:value="5013" calcext:value-type="float">
            <text:p>5,013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1108" calcext:value-type="float">
            <text:p>1,108</text:p>
          </table:table-cell>
          <table:table-cell table:style-name="ce31" office:value-type="float" office:value="942" calcext:value-type="float">
            <text:p>942</text:p>
          </table:table-cell>
          <table:table-cell table:style-name="ce56" office:value-type="float" office:value="992" calcext:value-type="float">
            <text:p>992</text:p>
          </table:table-cell>
          <table:table-cell table:style-name="ce31" office:value-type="float" office:value="5467" calcext:value-type="float">
            <text:p>5,467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1038" calcext:value-type="float">
            <text:p>1,038</text:p>
          </table:table-cell>
          <table:table-cell table:style-name="ce31" office:value-type="float" office:value="1108" calcext:value-type="float">
            <text:p>1,108</text:p>
          </table:table-cell>
          <table:table-cell table:style-name="ce31" office:value-type="float" office:value="1146" calcext:value-type="float">
            <text:p>1,146</text:p>
          </table:table-cell>
          <table:table-cell table:style-name="ce56" office:value-type="float" office:value="1147" calcext:value-type="float">
            <text:p>1,147</text:p>
          </table:table-cell>
          <table:table-cell table:style-name="ce31" office:value-type="float" office:value="6044" calcext:value-type="float">
            <text:p>6,044</text:p>
          </table:table-cell>
          <table:table-cell table:style-name="ce31" office:value-type="float" office:value="1118" calcext:value-type="float">
            <text:p>1,118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1" office:value-type="float" office:value="1296" calcext:value-type="float">
            <text:p>1,296</text:p>
          </table:table-cell>
          <table:table-cell table:style-name="ce56" office:value-type="float" office:value="1314" calcext:value-type="float">
            <text:p>1,314</text:p>
          </table:table-cell>
          <table:table-cell table:style-name="ce31" office:value-type="float" office:value="6013" calcext:value-type="float">
            <text:p>6,013</text:p>
          </table:table-cell>
          <table:table-cell table:style-name="ce31" office:value-type="float" office:value="1218" calcext:value-type="float">
            <text:p>1,218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1252" calcext:value-type="float">
            <text:p>1,252</text:p>
          </table:table-cell>
          <table:table-cell table:style-name="ce56" office:value-type="float" office:value="1193" calcext:value-type="float">
            <text:p>1,193</text:p>
          </table:table-cell>
          <table:table-cell table:style-name="ce31" office:value-type="float" office:value="5764" calcext:value-type="float">
            <text:p>5,764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1257" calcext:value-type="float">
            <text:p>1,257</text:p>
          </table:table-cell>
          <table:table-cell table:style-name="ce31" office:value-type="float" office:value="1162" calcext:value-type="float">
            <text:p>1,162</text:p>
          </table:table-cell>
          <table:table-cell table:style-name="ce31" office:value-type="float" office:value="1059" calcext:value-type="float">
            <text:p>1,059</text:p>
          </table:table-cell>
          <table:table-cell table:style-name="ce56" office:value-type="float" office:value="1107" calcext:value-type="float">
            <text:p>1,107</text:p>
          </table:table-cell>
          <table:table-cell table:style-name="ce31" office:value-type="float" office:value="3832" calcext:value-type="float">
            <text:p>3,832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636" calcext:value-type="float">
            <text:p>636</text:p>
          </table:table-cell>
          <table:table-cell table:style-name="ce56" office:value-type="float" office:value="615" calcext:value-type="float">
            <text:p>615</text:p>
          </table:table-cell>
          <table:table-cell table:style-name="ce31" office:value-type="float" office:value="2251" calcext:value-type="float">
            <text:p>2,251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386" calcext:value-type="float">
            <text:p>386</text:p>
          </table:table-cell>
          <table:table-cell table:style-name="ce56" office:value-type="float" office:value="450" calcext:value-type="float">
            <text:p>450</text:p>
          </table:table-cell>
          <table:table-cell table:style-name="ce31" office:value-type="float" office:value="1792" calcext:value-type="float">
            <text:p>1,792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312" calcext:value-type="float">
            <text:p>312</text:p>
          </table:table-cell>
          <table:table-cell table:style-name="ce56" office:value-type="float" office:value="346" calcext:value-type="float">
            <text:p>346</text:p>
          </table:table-cell>
          <table:table-cell table:style-name="ce31" office:value-type="float" office:value="1563" calcext:value-type="float">
            <text:p>1,563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65" calcext:value-type="float">
            <text:p>265</text:p>
          </table:table-cell>
          <table:table-cell table:style-name="ce56" office:value-type="float" office:value="288" calcext:value-type="float">
            <text:p>288</text:p>
          </table:table-cell>
          <table:table-cell table:style-name="ce31" office:value-type="float" office:value="869" calcext:value-type="float">
            <text:p>869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6" calcext:value-type="float">
            <text:p>66</text:p>
          </table:table-cell>
          <table:table-cell table:style-name="ce56" office:value-type="float" office:value="66" calcext:value-type="float">
            <text:p>66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6" calcext:value-type="float">
            <text:p>26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5268" calcext:value-type="float">
            <text:p>65,268</text:p>
          </table:table-cell>
          <table:table-cell table:style-name="ce41" office:value-type="float" office:value="3077" calcext:value-type="float">
            <text:p>3,077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405" calcext:value-type="float">
            <text:p>405</text:p>
          </table:table-cell>
          <table:table-cell table:style-name="ce41" office:value-type="float" office:value="399" calcext:value-type="float">
            <text:p>399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516" calcext:value-type="float">
            <text:p>516</text:p>
          </table:table-cell>
          <table:table-cell table:style-name="ce41" office:value-type="float" office:value="466" calcext:value-type="float">
            <text:p>466</text:p>
          </table:table-cell>
          <table:table-cell table:style-name="ce32" office:value-type="float" office:value="4196" calcext:value-type="float">
            <text:p>4,196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1030" calcext:value-type="float">
            <text:p>1,030</text:p>
          </table:table-cell>
          <table:table-cell table:style-name="ce41" office:value-type="float" office:value="1259" calcext:value-type="float">
            <text:p>1,259</text:p>
          </table:table-cell>
          <table:table-cell table:style-name="ce32" office:value-type="float" office:value="5492" calcext:value-type="float">
            <text:p>5,492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088" calcext:value-type="float">
            <text:p>1,088</text:p>
          </table:table-cell>
          <table:table-cell table:style-name="ce41" office:value-type="float" office:value="974" calcext:value-type="float">
            <text:p>974</text:p>
          </table:table-cell>
          <table:table-cell table:style-name="ce32" office:value-type="float" office:value="5211" calcext:value-type="float">
            <text:p>5,211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1016" calcext:value-type="float">
            <text:p>1,016</text:p>
          </table:table-cell>
          <table:table-cell table:style-name="ce41" office:value-type="float" office:value="1139" calcext:value-type="float">
            <text:p>1,139</text:p>
          </table:table-cell>
          <table:table-cell table:style-name="ce32" office:value-type="float" office:value="5609" calcext:value-type="float">
            <text:p>5,609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064" calcext:value-type="float">
            <text:p>1,064</text:p>
          </table:table-cell>
          <table:table-cell table:style-name="ce41" office:value-type="float" office:value="1165" calcext:value-type="float">
            <text:p>1,165</text:p>
          </table:table-cell>
          <table:table-cell table:style-name="ce32" office:value-type="float" office:value="5210" calcext:value-type="float">
            <text:p>5,210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972" calcext:value-type="float">
            <text:p>972</text:p>
          </table:table-cell>
          <table:table-cell table:style-name="ce41" office:value-type="float" office:value="953" calcext:value-type="float">
            <text:p>953</text:p>
          </table:table-cell>
          <table:table-cell table:style-name="ce32" office:value-type="float" office:value="4939" calcext:value-type="float">
            <text:p>4,939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986" calcext:value-type="float">
            <text:p>986</text:p>
          </table:table-cell>
          <table:table-cell table:style-name="ce41" office:value-type="float" office:value="977" calcext:value-type="float">
            <text:p>977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1111" calcext:value-type="float">
            <text:p>1,111</text:p>
          </table:table-cell>
          <table:table-cell table:style-name="ce41" office:value-type="float" office:value="1162" calcext:value-type="float">
            <text:p>1,162</text:p>
          </table:table-cell>
          <table:table-cell table:style-name="ce32" office:value-type="float" office:value="5452" calcext:value-type="float">
            <text:p>5,452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1158" calcext:value-type="float">
            <text:p>1,158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113" calcext:value-type="float">
            <text:p>1,113</text:p>
          </table:table-cell>
          <table:table-cell table:style-name="ce41" office:value-type="float" office:value="1039" calcext:value-type="float">
            <text:p>1,039</text:p>
          </table:table-cell>
          <table:table-cell table:style-name="ce32" office:value-type="float" office:value="5224" calcext:value-type="float">
            <text:p>5,224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970" calcext:value-type="float">
            <text:p>970</text:p>
          </table:table-cell>
          <table:table-cell table:style-name="ce41" office:value-type="float" office:value="1026" calcext:value-type="float">
            <text:p>1,026</text:p>
          </table:table-cell>
          <table:table-cell table:style-name="ce32" office:value-type="float" office:value="3573" calcext:value-type="float">
            <text:p>3,573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599" calcext:value-type="float">
            <text:p>599</text:p>
          </table:table-cell>
          <table:table-cell table:style-name="ce41" office:value-type="float" office:value="592" calcext:value-type="float">
            <text:p>592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48" calcext:value-type="float">
            <text:p>348</text:p>
          </table:table-cell>
          <table:table-cell table:style-name="ce41" office:value-type="float" office:value="364" calcext:value-type="float">
            <text:p>364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58" calcext:value-type="float">
            <text:p>358</text:p>
          </table:table-cell>
          <table:table-cell table:style-name="ce41" office:value-type="float" office:value="307" calcext:value-type="float">
            <text:p>307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98" calcext:value-type="float">
            <text:p>298</text:p>
          </table:table-cell>
          <table:table-cell table:style-name="ce41" office:value-type="float" office:value="258" calcext:value-type="float">
            <text:p>258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01" calcext:value-type="float">
            <text:p>201</text:p>
          </table:table-cell>
          <table:table-cell table:style-name="ce41" office:value-type="float" office:value="207" calcext:value-type="float">
            <text:p>207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4" calcext:value-type="float">
            <text:p>144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7" calcext:value-type="float">
            <text:p>57</text:p>
          </table:table-cell>
          <table:table-cell table:style-name="ce41" office:value-type="float" office:value="26" calcext:value-type="float">
            <text:p>2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1" calcext:value-type="float">
            <text:p>11</text:p>
          </table:table-cell>
          <table:table-cell table:style-name="ce41" office:value-type="float" office:value="11" calcext:value-type="float">
            <text:p>11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0713" calcext:value-type="float">
            <text:p>120,713</text:p>
          </table:table-cell>
          <table:table-cell table:style-name="ce33" office:value-type="float" office:value="5739" calcext:value-type="float">
            <text:p>5,739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736" calcext:value-type="float">
            <text:p>736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966" calcext:value-type="float">
            <text:p>966</text:p>
          </table:table-cell>
          <table:table-cell table:style-name="ce43" office:value-type="float" office:value="868" calcext:value-type="float">
            <text:p>868</text:p>
          </table:table-cell>
          <table:table-cell table:style-name="ce33" office:value-type="float" office:value="7689" calcext:value-type="float">
            <text:p>7,689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889" calcext:value-type="float">
            <text:p>1,889</text:p>
          </table:table-cell>
          <table:table-cell table:style-name="ce43" office:value-type="float" office:value="2305" calcext:value-type="float">
            <text:p>2,305</text:p>
          </table:table-cell>
          <table:table-cell table:style-name="ce33" office:value-type="float" office:value="10225" calcext:value-type="float">
            <text:p>10,225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1844" calcext:value-type="float">
            <text:p>1,844</text:p>
          </table:table-cell>
          <table:table-cell table:style-name="ce33" office:value-type="float" office:value="9589" calcext:value-type="float">
            <text:p>9,589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3" office:value-type="float" office:value="2033" calcext:value-type="float">
            <text:p>2,033</text:p>
          </table:table-cell>
          <table:table-cell table:style-name="ce33" office:value-type="float" office:value="9897" calcext:value-type="float">
            <text:p>9,897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1870" calcext:value-type="float">
            <text:p>1,870</text:p>
          </table:table-cell>
          <table:table-cell table:style-name="ce43" office:value-type="float" office:value="2007" calcext:value-type="float">
            <text:p>2,007</text:p>
          </table:table-cell>
          <table:table-cell table:style-name="ce33" office:value-type="float" office:value="9174" calcext:value-type="float">
            <text:p>9,174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710" calcext:value-type="float">
            <text:p>1,710</text:p>
          </table:table-cell>
          <table:table-cell table:style-name="ce43" office:value-type="float" office:value="1732" calcext:value-type="float">
            <text:p>1,732</text:p>
          </table:table-cell>
          <table:table-cell table:style-name="ce33" office:value-type="float" office:value="9398" calcext:value-type="float">
            <text:p>9,398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3" office:value-type="float" office:value="1940" calcext:value-type="float">
            <text:p>1,940</text:p>
          </table:table-cell>
          <table:table-cell table:style-name="ce33" office:value-type="float" office:value="10500" calcext:value-type="float">
            <text:p>10,500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178" calcext:value-type="float">
            <text:p>2,178</text:p>
          </table:table-cell>
          <table:table-cell table:style-name="ce43" office:value-type="float" office:value="2279" calcext:value-type="float">
            <text:p>2,279</text:p>
          </table:table-cell>
          <table:table-cell table:style-name="ce33" office:value-type="float" office:value="10352" calcext:value-type="float">
            <text:p>10,352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2170" calcext:value-type="float">
            <text:p>2,170</text:p>
          </table:table-cell>
          <table:table-cell table:style-name="ce43" office:value-type="float" office:value="1986" calcext:value-type="float">
            <text:p>1,986</text:p>
          </table:table-cell>
          <table:table-cell table:style-name="ce33" office:value-type="float" office:value="9970" calcext:value-type="float">
            <text:p>9,970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823" calcext:value-type="float">
            <text:p>1,823</text:p>
          </table:table-cell>
          <table:table-cell table:style-name="ce43" office:value-type="float" office:value="1944" calcext:value-type="float">
            <text:p>1,944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122" calcext:value-type="float">
            <text:p>1,122</text:p>
          </table:table-cell>
          <table:table-cell table:style-name="ce43" office:value-type="float" office:value="1102" calcext:value-type="float">
            <text:p>1,102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32" calcext:value-type="float">
            <text:p>632</text:p>
          </table:table-cell>
          <table:table-cell table:style-name="ce43" office:value-type="float" office:value="606" calcext:value-type="float">
            <text:p>606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529" calcext:value-type="float">
            <text:p>529</text:p>
          </table:table-cell>
          <table:table-cell table:style-name="ce43" office:value-type="float" office:value="516" calcext:value-type="float">
            <text:p>516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05" calcext:value-type="float">
            <text:p>305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687" calcext:value-type="float">
            <text:p>60,687</text:p>
          </table:table-cell>
          <table:table-cell table:style-name="ce33" office:value-type="float" office:value="2962" calcext:value-type="float">
            <text:p>2,962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723" calcext:value-type="float">
            <text:p>723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1932" calcext:value-type="float">
            <text:p>1,932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434" calcext:value-type="float">
            <text:p>434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75" calcext:value-type="float">
            <text:p>375</text:p>
          </table:table-cell>
          <table:table-cell table:style-name="ce60" office:value-type="float" office:value="367" calcext:value-type="float">
            <text:p>367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88" calcext:value-type="float">
            <text:p>388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496" calcext:value-type="float">
            <text:p>496</text:p>
          </table:table-cell>
          <table:table-cell table:style-name="ce60" office:value-type="float" office:value="458" calcext:value-type="float">
            <text:p>458</text:p>
          </table:table-cell>
          <table:table-cell table:style-name="ce48" office:value-type="float" office:value="3820" calcext:value-type="float">
            <text:p>3,820</text:p>
          </table:table-cell>
          <table:table-cell table:style-name="ce48" office:value-type="float" office:value="431" calcext:value-type="float">
            <text:p>431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928" calcext:value-type="float">
            <text:p>928</text:p>
          </table:table-cell>
          <table:table-cell table:style-name="ce60" office:value-type="float" office:value="1116" calcext:value-type="float">
            <text:p>1,116</text:p>
          </table:table-cell>
          <table:table-cell table:style-name="ce48" office:value-type="float" office:value="5085" calcext:value-type="float">
            <text:p>5,085</text:p>
          </table:table-cell>
          <table:table-cell table:style-name="ce48" office:value-type="float" office:value="1100" calcext:value-type="float">
            <text:p>1,100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1029" calcext:value-type="float">
            <text:p>1,029</text:p>
          </table:table-cell>
          <table:table-cell table:style-name="ce60" office:value-type="float" office:value="937" calcext:value-type="float">
            <text:p>937</text:p>
          </table:table-cell>
          <table:table-cell table:style-name="ce48" office:value-type="float" office:value="4775" calcext:value-type="float">
            <text:p>4,775</text:p>
          </table:table-cell>
          <table:table-cell table:style-name="ce48" office:value-type="float" office:value="1016" calcext:value-type="float">
            <text:p>1,016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20" calcext:value-type="float">
            <text:p>920</text:p>
          </table:table-cell>
          <table:table-cell table:style-name="ce60" office:value-type="float" office:value="992" calcext:value-type="float">
            <text:p>992</text:p>
          </table:table-cell>
          <table:table-cell table:style-name="ce48" office:value-type="float" office:value="4782" calcext:value-type="float">
            <text:p>4,782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85" calcext:value-type="float">
            <text:p>985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914" calcext:value-type="float">
            <text:p>914</text:p>
          </table:table-cell>
          <table:table-cell table:style-name="ce60" office:value-type="float" office:value="953" calcext:value-type="float">
            <text:p>953</text:p>
          </table:table-cell>
          <table:table-cell table:style-name="ce48" office:value-type="float" office:value="4425" calcext:value-type="float">
            <text:p>4,425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834" calcext:value-type="float">
            <text:p>834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825" calcext:value-type="float">
            <text:p>825</text:p>
          </table:table-cell>
          <table:table-cell table:style-name="ce60" office:value-type="float" office:value="866" calcext:value-type="float">
            <text:p>866</text:p>
          </table:table-cell>
          <table:table-cell table:style-name="ce48" office:value-type="float" office:value="4875" calcext:value-type="float">
            <text:p>4,875</text:p>
          </table:table-cell>
          <table:table-cell table:style-name="ce48" office:value-type="float" office:value="914" calcext:value-type="float">
            <text:p>914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985" calcext:value-type="float">
            <text:p>985</text:p>
          </table:table-cell>
          <table:table-cell table:style-name="ce48" office:value-type="float" office:value="1006" calcext:value-type="float">
            <text:p>1,006</text:p>
          </table:table-cell>
          <table:table-cell table:style-name="ce60" office:value-type="float" office:value="1035" calcext:value-type="float">
            <text:p>1,035</text:p>
          </table:table-cell>
          <table:table-cell table:style-name="ce48" office:value-type="float" office:value="5426" calcext:value-type="float">
            <text:p>5,426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1158" calcext:value-type="float">
            <text:p>1,158</text:p>
          </table:table-cell>
          <table:table-cell table:style-name="ce60" office:value-type="float" office:value="1188" calcext:value-type="float">
            <text:p>1,188</text:p>
          </table:table-cell>
          <table:table-cell table:style-name="ce48" office:value-type="float" office:value="5336" calcext:value-type="float">
            <text:p>5,336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1126" calcext:value-type="float">
            <text:p>1,126</text:p>
          </table:table-cell>
          <table:table-cell table:style-name="ce60" office:value-type="float" office:value="1040" calcext:value-type="float">
            <text:p>1,040</text:p>
          </table:table-cell>
          <table:table-cell table:style-name="ce48" office:value-type="float" office:value="5174" calcext:value-type="float">
            <text:p>5,174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945" calcext:value-type="float">
            <text:p>945</text:p>
          </table:table-cell>
          <table:table-cell table:style-name="ce60" office:value-type="float" office:value="992" calcext:value-type="float">
            <text:p>992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783" calcext:value-type="float">
            <text:p>783</text:p>
          </table:table-cell>
          <table:table-cell table:style-name="ce48" office:value-type="float" office:value="801" calcext:value-type="float">
            <text:p>801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565" calcext:value-type="float">
            <text:p>565</text:p>
          </table:table-cell>
          <table:table-cell table:style-name="ce60" office:value-type="float" office:value="560" calcext:value-type="float">
            <text:p>560</text:p>
          </table:table-cell>
          <table:table-cell table:style-name="ce48" office:value-type="float" office:value="2018" calcext:value-type="float">
            <text:p>2,018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53" calcext:value-type="float">
            <text:p>353</text:p>
          </table:table-cell>
          <table:table-cell table:style-name="ce60" office:value-type="float" office:value="405" calcext:value-type="float">
            <text:p>405</text:p>
          </table:table-cell>
          <table:table-cell table:style-name="ce48" office:value-type="float" office:value="1661" calcext:value-type="float">
            <text:p>1,661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293" calcext:value-type="float">
            <text:p>293</text:p>
          </table:table-cell>
          <table:table-cell table:style-name="ce60" office:value-type="float" office:value="315" calcext:value-type="float">
            <text:p>315</text:p>
          </table:table-cell>
          <table:table-cell table:style-name="ce48" office:value-type="float" office:value="1470" calcext:value-type="float">
            <text:p>1,470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49" calcext:value-type="float">
            <text:p>249</text:p>
          </table:table-cell>
          <table:table-cell table:style-name="ce60" office:value-type="float" office:value="276" calcext:value-type="float">
            <text:p>276</text:p>
          </table:table-cell>
          <table:table-cell table:style-name="ce48" office:value-type="float" office:value="807" calcext:value-type="float">
            <text:p>807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07" calcext:value-type="float">
            <text:p>207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22" calcext:value-type="float">
            <text:p>122</text:p>
          </table:table-cell>
          <table:table-cell table:style-name="ce60" office:value-type="float" office:value="92" calcext:value-type="float">
            <text:p>92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8" calcext:value-type="float">
            <text:p>58</text:p>
          </table:table-cell>
          <table:table-cell table:style-name="ce60" office:value-type="float" office:value="61" calcext:value-type="float">
            <text:p>61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026" calcext:value-type="float">
            <text:p>60,026</text:p>
          </table:table-cell>
          <table:table-cell table:style-name="ce42" office:value-type="float" office:value="2777" calcext:value-type="float">
            <text:p>2,777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717" calcext:value-type="float">
            <text:p>717</text:p>
          </table:table-cell>
          <table:table-cell table:style-name="ce49" office:value-type="float" office:value="519" calcext:value-type="float">
            <text:p>519</text:p>
          </table:table-cell>
          <table:table-cell table:style-name="ce49" office:value-type="float" office:value="468" calcext:value-type="float">
            <text:p>468</text:p>
          </table:table-cell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1785" calcext:value-type="float">
            <text:p>1,785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313" calcext:value-type="float">
            <text:p>313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56" calcext:value-type="float">
            <text:p>356</text:p>
          </table:table-cell>
          <table:table-cell table:style-name="ce61" office:value-type="float" office:value="369" calcext:value-type="float">
            <text:p>369</text:p>
          </table:table-cell>
          <table:table-cell table:style-name="ce49" office:value-type="float" office:value="1983" calcext:value-type="float">
            <text:p>1,983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470" calcext:value-type="float">
            <text:p>470</text:p>
          </table:table-cell>
          <table:table-cell table:style-name="ce61" office:value-type="float" office:value="410" calcext:value-type="float">
            <text:p>410</text:p>
          </table:table-cell>
          <table:table-cell table:style-name="ce49" office:value-type="float" office:value="3869" calcext:value-type="float">
            <text:p>3,869</text:p>
          </table:table-cell>
          <table:table-cell table:style-name="ce49" office:value-type="float" office:value="419" calcext:value-type="float">
            <text:p>419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689" calcext:value-type="float">
            <text:p>689</text:p>
          </table:table-cell>
          <table:table-cell table:style-name="ce49" office:value-type="float" office:value="961" calcext:value-type="float">
            <text:p>961</text:p>
          </table:table-cell>
          <table:table-cell table:style-name="ce61" office:value-type="float" office:value="1189" calcext:value-type="float">
            <text:p>1,189</text:p>
          </table:table-cell>
          <table:table-cell table:style-name="ce49" office:value-type="float" office:value="5140" calcext:value-type="float">
            <text:p>5,140</text:p>
          </table:table-cell>
          <table:table-cell table:style-name="ce49" office:value-type="float" office:value="1070" calcext:value-type="float">
            <text:p>1,070</text:p>
          </table:table-cell>
          <table:table-cell table:style-name="ce49" office:value-type="float" office:value="1120" calcext:value-type="float">
            <text:p>1,120</text:p>
          </table:table-cell>
          <table:table-cell table:style-name="ce49" office:value-type="float" office:value="1030" calcext:value-type="float">
            <text:p>1,030</text:p>
          </table:table-cell>
          <table:table-cell table:style-name="ce49" office:value-type="float" office:value="1013" calcext:value-type="float">
            <text:p>1,013</text:p>
          </table:table-cell>
          <table:table-cell table:style-name="ce61" office:value-type="float" office:value="907" calcext:value-type="float">
            <text:p>907</text:p>
          </table:table-cell>
          <table:table-cell table:style-name="ce49" office:value-type="float" office:value="4814" calcext:value-type="float">
            <text:p>4,814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877" calcext:value-type="float">
            <text:p>877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954" calcext:value-type="float">
            <text:p>954</text:p>
          </table:table-cell>
          <table:table-cell table:style-name="ce61" office:value-type="float" office:value="1041" calcext:value-type="float">
            <text:p>1,041</text:p>
          </table:table-cell>
          <table:table-cell table:style-name="ce49" office:value-type="float" office:value="5115" calcext:value-type="float">
            <text:p>5,115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1077" calcext:value-type="float">
            <text:p>1,077</text:p>
          </table:table-cell>
          <table:table-cell table:style-name="ce49" office:value-type="float" office:value="956" calcext:value-type="float">
            <text:p>956</text:p>
          </table:table-cell>
          <table:table-cell table:style-name="ce61" office:value-type="float" office:value="1054" calcext:value-type="float">
            <text:p>1,054</text:p>
          </table:table-cell>
          <table:table-cell table:style-name="ce49" office:value-type="float" office:value="4749" calcext:value-type="float">
            <text:p>4,749</text:p>
          </table:table-cell>
          <table:table-cell table:style-name="ce49" office:value-type="float" office:value="1033" calcext:value-type="float">
            <text:p>1,033</text:p>
          </table:table-cell>
          <table:table-cell table:style-name="ce49" office:value-type="float" office:value="1000" calcext:value-type="float">
            <text:p>1,000</text:p>
          </table:table-cell>
          <table:table-cell table:style-name="ce49" office:value-type="float" office:value="965" calcext:value-type="float">
            <text:p>965</text:p>
          </table:table-cell>
          <table:table-cell table:style-name="ce49" office:value-type="float" office:value="885" calcext:value-type="float">
            <text:p>885</text:p>
          </table:table-cell>
          <table:table-cell table:style-name="ce61" office:value-type="float" office:value="866" calcext:value-type="float">
            <text:p>866</text:p>
          </table:table-cell>
          <table:table-cell table:style-name="ce49" office:value-type="float" office:value="4523" calcext:value-type="float">
            <text:p>4,523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903" calcext:value-type="float">
            <text:p>903</text:p>
          </table:table-cell>
          <table:table-cell table:style-name="ce61" office:value-type="float" office:value="905" calcext:value-type="float">
            <text:p>905</text:p>
          </table:table-cell>
          <table:table-cell table:style-name="ce49" office:value-type="float" office:value="5074" calcext:value-type="float">
            <text:p>5,074</text:p>
          </table:table-cell>
          <table:table-cell table:style-name="ce49" office:value-type="float" office:value="952" calcext:value-type="float">
            <text:p>952</text:p>
          </table:table-cell>
          <table:table-cell table:style-name="ce49" office:value-type="float" office:value="866" calcext:value-type="float">
            <text:p>866</text:p>
          </table:table-cell>
          <table:table-cell table:style-name="ce49" office:value-type="float" office:value="1145" calcext:value-type="float">
            <text:p>1,145</text:p>
          </table:table-cell>
          <table:table-cell table:style-name="ce49" office:value-type="float" office:value="1020" calcext:value-type="float">
            <text:p>1,020</text:p>
          </table:table-cell>
          <table:table-cell table:style-name="ce61" office:value-type="float" office:value="1091" calcext:value-type="float">
            <text:p>1,091</text:p>
          </table:table-cell>
          <table:table-cell table:style-name="ce49" office:value-type="float" office:value="5016" calcext:value-type="float">
            <text:p>5,016</text:p>
          </table:table-cell>
          <table:table-cell table:style-name="ce49" office:value-type="float" office:value="1058" calcext:value-type="float">
            <text:p>1,058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1044" calcext:value-type="float">
            <text:p>1,044</text:p>
          </table:table-cell>
          <table:table-cell table:style-name="ce61" office:value-type="float" office:value="946" calcext:value-type="float">
            <text:p>946</text:p>
          </table:table-cell>
          <table:table-cell table:style-name="ce49" office:value-type="float" office:value="4796" calcext:value-type="float">
            <text:p>4,796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1014" calcext:value-type="float">
            <text:p>1,014</text:p>
          </table:table-cell>
          <table:table-cell table:style-name="ce49" office:value-type="float" office:value="977" calcext:value-type="float">
            <text:p>977</text:p>
          </table:table-cell>
          <table:table-cell table:style-name="ce49" office:value-type="float" office:value="878" calcext:value-type="float">
            <text:p>878</text:p>
          </table:table-cell>
          <table:table-cell table:style-name="ce61" office:value-type="float" office:value="952" calcext:value-type="float">
            <text:p>952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708" calcext:value-type="float">
            <text:p>708</text:p>
          </table:table-cell>
          <table:table-cell table:style-name="ce49" office:value-type="float" office:value="768" calcext:value-type="float">
            <text:p>768</text:p>
          </table:table-cell>
          <table:table-cell table:style-name="ce49" office:value-type="float" office:value="742" calcext:value-type="float">
            <text:p>742</text:p>
          </table:table-cell>
          <table:table-cell table:style-name="ce49" office:value-type="float" office:value="557" calcext:value-type="float">
            <text:p>557</text:p>
          </table:table-cell>
          <table:table-cell table:style-name="ce61" office:value-type="float" office:value="542" calcext:value-type="float">
            <text:p>542</text:p>
          </table:table-cell>
          <table:table-cell table:style-name="ce49" office:value-type="float" office:value="1857" calcext:value-type="float">
            <text:p>1,857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389" calcext:value-type="float">
            <text:p>389</text:p>
          </table:table-cell>
          <table:table-cell table:style-name="ce49" office:value-type="float" office:value="351" calcext:value-type="float">
            <text:p>351</text:p>
          </table:table-cell>
          <table:table-cell table:style-name="ce49" office:value-type="float" office:value="328" calcext:value-type="float">
            <text:p>328</text:p>
          </table:table-cell>
          <table:table-cell table:style-name="ce61" office:value-type="float" office:value="356" calcext:value-type="float">
            <text:p>356</text:p>
          </table:table-cell>
          <table:table-cell table:style-name="ce49" office:value-type="float" office:value="1601" calcext:value-type="float">
            <text:p>1,601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339" calcext:value-type="float">
            <text:p>339</text:p>
          </table:table-cell>
          <table:table-cell table:style-name="ce61" office:value-type="float" office:value="291" calcext:value-type="float">
            <text:p>291</text:p>
          </table:table-cell>
          <table:table-cell table:style-name="ce49" office:value-type="float" office:value="1404" calcext:value-type="float">
            <text:p>1,404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263" calcext:value-type="float">
            <text:p>263</text:p>
          </table:table-cell>
          <table:table-cell table:style-name="ce49" office:value-type="float" office:value="280" calcext:value-type="float">
            <text:p>280</text:p>
          </table:table-cell>
          <table:table-cell table:style-name="ce61" office:value-type="float" office:value="240" calcext:value-type="float">
            <text:p>240</text:p>
          </table:table-cell>
          <table:table-cell table:style-name="ce49" office:value-type="float" office:value="1046" calcext:value-type="float">
            <text:p>1,046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83" calcext:value-type="float">
            <text:p>183</text:p>
          </table:table-cell>
          <table:table-cell table:style-name="ce61" office:value-type="float" office:value="191" calcext:value-type="float">
            <text:p>191</text:p>
          </table:table-cell>
          <table:table-cell table:style-name="ce49" office:value-type="float" office:value="712" calcext:value-type="float">
            <text:p>712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33" calcext:value-type="float">
            <text:p>133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91" calcext:value-type="float">
            <text:p>91</text:p>
          </table:table-cell>
          <table:table-cell table:number-columns-repeated="2" table:style-name="ce49" office:value-type="float" office:value="73" calcext:value-type="float">
            <text:p>73</text:p>
          </table:table-cell>
          <table:table-cell table:style-name="ce49" office:value-type="float" office:value="53" calcext:value-type="float">
            <text:p>53</text:p>
          </table:table-cell>
          <table:table-cell table:style-name="ce61" office:value-type="float" office:value="18" calcext:value-type="float">
            <text:p>18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165" calcext:value-type="float">
            <text:p>12,165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213" calcext:value-type="float">
            <text:p>213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246" calcext:value-type="float">
            <text:p>246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923" calcext:value-type="float">
            <text:p>6,923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42" calcext:value-type="float">
            <text:p>5,242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1月7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1%E6%88%B6%E5%8F%A3%E7%B5%B1%E8%A8%88%E9%80%9F%E5%A0%B1-102.12.xls'#$''.$B$1:.$BJ$29]"/>
        <table:named-expression table:name="rd_rg_f_84y_97y_data" table:base-cell-address="$單一年齡.$A$1" table:expression="['file:///D:/123/a99/01%E6%88%B6%E5%8F%A3%E7%B5%B1%E8%A8%88%E9%80%9F%E5%A0%B1-102.12.xls'#$''.$B$4:.$BB$65]"/>
        <table:named-expression table:name="rd_rg_f_9805_data" table:base-cell-address="$單一年齡.$A$1" table:expression="['file:///D:/123/a99/01%E6%88%B6%E5%8F%A3%E7%B5%B1%E8%A8%88%E9%80%9F%E5%A0%B1-102.12.xls'#$''.$B$1:.$Z$26]"/>
        <table:named-expression table:name="rd_rg_f_9806_data" table:base-cell-address="$單一年齡.$A$1" table:expression="['file:///D:/123/a99/01%E6%88%B6%E5%8F%A3%E7%B5%B1%E8%A8%88%E9%80%9F%E5%A0%B1-102.12.xls'#$''.$B$1:.$AD$27]"/>
        <table:named-expression table:name="rd_rg_f_9807_data" table:base-cell-address="$單一年齡.$A$1" table:expression="['file:///D:/123/a99/01%E6%88%B6%E5%8F%A3%E7%B5%B1%E8%A8%88%E9%80%9F%E5%A0%B1-102.12.xls'#$''.$B$1:.$AH$27]"/>
        <table:named-expression table:name="rd_rg_f_9808_data" table:base-cell-address="$單一年齡.$A$1" table:expression="['file:///D:/123/a99/01%E6%88%B6%E5%8F%A3%E7%B5%B1%E8%A8%88%E9%80%9F%E5%A0%B1-102.12.xls'#$''.$B$1:.$AL$27]"/>
        <table:named-expression table:name="rd_rg_f_98y_9803_data" table:base-cell-address="$單一年齡.$A$1" table:expression="['file:///D:/123/a99/01%E6%88%B6%E5%8F%A3%E7%B5%B1%E8%A8%88%E9%80%9F%E5%A0%B1-102.12.xls'#$''.$B$1:.$R$25]"/>
        <table:named-expression table:name="rd_rg_f_98y_9804_data" table:base-cell-address="$單一年齡.$A$1" table:expression="['file:///D:/123/a99/01%E6%88%B6%E5%8F%A3%E7%B5%B1%E8%A8%88%E9%80%9F%E5%A0%B1-102.12.xls'#$''.$B$1:.$V$25]"/>
        <table:named-expression table:name="rd_rg_q9607" table:base-cell-address="$單一年齡.$A$1" table:expression="['file:///D:/123/a99/01%E6%88%B6%E5%8F%A3%E7%B5%B1%E8%A8%88%E9%80%9F%E5%A0%B1-102.12.xls'#$''.$B$4:.$F$49]"/>
        <table:named-expression table:name="rd_rg_q_84y_97y_data" table:base-cell-address="$單一年齡.$A$1" table:expression="['file:///D:/123/a99/01%E6%88%B6%E5%8F%A3%E7%B5%B1%E8%A8%88%E9%80%9F%E5%A0%B1-102.12.xls'#$''.$B$4:.$BF$49]"/>
        <table:named-expression table:name="rd_rg_q_97y_9802_data" table:base-cell-address="$單一年齡.$A$1" table:expression="['file:///D:/123/a99/01%E6%88%B6%E5%8F%A3%E7%B5%B1%E8%A8%88%E9%80%9F%E5%A0%B1-102.12.xls'#$''.$B$1:.$BJ$44]"/>
        <table:named-expression table:name="rd_rg_q_9805_data" table:base-cell-address="$單一年齡.$A$1" table:expression="['file:///D:/123/a99/01%E6%88%B6%E5%8F%A3%E7%B5%B1%E8%A8%88%E9%80%9F%E5%A0%B1-102.12.xls'#$''.$B$1:.$Z$44]"/>
        <table:named-expression table:name="rd_rg_q_9806_data" table:base-cell-address="$單一年齡.$A$1" table:expression="['file:///D:/123/a99/01%E6%88%B6%E5%8F%A3%E7%B5%B1%E8%A8%88%E9%80%9F%E5%A0%B1-102.12.xls'#$''.$B$1:.$AD$45]"/>
        <table:named-expression table:name="rd_rg_q_9807_data" table:base-cell-address="$單一年齡.$A$1" table:expression="['file:///D:/123/a99/01%E6%88%B6%E5%8F%A3%E7%B5%B1%E8%A8%88%E9%80%9F%E5%A0%B1-102.12.xls'#$''.$B$1:.$AH$45]"/>
        <table:named-expression table:name="rd_rg_q_9808_data" table:base-cell-address="$單一年齡.$A$1" table:expression="['file:///D:/123/a99/01%E6%88%B6%E5%8F%A3%E7%B5%B1%E8%A8%88%E9%80%9F%E5%A0%B1-102.12.xls'#$''.$B$1:.$AL$45]"/>
        <table:named-expression table:name="rd_rg_q_98y_9803_data" table:base-cell-address="$單一年齡.$A$1" table:expression="['file:///D:/123/a99/01%E6%88%B6%E5%8F%A3%E7%B5%B1%E8%A8%88%E9%80%9F%E5%A0%B1-102.12.xls'#$''.$B$1:.$R$43]"/>
        <table:named-expression table:name="rd_rg_q_98y_9804_data" table:base-cell-address="$單一年齡.$A$1" table:expression="['file:///D:/123/a99/01%E6%88%B6%E5%8F%A3%E7%B5%B1%E8%A8%88%E9%80%9F%E5%A0%B1-102.12.xls'#$''.$B$1:.$V$44]"/>
        <table:named-expression table:name="rd_t9607" table:base-cell-address="$單一年齡.$A$1" table:expression="['file:///D:/123/a99/01%E6%88%B6%E5%8F%A3%E7%B5%B1%E8%A8%88%E9%80%9F%E5%A0%B1-102.12.xls'#$''.$B$5:.$F$97]"/>
        <table:named-expression table:name="rd_t_84y_97y_data" table:base-cell-address="$單一年齡.$A$1" table:expression="['file:///D:/123/a99/01%E6%88%B6%E5%8F%A3%E7%B5%B1%E8%A8%88%E9%80%9F%E5%A0%B1-102.12.xls'#$''.$B$4:.$AB$101]"/>
        <table:named-expression table:name="rd_t_97y_9802_data" table:base-cell-address="$單一年齡.$A$1" table:expression="['file:///D:/123/a99/01%E6%88%B6%E5%8F%A3%E7%B5%B1%E8%A8%88%E9%80%9F%E5%A0%B1-102.12.xls'#$''.$B$1:.$AF$46]"/>
        <table:named-expression table:name="rd_t_9805_data" table:base-cell-address="$單一年齡.$A$1" table:expression="['file:///D:/123/a99/01%E6%88%B6%E5%8F%A3%E7%B5%B1%E8%A8%88%E9%80%9F%E5%A0%B1-102.12.xls'#$''.$B$1:.$N$41]"/>
        <table:named-expression table:name="rd_t_9806_data" table:base-cell-address="$單一年齡.$A$1" table:expression="['file:///D:/123/a99/01%E6%88%B6%E5%8F%A3%E7%B5%B1%E8%A8%88%E9%80%9F%E5%A0%B1-102.12.xls'#$''.$B$1:.$P$45]"/>
        <table:named-expression table:name="rd_t_9807_data" table:base-cell-address="$單一年齡.$A$1" table:expression="['file:///D:/123/a99/01%E6%88%B6%E5%8F%A3%E7%B5%B1%E8%A8%88%E9%80%9F%E5%A0%B1-102.12.xls'#$''.$B$1:.$R$44]"/>
        <table:named-expression table:name="rd_t_9808_data" table:base-cell-address="$單一年齡.$A$1" table:expression="['file:///D:/123/a99/01%E6%88%B6%E5%8F%A3%E7%B5%B1%E8%A8%88%E9%80%9F%E5%A0%B1-102.12.xls'#$''.$B$1:.$T$45]"/>
        <table:named-expression table:name="rd_t_98y_9803_data" table:base-cell-address="$單一年齡.$A$1" table:expression="['file:///D:/123/a99/01%E6%88%B6%E5%8F%A3%E7%B5%B1%E8%A8%88%E9%80%9F%E5%A0%B1-102.12.xls'#$''.$B$1:.$J$35]"/>
        <table:named-expression table:name="rd_t_98y_9804_data" table:base-cell-address="$單一年齡.$A$1" table:expression="['file:///D:/123/a99/01%E6%88%B6%E5%8F%A3%E7%B5%B1%E8%A8%88%E9%80%9F%E5%A0%B1-102.1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7T19:28:11</meta:creation-date>
    <dc:creator>user</dc:creator>
    <dc:date>2014-01-07T19:28:29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